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P9" style:parent-style-name="Normalny" style:family="paragraph">
      <style:paragraph-properties fo:text-align="justify" fo:line-height="150%"/>
    </style:style>
    <style:style style:name="T10" style:parent-style-name="Domyślnaczcionkaakapitu" style:family="text">
      <style:text-properties fo:background-color="#80FFFF"/>
    </style:style>
    <style:style style:name="T11" style:parent-style-name="Domyślnaczcionkaakapitu" style:family="text">
      <style:text-properties style:text-underline-type="single" style:text-underline-style="solid" style:text-underline-width="auto" style:text-underline-mode="continuous"/>
    </style:style>
    <style:style style:name="P12" style:parent-style-name="Normalny" style:family="paragraph">
      <style:paragraph-properties fo:text-align="justify" fo:line-height="150%"/>
    </style:style>
    <style:style style:name="T13" style:parent-style-name="Domyślnaczcionkaakapitu" style:family="text">
      <style:text-properties style:text-underline-type="single" style:text-underline-style="solid" style:text-underline-width="auto" style:text-underline-mode="continuous"/>
    </style:style>
    <style:style style:name="T14" style:parent-style-name="Domyślnaczcionkaakapitu" style:family="text">
      <style:text-properties fo:background-color="#80FFFF" style:text-underline-type="single" style:text-underline-style="solid" style:text-underline-width="auto" style:text-underline-mode="continuous"/>
    </style:style>
    <style:style style:name="T15" style:parent-style-name="Domyślnaczcionkaakapitu" style:family="text">
      <style:text-properties style:text-underline-type="single" style:text-underline-style="solid" style:text-underline-width="auto" style:text-underline-mode="continuous"/>
    </style:style>
    <style:style style:name="P16" style:parent-style-name="Normalny" style:family="paragraph">
      <style:paragraph-properties fo:text-align="justify" fo:line-height="150%" fo:text-indent="0.25in"/>
    </style:style>
    <style:style style:name="T17" style:parent-style-name="Domyślnaczcionkaakapitu" style:family="text">
      <style:text-properties fo:background-color="#80FFFF"/>
    </style:style>
    <style:style style:name="T18" style:parent-style-name="Domyślnaczcionkaakapitu" style:family="text">
      <style:text-properties fo:background-color="#80FFFF"/>
    </style:style>
    <style:style style:name="T19" style:parent-style-name="Domyślnaczcionkaakapitu" style:family="text">
      <style:text-properties fo:background-color="#80FFFF"/>
    </style:style>
    <style:style style:name="T20" style:parent-style-name="Domyślnaczcionkaakapitu" style:family="text">
      <style:text-properties fo:background-color="#80FFFF"/>
    </style:style>
    <style:style style:name="T21" style:parent-style-name="Domyślnaczcionkaakapitu" style:family="text">
      <style:text-properties fo:background-color="#80FFFF"/>
    </style:style>
    <style:style style:name="P22" style:parent-style-name="Normalny" style:family="paragraph">
      <style:paragraph-properties fo:text-align="justify" fo:line-height="150%" fo:text-indent="0.25in"/>
    </style:style>
    <style:style style:name="T23" style:parent-style-name="Domyślnaczcionkaakapitu" style:family="text">
      <style:text-properties fo:background-color="#80FFFF"/>
    </style:style>
    <style:style style:name="P24" style:parent-style-name="Normalny" style:family="paragraph">
      <style:paragraph-properties fo:text-align="justify" fo:line-height="150%" fo:text-indent="0.25in"/>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P29" style:parent-style-name="Normalny" style:family="paragraph">
      <style:paragraph-properties fo:text-align="justify" fo:line-height="150%" fo:text-indent="0.25in"/>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P37" style:parent-style-name="Normalny" style:family="paragraph">
      <style:paragraph-properties fo:text-align="justify" fo:line-height="150%" fo:text-indent="0.25in"/>
    </style:style>
    <style:style style:name="P38" style:parent-style-name="Normalny" style:family="paragraph">
      <style:paragraph-properties fo:text-align="justify" fo:line-height="150%" fo:text-indent="0.25in"/>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P41" style:parent-style-name="Normalny" style:family="paragraph">
      <style:paragraph-properties fo:text-align="justify" fo:line-height="150%"/>
    </style:style>
    <style:style style:name="T42" style:parent-style-name="Domyślnaczcionkaakapitu" style:family="text">
      <style:text-properties style:text-underline-type="single" style:text-underline-style="solid" style:text-underline-width="auto" style:text-underline-mode="continuous"/>
    </style:style>
    <style:style style:name="P43" style:parent-style-name="Normalny" style:family="paragraph">
      <style:paragraph-properties fo:text-align="justify" fo:line-height="150%" fo:text-indent="0.25in"/>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P52" style:parent-style-name="Normalny" style:family="paragraph">
      <style:paragraph-properties fo:text-align="justify" fo:line-height="150%" fo:text-indent="0.25in"/>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P55" style:parent-style-name="Normalny" style:family="paragraph">
      <style:paragraph-properties fo:text-align="justify" fo:line-height="150%"/>
    </style:style>
    <style:style style:name="T56" style:parent-style-name="Domyślnaczcionkaakapitu" style:family="text">
      <style:text-properties style:text-underline-type="single" style:text-underline-style="solid" style:text-underline-width="auto" style:text-underline-mode="continuous"/>
    </style:style>
    <style:style style:name="T57" style:parent-style-name="Domyślnaczcionkaakapitu" style:family="text">
      <style:text-properties fo:background-color="#80FFFF" style:text-underline-type="single" style:text-underline-style="solid" style:text-underline-width="auto" style:text-underline-mode="continuous"/>
    </style:style>
    <style:style style:name="P58" style:parent-style-name="Normalny" style:family="paragraph">
      <style:paragraph-properties fo:text-align="justify" fo:line-height="150%" fo:text-indent="0.25in"/>
    </style:style>
    <style:style style:name="T59" style:parent-style-name="Domyślnaczcionkaakapitu" style:family="text">
      <style:text-properties fo:background-color="#80FFFF"/>
    </style:style>
    <style:style style:name="P60" style:parent-style-name="Normalny" style:family="paragraph">
      <style:paragraph-properties fo:text-align="justify" fo:line-height="150%" fo:text-indent="0.25in"/>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P65" style:parent-style-name="Normalny" style:family="paragraph">
      <style:paragraph-properties fo:text-align="justify" fo:line-height="150%" fo:text-indent="0.25in"/>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P69" style:parent-style-name="Normalny" style:family="paragraph">
      <style:paragraph-properties fo:text-align="justify" fo:line-height="150%" fo:text-indent="0.25in"/>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P74" style:parent-style-name="Normalny" style:family="paragraph">
      <style:paragraph-properties fo:text-align="justify" fo:line-height="150%" fo:text-indent="0.25in"/>
    </style:style>
    <style:style style:name="P75" style:parent-style-name="Normalny" style:family="paragraph">
      <style:paragraph-properties fo:text-align="justify" fo:line-height="150%" fo:text-indent="0.25in"/>
    </style:style>
    <style:style style:name="P76" style:parent-style-name="Normalny" style:family="paragraph">
      <style:paragraph-properties fo:text-align="justify" fo:line-height="150%"/>
    </style:style>
    <style:style style:name="T77" style:parent-style-name="Domyślnaczcionkaakapitu" style:family="text">
      <style:text-properties style:text-underline-type="single" style:text-underline-style="solid" style:text-underline-width="auto" style:text-underline-mode="continuous"/>
    </style:style>
    <style:style style:name="T78" style:parent-style-name="Domyślnaczcionkaakapitu" style:family="text">
      <style:text-properties fo:background-color="#80FFFF" style:text-underline-type="single" style:text-underline-style="solid" style:text-underline-width="auto" style:text-underline-mode="continuous"/>
    </style:style>
    <style:style style:name="T79" style:parent-style-name="Domyślnaczcionkaakapitu" style:family="text">
      <style:text-properties style:text-underline-type="single" style:text-underline-style="solid" style:text-underline-width="auto" style:text-underline-mode="continuous"/>
    </style:style>
    <style:style style:name="P80" style:parent-style-name="Normalny" style:family="paragraph">
      <style:paragraph-properties fo:text-align="justify" fo:line-height="150%" fo:text-indent="0.25in"/>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P85" style:parent-style-name="Normalny" style:family="paragraph">
      <style:paragraph-properties fo:text-align="justify" fo:line-height="150%" fo:text-indent="0.25in"/>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P89" style:parent-style-name="Normalny" style:family="paragraph">
      <style:paragraph-properties fo:text-align="justify" fo:line-height="150%" fo:text-indent="0.25in"/>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P92" style:parent-style-name="Normalny" style:family="paragraph">
      <style:paragraph-properties fo:text-align="justify" fo:line-height="150%" fo:text-indent="0.25in"/>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P105" style:parent-style-name="Normalny" style:family="paragraph">
      <style:paragraph-properties fo:text-align="justify" fo:line-height="150%" fo:text-indent="0.25in"/>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P112" style:parent-style-name="Normalny" style:family="paragraph">
      <style:paragraph-properties fo:text-align="justify" fo:line-height="150%" fo:text-indent="0.25in"/>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P125" style:parent-style-name="Normalny" style:family="paragraph">
      <style:paragraph-properties fo:text-align="justify" fo:line-height="150%" fo:text-indent="0.25in"/>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P134" style:parent-style-name="Normalny" style:family="paragraph">
      <style:paragraph-properties fo:text-align="justify" fo:line-height="150%" fo:text-indent="0.25in"/>
    </style:style>
    <style:style style:name="P135" style:parent-style-name="Normalny" style:family="paragraph">
      <style:paragraph-properties fo:text-align="justify" fo:line-height="150%" fo:text-indent="0.25in"/>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P156" style:parent-style-name="Normalny" style:family="paragraph">
      <style:paragraph-properties fo:text-align="justify" fo:line-height="150%" fo:text-indent="0.25in"/>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P160" style:parent-style-name="Normalny" style:family="paragraph">
      <style:paragraph-properties fo:text-align="justify" fo:line-height="150%" fo:text-indent="0.25in"/>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P164" style:parent-style-name="Normalny" style:family="paragraph">
      <style:paragraph-properties fo:text-align="justify" fo:line-height="150%" fo:text-indent="0.25in"/>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P167" style:parent-style-name="Normalny" style:family="paragraph">
      <style:paragraph-properties fo:text-align="justify" fo:line-height="150%" fo:text-indent="0.25in"/>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P175" style:parent-style-name="Normalny" style:family="paragraph">
      <style:paragraph-properties fo:text-align="justify" fo:line-height="150%" fo:text-indent="0.25in"/>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P178" style:parent-style-name="Normalny" style:family="paragraph">
      <style:paragraph-properties fo:text-align="justify" fo:line-height="150%" fo:text-indent="0.25in"/>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P183" style:parent-style-name="Normalny" style:family="paragraph">
      <style:paragraph-properties fo:text-align="justify" fo:line-height="150%" fo:text-indent="0.25in"/>
    </style:style>
    <style:style style:name="P184" style:parent-style-name="Normalny" style:family="paragraph">
      <style:paragraph-properties fo:text-align="justify" fo:line-height="150%"/>
    </style:style>
    <style:style style:name="T185" style:parent-style-name="Domyślnaczcionkaakapitu" style:family="text">
      <style:text-properties style:text-underline-type="single" style:text-underline-style="solid" style:text-underline-width="auto" style:text-underline-mode="continuous"/>
    </style:style>
    <style:style style:name="T186" style:parent-style-name="Domyślnaczcionkaakapitu" style:family="text">
      <style:text-properties fo:background-color="#80FFFF" style:text-underline-type="single" style:text-underline-style="solid" style:text-underline-width="auto" style:text-underline-mode="continuous"/>
    </style:style>
    <style:style style:name="T187" style:parent-style-name="Domyślnaczcionkaakapitu" style:family="text">
      <style:text-properties style:text-underline-type="single" style:text-underline-style="solid" style:text-underline-width="auto" style:text-underline-mode="continuous"/>
    </style:style>
    <style:style style:name="T188" style:parent-style-name="Domyślnaczcionkaakapitu" style:family="text">
      <style:text-properties fo:background-color="#80FFFF" style:text-underline-type="single" style:text-underline-style="solid" style:text-underline-width="auto" style:text-underline-mode="continuous"/>
    </style:style>
    <style:style style:name="T189" style:parent-style-name="Domyślnaczcionkaakapitu" style:family="text">
      <style:text-properties style:text-underline-type="single" style:text-underline-style="solid" style:text-underline-width="auto" style:text-underline-mode="continuous"/>
    </style:style>
    <style:style style:name="T190" style:parent-style-name="Domyślnaczcionkaakapitu" style:family="text">
      <style:text-properties fo:background-color="#80FFFF" style:text-underline-type="single" style:text-underline-style="solid" style:text-underline-width="auto" style:text-underline-mode="continuous"/>
    </style:style>
    <style:style style:name="P191" style:parent-style-name="Normalny" style:family="paragraph">
      <style:paragraph-properties fo:text-align="justify" fo:line-height="150%" fo:text-indent="0.25in"/>
    </style:style>
    <style:style style:name="P192" style:parent-style-name="Normalny" style:family="paragraph">
      <style:paragraph-properties fo:text-align="justify" fo:line-height="150%" fo:text-indent="0.25in"/>
    </style:style>
    <style:style style:name="P193" style:parent-style-name="Normalny" style:family="paragraph">
      <style:paragraph-properties fo:text-align="justify" fo:line-height="150%"/>
    </style:style>
    <style:style style:name="T194" style:parent-style-name="Domyślnaczcionkaakapitu" style:family="text">
      <style:text-properties style:text-underline-type="single" style:text-underline-style="solid" style:text-underline-width="auto" style:text-underline-mode="continuous"/>
    </style:style>
    <style:style style:name="T195" style:parent-style-name="Domyślnaczcionkaakapitu" style:family="text">
      <style:text-properties fo:background-color="#80FFFF" style:text-underline-type="single" style:text-underline-style="solid" style:text-underline-width="auto" style:text-underline-mode="continuous"/>
    </style:style>
    <style:style style:name="T196" style:parent-style-name="Domyślnaczcionkaakapitu" style:family="text">
      <style:text-properties style:text-underline-type="single" style:text-underline-style="solid" style:text-underline-width="auto" style:text-underline-mode="continuous"/>
    </style:style>
    <style:style style:name="P197" style:parent-style-name="Normalny" style:family="paragraph">
      <style:paragraph-properties fo:text-align="justify" fo:line-height="150%" fo:text-indent="0.25in"/>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P204" style:parent-style-name="Normalny" style:family="paragraph">
      <style:paragraph-properties fo:text-align="justify" fo:line-height="150%" fo:text-indent="0.25in"/>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P211" style:parent-style-name="Normalny" style:family="paragraph">
      <style:paragraph-properties fo:text-align="justify" fo:line-height="150%" fo:text-indent="0.25in"/>
    </style:style>
    <style:style style:name="T212" style:parent-style-name="Domyślnaczcionkaakapitu" style:family="text">
      <style:text-properties fo:background-color="#80FFFF"/>
    </style:style>
    <style:style style:name="P213" style:parent-style-name="Normalny" style:family="paragraph">
      <style:paragraph-properties fo:text-align="justify" fo:line-height="150%" fo:text-indent="0.25in"/>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P218" style:parent-style-name="Normalny" style:family="paragraph">
      <style:paragraph-properties fo:text-align="justify" fo:line-height="150%" fo:text-indent="0.25in"/>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P223" style:parent-style-name="Normalny" style:family="paragraph">
      <style:paragraph-properties fo:text-align="justify" fo:line-height="150%" fo:text-indent="0.25in"/>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P230" style:parent-style-name="Normalny" style:family="paragraph">
      <style:paragraph-properties fo:text-align="justify" fo:line-height="150%" fo:text-indent="0.25in"/>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P241" style:parent-style-name="Normalny" style:family="paragraph">
      <style:paragraph-properties fo:text-align="justify" fo:line-height="150%" fo:text-indent="0.25in"/>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P246" style:parent-style-name="Normalny" style:family="paragraph">
      <style:paragraph-properties fo:text-align="justify" fo:line-height="150%"/>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fo:text-indent="0.25in"/>
    </style:style>
    <style:style style:name="P249" style:parent-style-name="Normalny" style:family="paragraph">
      <style:paragraph-properties fo:text-align="justify" fo:line-height="150%" fo:text-indent="0.25in"/>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P257" style:parent-style-name="Normalny" style:family="paragraph">
      <style:paragraph-properties fo:text-align="justify" fo:line-height="150%" fo:text-indent="0.25in"/>
    </style:style>
    <style:style style:name="T258" style:parent-style-name="Domyślnaczcionkaakapitu" style:family="text">
      <style:text-properties fo:background-color="#80FFFF"/>
    </style:style>
    <style:style style:name="P259" style:parent-style-name="Normalny" style:family="paragraph">
      <style:paragraph-properties fo:text-align="justify" fo:line-height="150%" fo:text-indent="0.25in"/>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P269" style:parent-style-name="Normalny" style:family="paragraph">
      <style:paragraph-properties fo:text-align="justify" fo:line-height="150%" fo:text-indent="0.25in"/>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P272" style:parent-style-name="Normalny" style:family="paragraph">
      <style:paragraph-properties fo:text-align="justify" fo:line-height="150%" fo:text-indent="0.25in"/>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P285" style:parent-style-name="Normalny" style:family="paragraph">
      <style:paragraph-properties fo:text-align="justify" fo:line-height="150%" fo:text-indent="0.25in"/>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P292" style:parent-style-name="Normalny" style:family="paragraph">
      <style:paragraph-properties fo:text-align="justify" fo:line-height="150%" fo:text-indent="0.25in"/>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P299" style:parent-style-name="Normalny" style:family="paragraph">
      <style:paragraph-properties fo:text-align="justify" fo:line-height="150%" fo:text-indent="0.25in"/>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P313" style:parent-style-name="Normalny" style:family="paragraph">
      <style:paragraph-properties fo:text-align="justify" fo:line-height="150%" fo:text-indent="0.25in"/>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P320" style:parent-style-name="Normalny" style:family="paragraph">
      <style:paragraph-properties fo:text-align="justify" fo:line-height="150%" fo:text-indent="0.25in"/>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P331" style:parent-style-name="Normalny" style:family="paragraph">
      <style:paragraph-properties fo:text-align="justify" fo:line-height="150%" fo:text-indent="0.25in"/>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P340" style:parent-style-name="Normalny" style:family="paragraph">
      <style:paragraph-properties fo:text-align="justify" fo:line-height="150%" fo:text-indent="0.25in"/>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P347" style:parent-style-name="Normalny" style:family="paragraph">
      <style:paragraph-properties fo:text-align="justify" fo:line-height="150%"/>
    </style:style>
    <style:style style:name="T348" style:parent-style-name="Domyślnaczcionkaakapitu" style:family="text">
      <style:text-properties style:text-underline-type="single" style:text-underline-style="solid" style:text-underline-width="auto" style:text-underline-mode="continuous"/>
    </style:style>
    <style:style style:name="P349" style:parent-style-name="Normalny" style:family="paragraph">
      <style:paragraph-properties fo:text-align="justify" fo:line-height="150%" fo:text-indent="0.25in"/>
    </style:style>
    <style:style style:name="P350" style:parent-style-name="Normalny" style:family="paragraph">
      <style:paragraph-properties fo:text-align="justify" fo:line-height="150%" fo:text-indent="0.25in"/>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P357" style:parent-style-name="Normalny" style:family="paragraph">
      <style:paragraph-properties fo:text-align="justify" fo:line-height="150%" fo:text-indent="0.25in"/>
    </style:style>
    <style:style style:name="P358" style:parent-style-name="Normalny" style:family="paragraph">
      <style:paragraph-properties fo:text-align="justify" fo:line-height="150%"/>
    </style:style>
    <style:style style:name="T359" style:parent-style-name="Domyślnaczcionkaakapitu" style:family="text">
      <style:text-properties style:text-underline-type="single" style:text-underline-style="solid" style:text-underline-width="auto" style:text-underline-mode="continuous"/>
    </style:style>
    <style:style style:name="P360" style:parent-style-name="Normalny" style:family="paragraph">
      <style:paragraph-properties fo:text-align="justify" fo:line-height="150%" fo:text-indent="0.25in"/>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P363" style:parent-style-name="Normalny" style:family="paragraph">
      <style:paragraph-properties fo:text-align="justify" fo:line-height="150%" fo:text-indent="0.25in"/>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P373" style:parent-style-name="Normalny" style:family="paragraph">
      <style:paragraph-properties fo:text-align="justify" fo:line-height="150%" fo:text-indent="0.25in"/>
    </style:style>
    <style:style style:name="P374" style:parent-style-name="Normalny" style:family="paragraph">
      <style:paragraph-properties fo:text-align="justify" fo:line-height="150%"/>
    </style:style>
    <style:style style:name="T375" style:parent-style-name="Domyślnaczcionkaakapitu" style:family="text">
      <style:text-properties style:text-underline-type="single" style:text-underline-style="solid" style:text-underline-width="auto" style:text-underline-mode="continuous"/>
    </style:style>
    <style:style style:name="T376" style:parent-style-name="Domyślnaczcionkaakapitu" style:family="text">
      <style:text-properties fo:background-color="#80FFFF" style:text-underline-type="single" style:text-underline-style="solid" style:text-underline-width="auto" style:text-underline-mode="continuous"/>
    </style:style>
    <style:style style:name="P377" style:parent-style-name="Normalny" style:family="paragraph">
      <style:paragraph-properties fo:text-align="justify" fo:line-height="150%" fo:text-indent="0.25in"/>
    </style:style>
    <style:style style:name="T378" style:parent-style-name="Domyślnaczcionkaakapitu" style:family="text">
      <style:text-properties fo:background-color="#80FFFF"/>
    </style:style>
    <style:style style:name="P379" style:parent-style-name="Normalny" style:family="paragraph">
      <style:paragraph-properties fo:text-align="justify" fo:line-height="150%"/>
    </style:style>
    <style:style style:name="T380" style:parent-style-name="Domyślnaczcionkaakapitu" style:family="text">
      <style:text-properties style:text-underline-type="single" style:text-underline-style="solid" style:text-underline-width="auto" style:text-underline-mode="continuous"/>
    </style:style>
    <style:style style:name="P381" style:parent-style-name="Normalny" style:family="paragraph">
      <style:paragraph-properties fo:text-align="justify" fo:line-height="150%" fo:text-indent="0.25in"/>
    </style:style>
    <style:style style:name="P382" style:parent-style-name="Normalny" style:family="paragraph">
      <style:paragraph-properties fo:text-align="justify" fo:line-height="150%" fo:text-indent="0.25in"/>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P391" style:parent-style-name="Normalny" style:family="paragraph">
      <style:paragraph-properties fo:text-align="justify" fo:line-height="150%" fo:text-indent="0.25in"/>
    </style:style>
    <style:style style:name="P392" style:parent-style-name="Normalny" style:family="paragraph">
      <style:paragraph-properties fo:text-align="justify" fo:line-height="150%"/>
    </style:style>
    <style:style style:name="T393" style:parent-style-name="Domyślnaczcionkaakapitu" style:family="text">
      <style:text-properties style:text-underline-type="single" style:text-underline-style="solid" style:text-underline-width="auto" style:text-underline-mode="continuous"/>
    </style:style>
    <style:style style:name="T394" style:parent-style-name="Domyślnaczcionkaakapitu" style:family="text">
      <style:text-properties fo:background-color="#80FFFF" style:text-underline-type="single" style:text-underline-style="solid" style:text-underline-width="auto" style:text-underline-mode="continuous"/>
    </style:style>
    <style:style style:name="P395" style:parent-style-name="Normalny" style:family="paragraph">
      <style:paragraph-properties fo:text-align="justify" fo:line-height="150%" fo:text-indent="0.25in"/>
    </style:style>
    <style:style style:name="P396" style:parent-style-name="Normalny" style:family="paragraph">
      <style:paragraph-properties fo:text-align="justify" fo:line-height="150%"/>
    </style:style>
    <style:style style:name="T397" style:parent-style-name="Domyślnaczcionkaakapitu" style:family="text">
      <style:text-properties style:text-underline-type="single" style:text-underline-style="solid" style:text-underline-width="auto" style:text-underline-mode="continuous"/>
    </style:style>
    <style:style style:name="P398" style:parent-style-name="Normalny" style:family="paragraph">
      <style:paragraph-properties fo:text-align="justify" fo:line-height="150%" fo:text-indent="0.25in"/>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P408" style:parent-style-name="Normalny" style:family="paragraph">
      <style:paragraph-properties fo:text-align="justify" fo:line-height="150%" fo:text-indent="0.25in"/>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P415" style:parent-style-name="Normalny" style:family="paragraph">
      <style:paragraph-properties fo:text-align="justify" fo:line-height="150%" fo:text-indent="0.25in"/>
    </style:style>
    <style:style style:name="T416" style:parent-style-name="Domyślnaczcionkaakapitu" style:family="text">
      <style:text-properties fo:background-color="#80FFFF"/>
    </style:style>
    <style:style style:name="P417" style:parent-style-name="Normalny" style:family="paragraph">
      <style:paragraph-properties fo:text-align="justify" fo:line-height="150%" fo:text-indent="0.25in"/>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P422" style:parent-style-name="Normalny" style:family="paragraph">
      <style:paragraph-properties fo:text-align="justify" fo:line-height="150%" fo:text-indent="0.25in"/>
    </style:style>
    <style:style style:name="P423" style:parent-style-name="Normalny" style:family="paragraph">
      <style:paragraph-properties fo:text-align="justify" fo:line-height="150%" fo:text-indent="0.25in"/>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P426" style:parent-style-name="Normalny" style:family="paragraph">
      <style:paragraph-properties fo:text-align="justify" fo:line-height="150%"/>
    </style:style>
    <style:style style:name="T427" style:parent-style-name="Domyślnaczcionkaakapitu" style:family="text">
      <style:text-properties style:text-underline-type="single" style:text-underline-style="solid" style:text-underline-width="auto" style:text-underline-mode="continuous"/>
    </style:style>
    <style:style style:name="T428" style:parent-style-name="Domyślnaczcionkaakapitu" style:family="text">
      <style:text-properties fo:background-color="#80FFFF" style:text-underline-type="single" style:text-underline-style="solid" style:text-underline-width="auto" style:text-underline-mode="continuous"/>
    </style:style>
    <style:style style:name="P429" style:parent-style-name="Normalny" style:family="paragraph">
      <style:paragraph-properties fo:text-align="justify" fo:line-height="150%" fo:text-indent="0.25in"/>
    </style:style>
    <style:style style:name="P430" style:parent-style-name="Normalny" style:family="paragraph">
      <style:paragraph-properties fo:text-align="justify" fo:line-height="150%" fo:text-indent="0.25in"/>
    </style:style>
    <style:style style:name="P431" style:parent-style-name="Normalny" style:family="paragraph">
      <style:paragraph-properties fo:text-align="justify" fo:line-height="150%" fo:text-indent="0.25in"/>
    </style:style>
    <style:style style:name="P432" style:parent-style-name="Normalny" style:family="paragraph">
      <style:paragraph-properties fo:text-align="justify" fo:line-height="150%"/>
    </style:style>
    <style:style style:name="T433" style:parent-style-name="Domyślnaczcionkaakapitu" style:family="text">
      <style:text-properties style:text-underline-type="single" style:text-underline-style="solid" style:text-underline-width="auto" style:text-underline-mode="continuous"/>
    </style:style>
    <style:style style:name="P434" style:parent-style-name="Normalny" style:family="paragraph">
      <style:paragraph-properties fo:text-align="justify" fo:line-height="150%" fo:text-indent="0.25in"/>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P446" style:parent-style-name="Normalny" style:family="paragraph">
      <style:paragraph-properties fo:text-align="justify" fo:line-height="150%" fo:text-indent="0.25in"/>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P454" style:parent-style-name="Normalny" style:family="paragraph">
      <style:paragraph-properties fo:text-align="justify" fo:line-height="150%"/>
    </style:style>
    <style:style style:name="T455" style:parent-style-name="Domyślnaczcionkaakapitu" style:family="text">
      <style:text-properties style:text-underline-type="single" style:text-underline-style="solid" style:text-underline-width="auto" style:text-underline-mode="continuous"/>
    </style:style>
    <style:style style:name="P456" style:parent-style-name="Normalny" style:family="paragraph">
      <style:paragraph-properties fo:text-align="justify" fo:line-height="150%" fo:text-indent="0.25in"/>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P464" style:parent-style-name="Normalny" style:family="paragraph">
      <style:paragraph-properties fo:text-align="justify" fo:line-height="150%"/>
    </style:style>
    <style:style style:name="T465" style:parent-style-name="Domyślnaczcionkaakapitu" style:family="text">
      <style:text-properties fo:background-color="#80FFFF" style:text-underline-type="single" style:text-underline-style="solid" style:text-underline-width="auto" style:text-underline-mode="continuous"/>
    </style:style>
    <style:style style:name="T466" style:parent-style-name="Domyślnaczcionkaakapitu" style:family="text">
      <style:text-properties style:text-underline-type="single" style:text-underline-style="solid" style:text-underline-width="auto" style:text-underline-mode="continuous"/>
    </style:style>
    <style:style style:name="T467" style:parent-style-name="Domyślnaczcionkaakapitu" style:family="text">
      <style:text-properties fo:background-color="#80FFFF" style:text-underline-type="single" style:text-underline-style="solid" style:text-underline-width="auto" style:text-underline-mode="continuous"/>
    </style:style>
    <style:style style:name="T468" style:parent-style-name="Domyślnaczcionkaakapitu" style:family="text">
      <style:text-properties style:text-underline-type="single" style:text-underline-style="solid" style:text-underline-width="auto" style:text-underline-mode="continuous"/>
    </style:style>
    <style:style style:name="P469" style:parent-style-name="Normalny" style:family="paragraph">
      <style:paragraph-properties fo:text-align="justify" fo:line-height="150%" fo:text-indent="0.25in"/>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P473" style:parent-style-name="Normalny" style:family="paragraph">
      <style:paragraph-properties fo:text-align="justify" fo:line-height="150%" fo:text-indent="0.25in"/>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P481" style:parent-style-name="Normalny" style:family="paragraph">
      <style:paragraph-properties fo:text-align="justify" fo:line-height="150%" fo:text-indent="0.25in"/>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P488" style:parent-style-name="Normalny" style:family="paragraph">
      <style:paragraph-properties fo:text-align="justify" fo:line-height="150%" fo:text-indent="0.25in"/>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P494" style:parent-style-name="Normalny" style:family="paragraph">
      <style:paragraph-properties fo:text-align="justify" fo:line-height="150%" fo:text-indent="0.25in"/>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P498" style:parent-style-name="Normalny" style:family="paragraph">
      <style:paragraph-properties fo:text-align="justify" fo:line-height="150%" fo:text-indent="0.25in"/>
    </style:style>
    <style:style style:name="P499" style:parent-style-name="Normalny" style:family="paragraph">
      <style:paragraph-properties fo:text-align="justify" fo:line-height="150%">
        <style:tab-stops>
          <style:tab-stop style:type="left" style:position="2.7854in"/>
        </style:tab-stops>
      </style:paragraph-properties>
    </style:style>
    <style:style style:name="T500" style:parent-style-name="Domyślnaczcionkaakapitu" style:family="text">
      <style:text-properties style:text-underline-type="single" style:text-underline-style="solid" style:text-underline-width="auto" style:text-underline-mode="continuous"/>
    </style:style>
    <style:style style:name="P501" style:parent-style-name="Normalny" style:family="paragraph">
      <style:paragraph-properties fo:text-align="justify" fo:line-height="150%" fo:text-indent="0.25in"/>
    </style:style>
    <style:style style:name="P502" style:parent-style-name="Normalny" style:family="paragraph">
      <style:paragraph-properties fo:text-align="justify" fo:line-height="150%" fo:text-indent="0.25in"/>
    </style:style>
    <style:style style:name="P503" style:parent-style-name="Normalny" style:family="paragraph">
      <style:paragraph-properties fo:text-align="justify" fo:line-height="150%"/>
    </style:style>
    <style:style style:name="T504" style:parent-style-name="Domyślnaczcionkaakapitu" style:family="text">
      <style:text-properties style:text-underline-type="single" style:text-underline-style="solid" style:text-underline-width="auto" style:text-underline-mode="continuous"/>
    </style:style>
    <style:style style:name="P505" style:parent-style-name="Normalny" style:family="paragraph">
      <style:paragraph-properties fo:text-align="justify" fo:line-height="150%" fo:text-indent="0.25in"/>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P512" style:parent-style-name="Normalny" style:family="paragraph">
      <style:paragraph-properties fo:text-align="justify" fo:line-height="150%" fo:text-indent="0.25in"/>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P517" style:parent-style-name="Normalny" style:family="paragraph">
      <style:paragraph-properties fo:text-align="justify" fo:line-height="150%" fo:text-indent="0.25in"/>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P527" style:parent-style-name="Normalny" style:family="paragraph">
      <style:paragraph-properties fo:text-align="justify" fo:line-height="150%"/>
    </style:style>
    <style:style style:name="T528" style:parent-style-name="Domyślnaczcionkaakapitu" style:family="text">
      <style:text-properties style:text-underline-type="single" style:text-underline-style="solid" style:text-underline-width="auto" style:text-underline-mode="continuous"/>
    </style:style>
    <style:style style:name="P529" style:parent-style-name="Normalny" style:family="paragraph">
      <style:paragraph-properties fo:text-align="justify" fo:line-height="150%" fo:text-indent="0.25in"/>
      <style:text-properties fo:background-color="#80FFFF"/>
    </style:style>
    <style:style style:name="P530" style:parent-style-name="Normalny" style:family="paragraph">
      <style:paragraph-properties fo:text-align="justify" fo:line-height="150%" fo:text-indent="0.25in"/>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P536" style:parent-style-name="Normalny" style:family="paragraph">
      <style:paragraph-properties fo:text-align="justify" fo:line-height="150%"/>
    </style:style>
    <style:style style:name="T537" style:parent-style-name="Domyślnaczcionkaakapitu" style:family="text">
      <style:text-properties style:text-underline-type="single" style:text-underline-style="solid" style:text-underline-width="auto" style:text-underline-mode="continuous"/>
    </style:style>
    <style:style style:name="T538" style:parent-style-name="Domyślnaczcionkaakapitu" style:family="text">
      <style:text-properties fo:background-color="#80FFFF" style:text-underline-type="single" style:text-underline-style="solid" style:text-underline-width="auto" style:text-underline-mode="continuous"/>
    </style:style>
    <style:style style:name="T539" style:parent-style-name="Domyślnaczcionkaakapitu" style:family="text">
      <style:text-properties style:text-underline-type="single" style:text-underline-style="solid" style:text-underline-width="auto" style:text-underline-mode="continuous"/>
    </style:style>
    <style:style style:name="P540" style:parent-style-name="Normalny" style:family="paragraph">
      <style:paragraph-properties fo:text-align="justify" fo:line-height="150%" fo:text-indent="0.25in"/>
    </style:style>
    <style:style style:name="T541" style:parent-style-name="Domyślnaczcionkaakapitu" style:family="text">
      <style:text-properties fo:background-color="#80FFFF"/>
    </style:style>
    <style:style style:name="P542" style:parent-style-name="Normalny" style:family="paragraph">
      <style:paragraph-properties fo:text-align="justify" fo:line-height="150%"/>
    </style:style>
    <style:style style:name="T543" style:parent-style-name="Domyślnaczcionkaakapitu" style:family="text">
      <style:text-properties style:text-underline-type="single" style:text-underline-style="solid" style:text-underline-width="auto" style:text-underline-mode="continuous"/>
    </style:style>
    <style:style style:name="P544" style:parent-style-name="Normalny" style:family="paragraph">
      <style:paragraph-properties fo:text-align="justify" fo:line-height="150%" fo:text-indent="0.25in"/>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P552" style:parent-style-name="Normalny" style:family="paragraph">
      <style:paragraph-properties fo:text-align="justify" fo:line-height="150%">
        <style:tab-stops>
          <style:tab-stop style:type="left" style:position="2.6847in"/>
        </style:tab-stops>
      </style:paragraph-properties>
    </style:style>
    <style:style style:name="T553" style:parent-style-name="Domyślnaczcionkaakapitu" style:family="text">
      <style:text-properties style:text-underline-type="single" style:text-underline-style="solid" style:text-underline-width="auto" style:text-underline-mode="continuous"/>
    </style:style>
    <style:style style:name="T554" style:parent-style-name="Domyślnaczcionkaakapitu" style:family="text">
      <style:text-properties fo:background-color="#80FFFF" style:text-underline-type="single" style:text-underline-style="solid" style:text-underline-width="auto" style:text-underline-mode="continuous"/>
    </style:style>
    <style:style style:name="T555" style:parent-style-name="Domyślnaczcionkaakapitu" style:family="text">
      <style:text-properties style:text-underline-type="single" style:text-underline-style="solid" style:text-underline-width="auto" style:text-underline-mode="continuous"/>
    </style:style>
    <style:style style:name="P556" style:parent-style-name="Normalny" style:family="paragraph">
      <style:paragraph-properties fo:text-align="justify" fo:line-height="150%" fo:text-indent="0.25in"/>
      <style:text-properties fo:background-color="#80FFFF"/>
    </style:style>
    <style:style style:name="P557" style:parent-style-name="Normalny" style:family="paragraph">
      <style:paragraph-properties fo:text-align="justify" fo:line-height="150%"/>
    </style:style>
    <style:style style:name="T558" style:parent-style-name="Domyślnaczcionkaakapitu" style:family="text">
      <style:text-properties style:text-underline-type="single" style:text-underline-style="solid" style:text-underline-width="auto" style:text-underline-mode="continuous"/>
    </style:style>
    <style:style style:name="T559" style:parent-style-name="Domyślnaczcionkaakapitu" style:family="text">
      <style:text-properties fo:background-color="#80FFFF"/>
    </style:style>
    <style:style style:name="P560" style:parent-style-name="Normalny" style:family="paragraph">
      <style:paragraph-properties fo:text-align="justify" fo:line-height="150%" fo:text-indent="0.25in"/>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P567" style:parent-style-name="Normalny" style:family="paragraph">
      <style:paragraph-properties fo:text-align="justify" fo:line-height="150%"/>
    </style:style>
    <style:style style:name="T568" style:parent-style-name="Domyślnaczcionkaakapitu" style:family="text">
      <style:text-properties style:text-underline-type="single" style:text-underline-style="solid" style:text-underline-width="auto" style:text-underline-mode="continuous"/>
    </style:style>
    <style:style style:name="P569" style:parent-style-name="Normalny" style:family="paragraph">
      <style:paragraph-properties fo:text-align="justify" fo:line-height="150%" fo:text-indent="0.25in"/>
    </style:style>
    <style:style style:name="T570" style:parent-style-name="Domyślnaczcionkaakapitu" style:family="text">
      <style:text-properties fo:background-color="#80FFFF"/>
    </style:style>
    <style:style style:name="P571" style:parent-style-name="Normalny" style:family="paragraph">
      <style:paragraph-properties fo:text-align="justify" fo:line-height="150%" fo:text-indent="0.25in"/>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P574" style:parent-style-name="Normalny" style:family="paragraph">
      <style:paragraph-properties fo:text-align="justify" fo:line-height="150%" fo:text-indent="0.25in"/>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P578" style:parent-style-name="Normalny" style:family="paragraph">
      <style:paragraph-properties fo:text-align="justify" fo:line-height="150%" fo:text-indent="0.25in"/>
    </style:style>
    <style:style style:name="T579" style:parent-style-name="Domyślnaczcionkaakapitu" style:family="text">
      <style:text-properties fo:background-color="#80FFFF"/>
    </style:style>
    <style:style style:name="P580" style:parent-style-name="Normalny" style:family="paragraph">
      <style:paragraph-properties fo:text-align="justify" fo:line-height="150%" fo:text-indent="0.25in"/>
    </style:style>
    <style:style style:name="P581" style:parent-style-name="Normalny" style:family="paragraph">
      <style:paragraph-properties fo:text-align="justify" fo:line-height="150%" fo:text-indent="0.25in"/>
    </style:style>
    <style:style style:name="P582" style:parent-style-name="Normalny" style:family="paragraph">
      <style:paragraph-properties fo:text-align="justify" fo:line-height="150%"/>
    </style:style>
    <style:style style:name="T583" style:parent-style-name="Domyślnaczcionkaakapitu" style:family="text">
      <style:text-properties style:text-underline-type="single" style:text-underline-style="solid" style:text-underline-width="auto" style:text-underline-mode="continuous"/>
    </style:style>
    <style:style style:name="T584" style:parent-style-name="Domyślnaczcionkaakapitu" style:family="text">
      <style:text-properties fo:background-color="#80FFFF" style:text-underline-type="single" style:text-underline-style="solid" style:text-underline-width="auto" style:text-underline-mode="continuous"/>
    </style:style>
    <style:style style:name="T585" style:parent-style-name="Domyślnaczcionkaakapitu" style:family="text">
      <style:text-properties style:text-underline-type="single" style:text-underline-style="solid" style:text-underline-width="auto" style:text-underline-mode="continuous"/>
    </style:style>
    <style:style style:name="P586" style:parent-style-name="Normalny" style:family="paragraph">
      <style:paragraph-properties fo:text-align="justify" fo:line-height="150%" fo:text-indent="0.25in"/>
    </style:style>
    <style:style style:name="P587" style:parent-style-name="Normalny" style:family="paragraph">
      <style:paragraph-properties fo:text-align="justify" fo:line-height="150%"/>
    </style:style>
    <style:style style:name="T588" style:parent-style-name="Domyślnaczcionkaakapitu" style:family="text">
      <style:text-properties style:text-underline-type="single" style:text-underline-style="solid" style:text-underline-width="auto" style:text-underline-mode="continuous"/>
    </style:style>
    <style:style style:name="P589" style:parent-style-name="Normalny" style:family="paragraph">
      <style:paragraph-properties fo:text-align="justify" fo:line-height="150%" fo:text-indent="0.25in"/>
    </style:style>
    <style:style style:name="P590" style:parent-style-name="Normalny" style:family="paragraph">
      <style:paragraph-properties fo:text-align="justify" fo:line-height="150%" fo:text-indent="0.25in"/>
    </style:style>
    <style:style style:name="T591" style:parent-style-name="Domyślnaczcionkaakapitu" style:family="text">
      <style:text-properties fo:background-color="#80FFFF"/>
    </style:style>
    <style:style style:name="P592" style:parent-style-name="Normalny" style:family="paragraph">
      <style:paragraph-properties fo:text-align="justify" fo:line-height="150%"/>
    </style:style>
    <style:style style:name="T593" style:parent-style-name="Domyślnaczcionkaakapitu" style:family="text">
      <style:text-properties style:text-underline-type="single" style:text-underline-style="solid" style:text-underline-width="auto" style:text-underline-mode="continuous"/>
    </style:style>
    <style:style style:name="T594" style:parent-style-name="Domyślnaczcionkaakapitu" style:family="text">
      <style:text-properties fo:background-color="#80FFFF" style:text-underline-type="single" style:text-underline-style="solid" style:text-underline-width="auto" style:text-underline-mode="continuous"/>
    </style:style>
    <style:style style:name="T595" style:parent-style-name="Domyślnaczcionkaakapitu" style:family="text">
      <style:text-properties style:text-underline-type="single" style:text-underline-style="solid" style:text-underline-width="auto" style:text-underline-mode="continuous"/>
    </style:style>
    <style:style style:name="P596" style:parent-style-name="Normalny" style:family="paragraph">
      <style:paragraph-properties fo:text-align="justify" fo:line-height="150%" fo:text-indent="0.25in"/>
    </style:style>
    <style:style style:name="P597" style:parent-style-name="Normalny" style:family="paragraph">
      <style:paragraph-properties fo:text-align="justify" fo:line-height="150%" fo:text-indent="0.25in"/>
    </style:style>
    <style:style style:name="T598" style:parent-style-name="Domyślnaczcionkaakapitu" style:family="text">
      <style:text-properties fo:background-color="#80FFFF"/>
    </style:style>
    <style:style style:name="P599" style:parent-style-name="Normalny" style:family="paragraph">
      <style:paragraph-properties fo:text-align="justify" fo:line-height="150%" fo:text-indent="0.25in"/>
    </style:style>
    <style:style style:name="P600" style:parent-style-name="Normalny" style:family="paragraph">
      <style:paragraph-properties fo:text-align="justify" fo:line-height="150%"/>
    </style:style>
    <style:style style:name="T601" style:parent-style-name="Domyślnaczcionkaakapitu" style:family="text">
      <style:text-properties style:text-underline-type="single" style:text-underline-style="solid" style:text-underline-width="auto" style:text-underline-mode="continuous"/>
    </style:style>
    <style:style style:name="P602" style:parent-style-name="Normalny" style:family="paragraph">
      <style:paragraph-properties fo:text-align="justify" fo:line-height="150%" fo:text-indent="0.25in"/>
    </style:style>
    <style:style style:name="P603" style:parent-style-name="Normalny" style:family="paragraph">
      <style:paragraph-properties fo:text-align="justify" fo:line-height="150%"/>
    </style:style>
    <style:style style:name="T604" style:parent-style-name="Domyślnaczcionkaakapitu" style:family="text">
      <style:text-properties style:text-underline-type="single" style:text-underline-style="solid" style:text-underline-width="auto" style:text-underline-mode="continuous"/>
    </style:style>
    <style:style style:name="T605" style:parent-style-name="Domyślnaczcionkaakapitu" style:family="text">
      <style:text-properties fo:background-color="#80FFFF" style:text-underline-type="single" style:text-underline-style="solid" style:text-underline-width="auto" style:text-underline-mode="continuous"/>
    </style:style>
    <style:style style:name="T606" style:parent-style-name="Domyślnaczcionkaakapitu" style:family="text">
      <style:text-properties style:text-underline-type="single" style:text-underline-style="solid" style:text-underline-width="auto" style:text-underline-mode="continuous"/>
    </style:style>
    <style:style style:name="P607" style:parent-style-name="Normalny" style:family="paragraph">
      <style:paragraph-properties fo:text-align="justify" fo:line-height="150%" fo:text-indent="0.25in"/>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P610" style:parent-style-name="Normalny" style:family="paragraph">
      <style:paragraph-properties fo:text-align="justify" fo:line-height="150%"/>
    </style:style>
    <style:style style:name="T611" style:parent-style-name="Domyślnaczcionkaakapitu" style:family="text">
      <style:text-properties style:text-underline-type="single" style:text-underline-style="solid" style:text-underline-width="auto" style:text-underline-mode="continuous"/>
    </style:style>
    <style:style style:name="P612" style:parent-style-name="Normalny" style:family="paragraph">
      <style:paragraph-properties fo:text-align="justify" fo:line-height="150%" fo:text-indent="0.25in"/>
    </style:style>
    <style:style style:name="P613" style:parent-style-name="Normalny" style:family="paragraph">
      <style:paragraph-properties fo:text-align="justify" fo:line-height="150%" fo:text-indent="0.25in"/>
    </style:style>
    <style:style style:name="T614" style:parent-style-name="Domyślnaczcionkaakapitu" style:family="text">
      <style:text-properties fo:background-color="#80FFFF"/>
    </style:style>
    <style:style style:name="P615" style:parent-style-name="Normalny" style:family="paragraph">
      <style:paragraph-properties fo:text-align="justify" fo:line-height="150%"/>
    </style:style>
    <style:style style:name="T616" style:parent-style-name="Domyślnaczcionkaakapitu" style:family="text">
      <style:text-properties style:text-underline-type="single" style:text-underline-style="solid" style:text-underline-width="auto" style:text-underline-mode="continuous"/>
    </style:style>
    <style:style style:name="T617" style:parent-style-name="Domyślnaczcionkaakapitu" style:family="text">
      <style:text-properties fo:background-color="#80FFFF" style:text-underline-type="single" style:text-underline-style="solid" style:text-underline-width="auto" style:text-underline-mode="continuous"/>
    </style:style>
    <style:style style:name="T618" style:parent-style-name="Domyślnaczcionkaakapitu" style:family="text">
      <style:text-properties style:text-underline-type="single" style:text-underline-style="solid" style:text-underline-width="auto" style:text-underline-mode="continuous"/>
    </style:style>
    <style:style style:name="T619" style:parent-style-name="Domyślnaczcionkaakapitu" style:family="text">
      <style:text-properties fo:background-color="#80FFFF" style:text-underline-type="single" style:text-underline-style="solid" style:text-underline-width="auto" style:text-underline-mode="continuous"/>
    </style:style>
    <style:style style:name="T620" style:parent-style-name="Domyślnaczcionkaakapitu" style:family="text">
      <style:text-properties style:text-underline-type="single" style:text-underline-style="solid" style:text-underline-width="auto" style:text-underline-mode="continuous"/>
    </style:style>
    <style:style style:name="T621" style:parent-style-name="Domyślnaczcionkaakapitu" style:family="text">
      <style:text-properties fo:background-color="#80FFFF" style:text-underline-type="single" style:text-underline-style="solid" style:text-underline-width="auto" style:text-underline-mode="continuous"/>
    </style:style>
    <style:style style:name="P622" style:parent-style-name="Normalny" style:family="paragraph">
      <style:paragraph-properties fo:text-align="justify" fo:line-height="150%" fo:text-indent="0.25in"/>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P627" style:parent-style-name="Normalny" style:family="paragraph">
      <style:paragraph-properties fo:text-align="justify" fo:line-height="150%" fo:text-indent="0.25in"/>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P635" style:parent-style-name="Normalny" style:family="paragraph">
      <style:paragraph-properties fo:text-align="justify" fo:line-height="150%"/>
    </style:style>
    <style:style style:name="T636" style:parent-style-name="Domyślnaczcionkaakapitu" style:family="text">
      <style:text-properties style:text-underline-type="single" style:text-underline-style="solid" style:text-underline-width="auto" style:text-underline-mode="continuous"/>
    </style:style>
    <style:style style:name="T637" style:parent-style-name="Domyślnaczcionkaakapitu" style:family="text">
      <style:text-properties fo:background-color="#80FFFF" style:text-underline-type="single" style:text-underline-style="solid" style:text-underline-width="auto" style:text-underline-mode="continuous"/>
    </style:style>
    <style:style style:name="T638" style:parent-style-name="Domyślnaczcionkaakapitu" style:family="text">
      <style:text-properties style:text-underline-type="single" style:text-underline-style="solid" style:text-underline-width="auto" style:text-underline-mode="continuous"/>
    </style:style>
    <style:style style:name="T639" style:parent-style-name="Domyślnaczcionkaakapitu" style:family="text">
      <style:text-properties fo:background-color="#80FFFF" style:text-underline-type="single" style:text-underline-style="solid" style:text-underline-width="auto" style:text-underline-mode="continuous"/>
    </style:style>
    <style:style style:name="T640" style:parent-style-name="Domyślnaczcionkaakapitu" style:family="text">
      <style:text-properties style:text-underline-type="single" style:text-underline-style="solid" style:text-underline-width="auto" style:text-underline-mode="continuous"/>
    </style:style>
    <style:style style:name="T641" style:parent-style-name="Domyślnaczcionkaakapitu" style:family="text">
      <style:text-properties fo:background-color="#80FFFF" style:text-underline-type="single" style:text-underline-style="solid" style:text-underline-width="auto" style:text-underline-mode="continuous"/>
    </style:style>
    <style:style style:name="T642" style:parent-style-name="Domyślnaczcionkaakapitu" style:family="text">
      <style:text-properties style:text-underline-type="single" style:text-underline-style="solid" style:text-underline-width="auto" style:text-underline-mode="continuous"/>
    </style:style>
    <style:style style:name="P643" style:parent-style-name="Normalny" style:family="paragraph">
      <style:paragraph-properties fo:text-align="justify" fo:line-height="150%" fo:text-indent="0.25in"/>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P649" style:parent-style-name="Normalny" style:family="paragraph">
      <style:paragraph-properties fo:text-align="justify" fo:line-height="150%"/>
    </style:style>
    <style:style style:name="T650" style:parent-style-name="Domyślnaczcionkaakapitu" style:family="text">
      <style:text-properties style:text-underline-type="single" style:text-underline-style="solid" style:text-underline-width="auto" style:text-underline-mode="continuous"/>
    </style:style>
    <style:style style:name="P651" style:parent-style-name="Normalny" style:family="paragraph">
      <style:paragraph-properties fo:text-align="justify" fo:line-height="150%" fo:text-indent="0.25in"/>
    </style:style>
    <style:style style:name="T652" style:parent-style-name="Domyślnaczcionkaakapitu" style:family="text">
      <style:text-properties fo:background-color="#80FFFF"/>
    </style:style>
    <style:style style:name="P653" style:parent-style-name="Normalny" style:family="paragraph">
      <style:paragraph-properties fo:text-align="justify" fo:line-height="150%" fo:text-indent="0.25in"/>
    </style:style>
    <style:style style:name="P654" style:parent-style-name="Normalny" style:family="paragraph">
      <style:paragraph-properties fo:text-align="justify" fo:line-height="150%" fo:text-indent="0.25in"/>
    </style:style>
    <style:style style:name="T655" style:parent-style-name="Domyślnaczcionkaakapitu" style:family="text">
      <style:text-properties fo:background-color="#80FFFF"/>
    </style:style>
    <style:style style:name="P656" style:parent-style-name="Normalny" style:family="paragraph">
      <style:paragraph-properties fo:text-align="justify" fo:line-height="150%"/>
    </style:style>
    <style:style style:name="T657" style:parent-style-name="Domyślnaczcionkaakapitu" style:family="text">
      <style:text-properties style:text-underline-type="single" style:text-underline-style="solid" style:text-underline-width="auto" style:text-underline-mode="continuous"/>
    </style:style>
    <style:style style:name="P658" style:parent-style-name="Normalny" style:family="paragraph">
      <style:paragraph-properties fo:text-align="justify" fo:line-height="150%" fo:text-indent="0.25in"/>
    </style:style>
    <style:style style:name="T659" style:parent-style-name="Domyślnaczcionkaakapitu" style:family="text">
      <style:text-properties fo:background-color="#80FFFF"/>
    </style:style>
    <style:style style:name="P660" style:parent-style-name="Normalny" style:family="paragraph">
      <style:paragraph-properties fo:text-align="justify" fo:line-height="150%"/>
    </style:style>
    <style:style style:name="T661" style:parent-style-name="Domyślnaczcionkaakapitu" style:family="text">
      <style:text-properties style:text-underline-type="single" style:text-underline-style="solid" style:text-underline-width="auto" style:text-underline-mode="continuous"/>
    </style:style>
    <style:style style:name="T662" style:parent-style-name="Domyślnaczcionkaakapitu" style:family="text">
      <style:text-properties fo:background-color="#80FFFF" style:text-underline-type="single" style:text-underline-style="solid" style:text-underline-width="auto" style:text-underline-mode="continuous"/>
    </style:style>
    <style:style style:name="T663" style:parent-style-name="Domyślnaczcionkaakapitu" style:family="text">
      <style:text-properties style:text-underline-type="single" style:text-underline-style="solid" style:text-underline-width="auto" style:text-underline-mode="continuous"/>
    </style:style>
    <style:style style:name="P664" style:parent-style-name="Normalny" style:family="paragraph">
      <style:paragraph-properties fo:text-align="justify" fo:line-height="150%" fo:text-indent="0.25in"/>
    </style:style>
    <style:style style:name="T665" style:parent-style-name="Domyślnaczcionkaakapitu" style:family="text">
      <style:text-properties fo:background-color="#80FFFF"/>
    </style:style>
    <style:style style:name="P666" style:parent-style-name="Normalny" style:family="paragraph">
      <style:paragraph-properties fo:text-align="justify" fo:line-height="150%" fo:text-indent="0.25in"/>
    </style:style>
    <style:style style:name="T667" style:parent-style-name="Domyślnaczcionkaakapitu" style:family="text">
      <style:text-properties fo:background-color="#80FFFF"/>
    </style:style>
    <style:style style:name="P668" style:parent-style-name="Normalny" style:family="paragraph">
      <style:paragraph-properties fo:text-align="justify" fo:line-height="150%" fo:text-indent="0.25in"/>
    </style:style>
    <style:style style:name="P669" style:parent-style-name="Normalny" style:family="paragraph">
      <style:paragraph-properties fo:text-align="justify" fo:line-height="150%" fo:text-indent="0.25in"/>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P672" style:parent-style-name="Normalny" style:family="paragraph">
      <style:paragraph-properties fo:text-align="justify" fo:line-height="150%" fo:text-indent="0.25in"/>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P676" style:parent-style-name="Normalny" style:family="paragraph">
      <style:paragraph-properties fo:text-align="justify" fo:line-height="150%" fo:text-indent="0.25in"/>
    </style:style>
    <style:style style:name="P677" style:parent-style-name="Normalny" style:family="paragraph">
      <style:paragraph-properties fo:text-align="justify" fo:line-height="150%" fo:text-indent="0.25in"/>
    </style:style>
    <style:style style:name="T678" style:parent-style-name="Domyślnaczcionkaakapitu" style:family="text">
      <style:text-properties fo:background-color="#80FFFF"/>
    </style:style>
    <style:style style:name="P679" style:parent-style-name="Normalny" style:family="paragraph">
      <style:paragraph-properties fo:text-align="justify" fo:line-height="150%" fo:text-indent="0.25in"/>
    </style:style>
    <style:style style:name="T680" style:parent-style-name="Domyślnaczcionkaakapitu" style:family="text">
      <style:text-properties fo:background-color="#80FFFF"/>
    </style:style>
    <style:style style:name="P681" style:parent-style-name="Normalny" style:family="paragraph">
      <style:paragraph-properties fo:text-align="justify" fo:line-height="150%"/>
    </style:style>
    <style:style style:name="T682" style:parent-style-name="Domyślnaczcionkaakapitu" style:family="text">
      <style:text-properties style:text-underline-type="single" style:text-underline-style="solid" style:text-underline-width="auto" style:text-underline-mode="continuous"/>
    </style:style>
    <style:style style:name="P683" style:parent-style-name="Normalny" style:family="paragraph">
      <style:paragraph-properties fo:text-align="justify" fo:line-height="150%" fo:text-indent="0.25in"/>
    </style:style>
    <style:style style:name="P684" style:parent-style-name="Normalny" style:family="paragraph">
      <style:paragraph-properties fo:text-align="justify" fo:line-height="150%" fo:text-indent="0.25in"/>
    </style:style>
    <style:style style:name="P685" style:parent-style-name="Normalny" style:family="paragraph">
      <style:paragraph-properties fo:text-align="justify" fo:line-height="150%"/>
    </style:style>
    <style:style style:name="T686" style:parent-style-name="Domyślnaczcionkaakapitu" style:family="text">
      <style:text-properties fo:background-color="#80FFFF" style:text-underline-type="single" style:text-underline-style="solid" style:text-underline-width="auto" style:text-underline-mode="continuous"/>
    </style:style>
    <style:style style:name="T687" style:parent-style-name="Domyślnaczcionkaakapitu" style:family="text">
      <style:text-properties style:text-underline-type="single" style:text-underline-style="solid" style:text-underline-width="auto" style:text-underline-mode="continuous"/>
    </style:style>
    <style:style style:name="T688" style:parent-style-name="Domyślnaczcionkaakapitu" style:family="text">
      <style:text-properties fo:background-color="#80FFFF" style:text-underline-type="single" style:text-underline-style="solid" style:text-underline-width="auto" style:text-underline-mode="continuous"/>
    </style:style>
    <style:style style:name="T689" style:parent-style-name="Domyślnaczcionkaakapitu" style:family="text">
      <style:text-properties style:text-underline-type="single" style:text-underline-style="solid" style:text-underline-width="auto" style:text-underline-mode="continuous"/>
    </style:style>
    <style:style style:name="P690" style:parent-style-name="Normalny" style:family="paragraph">
      <style:paragraph-properties fo:text-align="justify" fo:line-height="150%" fo:text-indent="0.25in"/>
    </style:style>
    <style:style style:name="P691" style:parent-style-name="Normalny" style:family="paragraph">
      <style:paragraph-properties fo:text-align="justify" fo:line-height="150%" fo:text-indent="0.25in"/>
    </style:style>
    <style:style style:name="T692" style:parent-style-name="Domyślnaczcionkaakapitu" style:family="text">
      <style:text-properties fo:background-color="#80FFFF"/>
    </style:style>
    <style:style style:name="P693" style:parent-style-name="Normalny" style:family="paragraph">
      <style:paragraph-properties fo:text-align="justify" fo:line-height="150%" fo:text-indent="0.25in"/>
    </style:style>
    <style:style style:name="T694" style:parent-style-name="Domyślnaczcionkaakapitu" style:family="text">
      <style:text-properties fo:background-color="#80FFFF"/>
    </style:style>
    <style:style style:name="P695" style:parent-style-name="Normalny" style:family="paragraph">
      <style:paragraph-properties fo:text-align="justify" fo:line-height="150%" fo:text-indent="0.25in"/>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P703" style:parent-style-name="Normalny" style:family="paragraph">
      <style:paragraph-properties fo:text-align="justify" fo:line-height="150%" fo:text-indent="0.25in"/>
    </style:style>
    <style:style style:name="T704" style:parent-style-name="Domyślnaczcionkaakapitu" style:family="text">
      <style:text-properties fo:background-color="#80FFFF"/>
    </style:style>
    <style:style style:name="P705" style:parent-style-name="Normalny" style:family="paragraph">
      <style:paragraph-properties fo:text-align="justify" fo:line-height="150%" fo:text-indent="0.25in"/>
    </style:style>
    <style:style style:name="P706" style:parent-style-name="Normalny" style:family="paragraph">
      <style:paragraph-properties fo:text-align="justify" fo:line-height="150%"/>
    </style:style>
    <style:style style:name="T707" style:parent-style-name="Domyślnaczcionkaakapitu" style:family="text">
      <style:text-properties style:text-underline-type="single" style:text-underline-style="solid" style:text-underline-width="auto" style:text-underline-mode="continuous"/>
    </style:style>
    <style:style style:name="T708" style:parent-style-name="Domyślnaczcionkaakapitu" style:family="text">
      <style:text-properties fo:background-color="#80FFFF" style:text-underline-type="single" style:text-underline-style="solid" style:text-underline-width="auto" style:text-underline-mode="continuous"/>
    </style:style>
    <style:style style:name="P709" style:parent-style-name="Normalny" style:family="paragraph">
      <style:paragraph-properties fo:text-align="justify" fo:line-height="150%" fo:text-indent="0.25in"/>
    </style:style>
    <style:style style:name="P710" style:parent-style-name="Normalny" style:family="paragraph">
      <style:paragraph-properties fo:text-align="justify" fo:line-height="150%" fo:text-indent="0.25in"/>
    </style:style>
    <style:style style:name="P711" style:parent-style-name="Normalny" style:family="paragraph">
      <style:paragraph-properties fo:text-align="justify" fo:line-height="150%" fo:text-indent="0.25in"/>
    </style:style>
    <style:style style:name="P712" style:parent-style-name="Normalny" style:family="paragraph">
      <style:paragraph-properties fo:text-align="justify" fo:line-height="150%"/>
    </style:style>
    <style:style style:name="T713" style:parent-style-name="Domyślnaczcionkaakapitu" style:family="text">
      <style:text-properties fo:background-color="#80FFFF" style:text-underline-type="single" style:text-underline-style="solid" style:text-underline-width="auto" style:text-underline-mode="continuous"/>
    </style:style>
    <style:style style:name="T714" style:parent-style-name="Domyślnaczcionkaakapitu" style:family="text">
      <style:text-properties style:text-underline-type="single" style:text-underline-style="solid" style:text-underline-width="auto" style:text-underline-mode="continuous"/>
    </style:style>
    <style:style style:name="P715" style:parent-style-name="Normalny" style:family="paragraph">
      <style:paragraph-properties fo:text-align="justify" fo:line-height="150%" fo:text-indent="0.25in"/>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P721" style:parent-style-name="Normalny" style:family="paragraph">
      <style:paragraph-properties fo:text-align="justify" fo:line-height="150%" fo:text-indent="0.25in"/>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P727" style:parent-style-name="Normalny" style:family="paragraph">
      <style:paragraph-properties fo:text-align="justify" fo:line-height="150%" fo:text-indent="0.25in"/>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P732" style:parent-style-name="Normalny" style:family="paragraph">
      <style:paragraph-properties fo:text-align="justify" fo:line-height="150%" fo:text-indent="0.25in"/>
    </style:style>
    <style:style style:name="P733" style:parent-style-name="Normalny" style:family="paragraph">
      <style:paragraph-properties fo:text-align="justify" fo:line-height="150%"/>
    </style:style>
    <style:style style:name="T734" style:parent-style-name="Domyślnaczcionkaakapitu" style:family="text">
      <style:text-properties style:text-underline-type="single" style:text-underline-style="solid" style:text-underline-width="auto" style:text-underline-mode="continuous"/>
    </style:style>
    <style:style style:name="P735" style:parent-style-name="Normalny" style:family="paragraph">
      <style:paragraph-properties fo:text-align="justify" fo:line-height="150%" fo:text-indent="0.25in"/>
    </style:style>
    <style:style style:name="P736" style:parent-style-name="Normalny" style:family="paragraph">
      <style:paragraph-properties fo:text-align="justify" fo:line-height="150%" fo:text-indent="0.25in"/>
    </style:style>
    <style:style style:name="P737" style:parent-style-name="Normalny" style:family="paragraph">
      <style:paragraph-properties fo:text-align="justify" fo:line-height="150%"/>
    </style:style>
    <style:style style:name="T738" style:parent-style-name="Domyślnaczcionkaakapitu" style:family="text">
      <style:text-properties style:text-underline-type="single" style:text-underline-style="solid" style:text-underline-width="auto" style:text-underline-mode="continuous"/>
    </style:style>
    <style:style style:name="P739" style:parent-style-name="Normalny" style:family="paragraph">
      <style:paragraph-properties fo:text-align="justify" fo:line-height="150%" fo:text-indent="0.25in"/>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P748" style:parent-style-name="Normalny" style:family="paragraph">
      <style:paragraph-properties fo:text-align="justify" fo:line-height="150%" fo:text-indent="0.25in"/>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P754" style:parent-style-name="Normalny" style:family="paragraph">
      <style:paragraph-properties fo:text-align="justify" fo:line-height="150%" fo:text-indent="0.25in"/>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P761" style:parent-style-name="Normalny" style:family="paragraph">
      <style:paragraph-properties fo:text-align="justify" fo:line-height="150%" fo:text-indent="0.25in"/>
    </style:style>
    <style:style style:name="T762" style:parent-style-name="Domyślnaczcionkaakapitu" style:family="text">
      <style:text-properties fo:background-color="#80FFFF"/>
    </style:style>
    <style:style style:name="P763" style:parent-style-name="Normalny" style:family="paragraph">
      <style:paragraph-properties fo:text-align="justify" fo:line-height="150%" fo:text-indent="0.25in"/>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P769" style:parent-style-name="Normalny" style:family="paragraph">
      <style:paragraph-properties fo:text-align="justify" fo:line-height="150%" fo:text-indent="0.25in">
        <style:tab-stops>
          <style:tab-stop style:type="left" style:position="2.8138in"/>
        </style:tab-stops>
      </style:paragraph-properties>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P772" style:parent-style-name="Normalny" style:family="paragraph">
      <style:paragraph-properties fo:text-align="justify" fo:line-height="150%" fo:text-indent="0.25in">
        <style:tab-stops>
          <style:tab-stop style:type="left" style:position="2.8138in"/>
        </style:tab-stops>
      </style:paragraph-properties>
    </style:style>
    <style:style style:name="P773" style:parent-style-name="Normalny" style:family="paragraph">
      <style:paragraph-properties fo:text-align="justify" fo:line-height="150%">
        <style:tab-stops>
          <style:tab-stop style:type="left" style:position="2.8138in"/>
        </style:tab-stops>
      </style:paragraph-properties>
    </style:style>
    <style:style style:name="T774" style:parent-style-name="Domyślnaczcionkaakapitu" style:family="text">
      <style:text-properties style:text-underline-type="single" style:text-underline-style="solid" style:text-underline-width="auto" style:text-underline-mode="continuous"/>
    </style:style>
    <style:style style:name="P775" style:parent-style-name="Normalny" style:family="paragraph">
      <style:paragraph-properties fo:text-align="justify" fo:line-height="150%" fo:text-indent="0.25in">
        <style:tab-stops>
          <style:tab-stop style:type="left" style:position="2.8138in"/>
        </style:tab-stops>
      </style:paragraph-properties>
    </style:style>
    <style:style style:name="T776" style:parent-style-name="Domyślnaczcionkaakapitu" style:family="text">
      <style:text-properties fo:background-color="#80FFFF"/>
    </style:style>
    <style:style style:name="P777" style:parent-style-name="Normalny" style:family="paragraph">
      <style:paragraph-properties fo:text-align="justify" fo:line-height="150%" fo:text-indent="0.25in">
        <style:tab-stops>
          <style:tab-stop style:type="left" style:position="2.8138in"/>
        </style:tab-stops>
      </style:paragraph-properties>
    </style:style>
    <style:style style:name="P778" style:parent-style-name="Normalny" style:family="paragraph">
      <style:paragraph-properties fo:text-align="justify" fo:line-height="150%"/>
    </style:style>
    <style:style style:name="T779" style:parent-style-name="Domyślnaczcionkaakapitu" style:family="text">
      <style:text-properties style:text-underline-type="single" style:text-underline-style="solid" style:text-underline-width="auto" style:text-underline-mode="continuous"/>
    </style:style>
    <style:style style:name="T780" style:parent-style-name="Domyślnaczcionkaakapitu" style:family="text">
      <style:text-properties fo:background-color="#80FFFF" style:text-underline-type="single" style:text-underline-style="solid" style:text-underline-width="auto" style:text-underline-mode="continuous"/>
    </style:style>
    <style:style style:name="T781" style:parent-style-name="Domyślnaczcionkaakapitu" style:family="text">
      <style:text-properties style:text-underline-type="single" style:text-underline-style="solid" style:text-underline-width="auto" style:text-underline-mode="continuous"/>
    </style:style>
    <style:style style:name="P782" style:parent-style-name="Normalny" style:family="paragraph">
      <style:paragraph-properties fo:text-align="justify" fo:line-height="150%" fo:text-indent="0.25in"/>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P789" style:parent-style-name="Normalny" style:family="paragraph">
      <style:paragraph-properties fo:text-align="justify" fo:line-height="150%" fo:text-indent="0.25in"/>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P803" style:parent-style-name="Normalny" style:family="paragraph">
      <style:paragraph-properties fo:text-align="justify" fo:line-height="150%">
        <style:tab-stops>
          <style:tab-stop style:type="left" style:position="2.6743in"/>
        </style:tab-stops>
      </style:paragraph-properties>
    </style:style>
    <style:style style:name="T804" style:parent-style-name="Domyślnaczcionkaakapitu" style:family="text">
      <style:text-properties style:text-underline-type="single" style:text-underline-style="solid" style:text-underline-width="auto" style:text-underline-mode="continuous"/>
    </style:style>
    <style:style style:name="P805" style:parent-style-name="Normalny" style:family="paragraph">
      <style:paragraph-properties fo:text-align="justify" fo:line-height="150%" fo:text-indent="0.25in"/>
    </style:style>
    <style:style style:name="P806" style:parent-style-name="Normalny" style:family="paragraph">
      <style:paragraph-properties fo:text-align="justify" fo:line-height="150%" fo:text-indent="0.25in"/>
    </style:style>
    <style:style style:name="P807" style:parent-style-name="Normalny" style:family="paragraph">
      <style:paragraph-properties fo:text-align="justify" fo:line-height="150%">
        <style:tab-stops>
          <style:tab-stop style:type="left" style:position="3.5944in"/>
        </style:tab-stops>
      </style:paragraph-properties>
    </style:style>
    <style:style style:name="T808" style:parent-style-name="Domyślnaczcionkaakapitu" style:family="text">
      <style:text-properties fo:background-color="#80FFFF" style:text-underline-type="single" style:text-underline-style="solid" style:text-underline-width="auto" style:text-underline-mode="continuous"/>
    </style:style>
    <style:style style:name="T809" style:parent-style-name="Domyślnaczcionkaakapitu" style:family="text">
      <style:text-properties style:text-underline-type="single" style:text-underline-style="solid" style:text-underline-width="auto" style:text-underline-mode="continuous"/>
    </style:style>
    <style:style style:name="T810" style:parent-style-name="Domyślnaczcionkaakapitu" style:family="text">
      <style:text-properties fo:background-color="#80FFFF" style:text-underline-type="single" style:text-underline-style="solid" style:text-underline-width="auto" style:text-underline-mode="continuous"/>
    </style:style>
    <style:style style:name="T811" style:parent-style-name="Domyślnaczcionkaakapitu" style:family="text">
      <style:text-properties style:text-underline-type="single" style:text-underline-style="solid" style:text-underline-width="auto" style:text-underline-mode="continuous"/>
    </style:style>
    <style:style style:name="P812" style:parent-style-name="Normalny" style:family="paragraph">
      <style:paragraph-properties fo:text-align="justify" fo:line-height="150%" fo:text-indent="0.25in"/>
    </style:style>
    <style:style style:name="P813" style:parent-style-name="Normalny" style:family="paragraph">
      <style:paragraph-properties fo:text-align="justify" fo:line-height="150%" fo:text-indent="0.25in"/>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P820" style:parent-style-name="Normalny" style:family="paragraph">
      <style:paragraph-properties fo:text-align="justify" fo:line-height="150%" fo:text-indent="0.25in"/>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P825" style:parent-style-name="Normalny" style:family="paragraph">
      <style:paragraph-properties fo:text-align="justify" fo:line-height="150%" fo:text-indent="0.25in"/>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P834" style:parent-style-name="Normalny" style:family="paragraph">
      <style:paragraph-properties fo:text-align="justify" fo:line-height="150%" fo:text-indent="0.25in"/>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P840" style:parent-style-name="Normalny" style:family="paragraph">
      <style:paragraph-properties fo:text-align="justify" fo:line-height="150%" fo:text-indent="0.25in"/>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P848" style:parent-style-name="Normalny" style:family="paragraph">
      <style:paragraph-properties fo:text-align="justify" fo:line-height="150%"/>
    </style:style>
    <style:style style:name="T849" style:parent-style-name="Domyślnaczcionkaakapitu" style:family="text">
      <style:text-properties style:text-underline-type="single" style:text-underline-style="solid" style:text-underline-width="auto" style:text-underline-mode="continuous"/>
    </style:style>
    <style:style style:name="P850" style:parent-style-name="Normalny" style:family="paragraph">
      <style:paragraph-properties fo:text-align="justify" fo:line-height="150%" fo:text-indent="0.25in"/>
    </style:style>
    <style:style style:name="P851" style:parent-style-name="Normalny" style:family="paragraph">
      <style:paragraph-properties fo:text-align="justify" fo:line-height="150%"/>
    </style:style>
    <style:style style:name="T852" style:parent-style-name="Domyślnaczcionkaakapitu" style:family="text">
      <style:text-properties style:text-underline-type="single" style:text-underline-style="solid" style:text-underline-width="auto" style:text-underline-mode="continuous"/>
    </style:style>
    <style:style style:name="T853" style:parent-style-name="Domyślnaczcionkaakapitu" style:family="text">
      <style:text-properties fo:background-color="#80FFFF" style:text-underline-type="single" style:text-underline-style="solid" style:text-underline-width="auto" style:text-underline-mode="continuous"/>
    </style:style>
    <style:style style:name="T854" style:parent-style-name="Domyślnaczcionkaakapitu" style:family="text">
      <style:text-properties fo:background-color="#80FFFF"/>
    </style:style>
    <style:style style:name="P855" style:parent-style-name="Normalny" style:family="paragraph">
      <style:paragraph-properties fo:text-align="justify" fo:line-height="150%" fo:text-indent="0.25in"/>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P860" style:parent-style-name="Normalny" style:family="paragraph">
      <style:paragraph-properties fo:text-align="justify" fo:line-height="150%"/>
    </style:style>
    <style:style style:name="T861" style:parent-style-name="Domyślnaczcionkaakapitu" style:family="text">
      <style:text-properties style:text-underline-type="single" style:text-underline-style="solid" style:text-underline-width="auto" style:text-underline-mode="continuous"/>
    </style:style>
    <style:style style:name="P862" style:parent-style-name="Normalny" style:family="paragraph">
      <style:paragraph-properties fo:text-align="justify" fo:line-height="150%" fo:text-indent="0.25in"/>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P866" style:parent-style-name="Normalny" style:family="paragraph">
      <style:paragraph-properties fo:text-align="justify" fo:line-height="150%"/>
    </style:style>
    <style:style style:name="T867" style:parent-style-name="Domyślnaczcionkaakapitu" style:family="text">
      <style:text-properties style:text-underline-type="single" style:text-underline-style="solid" style:text-underline-width="auto" style:text-underline-mode="continuous"/>
    </style:style>
    <style:style style:name="T868" style:parent-style-name="Domyślnaczcionkaakapitu" style:family="text">
      <style:text-properties fo:background-color="#80FFFF" style:text-underline-type="single" style:text-underline-style="solid" style:text-underline-width="auto" style:text-underline-mode="continuous"/>
    </style:style>
    <style:style style:name="T869" style:parent-style-name="Domyślnaczcionkaakapitu" style:family="text">
      <style:text-properties style:text-underline-type="single" style:text-underline-style="solid" style:text-underline-width="auto" style:text-underline-mode="continuous"/>
    </style:style>
    <style:style style:name="P870" style:parent-style-name="Normalny" style:family="paragraph">
      <style:paragraph-properties fo:text-align="justify" fo:line-height="150%" fo:text-indent="0.25in"/>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P873" style:parent-style-name="Normalny" style:family="paragraph">
      <style:paragraph-properties fo:text-align="justify" fo:line-height="150%"/>
    </style:style>
    <style:style style:name="T874" style:parent-style-name="Domyślnaczcionkaakapitu" style:family="text">
      <style:text-properties style:text-underline-type="single" style:text-underline-style="solid" style:text-underline-width="auto" style:text-underline-mode="continuous"/>
    </style:style>
    <style:style style:name="T875" style:parent-style-name="Domyślnaczcionkaakapitu" style:family="text">
      <style:text-properties fo:background-color="#80FFFF" style:text-underline-type="single" style:text-underline-style="solid" style:text-underline-width="auto" style:text-underline-mode="continuous"/>
    </style:style>
    <style:style style:name="T876" style:parent-style-name="Domyślnaczcionkaakapitu" style:family="text">
      <style:text-properties style:text-underline-type="single" style:text-underline-style="solid" style:text-underline-width="auto" style:text-underline-mode="continuous"/>
    </style:style>
    <style:style style:name="T877" style:parent-style-name="Domyślnaczcionkaakapitu" style:family="text">
      <style:text-properties fo:background-color="#80FFFF" style:text-underline-type="single" style:text-underline-style="solid" style:text-underline-width="auto" style:text-underline-mode="continuous"/>
    </style:style>
    <style:style style:name="P878" style:parent-style-name="Normalny" style:family="paragraph">
      <style:paragraph-properties fo:text-align="justify" fo:line-height="150%" fo:text-indent="0.25in"/>
    </style:style>
    <style:style style:name="T879" style:parent-style-name="Domyślnaczcionkaakapitu" style:family="text">
      <style:text-properties fo:background-color="#80FFFF"/>
    </style:style>
    <style:style style:name="P880" style:parent-style-name="Normalny" style:family="paragraph">
      <style:paragraph-properties fo:text-align="justify" fo:line-height="150%" fo:text-indent="0.25in"/>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P884" style:parent-style-name="Normalny" style:family="paragraph">
      <style:paragraph-properties fo:text-align="justify" fo:line-height="150%" fo:text-indent="0.25in"/>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P895" style:parent-style-name="Normalny" style:family="paragraph">
      <style:paragraph-properties fo:text-align="justify" fo:line-height="150%" fo:text-indent="0.25in"/>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P902" style:parent-style-name="Normalny" style:family="paragraph">
      <style:paragraph-properties fo:text-align="justify" fo:line-height="150%" fo:text-indent="0.25in"/>
    </style:style>
    <style:style style:name="T903" style:parent-style-name="Domyślnaczcionkaakapitu" style:family="text">
      <style:text-properties fo:background-color="#80FFFF"/>
    </style:style>
    <style:style style:name="P904" style:parent-style-name="Normalny" style:family="paragraph">
      <style:paragraph-properties fo:text-align="justify" fo:line-height="150%" fo:text-indent="0.25in"/>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P909" style:parent-style-name="Normalny" style:family="paragraph">
      <style:paragraph-properties fo:text-align="justify" fo:line-height="150%" fo:text-indent="0.25in"/>
    </style:style>
    <style:style style:name="T910" style:parent-style-name="Domyślnaczcionkaakapitu" style:family="text">
      <style:text-properties fo:background-color="#80FFFF"/>
    </style:style>
    <style:style style:name="P911" style:parent-style-name="Normalny" style:family="paragraph">
      <style:paragraph-properties fo:text-align="justify" fo:line-height="150%"/>
    </style:style>
    <style:style style:name="T912" style:parent-style-name="Domyślnaczcionkaakapitu" style:family="text">
      <style:text-properties fo:background-color="#80FFFF"/>
    </style:style>
    <style:style style:name="P913" style:parent-style-name="Normalny" style:family="paragraph">
      <style:paragraph-properties fo:text-align="justify" fo:line-height="150%"/>
    </style:style>
    <style:style style:name="P914" style:parent-style-name="Normalny" style:family="paragraph">
      <style:paragraph-properties fo:text-align="justify" fo:line-height="150%"/>
    </style:style>
    <style:style style:name="T915" style:parent-style-name="Domyślnaczcionkaakapitu" style:family="text">
      <style:text-properties fo:background-color="#80FFFF"/>
    </style:style>
    <style:style style:name="P916" style:parent-style-name="Normalny" style:family="paragraph">
      <style:paragraph-properties fo:text-align="justify" fo:line-height="150%"/>
    </style:style>
    <style:style style:name="T917" style:parent-style-name="Domyślnaczcionkaakapitu" style:family="text">
      <style:text-properties style:text-underline-type="single" style:text-underline-style="solid" style:text-underline-width="auto" style:text-underline-mode="continuous"/>
    </style:style>
    <style:style style:name="T918" style:parent-style-name="Domyślnaczcionkaakapitu" style:family="text">
      <style:text-properties fo:background-color="#80FFFF" style:text-underline-type="single" style:text-underline-style="solid" style:text-underline-width="auto" style:text-underline-mode="continuous"/>
    </style:style>
    <style:style style:name="T919" style:parent-style-name="Domyślnaczcionkaakapitu" style:family="text">
      <style:text-properties style:text-underline-type="single" style:text-underline-style="solid" style:text-underline-width="auto" style:text-underline-mode="continuous"/>
    </style:style>
    <style:style style:name="T920" style:parent-style-name="Domyślnaczcionkaakapitu" style:family="text">
      <style:text-properties fo:background-color="#80FFFF" style:text-underline-type="single" style:text-underline-style="solid" style:text-underline-width="auto" style:text-underline-mode="continuous"/>
    </style:style>
    <style:style style:name="T921" style:parent-style-name="Domyślnaczcionkaakapitu" style:family="text">
      <style:text-properties style:text-underline-type="single" style:text-underline-style="solid" style:text-underline-width="auto" style:text-underline-mode="continuous"/>
    </style:style>
    <style:style style:name="P922" style:parent-style-name="Normalny" style:family="paragraph">
      <style:paragraph-properties fo:text-align="justify" fo:line-height="150%" fo:text-indent="0.25in"/>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P933" style:parent-style-name="Normalny" style:family="paragraph">
      <style:paragraph-properties fo:text-align="justify" fo:line-height="150%" fo:text-indent="0.25in"/>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P937" style:parent-style-name="Normalny" style:family="paragraph">
      <style:paragraph-properties fo:text-align="justify" fo:line-height="150%"/>
    </style:style>
    <style:style style:name="P938" style:parent-style-name="Normalny" style:family="paragraph">
      <style:paragraph-properties fo:text-align="justify" fo:line-height="150%" fo:text-indent="0.25in"/>
    </style:style>
    <style:style style:name="T939" style:parent-style-name="Domyślnaczcionkaakapitu" style:family="text">
      <style:text-properties fo:background-color="#80FFFF"/>
    </style:style>
    <style:style style:name="P940" style:parent-style-name="Normalny" style:family="paragraph">
      <style:paragraph-properties fo:text-align="justify" fo:line-height="150%" fo:text-indent="0.25in"/>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P943" style:parent-style-name="Normalny" style:family="paragraph">
      <style:paragraph-properties fo:text-align="justify" fo:line-height="150%"/>
    </style:style>
    <style:style style:name="T944" style:parent-style-name="Domyślnaczcionkaakapitu" style:family="text">
      <style:text-properties style:text-underline-type="single" style:text-underline-style="solid" style:text-underline-width="auto" style:text-underline-mode="continuous"/>
    </style:style>
    <style:style style:name="T945" style:parent-style-name="Domyślnaczcionkaakapitu" style:family="text">
      <style:text-properties fo:background-color="#80FFFF" style:text-underline-type="single" style:text-underline-style="solid" style:text-underline-width="auto" style:text-underline-mode="continuous"/>
    </style:style>
    <style:style style:name="T946" style:parent-style-name="Domyślnaczcionkaakapitu" style:family="text">
      <style:text-properties style:text-underline-type="single" style:text-underline-style="solid" style:text-underline-width="auto" style:text-underline-mode="continuous"/>
    </style:style>
    <style:style style:name="T947" style:parent-style-name="Domyślnaczcionkaakapitu" style:family="text">
      <style:text-properties fo:background-color="#80FFFF" style:text-underline-type="single" style:text-underline-style="solid" style:text-underline-width="auto" style:text-underline-mode="continuous"/>
    </style:style>
    <style:style style:name="T948" style:parent-style-name="Domyślnaczcionkaakapitu" style:family="text">
      <style:text-properties style:text-underline-type="single" style:text-underline-style="solid" style:text-underline-width="auto" style:text-underline-mode="continuous"/>
    </style:style>
    <style:style style:name="P949" style:parent-style-name="Normalny" style:family="paragraph">
      <style:paragraph-properties fo:text-align="justify" fo:line-height="150%" fo:text-indent="0.25in"/>
    </style:style>
    <style:style style:name="P950" style:parent-style-name="Normalny" style:family="paragraph">
      <style:paragraph-properties fo:text-align="justify" fo:line-height="150%" fo:text-indent="0.25in"/>
    </style:style>
    <style:style style:name="P951" style:parent-style-name="Normalny" style:family="paragraph">
      <style:paragraph-properties fo:text-align="justify" fo:line-height="150%"/>
    </style:style>
    <style:style style:name="T952" style:parent-style-name="Domyślnaczcionkaakapitu" style:family="text">
      <style:text-properties style:text-underline-type="single" style:text-underline-style="solid" style:text-underline-width="auto" style:text-underline-mode="continuous"/>
    </style:style>
    <style:style style:name="T953" style:parent-style-name="Domyślnaczcionkaakapitu" style:family="text">
      <style:text-properties fo:background-color="#80FFFF" style:text-underline-type="single" style:text-underline-style="solid" style:text-underline-width="auto" style:text-underline-mode="continuous"/>
    </style:style>
    <style:style style:name="T954" style:parent-style-name="Domyślnaczcionkaakapitu" style:family="text">
      <style:text-properties style:text-underline-type="single" style:text-underline-style="solid" style:text-underline-width="auto" style:text-underline-mode="continuous"/>
    </style:style>
    <style:style style:name="P955" style:parent-style-name="Normalny" style:family="paragraph">
      <style:paragraph-properties fo:text-align="justify" fo:line-height="150%" fo:text-indent="0.25in"/>
    </style:style>
    <style:style style:name="P956" style:parent-style-name="Normalny" style:family="paragraph">
      <style:paragraph-properties fo:text-align="justify" fo:line-height="150%"/>
    </style:style>
    <style:style style:name="T957" style:parent-style-name="Domyślnaczcionkaakapitu" style:family="text">
      <style:text-properties style:text-underline-type="single" style:text-underline-style="solid" style:text-underline-width="auto" style:text-underline-mode="continuous"/>
    </style:style>
    <style:style style:name="T958" style:parent-style-name="Domyślnaczcionkaakapitu" style:family="text">
      <style:text-properties fo:background-color="#80FFFF" style:text-underline-type="single" style:text-underline-style="solid" style:text-underline-width="auto" style:text-underline-mode="continuous"/>
    </style:style>
    <style:style style:name="T959" style:parent-style-name="Domyślnaczcionkaakapitu" style:family="text">
      <style:text-properties style:text-underline-type="single" style:text-underline-style="solid" style:text-underline-width="auto" style:text-underline-mode="continuous"/>
    </style:style>
    <style:style style:name="T960" style:parent-style-name="Domyślnaczcionkaakapitu" style:family="text">
      <style:text-properties fo:background-color="#80FFFF" style:text-underline-type="single" style:text-underline-style="solid" style:text-underline-width="auto" style:text-underline-mode="continuous"/>
    </style:style>
    <style:style style:name="P961" style:parent-style-name="Normalny" style:family="paragraph">
      <style:paragraph-properties fo:text-align="justify" fo:line-height="150%" fo:text-indent="0.25in"/>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P965" style:parent-style-name="Normalny" style:family="paragraph">
      <style:paragraph-properties fo:text-align="justify" fo:line-height="150%" fo:text-indent="0.25in"/>
    </style:style>
    <style:style style:name="T966" style:parent-style-name="Domyślnaczcionkaakapitu" style:family="text">
      <style:text-properties fo:background-color="#80FFFF"/>
    </style:style>
    <style:style style:name="P967" style:parent-style-name="Normalny" style:family="paragraph">
      <style:paragraph-properties fo:text-align="justify" fo:line-height="150%"/>
    </style:style>
    <style:style style:name="T968" style:parent-style-name="Domyślnaczcionkaakapitu" style:family="text">
      <style:text-properties style:text-underline-type="single" style:text-underline-style="solid" style:text-underline-width="auto" style:text-underline-mode="continuous"/>
    </style:style>
    <style:style style:name="T969" style:parent-style-name="Domyślnaczcionkaakapitu" style:family="text">
      <style:text-properties fo:background-color="#80FFFF" style:text-underline-type="single" style:text-underline-style="solid" style:text-underline-width="auto" style:text-underline-mode="continuous"/>
    </style:style>
    <style:style style:name="T970" style:parent-style-name="Domyślnaczcionkaakapitu" style:family="text">
      <style:text-properties style:text-underline-type="single" style:text-underline-style="solid" style:text-underline-width="auto" style:text-underline-mode="continuous"/>
    </style:style>
    <style:style style:name="T971" style:parent-style-name="Domyślnaczcionkaakapitu" style:family="text">
      <style:text-properties fo:background-color="#80FFFF" style:text-underline-type="single" style:text-underline-style="solid" style:text-underline-width="auto" style:text-underline-mode="continuous"/>
    </style:style>
    <style:style style:name="P972" style:parent-style-name="Normalny" style:family="paragraph">
      <style:paragraph-properties fo:text-align="justify" fo:line-height="150%" fo:text-indent="0.25in"/>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P975" style:parent-style-name="Normalny" style:family="paragraph">
      <style:paragraph-properties fo:text-align="justify" fo:line-height="150%"/>
    </style:style>
    <style:style style:name="T976" style:parent-style-name="Domyślnaczcionkaakapitu" style:family="text">
      <style:text-properties style:text-underline-type="single" style:text-underline-style="solid" style:text-underline-width="auto" style:text-underline-mode="continuous"/>
    </style:style>
    <style:style style:name="T977" style:parent-style-name="Domyślnaczcionkaakapitu" style:family="text">
      <style:text-properties fo:background-color="#80FFFF" style:text-underline-type="single" style:text-underline-style="solid" style:text-underline-width="auto" style:text-underline-mode="continuous"/>
    </style:style>
    <style:style style:name="T978" style:parent-style-name="Domyślnaczcionkaakapitu" style:family="text">
      <style:text-properties style:text-underline-type="single" style:text-underline-style="solid" style:text-underline-width="auto" style:text-underline-mode="continuous"/>
    </style:style>
    <style:style style:name="P979" style:parent-style-name="Normalny" style:family="paragraph">
      <style:paragraph-properties fo:text-align="justify" fo:line-height="150%" fo:text-indent="0.25in"/>
    </style:style>
    <style:style style:name="P980" style:parent-style-name="Normalny" style:family="paragraph">
      <style:paragraph-properties fo:text-align="justify" fo:line-height="150%" fo:text-indent="0.25in"/>
    </style:style>
    <style:style style:name="P981" style:parent-style-name="Normalny" style:family="paragraph">
      <style:paragraph-properties fo:text-align="justify" fo:line-height="150%" fo:text-indent="0.25in"/>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P985" style:parent-style-name="Normalny" style:family="paragraph">
      <style:paragraph-properties fo:text-align="justify" fo:line-height="150%" fo:text-indent="0.25in"/>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P989" style:parent-style-name="Normalny" style:family="paragraph">
      <style:paragraph-properties fo:text-align="justify" fo:line-height="150%"/>
    </style:style>
    <style:style style:name="T990" style:parent-style-name="Domyślnaczcionkaakapitu" style:family="text">
      <style:text-properties fo:background-color="#80FFFF" style:text-underline-type="single" style:text-underline-style="solid" style:text-underline-width="auto" style:text-underline-mode="continuous"/>
    </style:style>
    <style:style style:name="T991" style:parent-style-name="Domyślnaczcionkaakapitu" style:family="text">
      <style:text-properties style:text-underline-type="single" style:text-underline-style="solid" style:text-underline-width="auto" style:text-underline-mode="continuous"/>
    </style:style>
    <style:style style:name="T992" style:parent-style-name="Domyślnaczcionkaakapitu" style:family="text">
      <style:text-properties fo:background-color="#80FFFF" style:text-underline-type="single" style:text-underline-style="solid" style:text-underline-width="auto" style:text-underline-mode="continuous"/>
    </style:style>
    <style:style style:name="T993" style:parent-style-name="Domyślnaczcionkaakapitu" style:family="text">
      <style:text-properties style:text-underline-type="single" style:text-underline-style="solid" style:text-underline-width="auto" style:text-underline-mode="continuous"/>
    </style:style>
    <style:style style:name="T994" style:parent-style-name="Domyślnaczcionkaakapitu" style:family="text">
      <style:text-properties fo:background-color="#80FFFF" style:text-underline-type="single" style:text-underline-style="solid" style:text-underline-width="auto" style:text-underline-mode="continuous"/>
    </style:style>
    <style:style style:name="P995" style:parent-style-name="Normalny" style:family="paragraph">
      <style:paragraph-properties fo:text-align="justify" fo:line-height="150%" fo:text-indent="0.25in"/>
    </style:style>
    <style:style style:name="P996" style:parent-style-name="Normalny" style:family="paragraph">
      <style:paragraph-properties fo:text-align="justify" fo:line-height="150%" fo:text-indent="0.25in"/>
    </style:style>
    <style:style style:name="P997" style:parent-style-name="Normalny" style:family="paragraph">
      <style:paragraph-properties fo:text-align="justify" fo:line-height="150%"/>
    </style:style>
    <style:style style:name="T998" style:parent-style-name="Domyślnaczcionkaakapitu" style:family="text">
      <style:text-properties style:text-underline-type="single" style:text-underline-style="solid" style:text-underline-width="auto" style:text-underline-mode="continuous"/>
    </style:style>
    <style:style style:name="T999" style:parent-style-name="Domyślnaczcionkaakapitu" style:family="text">
      <style:text-properties fo:background-color="#80FFFF" style:text-underline-type="single" style:text-underline-style="solid" style:text-underline-width="auto" style:text-underline-mode="continuous"/>
    </style:style>
    <style:style style:name="T1000" style:parent-style-name="Domyślnaczcionkaakapitu" style:family="text">
      <style:text-properties style:text-underline-type="single" style:text-underline-style="solid" style:text-underline-width="auto" style:text-underline-mode="continuous"/>
    </style:style>
    <style:style style:name="P1001" style:parent-style-name="Normalny" style:family="paragraph">
      <style:paragraph-properties fo:text-align="justify" fo:line-height="150%" fo:text-indent="0.25in"/>
    </style:style>
    <style:style style:name="T1002" style:parent-style-name="Domyślnaczcionkaakapitu" style:family="text">
      <style:text-properties fo:background-color="#80FFFF"/>
    </style:style>
    <style:style style:name="P1003" style:parent-style-name="Normalny" style:family="paragraph">
      <style:paragraph-properties fo:text-align="justify" fo:line-height="150%" fo:text-indent="0.25in"/>
    </style:style>
    <style:style style:name="T1004" style:parent-style-name="Domyślnaczcionkaakapitu" style:family="text">
      <style:text-properties fo:background-color="#80FFFF"/>
    </style:style>
    <style:style style:name="P1005" style:parent-style-name="Normalny" style:family="paragraph">
      <style:paragraph-properties fo:text-align="justify" fo:line-height="150%" fo:text-indent="0.25in"/>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P1008" style:parent-style-name="Normalny" style:family="paragraph">
      <style:paragraph-properties fo:text-align="justify" fo:line-height="150%" fo:text-indent="0.25in"/>
    </style:style>
    <style:style style:name="P1009" style:parent-style-name="Normalny" style:family="paragraph">
      <style:paragraph-properties fo:text-align="justify" fo:line-height="150%"/>
    </style:style>
    <style:style style:name="T1010" style:parent-style-name="Domyślnaczcionkaakapitu" style:family="text">
      <style:text-properties style:text-underline-type="single" style:text-underline-style="solid" style:text-underline-width="auto" style:text-underline-mode="continuous"/>
    </style:style>
    <style:style style:name="P1011" style:parent-style-name="Normalny" style:family="paragraph">
      <style:paragraph-properties fo:text-align="justify" fo:line-height="150%" fo:text-indent="0.25in"/>
    </style:style>
    <style:style style:name="T1012" style:parent-style-name="Domyślnaczcionkaakapitu" style:family="text">
      <style:text-properties fo:background-color="#80FFFF"/>
    </style:style>
    <style:style style:name="P1013" style:parent-style-name="Normalny" style:family="paragraph">
      <style:paragraph-properties fo:text-align="justify" fo:line-height="150%"/>
    </style:style>
    <style:style style:name="T1014" style:parent-style-name="Domyślnaczcionkaakapitu" style:family="text">
      <style:text-properties style:text-underline-type="single" style:text-underline-style="solid" style:text-underline-width="auto" style:text-underline-mode="continuous"/>
    </style:style>
    <style:style style:name="P1015" style:parent-style-name="Normalny" style:family="paragraph">
      <style:paragraph-properties fo:text-align="justify" fo:line-height="150%" fo:text-indent="0.25in"/>
    </style:style>
    <style:style style:name="P1016" style:parent-style-name="Normalny" style:family="paragraph">
      <style:paragraph-properties fo:text-align="justify" fo:line-height="150%"/>
    </style:style>
    <style:style style:name="T1017" style:parent-style-name="Domyślnaczcionkaakapitu" style:family="text">
      <style:text-properties style:text-underline-type="single" style:text-underline-style="solid" style:text-underline-width="auto" style:text-underline-mode="continuous"/>
    </style:style>
    <style:style style:name="P1018" style:parent-style-name="Normalny" style:family="paragraph">
      <style:paragraph-properties fo:text-align="justify" fo:line-height="150%" fo:text-indent="0.25in"/>
    </style:style>
    <style:style style:name="P1019" style:parent-style-name="Normalny" style:family="paragraph">
      <style:paragraph-properties fo:text-align="justify" fo:line-height="150%"/>
    </style:style>
    <style:style style:name="T1020" style:parent-style-name="Domyślnaczcionkaakapitu" style:family="text">
      <style:text-properties style:text-underline-type="single" style:text-underline-style="solid" style:text-underline-width="auto" style:text-underline-mode="continuous"/>
    </style:style>
    <style:style style:name="P1021" style:parent-style-name="Normalny" style:family="paragraph">
      <style:paragraph-properties fo:text-align="justify" fo:line-height="150%" fo:text-indent="0.25in"/>
    </style:style>
    <style:style style:name="P1022" style:parent-style-name="Normalny" style:family="paragraph">
      <style:paragraph-properties fo:text-align="justify" fo:line-height="150%" fo:text-indent="0.25in"/>
    </style:style>
    <style:style style:name="P1023" style:parent-style-name="Normalny" style:family="paragraph">
      <style:paragraph-properties fo:text-align="justify" fo:line-height="150%"/>
    </style:style>
    <style:style style:name="T1024" style:parent-style-name="Domyślnaczcionkaakapitu" style:family="text">
      <style:text-properties fo:background-color="#80FFFF"/>
    </style:style>
    <style:style style:name="P1025" style:parent-style-name="Normalny" style:family="paragraph">
      <style:paragraph-properties fo:text-align="justify" fo:line-height="150%" fo:text-indent="0.25in"/>
    </style:style>
    <style:style style:name="P1026" style:parent-style-name="Normalny" style:family="paragraph">
      <style:paragraph-properties fo:text-align="justify" fo:line-height="150%"/>
    </style:style>
    <style:style style:name="T1027" style:parent-style-name="Domyślnaczcionkaakapitu" style:family="text">
      <style:text-properties style:text-underline-type="single" style:text-underline-style="solid" style:text-underline-width="auto" style:text-underline-mode="continuous"/>
    </style:style>
    <style:style style:name="P1028" style:parent-style-name="Normalny" style:family="paragraph">
      <style:paragraph-properties fo:text-align="justify" fo:line-height="150%" fo:text-indent="0.25in"/>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P1032" style:parent-style-name="Normalny" style:family="paragraph">
      <style:paragraph-properties fo:text-align="justify" fo:line-height="150%"/>
    </style:style>
    <style:style style:name="T1033" style:parent-style-name="Domyślnaczcionkaakapitu" style:family="text">
      <style:text-properties style:text-underline-type="single" style:text-underline-style="solid" style:text-underline-width="auto" style:text-underline-mode="continuous"/>
    </style:style>
    <style:style style:name="T1034" style:parent-style-name="Domyślnaczcionkaakapitu" style:family="text">
      <style:text-properties fo:background-color="#80FFFF" style:text-underline-type="single" style:text-underline-style="solid" style:text-underline-width="auto" style:text-underline-mode="continuous"/>
    </style:style>
    <style:style style:name="T1035" style:parent-style-name="Domyślnaczcionkaakapitu" style:family="text">
      <style:text-properties fo:background-color="#80FFFF"/>
    </style:style>
    <style:style style:name="P1036" style:parent-style-name="Normalny" style:family="paragraph">
      <style:paragraph-properties fo:text-align="justify" fo:line-height="150%" fo:text-indent="0.25in"/>
    </style:style>
    <style:style style:name="P1037" style:parent-style-name="Normalny" style:family="paragraph">
      <style:paragraph-properties fo:text-align="justify" fo:line-height="150%"/>
    </style:style>
    <style:style style:name="T1038" style:parent-style-name="Domyślnaczcionkaakapitu" style:family="text">
      <style:text-properties style:text-underline-type="single" style:text-underline-style="solid" style:text-underline-width="auto" style:text-underline-mode="continuous"/>
    </style:style>
    <style:style style:name="P1039" style:parent-style-name="Normalny" style:family="paragraph">
      <style:paragraph-properties fo:text-align="justify" fo:line-height="150%" fo:text-indent="0.25in"/>
    </style:style>
    <style:style style:name="P1040" style:parent-style-name="Normalny" style:family="paragraph">
      <style:paragraph-properties fo:text-align="justify" fo:line-height="150%" fo:text-indent="0.25in"/>
    </style:style>
    <style:style style:name="T1041" style:parent-style-name="Domyślnaczcionkaakapitu" style:family="text">
      <style:text-properties fo:background-color="#80FFFF"/>
    </style:style>
    <style:style style:name="P1042" style:parent-style-name="Normalny" style:family="paragraph">
      <style:paragraph-properties fo:text-align="justify" fo:line-height="150%" fo:text-indent="0.25in"/>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P1051" style:parent-style-name="Normalny" style:family="paragraph">
      <style:paragraph-properties fo:text-align="justify" fo:line-height="150%">
        <style:tab-stops>
          <style:tab-stop style:type="left" style:position="3.5673in"/>
        </style:tab-stops>
      </style:paragraph-properties>
    </style:style>
    <style:style style:name="T1052" style:parent-style-name="Domyślnaczcionkaakapitu" style:family="text">
      <style:text-properties fo:background-color="#80FFFF" style:text-underline-type="single" style:text-underline-style="solid" style:text-underline-width="auto" style:text-underline-mode="continuous"/>
    </style:style>
    <style:style style:name="T1053" style:parent-style-name="Domyślnaczcionkaakapitu" style:family="text">
      <style:text-properties style:text-underline-type="single" style:text-underline-style="solid" style:text-underline-width="auto" style:text-underline-mode="continuous"/>
    </style:style>
    <style:style style:name="T1054" style:parent-style-name="Domyślnaczcionkaakapitu" style:family="text">
      <style:text-properties fo:background-color="#80FFFF" style:text-underline-type="single" style:text-underline-style="solid" style:text-underline-width="auto" style:text-underline-mode="continuous"/>
    </style:style>
    <style:style style:name="T1055" style:parent-style-name="Domyślnaczcionkaakapitu" style:family="text">
      <style:text-properties style:text-underline-type="single" style:text-underline-style="solid" style:text-underline-width="auto" style:text-underline-mode="continuous"/>
    </style:style>
    <style:style style:name="T1056" style:parent-style-name="Domyślnaczcionkaakapitu" style:family="text">
      <style:text-properties fo:background-color="#80FFFF" style:text-underline-type="single" style:text-underline-style="solid" style:text-underline-width="auto" style:text-underline-mode="continuous"/>
    </style:style>
    <style:style style:name="P1057" style:parent-style-name="Normalny" style:family="paragraph">
      <style:paragraph-properties fo:text-align="justify" fo:line-height="150%" fo:text-indent="0.25in"/>
    </style:style>
    <style:style style:name="P1058" style:parent-style-name="Normalny" style:family="paragraph">
      <style:paragraph-properties fo:text-align="justify" fo:line-height="150%" fo:text-indent="0.25in"/>
    </style:style>
    <style:style style:name="P1059" style:parent-style-name="Normalny" style:family="paragraph">
      <style:paragraph-properties fo:text-align="justify" fo:line-height="150%"/>
    </style:style>
    <style:style style:name="T1060" style:parent-style-name="Domyślnaczcionkaakapitu" style:family="text">
      <style:text-properties style:text-underline-type="single" style:text-underline-style="solid" style:text-underline-width="auto" style:text-underline-mode="continuous"/>
    </style:style>
    <style:style style:name="P1061" style:parent-style-name="Normalny" style:family="paragraph">
      <style:paragraph-properties fo:text-align="justify" fo:line-height="150%"/>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P1064" style:parent-style-name="Normalny" style:family="paragraph">
      <style:paragraph-properties fo:text-align="justify" fo:line-height="150%"/>
    </style:style>
    <style:style style:name="T1065" style:parent-style-name="Domyślnaczcionkaakapitu" style:family="text">
      <style:text-properties fo:background-color="#80FFFF" style:text-underline-type="single" style:text-underline-style="solid" style:text-underline-width="auto" style:text-underline-mode="continuous"/>
    </style:style>
    <style:style style:name="T1066" style:parent-style-name="Domyślnaczcionkaakapitu" style:family="text">
      <style:text-properties style:text-underline-type="single" style:text-underline-style="solid" style:text-underline-width="auto" style:text-underline-mode="continuous"/>
    </style:style>
    <style:style style:name="T1067" style:parent-style-name="Domyślnaczcionkaakapitu" style:family="text">
      <style:text-properties fo:background-color="#80FFFF" style:text-underline-type="single" style:text-underline-style="solid" style:text-underline-width="auto" style:text-underline-mode="continuous"/>
    </style:style>
    <style:style style:name="T1068" style:parent-style-name="Domyślnaczcionkaakapitu" style:family="text">
      <style:text-properties style:text-underline-type="single" style:text-underline-style="solid" style:text-underline-width="auto" style:text-underline-mode="continuous"/>
    </style:style>
    <style:style style:name="T1069" style:parent-style-name="Domyślnaczcionkaakapitu" style:family="text">
      <style:text-properties fo:background-color="#80FFFF" style:text-underline-type="single" style:text-underline-style="solid" style:text-underline-width="auto" style:text-underline-mode="continuous"/>
    </style:style>
    <style:style style:name="P1070" style:parent-style-name="Normalny" style:family="paragraph">
      <style:paragraph-properties fo:text-align="justify" fo:line-height="150%" fo:text-indent="0.25in"/>
    </style:style>
    <style:style style:name="P1071" style:parent-style-name="Normalny" style:family="paragraph">
      <style:paragraph-properties fo:text-align="justify" fo:line-height="150%" fo:text-indent="0.25in"/>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P1076" style:parent-style-name="Normalny" style:family="paragraph">
      <style:paragraph-properties fo:text-align="justify" fo:line-height="150%" fo:text-indent="0.25in"/>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P1079" style:parent-style-name="Normalny" style:family="paragraph">
      <style:paragraph-properties fo:text-align="justify" fo:line-height="150%" fo:text-indent="0.25in"/>
    </style:style>
    <style:style style:name="T1080" style:parent-style-name="Domyślnaczcionkaakapitu" style:family="text">
      <style:text-properties fo:background-color="#80FFFF"/>
    </style:style>
    <style:style style:name="P1081" style:parent-style-name="Normalny" style:family="paragraph">
      <style:paragraph-properties fo:text-align="justify" fo:line-height="150%"/>
    </style:style>
    <style:style style:name="T1082" style:parent-style-name="Domyślnaczcionkaakapitu" style:family="text">
      <style:text-properties style:text-underline-type="single" style:text-underline-style="solid" style:text-underline-width="auto" style:text-underline-mode="continuous"/>
    </style:style>
    <style:style style:name="P1083" style:parent-style-name="Normalny" style:family="paragraph">
      <style:paragraph-properties fo:text-align="justify" fo:line-height="150%" fo:text-indent="0.25in"/>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P1087" style:parent-style-name="Normalny" style:family="paragraph">
      <style:paragraph-properties fo:text-align="justify" fo:line-height="150%" fo:text-indent="0.25in"/>
    </style:style>
    <style:style style:name="P1088" style:parent-style-name="Normalny" style:family="paragraph">
      <style:paragraph-properties fo:text-align="justify" fo:line-height="150%" fo:text-indent="0.25in"/>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P1091" style:parent-style-name="Normalny" style:family="paragraph">
      <style:paragraph-properties fo:text-align="justify" fo:line-height="150%" fo:text-indent="0.25in"/>
    </style:style>
    <style:style style:name="P1092" style:parent-style-name="Normalny" style:family="paragraph">
      <style:paragraph-properties fo:text-align="justify" fo:line-height="150%"/>
    </style:style>
    <style:style style:name="T1093" style:parent-style-name="Domyślnaczcionkaakapitu" style:family="text">
      <style:text-properties style:text-underline-type="single" style:text-underline-style="solid" style:text-underline-width="auto" style:text-underline-mode="continuous"/>
    </style:style>
    <style:style style:name="P1094" style:parent-style-name="Normalny" style:family="paragraph">
      <style:paragraph-properties fo:text-align="justify" fo:line-height="150%" fo:text-indent="0.25in"/>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P1099" style:parent-style-name="Normalny" style:family="paragraph">
      <style:paragraph-properties fo:text-align="justify" fo:line-height="150%"/>
    </style:style>
    <style:style style:name="T1100" style:parent-style-name="Domyślnaczcionkaakapitu" style:family="text">
      <style:text-properties fo:background-color="#80FFFF" style:text-underline-type="single" style:text-underline-style="solid" style:text-underline-width="auto" style:text-underline-mode="continuous"/>
    </style:style>
    <style:style style:name="T1101" style:parent-style-name="Domyślnaczcionkaakapitu" style:family="text">
      <style:text-properties style:text-underline-type="single" style:text-underline-style="solid" style:text-underline-width="auto" style:text-underline-mode="continuous"/>
    </style:style>
    <style:style style:name="T1102" style:parent-style-name="Domyślnaczcionkaakapitu" style:family="text">
      <style:text-properties fo:background-color="#80FFFF" style:text-underline-type="single" style:text-underline-style="solid" style:text-underline-width="auto" style:text-underline-mode="continuous"/>
    </style:style>
    <style:style style:name="T1103" style:parent-style-name="Domyślnaczcionkaakapitu" style:family="text">
      <style:text-properties style:text-underline-type="single" style:text-underline-style="solid" style:text-underline-width="auto" style:text-underline-mode="continuous"/>
    </style:style>
    <style:style style:name="T1104" style:parent-style-name="Domyślnaczcionkaakapitu" style:family="text">
      <style:text-properties fo:background-color="#80FFFF" style:text-underline-type="single" style:text-underline-style="solid" style:text-underline-width="auto" style:text-underline-mode="continuous"/>
    </style:style>
    <style:style style:name="P1105" style:parent-style-name="Normalny" style:family="paragraph">
      <style:paragraph-properties fo:text-align="justify" fo:line-height="150%" fo:text-indent="0.25in"/>
    </style:style>
    <style:style style:name="P1106" style:parent-style-name="Normalny" style:family="paragraph">
      <style:paragraph-properties fo:text-align="justify" fo:line-height="150%"/>
    </style:style>
    <style:style style:name="T1107" style:parent-style-name="Domyślnaczcionkaakapitu" style:family="text">
      <style:text-properties style:text-underline-type="single" style:text-underline-style="solid" style:text-underline-width="auto" style:text-underline-mode="continuous"/>
    </style:style>
    <style:style style:name="T1108" style:parent-style-name="Domyślnaczcionkaakapitu" style:family="text">
      <style:text-properties fo:background-color="#80FFFF" style:text-underline-type="single" style:text-underline-style="solid" style:text-underline-width="auto" style:text-underline-mode="continuous"/>
    </style:style>
    <style:style style:name="T1109" style:parent-style-name="Domyślnaczcionkaakapitu" style:family="text">
      <style:text-properties style:text-underline-type="single" style:text-underline-style="solid" style:text-underline-width="auto" style:text-underline-mode="continuous"/>
    </style:style>
    <style:style style:name="P1110" style:parent-style-name="Normalny" style:family="paragraph">
      <style:paragraph-properties fo:text-align="justify" fo:line-height="150%" fo:text-indent="0.25in"/>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P1116" style:parent-style-name="Normalny" style:family="paragraph">
      <style:paragraph-properties fo:text-align="justify" fo:line-height="150%" fo:text-indent="0.25in"/>
    </style:style>
    <style:style style:name="T1117" style:parent-style-name="Domyślnaczcionkaakapitu" style:family="text">
      <style:text-properties fo:background-color="#80FFFF"/>
    </style:style>
    <style:style style:name="P1118" style:parent-style-name="Normalny" style:family="paragraph">
      <style:paragraph-properties fo:text-align="justify" fo:line-height="150%" fo:text-indent="0.25in"/>
    </style:style>
    <style:style style:name="P1119" style:parent-style-name="Normalny" style:family="paragraph">
      <style:paragraph-properties fo:text-align="justify" fo:line-height="150%"/>
    </style:style>
    <style:style style:name="T1120" style:parent-style-name="Domyślnaczcionkaakapitu" style:family="text">
      <style:text-properties style:text-underline-type="single" style:text-underline-style="solid" style:text-underline-width="auto" style:text-underline-mode="continuous"/>
    </style:style>
    <style:style style:name="P1121" style:parent-style-name="Normalny" style:family="paragraph">
      <style:paragraph-properties fo:text-align="justify" fo:line-height="150%" fo:text-indent="0.25in"/>
    </style:style>
    <style:style style:name="T1122" style:parent-style-name="Domyślnaczcionkaakapitu" style:family="text">
      <style:text-properties fo:background-color="#80FFFF"/>
    </style:style>
    <style:style style:name="P1123" style:parent-style-name="Normalny" style:family="paragraph">
      <style:paragraph-properties fo:text-align="justify" fo:line-height="150%"/>
    </style:style>
    <style:style style:name="T1124" style:parent-style-name="Domyślnaczcionkaakapitu" style:family="text">
      <style:text-properties style:text-underline-type="single" style:text-underline-style="solid" style:text-underline-width="auto" style:text-underline-mode="continuous"/>
    </style:style>
    <style:style style:name="T1125" style:parent-style-name="Domyślnaczcionkaakapitu" style:family="text">
      <style:text-properties fo:background-color="#80FFFF" style:text-underline-type="single" style:text-underline-style="solid" style:text-underline-width="auto" style:text-underline-mode="continuous"/>
    </style:style>
    <style:style style:name="T1126" style:parent-style-name="Domyślnaczcionkaakapitu" style:family="text">
      <style:text-properties style:text-underline-type="single" style:text-underline-style="solid" style:text-underline-width="auto" style:text-underline-mode="continuous"/>
    </style:style>
    <style:style style:name="P1127" style:parent-style-name="Normalny" style:family="paragraph">
      <style:paragraph-properties fo:text-align="justify" fo:line-height="150%" fo:text-indent="0.25in"/>
    </style:style>
    <style:style style:name="P1128" style:parent-style-name="Normalny" style:family="paragraph">
      <style:paragraph-properties fo:text-align="justify" fo:line-height="150%" fo:text-indent="0.25in"/>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P1132" style:parent-style-name="Normalny" style:family="paragraph">
      <style:paragraph-properties fo:text-align="justify" fo:line-height="150%" fo:text-indent="0.25in"/>
    </style:style>
    <style:style style:name="T1133" style:parent-style-name="Domyślnaczcionkaakapitu" style:family="text">
      <style:text-properties fo:background-color="#80FFFF"/>
    </style:style>
    <style:style style:name="P1134" style:parent-style-name="Normalny" style:family="paragraph">
      <style:paragraph-properties fo:text-align="justify" fo:line-height="150%" fo:margin-left="0.25in" fo:text-indent="-0.25in">
        <style:tab-stops/>
      </style:paragraph-properties>
    </style:style>
    <style:style style:name="T1135" style:parent-style-name="Domyślnaczcionkaakapitu" style:family="text">
      <style:text-properties style:text-underline-type="single" style:text-underline-style="solid" style:text-underline-width="auto" style:text-underline-mode="continuous"/>
    </style:style>
    <style:style style:name="T1136" style:parent-style-name="Domyślnaczcionkaakapitu" style:family="text">
      <style:text-properties fo:background-color="#80FFFF" style:text-underline-type="single" style:text-underline-style="solid" style:text-underline-width="auto" style:text-underline-mode="continuous"/>
    </style:style>
    <style:style style:name="T1137" style:parent-style-name="Domyślnaczcionkaakapitu" style:family="text">
      <style:text-properties style:text-underline-type="single" style:text-underline-style="solid" style:text-underline-width="auto" style:text-underline-mode="continuous"/>
    </style:style>
    <style:style style:name="P1138" style:parent-style-name="Normalny" style:family="paragraph">
      <style:paragraph-properties fo:text-align="justify" fo:line-height="150%" fo:text-indent="0.25in"/>
    </style:style>
    <style:style style:name="P1139" style:parent-style-name="Normalny" style:family="paragraph">
      <style:paragraph-properties fo:text-align="justify" fo:line-height="150%"/>
    </style:style>
    <style:style style:name="T1140" style:parent-style-name="Domyślnaczcionkaakapitu" style:family="text">
      <style:text-properties style:text-underline-type="single" style:text-underline-style="solid" style:text-underline-width="auto" style:text-underline-mode="continuous"/>
    </style:style>
    <style:style style:name="P1141" style:parent-style-name="Normalny" style:family="paragraph">
      <style:paragraph-properties fo:text-align="justify" fo:line-height="150%" fo:text-indent="0.25in"/>
    </style:style>
    <style:style style:name="P1142" style:parent-style-name="Normalny" style:family="paragraph">
      <style:paragraph-properties fo:text-align="justify" fo:line-height="150%"/>
    </style:style>
    <style:style style:name="T1143" style:parent-style-name="Domyślnaczcionkaakapitu" style:family="text">
      <style:text-properties fo:background-color="#80FFFF" style:text-underline-type="single" style:text-underline-style="solid" style:text-underline-width="auto" style:text-underline-mode="continuous"/>
    </style:style>
    <style:style style:name="T1144" style:parent-style-name="Domyślnaczcionkaakapitu" style:family="text">
      <style:text-properties style:text-underline-type="single" style:text-underline-style="solid" style:text-underline-width="auto" style:text-underline-mode="continuous"/>
    </style:style>
    <style:style style:name="T1145" style:parent-style-name="Domyślnaczcionkaakapitu" style:family="text">
      <style:text-properties fo:background-color="#80FFFF" style:text-underline-type="single" style:text-underline-style="solid" style:text-underline-width="auto" style:text-underline-mode="continuous"/>
    </style:style>
    <style:style style:name="T1146" style:parent-style-name="Domyślnaczcionkaakapitu" style:family="text">
      <style:text-properties style:text-underline-type="single" style:text-underline-style="solid" style:text-underline-width="auto" style:text-underline-mode="continuous"/>
    </style:style>
    <style:style style:name="T1147" style:parent-style-name="Domyślnaczcionkaakapitu" style:family="text">
      <style:text-properties fo:background-color="#80FFFF" style:text-underline-type="single" style:text-underline-style="solid" style:text-underline-width="auto" style:text-underline-mode="continuous"/>
    </style:style>
    <style:style style:name="P1148" style:parent-style-name="Normalny" style:family="paragraph">
      <style:paragraph-properties fo:text-align="justify" fo:line-height="150%" fo:text-indent="0.25in"/>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P1157" style:parent-style-name="Normalny" style:family="paragraph">
      <style:paragraph-properties fo:text-align="justify" fo:line-height="150%" fo:text-indent="0.25in"/>
    </style:style>
    <style:style style:name="T1158" style:parent-style-name="Domyślnaczcionkaakapitu" style:family="text">
      <style:text-properties fo:background-color="#80FFFF"/>
    </style:style>
    <style:style style:name="P1159" style:parent-style-name="Normalny" style:family="paragraph">
      <style:paragraph-properties fo:text-align="justify" fo:line-height="150%"/>
    </style:style>
    <style:style style:name="T1160" style:parent-style-name="Domyślnaczcionkaakapitu" style:family="text">
      <style:text-properties style:text-underline-type="single" style:text-underline-style="solid" style:text-underline-width="auto" style:text-underline-mode="continuous"/>
    </style:style>
    <style:style style:name="T1161" style:parent-style-name="Domyślnaczcionkaakapitu" style:family="text">
      <style:text-properties fo:background-color="#80FFFF" style:text-underline-type="single" style:text-underline-style="solid" style:text-underline-width="auto" style:text-underline-mode="continuous"/>
    </style:style>
    <style:style style:name="T1162" style:parent-style-name="Domyślnaczcionkaakapitu" style:family="text">
      <style:text-properties style:text-underline-type="single" style:text-underline-style="solid" style:text-underline-width="auto" style:text-underline-mode="continuous"/>
    </style:style>
    <style:style style:name="T1163" style:parent-style-name="Domyślnaczcionkaakapitu" style:family="text">
      <style:text-properties fo:background-color="#80FFFF" style:text-underline-type="single" style:text-underline-style="solid" style:text-underline-width="auto" style:text-underline-mode="continuous"/>
    </style:style>
    <style:style style:name="P1164" style:parent-style-name="Normalny" style:family="paragraph">
      <style:paragraph-properties fo:text-align="justify" fo:line-height="150%" fo:text-indent="0.25in"/>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P1167" style:parent-style-name="Normalny" style:family="paragraph">
      <style:paragraph-properties fo:text-align="justify" fo:line-height="150%" fo:text-indent="0.25in"/>
    </style:style>
    <style:style style:name="T1168" style:parent-style-name="Domyślnaczcionkaakapitu" style:family="text">
      <style:text-properties fo:background-color="#80FFFF"/>
    </style:style>
    <style:style style:name="P1169" style:parent-style-name="Normalny" style:family="paragraph">
      <style:paragraph-properties fo:text-align="justify" fo:line-height="150%"/>
    </style:style>
    <style:style style:name="T1170" style:parent-style-name="Domyślnaczcionkaakapitu" style:family="text">
      <style:text-properties style:text-underline-type="single" style:text-underline-style="solid" style:text-underline-width="auto" style:text-underline-mode="continuous"/>
    </style:style>
    <style:style style:name="P1171" style:parent-style-name="Normalny" style:family="paragraph">
      <style:paragraph-properties fo:text-align="justify" fo:line-height="150%" fo:text-indent="0.25in"/>
    </style:style>
    <style:style style:name="T1172" style:parent-style-name="Domyślnaczcionkaakapitu" style:family="text">
      <style:text-properties fo:background-color="#80FFFF"/>
    </style:style>
    <style:style style:name="P1173" style:parent-style-name="Normalny" style:family="paragraph">
      <style:paragraph-properties fo:text-align="justify" fo:line-height="150%"/>
    </style:style>
    <style:style style:name="T1174" style:parent-style-name="Domyślnaczcionkaakapitu" style:family="text">
      <style:text-properties style:text-underline-type="single" style:text-underline-style="solid" style:text-underline-width="auto" style:text-underline-mode="continuous"/>
    </style:style>
    <style:style style:name="T1175" style:parent-style-name="Domyślnaczcionkaakapitu" style:family="text">
      <style:text-properties fo:background-color="#80FFFF" style:text-underline-type="single" style:text-underline-style="solid" style:text-underline-width="auto" style:text-underline-mode="continuous"/>
    </style:style>
    <style:style style:name="T1176" style:parent-style-name="Domyślnaczcionkaakapitu" style:family="text">
      <style:text-properties style:text-underline-type="single" style:text-underline-style="solid" style:text-underline-width="auto" style:text-underline-mode="continuous"/>
    </style:style>
    <style:style style:name="T1177" style:parent-style-name="Domyślnaczcionkaakapitu" style:family="text">
      <style:text-properties fo:background-color="#80FFFF" style:text-underline-type="single" style:text-underline-style="solid" style:text-underline-width="auto" style:text-underline-mode="continuous"/>
    </style:style>
    <style:style style:name="T1178" style:parent-style-name="Domyślnaczcionkaakapitu" style:family="text">
      <style:text-properties style:text-underline-type="single" style:text-underline-style="solid" style:text-underline-width="auto" style:text-underline-mode="continuous"/>
    </style:style>
    <style:style style:name="P1179" style:parent-style-name="Normalny" style:family="paragraph">
      <style:paragraph-properties fo:text-align="justify" fo:line-height="150%" fo:text-indent="0.25in"/>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P1188" style:parent-style-name="Normalny" style:family="paragraph">
      <style:paragraph-properties fo:text-align="justify" fo:line-height="150%" fo:text-indent="0.25in"/>
    </style:style>
    <style:style style:name="P1189" style:parent-style-name="Normalny" style:family="paragraph">
      <style:paragraph-properties fo:text-align="justify" fo:line-height="150%" fo:text-indent="0.25in"/>
    </style:style>
    <style:style style:name="P1190" style:parent-style-name="Normalny" style:family="paragraph">
      <style:paragraph-properties fo:text-align="justify" fo:line-height="150%" fo:text-indent="0.25in"/>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P1194" style:parent-style-name="Normalny" style:family="paragraph">
      <style:paragraph-properties fo:text-align="justify" fo:line-height="150%" fo:text-indent="0.25in"/>
    </style:style>
    <style:style style:name="P1195" style:parent-style-name="Normalny" style:family="paragraph">
      <style:paragraph-properties fo:text-align="justify" fo:line-height="150%" fo:margin-left="0.25in" fo:text-indent="-0.25in">
        <style:tab-stops/>
      </style:paragraph-properties>
    </style:style>
    <style:style style:name="T1196" style:parent-style-name="Domyślnaczcionkaakapitu" style:family="text">
      <style:text-properties fo:background-color="#80FFFF" style:text-underline-type="single" style:text-underline-style="solid" style:text-underline-width="auto" style:text-underline-mode="continuous"/>
    </style:style>
    <style:style style:name="T1197" style:parent-style-name="Domyślnaczcionkaakapitu" style:family="text">
      <style:text-properties style:text-underline-type="single" style:text-underline-style="solid" style:text-underline-width="auto" style:text-underline-mode="continuous"/>
    </style:style>
    <style:style style:name="T1198" style:parent-style-name="Domyślnaczcionkaakapitu" style:family="text">
      <style:text-properties fo:background-color="#80FFFF" style:text-underline-type="single" style:text-underline-style="solid" style:text-underline-width="auto" style:text-underline-mode="continuous"/>
    </style:style>
    <style:style style:name="T1199" style:parent-style-name="Domyślnaczcionkaakapitu" style:family="text">
      <style:text-properties style:text-underline-type="single" style:text-underline-style="solid" style:text-underline-width="auto" style:text-underline-mode="continuous"/>
    </style:style>
    <style:style style:name="T1200" style:parent-style-name="Domyślnaczcionkaakapitu" style:family="text">
      <style:text-properties fo:background-color="#80FFFF" style:text-underline-type="single" style:text-underline-style="solid" style:text-underline-width="auto" style:text-underline-mode="continuous"/>
    </style:style>
    <style:style style:name="P1201" style:parent-style-name="Normalny" style:family="paragraph">
      <style:paragraph-properties fo:text-align="justify" fo:line-height="150%" fo:text-indent="0.25in"/>
    </style:style>
    <style:style style:name="P1202" style:parent-style-name="Normalny" style:family="paragraph">
      <style:paragraph-properties fo:text-align="justify" fo:line-height="150%" fo:text-indent="0.25in"/>
    </style:style>
    <style:style style:name="P1203" style:parent-style-name="Normalny" style:family="paragraph">
      <style:paragraph-properties fo:text-align="justify" fo:line-height="150%"/>
    </style:style>
    <style:style style:name="T1204" style:parent-style-name="Domyślnaczcionkaakapitu" style:family="text">
      <style:text-properties style:text-underline-type="single" style:text-underline-style="solid" style:text-underline-width="auto" style:text-underline-mode="continuous"/>
    </style:style>
    <style:style style:name="T1205" style:parent-style-name="Domyślnaczcionkaakapitu" style:family="text">
      <style:text-properties fo:background-color="#80FFFF" style:text-underline-type="single" style:text-underline-style="solid" style:text-underline-width="auto" style:text-underline-mode="continuous"/>
    </style:style>
    <style:style style:name="T1206" style:parent-style-name="Domyślnaczcionkaakapitu" style:family="text">
      <style:text-properties style:text-underline-type="single" style:text-underline-style="solid" style:text-underline-width="auto" style:text-underline-mode="continuous"/>
    </style:style>
    <style:style style:name="P1207" style:parent-style-name="Normalny" style:family="paragraph">
      <style:paragraph-properties fo:text-align="justify" fo:line-height="150%" fo:text-indent="0.25in"/>
    </style:style>
    <style:style style:name="T1208" style:parent-style-name="Domyślnaczcionkaakapitu" style:family="text">
      <style:text-properties fo:background-color="#80FFFF"/>
    </style:style>
    <style:style style:name="P1209" style:parent-style-name="Normalny" style:family="paragraph">
      <style:paragraph-properties fo:text-align="justify" fo:line-height="150%"/>
    </style:style>
    <style:style style:name="T1210" style:parent-style-name="Domyślnaczcionkaakapitu" style:family="text">
      <style:text-properties fo:background-color="#80FFFF" style:text-underline-type="single" style:text-underline-style="solid" style:text-underline-width="auto" style:text-underline-mode="continuous"/>
    </style:style>
    <style:style style:name="T1211" style:parent-style-name="Domyślnaczcionkaakapitu" style:family="text">
      <style:text-properties style:text-underline-type="single" style:text-underline-style="solid" style:text-underline-width="auto" style:text-underline-mode="continuous"/>
    </style:style>
    <style:style style:name="T1212" style:parent-style-name="Domyślnaczcionkaakapitu" style:family="text">
      <style:text-properties fo:background-color="#80FFFF" style:text-underline-type="single" style:text-underline-style="solid" style:text-underline-width="auto" style:text-underline-mode="continuous"/>
    </style:style>
    <style:style style:name="T1213" style:parent-style-name="Domyślnaczcionkaakapitu" style:family="text">
      <style:text-properties style:text-underline-type="single" style:text-underline-style="solid" style:text-underline-width="auto" style:text-underline-mode="continuous"/>
    </style:style>
    <style:style style:name="T1214" style:parent-style-name="Domyślnaczcionkaakapitu" style:family="text">
      <style:text-properties fo:background-color="#80FFFF" style:text-underline-type="single" style:text-underline-style="solid" style:text-underline-width="auto" style:text-underline-mode="continuous"/>
    </style:style>
    <style:style style:name="P1215" style:parent-style-name="Normalny" style:family="paragraph">
      <style:paragraph-properties fo:text-align="justify" fo:line-height="150%" fo:text-indent="0.25in"/>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P1219" style:parent-style-name="Normalny" style:family="paragraph">
      <style:paragraph-properties fo:text-align="justify" fo:line-height="150%"/>
    </style:style>
    <style:style style:name="T1220" style:parent-style-name="Domyślnaczcionkaakapitu" style:family="text">
      <style:text-properties style:text-underline-type="single" style:text-underline-style="solid" style:text-underline-width="auto" style:text-underline-mode="continuous"/>
    </style:style>
    <style:style style:name="T1221" style:parent-style-name="Domyślnaczcionkaakapitu" style:family="text">
      <style:text-properties fo:background-color="#80FFFF" style:text-underline-type="single" style:text-underline-style="solid" style:text-underline-width="auto" style:text-underline-mode="continuous"/>
    </style:style>
    <style:style style:name="T1222" style:parent-style-name="Domyślnaczcionkaakapitu" style:family="text">
      <style:text-properties style:text-underline-type="single" style:text-underline-style="solid" style:text-underline-width="auto" style:text-underline-mode="continuous"/>
    </style:style>
    <style:style style:name="P1223" style:parent-style-name="Normalny" style:family="paragraph">
      <style:paragraph-properties fo:text-align="justify" fo:line-height="150%" fo:text-indent="0.25in"/>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P1228" style:parent-style-name="Normalny" style:family="paragraph">
      <style:paragraph-properties fo:text-align="justify" fo:line-height="150%"/>
    </style:style>
    <style:style style:name="T1229" style:parent-style-name="Domyślnaczcionkaakapitu" style:family="text">
      <style:text-properties fo:background-color="#80FFFF" style:text-underline-type="single" style:text-underline-style="solid" style:text-underline-width="auto" style:text-underline-mode="continuous"/>
    </style:style>
    <style:style style:name="T1230" style:parent-style-name="Domyślnaczcionkaakapitu" style:family="text">
      <style:text-properties style:text-underline-type="single" style:text-underline-style="solid" style:text-underline-width="auto" style:text-underline-mode="continuous"/>
    </style:style>
    <style:style style:name="T1231" style:parent-style-name="Domyślnaczcionkaakapitu" style:family="text">
      <style:text-properties fo:background-color="#80FFFF" style:text-underline-type="single" style:text-underline-style="solid" style:text-underline-width="auto" style:text-underline-mode="continuous"/>
    </style:style>
    <style:style style:name="T1232" style:parent-style-name="Domyślnaczcionkaakapitu" style:family="text">
      <style:text-properties style:text-underline-type="single" style:text-underline-style="solid" style:text-underline-width="auto" style:text-underline-mode="continuous"/>
    </style:style>
    <style:style style:name="T1233" style:parent-style-name="Domyślnaczcionkaakapitu" style:family="text">
      <style:text-properties fo:background-color="#80FFFF" style:text-underline-type="single" style:text-underline-style="solid" style:text-underline-width="auto" style:text-underline-mode="continuous"/>
    </style:style>
    <style:style style:name="P1234" style:parent-style-name="Normalny" style:family="paragraph">
      <style:paragraph-properties fo:text-align="justify" fo:line-height="150%" fo:text-indent="0.25in"/>
    </style:style>
    <style:style style:name="P1235" style:parent-style-name="Normalny" style:family="paragraph">
      <style:paragraph-properties fo:text-align="justify" fo:line-height="150%"/>
    </style:style>
    <style:style style:name="T1236" style:parent-style-name="Domyślnaczcionkaakapitu" style:family="text">
      <style:text-properties style:text-underline-type="single" style:text-underline-style="solid" style:text-underline-width="auto" style:text-underline-mode="continuous"/>
    </style:style>
    <style:style style:name="T1237" style:parent-style-name="Domyślnaczcionkaakapitu" style:family="text">
      <style:text-properties fo:background-color="#80FFFF" style:text-underline-type="single" style:text-underline-style="solid" style:text-underline-width="auto" style:text-underline-mode="continuous"/>
    </style:style>
    <style:style style:name="T1238" style:parent-style-name="Domyślnaczcionkaakapitu" style:family="text">
      <style:text-properties style:text-underline-type="single" style:text-underline-style="solid" style:text-underline-width="auto" style:text-underline-mode="continuous"/>
    </style:style>
    <style:style style:name="P1239" style:parent-style-name="Normalny" style:family="paragraph">
      <style:paragraph-properties fo:text-align="justify" fo:line-height="150%" fo:text-indent="0.25in"/>
    </style:style>
    <style:style style:name="T1240" style:parent-style-name="Domyślnaczcionkaakapitu" style:family="text">
      <style:text-properties fo:background-color="#80FFFF" style:text-underline-type="single" style:text-underline-style="solid" style:text-underline-width="auto" style:text-underline-mode="continuous"/>
    </style:style>
    <style:style style:name="T1241" style:parent-style-name="Domyślnaczcionkaakapitu" style:family="text">
      <style:text-properties style:text-underline-type="single" style:text-underline-style="solid" style:text-underline-width="auto" style:text-underline-mode="continuous"/>
    </style:style>
    <style:style style:name="T1242" style:parent-style-name="Domyślnaczcionkaakapitu" style:family="text">
      <style:text-properties fo:background-color="#80FFFF" style:text-underline-type="single" style:text-underline-style="solid" style:text-underline-width="auto" style:text-underline-mode="continuous"/>
    </style:style>
    <style:style style:name="T1243" style:parent-style-name="Domyślnaczcionkaakapitu" style:family="text">
      <style:text-properties style:text-underline-type="single" style:text-underline-style="solid" style:text-underline-width="auto" style:text-underline-mode="continuous"/>
    </style:style>
    <style:style style:name="T1244" style:parent-style-name="Domyślnaczcionkaakapitu" style:family="text">
      <style:text-properties fo:background-color="#80FFFF" style:text-underline-type="single" style:text-underline-style="solid" style:text-underline-width="auto" style:text-underline-mode="continuous"/>
    </style:style>
    <style:style style:name="P1245" style:parent-style-name="Normalny" style:family="paragraph">
      <style:paragraph-properties fo:text-align="justify" fo:line-height="150%" fo:text-indent="0.25in"/>
    </style:style>
    <style:style style:name="P1246" style:parent-style-name="Normalny" style:family="paragraph">
      <style:paragraph-properties fo:text-align="justify" fo:line-height="150%" fo:text-indent="0.25in"/>
    </style:style>
    <style:style style:name="T1247" style:parent-style-name="Domyślnaczcionkaakapitu" style:family="text">
      <style:text-properties fo:background-color="#80FFFF"/>
    </style:style>
    <style:style style:name="P1248" style:parent-style-name="Normalny" style:family="paragraph">
      <style:paragraph-properties fo:text-align="justify" fo:line-height="150%" fo:text-indent="0.25in"/>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P1251" style:parent-style-name="Normalny" style:family="paragraph">
      <style:paragraph-properties fo:text-align="justify" fo:line-height="150%" fo:text-indent="0.25in"/>
    </style:style>
    <style:style style:name="P1252" style:parent-style-name="Normalny" style:family="paragraph">
      <style:paragraph-properties fo:text-align="justify" fo:line-height="150%"/>
    </style:style>
    <style:style style:name="T1253" style:parent-style-name="Domyślnaczcionkaakapitu" style:family="text">
      <style:text-properties style:text-underline-type="single" style:text-underline-style="solid" style:text-underline-width="auto" style:text-underline-mode="continuous"/>
    </style:style>
    <style:style style:name="T1254" style:parent-style-name="Domyślnaczcionkaakapitu" style:family="text">
      <style:text-properties fo:background-color="#80FFFF"/>
    </style:style>
    <style:style style:name="P1255" style:parent-style-name="Normalny" style:family="paragraph">
      <style:paragraph-properties fo:text-align="justify" fo:line-height="150%" fo:text-indent="0.25in"/>
    </style:style>
    <style:style style:name="P1256" style:parent-style-name="Normalny" style:family="paragraph">
      <style:paragraph-properties fo:text-align="justify" fo:line-height="150%"/>
    </style:style>
    <style:style style:name="T1257" style:parent-style-name="Domyślnaczcionkaakapitu" style:family="text">
      <style:text-properties style:text-underline-type="single" style:text-underline-style="solid" style:text-underline-width="auto" style:text-underline-mode="continuous"/>
    </style:style>
    <style:style style:name="P1258" style:parent-style-name="Normalny" style:family="paragraph">
      <style:paragraph-properties fo:text-align="justify" fo:line-height="150%" fo:text-indent="0.25in"/>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P1265" style:parent-style-name="Normalny" style:family="paragraph">
      <style:paragraph-properties fo:text-align="justify" fo:line-height="150%"/>
    </style:style>
    <style:style style:name="T1266" style:parent-style-name="Domyślnaczcionkaakapitu" style:family="text">
      <style:text-properties style:text-underline-type="single" style:text-underline-style="solid" style:text-underline-width="auto" style:text-underline-mode="continuous"/>
    </style:style>
    <style:style style:name="P1267" style:parent-style-name="Normalny" style:family="paragraph">
      <style:paragraph-properties fo:text-align="justify" fo:line-height="150%" fo:text-indent="0.25in"/>
    </style:style>
    <style:style style:name="P1268" style:parent-style-name="Normalny" style:family="paragraph">
      <style:paragraph-properties fo:text-align="justify" fo:line-height="150%"/>
    </style:style>
    <style:style style:name="T1269" style:parent-style-name="Domyślnaczcionkaakapitu" style:family="text">
      <style:text-properties fo:background-color="#80FFFF" style:text-underline-type="single" style:text-underline-style="solid" style:text-underline-width="auto" style:text-underline-mode="continuous"/>
    </style:style>
    <style:style style:name="T1270" style:parent-style-name="Domyślnaczcionkaakapitu" style:family="text">
      <style:text-properties style:text-underline-type="single" style:text-underline-style="solid" style:text-underline-width="auto" style:text-underline-mode="continuous"/>
    </style:style>
    <style:style style:name="T1271" style:parent-style-name="Domyślnaczcionkaakapitu" style:family="text">
      <style:text-properties fo:background-color="#80FFFF" style:text-underline-type="single" style:text-underline-style="solid" style:text-underline-width="auto" style:text-underline-mode="continuous"/>
    </style:style>
    <style:style style:name="T1272" style:parent-style-name="Domyślnaczcionkaakapitu" style:family="text">
      <style:text-properties style:text-underline-type="single" style:text-underline-style="solid" style:text-underline-width="auto" style:text-underline-mode="continuous"/>
    </style:style>
    <style:style style:name="P1273" style:parent-style-name="Normalny" style:family="paragraph">
      <style:paragraph-properties fo:text-align="justify" fo:line-height="150%" fo:text-indent="0.25in"/>
    </style:style>
    <style:style style:name="P1274" style:parent-style-name="Normalny" style:family="paragraph">
      <style:paragraph-properties fo:text-align="justify" fo:line-height="150%" fo:text-indent="0.25in"/>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P1283" style:parent-style-name="Normalny" style:family="paragraph">
      <style:paragraph-properties fo:text-align="justify" fo:line-height="150%"/>
    </style:style>
    <style:style style:name="P1284" style:parent-style-name="Normalny" style:family="paragraph">
      <style:paragraph-properties fo:text-align="justify" fo:line-height="150%" fo:text-indent="0.25in"/>
    </style:style>
    <style:style style:name="P1285" style:parent-style-name="Normalny" style:family="paragraph">
      <style:paragraph-properties fo:text-align="justify" fo:line-height="150%"/>
    </style:style>
    <style:style style:name="T1286" style:parent-style-name="Domyślnaczcionkaakapitu" style:family="text">
      <style:text-properties style:text-underline-type="single" style:text-underline-style="solid" style:text-underline-width="auto" style:text-underline-mode="continuous"/>
    </style:style>
    <style:style style:name="T1287" style:parent-style-name="Domyślnaczcionkaakapitu" style:family="text">
      <style:text-properties fo:background-color="#80FFFF" style:text-underline-type="single" style:text-underline-style="solid" style:text-underline-width="auto" style:text-underline-mode="continuous"/>
    </style:style>
    <style:style style:name="P1288" style:parent-style-name="Normalny" style:family="paragraph">
      <style:paragraph-properties fo:text-align="justify" fo:line-height="150%" fo:text-indent="0.25in"/>
    </style:style>
    <style:style style:name="P1289" style:parent-style-name="Normalny" style:family="paragraph">
      <style:paragraph-properties fo:text-align="justify" fo:line-height="150%"/>
    </style:style>
    <style:style style:name="T1290" style:parent-style-name="Domyślnaczcionkaakapitu" style:family="text">
      <style:text-properties style:text-underline-type="single" style:text-underline-style="solid" style:text-underline-width="auto" style:text-underline-mode="continuous"/>
    </style:style>
    <style:style style:name="P1291" style:parent-style-name="Normalny" style:family="paragraph">
      <style:paragraph-properties fo:text-align="justify" fo:line-height="150%" fo:text-indent="0.25in"/>
    </style:style>
    <style:style style:name="T1292" style:parent-style-name="Domyślnaczcionkaakapitu" style:family="text">
      <style:text-properties fo:background-color="#80FFFF"/>
    </style:style>
    <style:style style:name="P1293" style:parent-style-name="Normalny" style:family="paragraph">
      <style:paragraph-properties fo:text-align="justify" fo:line-height="150%"/>
    </style:style>
    <style:style style:name="T1294" style:parent-style-name="Domyślnaczcionkaakapitu" style:family="text">
      <style:text-properties style:text-underline-type="single" style:text-underline-style="solid" style:text-underline-width="auto" style:text-underline-mode="continuous"/>
    </style:style>
    <style:style style:name="P1295" style:parent-style-name="Normalny" style:family="paragraph">
      <style:paragraph-properties fo:text-align="justify" fo:line-height="150%" fo:text-indent="0.25in"/>
    </style:style>
    <style:style style:name="T1296" style:parent-style-name="Domyślnaczcionkaakapitu" style:family="text">
      <style:text-properties fo:background-color="#80FFFF"/>
    </style:style>
    <style:style style:name="P1297" style:parent-style-name="Normalny" style:family="paragraph">
      <style:paragraph-properties fo:text-align="justify" fo:line-height="150%"/>
    </style:style>
    <style:style style:name="T1298" style:parent-style-name="Domyślnaczcionkaakapitu" style:family="text">
      <style:text-properties style:text-underline-type="single" style:text-underline-style="solid" style:text-underline-width="auto" style:text-underline-mode="continuous"/>
    </style:style>
    <style:style style:name="P1299" style:parent-style-name="Normalny" style:family="paragraph">
      <style:paragraph-properties fo:text-align="justify" fo:line-height="150%" fo:text-indent="0.25in"/>
    </style:style>
    <style:style style:name="P1300" style:parent-style-name="Normalny" style:family="paragraph">
      <style:paragraph-properties fo:text-align="justify" fo:line-height="150%"/>
    </style:style>
    <style:style style:name="T1301" style:parent-style-name="Domyślnaczcionkaakapitu" style:family="text">
      <style:text-properties style:text-underline-type="single" style:text-underline-style="solid" style:text-underline-width="auto" style:text-underline-mode="continuous"/>
    </style:style>
    <style:style style:name="P1302" style:parent-style-name="Normalny" style:family="paragraph">
      <style:paragraph-properties fo:text-align="justify" fo:line-height="150%" fo:text-indent="0.25in"/>
    </style:style>
    <style:style style:name="P1303" style:parent-style-name="Normalny" style:family="paragraph">
      <style:paragraph-properties fo:text-align="justify" fo:line-height="150%" fo:text-indent="0.25in"/>
    </style:style>
    <style:style style:name="P1304" style:parent-style-name="Normalny" style:family="paragraph">
      <style:paragraph-properties fo:text-align="justify" fo:line-height="150%"/>
    </style:style>
    <style:style style:name="T1305" style:parent-style-name="Domyślnaczcionkaakapitu" style:family="text">
      <style:text-properties style:text-underline-type="single" style:text-underline-style="solid" style:text-underline-width="auto" style:text-underline-mode="continuous"/>
    </style:style>
    <style:style style:name="P1306" style:parent-style-name="Normalny" style:family="paragraph">
      <style:paragraph-properties fo:text-align="justify" fo:line-height="150%" fo:text-indent="0.25in"/>
    </style:style>
    <style:style style:name="P1307" style:parent-style-name="Normalny" style:family="paragraph">
      <style:paragraph-properties fo:text-align="justify" fo:line-height="150%"/>
    </style:style>
    <style:style style:name="T1308" style:parent-style-name="Domyślnaczcionkaakapitu" style:family="text">
      <style:text-properties style:text-underline-type="single" style:text-underline-style="solid" style:text-underline-width="auto" style:text-underline-mode="continuous"/>
    </style:style>
    <style:style style:name="P1309" style:parent-style-name="Normalny" style:family="paragraph">
      <style:paragraph-properties fo:text-align="justify" fo:line-height="150%" fo:text-indent="0.25in"/>
    </style:style>
    <style:style style:name="T1310" style:parent-style-name="Domyślnaczcionkaakapitu" style:family="text">
      <style:text-properties fo:background-color="#80FFFF"/>
    </style:style>
    <style:style style:name="P1311" style:parent-style-name="Normalny" style:family="paragraph">
      <style:paragraph-properties fo:text-align="justify" fo:line-height="150%" fo:text-indent="0.25in"/>
    </style:style>
    <style:style style:name="T1312" style:parent-style-name="Domyślnaczcionkaakapitu" style:family="text">
      <style:text-properties fo:background-color="#80FFFF"/>
    </style:style>
    <style:style style:name="P1313" style:parent-style-name="Normalny" style:family="paragraph">
      <style:paragraph-properties fo:text-align="justify" fo:line-height="150%"/>
    </style:style>
    <style:style style:name="T1314" style:parent-style-name="Domyślnaczcionkaakapitu" style:family="text">
      <style:text-properties style:text-underline-type="single" style:text-underline-style="solid" style:text-underline-width="auto" style:text-underline-mode="continuous"/>
    </style:style>
    <style:style style:name="P1315" style:parent-style-name="Normalny" style:family="paragraph">
      <style:paragraph-properties fo:text-align="justify" fo:line-height="150%" fo:text-indent="0.25in"/>
    </style:style>
    <style:style style:name="P1316" style:parent-style-name="Normalny" style:family="paragraph">
      <style:paragraph-properties fo:text-align="justify" fo:line-height="150%" fo:text-indent="0.25in"/>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P1320" style:parent-style-name="Normalny" style:family="paragraph">
      <style:paragraph-properties fo:text-align="justify" fo:line-height="150%" fo:text-indent="0.25in"/>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P1323" style:parent-style-name="Normalny" style:family="paragraph">
      <style:paragraph-properties fo:text-align="justify" fo:line-height="150%"/>
    </style:style>
    <style:style style:name="T1324" style:parent-style-name="Domyślnaczcionkaakapitu" style:family="text">
      <style:text-properties style:text-underline-type="single" style:text-underline-style="solid" style:text-underline-width="auto" style:text-underline-mode="continuous"/>
    </style:style>
    <style:style style:name="P1325" style:parent-style-name="Normalny" style:family="paragraph">
      <style:paragraph-properties fo:text-align="justify" fo:line-height="150%" fo:text-indent="0.25in"/>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P1328" style:parent-style-name="Normalny" style:family="paragraph">
      <style:paragraph-properties fo:text-align="justify" fo:line-height="150%"/>
    </style:style>
    <style:style style:name="T1329" style:parent-style-name="Domyślnaczcionkaakapitu" style:family="text">
      <style:text-properties style:text-underline-type="single" style:text-underline-style="solid" style:text-underline-width="auto" style:text-underline-mode="continuous"/>
    </style:style>
    <style:style style:name="T1330" style:parent-style-name="Domyślnaczcionkaakapitu" style:family="text">
      <style:text-properties fo:background-color="#80FFFF" style:text-underline-type="single" style:text-underline-style="solid" style:text-underline-width="auto" style:text-underline-mode="continuous"/>
    </style:style>
    <style:style style:name="P1331" style:parent-style-name="Normalny" style:family="paragraph">
      <style:paragraph-properties fo:text-align="justify" fo:line-height="150%" fo:text-indent="0.25in"/>
    </style:style>
    <style:style style:name="P1332" style:parent-style-name="Normalny" style:family="paragraph">
      <style:paragraph-properties fo:text-align="justify" fo:line-height="150%"/>
    </style:style>
    <style:style style:name="T1333" style:parent-style-name="Domyślnaczcionkaakapitu" style:family="text">
      <style:text-properties style:text-underline-type="single" style:text-underline-style="solid" style:text-underline-width="auto" style:text-underline-mode="continuous"/>
    </style:style>
    <style:style style:name="P1334" style:parent-style-name="Normalny" style:family="paragraph">
      <style:paragraph-properties fo:text-align="justify" fo:line-height="150%" fo:text-indent="0.25in"/>
    </style:style>
    <style:style style:name="T1335" style:parent-style-name="Domyślnaczcionkaakapitu" style:family="text">
      <style:text-properties fo:background-color="#80FFFF"/>
    </style:style>
    <style:style style:name="P1336" style:parent-style-name="Normalny" style:family="paragraph">
      <style:paragraph-properties fo:text-align="justify" fo:line-height="150%" fo:text-indent="0.25in"/>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P1339" style:parent-style-name="Normalny" style:family="paragraph">
      <style:paragraph-properties fo:text-align="justify" fo:line-height="150%"/>
    </style:style>
    <style:style style:name="T1340" style:parent-style-name="Domyślnaczcionkaakapitu" style:family="text">
      <style:text-properties fo:background-color="#80FFFF" style:text-underline-type="single" style:text-underline-style="solid" style:text-underline-width="auto" style:text-underline-mode="continuous"/>
    </style:style>
    <style:style style:name="T1341" style:parent-style-name="Domyślnaczcionkaakapitu" style:family="text">
      <style:text-properties style:text-underline-type="single" style:text-underline-style="solid" style:text-underline-width="auto" style:text-underline-mode="continuous"/>
    </style:style>
    <style:style style:name="P1342" style:parent-style-name="Normalny" style:family="paragraph">
      <style:paragraph-properties fo:text-align="justify" fo:line-height="150%" fo:text-indent="0.25in"/>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P1345" style:parent-style-name="Normalny" style:family="paragraph">
      <style:paragraph-properties fo:text-align="justify" fo:line-height="150%" fo:text-indent="0.25in"/>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P1348" style:parent-style-name="Normalny" style:family="paragraph">
      <style:paragraph-properties fo:text-align="justify" fo:line-height="150%"/>
    </style:style>
    <style:style style:name="T1349" style:parent-style-name="Domyślnaczcionkaakapitu" style:family="text">
      <style:text-properties fo:background-color="#80FFFF" style:text-underline-type="single" style:text-underline-style="solid" style:text-underline-width="auto" style:text-underline-mode="continuous"/>
    </style:style>
    <style:style style:name="T1350" style:parent-style-name="Domyślnaczcionkaakapitu" style:family="text">
      <style:text-properties style:text-underline-type="single" style:text-underline-style="solid" style:text-underline-width="auto" style:text-underline-mode="continuous"/>
    </style:style>
    <style:style style:name="P1351" style:parent-style-name="Normalny" style:family="paragraph">
      <style:paragraph-properties fo:text-align="justify" fo:line-height="150%" fo:text-indent="0.25in"/>
    </style:style>
    <style:style style:name="P1352" style:parent-style-name="Normalny" style:family="paragraph">
      <style:paragraph-properties fo:text-align="justify" fo:line-height="150%"/>
    </style:style>
    <style:style style:name="T1353" style:parent-style-name="Domyślnaczcionkaakapitu" style:family="text">
      <style:text-properties style:text-underline-type="single" style:text-underline-style="solid" style:text-underline-width="auto" style:text-underline-mode="continuous"/>
    </style:style>
    <style:style style:name="P1354" style:parent-style-name="Normalny" style:family="paragraph">
      <style:paragraph-properties fo:text-align="justify" fo:line-height="150%" fo:text-indent="0.25in"/>
    </style:style>
    <style:style style:name="T1355" style:parent-style-name="Domyślnaczcionkaakapitu" style:family="text">
      <style:text-properties fo:background-color="#80FFFF"/>
    </style:style>
    <style:style style:name="P1356" style:parent-style-name="Normalny" style:family="paragraph">
      <style:paragraph-properties fo:text-align="justify" fo:line-height="150%" fo:text-indent="0.25in"/>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P1359" style:parent-style-name="Normalny" style:family="paragraph">
      <style:paragraph-properties fo:text-align="justify" fo:line-height="150%" fo:text-indent="0.25in"/>
    </style:style>
    <style:style style:name="P1360" style:parent-style-name="Normalny" style:family="paragraph">
      <style:paragraph-properties fo:text-align="justify" fo:line-height="150%"/>
    </style:style>
    <style:style style:name="T1361" style:parent-style-name="Domyślnaczcionkaakapitu" style:family="text">
      <style:text-properties style:text-underline-type="single" style:text-underline-style="solid" style:text-underline-width="auto" style:text-underline-mode="continuous"/>
    </style:style>
    <style:style style:name="P1362" style:parent-style-name="Normalny" style:family="paragraph">
      <style:paragraph-properties fo:text-align="justify" fo:line-height="150%" fo:text-indent="0.25in"/>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P1372" style:parent-style-name="Normalny" style:family="paragraph">
      <style:paragraph-properties fo:text-align="justify" fo:line-height="150%"/>
    </style:style>
    <style:style style:name="T1373" style:parent-style-name="Domyślnaczcionkaakapitu" style:family="text">
      <style:text-properties style:text-underline-type="single" style:text-underline-style="solid" style:text-underline-width="auto" style:text-underline-mode="continuous"/>
    </style:style>
    <style:style style:name="T1374" style:parent-style-name="Domyślnaczcionkaakapitu" style:family="text">
      <style:text-properties fo:background-color="#80FFFF" style:text-underline-type="single" style:text-underline-style="solid" style:text-underline-width="auto" style:text-underline-mode="continuous"/>
    </style:style>
    <style:style style:name="T1375" style:parent-style-name="Domyślnaczcionkaakapitu" style:family="text">
      <style:text-properties style:text-underline-type="single" style:text-underline-style="solid" style:text-underline-width="auto" style:text-underline-mode="continuous"/>
    </style:style>
    <style:style style:name="T1376" style:parent-style-name="Domyślnaczcionkaakapitu" style:family="text">
      <style:text-properties fo:background-color="#80FFFF" style:text-underline-type="single" style:text-underline-style="solid" style:text-underline-width="auto" style:text-underline-mode="continuous"/>
    </style:style>
    <style:style style:name="T1377" style:parent-style-name="Domyślnaczcionkaakapitu" style:family="text">
      <style:text-properties style:text-underline-type="single" style:text-underline-style="solid" style:text-underline-width="auto" style:text-underline-mode="continuous"/>
    </style:style>
    <style:style style:name="P1378" style:parent-style-name="Normalny" style:family="paragraph">
      <style:paragraph-properties fo:text-align="justify" fo:line-height="150%" fo:text-indent="0.25in"/>
    </style:style>
    <style:style style:name="P1379" style:parent-style-name="Normalny" style:family="paragraph">
      <style:paragraph-properties fo:text-align="justify" fo:line-height="150%" fo:text-indent="0.25in"/>
    </style:style>
    <style:style style:name="P1380" style:parent-style-name="Normalny" style:family="paragraph">
      <style:paragraph-properties fo:text-align="justify" fo:line-height="150%"/>
    </style:style>
    <style:style style:name="T1381" style:parent-style-name="Domyślnaczcionkaakapitu" style:family="text">
      <style:text-properties style:text-underline-type="single" style:text-underline-style="solid" style:text-underline-width="auto" style:text-underline-mode="continuous"/>
    </style:style>
    <style:style style:name="T1382" style:parent-style-name="Domyślnaczcionkaakapitu" style:family="text">
      <style:text-properties fo:background-color="#80FFFF" style:text-underline-type="single" style:text-underline-style="solid" style:text-underline-width="auto" style:text-underline-mode="continuous"/>
    </style:style>
    <style:style style:name="T1383" style:parent-style-name="Domyślnaczcionkaakapitu" style:family="text">
      <style:text-properties style:text-underline-type="single" style:text-underline-style="solid" style:text-underline-width="auto" style:text-underline-mode="continuous"/>
    </style:style>
    <style:style style:name="T1384" style:parent-style-name="Domyślnaczcionkaakapitu" style:family="text">
      <style:text-properties fo:background-color="#80FFFF" style:text-underline-type="single" style:text-underline-style="solid" style:text-underline-width="auto" style:text-underline-mode="continuous"/>
    </style:style>
    <style:style style:name="T1385" style:parent-style-name="Domyślnaczcionkaakapitu" style:family="text">
      <style:text-properties style:text-underline-type="single" style:text-underline-style="solid" style:text-underline-width="auto" style:text-underline-mode="continuous"/>
    </style:style>
    <style:style style:name="T1386" style:parent-style-name="Domyślnaczcionkaakapitu" style:family="text">
      <style:text-properties fo:background-color="#80FFFF" style:text-underline-type="single" style:text-underline-style="solid" style:text-underline-width="auto" style:text-underline-mode="continuous"/>
    </style:style>
    <style:style style:name="P1387" style:parent-style-name="Normalny" style:family="paragraph">
      <style:paragraph-properties fo:text-align="justify" fo:line-height="150%" fo:text-indent="0.25in"/>
    </style:style>
    <style:style style:name="P1388" style:parent-style-name="Normalny" style:family="paragraph">
      <style:paragraph-properties fo:text-align="justify" fo:line-height="150%"/>
    </style:style>
    <style:style style:name="T1389" style:parent-style-name="Domyślnaczcionkaakapitu" style:family="text">
      <style:text-properties style:text-underline-type="single" style:text-underline-style="solid" style:text-underline-width="auto" style:text-underline-mode="continuous"/>
    </style:style>
    <style:style style:name="T1390" style:parent-style-name="Domyślnaczcionkaakapitu" style:family="text">
      <style:text-properties fo:background-color="#80FFFF" style:text-underline-type="single" style:text-underline-style="solid" style:text-underline-width="auto" style:text-underline-mode="continuous"/>
    </style:style>
    <style:style style:name="T1391" style:parent-style-name="Domyślnaczcionkaakapitu" style:family="text">
      <style:text-properties style:text-underline-type="single" style:text-underline-style="solid" style:text-underline-width="auto" style:text-underline-mode="continuous"/>
    </style:style>
    <style:style style:name="P1392" style:parent-style-name="Normalny" style:family="paragraph">
      <style:paragraph-properties fo:text-align="justify" fo:line-height="150%" fo:text-indent="0.25in"/>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P1395" style:parent-style-name="Normalny" style:family="paragraph">
      <style:paragraph-properties fo:text-align="justify" fo:line-height="150%" fo:text-indent="0.25in"/>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P1398" style:parent-style-name="Normalny" style:family="paragraph">
      <style:paragraph-properties fo:text-align="justify" fo:line-height="150%"/>
    </style:style>
    <style:style style:name="T1399" style:parent-style-name="Domyślnaczcionkaakapitu" style:family="text">
      <style:text-properties fo:background-color="#80FFFF" style:text-underline-type="single" style:text-underline-style="solid" style:text-underline-width="auto" style:text-underline-mode="continuous"/>
    </style:style>
    <style:style style:name="T1400" style:parent-style-name="Domyślnaczcionkaakapitu" style:family="text">
      <style:text-properties style:text-underline-type="single" style:text-underline-style="solid" style:text-underline-width="auto" style:text-underline-mode="continuous"/>
    </style:style>
    <style:style style:name="T1401" style:parent-style-name="Domyślnaczcionkaakapitu" style:family="text">
      <style:text-properties fo:background-color="#80FFFF" style:text-underline-type="single" style:text-underline-style="solid" style:text-underline-width="auto" style:text-underline-mode="continuous"/>
    </style:style>
    <style:style style:name="T1402" style:parent-style-name="Domyślnaczcionkaakapitu" style:family="text">
      <style:text-properties style:text-underline-type="single" style:text-underline-style="solid" style:text-underline-width="auto" style:text-underline-mode="continuous"/>
    </style:style>
    <style:style style:name="T1403" style:parent-style-name="Domyślnaczcionkaakapitu" style:family="text">
      <style:text-properties fo:background-color="#80FFFF" style:text-underline-type="single" style:text-underline-style="solid" style:text-underline-width="auto" style:text-underline-mode="continuous"/>
    </style:style>
    <style:style style:name="P1404" style:parent-style-name="Normalny" style:family="paragraph">
      <style:paragraph-properties fo:text-align="justify" fo:line-height="150%" fo:text-indent="0.25in"/>
    </style:style>
    <style:style style:name="P1405" style:parent-style-name="Normalny" style:family="paragraph">
      <style:paragraph-properties fo:text-align="justify" fo:line-height="150%"/>
    </style:style>
    <style:style style:name="T1406" style:parent-style-name="Domyślnaczcionkaakapitu" style:family="text">
      <style:text-properties style:text-underline-type="single" style:text-underline-style="solid" style:text-underline-width="auto" style:text-underline-mode="continuous"/>
    </style:style>
    <style:style style:name="T1407" style:parent-style-name="Domyślnaczcionkaakapitu" style:family="text">
      <style:text-properties fo:background-color="#80FFFF" style:text-underline-type="single" style:text-underline-style="solid" style:text-underline-width="auto" style:text-underline-mode="continuous"/>
    </style:style>
    <style:style style:name="T1408" style:parent-style-name="Domyślnaczcionkaakapitu" style:family="text">
      <style:text-properties style:text-underline-type="single" style:text-underline-style="solid" style:text-underline-width="auto" style:text-underline-mode="continuous"/>
    </style:style>
    <style:style style:name="P1409" style:parent-style-name="Normalny" style:family="paragraph">
      <style:paragraph-properties fo:text-align="justify" fo:line-height="150%" fo:text-indent="0.25in"/>
    </style:style>
    <style:style style:name="P1410" style:parent-style-name="Normalny" style:family="paragraph">
      <style:paragraph-properties fo:text-align="justify" fo:line-height="150%"/>
    </style:style>
    <style:style style:name="T1411" style:parent-style-name="Domyślnaczcionkaakapitu" style:family="text">
      <style:text-properties style:text-underline-type="single" style:text-underline-style="solid" style:text-underline-width="auto" style:text-underline-mode="continuous"/>
    </style:style>
    <style:style style:name="T1412" style:parent-style-name="Domyślnaczcionkaakapitu" style:family="text">
      <style:text-properties fo:background-color="#80FFFF" style:text-underline-type="single" style:text-underline-style="solid" style:text-underline-width="auto" style:text-underline-mode="continuous"/>
    </style:style>
    <style:style style:name="P1413" style:parent-style-name="Normalny" style:family="paragraph">
      <style:paragraph-properties fo:text-align="justify" fo:line-height="150%" fo:text-indent="0.25in"/>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P1416" style:parent-style-name="Normalny" style:family="paragraph">
      <style:paragraph-properties fo:text-align="justify" fo:line-height="150%"/>
    </style:style>
    <style:style style:name="T1417" style:parent-style-name="Domyślnaczcionkaakapitu" style:family="text">
      <style:text-properties fo:background-color="#80FFFF" style:text-underline-type="single" style:text-underline-style="solid" style:text-underline-width="auto" style:text-underline-mode="continuous"/>
    </style:style>
    <style:style style:name="T1418" style:parent-style-name="Domyślnaczcionkaakapitu" style:family="text">
      <style:text-properties style:text-underline-type="single" style:text-underline-style="solid" style:text-underline-width="auto" style:text-underline-mode="continuous"/>
    </style:style>
    <style:style style:name="T1419" style:parent-style-name="Domyślnaczcionkaakapitu" style:family="text">
      <style:text-properties fo:background-color="#80FFFF" style:text-underline-type="single" style:text-underline-style="solid" style:text-underline-width="auto" style:text-underline-mode="continuous"/>
    </style:style>
    <style:style style:name="T1420" style:parent-style-name="Domyślnaczcionkaakapitu" style:family="text">
      <style:text-properties style:text-underline-type="single" style:text-underline-style="solid" style:text-underline-width="auto" style:text-underline-mode="continuous"/>
    </style:style>
    <style:style style:name="T1421" style:parent-style-name="Domyślnaczcionkaakapitu" style:family="text">
      <style:text-properties fo:background-color="#80FFFF" style:text-underline-type="single" style:text-underline-style="solid" style:text-underline-width="auto" style:text-underline-mode="continuous"/>
    </style:style>
    <style:style style:name="P1422" style:parent-style-name="Normalny" style:family="paragraph">
      <style:paragraph-properties fo:text-align="justify" fo:line-height="150%" fo:text-indent="0.25in"/>
    </style:style>
    <style:style style:name="P1423" style:parent-style-name="Normalny" style:family="paragraph">
      <style:paragraph-properties fo:text-align="justify" fo:line-height="150%" fo:text-indent="0.25in"/>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P1427" style:parent-style-name="Normalny" style:family="paragraph">
      <style:paragraph-properties fo:text-align="justify" fo:line-height="150%" fo:text-indent="0.25in"/>
    </style:style>
    <style:style style:name="P1428" style:parent-style-name="Normalny" style:family="paragraph">
      <style:paragraph-properties fo:text-align="justify" fo:line-height="150%" fo:text-indent="0.25in"/>
    </style:style>
    <style:style style:name="P1429" style:parent-style-name="Normalny" style:family="paragraph">
      <style:paragraph-properties fo:text-align="justify" fo:line-height="150%"/>
    </style:style>
    <style:style style:name="T1430" style:parent-style-name="Domyślnaczcionkaakapitu" style:family="text">
      <style:text-properties style:text-underline-type="single" style:text-underline-style="solid" style:text-underline-width="auto" style:text-underline-mode="continuous"/>
    </style:style>
    <style:style style:name="P1431" style:parent-style-name="Normalny" style:family="paragraph">
      <style:paragraph-properties fo:text-align="justify" fo:line-height="150%" fo:text-indent="0.25in"/>
    </style:style>
    <style:style style:name="P1432" style:parent-style-name="Normalny" style:family="paragraph">
      <style:paragraph-properties fo:text-align="justify" fo:line-height="150%" fo:text-indent="0.25in"/>
    </style:style>
    <style:style style:name="P1433" style:parent-style-name="Normalny" style:family="paragraph">
      <style:paragraph-properties fo:text-align="justify" fo:line-height="150%" fo:text-indent="0.25in"/>
    </style:style>
    <style:style style:name="P1434" style:parent-style-name="Normalny" style:family="paragraph">
      <style:paragraph-properties fo:text-align="justify" fo:line-height="150%" fo:text-indent="0.25in"/>
    </style:style>
    <style:style style:name="T1435" style:parent-style-name="Domyślnaczcionkaakapitu" style:family="text">
      <style:text-properties fo:background-color="#80FFFF"/>
    </style:style>
    <style:style style:name="P1436" style:parent-style-name="Normalny" style:family="paragraph">
      <style:paragraph-properties fo:text-align="justify" fo:line-height="150%"/>
    </style:style>
    <style:style style:name="T1437" style:parent-style-name="Domyślnaczcionkaakapitu" style:family="text">
      <style:text-properties fo:background-color="#80FFFF" style:text-underline-type="single" style:text-underline-style="solid" style:text-underline-width="auto" style:text-underline-mode="continuous"/>
    </style:style>
    <style:style style:name="T1438" style:parent-style-name="Domyślnaczcionkaakapitu" style:family="text">
      <style:text-properties style:text-underline-type="single" style:text-underline-style="solid" style:text-underline-width="auto" style:text-underline-mode="continuous"/>
    </style:style>
    <style:style style:name="T1439" style:parent-style-name="Domyślnaczcionkaakapitu" style:family="text">
      <style:text-properties fo:background-color="#80FFFF" style:text-underline-type="single" style:text-underline-style="solid" style:text-underline-width="auto" style:text-underline-mode="continuous"/>
    </style:style>
    <style:style style:name="T1440" style:parent-style-name="Domyślnaczcionkaakapitu" style:family="text">
      <style:text-properties style:text-underline-type="single" style:text-underline-style="solid" style:text-underline-width="auto" style:text-underline-mode="continuous"/>
    </style:style>
    <style:style style:name="T1441" style:parent-style-name="Domyślnaczcionkaakapitu" style:family="text">
      <style:text-properties fo:background-color="#80FFFF" style:text-underline-type="single" style:text-underline-style="solid" style:text-underline-width="auto" style:text-underline-mode="continuous"/>
    </style:style>
    <style:style style:name="P1442" style:parent-style-name="Normalny" style:family="paragraph">
      <style:paragraph-properties fo:text-align="justify" fo:line-height="150%" fo:text-indent="0.25in"/>
    </style:style>
    <style:style style:name="T1443" style:parent-style-name="Domyślnaczcionkaakapitu" style:family="text">
      <style:text-properties fo:background-color="#80FFFF"/>
    </style:style>
    <style:style style:name="P1444" style:parent-style-name="Normalny" style:family="paragraph">
      <style:paragraph-properties fo:text-align="justify" fo:line-height="150%" fo:text-indent="0.25in"/>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P1448" style:parent-style-name="Normalny" style:family="paragraph">
      <style:paragraph-properties fo:text-align="justify" fo:line-height="150%"/>
    </style:style>
    <style:style style:name="T1449" style:parent-style-name="Domyślnaczcionkaakapitu" style:family="text">
      <style:text-properties style:text-underline-type="single" style:text-underline-style="solid" style:text-underline-width="auto" style:text-underline-mode="continuous"/>
    </style:style>
    <style:style style:name="P1450" style:parent-style-name="Normalny" style:family="paragraph">
      <style:paragraph-properties fo:text-align="justify" fo:line-height="150%" fo:text-indent="0.25in"/>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P1455" style:parent-style-name="Normalny" style:family="paragraph">
      <style:paragraph-properties fo:text-align="justify" fo:line-height="150%" fo:text-indent="0.25in"/>
    </style:style>
    <style:style style:name="T1456" style:parent-style-name="Domyślnaczcionkaakapitu" style:family="text">
      <style:text-properties fo:background-color="#80FFFF"/>
    </style:style>
    <style:style style:name="P1457" style:parent-style-name="Normalny" style:family="paragraph">
      <style:paragraph-properties fo:text-align="justify" fo:line-height="150%" fo:text-indent="0.25in"/>
    </style:style>
    <style:style style:name="P1458" style:parent-style-name="Normalny" style:family="paragraph">
      <style:paragraph-properties fo:text-align="justify" fo:line-height="150%"/>
    </style:style>
    <style:style style:name="T1459" style:parent-style-name="Domyślnaczcionkaakapitu" style:family="text">
      <style:text-properties fo:background-color="#80FFFF"/>
    </style:style>
    <style:style style:name="P1460" style:parent-style-name="Normalny" style:family="paragraph">
      <style:paragraph-properties fo:text-align="justify" fo:line-height="150%" fo:text-indent="0.25in"/>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P1463" style:parent-style-name="Normalny" style:family="paragraph">
      <style:paragraph-properties fo:text-align="justify" fo:line-height="150%" fo:text-indent="0.25in"/>
    </style:style>
    <style:style style:name="P1464" style:parent-style-name="Normalny" style:family="paragraph">
      <style:paragraph-properties fo:text-align="justify" fo:line-height="150%" fo:text-indent="0.25in"/>
    </style:style>
    <style:style style:name="T1465" style:parent-style-name="Domyślnaczcionkaakapitu" style:family="text">
      <style:text-properties fo:background-color="#80FFFF"/>
    </style:style>
    <style:style style:name="P1466" style:parent-style-name="Normalny" style:family="paragraph">
      <style:paragraph-properties fo:text-align="justify" fo:line-height="150%"/>
    </style:style>
    <style:style style:name="T1467" style:parent-style-name="Domyślnaczcionkaakapitu" style:family="text">
      <style:text-properties fo:background-color="#80FFFF" style:text-underline-type="single" style:text-underline-style="solid" style:text-underline-width="auto" style:text-underline-mode="continuous"/>
    </style:style>
    <style:style style:name="T1468" style:parent-style-name="Domyślnaczcionkaakapitu" style:family="text">
      <style:text-properties style:text-underline-type="single" style:text-underline-style="solid" style:text-underline-width="auto" style:text-underline-mode="continuous"/>
    </style:style>
    <style:style style:name="T1469" style:parent-style-name="Domyślnaczcionkaakapitu" style:family="text">
      <style:text-properties fo:background-color="#80FFFF" style:text-underline-type="single" style:text-underline-style="solid" style:text-underline-width="auto" style:text-underline-mode="continuous"/>
    </style:style>
    <style:style style:name="T1470" style:parent-style-name="Domyślnaczcionkaakapitu" style:family="text">
      <style:text-properties style:text-underline-type="single" style:text-underline-style="solid" style:text-underline-width="auto" style:text-underline-mode="continuous"/>
    </style:style>
    <style:style style:name="T1471" style:parent-style-name="Domyślnaczcionkaakapitu" style:family="text">
      <style:text-properties fo:background-color="#80FFFF" style:text-underline-type="single" style:text-underline-style="solid" style:text-underline-width="auto" style:text-underline-mode="continuous"/>
    </style:style>
    <style:style style:name="P1472" style:parent-style-name="Normalny" style:family="paragraph">
      <style:paragraph-properties fo:text-align="justify" fo:line-height="150%" fo:text-indent="0.25in"/>
    </style:style>
    <style:style style:name="T1473" style:parent-style-name="Domyślnaczcionkaakapitu" style:family="text">
      <style:text-properties fo:background-color="#80FFFF"/>
    </style:style>
    <style:style style:name="P1474" style:parent-style-name="Normalny" style:family="paragraph">
      <style:paragraph-properties fo:text-align="justify" fo:line-height="150%" fo:text-indent="0.25in"/>
    </style:style>
    <style:style style:name="P1475" style:parent-style-name="Normalny" style:family="paragraph">
      <style:paragraph-properties fo:text-align="justify" fo:line-height="150%"/>
    </style:style>
    <style:style style:name="T1476" style:parent-style-name="Domyślnaczcionkaakapitu" style:family="text">
      <style:text-properties style:text-underline-type="single" style:text-underline-style="solid" style:text-underline-width="auto" style:text-underline-mode="continuous"/>
    </style:style>
    <style:style style:name="T1477" style:parent-style-name="Domyślnaczcionkaakapitu" style:family="text">
      <style:text-properties fo:background-color="#80FFFF" style:text-underline-type="single" style:text-underline-style="solid" style:text-underline-width="auto" style:text-underline-mode="continuous"/>
    </style:style>
    <style:style style:name="T1478" style:parent-style-name="Domyślnaczcionkaakapitu" style:family="text">
      <style:text-properties style:text-underline-type="single" style:text-underline-style="solid" style:text-underline-width="auto" style:text-underline-mode="continuous"/>
    </style:style>
    <style:style style:name="P1479" style:parent-style-name="Normalny" style:family="paragraph">
      <style:paragraph-properties fo:text-align="justify" fo:line-height="150%" fo:text-indent="0.25in"/>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P1482" style:parent-style-name="Normalny" style:family="paragraph">
      <style:paragraph-properties fo:text-align="justify" fo:line-height="150%"/>
    </style:style>
    <style:style style:name="T1483" style:parent-style-name="Domyślnaczcionkaakapitu" style:family="text">
      <style:text-properties fo:background-color="#80FFFF" style:text-underline-type="single" style:text-underline-style="solid" style:text-underline-width="auto" style:text-underline-mode="continuous"/>
    </style:style>
    <style:style style:name="T1484" style:parent-style-name="Domyślnaczcionkaakapitu" style:family="text">
      <style:text-properties style:text-underline-type="single" style:text-underline-style="solid" style:text-underline-width="auto" style:text-underline-mode="continuous"/>
    </style:style>
    <style:style style:name="T1485" style:parent-style-name="Domyślnaczcionkaakapitu" style:family="text">
      <style:text-properties fo:background-color="#80FFFF" style:text-underline-type="single" style:text-underline-style="solid" style:text-underline-width="auto" style:text-underline-mode="continuous"/>
    </style:style>
    <style:style style:name="T1486" style:parent-style-name="Domyślnaczcionkaakapitu" style:family="text">
      <style:text-properties style:text-underline-type="single" style:text-underline-style="solid" style:text-underline-width="auto" style:text-underline-mode="continuous"/>
    </style:style>
    <style:style style:name="T1487" style:parent-style-name="Domyślnaczcionkaakapitu" style:family="text">
      <style:text-properties fo:background-color="#80FFFF" style:text-underline-type="single" style:text-underline-style="solid" style:text-underline-width="auto" style:text-underline-mode="continuous"/>
    </style:style>
    <style:style style:name="P1488" style:parent-style-name="Normalny" style:family="paragraph">
      <style:paragraph-properties fo:text-align="justify" fo:line-height="150%" fo:text-indent="0.25in"/>
    </style:style>
    <style:style style:name="T1489" style:parent-style-name="Domyślnaczcionkaakapitu" style:family="text">
      <style:text-properties fo:background-color="#80FFFF"/>
    </style:style>
    <style:style style:name="P1490" style:parent-style-name="Normalny" style:family="paragraph">
      <style:paragraph-properties fo:text-align="justify" fo:line-height="150%"/>
    </style:style>
    <style:style style:name="T1491" style:parent-style-name="Domyślnaczcionkaakapitu" style:family="text">
      <style:text-properties style:text-underline-type="single" style:text-underline-style="solid" style:text-underline-width="auto" style:text-underline-mode="continuous"/>
    </style:style>
    <style:style style:name="P1492" style:parent-style-name="Normalny" style:family="paragraph">
      <style:paragraph-properties fo:text-align="justify" fo:line-height="150%" fo:text-indent="0.25in"/>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P1496" style:parent-style-name="Normalny" style:family="paragraph">
      <style:paragraph-properties fo:text-align="justify" fo:line-height="150%"/>
    </style:style>
    <style:style style:name="T1497" style:parent-style-name="Domyślnaczcionkaakapitu" style:family="text">
      <style:text-properties fo:background-color="#80FFFF" style:text-underline-type="single" style:text-underline-style="solid" style:text-underline-width="auto" style:text-underline-mode="continuous"/>
    </style:style>
    <style:style style:name="T1498" style:parent-style-name="Domyślnaczcionkaakapitu" style:family="text">
      <style:text-properties style:text-underline-type="single" style:text-underline-style="solid" style:text-underline-width="auto" style:text-underline-mode="continuous"/>
    </style:style>
    <style:style style:name="T1499" style:parent-style-name="Domyślnaczcionkaakapitu" style:family="text">
      <style:text-properties fo:background-color="#80FFFF" style:text-underline-type="single" style:text-underline-style="solid" style:text-underline-width="auto" style:text-underline-mode="continuous"/>
    </style:style>
    <style:style style:name="T1500" style:parent-style-name="Domyślnaczcionkaakapitu" style:family="text">
      <style:text-properties style:text-underline-type="single" style:text-underline-style="solid" style:text-underline-width="auto" style:text-underline-mode="continuous"/>
    </style:style>
    <style:style style:name="T1501" style:parent-style-name="Domyślnaczcionkaakapitu" style:family="text">
      <style:text-properties fo:background-color="#80FFFF" style:text-underline-type="single" style:text-underline-style="solid" style:text-underline-width="auto" style:text-underline-mode="continuous"/>
    </style:style>
    <style:style style:name="P1502" style:parent-style-name="Normalny" style:family="paragraph">
      <style:paragraph-properties fo:text-align="justify" fo:line-height="150%" fo:text-indent="0.25in"/>
    </style:style>
    <style:style style:name="P1503" style:parent-style-name="Normalny" style:family="paragraph">
      <style:paragraph-properties fo:text-align="justify" fo:line-height="150%"/>
    </style:style>
    <style:style style:name="T1504" style:parent-style-name="Domyślnaczcionkaakapitu" style:family="text">
      <style:text-properties style:text-underline-type="single" style:text-underline-style="solid" style:text-underline-width="auto" style:text-underline-mode="continuous"/>
    </style:style>
    <style:style style:name="T1505" style:parent-style-name="Domyślnaczcionkaakapitu" style:family="text">
      <style:text-properties fo:background-color="#80FFFF" style:text-underline-type="single" style:text-underline-style="solid" style:text-underline-width="auto" style:text-underline-mode="continuous"/>
    </style:style>
    <style:style style:name="T1506" style:parent-style-name="Domyślnaczcionkaakapitu" style:family="text">
      <style:text-properties style:text-underline-type="single" style:text-underline-style="solid" style:text-underline-width="auto" style:text-underline-mode="continuous"/>
    </style:style>
    <style:style style:name="P1507" style:parent-style-name="Normalny" style:family="paragraph">
      <style:paragraph-properties fo:text-align="justify" fo:line-height="150%" fo:text-indent="0.25in"/>
    </style:style>
    <style:style style:name="P1508" style:parent-style-name="Normalny" style:family="paragraph">
      <style:paragraph-properties fo:text-align="justify" fo:line-height="150%"/>
    </style:style>
    <style:style style:name="T1509" style:parent-style-name="Domyślnaczcionkaakapitu" style:family="text">
      <style:text-properties fo:background-color="#80FFFF" style:text-underline-type="single" style:text-underline-style="solid" style:text-underline-width="auto" style:text-underline-mode="continuous"/>
    </style:style>
    <style:style style:name="T1510" style:parent-style-name="Domyślnaczcionkaakapitu" style:family="text">
      <style:text-properties style:text-underline-type="single" style:text-underline-style="solid" style:text-underline-width="auto" style:text-underline-mode="continuous"/>
    </style:style>
    <style:style style:name="T1511" style:parent-style-name="Domyślnaczcionkaakapitu" style:family="text">
      <style:text-properties fo:background-color="#80FFFF" style:text-underline-type="single" style:text-underline-style="solid" style:text-underline-width="auto" style:text-underline-mode="continuous"/>
    </style:style>
    <style:style style:name="T1512" style:parent-style-name="Domyślnaczcionkaakapitu" style:family="text">
      <style:text-properties style:text-underline-type="single" style:text-underline-style="solid" style:text-underline-width="auto" style:text-underline-mode="continuous"/>
    </style:style>
    <style:style style:name="T1513" style:parent-style-name="Domyślnaczcionkaakapitu" style:family="text">
      <style:text-properties fo:background-color="#80FFFF" style:text-underline-type="single" style:text-underline-style="solid" style:text-underline-width="auto" style:text-underline-mode="continuous"/>
    </style:style>
    <style:style style:name="P1514" style:parent-style-name="Normalny" style:family="paragraph">
      <style:paragraph-properties fo:text-align="justify" fo:line-height="150%" fo:text-indent="0.25in"/>
    </style:style>
    <style:style style:name="P1515" style:parent-style-name="Normalny" style:family="paragraph">
      <style:paragraph-properties fo:text-align="justify" fo:line-height="150%" fo:text-indent="0.25in"/>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P1518" style:parent-style-name="Normalny" style:family="paragraph">
      <style:paragraph-properties fo:text-align="justify" fo:line-height="150%" fo:text-indent="0.25in"/>
    </style:style>
    <style:style style:name="P1519" style:parent-style-name="Normalny" style:family="paragraph">
      <style:paragraph-properties fo:text-align="justify" fo:line-height="150%"/>
    </style:style>
    <style:style style:name="T1520" style:parent-style-name="Domyślnaczcionkaakapitu" style:family="text">
      <style:text-properties style:text-underline-type="single" style:text-underline-style="solid" style:text-underline-width="auto" style:text-underline-mode="continuous"/>
    </style:style>
    <style:style style:name="P1521" style:parent-style-name="Normalny" style:family="paragraph">
      <style:paragraph-properties fo:text-align="justify" fo:line-height="150%" fo:text-indent="0.25in"/>
    </style:style>
    <style:style style:name="T1522" style:parent-style-name="Domyślnaczcionkaakapitu" style:family="text">
      <style:text-properties fo:background-color="#80FFFF"/>
    </style:style>
    <style:style style:name="P1523" style:parent-style-name="Normalny" style:family="paragraph">
      <style:paragraph-properties fo:text-align="justify" fo:line-height="150%" fo:text-indent="0.25in"/>
    </style:style>
    <style:style style:name="P1524" style:parent-style-name="Normalny" style:family="paragraph">
      <style:paragraph-properties fo:text-align="justify" fo:line-height="150%"/>
    </style:style>
    <style:style style:name="T1525" style:parent-style-name="Domyślnaczcionkaakapitu" style:family="text">
      <style:text-properties style:text-underline-type="single" style:text-underline-style="solid" style:text-underline-width="auto" style:text-underline-mode="continuous"/>
    </style:style>
    <style:style style:name="T1526" style:parent-style-name="Domyślnaczcionkaakapitu" style:family="text">
      <style:text-properties fo:background-color="#80FFFF" style:text-underline-type="single" style:text-underline-style="solid" style:text-underline-width="auto" style:text-underline-mode="continuous"/>
    </style:style>
    <style:style style:name="P1527" style:parent-style-name="Normalny" style:family="paragraph">
      <style:paragraph-properties fo:text-align="justify" fo:line-height="150%" fo:text-indent="0.25in"/>
    </style:style>
    <style:style style:name="T1528" style:parent-style-name="Domyślnaczcionkaakapitu" style:family="text">
      <style:text-properties fo:background-color="#80FFFF"/>
    </style:style>
    <style:style style:name="P1529" style:parent-style-name="Normalny" style:family="paragraph">
      <style:paragraph-properties fo:text-align="justify" fo:line-height="150%"/>
    </style:style>
    <style:style style:name="T1530" style:parent-style-name="Domyślnaczcionkaakapitu" style:family="text">
      <style:text-properties fo:background-color="#80FFFF" style:text-underline-type="single" style:text-underline-style="solid" style:text-underline-width="auto" style:text-underline-mode="continuous"/>
    </style:style>
    <style:style style:name="T1531" style:parent-style-name="Domyślnaczcionkaakapitu" style:family="text">
      <style:text-properties style:text-underline-type="single" style:text-underline-style="solid" style:text-underline-width="auto" style:text-underline-mode="continuous"/>
    </style:style>
    <style:style style:name="P1532" style:parent-style-name="Normalny" style:family="paragraph">
      <style:paragraph-properties fo:text-align="justify" fo:line-height="150%" fo:text-indent="0.25in"/>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P1539" style:parent-style-name="Normalny" style:family="paragraph">
      <style:paragraph-properties fo:text-align="justify" fo:line-height="150%"/>
    </style:style>
    <style:style style:name="T1540" style:parent-style-name="Domyślnaczcionkaakapitu" style:family="text">
      <style:text-properties style:text-underline-type="single" style:text-underline-style="solid" style:text-underline-width="auto" style:text-underline-mode="continuous"/>
    </style:style>
    <style:style style:name="T1541" style:parent-style-name="Domyślnaczcionkaakapitu" style:family="text">
      <style:text-properties fo:background-color="#80FFFF" style:text-underline-type="single" style:text-underline-style="solid" style:text-underline-width="auto" style:text-underline-mode="continuous"/>
    </style:style>
    <style:style style:name="T1542" style:parent-style-name="Domyślnaczcionkaakapitu" style:family="text">
      <style:text-properties style:text-underline-type="single" style:text-underline-style="solid" style:text-underline-width="auto" style:text-underline-mode="continuous"/>
    </style:style>
    <style:style style:name="T1543" style:parent-style-name="Domyślnaczcionkaakapitu" style:family="text">
      <style:text-properties fo:background-color="#80FFFF" style:text-underline-type="single" style:text-underline-style="solid" style:text-underline-width="auto" style:text-underline-mode="continuous"/>
    </style:style>
    <style:style style:name="P1544" style:parent-style-name="Normalny" style:family="paragraph">
      <style:paragraph-properties fo:text-align="justify" fo:line-height="150%" fo:text-indent="0.25in"/>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P1547" style:parent-style-name="Normalny" style:family="paragraph">
      <style:paragraph-properties fo:text-align="justify" fo:line-height="150%" fo:text-indent="0.25in"/>
    </style:style>
    <style:style style:name="P1548" style:parent-style-name="Normalny" style:family="paragraph">
      <style:paragraph-properties fo:text-align="justify" fo:line-height="150%" fo:text-indent="0.25in"/>
    </style:style>
    <style:style style:name="T1549" style:parent-style-name="Domyślnaczcionkaakapitu" style:family="text">
      <style:text-properties fo:background-color="#80FFFF"/>
    </style:style>
    <style:style style:name="P1550" style:parent-style-name="Normalny" style:family="paragraph">
      <style:paragraph-properties fo:text-align="justify" fo:line-height="150%"/>
    </style:style>
    <style:style style:name="T1551" style:parent-style-name="Domyślnaczcionkaakapitu" style:family="text">
      <style:text-properties style:text-underline-type="single" style:text-underline-style="solid" style:text-underline-width="auto" style:text-underline-mode="continuous"/>
    </style:style>
    <style:style style:name="T1552" style:parent-style-name="Domyślnaczcionkaakapitu" style:family="text">
      <style:text-properties style:text-underline-type="single" style:text-underline-style="solid" style:text-underline-width="auto" style:text-underline-mode="continuous"/>
    </style:style>
    <style:style style:name="T1553" style:parent-style-name="Domyślnaczcionkaakapitu" style:family="text">
      <style:text-properties style:text-underline-type="single" style:text-underline-style="solid" style:text-underline-width="auto" style:text-underline-mode="continuous"/>
    </style:style>
    <style:style style:name="T1554" style:parent-style-name="Domyślnaczcionkaakapitu" style:family="text">
      <style:text-properties style:text-underline-type="single" style:text-underline-style="solid" style:text-underline-width="auto" style:text-underline-mode="continuous"/>
    </style:style>
    <style:style style:name="P1555" style:parent-style-name="Normalny" style:family="paragraph">
      <style:paragraph-properties fo:text-align="justify" fo:line-height="150%" fo:text-indent="0.25in"/>
    </style:style>
    <style:style style:name="P1556" style:parent-style-name="Normalny" style:family="paragraph">
      <style:paragraph-properties fo:text-align="justify" fo:line-height="150%" fo:text-indent="0.25in"/>
    </style:style>
    <style:style style:name="P1557" style:parent-style-name="Normalny" style:family="paragraph">
      <style:paragraph-properties fo:text-align="justify" fo:line-height="150%" fo:text-indent="0.25in"/>
    </style:style>
    <style:style style:name="T1558" style:parent-style-name="Domyślnaczcionkaakapitu" style:family="text">
      <style:text-properties fo:background-color="#80FFFF"/>
    </style:style>
    <style:style style:name="P1559" style:parent-style-name="Normalny" style:family="paragraph">
      <style:paragraph-properties fo:text-align="justify" fo:line-height="150%" fo:text-indent="0.25in"/>
    </style:style>
    <style:style style:name="T1560" style:parent-style-name="Domyślnaczcionkaakapitu" style:family="text">
      <style:text-properties fo:background-color="#80FFFF"/>
    </style:style>
    <style:style style:name="P1561" style:parent-style-name="Normalny" style:family="paragraph">
      <style:paragraph-properties fo:text-align="justify" fo:line-height="150%"/>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P1567" style:parent-style-name="Normalny" style:family="paragraph">
      <style:paragraph-properties fo:text-align="justify" fo:line-height="150%" fo:text-indent="0.25in"/>
    </style:style>
    <style:style style:name="T1568" style:parent-style-name="Domyślnaczcionkaakapitu" style:family="text">
      <style:text-properties fo:background-color="#80FFFF"/>
    </style:style>
    <style:style style:name="P1569" style:parent-style-name="Normalny" style:family="paragraph">
      <style:paragraph-properties fo:text-align="justify" fo:line-height="150%" fo:text-indent="0.25in"/>
    </style:style>
    <style:style style:name="P1570" style:parent-style-name="Normalny" style:family="paragraph">
      <style:paragraph-properties fo:text-align="justify" fo:line-height="150%" fo:text-indent="0.25in"/>
    </style:style>
    <style:style style:name="T1571" style:parent-style-name="Domyślnaczcionkaakapitu" style:family="text">
      <style:text-properties fo:background-color="#80FFFF"/>
    </style:style>
    <style:style style:name="P1572" style:parent-style-name="Normalny" style:family="paragraph">
      <style:paragraph-properties fo:text-align="justify" fo:line-height="150%" fo:text-indent="0.25in"/>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P1576" style:parent-style-name="Normalny" style:family="paragraph">
      <style:paragraph-properties fo:text-align="justify" fo:line-height="150%" fo:text-indent="0.25in"/>
    </style:style>
    <style:style style:name="P1577" style:parent-style-name="Normalny" style:family="paragraph">
      <style:paragraph-properties fo:text-align="justify" fo:line-height="150%"/>
    </style:style>
    <style:style style:name="T1578" style:parent-style-name="Domyślnaczcionkaakapitu" style:family="text">
      <style:text-properties style:text-underline-type="single" style:text-underline-style="solid" style:text-underline-width="auto" style:text-underline-mode="continuous"/>
    </style:style>
    <style:style style:name="P1579" style:parent-style-name="Normalny" style:family="paragraph">
      <style:paragraph-properties fo:text-align="justify" fo:line-height="150%" fo:text-indent="0.25in"/>
    </style:style>
    <style:style style:name="P1580" style:parent-style-name="Normalny" style:family="paragraph">
      <style:paragraph-properties fo:text-align="justify" fo:line-height="150%">
        <style:tab-stops>
          <style:tab-stop style:type="left" style:position="2.8895in"/>
        </style:tab-stops>
      </style:paragraph-properties>
    </style:style>
    <style:style style:name="T1581" style:parent-style-name="Domyślnaczcionkaakapitu" style:family="text">
      <style:text-properties fo:background-color="#80FFFF" style:text-underline-type="single" style:text-underline-style="solid" style:text-underline-width="auto" style:text-underline-mode="continuous"/>
    </style:style>
    <style:style style:name="T1582" style:parent-style-name="Domyślnaczcionkaakapitu" style:family="text">
      <style:text-properties style:text-underline-type="single" style:text-underline-style="solid" style:text-underline-width="auto" style:text-underline-mode="continuous"/>
    </style:style>
    <style:style style:name="T1583" style:parent-style-name="Domyślnaczcionkaakapitu" style:family="text">
      <style:text-properties fo:background-color="#80FFFF" style:text-underline-type="single" style:text-underline-style="solid" style:text-underline-width="auto" style:text-underline-mode="continuous"/>
    </style:style>
    <style:style style:name="T1584" style:parent-style-name="Domyślnaczcionkaakapitu" style:family="text">
      <style:text-properties style:text-underline-type="single" style:text-underline-style="solid" style:text-underline-width="auto" style:text-underline-mode="continuous"/>
    </style:style>
    <style:style style:name="P1585" style:parent-style-name="Normalny" style:family="paragraph">
      <style:paragraph-properties fo:text-align="justify" fo:line-height="150%" fo:text-indent="0.25in"/>
    </style:style>
    <style:style style:name="T1586" style:parent-style-name="Domyślnaczcionkaakapitu" style:family="text">
      <style:text-properties fo:background-color="#80FFFF"/>
    </style:style>
    <style:style style:name="P1587" style:parent-style-name="Normalny" style:family="paragraph">
      <style:paragraph-properties fo:text-align="justify" fo:line-height="150%"/>
    </style:style>
    <style:style style:name="T1588" style:parent-style-name="Domyślnaczcionkaakapitu" style:family="text">
      <style:text-properties style:text-underline-type="single" style:text-underline-style="solid" style:text-underline-width="auto" style:text-underline-mode="continuous"/>
    </style:style>
    <style:style style:name="T1589" style:parent-style-name="Domyślnaczcionkaakapitu" style:family="text">
      <style:text-properties fo:background-color="#80FFFF" style:text-underline-type="single" style:text-underline-style="solid" style:text-underline-width="auto" style:text-underline-mode="continuous"/>
    </style:style>
    <style:style style:name="T1590" style:parent-style-name="Domyślnaczcionkaakapitu" style:family="text">
      <style:text-properties fo:background-color="#80FFFF"/>
    </style:style>
    <style:style style:name="P1591" style:parent-style-name="Normalny" style:family="paragraph">
      <style:paragraph-properties fo:text-align="justify" fo:line-height="150%" fo:text-indent="0.25in"/>
    </style:style>
    <style:style style:name="P1592" style:parent-style-name="Normalny" style:family="paragraph">
      <style:paragraph-properties fo:text-align="justify" fo:line-height="150%"/>
    </style:style>
    <style:style style:name="T1593" style:parent-style-name="Domyślnaczcionkaakapitu" style:family="text">
      <style:text-properties style:text-underline-type="single" style:text-underline-style="solid" style:text-underline-width="auto" style:text-underline-mode="continuous"/>
    </style:style>
    <style:style style:name="P1594" style:parent-style-name="Normalny" style:family="paragraph">
      <style:paragraph-properties fo:text-align="justify" fo:line-height="150%" fo:text-indent="0.25in"/>
    </style:style>
    <style:style style:name="P1595" style:parent-style-name="Normalny" style:family="paragraph">
      <style:paragraph-properties fo:text-align="justify" fo:line-height="150%"/>
    </style:style>
    <style:style style:name="T1596" style:parent-style-name="Domyślnaczcionkaakapitu" style:family="text">
      <style:text-properties style:text-underline-type="single" style:text-underline-style="solid" style:text-underline-width="auto" style:text-underline-mode="continuous"/>
    </style:style>
    <style:style style:name="T1597" style:parent-style-name="Domyślnaczcionkaakapitu" style:family="text">
      <style:text-properties fo:background-color="#80FFFF" style:text-underline-type="single" style:text-underline-style="solid" style:text-underline-width="auto" style:text-underline-mode="continuous"/>
    </style:style>
    <style:style style:name="T1598" style:parent-style-name="Domyślnaczcionkaakapitu" style:family="text">
      <style:text-properties style:text-underline-type="single" style:text-underline-style="solid" style:text-underline-width="auto" style:text-underline-mode="continuous"/>
    </style:style>
    <style:style style:name="T1599" style:parent-style-name="Domyślnaczcionkaakapitu" style:family="text">
      <style:text-properties fo:background-color="#80FFFF" style:text-underline-type="single" style:text-underline-style="solid" style:text-underline-width="auto" style:text-underline-mode="continuous"/>
    </style:style>
    <style:style style:name="T1600" style:parent-style-name="Domyślnaczcionkaakapitu" style:family="text">
      <style:text-properties fo:background-color="#80FFFF"/>
    </style:style>
    <style:style style:name="P1601" style:parent-style-name="Normalny" style:family="paragraph">
      <style:paragraph-properties fo:text-align="justify" fo:line-height="150%" fo:text-indent="0.25in"/>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P1606" style:parent-style-name="Normalny" style:family="paragraph">
      <style:paragraph-properties fo:text-align="justify" fo:line-height="150%" fo:text-indent="0.25in"/>
    </style:style>
    <style:style style:name="P1607" style:parent-style-name="Normalny" style:family="paragraph">
      <style:paragraph-properties fo:text-align="justify" fo:line-height="150%"/>
    </style:style>
    <style:style style:name="T1608" style:parent-style-name="Domyślnaczcionkaakapitu" style:family="text">
      <style:text-properties style:text-underline-type="single" style:text-underline-style="solid" style:text-underline-width="auto" style:text-underline-mode="continuous"/>
    </style:style>
    <style:style style:name="P1609" style:parent-style-name="Normalny" style:family="paragraph">
      <style:paragraph-properties fo:text-align="justify" fo:line-height="150%" fo:text-indent="0.25in"/>
    </style:style>
    <style:style style:name="P1610" style:parent-style-name="Normalny" style:family="paragraph">
      <style:paragraph-properties fo:text-align="justify" fo:line-height="150%"/>
    </style:style>
    <style:style style:name="T1611" style:parent-style-name="Domyślnaczcionkaakapitu" style:family="text">
      <style:text-properties style:text-underline-type="single" style:text-underline-style="solid" style:text-underline-width="auto" style:text-underline-mode="continuous"/>
    </style:style>
    <style:style style:name="P1612" style:parent-style-name="Normalny" style:family="paragraph">
      <style:paragraph-properties fo:text-align="justify" fo:line-height="150%" fo:text-indent="0.25in"/>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P1616" style:parent-style-name="Normalny" style:family="paragraph">
      <style:paragraph-properties fo:text-align="justify" fo:line-height="150%" fo:text-indent="0.25in"/>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P1619" style:parent-style-name="Normalny" style:family="paragraph">
      <style:paragraph-properties fo:text-align="justify" fo:line-height="150%" fo:text-indent="0.25in"/>
    </style:style>
    <style:style style:name="P1620" style:parent-style-name="Normalny" style:family="paragraph">
      <style:paragraph-properties fo:text-align="justify" fo:line-height="150%" fo:text-indent="0.25in"/>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P1625" style:parent-style-name="Normalny" style:family="paragraph">
      <style:paragraph-properties fo:text-align="justify" fo:line-height="150%" fo:text-indent="0.25in"/>
    </style:style>
    <style:style style:name="T1626" style:parent-style-name="Domyślnaczcionkaakapitu" style:family="text">
      <style:text-properties fo:background-color="#80FFFF"/>
    </style:style>
    <style:style style:name="T1627" style:parent-style-name="Domyślnaczcionkaakapitu" style:family="text">
      <style:text-properties fo:background-color="#80FFFF"/>
    </style:style>
    <style:style style:name="P1628" style:parent-style-name="Normalny" style:family="paragraph">
      <style:paragraph-properties fo:text-align="justify" fo:line-height="150%"/>
    </style:style>
    <style:style style:name="T1629" style:parent-style-name="Domyślnaczcionkaakapitu" style:family="text">
      <style:text-properties style:text-underline-type="single" style:text-underline-style="solid" style:text-underline-width="auto" style:text-underline-mode="continuous"/>
    </style:style>
    <style:style style:name="T1630" style:parent-style-name="Domyślnaczcionkaakapitu" style:family="text">
      <style:text-properties fo:background-color="#80FFFF" style:text-underline-type="single" style:text-underline-style="solid" style:text-underline-width="auto" style:text-underline-mode="continuous"/>
    </style:style>
    <style:style style:name="P1631" style:parent-style-name="Normalny" style:family="paragraph">
      <style:paragraph-properties fo:text-align="justify" fo:line-height="150%" fo:text-indent="0.25in"/>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P1636" style:parent-style-name="Normalny" style:family="paragraph">
      <style:paragraph-properties fo:text-align="justify" fo:line-height="150%"/>
    </style:style>
    <style:style style:name="T1637" style:parent-style-name="Domyślnaczcionkaakapitu" style:family="text">
      <style:text-properties style:text-underline-type="single" style:text-underline-style="solid" style:text-underline-width="auto" style:text-underline-mode="continuous"/>
    </style:style>
    <style:style style:name="T1638" style:parent-style-name="Domyślnaczcionkaakapitu" style:family="text">
      <style:text-properties fo:background-color="#80FFFF" style:text-underline-type="single" style:text-underline-style="solid" style:text-underline-width="auto" style:text-underline-mode="continuous"/>
    </style:style>
    <style:style style:name="T1639" style:parent-style-name="Domyślnaczcionkaakapitu" style:family="text">
      <style:text-properties style:text-underline-type="single" style:text-underline-style="solid" style:text-underline-width="auto" style:text-underline-mode="continuous"/>
    </style:style>
    <style:style style:name="T1640" style:parent-style-name="Domyślnaczcionkaakapitu" style:family="text">
      <style:text-properties fo:background-color="#80FFFF" style:text-underline-type="single" style:text-underline-style="solid" style:text-underline-width="auto" style:text-underline-mode="continuous"/>
    </style:style>
    <style:style style:name="T1641" style:parent-style-name="Domyślnaczcionkaakapitu" style:family="text">
      <style:text-properties style:text-underline-type="single" style:text-underline-style="solid" style:text-underline-width="auto" style:text-underline-mode="continuous"/>
    </style:style>
    <style:style style:name="P1642" style:parent-style-name="Normalny" style:family="paragraph">
      <style:paragraph-properties fo:text-align="justify" fo:line-height="150%" fo:text-indent="0.25in"/>
    </style:style>
    <style:style style:name="P1643" style:parent-style-name="Normalny" style:family="paragraph">
      <style:paragraph-properties fo:text-align="justify" fo:line-height="150%" fo:text-indent="0.25in"/>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P1648" style:parent-style-name="Normalny" style:family="paragraph">
      <style:paragraph-properties fo:text-align="justify" fo:line-height="150%"/>
    </style:style>
    <style:style style:name="T1649" style:parent-style-name="Domyślnaczcionkaakapitu" style:family="text">
      <style:text-properties fo:background-color="#80FFFF" style:text-underline-type="single" style:text-underline-style="solid" style:text-underline-width="auto" style:text-underline-mode="continuous"/>
    </style:style>
    <style:style style:name="T1650" style:parent-style-name="Domyślnaczcionkaakapitu" style:family="text">
      <style:text-properties style:text-underline-type="single" style:text-underline-style="solid" style:text-underline-width="auto" style:text-underline-mode="continuous"/>
    </style:style>
    <style:style style:name="T1651" style:parent-style-name="Domyślnaczcionkaakapitu" style:family="text">
      <style:text-properties fo:background-color="#80FFFF" style:text-underline-type="single" style:text-underline-style="solid" style:text-underline-width="auto" style:text-underline-mode="continuous"/>
    </style:style>
    <style:style style:name="T1652" style:parent-style-name="Domyślnaczcionkaakapitu" style:family="text">
      <style:text-properties style:text-underline-type="single" style:text-underline-style="solid" style:text-underline-width="auto" style:text-underline-mode="continuous"/>
    </style:style>
    <style:style style:name="T1653" style:parent-style-name="Domyślnaczcionkaakapitu" style:family="text">
      <style:text-properties fo:background-color="#80FFFF" style:text-underline-type="single" style:text-underline-style="solid" style:text-underline-width="auto" style:text-underline-mode="continuous"/>
    </style:style>
    <style:style style:name="P1654" style:parent-style-name="Normalny" style:family="paragraph">
      <style:paragraph-properties fo:text-align="justify" fo:line-height="150%" fo:text-indent="0.25in"/>
    </style:style>
    <style:style style:name="T1655" style:parent-style-name="Domyślnaczcionkaakapitu" style:family="text">
      <style:text-properties fo:background-color="#80FFFF"/>
    </style:style>
    <style:style style:name="P1656" style:parent-style-name="Normalny" style:family="paragraph">
      <style:paragraph-properties fo:text-align="justify" fo:line-height="150%"/>
    </style:style>
    <style:style style:name="T1657" style:parent-style-name="Domyślnaczcionkaakapitu" style:family="text">
      <style:text-properties style:text-underline-type="single" style:text-underline-style="solid" style:text-underline-width="auto" style:text-underline-mode="continuous"/>
    </style:style>
    <style:style style:name="T1658" style:parent-style-name="Domyślnaczcionkaakapitu" style:family="text">
      <style:text-properties fo:background-color="#80FFFF" style:text-underline-type="single" style:text-underline-style="solid" style:text-underline-width="auto" style:text-underline-mode="continuous"/>
    </style:style>
    <style:style style:name="T1659" style:parent-style-name="Domyślnaczcionkaakapitu" style:family="text">
      <style:text-properties style:text-underline-type="single" style:text-underline-style="solid" style:text-underline-width="auto" style:text-underline-mode="continuous"/>
    </style:style>
    <style:style style:name="P1660" style:parent-style-name="Normalny" style:family="paragraph">
      <style:paragraph-properties fo:text-align="justify" fo:line-height="150%" fo:text-indent="0.25in"/>
    </style:style>
    <style:style style:name="P1661" style:parent-style-name="Normalny" style:family="paragraph">
      <style:paragraph-properties fo:text-align="justify" fo:line-height="150%"/>
    </style:style>
    <style:style style:name="T1662" style:parent-style-name="Domyślnaczcionkaakapitu" style:family="text">
      <style:text-properties style:text-underline-type="single" style:text-underline-style="solid" style:text-underline-width="auto" style:text-underline-mode="continuous"/>
    </style:style>
    <style:style style:name="T1663" style:parent-style-name="Domyślnaczcionkaakapitu" style:family="text">
      <style:text-properties fo:background-color="#80FFFF" style:text-underline-type="single" style:text-underline-style="solid" style:text-underline-width="auto" style:text-underline-mode="continuous"/>
    </style:style>
    <style:style style:name="T1664" style:parent-style-name="Domyślnaczcionkaakapitu" style:family="text">
      <style:text-properties style:text-underline-type="single" style:text-underline-style="solid" style:text-underline-width="auto" style:text-underline-mode="continuous"/>
    </style:style>
    <style:style style:name="P1665" style:parent-style-name="Normalny" style:family="paragraph">
      <style:paragraph-properties fo:text-align="justify" fo:line-height="150%" fo:text-indent="0.25in"/>
    </style:style>
    <style:style style:name="P1666" style:parent-style-name="Normalny" style:family="paragraph">
      <style:paragraph-properties fo:text-align="justify" fo:line-height="150%" fo:text-indent="0.25in"/>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P1674" style:parent-style-name="Normalny" style:family="paragraph">
      <style:paragraph-properties fo:text-align="justify" fo:line-height="150%"/>
    </style:style>
    <style:style style:name="T1675" style:parent-style-name="Domyślnaczcionkaakapitu" style:family="text">
      <style:text-properties fo:background-color="#80FFFF" style:text-underline-type="single" style:text-underline-style="solid" style:text-underline-width="auto" style:text-underline-mode="continuous"/>
    </style:style>
    <style:style style:name="T1676" style:parent-style-name="Domyślnaczcionkaakapitu" style:family="text">
      <style:text-properties style:text-underline-type="single" style:text-underline-style="solid" style:text-underline-width="auto" style:text-underline-mode="continuous"/>
    </style:style>
    <style:style style:name="T1677" style:parent-style-name="Domyślnaczcionkaakapitu" style:family="text">
      <style:text-properties fo:background-color="#80FFFF" style:text-underline-type="single" style:text-underline-style="solid" style:text-underline-width="auto" style:text-underline-mode="continuous"/>
    </style:style>
    <style:style style:name="T1678" style:parent-style-name="Domyślnaczcionkaakapitu" style:family="text">
      <style:text-properties style:text-underline-type="single" style:text-underline-style="solid" style:text-underline-width="auto" style:text-underline-mode="continuous"/>
    </style:style>
    <style:style style:name="T1679" style:parent-style-name="Domyślnaczcionkaakapitu" style:family="text">
      <style:text-properties fo:background-color="#80FFFF" style:text-underline-type="single" style:text-underline-style="solid" style:text-underline-width="auto" style:text-underline-mode="continuous"/>
    </style:style>
    <style:style style:name="P1680" style:parent-style-name="Normalny" style:family="paragraph">
      <style:paragraph-properties fo:text-align="justify" fo:line-height="150%" fo:text-indent="0.25in"/>
    </style:style>
    <style:style style:name="P1681" style:parent-style-name="Normalny" style:family="paragraph">
      <style:paragraph-properties fo:text-align="justify" fo:line-height="150%" fo:text-indent="0.25in"/>
    </style:style>
    <style:style style:name="P1682" style:parent-style-name="Normalny" style:family="paragraph">
      <style:paragraph-properties fo:text-align="justify" fo:line-height="150%"/>
    </style:style>
    <style:style style:name="T1683" style:parent-style-name="Domyślnaczcionkaakapitu" style:family="text">
      <style:text-properties style:text-underline-type="single" style:text-underline-style="solid" style:text-underline-width="auto" style:text-underline-mode="continuous"/>
    </style:style>
    <style:style style:name="T1684" style:parent-style-name="Domyślnaczcionkaakapitu" style:family="text">
      <style:text-properties fo:background-color="#80FFFF" style:text-underline-type="single" style:text-underline-style="solid" style:text-underline-width="auto" style:text-underline-mode="continuous"/>
    </style:style>
    <style:style style:name="T1685" style:parent-style-name="Domyślnaczcionkaakapitu" style:family="text">
      <style:text-properties style:text-underline-type="single" style:text-underline-style="solid" style:text-underline-width="auto" style:text-underline-mode="continuous"/>
    </style:style>
    <style:style style:name="P1686" style:parent-style-name="Normalny" style:family="paragraph">
      <style:paragraph-properties fo:text-align="justify" fo:line-height="150%" fo:text-indent="0.25in"/>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P1692" style:parent-style-name="Normalny" style:family="paragraph">
      <style:paragraph-properties fo:text-align="justify" fo:line-height="150%" fo:text-indent="0.25in"/>
    </style:style>
    <style:style style:name="P1693" style:parent-style-name="Normalny" style:family="paragraph">
      <style:paragraph-properties fo:text-align="justify" fo:line-height="150%"/>
    </style:style>
    <style:style style:name="T1694" style:parent-style-name="Domyślnaczcionkaakapitu" style:family="text">
      <style:text-properties fo:background-color="#80FFFF" style:text-underline-type="single" style:text-underline-style="solid" style:text-underline-width="auto" style:text-underline-mode="continuous"/>
    </style:style>
    <style:style style:name="T1695" style:parent-style-name="Domyślnaczcionkaakapitu" style:family="text">
      <style:text-properties style:text-underline-type="single" style:text-underline-style="solid" style:text-underline-width="auto" style:text-underline-mode="continuous"/>
    </style:style>
    <style:style style:name="T1696" style:parent-style-name="Domyślnaczcionkaakapitu" style:family="text">
      <style:text-properties fo:background-color="#80FFFF" style:text-underline-type="single" style:text-underline-style="solid" style:text-underline-width="auto" style:text-underline-mode="continuous"/>
    </style:style>
    <style:style style:name="T1697" style:parent-style-name="Domyślnaczcionkaakapitu" style:family="text">
      <style:text-properties style:text-underline-type="single" style:text-underline-style="solid" style:text-underline-width="auto" style:text-underline-mode="continuous"/>
    </style:style>
    <style:style style:name="T1698" style:parent-style-name="Domyślnaczcionkaakapitu" style:family="text">
      <style:text-properties fo:background-color="#80FFFF" style:text-underline-type="single" style:text-underline-style="solid" style:text-underline-width="auto" style:text-underline-mode="continuous"/>
    </style:style>
    <style:style style:name="P1699" style:parent-style-name="Normalny" style:family="paragraph">
      <style:paragraph-properties fo:text-align="justify" fo:line-height="150%" fo:text-indent="0.25in"/>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P1703" style:parent-style-name="Normalny" style:family="paragraph">
      <style:paragraph-properties fo:text-align="justify" fo:line-height="150%" fo:text-indent="0.25in"/>
    </style:style>
    <style:style style:name="P1704" style:parent-style-name="Normalny" style:family="paragraph">
      <style:paragraph-properties fo:text-align="justify" fo:line-height="150%" fo:text-indent="0.25in"/>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P1707" style:parent-style-name="Normalny" style:family="paragraph">
      <style:paragraph-properties fo:text-align="justify" fo:line-height="150%" fo:text-indent="0.25in"/>
    </style:style>
    <style:style style:name="P1708" style:parent-style-name="Normalny" style:family="paragraph">
      <style:paragraph-properties fo:text-align="justify" fo:line-height="150%" fo:text-indent="0.25in"/>
    </style:style>
    <style:style style:name="T1709" style:parent-style-name="Domyślnaczcionkaakapitu" style:family="text">
      <style:text-properties fo:background-color="#80FFFF"/>
    </style:style>
    <style:style style:name="P1710" style:parent-style-name="Normalny" style:family="paragraph">
      <style:paragraph-properties fo:text-align="justify" fo:line-height="150%"/>
    </style:style>
    <style:style style:name="T1711" style:parent-style-name="Domyślnaczcionkaakapitu" style:family="text">
      <style:text-properties style:text-underline-type="single" style:text-underline-style="solid" style:text-underline-width="auto" style:text-underline-mode="continuous"/>
    </style:style>
    <style:style style:name="T1712" style:parent-style-name="Domyślnaczcionkaakapitu" style:family="text">
      <style:text-properties fo:background-color="#80FFFF" style:text-underline-type="single" style:text-underline-style="solid" style:text-underline-width="auto" style:text-underline-mode="continuous"/>
    </style:style>
    <style:style style:name="T1713" style:parent-style-name="Domyślnaczcionkaakapitu" style:family="text">
      <style:text-properties style:text-underline-type="single" style:text-underline-style="solid" style:text-underline-width="auto" style:text-underline-mode="continuous"/>
    </style:style>
    <style:style style:name="T1714" style:parent-style-name="Domyślnaczcionkaakapitu" style:family="text">
      <style:text-properties fo:background-color="#80FFFF" style:text-underline-type="single" style:text-underline-style="solid" style:text-underline-width="auto" style:text-underline-mode="continuous"/>
    </style:style>
    <style:style style:name="P1715" style:parent-style-name="Normalny" style:family="paragraph">
      <style:paragraph-properties fo:text-align="justify" fo:line-height="150%" fo:text-indent="0.25in"/>
    </style:style>
    <style:style style:name="P1716" style:parent-style-name="Normalny" style:family="paragraph">
      <style:paragraph-properties fo:text-align="justify" fo:line-height="150%"/>
    </style:style>
    <style:style style:name="T1717" style:parent-style-name="Domyślnaczcionkaakapitu" style:family="text">
      <style:text-properties fo:background-color="#80FFFF" style:text-underline-type="single" style:text-underline-style="solid" style:text-underline-width="auto" style:text-underline-mode="continuous"/>
    </style:style>
    <style:style style:name="T1718" style:parent-style-name="Domyślnaczcionkaakapitu" style:family="text">
      <style:text-properties style:text-underline-type="single" style:text-underline-style="solid" style:text-underline-width="auto" style:text-underline-mode="continuous"/>
    </style:style>
    <style:style style:name="T1719" style:parent-style-name="Domyślnaczcionkaakapitu" style:family="text">
      <style:text-properties fo:background-color="#80FFFF" style:text-underline-type="single" style:text-underline-style="solid" style:text-underline-width="auto" style:text-underline-mode="continuous"/>
    </style:style>
    <style:style style:name="T1720" style:parent-style-name="Domyślnaczcionkaakapitu" style:family="text">
      <style:text-properties style:text-underline-type="single" style:text-underline-style="solid" style:text-underline-width="auto" style:text-underline-mode="continuous"/>
    </style:style>
    <style:style style:name="T1721" style:parent-style-name="Domyślnaczcionkaakapitu" style:family="text">
      <style:text-properties fo:background-color="#80FFFF" style:text-underline-type="single" style:text-underline-style="solid" style:text-underline-width="auto" style:text-underline-mode="continuous"/>
    </style:style>
    <style:style style:name="P1722" style:parent-style-name="Normalny" style:family="paragraph">
      <style:paragraph-properties fo:text-align="justify" fo:line-height="150%" fo:text-indent="0.25in"/>
    </style:style>
    <style:style style:name="T1723" style:parent-style-name="Domyślnaczcionkaakapitu" style:family="text">
      <style:text-properties fo:background-color="#80FFFF"/>
    </style:style>
    <style:style style:name="T1724" style:parent-style-name="Domyślnaczcionkaakapitu" style:family="text">
      <style:text-properties fo:background-color="#80FFFF"/>
    </style:style>
    <style:style style:name="P1725" style:parent-style-name="Normalny" style:family="paragraph">
      <style:paragraph-properties fo:text-align="justify" fo:line-height="150%"/>
    </style:style>
    <style:style style:name="T1726" style:parent-style-name="Domyślnaczcionkaakapitu" style:family="text">
      <style:text-properties style:text-underline-type="single" style:text-underline-style="solid" style:text-underline-width="auto" style:text-underline-mode="continuous"/>
    </style:style>
    <style:style style:name="T1727" style:parent-style-name="Domyślnaczcionkaakapitu" style:family="text">
      <style:text-properties fo:background-color="#80FFFF" style:text-underline-type="single" style:text-underline-style="solid" style:text-underline-width="auto" style:text-underline-mode="continuous"/>
    </style:style>
    <style:style style:name="T1728" style:parent-style-name="Domyślnaczcionkaakapitu" style:family="text">
      <style:text-properties style:text-underline-type="single" style:text-underline-style="solid" style:text-underline-width="auto" style:text-underline-mode="continuous"/>
    </style:style>
    <style:style style:name="T1729" style:parent-style-name="Domyślnaczcionkaakapitu" style:family="text">
      <style:text-properties fo:background-color="#80FFFF" style:text-underline-type="single" style:text-underline-style="solid" style:text-underline-width="auto" style:text-underline-mode="continuous"/>
    </style:style>
    <style:style style:name="T1730" style:parent-style-name="Domyślnaczcionkaakapitu" style:family="text">
      <style:text-properties style:text-underline-type="single" style:text-underline-style="solid" style:text-underline-width="auto" style:text-underline-mode="continuous"/>
    </style:style>
    <style:style style:name="T1731" style:parent-style-name="Domyślnaczcionkaakapitu" style:family="text">
      <style:text-properties fo:background-color="#80FFFF" style:text-underline-type="single" style:text-underline-style="solid" style:text-underline-width="auto" style:text-underline-mode="continuous"/>
    </style:style>
    <style:style style:name="P1732" style:parent-style-name="Normalny" style:family="paragraph">
      <style:paragraph-properties fo:text-align="justify" fo:line-height="150%" fo:text-indent="0.25in"/>
    </style:style>
    <style:style style:name="T1733" style:parent-style-name="Domyślnaczcionkaakapitu" style:family="text">
      <style:text-properties fo:background-color="#80FFFF"/>
    </style:style>
    <style:style style:name="P1734" style:parent-style-name="Normalny" style:family="paragraph">
      <style:paragraph-properties fo:text-align="justify" fo:line-height="150%"/>
    </style:style>
    <style:style style:name="T1735" style:parent-style-name="Domyślnaczcionkaakapitu" style:family="text">
      <style:text-properties fo:background-color="#80FFFF" style:text-underline-type="single" style:text-underline-style="solid" style:text-underline-width="auto" style:text-underline-mode="continuous"/>
    </style:style>
    <style:style style:name="T1736" style:parent-style-name="Domyślnaczcionkaakapitu" style:family="text">
      <style:text-properties style:text-underline-type="single" style:text-underline-style="solid" style:text-underline-width="auto" style:text-underline-mode="continuous"/>
    </style:style>
    <style:style style:name="T1737" style:parent-style-name="Domyślnaczcionkaakapitu" style:family="text">
      <style:text-properties fo:background-color="#80FFFF" style:text-underline-type="single" style:text-underline-style="solid" style:text-underline-width="auto" style:text-underline-mode="continuous"/>
    </style:style>
    <style:style style:name="T1738" style:parent-style-name="Domyślnaczcionkaakapitu" style:family="text">
      <style:text-properties style:text-underline-type="single" style:text-underline-style="solid" style:text-underline-width="auto" style:text-underline-mode="continuous"/>
    </style:style>
    <style:style style:name="T1739" style:parent-style-name="Domyślnaczcionkaakapitu" style:family="text">
      <style:text-properties fo:background-color="#80FFFF" style:text-underline-type="single" style:text-underline-style="solid" style:text-underline-width="auto" style:text-underline-mode="continuous"/>
    </style:style>
    <style:style style:name="P1740" style:parent-style-name="Normalny" style:family="paragraph">
      <style:paragraph-properties fo:text-align="justify" fo:line-height="150%" fo:text-indent="0.25in"/>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P1743" style:parent-style-name="Normalny" style:family="paragraph">
      <style:paragraph-properties fo:text-align="justify" fo:line-height="150%"/>
    </style:style>
    <style:style style:name="T1744" style:parent-style-name="Domyślnaczcionkaakapitu" style:family="text">
      <style:text-properties style:text-underline-type="single" style:text-underline-style="solid" style:text-underline-width="auto" style:text-underline-mode="continuous"/>
    </style:style>
    <style:style style:name="T1745" style:parent-style-name="Domyślnaczcionkaakapitu" style:family="text">
      <style:text-properties fo:background-color="#80FFFF" style:text-underline-type="single" style:text-underline-style="solid" style:text-underline-width="auto" style:text-underline-mode="continuous"/>
    </style:style>
    <style:style style:name="T1746" style:parent-style-name="Domyślnaczcionkaakapitu" style:family="text">
      <style:text-properties style:text-underline-type="single" style:text-underline-style="solid" style:text-underline-width="auto" style:text-underline-mode="continuous"/>
    </style:style>
    <style:style style:name="T1747" style:parent-style-name="Domyślnaczcionkaakapitu" style:family="text">
      <style:text-properties fo:background-color="#80FFFF" style:text-underline-type="single" style:text-underline-style="solid" style:text-underline-width="auto" style:text-underline-mode="continuous"/>
    </style:style>
    <style:style style:name="T1748" style:parent-style-name="Domyślnaczcionkaakapitu" style:family="text">
      <style:text-properties style:text-underline-type="single" style:text-underline-style="solid" style:text-underline-width="auto" style:text-underline-mode="continuous"/>
    </style:style>
    <style:style style:name="P1749" style:parent-style-name="Normalny" style:family="paragraph">
      <style:paragraph-properties fo:text-align="justify" fo:line-height="150%" fo:text-indent="0.25in"/>
    </style:style>
    <style:style style:name="T1750" style:parent-style-name="Domyślnaczcionkaakapitu" style:family="text">
      <style:text-properties fo:background-color="#80FFFF"/>
    </style:style>
    <style:style style:name="P1751" style:parent-style-name="Normalny" style:family="paragraph">
      <style:paragraph-properties fo:text-align="justify" fo:line-height="150%"/>
    </style:style>
    <style:style style:name="T1752" style:parent-style-name="Domyślnaczcionkaakapitu" style:family="text">
      <style:text-properties fo:background-color="#80FFFF" style:text-underline-type="single" style:text-underline-style="solid" style:text-underline-width="auto" style:text-underline-mode="continuous"/>
    </style:style>
    <style:style style:name="T1753" style:parent-style-name="Domyślnaczcionkaakapitu" style:family="text">
      <style:text-properties style:text-underline-type="single" style:text-underline-style="solid" style:text-underline-width="auto" style:text-underline-mode="continuous"/>
    </style:style>
    <style:style style:name="T1754" style:parent-style-name="Domyślnaczcionkaakapitu" style:family="text">
      <style:text-properties fo:background-color="#80FFFF" style:text-underline-type="single" style:text-underline-style="solid" style:text-underline-width="auto" style:text-underline-mode="continuous"/>
    </style:style>
    <style:style style:name="T1755" style:parent-style-name="Domyślnaczcionkaakapitu" style:family="text">
      <style:text-properties style:text-underline-type="single" style:text-underline-style="solid" style:text-underline-width="auto" style:text-underline-mode="continuous"/>
    </style:style>
    <style:style style:name="T1756" style:parent-style-name="Domyślnaczcionkaakapitu" style:family="text">
      <style:text-properties fo:background-color="#80FFFF" style:text-underline-type="single" style:text-underline-style="solid" style:text-underline-width="auto" style:text-underline-mode="continuous"/>
    </style:style>
    <style:style style:name="P1757" style:parent-style-name="Normalny" style:family="paragraph">
      <style:paragraph-properties fo:text-align="justify" fo:line-height="150%" fo:text-indent="0.25in"/>
    </style:style>
    <style:style style:name="P1758" style:parent-style-name="Normalny" style:family="paragraph">
      <style:paragraph-properties fo:text-align="justify" fo:line-height="150%"/>
    </style:style>
    <style:style style:name="T1759" style:parent-style-name="Domyślnaczcionkaakapitu" style:family="text">
      <style:text-properties style:text-underline-type="single" style:text-underline-style="solid" style:text-underline-width="auto" style:text-underline-mode="continuous"/>
    </style:style>
    <style:style style:name="T1760" style:parent-style-name="Domyślnaczcionkaakapitu" style:family="text">
      <style:text-properties fo:background-color="#80FFFF" style:text-underline-type="single" style:text-underline-style="solid" style:text-underline-width="auto" style:text-underline-mode="continuous"/>
    </style:style>
    <style:style style:name="T1761" style:parent-style-name="Domyślnaczcionkaakapitu" style:family="text">
      <style:text-properties style:text-underline-type="single" style:text-underline-style="solid" style:text-underline-width="auto" style:text-underline-mode="continuous"/>
    </style:style>
    <style:style style:name="T1762" style:parent-style-name="Domyślnaczcionkaakapitu" style:family="text">
      <style:text-properties fo:background-color="#80FFFF" style:text-underline-type="single" style:text-underline-style="solid" style:text-underline-width="auto" style:text-underline-mode="continuous"/>
    </style:style>
    <style:style style:name="T1763" style:parent-style-name="Domyślnaczcionkaakapitu" style:family="text">
      <style:text-properties style:text-underline-type="single" style:text-underline-style="solid" style:text-underline-width="auto" style:text-underline-mode="continuous"/>
    </style:style>
    <style:style style:name="T1764" style:parent-style-name="Domyślnaczcionkaakapitu" style:family="text">
      <style:text-properties fo:background-color="#80FFFF" style:text-underline-type="single" style:text-underline-style="solid" style:text-underline-width="auto" style:text-underline-mode="continuous"/>
    </style:style>
    <style:style style:name="P1765" style:parent-style-name="Normalny" style:family="paragraph">
      <style:paragraph-properties fo:text-align="justify" fo:line-height="150%" fo:text-indent="0.25in"/>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P1771" style:parent-style-name="Normalny" style:family="paragraph">
      <style:paragraph-properties fo:text-align="justify" fo:line-height="150%"/>
    </style:style>
    <style:style style:name="T1772" style:parent-style-name="Domyślnaczcionkaakapitu" style:family="text">
      <style:text-properties fo:background-color="#80FFFF" style:text-underline-type="single" style:text-underline-style="solid" style:text-underline-width="auto" style:text-underline-mode="continuous"/>
    </style:style>
    <style:style style:name="T1773" style:parent-style-name="Domyślnaczcionkaakapitu" style:family="text">
      <style:text-properties style:text-underline-type="single" style:text-underline-style="solid" style:text-underline-width="auto" style:text-underline-mode="continuous"/>
    </style:style>
    <style:style style:name="T1774" style:parent-style-name="Domyślnaczcionkaakapitu" style:family="text">
      <style:text-properties fo:background-color="#80FFFF" style:text-underline-type="single" style:text-underline-style="solid" style:text-underline-width="auto" style:text-underline-mode="continuous"/>
    </style:style>
    <style:style style:name="T1775" style:parent-style-name="Domyślnaczcionkaakapitu" style:family="text">
      <style:text-properties style:text-underline-type="single" style:text-underline-style="solid" style:text-underline-width="auto" style:text-underline-mode="continuous"/>
    </style:style>
    <style:style style:name="T1776" style:parent-style-name="Domyślnaczcionkaakapitu" style:family="text">
      <style:text-properties fo:background-color="#80FFFF" style:text-underline-type="single" style:text-underline-style="solid" style:text-underline-width="auto" style:text-underline-mode="continuous"/>
    </style:style>
    <style:style style:name="P1777" style:parent-style-name="Normalny" style:family="paragraph">
      <style:paragraph-properties fo:text-align="justify" fo:line-height="150%" fo:text-indent="0.25in"/>
    </style:style>
    <style:style style:name="P1778" style:parent-style-name="Normalny" style:family="paragraph">
      <style:paragraph-properties fo:text-align="justify" fo:line-height="150%" fo:text-indent="0.25in"/>
    </style:style>
    <style:style style:name="P1779" style:parent-style-name="Normalny" style:family="paragraph">
      <style:paragraph-properties fo:text-align="justify" fo:line-height="150%"/>
    </style:style>
    <style:style style:name="T1780" style:parent-style-name="Domyślnaczcionkaakapitu" style:family="text">
      <style:text-properties style:text-underline-type="single" style:text-underline-style="solid" style:text-underline-width="auto" style:text-underline-mode="continuous"/>
    </style:style>
    <style:style style:name="T1781" style:parent-style-name="Domyślnaczcionkaakapitu" style:family="text">
      <style:text-properties fo:background-color="#80FFFF" style:text-underline-type="single" style:text-underline-style="solid" style:text-underline-width="auto" style:text-underline-mode="continuous"/>
    </style:style>
    <style:style style:name="T1782" style:parent-style-name="Domyślnaczcionkaakapitu" style:family="text">
      <style:text-properties style:text-underline-type="single" style:text-underline-style="solid" style:text-underline-width="auto" style:text-underline-mode="continuous"/>
    </style:style>
    <style:style style:name="P1783" style:parent-style-name="Normalny" style:family="paragraph">
      <style:paragraph-properties fo:text-align="justify" fo:line-height="150%" fo:text-indent="0.25in"/>
    </style:style>
    <style:style style:name="P1784" style:parent-style-name="Normalny" style:family="paragraph">
      <style:paragraph-properties fo:text-align="justify" fo:line-height="150%"/>
    </style:style>
    <style:style style:name="T1785" style:parent-style-name="Domyślnaczcionkaakapitu" style:family="text">
      <style:text-properties fo:background-color="#80FFFF" style:text-underline-type="single" style:text-underline-style="solid" style:text-underline-width="auto" style:text-underline-mode="continuous"/>
    </style:style>
    <style:style style:name="T1786" style:parent-style-name="Domyślnaczcionkaakapitu" style:family="text">
      <style:text-properties style:text-underline-type="single" style:text-underline-style="solid" style:text-underline-width="auto" style:text-underline-mode="continuous"/>
    </style:style>
    <style:style style:name="T1787" style:parent-style-name="Domyślnaczcionkaakapitu" style:family="text">
      <style:text-properties fo:background-color="#80FFFF" style:text-underline-type="single" style:text-underline-style="solid" style:text-underline-width="auto" style:text-underline-mode="continuous"/>
    </style:style>
    <style:style style:name="T1788" style:parent-style-name="Domyślnaczcionkaakapitu" style:family="text">
      <style:text-properties style:text-underline-type="single" style:text-underline-style="solid" style:text-underline-width="auto" style:text-underline-mode="continuous"/>
    </style:style>
    <style:style style:name="T1789" style:parent-style-name="Domyślnaczcionkaakapitu" style:family="text">
      <style:text-properties fo:background-color="#80FFFF" style:text-underline-type="single" style:text-underline-style="solid" style:text-underline-width="auto" style:text-underline-mode="continuous"/>
    </style:style>
    <style:style style:name="P1790" style:parent-style-name="Normalny" style:family="paragraph">
      <style:paragraph-properties fo:text-align="justify" fo:line-height="150%" fo:text-indent="0.25in"/>
    </style:style>
    <style:style style:name="T1791" style:parent-style-name="Domyślnaczcionkaakapitu" style:family="text">
      <style:text-properties fo:background-color="#80FFFF"/>
    </style:style>
    <style:style style:name="P1792" style:parent-style-name="Normalny" style:family="paragraph">
      <style:paragraph-properties fo:text-align="justify" fo:line-height="150%" fo:text-indent="0.25in"/>
    </style:style>
    <style:style style:name="P1793" style:parent-style-name="Normalny" style:family="paragraph">
      <style:paragraph-properties fo:text-align="justify" fo:line-height="150%" fo:text-indent="0.25in"/>
    </style:style>
    <style:style style:name="T1794" style:parent-style-name="Domyślnaczcionkaakapitu" style:family="text">
      <style:text-properties fo:background-color="#80FFFF"/>
    </style:style>
    <style:style style:name="P1795" style:parent-style-name="Normalny" style:family="paragraph">
      <style:paragraph-properties fo:text-align="justify" fo:line-height="150%"/>
    </style:style>
    <style:style style:name="T1796" style:parent-style-name="Domyślnaczcionkaakapitu" style:family="text">
      <style:text-properties style:text-underline-type="single" style:text-underline-style="solid" style:text-underline-width="auto" style:text-underline-mode="continuous"/>
    </style:style>
    <style:style style:name="T1797" style:parent-style-name="Domyślnaczcionkaakapitu" style:family="text">
      <style:text-properties fo:background-color="#80FFFF" style:text-underline-type="single" style:text-underline-style="solid" style:text-underline-width="auto" style:text-underline-mode="continuous"/>
    </style:style>
    <style:style style:name="T1798" style:parent-style-name="Domyślnaczcionkaakapitu" style:family="text">
      <style:text-properties style:text-underline-type="single" style:text-underline-style="solid" style:text-underline-width="auto" style:text-underline-mode="continuous"/>
    </style:style>
    <style:style style:name="P1799" style:parent-style-name="Normalny" style:family="paragraph">
      <style:paragraph-properties fo:text-align="justify" fo:line-height="150%" fo:text-indent="0.25in"/>
    </style:style>
    <style:style style:name="P1800" style:parent-style-name="Normalny" style:family="paragraph">
      <style:paragraph-properties fo:text-align="justify" fo:line-height="150%"/>
    </style:style>
    <style:style style:name="T1801" style:parent-style-name="Domyślnaczcionkaakapitu" style:family="text">
      <style:text-properties fo:background-color="#80FFFF" style:text-underline-type="single" style:text-underline-style="solid" style:text-underline-width="auto" style:text-underline-mode="continuous"/>
    </style:style>
    <style:style style:name="T1802" style:parent-style-name="Domyślnaczcionkaakapitu" style:family="text">
      <style:text-properties style:text-underline-type="single" style:text-underline-style="solid" style:text-underline-width="auto" style:text-underline-mode="continuous"/>
    </style:style>
    <style:style style:name="T1803" style:parent-style-name="Domyślnaczcionkaakapitu" style:family="text">
      <style:text-properties fo:background-color="#80FFFF" style:text-underline-type="single" style:text-underline-style="solid" style:text-underline-width="auto" style:text-underline-mode="continuous"/>
    </style:style>
    <style:style style:name="T1804" style:parent-style-name="Domyślnaczcionkaakapitu" style:family="text">
      <style:text-properties style:text-underline-type="single" style:text-underline-style="solid" style:text-underline-width="auto" style:text-underline-mode="continuous"/>
    </style:style>
    <style:style style:name="T1805" style:parent-style-name="Domyślnaczcionkaakapitu" style:family="text">
      <style:text-properties fo:background-color="#80FFFF" style:text-underline-type="single" style:text-underline-style="solid" style:text-underline-width="auto" style:text-underline-mode="continuous"/>
    </style:style>
    <style:style style:name="P1806" style:parent-style-name="Normalny" style:family="paragraph">
      <style:paragraph-properties fo:text-align="justify" fo:line-height="150%" fo:text-indent="0.25in"/>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P1812" style:parent-style-name="Normalny" style:family="paragraph">
      <style:paragraph-properties fo:text-align="justify" fo:line-height="150%"/>
    </style:style>
    <style:style style:name="T1813" style:parent-style-name="Domyślnaczcionkaakapitu" style:family="text">
      <style:text-properties style:text-underline-type="single" style:text-underline-style="solid" style:text-underline-width="auto" style:text-underline-mode="continuous"/>
    </style:style>
    <style:style style:name="P1814" style:parent-style-name="Normalny" style:family="paragraph">
      <style:paragraph-properties fo:text-align="justify" fo:line-height="150%" fo:text-indent="0.25in"/>
    </style:style>
    <style:style style:name="P1815" style:parent-style-name="Normalny" style:family="paragraph">
      <style:paragraph-properties fo:text-align="justify" fo:line-height="150%" fo:text-indent="0.25in"/>
    </style:style>
    <style:style style:name="T1816" style:parent-style-name="Domyślnaczcionkaakapitu" style:family="text">
      <style:text-properties fo:background-color="#80FFFF"/>
    </style:style>
    <style:style style:name="P1817" style:parent-style-name="Normalny" style:family="paragraph">
      <style:paragraph-properties fo:text-align="justify" fo:line-height="150%" fo:text-indent="0.25in"/>
    </style:style>
    <style:style style:name="P1818" style:parent-style-name="Normalny" style:family="paragraph">
      <style:paragraph-properties fo:text-align="justify" fo:line-height="150%"/>
    </style:style>
    <style:style style:name="T1819" style:parent-style-name="Domyślnaczcionkaakapitu" style:family="text">
      <style:text-properties fo:background-color="#80FFFF" style:text-underline-type="single" style:text-underline-style="solid" style:text-underline-width="auto" style:text-underline-mode="continuous"/>
    </style:style>
    <style:style style:name="T1820" style:parent-style-name="Domyślnaczcionkaakapitu" style:family="text">
      <style:text-properties style:text-underline-type="single" style:text-underline-style="solid" style:text-underline-width="auto" style:text-underline-mode="continuous"/>
    </style:style>
    <style:style style:name="T1821" style:parent-style-name="Domyślnaczcionkaakapitu" style:family="text">
      <style:text-properties fo:background-color="#80FFFF" style:text-underline-type="single" style:text-underline-style="solid" style:text-underline-width="auto" style:text-underline-mode="continuous"/>
    </style:style>
    <style:style style:name="T1822" style:parent-style-name="Domyślnaczcionkaakapitu" style:family="text">
      <style:text-properties style:text-underline-type="single" style:text-underline-style="solid" style:text-underline-width="auto" style:text-underline-mode="continuous"/>
    </style:style>
    <style:style style:name="T1823" style:parent-style-name="Domyślnaczcionkaakapitu" style:family="text">
      <style:text-properties fo:background-color="#80FFFF" style:text-underline-type="single" style:text-underline-style="solid" style:text-underline-width="auto" style:text-underline-mode="continuous"/>
    </style:style>
    <style:style style:name="P1824" style:parent-style-name="Normalny" style:family="paragraph">
      <style:paragraph-properties fo:text-align="justify" fo:line-height="150%" fo:text-indent="0.25in"/>
    </style:style>
    <style:style style:name="P1825" style:parent-style-name="Normalny" style:family="paragraph">
      <style:paragraph-properties fo:text-align="justify" fo:line-height="150%"/>
    </style:style>
    <style:style style:name="T1826" style:parent-style-name="Domyślnaczcionkaakapitu" style:family="text">
      <style:text-properties style:text-underline-type="single" style:text-underline-style="solid" style:text-underline-width="auto" style:text-underline-mode="continuous"/>
    </style:style>
    <style:style style:name="T1827" style:parent-style-name="Domyślnaczcionkaakapitu" style:family="text">
      <style:text-properties fo:background-color="#80FFFF" style:text-underline-type="single" style:text-underline-style="solid" style:text-underline-width="auto" style:text-underline-mode="continuous"/>
    </style:style>
    <style:style style:name="T1828" style:parent-style-name="Domyślnaczcionkaakapitu" style:family="text">
      <style:text-properties style:text-underline-type="single" style:text-underline-style="solid" style:text-underline-width="auto" style:text-underline-mode="continuous"/>
    </style:style>
    <style:style style:name="P1829" style:parent-style-name="Normalny" style:family="paragraph">
      <style:paragraph-properties fo:text-align="justify" fo:line-height="150%" fo:text-indent="0.25in"/>
    </style:style>
    <style:style style:name="T1830" style:parent-style-name="Domyślnaczcionkaakapitu" style:family="text">
      <style:text-properties fo:background-color="#80FFFF"/>
    </style:style>
    <style:style style:name="P1831" style:parent-style-name="Normalny" style:family="paragraph">
      <style:paragraph-properties fo:text-align="justify" fo:line-height="150%" fo:text-indent="0.25in"/>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P1834" style:parent-style-name="Normalny" style:family="paragraph">
      <style:paragraph-properties fo:text-align="justify" fo:line-height="150%"/>
    </style:style>
    <style:style style:name="T1835" style:parent-style-name="Domyślnaczcionkaakapitu" style:family="text">
      <style:text-properties style:text-underline-type="single" style:text-underline-style="solid" style:text-underline-width="auto" style:text-underline-mode="continuous"/>
    </style:style>
    <style:style style:name="T1836" style:parent-style-name="Domyślnaczcionkaakapitu" style:family="text">
      <style:text-properties fo:background-color="#80FFFF" style:text-underline-type="single" style:text-underline-style="solid" style:text-underline-width="auto" style:text-underline-mode="continuous"/>
    </style:style>
    <style:style style:name="P1837" style:parent-style-name="Normalny" style:family="paragraph">
      <style:paragraph-properties fo:text-align="justify" fo:line-height="150%" fo:text-indent="0.25in"/>
    </style:style>
    <style:style style:name="T1838" style:parent-style-name="Domyślnaczcionkaakapitu" style:family="text">
      <style:text-properties fo:background-color="#80FFFF"/>
    </style:style>
    <style:style style:name="P1839" style:parent-style-name="Normalny" style:family="paragraph">
      <style:paragraph-properties fo:text-align="justify" fo:line-height="150%"/>
    </style:style>
    <style:style style:name="T1840" style:parent-style-name="Domyślnaczcionkaakapitu" style:family="text">
      <style:text-properties style:text-underline-type="single" style:text-underline-style="solid" style:text-underline-width="auto" style:text-underline-mode="continuous"/>
    </style:style>
    <style:style style:name="T1841" style:parent-style-name="Domyślnaczcionkaakapitu" style:family="text">
      <style:text-properties fo:background-color="#80FFFF" style:text-underline-type="single" style:text-underline-style="solid" style:text-underline-width="auto" style:text-underline-mode="continuous"/>
    </style:style>
    <style:style style:name="T1842" style:parent-style-name="Domyślnaczcionkaakapitu" style:family="text">
      <style:text-properties style:text-underline-type="single" style:text-underline-style="solid" style:text-underline-width="auto" style:text-underline-mode="continuous"/>
    </style:style>
    <style:style style:name="T1843" style:parent-style-name="Domyślnaczcionkaakapitu" style:family="text">
      <style:text-properties fo:background-color="#80FFFF" style:text-underline-type="single" style:text-underline-style="solid" style:text-underline-width="auto" style:text-underline-mode="continuous"/>
    </style:style>
    <style:style style:name="T1844" style:parent-style-name="Domyślnaczcionkaakapitu" style:family="text">
      <style:text-properties fo:background-color="#80FFFF"/>
    </style:style>
    <style:style style:name="P1845" style:parent-style-name="Normalny" style:family="paragraph">
      <style:paragraph-properties fo:text-align="justify" fo:line-height="150%" fo:text-indent="0.25in"/>
    </style:style>
    <style:style style:name="T1846" style:parent-style-name="Domyślnaczcionkaakapitu" style:family="text">
      <style:text-properties fo:background-color="#80FFFF"/>
    </style:style>
    <style:style style:name="P1847" style:parent-style-name="Normalny" style:family="paragraph">
      <style:paragraph-properties fo:text-align="justify" fo:line-height="150%" fo:text-indent="0.25in"/>
    </style:style>
    <style:style style:name="P1848" style:parent-style-name="Normalny" style:family="paragraph">
      <style:paragraph-properties fo:text-align="justify" fo:line-height="150%"/>
    </style:style>
    <style:style style:name="T1849" style:parent-style-name="Domyślnaczcionkaakapitu" style:family="text">
      <style:text-properties style:text-underline-type="single" style:text-underline-style="solid" style:text-underline-width="auto" style:text-underline-mode="continuous"/>
    </style:style>
    <style:style style:name="P1850" style:parent-style-name="Normalny" style:family="paragraph">
      <style:paragraph-properties fo:text-align="justify" fo:line-height="150%" fo:text-indent="0.25in"/>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P1854" style:parent-style-name="Normalny" style:family="paragraph">
      <style:paragraph-properties fo:text-align="justify" fo:line-height="150%"/>
    </style:style>
    <style:style style:name="T1855" style:parent-style-name="Domyślnaczcionkaakapitu" style:family="text">
      <style:text-properties style:text-underline-type="single" style:text-underline-style="solid" style:text-underline-width="auto" style:text-underline-mode="continuous"/>
    </style:style>
    <style:style style:name="T1856" style:parent-style-name="Domyślnaczcionkaakapitu" style:family="text">
      <style:text-properties fo:background-color="#80FFFF" style:text-underline-type="single" style:text-underline-style="solid" style:text-underline-width="auto" style:text-underline-mode="continuous"/>
    </style:style>
    <style:style style:name="T1857" style:parent-style-name="Domyślnaczcionkaakapitu" style:family="text">
      <style:text-properties style:text-underline-type="single" style:text-underline-style="solid" style:text-underline-width="auto" style:text-underline-mode="continuous"/>
    </style:style>
    <style:style style:name="P1858" style:parent-style-name="Normalny" style:family="paragraph">
      <style:paragraph-properties fo:text-align="justify" fo:line-height="150%" fo:text-indent="0.25in"/>
    </style:style>
    <style:style style:name="P1859" style:parent-style-name="Normalny" style:family="paragraph">
      <style:paragraph-properties fo:text-align="justify" fo:line-height="150%"/>
    </style:style>
    <style:style style:name="P1860" style:parent-style-name="Normalny" style:family="paragraph">
      <style:paragraph-properties fo:text-align="justify" fo:line-height="150%"/>
    </style:style>
    <style:style style:name="T1861" style:parent-style-name="Domyślnaczcionkaakapitu" style:family="text">
      <style:text-properties fo:background-color="#80FFFF" style:text-underline-type="single" style:text-underline-style="solid" style:text-underline-width="auto" style:text-underline-mode="continuous"/>
    </style:style>
    <style:style style:name="T1862" style:parent-style-name="Domyślnaczcionkaakapitu" style:family="text">
      <style:text-properties style:text-underline-type="single" style:text-underline-style="solid" style:text-underline-width="auto" style:text-underline-mode="continuous"/>
    </style:style>
    <style:style style:name="T1863" style:parent-style-name="Domyślnaczcionkaakapitu" style:family="text">
      <style:text-properties fo:background-color="#80FFFF" style:text-underline-type="single" style:text-underline-style="solid" style:text-underline-width="auto" style:text-underline-mode="continuous"/>
    </style:style>
    <style:style style:name="T1864" style:parent-style-name="Domyślnaczcionkaakapitu" style:family="text">
      <style:text-properties style:text-underline-type="single" style:text-underline-style="solid" style:text-underline-width="auto" style:text-underline-mode="continuous"/>
    </style:style>
    <style:style style:name="T1865" style:parent-style-name="Domyślnaczcionkaakapitu" style:family="text">
      <style:text-properties fo:background-color="#80FFFF" style:text-underline-type="single" style:text-underline-style="solid" style:text-underline-width="auto" style:text-underline-mode="continuous"/>
    </style:style>
    <style:style style:name="P1866" style:parent-style-name="Normalny" style:family="paragraph">
      <style:paragraph-properties fo:text-align="justify" fo:line-height="150%" fo:text-indent="0.25in"/>
    </style:style>
    <style:style style:name="P1867" style:parent-style-name="Normalny" style:family="paragraph">
      <style:paragraph-properties fo:text-align="justify" fo:line-height="150%"/>
    </style:style>
    <style:style style:name="T1868" style:parent-style-name="Domyślnaczcionkaakapitu" style:family="text">
      <style:text-properties style:text-underline-type="single" style:text-underline-style="solid" style:text-underline-width="auto" style:text-underline-mode="continuous"/>
    </style:style>
    <style:style style:name="T1869" style:parent-style-name="Domyślnaczcionkaakapitu" style:family="text">
      <style:text-properties fo:background-color="#80FFFF" style:text-underline-type="single" style:text-underline-style="solid" style:text-underline-width="auto" style:text-underline-mode="continuous"/>
    </style:style>
    <style:style style:name="T1870" style:parent-style-name="Domyślnaczcionkaakapitu" style:family="text">
      <style:text-properties style:text-underline-type="single" style:text-underline-style="solid" style:text-underline-width="auto" style:text-underline-mode="continuous"/>
    </style:style>
    <style:style style:name="T1871" style:parent-style-name="Domyślnaczcionkaakapitu" style:family="text">
      <style:text-properties fo:background-color="#80FFFF" style:text-underline-type="single" style:text-underline-style="solid" style:text-underline-width="auto" style:text-underline-mode="continuous"/>
    </style:style>
    <style:style style:name="P1872" style:parent-style-name="Normalny" style:family="paragraph">
      <style:paragraph-properties fo:text-align="justify" fo:line-height="150%" fo:text-indent="0.25in"/>
    </style:style>
    <style:style style:name="T1873" style:parent-style-name="Domyślnaczcionkaakapitu" style:family="text">
      <style:text-properties fo:background-color="#80FFFF"/>
    </style:style>
    <style:style style:name="P1874" style:parent-style-name="Normalny" style:family="paragraph">
      <style:paragraph-properties fo:text-align="justify" fo:line-height="150%" fo:text-indent="0.25in"/>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P1877" style:parent-style-name="Normalny" style:family="paragraph">
      <style:paragraph-properties fo:text-align="justify" fo:line-height="150%" fo:text-indent="0.25in"/>
    </style:style>
    <style:style style:name="T1878" style:parent-style-name="Domyślnaczcionkaakapitu" style:family="text">
      <style:text-properties fo:background-color="#80FFFF"/>
    </style:style>
    <style:style style:name="P1879" style:parent-style-name="Normalny" style:family="paragraph">
      <style:paragraph-properties fo:text-align="justify" fo:line-height="150%"/>
    </style:style>
    <style:style style:name="T1880" style:parent-style-name="Domyślnaczcionkaakapitu" style:family="text">
      <style:text-properties style:text-underline-type="single" style:text-underline-style="solid" style:text-underline-width="auto" style:text-underline-mode="continuous"/>
    </style:style>
    <style:style style:name="P1881" style:parent-style-name="Normalny" style:family="paragraph">
      <style:paragraph-properties fo:text-align="justify" fo:line-height="150%" fo:text-indent="0.25in"/>
    </style:style>
    <style:style style:name="T1882" style:parent-style-name="Domyślnaczcionkaakapitu" style:family="text">
      <style:text-properties fo:background-color="#80FFFF"/>
    </style:style>
    <style:style style:name="P1883" style:parent-style-name="Normalny" style:family="paragraph">
      <style:paragraph-properties fo:text-align="justify" fo:line-height="150%"/>
    </style:style>
    <style:style style:name="T1884" style:parent-style-name="Domyślnaczcionkaakapitu" style:family="text">
      <style:text-properties style:text-underline-type="single" style:text-underline-style="solid" style:text-underline-width="auto" style:text-underline-mode="continuous"/>
    </style:style>
    <style:style style:name="T1885" style:parent-style-name="Domyślnaczcionkaakapitu" style:family="text">
      <style:text-properties fo:background-color="#80FFFF" style:text-underline-type="single" style:text-underline-style="solid" style:text-underline-width="auto" style:text-underline-mode="continuous"/>
    </style:style>
    <style:style style:name="T1886" style:parent-style-name="Domyślnaczcionkaakapitu" style:family="text">
      <style:text-properties style:text-underline-type="single" style:text-underline-style="solid" style:text-underline-width="auto" style:text-underline-mode="continuous"/>
    </style:style>
    <style:style style:name="P1887" style:parent-style-name="Normalny" style:family="paragraph">
      <style:paragraph-properties fo:text-align="justify" fo:line-height="150%" fo:text-indent="0.25in"/>
    </style:style>
    <style:style style:name="P1888" style:parent-style-name="Normalny" style:family="paragraph">
      <style:paragraph-properties fo:text-align="justify" fo:line-height="150%" fo:text-indent="0.25in"/>
    </style:style>
    <style:style style:name="P1889" style:parent-style-name="Normalny" style:family="paragraph">
      <style:paragraph-properties fo:text-align="justify" fo:line-height="150%"/>
    </style:style>
    <style:style style:name="T1890" style:parent-style-name="Domyślnaczcionkaakapitu" style:family="text">
      <style:text-properties fo:background-color="#80FFFF" style:text-underline-type="single" style:text-underline-style="solid" style:text-underline-width="auto" style:text-underline-mode="continuous"/>
    </style:style>
    <style:style style:name="T1891" style:parent-style-name="Domyślnaczcionkaakapitu" style:family="text">
      <style:text-properties style:text-underline-type="single" style:text-underline-style="solid" style:text-underline-width="auto" style:text-underline-mode="continuous"/>
    </style:style>
    <style:style style:name="T1892" style:parent-style-name="Domyślnaczcionkaakapitu" style:family="text">
      <style:text-properties fo:background-color="#80FFFF" style:text-underline-type="single" style:text-underline-style="solid" style:text-underline-width="auto" style:text-underline-mode="continuous"/>
    </style:style>
    <style:style style:name="T1893" style:parent-style-name="Domyślnaczcionkaakapitu" style:family="text">
      <style:text-properties style:text-underline-type="single" style:text-underline-style="solid" style:text-underline-width="auto" style:text-underline-mode="continuous"/>
    </style:style>
    <style:style style:name="T1894" style:parent-style-name="Domyślnaczcionkaakapitu" style:family="text">
      <style:text-properties fo:background-color="#80FFFF" style:text-underline-type="single" style:text-underline-style="solid" style:text-underline-width="auto" style:text-underline-mode="continuous"/>
    </style:style>
    <style:style style:name="P1895" style:parent-style-name="Normalny" style:family="paragraph">
      <style:paragraph-properties fo:text-align="justify" fo:line-height="150%" fo:text-indent="0.25in"/>
    </style:style>
    <style:style style:name="P1896" style:parent-style-name="Normalny" style:family="paragraph">
      <style:paragraph-properties fo:text-align="justify" fo:line-height="150%"/>
    </style:style>
    <style:style style:name="T1897" style:parent-style-name="Domyślnaczcionkaakapitu" style:family="text">
      <style:text-properties style:text-underline-type="single" style:text-underline-style="solid" style:text-underline-width="auto" style:text-underline-mode="continuous"/>
    </style:style>
    <style:style style:name="T1898" style:parent-style-name="Domyślnaczcionkaakapitu" style:family="text">
      <style:text-properties fo:background-color="#80FFFF" style:text-underline-type="single" style:text-underline-style="solid" style:text-underline-width="auto" style:text-underline-mode="continuous"/>
    </style:style>
    <style:style style:name="T1899" style:parent-style-name="Domyślnaczcionkaakapitu" style:family="text">
      <style:text-properties style:text-underline-type="single" style:text-underline-style="solid" style:text-underline-width="auto" style:text-underline-mode="continuous"/>
    </style:style>
    <style:style style:name="P1900" style:parent-style-name="Normalny" style:family="paragraph">
      <style:paragraph-properties fo:text-align="justify" fo:line-height="150%" fo:text-indent="0.25in"/>
    </style:style>
    <style:style style:name="P1901" style:parent-style-name="Normalny" style:family="paragraph">
      <style:paragraph-properties fo:text-align="justify" fo:line-height="150%" fo:text-indent="0.25in"/>
    </style:style>
    <style:style style:name="P1902" style:parent-style-name="Normalny" style:family="paragraph">
      <style:paragraph-properties fo:text-align="justify" fo:line-height="150%"/>
    </style:style>
    <style:style style:name="T1903" style:parent-style-name="Domyślnaczcionkaakapitu" style:family="text">
      <style:text-properties fo:background-color="#80FFFF" style:text-underline-type="single" style:text-underline-style="solid" style:text-underline-width="auto" style:text-underline-mode="continuous"/>
    </style:style>
    <style:style style:name="T1904" style:parent-style-name="Domyślnaczcionkaakapitu" style:family="text">
      <style:text-properties style:text-underline-type="single" style:text-underline-style="solid" style:text-underline-width="auto" style:text-underline-mode="continuous"/>
    </style:style>
    <style:style style:name="T1905" style:parent-style-name="Domyślnaczcionkaakapitu" style:family="text">
      <style:text-properties fo:background-color="#80FFFF" style:text-underline-type="single" style:text-underline-style="solid" style:text-underline-width="auto" style:text-underline-mode="continuous"/>
    </style:style>
    <style:style style:name="T1906" style:parent-style-name="Domyślnaczcionkaakapitu" style:family="text">
      <style:text-properties style:text-underline-type="single" style:text-underline-style="solid" style:text-underline-width="auto" style:text-underline-mode="continuous"/>
    </style:style>
    <style:style style:name="T1907" style:parent-style-name="Domyślnaczcionkaakapitu" style:family="text">
      <style:text-properties fo:background-color="#80FFFF" style:text-underline-type="single" style:text-underline-style="solid" style:text-underline-width="auto" style:text-underline-mode="continuous"/>
    </style:style>
    <style:style style:name="P1908" style:parent-style-name="Normalny" style:family="paragraph">
      <style:paragraph-properties fo:text-align="justify" fo:line-height="150%" fo:text-indent="0.25in"/>
    </style:style>
    <style:style style:name="P1909" style:parent-style-name="Normalny" style:family="paragraph">
      <style:paragraph-properties fo:text-align="justify" fo:line-height="150%"/>
    </style:style>
    <style:style style:name="T1910" style:parent-style-name="Domyślnaczcionkaakapitu" style:family="text">
      <style:text-properties style:text-underline-type="single" style:text-underline-style="solid" style:text-underline-width="auto" style:text-underline-mode="continuous"/>
    </style:style>
    <style:style style:name="T1911" style:parent-style-name="Domyślnaczcionkaakapitu" style:family="text">
      <style:text-properties fo:background-color="#80FFFF" style:text-underline-type="single" style:text-underline-style="solid" style:text-underline-width="auto" style:text-underline-mode="continuous"/>
    </style:style>
    <style:style style:name="T1912" style:parent-style-name="Domyślnaczcionkaakapitu" style:family="text">
      <style:text-properties style:text-underline-type="single" style:text-underline-style="solid" style:text-underline-width="auto" style:text-underline-mode="continuous"/>
    </style:style>
    <style:style style:name="T1913" style:parent-style-name="Domyślnaczcionkaakapitu" style:family="text">
      <style:text-properties fo:background-color="#80FFFF" style:text-underline-type="single" style:text-underline-style="solid" style:text-underline-width="auto" style:text-underline-mode="continuous"/>
    </style:style>
    <style:style style:name="P1914" style:parent-style-name="Normalny" style:family="paragraph">
      <style:paragraph-properties fo:text-align="justify" fo:line-height="150%" fo:text-indent="0.25in"/>
    </style:style>
    <style:style style:name="T1915" style:parent-style-name="Domyślnaczcionkaakapitu" style:family="text">
      <style:text-properties fo:background-color="#80FFFF"/>
    </style:style>
    <style:style style:name="P1916" style:parent-style-name="Normalny" style:family="paragraph">
      <style:paragraph-properties fo:text-align="justify" fo:line-height="150%" fo:text-indent="0.25in"/>
    </style:style>
    <style:style style:name="P1917" style:parent-style-name="Normalny" style:family="paragraph">
      <style:paragraph-properties fo:text-align="justify" fo:line-height="150%" fo:text-indent="0.25in"/>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P1920" style:parent-style-name="Normalny" style:family="paragraph">
      <style:paragraph-properties fo:text-align="justify" fo:line-height="150%" fo:text-indent="0.25in"/>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P1925" style:parent-style-name="Normalny" style:family="paragraph">
      <style:paragraph-properties fo:text-align="justify" fo:line-height="150%" fo:text-indent="0.25in"/>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P1928" style:parent-style-name="Normalny" style:family="paragraph">
      <style:paragraph-properties fo:text-align="justify" fo:line-height="150%"/>
    </style:style>
    <style:style style:name="T1929" style:parent-style-name="Domyślnaczcionkaakapitu" style:family="text">
      <style:text-properties fo:background-color="#80FFFF" style:text-underline-type="single" style:text-underline-style="solid" style:text-underline-width="auto" style:text-underline-mode="continuous"/>
    </style:style>
    <style:style style:name="T1930" style:parent-style-name="Domyślnaczcionkaakapitu" style:family="text">
      <style:text-properties style:text-underline-type="single" style:text-underline-style="solid" style:text-underline-width="auto" style:text-underline-mode="continuous"/>
    </style:style>
    <style:style style:name="T1931" style:parent-style-name="Domyślnaczcionkaakapitu" style:family="text">
      <style:text-properties fo:background-color="#80FFFF" style:text-underline-type="single" style:text-underline-style="solid" style:text-underline-width="auto" style:text-underline-mode="continuous"/>
    </style:style>
    <style:style style:name="T1932" style:parent-style-name="Domyślnaczcionkaakapitu" style:family="text">
      <style:text-properties style:text-underline-type="single" style:text-underline-style="solid" style:text-underline-width="auto" style:text-underline-mode="continuous"/>
    </style:style>
    <style:style style:name="T1933" style:parent-style-name="Domyślnaczcionkaakapitu" style:family="text">
      <style:text-properties fo:background-color="#80FFFF" style:text-underline-type="single" style:text-underline-style="solid" style:text-underline-width="auto" style:text-underline-mode="continuous"/>
    </style:style>
    <style:style style:name="P1934" style:parent-style-name="Normalny" style:family="paragraph">
      <style:paragraph-properties fo:text-align="justify" fo:line-height="150%" fo:text-indent="0.25in"/>
    </style:style>
    <style:style style:name="P1935" style:parent-style-name="Normalny" style:family="paragraph">
      <style:paragraph-properties fo:text-align="justify" fo:line-height="150%"/>
    </style:style>
    <style:style style:name="T1936" style:parent-style-name="Domyślnaczcionkaakapitu" style:family="text">
      <style:text-properties style:text-underline-type="single" style:text-underline-style="solid" style:text-underline-width="auto" style:text-underline-mode="continuous"/>
    </style:style>
    <style:style style:name="T1937" style:parent-style-name="Domyślnaczcionkaakapitu" style:family="text">
      <style:text-properties fo:background-color="#80FFFF" style:text-underline-type="single" style:text-underline-style="solid" style:text-underline-width="auto" style:text-underline-mode="continuous"/>
    </style:style>
    <style:style style:name="T1938" style:parent-style-name="Domyślnaczcionkaakapitu" style:family="text">
      <style:text-properties style:text-underline-type="single" style:text-underline-style="solid" style:text-underline-width="auto" style:text-underline-mode="continuous"/>
    </style:style>
    <style:style style:name="P1939" style:parent-style-name="Normalny" style:family="paragraph">
      <style:paragraph-properties fo:text-align="justify" fo:line-height="150%" fo:text-indent="0.25in"/>
    </style:style>
    <style:style style:name="T1940" style:parent-style-name="Domyślnaczcionkaakapitu" style:family="text">
      <style:text-properties fo:background-color="#80FFFF"/>
    </style:style>
    <style:style style:name="P1941" style:parent-style-name="Normalny" style:family="paragraph">
      <style:paragraph-properties fo:text-align="justify" fo:line-height="150%" fo:text-indent="0.25in">
        <style:tab-stops>
          <style:tab-stop style:type="left" style:position="5.668in"/>
        </style:tab-stops>
      </style:paragraph-properties>
    </style:style>
    <style:style style:name="P1942" style:parent-style-name="Normalny" style:family="paragraph">
      <style:paragraph-properties fo:text-align="justify" fo:line-height="150%" fo:text-indent="0.25in">
        <style:tab-stops>
          <style:tab-stop style:type="left" style:position="5.668in"/>
        </style:tab-stops>
      </style:paragraph-properties>
    </style:style>
    <style:style style:name="P1943" style:parent-style-name="Normalny" style:family="paragraph">
      <style:paragraph-properties fo:text-align="justify" fo:line-height="150%" fo:text-indent="0.25in"/>
    </style:style>
    <style:style style:name="P1944" style:parent-style-name="Normalny" style:family="paragraph">
      <style:paragraph-properties fo:text-align="justify" fo:line-height="150%" fo:text-indent="0.25in"/>
    </style:style>
    <style:style style:name="T1945" style:parent-style-name="Domyślnaczcionkaakapitu" style:family="text">
      <style:text-properties fo:background-color="#80FFFF"/>
    </style:style>
    <style:style style:name="P1946" style:parent-style-name="Normalny" style:family="paragraph">
      <style:paragraph-properties fo:text-align="justify" fo:line-height="150%" fo:text-indent="0.25in"/>
    </style:style>
    <style:style style:name="P1947" style:parent-style-name="Normalny" style:family="paragraph">
      <style:paragraph-properties fo:text-align="justify" fo:line-height="150%"/>
    </style:style>
    <style:style style:name="T1948" style:parent-style-name="Domyślnaczcionkaakapitu" style:family="text">
      <style:text-properties fo:background-color="#80FFFF" style:text-underline-type="single" style:text-underline-style="solid" style:text-underline-width="auto" style:text-underline-mode="continuous"/>
    </style:style>
    <style:style style:name="T1949" style:parent-style-name="Domyślnaczcionkaakapitu" style:family="text">
      <style:text-properties style:text-underline-type="single" style:text-underline-style="solid" style:text-underline-width="auto" style:text-underline-mode="continuous"/>
    </style:style>
    <style:style style:name="T1950" style:parent-style-name="Domyślnaczcionkaakapitu" style:family="text">
      <style:text-properties fo:background-color="#80FFFF" style:text-underline-type="single" style:text-underline-style="solid" style:text-underline-width="auto" style:text-underline-mode="continuous"/>
    </style:style>
    <style:style style:name="T1951" style:parent-style-name="Domyślnaczcionkaakapitu" style:family="text">
      <style:text-properties style:text-underline-type="single" style:text-underline-style="solid" style:text-underline-width="auto" style:text-underline-mode="continuous"/>
    </style:style>
    <style:style style:name="T1952" style:parent-style-name="Domyślnaczcionkaakapitu" style:family="text">
      <style:text-properties fo:background-color="#80FFFF" style:text-underline-type="single" style:text-underline-style="solid" style:text-underline-width="auto" style:text-underline-mode="continuous"/>
    </style:style>
    <style:style style:name="P1953" style:parent-style-name="Normalny" style:family="paragraph">
      <style:paragraph-properties fo:text-align="justify" fo:line-height="150%" fo:text-indent="0.25in"/>
    </style:style>
    <style:style style:name="P1954" style:parent-style-name="Normalny" style:family="paragraph">
      <style:paragraph-properties fo:text-align="justify" fo:line-height="150%"/>
    </style:style>
    <style:style style:name="T1955" style:parent-style-name="Domyślnaczcionkaakapitu" style:family="text">
      <style:text-properties style:text-underline-type="single" style:text-underline-style="solid" style:text-underline-width="auto" style:text-underline-mode="continuous"/>
    </style:style>
    <style:style style:name="T1956" style:parent-style-name="Domyślnaczcionkaakapitu" style:family="text">
      <style:text-properties style:text-underline-type="single" style:text-underline-style="solid" style:text-underline-width="auto" style:text-underline-mode="continuous"/>
    </style:style>
    <style:style style:name="T1957" style:parent-style-name="Domyślnaczcionkaakapitu" style:family="text">
      <style:text-properties fo:background-color="#80FFFF" style:text-underline-type="single" style:text-underline-style="solid" style:text-underline-width="auto" style:text-underline-mode="continuous"/>
    </style:style>
    <style:style style:name="T1958" style:parent-style-name="Domyślnaczcionkaakapitu" style:family="text">
      <style:text-properties fo:background-color="#80FFFF"/>
    </style:style>
    <style:style style:name="P1959" style:parent-style-name="Normalny" style:family="paragraph">
      <style:paragraph-properties fo:text-align="justify" fo:line-height="150%" fo:text-indent="0.25in"/>
    </style:style>
    <style:style style:name="P1960" style:parent-style-name="Normalny" style:family="paragraph">
      <style:paragraph-properties fo:text-align="justify" fo:line-height="150%" fo:text-indent="0.25in"/>
    </style:style>
    <style:style style:name="P1961" style:parent-style-name="Normalny" style:family="paragraph">
      <style:paragraph-properties fo:text-align="justify" fo:line-height="150%"/>
    </style:style>
    <style:style style:name="T1962" style:parent-style-name="Domyślnaczcionkaakapitu" style:family="text">
      <style:text-properties style:text-underline-type="single" style:text-underline-style="solid" style:text-underline-width="auto" style:text-underline-mode="continuous"/>
    </style:style>
    <style:style style:name="P1963" style:parent-style-name="Normalny" style:family="paragraph">
      <style:paragraph-properties fo:text-align="justify" fo:line-height="150%" fo:text-indent="0.25in"/>
    </style:style>
    <style:style style:name="P1964" style:parent-style-name="Normalny" style:family="paragraph">
      <style:paragraph-properties fo:text-align="justify" fo:line-height="150%" fo:text-indent="0.25in"/>
    </style:style>
    <style:style style:name="P1965" style:parent-style-name="Normalny" style:family="paragraph">
      <style:paragraph-properties fo:text-align="justify" fo:line-height="150%"/>
    </style:style>
    <style:style style:name="T1966" style:parent-style-name="Domyślnaczcionkaakapitu" style:family="text">
      <style:text-properties style:text-underline-type="single" style:text-underline-style="solid" style:text-underline-width="auto" style:text-underline-mode="continuous"/>
    </style:style>
    <style:style style:name="P1967" style:parent-style-name="Normalny" style:family="paragraph">
      <style:paragraph-properties fo:text-align="justify" fo:line-height="150%" fo:text-indent="0.25in"/>
    </style:style>
    <style:style style:name="T1968" style:parent-style-name="Domyślnaczcionkaakapitu" style:family="text">
      <style:text-properties fo:background-color="#80FFFF"/>
    </style:style>
    <style:style style:name="P1969" style:parent-style-name="Normalny" style:family="paragraph">
      <style:paragraph-properties fo:text-align="justify" fo:line-height="150%"/>
    </style:style>
    <style:style style:name="T1970" style:parent-style-name="Domyślnaczcionkaakapitu" style:family="text">
      <style:text-properties fo:background-color="#80FFFF" style:text-underline-type="single" style:text-underline-style="solid" style:text-underline-width="auto" style:text-underline-mode="continuous"/>
    </style:style>
    <style:style style:name="T1971" style:parent-style-name="Domyślnaczcionkaakapitu" style:family="text">
      <style:text-properties style:text-underline-type="single" style:text-underline-style="solid" style:text-underline-width="auto" style:text-underline-mode="continuous"/>
    </style:style>
    <style:style style:name="T1972" style:parent-style-name="Domyślnaczcionkaakapitu" style:family="text">
      <style:text-properties fo:background-color="#80FFFF" style:text-underline-type="single" style:text-underline-style="solid" style:text-underline-width="auto" style:text-underline-mode="continuous"/>
    </style:style>
    <style:style style:name="T1973" style:parent-style-name="Domyślnaczcionkaakapitu" style:family="text">
      <style:text-properties style:text-underline-type="single" style:text-underline-style="solid" style:text-underline-width="auto" style:text-underline-mode="continuous"/>
    </style:style>
    <style:style style:name="T1974" style:parent-style-name="Domyślnaczcionkaakapitu" style:family="text">
      <style:text-properties fo:background-color="#80FFFF" style:text-underline-type="single" style:text-underline-style="solid" style:text-underline-width="auto" style:text-underline-mode="continuous"/>
    </style:style>
    <style:style style:name="P1975" style:parent-style-name="Normalny" style:family="paragraph">
      <style:paragraph-properties fo:text-align="justify" fo:line-height="150%" fo:text-indent="0.25in"/>
    </style:style>
    <style:style style:name="P1976" style:parent-style-name="Normalny" style:family="paragraph">
      <style:paragraph-properties fo:text-align="justify" fo:line-height="150%" fo:text-indent="0.25in"/>
    </style:style>
    <style:style style:name="P1977" style:parent-style-name="Normalny" style:family="paragraph">
      <style:paragraph-properties fo:text-align="justify" fo:line-height="150%"/>
    </style:style>
    <style:style style:name="T1978" style:parent-style-name="Domyślnaczcionkaakapitu" style:family="text">
      <style:text-properties style:text-underline-type="single" style:text-underline-style="solid" style:text-underline-width="auto" style:text-underline-mode="continuous"/>
    </style:style>
    <style:style style:name="T1979" style:parent-style-name="Domyślnaczcionkaakapitu" style:family="text">
      <style:text-properties fo:background-color="#80FFFF" style:text-underline-type="single" style:text-underline-style="solid" style:text-underline-width="auto" style:text-underline-mode="continuous"/>
    </style:style>
    <style:style style:name="T1980" style:parent-style-name="Domyślnaczcionkaakapitu" style:family="text">
      <style:text-properties style:text-underline-type="single" style:text-underline-style="solid" style:text-underline-width="auto" style:text-underline-mode="continuous"/>
    </style:style>
    <style:style style:name="T1981" style:parent-style-name="Domyślnaczcionkaakapitu" style:family="text">
      <style:text-properties fo:background-color="#80FFFF" style:text-underline-type="single" style:text-underline-style="solid" style:text-underline-width="auto" style:text-underline-mode="continuous"/>
    </style:style>
    <style:style style:name="T1982" style:parent-style-name="Domyślnaczcionkaakapitu" style:family="text">
      <style:text-properties style:text-underline-type="single" style:text-underline-style="solid" style:text-underline-width="auto" style:text-underline-mode="continuous"/>
    </style:style>
    <style:style style:name="T1983" style:parent-style-name="Domyślnaczcionkaakapitu" style:family="text">
      <style:text-properties fo:background-color="#80FFFF" style:text-underline-type="single" style:text-underline-style="solid" style:text-underline-width="auto" style:text-underline-mode="continuous"/>
    </style:style>
    <style:style style:name="P1984" style:parent-style-name="Normalny" style:family="paragraph">
      <style:paragraph-properties fo:text-align="justify" fo:line-height="150%" fo:text-indent="0.25in"/>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P1991" style:parent-style-name="Normalny" style:family="paragraph">
      <style:paragraph-properties fo:text-align="justify" fo:line-height="150%" fo:text-indent="0.25in"/>
    </style:style>
    <style:style style:name="P1992" style:parent-style-name="Normalny" style:family="paragraph">
      <style:paragraph-properties fo:text-align="justify" fo:line-height="150%"/>
    </style:style>
    <style:style style:name="T1993" style:parent-style-name="Domyślnaczcionkaakapitu" style:family="text">
      <style:text-properties fo:background-color="#80FFFF" style:text-underline-type="single" style:text-underline-style="solid" style:text-underline-width="auto" style:text-underline-mode="continuous"/>
    </style:style>
    <style:style style:name="T1994" style:parent-style-name="Domyślnaczcionkaakapitu" style:family="text">
      <style:text-properties style:text-underline-type="single" style:text-underline-style="solid" style:text-underline-width="auto" style:text-underline-mode="continuous"/>
    </style:style>
    <style:style style:name="T1995" style:parent-style-name="Domyślnaczcionkaakapitu" style:family="text">
      <style:text-properties fo:background-color="#80FFFF" style:text-underline-type="single" style:text-underline-style="solid" style:text-underline-width="auto" style:text-underline-mode="continuous"/>
    </style:style>
    <style:style style:name="T1996" style:parent-style-name="Domyślnaczcionkaakapitu" style:family="text">
      <style:text-properties style:text-underline-type="single" style:text-underline-style="solid" style:text-underline-width="auto" style:text-underline-mode="continuous"/>
    </style:style>
    <style:style style:name="T1997" style:parent-style-name="Domyślnaczcionkaakapitu" style:family="text">
      <style:text-properties fo:background-color="#80FFFF" style:text-underline-type="single" style:text-underline-style="solid" style:text-underline-width="auto" style:text-underline-mode="continuous"/>
    </style:style>
    <style:style style:name="P1998" style:parent-style-name="Normalny" style:family="paragraph">
      <style:paragraph-properties fo:text-align="justify" fo:line-height="150%" fo:text-indent="0.25in"/>
    </style:style>
    <style:style style:name="P1999" style:parent-style-name="Normalny" style:family="paragraph">
      <style:paragraph-properties fo:text-align="justify" fo:line-height="150%"/>
    </style:style>
    <style:style style:name="T2000" style:parent-style-name="Domyślnaczcionkaakapitu" style:family="text">
      <style:text-properties fo:background-color="#80FFFF" style:text-underline-type="single" style:text-underline-style="solid" style:text-underline-width="auto" style:text-underline-mode="continuous"/>
    </style:style>
    <style:style style:name="T2001" style:parent-style-name="Domyślnaczcionkaakapitu" style:family="text">
      <style:text-properties style:text-underline-type="single" style:text-underline-style="solid" style:text-underline-width="auto" style:text-underline-mode="continuous"/>
    </style:style>
    <style:style style:name="T2002" style:parent-style-name="Domyślnaczcionkaakapitu" style:family="text">
      <style:text-properties fo:background-color="#80FFFF" style:text-underline-type="single" style:text-underline-style="solid" style:text-underline-width="auto" style:text-underline-mode="continuous"/>
    </style:style>
    <style:style style:name="T2003" style:parent-style-name="Domyślnaczcionkaakapitu" style:family="text">
      <style:text-properties style:text-underline-type="single" style:text-underline-style="solid" style:text-underline-width="auto" style:text-underline-mode="continuous"/>
    </style:style>
    <style:style style:name="T2004" style:parent-style-name="Domyślnaczcionkaakapitu" style:family="text">
      <style:text-properties fo:background-color="#80FFFF" style:text-underline-type="single" style:text-underline-style="solid" style:text-underline-width="auto" style:text-underline-mode="continuous"/>
    </style:style>
    <style:style style:name="T2005" style:parent-style-name="Domyślnaczcionkaakapitu" style:family="text">
      <style:text-properties style:text-underline-type="single" style:text-underline-style="solid" style:text-underline-width="auto" style:text-underline-mode="continuous"/>
    </style:style>
    <style:style style:name="T2006" style:parent-style-name="Domyślnaczcionkaakapitu" style:family="text">
      <style:text-properties fo:background-color="#80FFFF" style:text-underline-type="single" style:text-underline-style="solid" style:text-underline-width="auto" style:text-underline-mode="continuous"/>
    </style:style>
    <style:style style:name="T2007" style:parent-style-name="Domyślnaczcionkaakapitu" style:family="text">
      <style:text-properties style:text-underline-type="single" style:text-underline-style="solid" style:text-underline-width="auto" style:text-underline-mode="continuous"/>
    </style:style>
    <style:style style:name="T2008" style:parent-style-name="Domyślnaczcionkaakapitu" style:family="text">
      <style:text-properties fo:background-color="#80FFFF" style:text-underline-type="single" style:text-underline-style="solid" style:text-underline-width="auto" style:text-underline-mode="continuous"/>
    </style:style>
    <style:style style:name="P2009" style:parent-style-name="Normalny" style:family="paragraph">
      <style:paragraph-properties fo:text-align="justify" fo:line-height="150%" fo:text-indent="0.25in"/>
    </style:style>
    <style:style style:name="P2010" style:parent-style-name="Normalny" style:family="paragraph">
      <style:paragraph-properties fo:text-align="justify" fo:line-height="150%" fo:text-indent="0.25in"/>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P2013" style:parent-style-name="Normalny" style:family="paragraph">
      <style:paragraph-properties fo:text-align="justify" fo:line-height="150%" fo:text-indent="0.25in"/>
    </style:style>
    <style:style style:name="P2014" style:parent-style-name="Normalny" style:family="paragraph">
      <style:paragraph-properties fo:text-align="justify" fo:line-height="150%"/>
    </style:style>
    <style:style style:name="T2015" style:parent-style-name="Domyślnaczcionkaakapitu" style:family="text">
      <style:text-properties fo:background-color="#80FFFF" style:text-underline-type="single" style:text-underline-style="solid" style:text-underline-width="auto" style:text-underline-mode="continuous"/>
    </style:style>
    <style:style style:name="T2016" style:parent-style-name="Domyślnaczcionkaakapitu" style:family="text">
      <style:text-properties style:text-underline-type="single" style:text-underline-style="solid" style:text-underline-width="auto" style:text-underline-mode="continuous"/>
    </style:style>
    <style:style style:name="T2017" style:parent-style-name="Domyślnaczcionkaakapitu" style:family="text">
      <style:text-properties fo:background-color="#80FFFF" style:text-underline-type="single" style:text-underline-style="solid" style:text-underline-width="auto" style:text-underline-mode="continuous"/>
    </style:style>
    <style:style style:name="T2018" style:parent-style-name="Domyślnaczcionkaakapitu" style:family="text">
      <style:text-properties style:text-underline-type="single" style:text-underline-style="solid" style:text-underline-width="auto" style:text-underline-mode="continuous"/>
    </style:style>
    <style:style style:name="T2019" style:parent-style-name="Domyślnaczcionkaakapitu" style:family="text">
      <style:text-properties fo:background-color="#80FFFF" style:text-underline-type="single" style:text-underline-style="solid" style:text-underline-width="auto" style:text-underline-mode="continuous"/>
    </style:style>
    <style:style style:name="P2020" style:parent-style-name="Normalny" style:family="paragraph">
      <style:paragraph-properties fo:text-align="justify" fo:line-height="150%" fo:text-indent="0.25in"/>
    </style:style>
    <style:style style:name="P2021" style:parent-style-name="Normalny" style:family="paragraph">
      <style:paragraph-properties fo:text-align="justify" fo:line-height="150%"/>
    </style:style>
    <style:style style:name="T2022" style:parent-style-name="Domyślnaczcionkaakapitu" style:family="text">
      <style:text-properties style:text-underline-type="single" style:text-underline-style="solid" style:text-underline-width="auto" style:text-underline-mode="continuous"/>
    </style:style>
    <style:style style:name="T2023" style:parent-style-name="Domyślnaczcionkaakapitu" style:family="text">
      <style:text-properties fo:background-color="#80FFFF" style:text-underline-type="single" style:text-underline-style="solid" style:text-underline-width="auto" style:text-underline-mode="continuous"/>
    </style:style>
    <style:style style:name="T2024" style:parent-style-name="Domyślnaczcionkaakapitu" style:family="text">
      <style:text-properties style:text-underline-type="single" style:text-underline-style="solid" style:text-underline-width="auto" style:text-underline-mode="continuous"/>
    </style:style>
    <style:style style:name="P2025" style:parent-style-name="Normalny" style:family="paragraph">
      <style:paragraph-properties fo:text-align="justify" fo:line-height="150%" fo:text-indent="0.25in"/>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P2028" style:parent-style-name="Normalny" style:family="paragraph">
      <style:paragraph-properties fo:text-align="justify" fo:line-height="150%"/>
    </style:style>
    <style:style style:name="T2029" style:parent-style-name="Domyślnaczcionkaakapitu" style:family="text">
      <style:text-properties fo:background-color="#80FFFF" style:text-underline-type="single" style:text-underline-style="solid" style:text-underline-width="auto" style:text-underline-mode="continuous"/>
    </style:style>
    <style:style style:name="T2030" style:parent-style-name="Domyślnaczcionkaakapitu" style:family="text">
      <style:text-properties style:text-underline-type="single" style:text-underline-style="solid" style:text-underline-width="auto" style:text-underline-mode="continuous"/>
    </style:style>
    <style:style style:name="T2031" style:parent-style-name="Domyślnaczcionkaakapitu" style:family="text">
      <style:text-properties fo:background-color="#80FFFF" style:text-underline-type="single" style:text-underline-style="solid" style:text-underline-width="auto" style:text-underline-mode="continuous"/>
    </style:style>
    <style:style style:name="T2032" style:parent-style-name="Domyślnaczcionkaakapitu" style:family="text">
      <style:text-properties style:text-underline-type="single" style:text-underline-style="solid" style:text-underline-width="auto" style:text-underline-mode="continuous"/>
    </style:style>
    <style:style style:name="T2033" style:parent-style-name="Domyślnaczcionkaakapitu" style:family="text">
      <style:text-properties fo:background-color="#80FFFF" style:text-underline-type="single" style:text-underline-style="solid" style:text-underline-width="auto" style:text-underline-mode="continuous"/>
    </style:style>
    <style:style style:name="P2034" style:parent-style-name="Normalny" style:family="paragraph">
      <style:paragraph-properties fo:text-align="justify" fo:line-height="150%" fo:text-indent="0.25in"/>
    </style:style>
    <style:style style:name="P2035" style:parent-style-name="Normalny" style:family="paragraph">
      <style:paragraph-properties fo:text-align="justify" fo:line-height="150%"/>
    </style:style>
    <style:style style:name="T2036" style:parent-style-name="Domyślnaczcionkaakapitu" style:family="text">
      <style:text-properties style:text-underline-type="single" style:text-underline-style="solid" style:text-underline-width="auto" style:text-underline-mode="continuous"/>
    </style:style>
    <style:style style:name="T2037" style:parent-style-name="Domyślnaczcionkaakapitu" style:family="text">
      <style:text-properties fo:background-color="#80FFFF" style:text-underline-type="single" style:text-underline-style="solid" style:text-underline-width="auto" style:text-underline-mode="continuous"/>
    </style:style>
    <style:style style:name="T2038" style:parent-style-name="Domyślnaczcionkaakapitu" style:family="text">
      <style:text-properties style:text-underline-type="single" style:text-underline-style="solid" style:text-underline-width="auto" style:text-underline-mode="continuous"/>
    </style:style>
    <style:style style:name="P2039" style:parent-style-name="Normalny" style:family="paragraph">
      <style:paragraph-properties fo:text-align="justify" fo:line-height="150%" fo:text-indent="0.25in"/>
    </style:style>
    <style:style style:name="P2040" style:parent-style-name="Normalny" style:family="paragraph">
      <style:paragraph-properties fo:text-align="justify" fo:line-height="150%" fo:text-indent="0.25in"/>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P2043" style:parent-style-name="Normalny" style:family="paragraph">
      <style:paragraph-properties fo:text-align="justify" fo:line-height="150%"/>
    </style:style>
    <style:style style:name="T2044" style:parent-style-name="Domyślnaczcionkaakapitu" style:family="text">
      <style:text-properties style:text-underline-type="single" style:text-underline-style="solid" style:text-underline-width="auto" style:text-underline-mode="continuous"/>
    </style:style>
    <style:style style:name="P2045" style:parent-style-name="Normalny" style:family="paragraph">
      <style:paragraph-properties fo:text-align="justify" fo:line-height="150%" fo:text-indent="0.25in"/>
    </style:style>
    <style:style style:name="P2046" style:parent-style-name="Normalny" style:family="paragraph">
      <style:paragraph-properties fo:text-align="justify" fo:line-height="150%" fo:text-indent="0.25in"/>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P2052" style:parent-style-name="Normalny" style:family="paragraph">
      <style:paragraph-properties fo:text-align="justify" fo:line-height="150%"/>
    </style:style>
    <style:style style:name="T2053" style:parent-style-name="Domyślnaczcionkaakapitu" style:family="text">
      <style:text-properties fo:background-color="#80FFFF" style:text-underline-type="single" style:text-underline-style="solid" style:text-underline-width="auto" style:text-underline-mode="continuous"/>
    </style:style>
    <style:style style:name="T2054" style:parent-style-name="Domyślnaczcionkaakapitu" style:family="text">
      <style:text-properties style:text-underline-type="single" style:text-underline-style="solid" style:text-underline-width="auto" style:text-underline-mode="continuous"/>
    </style:style>
    <style:style style:name="T2055" style:parent-style-name="Domyślnaczcionkaakapitu" style:family="text">
      <style:text-properties fo:background-color="#80FFFF" style:text-underline-type="single" style:text-underline-style="solid" style:text-underline-width="auto" style:text-underline-mode="continuous"/>
    </style:style>
    <style:style style:name="T2056" style:parent-style-name="Domyślnaczcionkaakapitu" style:family="text">
      <style:text-properties style:text-underline-type="single" style:text-underline-style="solid" style:text-underline-width="auto" style:text-underline-mode="continuous"/>
    </style:style>
    <style:style style:name="T2057" style:parent-style-name="Domyślnaczcionkaakapitu" style:family="text">
      <style:text-properties fo:background-color="#80FFFF" style:text-underline-type="single" style:text-underline-style="solid" style:text-underline-width="auto" style:text-underline-mode="continuous"/>
    </style:style>
    <style:style style:name="P2058" style:parent-style-name="Normalny" style:family="paragraph">
      <style:paragraph-properties fo:text-align="justify" fo:line-height="150%" fo:text-indent="0.25in"/>
    </style:style>
    <style:style style:name="P2059" style:parent-style-name="Normalny" style:family="paragraph">
      <style:paragraph-properties fo:text-align="justify" fo:line-height="150%"/>
    </style:style>
    <style:style style:name="T2060" style:parent-style-name="Domyślnaczcionkaakapitu" style:family="text">
      <style:text-properties style:text-underline-type="single" style:text-underline-style="solid" style:text-underline-width="auto" style:text-underline-mode="continuous"/>
    </style:style>
    <style:style style:name="P2061" style:parent-style-name="Normalny" style:family="paragraph">
      <style:paragraph-properties fo:text-align="justify" fo:line-height="150%" fo:text-indent="0.25in"/>
    </style:style>
    <style:style style:name="P2062" style:parent-style-name="Normalny" style:family="paragraph">
      <style:paragraph-properties fo:text-align="justify" fo:line-height="150%"/>
    </style:style>
    <style:style style:name="T2063" style:parent-style-name="Domyślnaczcionkaakapitu" style:family="text">
      <style:text-properties style:text-underline-type="single" style:text-underline-style="solid" style:text-underline-width="auto" style:text-underline-mode="continuous"/>
    </style:style>
    <style:style style:name="T2064" style:parent-style-name="Domyślnaczcionkaakapitu" style:family="text">
      <style:text-properties fo:background-color="#80FFFF" style:text-underline-type="single" style:text-underline-style="solid" style:text-underline-width="auto" style:text-underline-mode="continuous"/>
    </style:style>
    <style:style style:name="T2065" style:parent-style-name="Domyślnaczcionkaakapitu" style:family="text">
      <style:text-properties style:text-underline-type="single" style:text-underline-style="solid" style:text-underline-width="auto" style:text-underline-mode="continuous"/>
    </style:style>
    <style:style style:name="P2066" style:parent-style-name="Normalny" style:family="paragraph">
      <style:paragraph-properties fo:text-align="justify" fo:line-height="150%" fo:text-indent="0.25in"/>
    </style:style>
    <style:style style:name="T2067" style:parent-style-name="Domyślnaczcionkaakapitu" style:family="text">
      <style:text-properties fo:background-color="#80FFFF"/>
    </style:style>
    <style:style style:name="P2068" style:parent-style-name="Normalny" style:family="paragraph">
      <style:paragraph-properties fo:text-align="justify" fo:line-height="150%"/>
    </style:style>
    <style:style style:name="T2069" style:parent-style-name="Domyślnaczcionkaakapitu" style:family="text">
      <style:text-properties style:text-underline-type="single" style:text-underline-style="solid" style:text-underline-width="auto" style:text-underline-mode="continuous"/>
    </style:style>
    <style:style style:name="P2070" style:parent-style-name="Normalny" style:family="paragraph">
      <style:paragraph-properties fo:text-align="justify" fo:line-height="150%" fo:text-indent="0.25in"/>
    </style:style>
    <style:style style:name="T2071" style:parent-style-name="Domyślnaczcionkaakapitu" style:family="text">
      <style:text-properties fo:background-color="#80FFFF"/>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T2074" style:parent-style-name="Domyślnaczcionkaakapitu" style:family="text">
      <style:text-properties fo:background-color="#80FFFF"/>
    </style:style>
    <style:style style:name="P2075" style:parent-style-name="Normalny" style:family="paragraph">
      <style:paragraph-properties fo:text-align="justify" fo:line-height="150%" fo:text-indent="0.25in"/>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P2078" style:parent-style-name="Normalny" style:family="paragraph">
      <style:paragraph-properties fo:text-align="justify" fo:line-height="150%"/>
    </style:style>
    <style:style style:name="T2079" style:parent-style-name="Domyślnaczcionkaakapitu" style:family="text">
      <style:text-properties style:text-underline-type="single" style:text-underline-style="solid" style:text-underline-width="auto" style:text-underline-mode="continuous"/>
    </style:style>
    <style:style style:name="T2080" style:parent-style-name="Domyślnaczcionkaakapitu" style:family="text">
      <style:text-properties fo:background-color="#80FFFF" style:text-underline-type="single" style:text-underline-style="solid" style:text-underline-width="auto" style:text-underline-mode="continuous"/>
    </style:style>
    <style:style style:name="T2081" style:parent-style-name="Domyślnaczcionkaakapitu" style:family="text">
      <style:text-properties style:text-underline-type="single" style:text-underline-style="solid" style:text-underline-width="auto" style:text-underline-mode="continuous"/>
    </style:style>
    <style:style style:name="P2082" style:parent-style-name="Normalny" style:family="paragraph">
      <style:paragraph-properties fo:text-align="justify" fo:line-height="150%" fo:text-indent="0.25in"/>
    </style:style>
    <style:style style:name="P2083" style:parent-style-name="Normalny" style:family="paragraph">
      <style:paragraph-properties fo:text-align="justify" fo:line-height="150%"/>
    </style:style>
    <style:style style:name="T2084" style:parent-style-name="Domyślnaczcionkaakapitu" style:family="text">
      <style:text-properties style:text-underline-type="single" style:text-underline-style="solid" style:text-underline-width="auto" style:text-underline-mode="continuous"/>
    </style:style>
    <style:style style:name="P2085" style:parent-style-name="Normalny" style:family="paragraph">
      <style:paragraph-properties fo:text-align="justify" fo:line-height="150%" fo:text-indent="0.25in"/>
    </style:style>
    <style:style style:name="P2086" style:parent-style-name="Normalny" style:family="paragraph">
      <style:paragraph-properties fo:text-align="justify" fo:line-height="150%" fo:text-indent="0.25in"/>
    </style:style>
    <style:style style:name="P2087" style:parent-style-name="Normalny" style:family="paragraph">
      <style:paragraph-properties fo:text-align="justify" fo:line-height="150%"/>
    </style:style>
    <style:style style:name="T2088" style:parent-style-name="Domyślnaczcionkaakapitu" style:family="text">
      <style:text-properties style:text-underline-type="single" style:text-underline-style="solid" style:text-underline-width="auto" style:text-underline-mode="continuous"/>
    </style:style>
    <style:style style:name="P2089" style:parent-style-name="Normalny" style:family="paragraph">
      <style:paragraph-properties fo:text-align="justify" fo:line-height="150%" fo:text-indent="0.25in"/>
    </style:style>
    <style:style style:name="P2090" style:parent-style-name="Normalny" style:family="paragraph">
      <style:paragraph-properties fo:text-align="justify" fo:line-height="150%"/>
    </style:style>
    <style:style style:name="T2091" style:parent-style-name="Domyślnaczcionkaakapitu" style:family="text">
      <style:text-properties style:text-underline-type="single" style:text-underline-style="solid" style:text-underline-width="auto" style:text-underline-mode="continuous"/>
    </style:style>
    <style:style style:name="P2092" style:parent-style-name="Normalny" style:family="paragraph">
      <style:paragraph-properties fo:text-align="justify" fo:line-height="150%" fo:text-indent="0.25in"/>
    </style:style>
    <style:style style:name="P2093" style:parent-style-name="Normalny" style:family="paragraph">
      <style:paragraph-properties fo:text-align="justify" fo:line-height="150%"/>
    </style:style>
    <style:style style:name="T2094" style:parent-style-name="Domyślnaczcionkaakapitu" style:family="text">
      <style:text-properties style:text-underline-type="single" style:text-underline-style="solid" style:text-underline-width="auto" style:text-underline-mode="continuous"/>
    </style:style>
    <style:style style:name="P2095" style:parent-style-name="Normalny" style:family="paragraph">
      <style:paragraph-properties fo:text-align="justify" fo:line-height="150%" fo:text-indent="0.25in"/>
    </style:style>
    <style:style style:name="T2096" style:parent-style-name="Domyślnaczcionkaakapitu" style:family="text">
      <style:text-properties fo:background-color="#80FFFF"/>
    </style:style>
    <style:style style:name="P2097" style:parent-style-name="Normalny" style:family="paragraph">
      <style:paragraph-properties fo:text-align="justify" fo:line-height="150%"/>
    </style:style>
    <style:style style:name="T2098" style:parent-style-name="Domyślnaczcionkaakapitu" style:family="text">
      <style:text-properties style:text-underline-type="single" style:text-underline-style="solid" style:text-underline-width="auto" style:text-underline-mode="continuous"/>
    </style:style>
    <style:style style:name="T2099" style:parent-style-name="Domyślnaczcionkaakapitu" style:family="text">
      <style:text-properties fo:background-color="#80FFFF" style:text-underline-type="single" style:text-underline-style="solid" style:text-underline-width="auto" style:text-underline-mode="continuous"/>
    </style:style>
    <style:style style:name="T2100" style:parent-style-name="Domyślnaczcionkaakapitu" style:family="text">
      <style:text-properties style:text-underline-type="single" style:text-underline-style="solid" style:text-underline-width="auto" style:text-underline-mode="continuous"/>
    </style:style>
    <style:style style:name="P2101" style:parent-style-name="Normalny" style:family="paragraph">
      <style:paragraph-properties fo:text-align="justify" fo:line-height="150%" fo:text-indent="0.25in"/>
    </style:style>
    <style:style style:name="P2102" style:parent-style-name="Normalny" style:family="paragraph">
      <style:paragraph-properties fo:text-align="justify" fo:line-height="150%"/>
    </style:style>
    <style:style style:name="T2103" style:parent-style-name="Domyślnaczcionkaakapitu" style:family="text">
      <style:text-properties fo:background-color="#80FFFF"/>
    </style:style>
    <style:style style:name="P2104" style:parent-style-name="Normalny" style:family="paragraph">
      <style:paragraph-properties fo:text-align="justify" fo:line-height="150%" fo:text-indent="0.25in"/>
    </style:style>
    <style:style style:name="T2105" style:parent-style-name="Domyślnaczcionkaakapitu" style:family="text">
      <style:text-properties fo:background-color="#80FFFF"/>
    </style:style>
    <style:style style:name="P2106" style:parent-style-name="Normalny" style:family="paragraph">
      <style:paragraph-properties fo:text-align="justify" fo:line-height="150%"/>
    </style:style>
    <style:style style:name="T2107" style:parent-style-name="Domyślnaczcionkaakapitu" style:family="text">
      <style:text-properties fo:background-color="#80FFFF" style:text-underline-type="single" style:text-underline-style="solid" style:text-underline-width="auto" style:text-underline-mode="continuous"/>
    </style:style>
    <style:style style:name="T2108" style:parent-style-name="Domyślnaczcionkaakapitu" style:family="text">
      <style:text-properties style:text-underline-type="single" style:text-underline-style="solid" style:text-underline-width="auto" style:text-underline-mode="continuous"/>
    </style:style>
    <style:style style:name="T2109" style:parent-style-name="Domyślnaczcionkaakapitu" style:family="text">
      <style:text-properties fo:background-color="#80FFFF" style:text-underline-type="single" style:text-underline-style="solid" style:text-underline-width="auto" style:text-underline-mode="continuous"/>
    </style:style>
    <style:style style:name="T2110" style:parent-style-name="Domyślnaczcionkaakapitu" style:family="text">
      <style:text-properties style:text-underline-type="single" style:text-underline-style="solid" style:text-underline-width="auto" style:text-underline-mode="continuous"/>
    </style:style>
    <style:style style:name="P2111" style:parent-style-name="Normalny" style:family="paragraph">
      <style:paragraph-properties fo:text-align="justify" fo:line-height="150%" fo:text-indent="0.25in"/>
    </style:style>
    <style:style style:name="P2112" style:parent-style-name="Normalny" style:family="paragraph">
      <style:paragraph-properties fo:text-align="justify" fo:line-height="150%" fo:text-indent="0.25in"/>
    </style:style>
    <style:style style:name="T2113" style:parent-style-name="Domyślnaczcionkaakapitu" style:family="text">
      <style:text-properties fo:background-color="#80FFFF"/>
    </style:style>
    <style:style style:name="P2114" style:parent-style-name="Normalny" style:family="paragraph">
      <style:paragraph-properties fo:text-align="justify" fo:line-height="150%" fo:text-indent="0.25in"/>
    </style:style>
    <style:style style:name="P2115" style:parent-style-name="Normalny" style:family="paragraph">
      <style:paragraph-properties fo:text-align="justify" fo:line-height="150%"/>
    </style:style>
    <style:style style:name="T2116" style:parent-style-name="Domyślnaczcionkaakapitu" style:family="text">
      <style:text-properties style:text-underline-type="single" style:text-underline-style="solid" style:text-underline-width="auto" style:text-underline-mode="continuous"/>
    </style:style>
    <style:style style:name="T2117" style:parent-style-name="Domyślnaczcionkaakapitu" style:family="text">
      <style:text-properties fo:background-color="#80FFFF" style:text-underline-type="single" style:text-underline-style="solid" style:text-underline-width="auto" style:text-underline-mode="continuous"/>
    </style:style>
    <style:style style:name="T2118" style:parent-style-name="Domyślnaczcionkaakapitu" style:family="text">
      <style:text-properties style:text-underline-type="single" style:text-underline-style="solid" style:text-underline-width="auto" style:text-underline-mode="continuous"/>
    </style:style>
    <style:style style:name="T2119" style:parent-style-name="Domyślnaczcionkaakapitu" style:family="text">
      <style:text-properties fo:background-color="#80FFFF" style:text-underline-type="single" style:text-underline-style="solid" style:text-underline-width="auto" style:text-underline-mode="continuous"/>
    </style:style>
    <style:style style:name="T2120" style:parent-style-name="Domyślnaczcionkaakapitu" style:family="text">
      <style:text-properties fo:background-color="#80FFFF"/>
    </style:style>
    <style:style style:name="P2121" style:parent-style-name="Normalny" style:family="paragraph">
      <style:paragraph-properties fo:text-align="justify" fo:line-height="150%" fo:text-indent="0.25in"/>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P2130" style:parent-style-name="Normalny" style:family="paragraph">
      <style:paragraph-properties fo:text-align="justify" fo:line-height="150%"/>
    </style:style>
    <style:style style:name="T2131" style:parent-style-name="Domyślnaczcionkaakapitu" style:family="text">
      <style:text-properties style:text-underline-type="single" style:text-underline-style="solid" style:text-underline-width="auto" style:text-underline-mode="continuous"/>
    </style:style>
    <style:style style:name="P2132" style:parent-style-name="Normalny" style:family="paragraph">
      <style:paragraph-properties fo:text-align="justify" fo:line-height="150%" fo:text-indent="0.25in"/>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P2139" style:parent-style-name="Normalny" style:family="paragraph">
      <style:paragraph-properties fo:text-align="justify" fo:line-height="150%"/>
    </style:style>
    <style:style style:name="T2140" style:parent-style-name="Domyślnaczcionkaakapitu" style:family="text">
      <style:text-properties style:text-underline-type="single" style:text-underline-style="solid" style:text-underline-width="auto" style:text-underline-mode="continuous"/>
    </style:style>
    <style:style style:name="P2141" style:parent-style-name="Normalny" style:family="paragraph">
      <style:paragraph-properties fo:text-align="justify" fo:line-height="150%" fo:text-indent="0.25in"/>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P2144" style:parent-style-name="Normalny" style:family="paragraph">
      <style:paragraph-properties fo:text-align="justify" fo:line-height="150%"/>
    </style:style>
    <style:style style:name="T2145" style:parent-style-name="Domyślnaczcionkaakapitu" style:family="text">
      <style:text-properties style:text-underline-type="single" style:text-underline-style="solid" style:text-underline-width="auto" style:text-underline-mode="continuous"/>
    </style:style>
    <style:style style:name="P2146" style:parent-style-name="Normalny" style:family="paragraph">
      <style:paragraph-properties fo:text-align="justify" fo:line-height="150%" fo:text-indent="0.25in"/>
    </style:style>
    <style:style style:name="T2147" style:parent-style-name="Domyślnaczcionkaakapitu" style:family="text">
      <style:text-properties fo:background-color="#80FFFF"/>
    </style:style>
    <style:style style:name="P2148" style:parent-style-name="Normalny" style:family="paragraph">
      <style:paragraph-properties fo:text-align="justify" fo:line-height="150%" fo:text-indent="0.25in"/>
    </style:style>
    <style:style style:name="T2149" style:parent-style-name="Domyślnaczcionkaakapitu" style:family="text">
      <style:text-properties fo:background-color="#80FFFF"/>
    </style:style>
    <style:style style:name="P2150" style:parent-style-name="Normalny" style:family="paragraph">
      <style:paragraph-properties fo:text-align="justify" fo:line-height="150%" fo:text-indent="0.25in"/>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P2154" style:parent-style-name="Normalny" style:family="paragraph">
      <style:paragraph-properties fo:text-align="justify" fo:line-height="150%" fo:text-indent="0.25in"/>
    </style:style>
    <style:style style:name="T2155" style:parent-style-name="Domyślnaczcionkaakapitu" style:family="text">
      <style:text-properties fo:background-color="#80FFFF"/>
    </style:style>
    <style:style style:name="P2156" style:parent-style-name="Normalny" style:family="paragraph">
      <style:paragraph-properties fo:text-align="justify" fo:line-height="150%" fo:text-indent="0.25in"/>
    </style:style>
    <style:style style:name="P2157" style:parent-style-name="Normalny" style:family="paragraph">
      <style:paragraph-properties fo:text-align="justify" fo:line-height="150%"/>
    </style:style>
    <style:style style:name="T2158" style:parent-style-name="Domyślnaczcionkaakapitu" style:family="text">
      <style:text-properties style:text-underline-type="single" style:text-underline-style="solid" style:text-underline-width="auto" style:text-underline-mode="continuous"/>
    </style:style>
    <style:style style:name="T2159" style:parent-style-name="Domyślnaczcionkaakapitu" style:family="text">
      <style:text-properties fo:background-color="#80FFFF" style:text-underline-type="single" style:text-underline-style="solid" style:text-underline-width="auto" style:text-underline-mode="continuous"/>
    </style:style>
    <style:style style:name="T2160" style:parent-style-name="Domyślnaczcionkaakapitu" style:family="text">
      <style:text-properties fo:background-color="#80FFFF"/>
    </style:style>
    <style:style style:name="P2161" style:parent-style-name="Normalny" style:family="paragraph">
      <style:paragraph-properties fo:text-align="justify" fo:line-height="150%" fo:text-indent="0.25in"/>
    </style:style>
    <style:style style:name="P2162" style:parent-style-name="Normalny" style:family="paragraph">
      <style:paragraph-properties fo:text-align="justify" fo:line-height="150%"/>
    </style:style>
    <style:style style:name="T2163" style:parent-style-name="Domyślnaczcionkaakapitu" style:family="text">
      <style:text-properties style:text-underline-type="single" style:text-underline-style="solid" style:text-underline-width="auto" style:text-underline-mode="continuous"/>
    </style:style>
    <style:style style:name="T2164" style:parent-style-name="Domyślnaczcionkaakapitu" style:family="text">
      <style:text-properties fo:background-color="#80FFFF" style:text-underline-type="single" style:text-underline-style="solid" style:text-underline-width="auto" style:text-underline-mode="continuous"/>
    </style:style>
    <style:style style:name="T2165" style:parent-style-name="Domyślnaczcionkaakapitu" style:family="text">
      <style:text-properties style:text-underline-type="single" style:text-underline-style="solid" style:text-underline-width="auto" style:text-underline-mode="continuous"/>
    </style:style>
    <style:style style:name="P2166" style:parent-style-name="Normalny" style:family="paragraph">
      <style:paragraph-properties fo:text-align="justify" fo:line-height="150%" fo:text-indent="0.25in"/>
    </style:style>
    <style:style style:name="T2167" style:parent-style-name="Domyślnaczcionkaakapitu" style:family="text">
      <style:text-properties fo:background-color="#80FFFF"/>
    </style:style>
    <style:style style:name="P2168" style:parent-style-name="Normalny" style:family="paragraph">
      <style:paragraph-properties fo:text-align="justify" fo:line-height="150%"/>
    </style:style>
    <style:style style:name="T2169" style:parent-style-name="Domyślnaczcionkaakapitu" style:family="text">
      <style:text-properties fo:background-color="#80FFFF" style:text-underline-type="single" style:text-underline-style="solid" style:text-underline-width="auto" style:text-underline-mode="continuous"/>
    </style:style>
    <style:style style:name="T2170" style:parent-style-name="Domyślnaczcionkaakapitu" style:family="text">
      <style:text-properties style:text-underline-type="single" style:text-underline-style="solid" style:text-underline-width="auto" style:text-underline-mode="continuous"/>
    </style:style>
    <style:style style:name="P2171" style:parent-style-name="Normalny" style:family="paragraph">
      <style:paragraph-properties fo:text-align="justify" fo:line-height="150%" fo:text-indent="0.25in"/>
    </style:style>
    <style:style style:name="P2172" style:parent-style-name="Normalny" style:family="paragraph">
      <style:paragraph-properties fo:text-align="justify" fo:line-height="150%"/>
    </style:style>
    <style:style style:name="T2173" style:parent-style-name="Domyślnaczcionkaakapitu" style:family="text">
      <style:text-properties style:text-underline-type="single" style:text-underline-style="solid" style:text-underline-width="auto" style:text-underline-mode="continuous"/>
    </style:style>
    <style:style style:name="P2174" style:parent-style-name="Normalny" style:family="paragraph">
      <style:paragraph-properties fo:text-align="justify" fo:line-height="150%" fo:text-indent="0.25in"/>
    </style:style>
    <style:style style:name="P2175" style:parent-style-name="Normalny" style:family="paragraph">
      <style:paragraph-properties fo:text-align="justify" fo:line-height="150%" fo:text-indent="0.25in"/>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P2181" style:parent-style-name="Normalny" style:family="paragraph">
      <style:paragraph-properties fo:text-align="justify" fo:line-height="150%"/>
    </style:style>
    <style:style style:name="T2182" style:parent-style-name="Domyślnaczcionkaakapitu" style:family="text">
      <style:text-properties style:text-underline-type="single" style:text-underline-style="solid" style:text-underline-width="auto" style:text-underline-mode="continuous"/>
    </style:style>
    <style:style style:name="T2183" style:parent-style-name="Domyślnaczcionkaakapitu" style:family="text">
      <style:text-properties fo:background-color="#80FFFF" style:text-underline-type="single" style:text-underline-style="solid" style:text-underline-width="auto" style:text-underline-mode="continuous"/>
    </style:style>
    <style:style style:name="T2184" style:parent-style-name="Domyślnaczcionkaakapitu" style:family="text">
      <style:text-properties style:text-underline-type="single" style:text-underline-style="solid" style:text-underline-width="auto" style:text-underline-mode="continuous"/>
    </style:style>
    <style:style style:name="T2185" style:parent-style-name="Domyślnaczcionkaakapitu" style:family="text">
      <style:text-properties fo:background-color="#80FFFF" style:text-underline-type="single" style:text-underline-style="solid" style:text-underline-width="auto" style:text-underline-mode="continuous"/>
    </style:style>
    <style:style style:name="T2186" style:parent-style-name="Domyślnaczcionkaakapitu" style:family="text">
      <style:text-properties style:text-underline-type="single" style:text-underline-style="solid" style:text-underline-width="auto" style:text-underline-mode="continuous"/>
    </style:style>
    <style:style style:name="T2187" style:parent-style-name="Domyślnaczcionkaakapitu" style:family="text">
      <style:text-properties fo:background-color="#80FFFF" style:text-underline-type="single" style:text-underline-style="solid" style:text-underline-width="auto" style:text-underline-mode="continuous"/>
    </style:style>
    <style:style style:name="P2188" style:parent-style-name="Normalny" style:family="paragraph">
      <style:paragraph-properties fo:text-align="justify" fo:line-height="150%" fo:text-indent="0.25in"/>
    </style:style>
    <style:style style:name="P2189" style:parent-style-name="Normalny" style:family="paragraph">
      <style:paragraph-properties fo:text-align="justify" fo:line-height="150%"/>
    </style:style>
    <style:style style:name="T2190" style:parent-style-name="Domyślnaczcionkaakapitu" style:family="text">
      <style:text-properties style:text-underline-type="single" style:text-underline-style="solid" style:text-underline-width="auto" style:text-underline-mode="continuous"/>
    </style:style>
    <style:style style:name="P2191" style:parent-style-name="Normalny" style:family="paragraph">
      <style:paragraph-properties fo:text-align="justify" fo:line-height="150%" fo:text-indent="0.25in"/>
    </style:style>
    <style:style style:name="T2192" style:parent-style-name="Domyślnaczcionkaakapitu" style:family="text">
      <style:text-properties fo:background-color="#80FFFF"/>
    </style:style>
    <style:style style:name="P2193" style:parent-style-name="Normalny" style:family="paragraph">
      <style:paragraph-properties fo:text-align="justify" fo:line-height="150%" fo:text-indent="0.25in"/>
    </style:style>
    <style:style style:name="P2194" style:parent-style-name="Normalny" style:family="paragraph">
      <style:paragraph-properties fo:text-align="justify" fo:line-height="150%" fo:text-indent="0.25in"/>
    </style:style>
    <style:style style:name="P2195" style:parent-style-name="Normalny" style:family="paragraph">
      <style:paragraph-properties fo:text-align="justify" fo:line-height="150%"/>
    </style:style>
    <style:style style:name="T2196" style:parent-style-name="Domyślnaczcionkaakapitu" style:family="text">
      <style:text-properties style:text-underline-type="single" style:text-underline-style="solid" style:text-underline-width="auto" style:text-underline-mode="continuous"/>
    </style:style>
    <style:style style:name="P2197" style:parent-style-name="Normalny" style:family="paragraph">
      <style:paragraph-properties fo:text-align="justify" fo:line-height="150%" fo:text-indent="0.25in"/>
    </style:style>
    <style:style style:name="P2198" style:parent-style-name="Normalny" style:family="paragraph">
      <style:paragraph-properties fo:text-align="justify" fo:line-height="150%"/>
    </style:style>
    <style:style style:name="T2199" style:parent-style-name="Domyślnaczcionkaakapitu" style:family="text">
      <style:text-properties style:text-underline-type="single" style:text-underline-style="solid" style:text-underline-width="auto" style:text-underline-mode="continuous"/>
    </style:style>
    <style:style style:name="P2200" style:parent-style-name="Normalny" style:family="paragraph">
      <style:paragraph-properties fo:text-align="justify" fo:line-height="150%" fo:text-indent="0.25in"/>
    </style:style>
    <style:style style:name="P2201" style:parent-style-name="Normalny" style:family="paragraph">
      <style:paragraph-properties fo:text-align="justify" fo:line-height="150%" fo:text-indent="0.25in"/>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P2211" style:parent-style-name="Normalny" style:family="paragraph">
      <style:paragraph-properties fo:text-align="justify" fo:line-height="150%" fo:text-indent="0.25in"/>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P2215" style:parent-style-name="Normalny" style:family="paragraph">
      <style:paragraph-properties fo:text-align="justify" fo:line-height="150%"/>
    </style:style>
    <style:style style:name="T2216" style:parent-style-name="Domyślnaczcionkaakapitu" style:family="text">
      <style:text-properties style:text-underline-type="single" style:text-underline-style="solid" style:text-underline-width="auto" style:text-underline-mode="continuous"/>
    </style:style>
    <style:style style:name="T2217" style:parent-style-name="Domyślnaczcionkaakapitu" style:family="text">
      <style:text-properties fo:background-color="#80FFFF" style:text-underline-type="single" style:text-underline-style="solid" style:text-underline-width="auto" style:text-underline-mode="continuous"/>
    </style:style>
    <style:style style:name="T2218" style:parent-style-name="Domyślnaczcionkaakapitu" style:family="text">
      <style:text-properties style:text-underline-type="single" style:text-underline-style="solid" style:text-underline-width="auto" style:text-underline-mode="continuous"/>
    </style:style>
    <style:style style:name="P2219" style:parent-style-name="Normalny" style:family="paragraph">
      <style:paragraph-properties fo:text-align="justify" fo:line-height="150%" fo:text-indent="0.25in"/>
    </style:style>
    <style:style style:name="P2220" style:parent-style-name="Normalny" style:family="paragraph">
      <style:paragraph-properties fo:text-align="justify" fo:line-height="150%"/>
    </style:style>
    <style:style style:name="T2221" style:parent-style-name="Domyślnaczcionkaakapitu" style:family="text">
      <style:text-properties style:text-underline-type="single" style:text-underline-style="solid" style:text-underline-width="auto" style:text-underline-mode="continuous"/>
    </style:style>
    <style:style style:name="P2222" style:parent-style-name="Normalny" style:family="paragraph">
      <style:paragraph-properties fo:text-align="justify" fo:line-height="150%" fo:text-indent="0.25in"/>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P2226" style:parent-style-name="Normalny" style:family="paragraph">
      <style:paragraph-properties fo:text-align="justify" fo:line-height="150%" fo:text-indent="0.25in"/>
    </style:style>
    <style:style style:name="T2227" style:parent-style-name="Domyślnaczcionkaakapitu" style:family="text">
      <style:text-properties fo:background-color="#80FFFF"/>
    </style:style>
    <style:style style:name="P2228" style:parent-style-name="Normalny" style:family="paragraph">
      <style:paragraph-properties fo:text-align="justify" fo:line-height="150%" fo:text-indent="0.25in"/>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P2231" style:parent-style-name="Normalny" style:family="paragraph">
      <style:paragraph-properties fo:text-align="justify" fo:line-height="150%" fo:text-indent="0.25in"/>
    </style:style>
    <style:style style:name="T2232" style:parent-style-name="Domyślnaczcionkaakapitu" style:family="text">
      <style:text-properties fo:background-color="#80FFFF"/>
    </style:style>
    <style:style style:name="P2233" style:parent-style-name="Normalny" style:family="paragraph">
      <style:paragraph-properties fo:text-align="justify" fo:line-height="150%" fo:text-indent="0.25in"/>
    </style:style>
    <style:style style:name="P2234" style:parent-style-name="Normalny" style:family="paragraph">
      <style:paragraph-properties fo:text-align="justify" fo:line-height="150%"/>
    </style:style>
    <style:style style:name="T2235" style:parent-style-name="Domyślnaczcionkaakapitu" style:family="text">
      <style:text-properties style:text-underline-type="single" style:text-underline-style="solid" style:text-underline-width="auto" style:text-underline-mode="continuous"/>
    </style:style>
    <style:style style:name="T2236" style:parent-style-name="Domyślnaczcionkaakapitu" style:family="text">
      <style:text-properties fo:background-color="#80FFFF" style:text-underline-type="single" style:text-underline-style="solid" style:text-underline-width="auto" style:text-underline-mode="continuous"/>
    </style:style>
    <style:style style:name="P2237" style:parent-style-name="Normalny" style:family="paragraph">
      <style:paragraph-properties fo:text-align="justify" fo:line-height="150%" fo:text-indent="0.25in"/>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P2245" style:parent-style-name="Normalny" style:family="paragraph">
      <style:paragraph-properties fo:text-align="justify" fo:line-height="150%" fo:text-indent="0.25in"/>
    </style:style>
    <style:style style:name="P2246" style:parent-style-name="Normalny" style:family="paragraph">
      <style:paragraph-properties fo:text-align="justify" fo:line-height="150%"/>
    </style:style>
    <style:style style:name="T2247" style:parent-style-name="Domyślnaczcionkaakapitu" style:family="text">
      <style:text-properties style:text-underline-type="single" style:text-underline-style="solid" style:text-underline-width="auto" style:text-underline-mode="continuous"/>
    </style:style>
    <style:style style:name="P2248" style:parent-style-name="Normalny" style:family="paragraph">
      <style:paragraph-properties fo:text-align="justify" fo:line-height="150%" fo:text-indent="0.25in"/>
    </style:style>
    <style:style style:name="P2249" style:parent-style-name="Normalny" style:family="paragraph">
      <style:paragraph-properties fo:text-align="justify" fo:line-height="150%" fo:text-indent="0.25in"/>
    </style:style>
    <style:style style:name="T2250" style:parent-style-name="Domyślnaczcionkaakapitu" style:family="text">
      <style:text-properties fo:background-color="#80FFFF"/>
    </style:style>
    <style:style style:name="P2251" style:parent-style-name="Normalny" style:family="paragraph">
      <style:paragraph-properties fo:text-align="justify" fo:line-height="150%" fo:text-indent="0.25in"/>
    </style:style>
    <style:style style:name="T2252" style:parent-style-name="Domyślnaczcionkaakapitu" style:family="text">
      <style:text-properties fo:background-color="#80FFFF"/>
    </style:style>
    <style:style style:name="P2253" style:parent-style-name="Normalny" style:family="paragraph">
      <style:paragraph-properties fo:text-align="justify" fo:line-height="150%" fo:text-indent="0.25in"/>
    </style:style>
    <style:style style:name="P2254" style:parent-style-name="Normalny" style:family="paragraph">
      <style:paragraph-properties fo:text-align="justify" fo:line-height="150%"/>
    </style:style>
    <style:style style:name="T2255" style:parent-style-name="Domyślnaczcionkaakapitu" style:family="text">
      <style:text-properties fo:background-color="#80FFFF" style:text-underline-type="single" style:text-underline-style="solid" style:text-underline-width="auto" style:text-underline-mode="continuous"/>
    </style:style>
    <style:style style:name="T2256" style:parent-style-name="Domyślnaczcionkaakapitu" style:family="text">
      <style:text-properties style:text-underline-type="single" style:text-underline-style="solid" style:text-underline-width="auto" style:text-underline-mode="continuous"/>
    </style:style>
    <style:style style:name="T2257" style:parent-style-name="Domyślnaczcionkaakapitu" style:family="text">
      <style:text-properties fo:background-color="#80FFFF" style:text-underline-type="single" style:text-underline-style="solid" style:text-underline-width="auto" style:text-underline-mode="continuous"/>
    </style:style>
    <style:style style:name="T2258" style:parent-style-name="Domyślnaczcionkaakapitu" style:family="text">
      <style:text-properties style:text-underline-type="single" style:text-underline-style="solid" style:text-underline-width="auto" style:text-underline-mode="continuous"/>
    </style:style>
    <style:style style:name="P2259" style:parent-style-name="Normalny" style:family="paragraph">
      <style:paragraph-properties fo:text-align="justify" fo:line-height="150%"/>
    </style:style>
    <style:style style:name="P2260" style:parent-style-name="Normalny" style:family="paragraph">
      <style:paragraph-properties fo:text-align="justify" fo:line-height="150%"/>
    </style:style>
    <style:style style:name="T2261" style:parent-style-name="Domyślnaczcionkaakapitu" style:family="text">
      <style:text-properties style:text-underline-type="single" style:text-underline-style="solid" style:text-underline-width="auto" style:text-underline-mode="continuous"/>
    </style:style>
    <style:style style:name="P2262" style:parent-style-name="Normalny" style:family="paragraph">
      <style:paragraph-properties fo:text-align="justify" fo:line-height="150%" fo:text-indent="0.25in"/>
    </style:style>
    <style:style style:name="T2263" style:parent-style-name="Domyślnaczcionkaakapitu" style:family="text">
      <style:text-properties fo:background-color="#80FFFF"/>
    </style:style>
    <style:style style:name="P2264" style:parent-style-name="Normalny" style:family="paragraph">
      <style:paragraph-properties fo:text-align="justify" fo:line-height="150%" fo:text-indent="0.25in"/>
    </style:style>
    <style:style style:name="P2265" style:parent-style-name="Normalny" style:family="paragraph">
      <style:paragraph-properties fo:text-align="justify" fo:line-height="150%" fo:text-indent="0.25in"/>
    </style:style>
    <style:style style:name="T2266" style:parent-style-name="Domyślnaczcionkaakapitu" style:family="text">
      <style:text-properties fo:background-color="#80FFFF"/>
    </style:style>
    <style:style style:name="P2267" style:parent-style-name="Normalny" style:family="paragraph">
      <style:paragraph-properties fo:text-align="justify" fo:line-height="150%"/>
    </style:style>
    <style:style style:name="T2268" style:parent-style-name="Domyślnaczcionkaakapitu" style:family="text">
      <style:text-properties style:text-underline-type="single" style:text-underline-style="solid" style:text-underline-width="auto" style:text-underline-mode="continuous"/>
    </style:style>
    <style:style style:name="P2269" style:parent-style-name="Normalny" style:family="paragraph">
      <style:paragraph-properties fo:text-align="justify" fo:line-height="150%" fo:text-indent="0.25in"/>
    </style:style>
    <style:style style:name="P2270" style:parent-style-name="Normalny" style:family="paragraph">
      <style:paragraph-properties fo:text-align="justify" fo:line-height="150%"/>
    </style:style>
    <style:style style:name="T2271" style:parent-style-name="Domyślnaczcionkaakapitu" style:family="text">
      <style:text-properties style:text-underline-type="single" style:text-underline-style="solid" style:text-underline-width="auto" style:text-underline-mode="continuous"/>
    </style:style>
    <style:style style:name="P2272" style:parent-style-name="Normalny" style:family="paragraph">
      <style:paragraph-properties fo:text-align="justify" fo:line-height="150%" fo:text-indent="0.25in"/>
    </style:style>
    <style:style style:name="P2273" style:parent-style-name="Normalny" style:family="paragraph">
      <style:paragraph-properties fo:text-align="justify" fo:line-height="150%"/>
    </style:style>
    <style:style style:name="T2274" style:parent-style-name="Domyślnaczcionkaakapitu" style:family="text">
      <style:text-properties style:text-underline-type="single" style:text-underline-style="solid" style:text-underline-width="auto" style:text-underline-mode="continuous"/>
    </style:style>
    <style:style style:name="P2275" style:parent-style-name="Normalny" style:family="paragraph">
      <style:paragraph-properties fo:text-align="justify" fo:line-height="150%" fo:text-indent="0.25in"/>
    </style:style>
    <style:style style:name="T2276" style:parent-style-name="Domyślnaczcionkaakapitu" style:family="text">
      <style:text-properties fo:background-color="#80FFFF"/>
    </style:style>
    <style:style style:name="P2277" style:parent-style-name="Normalny" style:family="paragraph">
      <style:paragraph-properties fo:text-align="justify" fo:line-height="150%"/>
    </style:style>
    <style:style style:name="T2278" style:parent-style-name="Domyślnaczcionkaakapitu" style:family="text">
      <style:text-properties style:text-underline-type="single" style:text-underline-style="solid" style:text-underline-width="auto" style:text-underline-mode="continuous"/>
    </style:style>
    <style:style style:name="P2279" style:parent-style-name="Normalny" style:family="paragraph">
      <style:paragraph-properties fo:text-align="justify" fo:line-height="150%" fo:text-indent="0.25in"/>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T2282" style:parent-style-name="Domyślnaczcionkaakapitu" style:family="text">
      <style:text-properties fo:background-color="#80FFFF"/>
    </style:style>
    <style:style style:name="P2283" style:parent-style-name="Normalny" style:family="paragraph">
      <style:paragraph-properties fo:text-align="justify" fo:line-height="150%" fo:text-indent="0.25in"/>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P2290" style:parent-style-name="Normalny" style:family="paragraph">
      <style:paragraph-properties fo:text-align="justify" fo:line-height="150%" fo:text-indent="0.25in"/>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P2293" style:parent-style-name="Normalny" style:family="paragraph">
      <style:paragraph-properties fo:text-align="justify" fo:line-height="150%" fo:text-indent="0.25in"/>
    </style:style>
    <style:style style:name="P2294" style:parent-style-name="Normalny" style:family="paragraph">
      <style:paragraph-properties fo:text-align="justify" fo:line-height="150%" fo:text-indent="0.25in"/>
    </style:style>
    <style:style style:name="T2295" style:parent-style-name="Domyślnaczcionkaakapitu" style:family="text">
      <style:text-properties fo:background-color="#80FFFF"/>
    </style:style>
    <style:style style:name="P2296" style:parent-style-name="Normalny" style:family="paragraph">
      <style:paragraph-properties fo:text-align="justify" fo:line-height="150%"/>
    </style:style>
    <style:style style:name="T2297" style:parent-style-name="Domyślnaczcionkaakapitu" style:family="text">
      <style:text-properties fo:background-color="#80FFFF" style:text-underline-type="single" style:text-underline-style="solid" style:text-underline-width="auto" style:text-underline-mode="continuous"/>
    </style:style>
    <style:style style:name="T2298" style:parent-style-name="Domyślnaczcionkaakapitu" style:family="text">
      <style:text-properties style:text-underline-type="single" style:text-underline-style="solid" style:text-underline-width="auto" style:text-underline-mode="continuous"/>
    </style:style>
    <style:style style:name="T2299" style:parent-style-name="Domyślnaczcionkaakapitu" style:family="text">
      <style:text-properties fo:background-color="#80FFFF" style:text-underline-type="single" style:text-underline-style="solid" style:text-underline-width="auto" style:text-underline-mode="continuous"/>
    </style:style>
    <style:style style:name="T2300" style:parent-style-name="Domyślnaczcionkaakapitu" style:family="text">
      <style:text-properties style:text-underline-type="single" style:text-underline-style="solid" style:text-underline-width="auto" style:text-underline-mode="continuous"/>
    </style:style>
    <style:style style:name="P2301" style:parent-style-name="Normalny" style:family="paragraph">
      <style:paragraph-properties fo:text-align="justify" fo:line-height="150%" fo:text-indent="0.25in"/>
    </style:style>
    <style:style style:name="P2302" style:parent-style-name="Normalny" style:family="paragraph">
      <style:paragraph-properties fo:text-align="justify" fo:line-height="150%"/>
    </style:style>
    <style:style style:name="T2303" style:parent-style-name="Domyślnaczcionkaakapitu" style:family="text">
      <style:text-properties style:text-underline-type="single" style:text-underline-style="solid" style:text-underline-width="auto" style:text-underline-mode="continuous"/>
    </style:style>
    <style:style style:name="T2304" style:parent-style-name="Domyślnaczcionkaakapitu" style:family="text">
      <style:text-properties fo:background-color="#80FFFF" style:text-underline-type="single" style:text-underline-style="solid" style:text-underline-width="auto" style:text-underline-mode="continuous"/>
    </style:style>
    <style:style style:name="T2305" style:parent-style-name="Domyślnaczcionkaakapitu" style:family="text">
      <style:text-properties style:text-underline-type="single" style:text-underline-style="solid" style:text-underline-width="auto" style:text-underline-mode="continuous"/>
    </style:style>
    <style:style style:name="P2306" style:parent-style-name="Normalny" style:family="paragraph">
      <style:paragraph-properties fo:text-align="justify" fo:line-height="150%" fo:text-indent="0.25in"/>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P2309" style:parent-style-name="Normalny" style:family="paragraph">
      <style:paragraph-properties fo:text-align="justify" fo:line-height="150%"/>
    </style:style>
    <style:style style:name="T2310" style:parent-style-name="Domyślnaczcionkaakapitu" style:family="text">
      <style:text-properties style:text-underline-type="single" style:text-underline-style="solid" style:text-underline-width="auto" style:text-underline-mode="continuous"/>
    </style:style>
    <style:style style:name="P2311" style:parent-style-name="Normalny" style:family="paragraph">
      <style:paragraph-properties fo:text-align="justify" fo:line-height="150%" fo:text-indent="0.25in"/>
    </style:style>
    <style:style style:name="T2312" style:parent-style-name="Domyślnaczcionkaakapitu" style:family="text">
      <style:text-properties fo:background-color="#80FFFF"/>
    </style:style>
    <style:style style:name="P2313" style:parent-style-name="Normalny" style:family="paragraph">
      <style:paragraph-properties fo:text-align="justify" fo:line-height="150%"/>
    </style:style>
    <style:style style:name="T2314" style:parent-style-name="Domyślnaczcionkaakapitu" style:family="text">
      <style:text-properties style:text-underline-type="single" style:text-underline-style="solid" style:text-underline-width="auto" style:text-underline-mode="continuous"/>
    </style:style>
    <style:style style:name="P2315" style:parent-style-name="Normalny" style:family="paragraph">
      <style:paragraph-properties fo:text-align="justify" fo:line-height="150%" fo:text-indent="0.25in"/>
    </style:style>
    <style:style style:name="P2316" style:parent-style-name="Normalny" style:family="paragraph">
      <style:paragraph-properties fo:text-align="justify" fo:line-height="150%"/>
    </style:style>
    <style:style style:name="T2317" style:parent-style-name="Domyślnaczcionkaakapitu" style:family="text">
      <style:text-properties style:text-underline-type="single" style:text-underline-style="solid" style:text-underline-width="auto" style:text-underline-mode="continuous"/>
    </style:style>
    <style:style style:name="T2318" style:parent-style-name="Domyślnaczcionkaakapitu" style:family="text">
      <style:text-properties style:text-underline-type="single" style:text-underline-style="solid" style:text-underline-width="auto" style:text-underline-mode="continuous"/>
    </style:style>
    <style:style style:name="T2319" style:parent-style-name="Domyślnaczcionkaakapitu" style:family="text">
      <style:text-properties style:text-underline-type="single" style:text-underline-style="solid" style:text-underline-width="auto" style:text-underline-mode="continuous"/>
    </style:style>
    <style:style style:name="P2320" style:parent-style-name="Normalny" style:family="paragraph">
      <style:paragraph-properties fo:text-align="justify" fo:line-height="150%" fo:text-indent="0.25in"/>
    </style:style>
    <style:style style:name="T2321" style:parent-style-name="Domyślnaczcionkaakapitu" style:family="text">
      <style:text-properties fo:background-color="#80FFFF"/>
    </style:style>
    <style:style style:name="T2322" style:parent-style-name="Domyślnaczcionkaakapitu" style:family="text">
      <style:text-properties fo:background-color="#80FFFF"/>
    </style:style>
    <style:style style:name="T2323" style:parent-style-name="Domyślnaczcionkaakapitu" style:family="text">
      <style:text-properties fo:background-color="#80FFFF"/>
    </style:style>
    <style:style style:name="P2324" style:parent-style-name="Normalny" style:family="paragraph">
      <style:paragraph-properties fo:text-align="justify" fo:line-height="150%" fo:text-indent="0.25in"/>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P2327" style:parent-style-name="Normalny" style:family="paragraph">
      <style:paragraph-properties fo:text-align="justify" fo:line-height="150%" fo:text-indent="0.25in"/>
    </style:style>
    <style:style style:name="T2328" style:parent-style-name="Domyślnaczcionkaakapitu" style:family="text">
      <style:text-properties fo:background-color="#80FFFF"/>
    </style:style>
    <style:style style:name="P2329" style:parent-style-name="Normalny" style:family="paragraph">
      <style:paragraph-properties fo:text-align="justify" fo:line-height="150%"/>
    </style:style>
    <style:style style:name="T2330" style:parent-style-name="Domyślnaczcionkaakapitu" style:family="text">
      <style:text-properties style:text-underline-type="single" style:text-underline-style="solid" style:text-underline-width="auto" style:text-underline-mode="continuous"/>
    </style:style>
    <style:style style:name="T2331" style:parent-style-name="Domyślnaczcionkaakapitu" style:family="text">
      <style:text-properties fo:background-color="#80FFFF" style:text-underline-type="single" style:text-underline-style="solid" style:text-underline-width="auto" style:text-underline-mode="continuous"/>
    </style:style>
    <style:style style:name="T2332" style:parent-style-name="Domyślnaczcionkaakapitu" style:family="text">
      <style:text-properties style:text-underline-type="single" style:text-underline-style="solid" style:text-underline-width="auto" style:text-underline-mode="continuous"/>
    </style:style>
    <style:style style:name="T2333" style:parent-style-name="Domyślnaczcionkaakapitu" style:family="text">
      <style:text-properties fo:background-color="#80FFFF" style:text-underline-type="single" style:text-underline-style="solid" style:text-underline-width="auto" style:text-underline-mode="continuous"/>
    </style:style>
    <style:style style:name="T2334" style:parent-style-name="Domyślnaczcionkaakapitu" style:family="text">
      <style:text-properties style:text-underline-type="single" style:text-underline-style="solid" style:text-underline-width="auto" style:text-underline-mode="continuous"/>
    </style:style>
    <style:style style:name="T2335" style:parent-style-name="Domyślnaczcionkaakapitu" style:family="text">
      <style:text-properties fo:background-color="#80FFFF" style:text-underline-type="single" style:text-underline-style="solid" style:text-underline-width="auto" style:text-underline-mode="continuous"/>
    </style:style>
    <style:style style:name="T2336" style:parent-style-name="Domyślnaczcionkaakapitu" style:family="text">
      <style:text-properties style:text-underline-type="single" style:text-underline-style="solid" style:text-underline-width="auto" style:text-underline-mode="continuous"/>
    </style:style>
    <style:style style:name="T2337" style:parent-style-name="Domyślnaczcionkaakapitu" style:family="text">
      <style:text-properties fo:background-color="#80FFFF" style:text-underline-type="single" style:text-underline-style="solid" style:text-underline-width="auto" style:text-underline-mode="continuous"/>
    </style:style>
    <style:style style:name="P2338" style:parent-style-name="Normalny" style:family="paragraph">
      <style:paragraph-properties fo:text-align="justify" fo:line-height="150%" fo:text-indent="0.25in"/>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P2341" style:parent-style-name="Normalny" style:family="paragraph">
      <style:paragraph-properties fo:text-align="justify" fo:line-height="150%"/>
    </style:style>
    <style:style style:name="T2342" style:parent-style-name="Domyślnaczcionkaakapitu" style:family="text">
      <style:text-properties style:text-underline-type="single" style:text-underline-style="solid" style:text-underline-width="auto" style:text-underline-mode="continuous"/>
    </style:style>
    <style:style style:name="P2343" style:parent-style-name="Normalny" style:family="paragraph">
      <style:paragraph-properties fo:text-align="justify" fo:line-height="150%" fo:text-indent="0.25in"/>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P2360" style:parent-style-name="Normalny" style:family="paragraph">
      <style:paragraph-properties fo:text-align="justify" fo:line-height="150%" fo:text-indent="0.25in"/>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P2363" style:parent-style-name="Normalny" style:family="paragraph">
      <style:paragraph-properties fo:text-align="justify" fo:line-height="150%" fo:text-indent="0.25in"/>
    </style:style>
    <style:style style:name="P2364" style:parent-style-name="Normalny" style:family="paragraph">
      <style:paragraph-properties fo:text-align="justify" fo:line-height="150%"/>
    </style:style>
    <style:style style:name="T2365" style:parent-style-name="Domyślnaczcionkaakapitu" style:family="text">
      <style:text-properties style:text-underline-type="single" style:text-underline-style="solid" style:text-underline-width="auto" style:text-underline-mode="continuous"/>
    </style:style>
    <style:style style:name="T2366" style:parent-style-name="Domyślnaczcionkaakapitu" style:family="text">
      <style:text-properties fo:background-color="#80FFFF" style:text-underline-type="single" style:text-underline-style="solid" style:text-underline-width="auto" style:text-underline-mode="continuous"/>
    </style:style>
    <style:style style:name="T2367" style:parent-style-name="Domyślnaczcionkaakapitu" style:family="text">
      <style:text-properties style:text-underline-type="single" style:text-underline-style="solid" style:text-underline-width="auto" style:text-underline-mode="continuous"/>
    </style:style>
    <style:style style:name="T2368" style:parent-style-name="Domyślnaczcionkaakapitu" style:family="text">
      <style:text-properties fo:background-color="#80FFFF" style:text-underline-type="single" style:text-underline-style="solid" style:text-underline-width="auto" style:text-underline-mode="continuous"/>
    </style:style>
    <style:style style:name="P2369" style:parent-style-name="Normalny" style:family="paragraph">
      <style:paragraph-properties fo:text-align="justify" fo:line-height="150%" fo:text-indent="0.25in"/>
    </style:style>
    <style:style style:name="P2370" style:parent-style-name="Normalny" style:family="paragraph">
      <style:paragraph-properties fo:text-align="justify" fo:line-height="150%"/>
    </style:style>
    <style:style style:name="T2371" style:parent-style-name="Domyślnaczcionkaakapitu" style:family="text">
      <style:text-properties style:text-underline-type="single" style:text-underline-style="solid" style:text-underline-width="auto" style:text-underline-mode="continuous"/>
    </style:style>
    <style:style style:name="T2372" style:parent-style-name="Domyślnaczcionkaakapitu" style:family="text">
      <style:text-properties fo:background-color="#80FFFF" style:text-underline-type="single" style:text-underline-style="solid" style:text-underline-width="auto" style:text-underline-mode="continuous"/>
    </style:style>
    <style:style style:name="T2373" style:parent-style-name="Domyślnaczcionkaakapitu" style:family="text">
      <style:text-properties fo:background-color="#80FFFF"/>
    </style:style>
    <style:style style:name="P2374" style:parent-style-name="Normalny" style:family="paragraph">
      <style:paragraph-properties fo:text-align="justify" fo:line-height="150%" fo:text-indent="0.25in"/>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P2380" style:parent-style-name="Normalny" style:family="paragraph">
      <style:paragraph-properties fo:text-align="justify" fo:line-height="150%" fo:text-indent="0.25in"/>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P2384" style:parent-style-name="Normalny" style:family="paragraph">
      <style:paragraph-properties fo:text-align="justify" fo:line-height="150%" fo:text-indent="0.25in"/>
    </style:style>
    <style:style style:name="T2385" style:parent-style-name="Domyślnaczcionkaakapitu" style:family="text">
      <style:text-properties fo:background-color="#80FFFF"/>
    </style:style>
    <style:style style:name="P2386" style:parent-style-name="Normalny" style:family="paragraph">
      <style:paragraph-properties fo:text-align="justify" fo:line-height="150%">
        <style:tab-stops>
          <style:tab-stop style:type="left" style:position="3.6395in"/>
        </style:tab-stops>
      </style:paragraph-properties>
    </style:style>
    <style:style style:name="T2387" style:parent-style-name="Domyślnaczcionkaakapitu" style:family="text">
      <style:text-properties style:text-underline-type="single" style:text-underline-style="solid" style:text-underline-width="auto" style:text-underline-mode="continuous"/>
    </style:style>
    <style:style style:name="T2388" style:parent-style-name="Domyślnaczcionkaakapitu" style:family="text">
      <style:text-properties fo:background-color="#80FFFF" style:text-underline-type="single" style:text-underline-style="solid" style:text-underline-width="auto" style:text-underline-mode="continuous"/>
    </style:style>
    <style:style style:name="T2389" style:parent-style-name="Domyślnaczcionkaakapitu" style:family="text">
      <style:text-properties style:text-underline-type="single" style:text-underline-style="solid" style:text-underline-width="auto" style:text-underline-mode="continuous"/>
    </style:style>
    <style:style style:name="P2390" style:parent-style-name="Normalny" style:family="paragraph">
      <style:paragraph-properties fo:text-align="justify" fo:line-height="150%" fo:text-indent="0.25in"/>
    </style:style>
    <style:style style:name="P2391" style:parent-style-name="Normalny" style:family="paragraph">
      <style:paragraph-properties fo:text-align="justify" fo:line-height="150%"/>
    </style:style>
    <style:style style:name="T2392" style:parent-style-name="Domyślnaczcionkaakapitu" style:family="text">
      <style:text-properties style:text-underline-type="single" style:text-underline-style="solid" style:text-underline-width="auto" style:text-underline-mode="continuous"/>
    </style:style>
    <style:style style:name="T2393" style:parent-style-name="Domyślnaczcionkaakapitu" style:family="text">
      <style:text-properties fo:background-color="#80FFFF" style:text-underline-type="single" style:text-underline-style="solid" style:text-underline-width="auto" style:text-underline-mode="continuous"/>
    </style:style>
    <style:style style:name="T2394" style:parent-style-name="Domyślnaczcionkaakapitu" style:family="text">
      <style:text-properties style:text-underline-type="single" style:text-underline-style="solid" style:text-underline-width="auto" style:text-underline-mode="continuous"/>
    </style:style>
    <style:style style:name="P2395" style:parent-style-name="Normalny" style:family="paragraph">
      <style:paragraph-properties fo:text-align="justify" fo:line-height="150%" fo:text-indent="0.25in"/>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T2403" style:parent-style-name="Domyślnaczcionkaakapitu" style:family="text">
      <style:text-properties fo:background-color="#80FFFF"/>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P2407" style:parent-style-name="Normalny" style:family="paragraph">
      <style:paragraph-properties fo:text-align="justify" fo:line-height="150%" fo:text-indent="0.25in"/>
    </style:style>
    <style:style style:name="T2408" style:parent-style-name="Domyślnaczcionkaakapitu" style:family="text">
      <style:text-properties fo:background-color="#80FFFF"/>
    </style:style>
    <style:style style:name="P2409" style:parent-style-name="Normalny" style:family="paragraph">
      <style:paragraph-properties fo:text-align="justify" fo:line-height="150%"/>
    </style:style>
    <style:style style:name="T2410" style:parent-style-name="Domyślnaczcionkaakapitu" style:family="text">
      <style:text-properties style:text-underline-type="single" style:text-underline-style="solid" style:text-underline-width="auto" style:text-underline-mode="continuous"/>
    </style:style>
    <style:style style:name="T2411" style:parent-style-name="Domyślnaczcionkaakapitu" style:family="text">
      <style:text-properties fo:background-color="#80FFFF" style:text-underline-type="single" style:text-underline-style="solid" style:text-underline-width="auto" style:text-underline-mode="continuous"/>
    </style:style>
    <style:style style:name="T2412" style:parent-style-name="Domyślnaczcionkaakapitu" style:family="text">
      <style:text-properties style:text-underline-type="single" style:text-underline-style="solid" style:text-underline-width="auto" style:text-underline-mode="continuous"/>
    </style:style>
    <style:style style:name="T2413" style:parent-style-name="Domyślnaczcionkaakapitu" style:family="text">
      <style:text-properties fo:background-color="#80FFFF" style:text-underline-type="single" style:text-underline-style="solid" style:text-underline-width="auto" style:text-underline-mode="continuous"/>
    </style:style>
    <style:style style:name="P2414" style:parent-style-name="Normalny" style:family="paragraph">
      <style:paragraph-properties fo:text-align="justify" fo:line-height="150%" fo:text-indent="0.25in"/>
    </style:style>
    <style:style style:name="T2415" style:parent-style-name="Domyślnaczcionkaakapitu" style:family="text">
      <style:text-properties fo:background-color="#80FFFF"/>
    </style:style>
    <style:style style:name="P2416" style:parent-style-name="Normalny" style:family="paragraph">
      <style:paragraph-properties fo:text-align="justify" fo:line-height="150%"/>
    </style:style>
    <style:style style:name="T2417" style:parent-style-name="Domyślnaczcionkaakapitu" style:family="text">
      <style:text-properties style:text-underline-type="single" style:text-underline-style="solid" style:text-underline-width="auto" style:text-underline-mode="continuous"/>
    </style:style>
    <style:style style:name="P2418" style:parent-style-name="Normalny" style:family="paragraph">
      <style:paragraph-properties fo:text-align="justify" fo:line-height="150%" fo:text-indent="0.25in"/>
    </style:style>
    <style:style style:name="T2419" style:parent-style-name="Domyślnaczcionkaakapitu" style:family="text">
      <style:text-properties fo:background-color="#80FFFF"/>
    </style:style>
    <style:style style:name="P2420" style:parent-style-name="Normalny" style:family="paragraph">
      <style:paragraph-properties fo:text-align="justify" fo:line-height="150%" fo:text-indent="0.25in"/>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T2425" style:parent-style-name="Domyślnaczcionkaakapitu" style:family="text">
      <style:text-properties fo:background-color="#80FFFF"/>
    </style:style>
    <style:style style:name="T2426" style:parent-style-name="Domyślnaczcionkaakapitu" style:family="text">
      <style:text-properties fo:background-color="#80FFFF"/>
    </style:style>
    <style:style style:name="T2427" style:parent-style-name="Domyślnaczcionkaakapitu" style:family="text">
      <style:text-properties fo:background-color="#80FFFF"/>
    </style:style>
    <style:style style:name="T2428" style:parent-style-name="Domyślnaczcionkaakapitu" style:family="text">
      <style:text-properties fo:background-color="#80FFFF"/>
    </style:style>
    <style:style style:name="P2429" style:parent-style-name="Normalny" style:family="paragraph">
      <style:paragraph-properties fo:text-align="justify" fo:line-height="150%" fo:text-indent="0.25in"/>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T2434" style:parent-style-name="Domyślnaczcionkaakapitu" style:family="text">
      <style:text-properties fo:background-color="#80FFFF"/>
    </style:style>
    <style:style style:name="T2435" style:parent-style-name="Domyślnaczcionkaakapitu" style:family="text">
      <style:text-properties fo:background-color="#80FFFF"/>
    </style:style>
    <style:style style:name="P2436" style:parent-style-name="Normalny" style:family="paragraph">
      <style:paragraph-properties fo:text-align="justify" fo:line-height="150%"/>
    </style:style>
    <style:style style:name="T2437" style:parent-style-name="Domyślnaczcionkaakapitu" style:family="text">
      <style:text-properties style:text-underline-type="single" style:text-underline-style="solid" style:text-underline-width="auto" style:text-underline-mode="continuous"/>
    </style:style>
    <style:style style:name="T2438" style:parent-style-name="Domyślnaczcionkaakapitu" style:family="text">
      <style:text-properties fo:background-color="#80FFFF"/>
    </style:style>
    <style:style style:name="P2439" style:parent-style-name="Normalny" style:family="paragraph">
      <style:paragraph-properties fo:text-align="justify" fo:line-height="150%" fo:text-indent="0.25in"/>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P2442" style:parent-style-name="Normalny" style:family="paragraph">
      <style:paragraph-properties fo:text-align="justify" fo:line-height="150%"/>
    </style:style>
    <style:style style:name="T2443" style:parent-style-name="Domyślnaczcionkaakapitu" style:family="text">
      <style:text-properties fo:background-color="#80FFFF" style:text-underline-type="single" style:text-underline-style="solid" style:text-underline-width="auto" style:text-underline-mode="continuous"/>
    </style:style>
    <style:style style:name="T2444" style:parent-style-name="Domyślnaczcionkaakapitu" style:family="text">
      <style:text-properties style:text-underline-type="single" style:text-underline-style="solid" style:text-underline-width="auto" style:text-underline-mode="continuous"/>
    </style:style>
    <style:style style:name="P2445" style:parent-style-name="Normalny" style:family="paragraph">
      <style:paragraph-properties fo:text-align="justify" fo:line-height="150%" fo:text-indent="0.25in"/>
    </style:style>
    <style:style style:name="T2446" style:parent-style-name="Domyślnaczcionkaakapitu" style:family="text">
      <style:text-properties fo:background-color="#80FFFF"/>
    </style:style>
    <style:style style:name="P2447" style:parent-style-name="Normalny" style:family="paragraph">
      <style:paragraph-properties fo:text-align="justify" fo:line-height="150%">
        <style:tab-stops>
          <style:tab-stop style:type="left" style:position="3.6256in"/>
        </style:tab-stops>
      </style:paragraph-properties>
    </style:style>
    <style:style style:name="T2448" style:parent-style-name="Domyślnaczcionkaakapitu" style:family="text">
      <style:text-properties style:text-underline-type="single" style:text-underline-style="solid" style:text-underline-width="auto" style:text-underline-mode="continuous"/>
    </style:style>
    <style:style style:name="P2449" style:parent-style-name="Normalny" style:family="paragraph">
      <style:paragraph-properties fo:text-align="justify" fo:line-height="150%" fo:text-indent="0.25in"/>
    </style:style>
    <style:style style:name="P2450" style:parent-style-name="Normalny" style:family="paragraph">
      <style:paragraph-properties fo:text-align="justify" fo:line-height="150%" fo:text-indent="0.25in"/>
    </style:style>
    <style:style style:name="P2451" style:parent-style-name="Normalny" style:family="paragraph">
      <style:paragraph-properties fo:text-align="justify" fo:line-height="150%">
        <style:tab-stops>
          <style:tab-stop style:type="left" style:position="3.6256in"/>
        </style:tab-stops>
      </style:paragraph-properties>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P2454" style:parent-style-name="Normalny" style:family="paragraph">
      <style:paragraph-properties fo:text-align="justify" fo:line-height="150%" fo:text-indent="0.25in"/>
    </style:style>
    <style:style style:name="P2455" style:parent-style-name="Normalny" style:family="paragraph">
      <style:paragraph-properties fo:text-align="justify" fo:line-height="150%"/>
    </style:style>
    <style:style style:name="T2456" style:parent-style-name="Domyślnaczcionkaakapitu" style:family="text">
      <style:text-properties fo:background-color="#80FFFF"/>
    </style:style>
    <style:style style:name="P2457" style:parent-style-name="Normalny" style:family="paragraph">
      <style:paragraph-properties fo:text-align="justify" fo:line-height="150%"/>
    </style:style>
    <style:style style:name="P2458" style:parent-style-name="Normalny" style:family="paragraph">
      <style:paragraph-properties fo:text-align="justify" fo:line-height="150%"/>
    </style:style>
    <style:style style:name="T2459" style:parent-style-name="Domyślnaczcionkaakapitu" style:family="text">
      <style:text-properties fo:background-color="#80FFFF"/>
    </style:style>
    <style:style style:name="P2460" style:parent-style-name="Normalny" style:family="paragraph">
      <style:paragraph-properties fo:text-align="justify" fo:line-height="150%"/>
    </style:style>
    <style:style style:name="T2461" style:parent-style-name="Domyślnaczcionkaakapitu" style:family="text">
      <style:text-properties style:text-underline-type="single" style:text-underline-style="solid" style:text-underline-width="auto" style:text-underline-mode="continuous"/>
    </style:style>
    <style:style style:name="T2462" style:parent-style-name="Domyślnaczcionkaakapitu" style:family="text">
      <style:text-properties fo:background-color="#80FFFF" style:text-underline-type="single" style:text-underline-style="solid" style:text-underline-width="auto" style:text-underline-mode="continuous"/>
    </style:style>
    <style:style style:name="T2463" style:parent-style-name="Domyślnaczcionkaakapitu" style:family="text">
      <style:text-properties style:text-underline-type="single" style:text-underline-style="solid" style:text-underline-width="auto" style:text-underline-mode="continuous"/>
    </style:style>
    <style:style style:name="T2464" style:parent-style-name="Domyślnaczcionkaakapitu" style:family="text">
      <style:text-properties fo:background-color="#80FFFF" style:text-underline-type="single" style:text-underline-style="solid" style:text-underline-width="auto" style:text-underline-mode="continuous"/>
    </style:style>
    <style:style style:name="T2465" style:parent-style-name="Domyślnaczcionkaakapitu" style:family="text">
      <style:text-properties style:text-underline-type="single" style:text-underline-style="solid" style:text-underline-width="auto" style:text-underline-mode="continuous"/>
    </style:style>
    <style:style style:name="P2466" style:parent-style-name="Normalny" style:family="paragraph">
      <style:paragraph-properties fo:text-align="justify" fo:line-height="150%" fo:text-indent="0.25in"/>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P2469" style:parent-style-name="Normalny" style:family="paragraph">
      <style:paragraph-properties fo:text-align="justify" fo:line-height="150%"/>
    </style:style>
    <style:style style:name="T2470" style:parent-style-name="Domyślnaczcionkaakapitu" style:family="text">
      <style:text-properties style:text-underline-type="single" style:text-underline-style="solid" style:text-underline-width="auto" style:text-underline-mode="continuous"/>
    </style:style>
    <style:style style:name="P2471" style:parent-style-name="Normalny" style:family="paragraph">
      <style:paragraph-properties fo:text-align="justify" fo:line-height="150%" fo:text-indent="0.25in"/>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T2474" style:parent-style-name="Domyślnaczcionkaakapitu" style:family="text">
      <style:text-properties fo:background-color="#80FFFF"/>
    </style:style>
    <style:style style:name="T2475" style:parent-style-name="Domyślnaczcionkaakapitu" style:family="text">
      <style:text-properties fo:background-color="#80FFFF"/>
    </style:style>
    <style:style style:name="T2476" style:parent-style-name="Domyślnaczcionkaakapitu" style:family="text">
      <style:text-properties fo:background-color="#80FFFF"/>
    </style:style>
    <style:style style:name="T2477" style:parent-style-name="Domyślnaczcionkaakapitu" style:family="text">
      <style:text-properties fo:background-color="#80FFFF"/>
    </style:style>
    <style:style style:name="T2478" style:parent-style-name="Domyślnaczcionkaakapitu" style:family="text">
      <style:text-properties fo:background-color="#80FFFF"/>
    </style:style>
    <style:style style:name="T2479" style:parent-style-name="Domyślnaczcionkaakapitu" style:family="text">
      <style:text-properties fo:background-color="#80FFFF"/>
    </style:style>
    <style:style style:name="T2480" style:parent-style-name="Domyślnaczcionkaakapitu" style:family="text">
      <style:text-properties fo:background-color="#80FFFF"/>
    </style:style>
    <style:style style:name="T2481" style:parent-style-name="Domyślnaczcionkaakapitu" style:family="text">
      <style:text-properties fo:background-color="#80FFFF"/>
    </style:style>
    <style:style style:name="T2482" style:parent-style-name="Domyślnaczcionkaakapitu" style:family="text">
      <style:text-properties fo:background-color="#80FFFF"/>
    </style:style>
    <style:style style:name="T2483" style:parent-style-name="Domyślnaczcionkaakapitu" style:family="text">
      <style:text-properties fo:background-color="#80FFFF"/>
    </style:style>
    <style:style style:name="T2484" style:parent-style-name="Domyślnaczcionkaakapitu" style:family="text">
      <style:text-properties fo:background-color="#80FFFF"/>
    </style:style>
    <style:style style:name="P2485" style:parent-style-name="Normalny" style:family="paragraph">
      <style:paragraph-properties fo:text-align="justify" fo:line-height="150%"/>
    </style:style>
    <style:style style:name="T2486" style:parent-style-name="Domyślnaczcionkaakapitu" style:family="text">
      <style:text-properties style:text-underline-type="single" style:text-underline-style="solid" style:text-underline-width="auto" style:text-underline-mode="continuous"/>
    </style:style>
    <style:style style:name="P2487" style:parent-style-name="Normalny" style:family="paragraph">
      <style:paragraph-properties fo:text-align="justify" fo:line-height="150%" fo:text-indent="0.25in"/>
    </style:style>
    <style:style style:name="T2488" style:parent-style-name="Domyślnaczcionkaakapitu" style:family="text">
      <style:text-properties fo:background-color="#80FFFF"/>
    </style:style>
    <style:style style:name="T2489" style:parent-style-name="Domyślnaczcionkaakapitu" style:family="text">
      <style:text-properties fo:background-color="#80FFFF"/>
    </style:style>
    <style:style style:name="T2490" style:parent-style-name="Domyślnaczcionkaakapitu" style:family="text">
      <style:text-properties fo:background-color="#80FFFF"/>
    </style:style>
    <style:style style:name="T2491" style:parent-style-name="Domyślnaczcionkaakapitu" style:family="text">
      <style:text-properties fo:background-color="#80FFFF"/>
    </style:style>
    <style:style style:name="P2492" style:parent-style-name="Normalny" style:family="paragraph">
      <style:paragraph-properties fo:text-align="justify" fo:line-height="150%" fo:text-indent="0.25in"/>
    </style:style>
    <style:style style:name="P2493" style:parent-style-name="Normalny" style:family="paragraph">
      <style:paragraph-properties fo:text-align="justify" fo:line-height="150%"/>
    </style:style>
    <style:style style:name="T2494" style:parent-style-name="Domyślnaczcionkaakapitu" style:family="text">
      <style:text-properties fo:background-color="#80FFFF" style:text-underline-type="single" style:text-underline-style="solid" style:text-underline-width="auto" style:text-underline-mode="continuous"/>
    </style:style>
    <style:style style:name="T2495" style:parent-style-name="Domyślnaczcionkaakapitu" style:family="text">
      <style:text-properties style:text-underline-type="single" style:text-underline-style="solid" style:text-underline-width="auto" style:text-underline-mode="continuous"/>
    </style:style>
    <style:style style:name="P2496" style:parent-style-name="Normalny" style:family="paragraph">
      <style:paragraph-properties fo:text-align="justify" fo:line-height="150%" fo:text-indent="0.25in"/>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P2500" style:parent-style-name="Normalny" style:family="paragraph">
      <style:paragraph-properties fo:text-align="justify" fo:line-height="150%" fo:text-indent="0.25in"/>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P2506" style:parent-style-name="Normalny" style:family="paragraph">
      <style:paragraph-properties fo:text-align="justify" fo:line-height="150%" fo:text-indent="0.25in"/>
    </style:style>
    <style:style style:name="T2507" style:parent-style-name="Domyślnaczcionkaakapitu" style:family="text">
      <style:text-properties fo:background-color="#80FFFF"/>
    </style:style>
    <style:style style:name="P2508" style:parent-style-name="Normalny" style:family="paragraph">
      <style:paragraph-properties fo:text-align="justify" fo:line-height="150%"/>
    </style:style>
    <style:style style:name="T2509" style:parent-style-name="Domyślnaczcionkaakapitu" style:family="text">
      <style:text-properties style:text-underline-type="single" style:text-underline-style="solid" style:text-underline-width="auto" style:text-underline-mode="continuous"/>
    </style:style>
    <style:style style:name="P2510" style:parent-style-name="Normalny" style:family="paragraph">
      <style:paragraph-properties fo:text-align="justify" fo:line-height="150%" fo:text-indent="0.25in"/>
    </style:style>
    <style:style style:name="T2511" style:parent-style-name="Domyślnaczcionkaakapitu" style:family="text">
      <style:text-properties fo:background-color="#80FFFF"/>
    </style:style>
    <style:style style:name="P2512" style:parent-style-name="Normalny" style:family="paragraph">
      <style:paragraph-properties fo:text-align="justify" fo:line-height="150%"/>
    </style:style>
    <style:style style:name="T2513" style:parent-style-name="Domyślnaczcionkaakapitu" style:family="text">
      <style:text-properties fo:background-color="#80FFFF"/>
    </style:style>
    <style:style style:name="P2514" style:parent-style-name="Normalny" style:family="paragraph">
      <style:paragraph-properties fo:text-align="justify" fo:line-height="150%" fo:text-indent="0.25in"/>
    </style:style>
    <style:style style:name="T2515" style:parent-style-name="Domyślnaczcionkaakapitu" style:family="text">
      <style:text-properties fo:background-color="#80FFFF"/>
    </style:style>
    <style:style style:name="P2516" style:parent-style-name="Normalny" style:family="paragraph">
      <style:paragraph-properties fo:text-align="justify" fo:line-height="150%"/>
    </style:style>
    <style:style style:name="T2517" style:parent-style-name="Domyślnaczcionkaakapitu" style:family="text">
      <style:text-properties fo:background-color="#80FFFF"/>
    </style:style>
    <style:style style:name="P2518" style:parent-style-name="Normalny" style:family="paragraph">
      <style:paragraph-properties fo:text-align="justify" fo:line-height="150%" fo:text-indent="0.25in"/>
    </style:style>
    <style:style style:name="T2519" style:parent-style-name="Domyślnaczcionkaakapitu" style:family="text">
      <style:text-properties fo:background-color="#80FFFF"/>
    </style:style>
    <style:style style:name="T2520" style:parent-style-name="Domyślnaczcionkaakapitu" style:family="text">
      <style:text-properties fo:background-color="#80FFFF"/>
    </style:style>
    <style:style style:name="T2521" style:parent-style-name="Domyślnaczcionkaakapitu" style:family="text">
      <style:text-properties fo:background-color="#80FFFF"/>
    </style:style>
    <style:style style:name="T2522" style:parent-style-name="Domyślnaczcionkaakapitu" style:family="text">
      <style:text-properties fo:background-color="#80FFFF"/>
    </style:style>
    <style:style style:name="T2523" style:parent-style-name="Domyślnaczcionkaakapitu" style:family="text">
      <style:text-properties fo:background-color="#80FFFF"/>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P2528" style:parent-style-name="Normalny" style:family="paragraph">
      <style:paragraph-properties fo:text-align="justify" fo:line-height="150%"/>
    </style:style>
    <style:style style:name="T2529" style:parent-style-name="Domyślnaczcionkaakapitu" style:family="text">
      <style:text-properties style:text-underline-type="single" style:text-underline-style="solid" style:text-underline-width="auto" style:text-underline-mode="continuous"/>
    </style:style>
    <style:style style:name="P2530" style:parent-style-name="Normalny" style:family="paragraph">
      <style:paragraph-properties fo:text-align="justify" fo:line-height="150%" fo:text-indent="0.25in"/>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P2533" style:parent-style-name="Normalny" style:family="paragraph">
      <style:paragraph-properties fo:text-align="justify" fo:line-height="150%"/>
    </style:style>
    <style:style style:name="T2534" style:parent-style-name="Domyślnaczcionkaakapitu" style:family="text">
      <style:text-properties style:text-underline-type="single" style:text-underline-style="solid" style:text-underline-width="auto" style:text-underline-mode="continuous"/>
    </style:style>
    <style:style style:name="P2535" style:parent-style-name="Normalny" style:family="paragraph">
      <style:paragraph-properties fo:text-align="justify" fo:line-height="150%" fo:text-indent="0.25in"/>
    </style:style>
    <style:style style:name="T2536" style:parent-style-name="Domyślnaczcionkaakapitu" style:family="text">
      <style:text-properties fo:background-color="#80FFFF"/>
    </style:style>
    <style:style style:name="P2537" style:parent-style-name="Normalny" style:family="paragraph">
      <style:paragraph-properties fo:text-align="justify" fo:line-height="150%"/>
    </style:style>
    <style:style style:name="T2538" style:parent-style-name="Domyślnaczcionkaakapitu" style:family="text">
      <style:text-properties style:text-underline-type="single" style:text-underline-style="solid" style:text-underline-width="auto" style:text-underline-mode="continuous"/>
    </style:style>
    <style:style style:name="T2539" style:parent-style-name="Domyślnaczcionkaakapitu" style:family="text">
      <style:text-properties fo:background-color="#80FFFF" style:text-underline-type="single" style:text-underline-style="solid" style:text-underline-width="auto" style:text-underline-mode="continuous"/>
    </style:style>
    <style:style style:name="T2540" style:parent-style-name="Domyślnaczcionkaakapitu" style:family="text">
      <style:text-properties style:text-underline-type="single" style:text-underline-style="solid" style:text-underline-width="auto" style:text-underline-mode="continuous"/>
    </style:style>
    <style:style style:name="T2541" style:parent-style-name="Domyślnaczcionkaakapitu" style:family="text">
      <style:text-properties fo:background-color="#80FFFF"/>
    </style:style>
    <style:style style:name="P2542" style:parent-style-name="Normalny" style:family="paragraph">
      <style:paragraph-properties fo:text-align="justify" fo:line-height="150%" fo:text-indent="0.25in"/>
    </style:style>
    <style:style style:name="T2543" style:parent-style-name="Domyślnaczcionkaakapitu" style:family="text">
      <style:text-properties fo:background-color="#80FFFF"/>
    </style:style>
    <style:style style:name="T2544" style:parent-style-name="Domyślnaczcionkaakapitu" style:family="text">
      <style:text-properties fo:background-color="#80FFFF"/>
    </style:style>
    <style:style style:name="T2545" style:parent-style-name="Domyślnaczcionkaakapitu" style:family="text">
      <style:text-properties fo:background-color="#80FFFF"/>
    </style:style>
    <style:style style:name="P2546" style:parent-style-name="Normalny" style:family="paragraph">
      <style:paragraph-properties fo:text-align="justify" fo:line-height="150%" fo:text-indent="0.25in"/>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P2551" style:parent-style-name="Normalny" style:family="paragraph">
      <style:paragraph-properties fo:text-align="justify" fo:line-height="150%"/>
    </style:style>
    <style:style style:name="T2552" style:parent-style-name="Domyślnaczcionkaakapitu" style:family="text">
      <style:text-properties fo:background-color="#80FFFF" style:text-underline-type="single" style:text-underline-style="solid" style:text-underline-width="auto" style:text-underline-mode="continuous"/>
    </style:style>
    <style:style style:name="T2553" style:parent-style-name="Domyślnaczcionkaakapitu" style:family="text">
      <style:text-properties style:text-underline-type="single" style:text-underline-style="solid" style:text-underline-width="auto" style:text-underline-mode="continuous"/>
    </style:style>
    <style:style style:name="T2554" style:parent-style-name="Domyślnaczcionkaakapitu" style:family="text">
      <style:text-properties fo:background-color="#80FFFF" style:text-underline-type="single" style:text-underline-style="solid" style:text-underline-width="auto" style:text-underline-mode="continuous"/>
    </style:style>
    <style:style style:name="T2555" style:parent-style-name="Domyślnaczcionkaakapitu" style:family="text">
      <style:text-properties style:text-underline-type="single" style:text-underline-style="solid" style:text-underline-width="auto" style:text-underline-mode="continuous"/>
    </style:style>
    <style:style style:name="T2556" style:parent-style-name="Domyślnaczcionkaakapitu" style:family="text">
      <style:text-properties fo:background-color="#80FFFF" style:text-underline-type="single" style:text-underline-style="solid" style:text-underline-width="auto" style:text-underline-mode="continuous"/>
    </style:style>
    <style:style style:name="P2557" style:parent-style-name="Normalny" style:family="paragraph">
      <style:paragraph-properties fo:text-align="justify" fo:line-height="150%" fo:text-indent="0.25in"/>
    </style:style>
    <style:style style:name="P2558" style:parent-style-name="Normalny" style:family="paragraph">
      <style:paragraph-properties fo:text-align="justify" fo:line-height="150%"/>
    </style:style>
    <style:style style:name="T2559" style:parent-style-name="Domyślnaczcionkaakapitu" style:family="text">
      <style:text-properties style:text-underline-type="single" style:text-underline-style="solid" style:text-underline-width="auto" style:text-underline-mode="continuous"/>
    </style:style>
    <style:style style:name="T2560" style:parent-style-name="Domyślnaczcionkaakapitu" style:family="text">
      <style:text-properties fo:background-color="#80FFFF" style:text-underline-type="single" style:text-underline-style="solid" style:text-underline-width="auto" style:text-underline-mode="continuous"/>
    </style:style>
    <style:style style:name="T2561" style:parent-style-name="Domyślnaczcionkaakapitu" style:family="text">
      <style:text-properties style:text-underline-type="single" style:text-underline-style="solid" style:text-underline-width="auto" style:text-underline-mode="continuous"/>
    </style:style>
    <style:style style:name="P2562" style:parent-style-name="Normalny" style:family="paragraph">
      <style:paragraph-properties fo:text-align="justify" fo:line-height="150%" fo:text-indent="0.25in"/>
    </style:style>
    <style:style style:name="P2563" style:parent-style-name="Normalny" style:family="paragraph">
      <style:paragraph-properties fo:text-align="justify" fo:line-height="150%" fo:text-indent="0.25in"/>
    </style:style>
    <style:style style:name="P2564" style:parent-style-name="Normalny" style:family="paragraph">
      <style:paragraph-properties fo:text-align="justify" fo:line-height="150%" fo:text-indent="0.25in"/>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P2571" style:parent-style-name="Normalny" style:family="paragraph">
      <style:paragraph-properties fo:text-align="justify" fo:line-height="150%" fo:text-indent="0.25in"/>
    </style:style>
    <style:style style:name="P2572" style:parent-style-name="Normalny" style:family="paragraph">
      <style:paragraph-properties fo:text-align="justify" fo:line-height="150%" fo:text-indent="0.25in"/>
    </style:style>
    <style:style style:name="P2573" style:parent-style-name="Normalny" style:family="paragraph">
      <style:paragraph-properties fo:text-align="justify" fo:line-height="150%" fo:text-indent="0.25in"/>
    </style:style>
    <style:style style:name="T2574" style:parent-style-name="Domyślnaczcionkaakapitu" style:family="text">
      <style:text-properties fo:background-color="#80FFFF"/>
    </style:style>
    <style:style style:name="T2575" style:parent-style-name="Domyślnaczcionkaakapitu" style:family="text">
      <style:text-properties fo:background-color="#80FFFF"/>
    </style:style>
    <style:style style:name="T2576" style:parent-style-name="Domyślnaczcionkaakapitu" style:family="text">
      <style:text-properties fo:background-color="#80FFFF"/>
    </style:style>
    <style:style style:name="P2577" style:parent-style-name="Normalny" style:family="paragraph">
      <style:paragraph-properties fo:text-align="justify" fo:line-height="150%" fo:text-indent="0.25in"/>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P2581" style:parent-style-name="Normalny" style:family="paragraph">
      <style:paragraph-properties fo:text-align="justify" fo:line-height="150%" fo:text-indent="0.25in"/>
    </style:style>
    <style:style style:name="P2582" style:parent-style-name="Normalny" style:family="paragraph">
      <style:paragraph-properties fo:text-align="justify" fo:line-height="150%" fo:text-indent="0.25in"/>
    </style:style>
    <style:style style:name="T2583" style:parent-style-name="Domyślnaczcionkaakapitu" style:family="text">
      <style:text-properties fo:background-color="#80FFFF"/>
    </style:style>
    <style:style style:name="T2584" style:parent-style-name="Domyślnaczcionkaakapitu" style:family="text">
      <style:text-properties fo:background-color="#80FFFF"/>
    </style:style>
    <style:style style:name="T2585" style:parent-style-name="Domyślnaczcionkaakapitu" style:family="text">
      <style:text-properties fo:background-color="#80FFFF"/>
    </style:style>
    <style:style style:name="P2586" style:parent-style-name="Normalny" style:family="paragraph">
      <style:paragraph-properties fo:text-align="justify" fo:line-height="150%" fo:text-indent="0.25in"/>
    </style:style>
    <style:style style:name="P2587" style:parent-style-name="Normalny" style:family="paragraph">
      <style:paragraph-properties fo:text-align="justify" fo:line-height="150%"/>
    </style:style>
    <style:style style:name="T2588" style:parent-style-name="Domyślnaczcionkaakapitu" style:family="text">
      <style:text-properties style:text-underline-type="single" style:text-underline-style="solid" style:text-underline-width="auto" style:text-underline-mode="continuous"/>
    </style:style>
    <style:style style:name="T2589" style:parent-style-name="Domyślnaczcionkaakapitu" style:family="text">
      <style:text-properties fo:background-color="#80FFFF" style:text-underline-type="single" style:text-underline-style="solid" style:text-underline-width="auto" style:text-underline-mode="continuous"/>
    </style:style>
    <style:style style:name="P2590" style:parent-style-name="Normalny" style:family="paragraph">
      <style:paragraph-properties fo:text-align="justify" fo:line-height="150%" fo:text-indent="0.25in"/>
    </style:style>
    <style:style style:name="P2591" style:parent-style-name="Normalny" style:family="paragraph">
      <style:paragraph-properties fo:text-align="justify" fo:line-height="150%"/>
    </style:style>
    <style:style style:name="T2592" style:parent-style-name="Domyślnaczcionkaakapitu" style:family="text">
      <style:text-properties style:text-underline-type="single" style:text-underline-style="solid" style:text-underline-width="auto" style:text-underline-mode="continuous"/>
    </style:style>
    <style:style style:name="T2593" style:parent-style-name="Domyślnaczcionkaakapitu" style:family="text">
      <style:text-properties fo:background-color="#80FFFF" style:text-underline-type="single" style:text-underline-style="solid" style:text-underline-width="auto" style:text-underline-mode="continuous"/>
    </style:style>
    <style:style style:name="T2594" style:parent-style-name="Domyślnaczcionkaakapitu" style:family="text">
      <style:text-properties style:text-underline-type="single" style:text-underline-style="solid" style:text-underline-width="auto" style:text-underline-mode="continuous"/>
    </style:style>
    <style:style style:name="T2595" style:parent-style-name="Domyślnaczcionkaakapitu" style:family="text">
      <style:text-properties fo:background-color="#80FFFF" style:text-underline-type="single" style:text-underline-style="solid" style:text-underline-width="auto" style:text-underline-mode="continuous"/>
    </style:style>
    <style:style style:name="T2596" style:parent-style-name="Domyślnaczcionkaakapitu" style:family="text">
      <style:text-properties style:text-underline-type="single" style:text-underline-style="solid" style:text-underline-width="auto" style:text-underline-mode="continuous"/>
    </style:style>
    <style:style style:name="T2597" style:parent-style-name="Domyślnaczcionkaakapitu" style:family="text">
      <style:text-properties fo:background-color="#80FFFF" style:text-underline-type="single" style:text-underline-style="solid" style:text-underline-width="auto" style:text-underline-mode="continuous"/>
    </style:style>
    <style:style style:name="T2598" style:parent-style-name="Domyślnaczcionkaakapitu" style:family="text">
      <style:text-properties style:text-underline-type="single" style:text-underline-style="solid" style:text-underline-width="auto" style:text-underline-mode="continuous"/>
    </style:style>
    <style:style style:name="T2599" style:parent-style-name="Domyślnaczcionkaakapitu" style:family="text">
      <style:text-properties fo:background-color="#80FFFF" style:text-underline-type="single" style:text-underline-style="solid" style:text-underline-width="auto" style:text-underline-mode="continuous"/>
    </style:style>
    <style:style style:name="P2600" style:parent-style-name="Normalny" style:family="paragraph">
      <style:paragraph-properties fo:text-align="justify" fo:line-height="150%" fo:text-indent="0.25in"/>
    </style:style>
    <style:style style:name="P2601" style:parent-style-name="Normalny" style:family="paragraph">
      <style:paragraph-properties fo:text-align="justify" fo:line-height="150%" fo:text-indent="0.25in"/>
    </style:style>
    <style:style style:name="T2602" style:parent-style-name="Domyślnaczcionkaakapitu" style:family="text">
      <style:text-properties fo:background-color="#80FFFF"/>
    </style:style>
    <style:style style:name="P2603" style:parent-style-name="Normalny" style:family="paragraph">
      <style:paragraph-properties fo:text-align="justify" fo:line-height="150%" fo:text-indent="0.25in"/>
    </style:style>
    <style:style style:name="T2604" style:parent-style-name="Domyślnaczcionkaakapitu" style:family="text">
      <style:text-properties fo:background-color="#80FFFF"/>
    </style:style>
    <style:style style:name="P2605" style:parent-style-name="Normalny" style:family="paragraph">
      <style:paragraph-properties fo:text-align="justify" fo:line-height="150%"/>
    </style:style>
    <style:style style:name="T2606" style:parent-style-name="Domyślnaczcionkaakapitu" style:family="text">
      <style:text-properties fo:background-color="#80FFFF" style:text-underline-type="single" style:text-underline-style="solid" style:text-underline-width="auto" style:text-underline-mode="continuous"/>
    </style:style>
    <style:style style:name="T2607" style:parent-style-name="Domyślnaczcionkaakapitu" style:family="text">
      <style:text-properties style:text-underline-type="single" style:text-underline-style="solid" style:text-underline-width="auto" style:text-underline-mode="continuous"/>
    </style:style>
    <style:style style:name="T2608" style:parent-style-name="Domyślnaczcionkaakapitu" style:family="text">
      <style:text-properties fo:background-color="#80FFFF" style:text-underline-type="single" style:text-underline-style="solid" style:text-underline-width="auto" style:text-underline-mode="continuous"/>
    </style:style>
    <style:style style:name="T2609" style:parent-style-name="Domyślnaczcionkaakapitu" style:family="text">
      <style:text-properties style:text-underline-type="single" style:text-underline-style="solid" style:text-underline-width="auto" style:text-underline-mode="continuous"/>
    </style:style>
    <style:style style:name="T2610" style:parent-style-name="Domyślnaczcionkaakapitu" style:family="text">
      <style:text-properties fo:background-color="#80FFFF" style:text-underline-type="single" style:text-underline-style="solid" style:text-underline-width="auto" style:text-underline-mode="continuous"/>
    </style:style>
    <style:style style:name="P2611" style:parent-style-name="Normalny" style:family="paragraph">
      <style:paragraph-properties fo:text-align="justify" fo:line-height="150%" fo:text-indent="0.25in"/>
    </style:style>
    <style:style style:name="P2612" style:parent-style-name="Normalny" style:family="paragraph">
      <style:paragraph-properties fo:text-align="justify" fo:line-height="150%"/>
    </style:style>
    <style:style style:name="T2613" style:parent-style-name="Domyślnaczcionkaakapitu" style:family="text">
      <style:text-properties style:text-underline-type="single" style:text-underline-style="solid" style:text-underline-width="auto" style:text-underline-mode="continuous"/>
    </style:style>
    <style:style style:name="T2614" style:parent-style-name="Domyślnaczcionkaakapitu" style:family="text">
      <style:text-properties fo:background-color="#80FFFF" style:text-underline-type="single" style:text-underline-style="solid" style:text-underline-width="auto" style:text-underline-mode="continuous"/>
    </style:style>
    <style:style style:name="T2615" style:parent-style-name="Domyślnaczcionkaakapitu" style:family="text">
      <style:text-properties style:text-underline-type="single" style:text-underline-style="solid" style:text-underline-width="auto" style:text-underline-mode="continuous"/>
    </style:style>
    <style:style style:name="P2616" style:parent-style-name="Normalny" style:family="paragraph">
      <style:paragraph-properties fo:text-align="justify" fo:line-height="150%" fo:text-indent="0.25in"/>
    </style:style>
    <style:style style:name="T2617" style:parent-style-name="Domyślnaczcionkaakapitu" style:family="text">
      <style:text-properties fo:background-color="#80FFFF"/>
    </style:style>
    <style:style style:name="P2618" style:parent-style-name="Normalny" style:family="paragraph">
      <style:paragraph-properties fo:text-align="justify" fo:line-height="150%" fo:text-indent="0.25in"/>
    </style:style>
    <style:style style:name="T2619" style:parent-style-name="Domyślnaczcionkaakapitu" style:family="text">
      <style:text-properties fo:background-color="#80FFFF"/>
    </style:style>
    <style:style style:name="P2620" style:parent-style-name="Normalny" style:family="paragraph">
      <style:paragraph-properties fo:text-align="justify" fo:line-height="150%" fo:text-indent="0.25in"/>
    </style:style>
    <style:style style:name="T2621" style:parent-style-name="Domyślnaczcionkaakapitu" style:family="text">
      <style:text-properties fo:background-color="#80FFFF"/>
    </style:style>
    <style:style style:name="T2622" style:parent-style-name="Domyślnaczcionkaakapitu" style:family="text">
      <style:text-properties fo:background-color="#80FFFF"/>
    </style:style>
    <style:style style:name="T2623" style:parent-style-name="Domyślnaczcionkaakapitu" style:family="text">
      <style:text-properties fo:background-color="#80FFFF"/>
    </style:style>
    <style:style style:name="T2624" style:parent-style-name="Domyślnaczcionkaakapitu" style:family="text">
      <style:text-properties fo:background-color="#80FFFF"/>
    </style:style>
    <style:style style:name="P2625" style:parent-style-name="Normalny" style:family="paragraph">
      <style:paragraph-properties fo:text-align="justify" fo:line-height="150%" fo:text-indent="0.25in"/>
    </style:style>
    <style:style style:name="P2626" style:parent-style-name="Normalny" style:family="paragraph">
      <style:paragraph-properties fo:text-align="justify" fo:line-height="150%"/>
    </style:style>
    <style:style style:name="T2627" style:parent-style-name="Domyślnaczcionkaakapitu" style:family="text">
      <style:text-properties fo:background-color="#80FFFF" style:text-underline-type="single" style:text-underline-style="solid" style:text-underline-width="auto" style:text-underline-mode="continuous"/>
    </style:style>
    <style:style style:name="T2628" style:parent-style-name="Domyślnaczcionkaakapitu" style:family="text">
      <style:text-properties style:text-underline-type="single" style:text-underline-style="solid" style:text-underline-width="auto" style:text-underline-mode="continuous"/>
    </style:style>
    <style:style style:name="T2629" style:parent-style-name="Domyślnaczcionkaakapitu" style:family="text">
      <style:text-properties fo:background-color="#80FFFF" style:text-underline-type="single" style:text-underline-style="solid" style:text-underline-width="auto" style:text-underline-mode="continuous"/>
    </style:style>
    <style:style style:name="T2630" style:parent-style-name="Domyślnaczcionkaakapitu" style:family="text">
      <style:text-properties style:text-underline-type="single" style:text-underline-style="solid" style:text-underline-width="auto" style:text-underline-mode="continuous"/>
    </style:style>
    <style:style style:name="T2631" style:parent-style-name="Domyślnaczcionkaakapitu" style:family="text">
      <style:text-properties fo:background-color="#80FFFF" style:text-underline-type="single" style:text-underline-style="solid" style:text-underline-width="auto" style:text-underline-mode="continuous"/>
    </style:style>
    <style:style style:name="P2632" style:parent-style-name="Normalny" style:family="paragraph">
      <style:paragraph-properties fo:text-align="justify" fo:line-height="150%" fo:text-indent="0.25in"/>
    </style:style>
    <style:style style:name="P2633" style:parent-style-name="Normalny" style:family="paragraph">
      <style:paragraph-properties fo:text-align="justify" fo:line-height="150%"/>
    </style:style>
    <style:style style:name="T2634" style:parent-style-name="Domyślnaczcionkaakapitu" style:family="text">
      <style:text-properties style:text-underline-type="single" style:text-underline-style="solid" style:text-underline-width="auto" style:text-underline-mode="continuous"/>
    </style:style>
    <style:style style:name="T2635" style:parent-style-name="Domyślnaczcionkaakapitu" style:family="text">
      <style:text-properties fo:background-color="#80FFFF" style:text-underline-type="single" style:text-underline-style="solid" style:text-underline-width="auto" style:text-underline-mode="continuous"/>
    </style:style>
    <style:style style:name="T2636" style:parent-style-name="Domyślnaczcionkaakapitu" style:family="text">
      <style:text-properties style:text-underline-type="single" style:text-underline-style="solid" style:text-underline-width="auto" style:text-underline-mode="continuous"/>
    </style:style>
    <style:style style:name="P2637" style:parent-style-name="Normalny" style:family="paragraph">
      <style:paragraph-properties fo:text-align="justify" fo:line-height="150%" fo:text-indent="0.25in"/>
    </style:style>
    <style:style style:name="T2638" style:parent-style-name="Domyślnaczcionkaakapitu" style:family="text">
      <style:text-properties fo:background-color="#80FFFF"/>
    </style:style>
    <style:style style:name="P2639" style:parent-style-name="Normalny" style:family="paragraph">
      <style:paragraph-properties fo:text-align="justify" fo:line-height="150%" fo:text-indent="0.25in"/>
    </style:style>
    <style:style style:name="T2640" style:parent-style-name="Domyślnaczcionkaakapitu" style:family="text">
      <style:text-properties fo:background-color="#80FFFF"/>
    </style:style>
    <style:style style:name="P2641" style:parent-style-name="Normalny" style:family="paragraph">
      <style:paragraph-properties fo:text-align="justify" fo:line-height="150%"/>
    </style:style>
    <style:style style:name="T2642" style:parent-style-name="Domyślnaczcionkaakapitu" style:family="text">
      <style:text-properties fo:background-color="#80FFFF" style:text-underline-type="single" style:text-underline-style="solid" style:text-underline-width="auto" style:text-underline-mode="continuous"/>
    </style:style>
    <style:style style:name="T2643" style:parent-style-name="Domyślnaczcionkaakapitu" style:family="text">
      <style:text-properties style:text-underline-type="single" style:text-underline-style="solid" style:text-underline-width="auto" style:text-underline-mode="continuous"/>
    </style:style>
    <style:style style:name="T2644" style:parent-style-name="Domyślnaczcionkaakapitu" style:family="text">
      <style:text-properties fo:background-color="#80FFFF" style:text-underline-type="single" style:text-underline-style="solid" style:text-underline-width="auto" style:text-underline-mode="continuous"/>
    </style:style>
    <style:style style:name="T2645" style:parent-style-name="Domyślnaczcionkaakapitu" style:family="text">
      <style:text-properties style:text-underline-type="single" style:text-underline-style="solid" style:text-underline-width="auto" style:text-underline-mode="continuous"/>
    </style:style>
    <style:style style:name="T2646" style:parent-style-name="Domyślnaczcionkaakapitu" style:family="text">
      <style:text-properties fo:background-color="#80FFFF" style:text-underline-type="single" style:text-underline-style="solid" style:text-underline-width="auto" style:text-underline-mode="continuous"/>
    </style:style>
    <style:style style:name="P2647" style:parent-style-name="Normalny" style:family="paragraph">
      <style:paragraph-properties fo:text-align="justify" fo:line-height="150%" fo:text-indent="0.25in"/>
    </style:style>
    <style:style style:name="P2648" style:parent-style-name="Normalny" style:family="paragraph">
      <style:paragraph-properties fo:text-align="justify" fo:line-height="150%"/>
    </style:style>
    <style:style style:name="T2649" style:parent-style-name="Domyślnaczcionkaakapitu" style:family="text">
      <style:text-properties style:text-underline-type="single" style:text-underline-style="solid" style:text-underline-width="auto" style:text-underline-mode="continuous"/>
    </style:style>
    <style:style style:name="T2650" style:parent-style-name="Domyślnaczcionkaakapitu" style:family="text">
      <style:text-properties fo:background-color="#80FFFF" style:text-underline-type="single" style:text-underline-style="solid" style:text-underline-width="auto" style:text-underline-mode="continuous"/>
    </style:style>
    <style:style style:name="T2651" style:parent-style-name="Domyślnaczcionkaakapitu" style:family="text">
      <style:text-properties style:text-underline-type="single" style:text-underline-style="solid" style:text-underline-width="auto" style:text-underline-mode="continuous"/>
    </style:style>
    <style:style style:name="P2652" style:parent-style-name="Normalny" style:family="paragraph">
      <style:paragraph-properties fo:text-align="justify" fo:line-height="150%" fo:text-indent="0.25in"/>
    </style:style>
    <style:style style:name="T2653" style:parent-style-name="Domyślnaczcionkaakapitu" style:family="text">
      <style:text-properties fo:background-color="#80FFFF"/>
    </style:style>
    <style:style style:name="T2654" style:parent-style-name="Domyślnaczcionkaakapitu" style:family="text">
      <style:text-properties fo:background-color="#80FFFF"/>
    </style:style>
    <style:style style:name="P2655" style:parent-style-name="Normalny" style:family="paragraph">
      <style:paragraph-properties fo:text-align="justify" fo:line-height="150%" fo:text-indent="0.25in"/>
    </style:style>
    <style:style style:name="T2656" style:parent-style-name="Domyślnaczcionkaakapitu" style:family="text">
      <style:text-properties fo:background-color="#80FFFF"/>
    </style:style>
    <style:style style:name="T2657" style:parent-style-name="Domyślnaczcionkaakapitu" style:family="text">
      <style:text-properties fo:background-color="#80FFFF"/>
    </style:style>
    <style:style style:name="T2658" style:parent-style-name="Domyślnaczcionkaakapitu" style:family="text">
      <style:text-properties fo:background-color="#80FFFF"/>
    </style:style>
    <style:style style:name="T2659" style:parent-style-name="Domyślnaczcionkaakapitu" style:family="text">
      <style:text-properties fo:background-color="#80FFFF"/>
    </style:style>
    <style:style style:name="T2660" style:parent-style-name="Domyślnaczcionkaakapitu" style:family="text">
      <style:text-properties fo:background-color="#80FFFF"/>
    </style:style>
    <style:style style:name="T2661" style:parent-style-name="Domyślnaczcionkaakapitu" style:family="text">
      <style:text-properties fo:background-color="#80FFFF"/>
    </style:style>
    <style:style style:name="T2662" style:parent-style-name="Domyślnaczcionkaakapitu" style:family="text">
      <style:text-properties fo:background-color="#80FFFF"/>
    </style:style>
    <style:style style:name="P2663" style:parent-style-name="Normalny" style:family="paragraph">
      <style:paragraph-properties fo:text-align="justify" fo:line-height="150%" fo:text-indent="0.25in"/>
    </style:style>
    <style:style style:name="T2664" style:parent-style-name="Domyślnaczcionkaakapitu" style:family="text">
      <style:text-properties fo:background-color="#80FFFF"/>
    </style:style>
    <style:style style:name="P2665" style:parent-style-name="Normalny" style:family="paragraph">
      <style:paragraph-properties fo:text-align="justify" fo:line-height="150%" fo:text-indent="0.25in"/>
    </style:style>
    <style:style style:name="T2666" style:parent-style-name="Domyślnaczcionkaakapitu" style:family="text">
      <style:text-properties fo:background-color="#80FFFF"/>
    </style:style>
    <style:style style:name="T2667" style:parent-style-name="Domyślnaczcionkaakapitu" style:family="text">
      <style:text-properties fo:background-color="#80FFFF"/>
    </style:style>
    <style:style style:name="P2668" style:parent-style-name="Normalny" style:family="paragraph">
      <style:paragraph-properties fo:text-align="justify" fo:line-height="150%" fo:text-indent="0.25in"/>
    </style:style>
    <style:style style:name="T2669" style:parent-style-name="Domyślnaczcionkaakapitu" style:family="text">
      <style:text-properties fo:background-color="#80FFFF"/>
    </style:style>
    <style:style style:name="T2670" style:parent-style-name="Domyślnaczcionkaakapitu" style:family="text">
      <style:text-properties fo:background-color="#80FFFF"/>
    </style:style>
    <style:style style:name="T2671" style:parent-style-name="Domyślnaczcionkaakapitu" style:family="text">
      <style:text-properties fo:background-color="#80FFFF"/>
    </style:style>
    <style:style style:name="T2672" style:parent-style-name="Domyślnaczcionkaakapitu" style:family="text">
      <style:text-properties fo:background-color="#80FFFF"/>
    </style:style>
    <style:style style:name="T2673" style:parent-style-name="Domyślnaczcionkaakapitu" style:family="text">
      <style:text-properties fo:background-color="#80FFFF"/>
    </style:style>
    <style:style style:name="T2674" style:parent-style-name="Domyślnaczcionkaakapitu" style:family="text">
      <style:text-properties fo:background-color="#80FFFF"/>
    </style:style>
    <style:style style:name="T2675" style:parent-style-name="Domyślnaczcionkaakapitu" style:family="text">
      <style:text-properties fo:background-color="#80FFFF"/>
    </style:style>
    <style:style style:name="T2676" style:parent-style-name="Domyślnaczcionkaakapitu" style:family="text">
      <style:text-properties fo:background-color="#80FFFF"/>
    </style:style>
    <style:style style:name="P2677" style:parent-style-name="Normalny" style:family="paragraph">
      <style:paragraph-properties fo:text-align="justify" fo:line-height="150%" fo:text-indent="0.25in"/>
    </style:style>
    <style:style style:name="P2678" style:parent-style-name="Normalny" style:family="paragraph">
      <style:paragraph-properties fo:text-align="justify" fo:line-height="150%"/>
    </style:style>
    <style:style style:name="T2679" style:parent-style-name="Domyślnaczcionkaakapitu" style:family="text">
      <style:text-properties style:text-underline-type="single" style:text-underline-style="solid" style:text-underline-width="auto" style:text-underline-mode="continuous"/>
    </style:style>
    <style:style style:name="T2680" style:parent-style-name="Domyślnaczcionkaakapitu" style:family="text">
      <style:text-properties fo:background-color="#80FFFF" style:text-underline-type="single" style:text-underline-style="solid" style:text-underline-width="auto" style:text-underline-mode="continuous"/>
    </style:style>
    <style:style style:name="P2681" style:parent-style-name="Normalny" style:family="paragraph">
      <style:paragraph-properties fo:text-align="justify" fo:line-height="150%" fo:text-indent="0.25in"/>
    </style:style>
    <style:style style:name="P2682" style:parent-style-name="Normalny" style:family="paragraph">
      <style:paragraph-properties fo:text-align="justify" fo:line-height="150%" fo:text-indent="0.25in"/>
    </style:style>
    <style:style style:name="T2683" style:parent-style-name="Domyślnaczcionkaakapitu" style:family="text">
      <style:text-properties fo:background-color="#80FFFF"/>
    </style:style>
    <style:style style:name="T2684" style:parent-style-name="Domyślnaczcionkaakapitu" style:family="text">
      <style:text-properties fo:background-color="#80FFFF"/>
    </style:style>
    <style:style style:name="T2685" style:parent-style-name="Domyślnaczcionkaakapitu" style:family="text">
      <style:text-properties fo:background-color="#80FFFF"/>
    </style:style>
    <style:style style:name="T2686" style:parent-style-name="Domyślnaczcionkaakapitu" style:family="text">
      <style:text-properties fo:background-color="#80FFFF"/>
    </style:style>
    <style:style style:name="T2687" style:parent-style-name="Domyślnaczcionkaakapitu" style:family="text">
      <style:text-properties fo:background-color="#80FFFF"/>
    </style:style>
    <style:style style:name="T2688" style:parent-style-name="Domyślnaczcionkaakapitu" style:family="text">
      <style:text-properties fo:background-color="#80FFFF"/>
    </style:style>
    <style:style style:name="T2689" style:parent-style-name="Domyślnaczcionkaakapitu" style:family="text">
      <style:text-properties fo:background-color="#80FFFF"/>
    </style:style>
    <style:style style:name="P2690" style:parent-style-name="Normalny" style:family="paragraph">
      <style:paragraph-properties fo:text-align="justify" fo:line-height="150%"/>
    </style:style>
    <style:style style:name="T2691" style:parent-style-name="Domyślnaczcionkaakapitu" style:family="text">
      <style:text-properties style:text-underline-type="single" style:text-underline-style="solid" style:text-underline-width="auto" style:text-underline-mode="continuous"/>
    </style:style>
    <style:style style:name="T2692" style:parent-style-name="Domyślnaczcionkaakapitu" style:family="text">
      <style:text-properties fo:background-color="#80FFFF" style:text-underline-type="single" style:text-underline-style="solid" style:text-underline-width="auto" style:text-underline-mode="continuous"/>
    </style:style>
    <style:style style:name="P2693" style:parent-style-name="Normalny" style:family="paragraph">
      <style:paragraph-properties fo:text-align="justify" fo:line-height="150%" fo:text-indent="0.25in"/>
    </style:style>
    <style:style style:name="P2694" style:parent-style-name="Normalny" style:family="paragraph">
      <style:paragraph-properties fo:text-align="justify" fo:line-height="150%"/>
    </style:style>
    <style:style style:name="T2695" style:parent-style-name="Domyślnaczcionkaakapitu" style:family="text">
      <style:text-properties style:text-underline-type="single" style:text-underline-style="solid" style:text-underline-width="auto" style:text-underline-mode="continuous"/>
    </style:style>
    <style:style style:name="P2696" style:parent-style-name="Normalny" style:family="paragraph">
      <style:paragraph-properties fo:text-align="justify" fo:line-height="150%" fo:text-indent="0.25in"/>
    </style:style>
    <style:style style:name="T2697" style:parent-style-name="Domyślnaczcionkaakapitu" style:family="text">
      <style:text-properties fo:background-color="#80FFFF"/>
    </style:style>
    <style:style style:name="T2698" style:parent-style-name="Domyślnaczcionkaakapitu" style:family="text">
      <style:text-properties fo:background-color="#80FFFF"/>
    </style:style>
    <style:style style:name="T2699" style:parent-style-name="Domyślnaczcionkaakapitu" style:family="text">
      <style:text-properties fo:background-color="#80FFFF"/>
    </style:style>
    <style:style style:name="T2700" style:parent-style-name="Domyślnaczcionkaakapitu" style:family="text">
      <style:text-properties fo:background-color="#80FFFF"/>
    </style:style>
    <style:style style:name="T2701" style:parent-style-name="Domyślnaczcionkaakapitu" style:family="text">
      <style:text-properties fo:background-color="#80FFFF"/>
    </style:style>
    <style:style style:name="P2702" style:parent-style-name="Normalny" style:family="paragraph">
      <style:paragraph-properties fo:text-align="justify" fo:line-height="150%" fo:text-indent="0.25in"/>
    </style:style>
    <style:style style:name="T2703" style:parent-style-name="Domyślnaczcionkaakapitu" style:family="text">
      <style:text-properties fo:background-color="#80FFFF"/>
    </style:style>
    <style:style style:name="T2704" style:parent-style-name="Domyślnaczcionkaakapitu" style:family="text">
      <style:text-properties fo:background-color="#80FFFF"/>
    </style:style>
    <style:style style:name="T2705" style:parent-style-name="Domyślnaczcionkaakapitu" style:family="text">
      <style:text-properties fo:background-color="#80FFFF"/>
    </style:style>
    <style:style style:name="P2706" style:parent-style-name="Normalny" style:family="paragraph">
      <style:paragraph-properties fo:text-align="justify" fo:line-height="150%"/>
    </style:style>
    <style:style style:name="T2707" style:parent-style-name="Domyślnaczcionkaakapitu" style:family="text">
      <style:text-properties style:text-underline-type="single" style:text-underline-style="solid" style:text-underline-width="auto" style:text-underline-mode="continuous"/>
    </style:style>
    <style:style style:name="T2708" style:parent-style-name="Domyślnaczcionkaakapitu" style:family="text">
      <style:text-properties fo:background-color="#80FFFF" style:text-underline-type="single" style:text-underline-style="solid" style:text-underline-width="auto" style:text-underline-mode="continuous"/>
    </style:style>
    <style:style style:name="T2709" style:parent-style-name="Domyślnaczcionkaakapitu" style:family="text">
      <style:text-properties style:text-underline-type="single" style:text-underline-style="solid" style:text-underline-width="auto" style:text-underline-mode="continuous"/>
    </style:style>
    <style:style style:name="P2710" style:parent-style-name="Normalny" style:family="paragraph">
      <style:paragraph-properties fo:text-align="justify" fo:line-height="150%" fo:text-indent="0.25in"/>
    </style:style>
    <style:style style:name="T2711" style:parent-style-name="Domyślnaczcionkaakapitu" style:family="text">
      <style:text-properties fo:background-color="#80FFFF"/>
    </style:style>
    <style:style style:name="T2712" style:parent-style-name="Domyślnaczcionkaakapitu" style:family="text">
      <style:text-properties fo:background-color="#80FFFF"/>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T2715" style:parent-style-name="Domyślnaczcionkaakapitu" style:family="text">
      <style:text-properties fo:background-color="#80FFFF"/>
    </style:style>
    <style:style style:name="P2716" style:parent-style-name="Normalny" style:family="paragraph">
      <style:paragraph-properties fo:text-align="justify" fo:line-height="150%" fo:text-indent="0.25in"/>
    </style:style>
    <style:style style:name="P2717" style:parent-style-name="Normalny" style:family="paragraph">
      <style:paragraph-properties fo:text-align="justify" fo:line-height="150%"/>
    </style:style>
    <style:style style:name="T2718" style:parent-style-name="Domyślnaczcionkaakapitu" style:family="text">
      <style:text-properties fo:background-color="#80FFFF" style:text-underline-type="single" style:text-underline-style="solid" style:text-underline-width="auto" style:text-underline-mode="continuous"/>
    </style:style>
    <style:style style:name="T2719" style:parent-style-name="Domyślnaczcionkaakapitu" style:family="text">
      <style:text-properties style:text-underline-type="single" style:text-underline-style="solid" style:text-underline-width="auto" style:text-underline-mode="continuous"/>
    </style:style>
    <style:style style:name="P2720" style:parent-style-name="Normalny" style:family="paragraph">
      <style:paragraph-properties fo:text-align="justify" fo:line-height="150%" fo:text-indent="0.25in"/>
    </style:style>
    <style:style style:name="T2721" style:parent-style-name="Domyślnaczcionkaakapitu" style:family="text">
      <style:text-properties fo:background-color="#80FFFF"/>
    </style:style>
    <style:style style:name="T2722" style:parent-style-name="Domyślnaczcionkaakapitu" style:family="text">
      <style:text-properties fo:background-color="#80FFFF"/>
    </style:style>
    <style:style style:name="T2723" style:parent-style-name="Domyślnaczcionkaakapitu" style:family="text">
      <style:text-properties fo:background-color="#80FFFF"/>
    </style:style>
    <style:style style:name="T2724" style:parent-style-name="Domyślnaczcionkaakapitu" style:family="text">
      <style:text-properties fo:background-color="#80FFFF"/>
    </style:style>
    <style:style style:name="P2725" style:parent-style-name="Normalny" style:family="paragraph">
      <style:paragraph-properties fo:text-align="justify" fo:line-height="150%" fo:text-indent="0.25in"/>
    </style:style>
    <style:style style:name="T2726" style:parent-style-name="Domyślnaczcionkaakapitu" style:family="text">
      <style:text-properties fo:background-color="#80FFFF"/>
    </style:style>
    <style:style style:name="T2727" style:parent-style-name="Domyślnaczcionkaakapitu" style:family="text">
      <style:text-properties fo:background-color="#80FFFF"/>
    </style:style>
    <style:style style:name="T2728" style:parent-style-name="Domyślnaczcionkaakapitu" style:family="text">
      <style:text-properties fo:background-color="#80FFFF"/>
    </style:style>
    <style:style style:name="P2729" style:parent-style-name="Normalny" style:family="paragraph">
      <style:paragraph-properties fo:text-align="justify" fo:line-height="150%" fo:text-indent="0.25in"/>
    </style:style>
    <style:style style:name="T2730" style:parent-style-name="Domyślnaczcionkaakapitu" style:family="text">
      <style:text-properties fo:background-color="#80FFFF"/>
    </style:style>
    <style:style style:name="P2731" style:parent-style-name="Normalny" style:family="paragraph">
      <style:paragraph-properties fo:text-align="justify" fo:line-height="150%" fo:text-indent="0.25in"/>
    </style:style>
    <style:style style:name="P2732" style:parent-style-name="Normalny" style:family="paragraph">
      <style:paragraph-properties fo:text-align="justify" fo:line-height="150%"/>
    </style:style>
    <style:style style:name="T2733" style:parent-style-name="Domyślnaczcionkaakapitu" style:family="text">
      <style:text-properties style:text-underline-type="single" style:text-underline-style="solid" style:text-underline-width="auto" style:text-underline-mode="continuous"/>
    </style:style>
    <style:style style:name="T2734" style:parent-style-name="Domyślnaczcionkaakapitu" style:family="text">
      <style:text-properties fo:background-color="#80FFFF" style:text-underline-type="single" style:text-underline-style="solid" style:text-underline-width="auto" style:text-underline-mode="continuous"/>
    </style:style>
    <style:style style:name="P2735" style:parent-style-name="Normalny" style:family="paragraph">
      <style:paragraph-properties fo:text-align="justify" fo:line-height="150%" fo:text-indent="0.25in"/>
    </style:style>
    <style:style style:name="T2736" style:parent-style-name="Domyślnaczcionkaakapitu" style:family="text">
      <style:text-properties fo:background-color="#80FFFF"/>
    </style:style>
    <style:style style:name="P2737" style:parent-style-name="Normalny" style:family="paragraph">
      <style:paragraph-properties fo:text-align="justify" fo:line-height="150%" fo:text-indent="0.25in"/>
    </style:style>
    <style:style style:name="T2738" style:parent-style-name="Domyślnaczcionkaakapitu" style:family="text">
      <style:text-properties fo:background-color="#80FFFF"/>
    </style:style>
    <style:style style:name="T2739" style:parent-style-name="Domyślnaczcionkaakapitu" style:family="text">
      <style:text-properties fo:background-color="#80FFFF"/>
    </style:style>
    <style:style style:name="T2740" style:parent-style-name="Domyślnaczcionkaakapitu" style:family="text">
      <style:text-properties fo:background-color="#80FFFF"/>
    </style:style>
    <style:style style:name="P2741" style:parent-style-name="Normalny" style:family="paragraph">
      <style:paragraph-properties fo:text-align="justify" fo:line-height="150%" fo:text-indent="0.25in"/>
    </style:style>
    <style:style style:name="T2742" style:parent-style-name="Domyślnaczcionkaakapitu" style:family="text">
      <style:text-properties fo:background-color="#80FFFF"/>
    </style:style>
    <style:style style:name="P2743" style:parent-style-name="Normalny" style:family="paragraph">
      <style:paragraph-properties fo:text-align="justify" fo:line-height="150%"/>
    </style:style>
    <style:style style:name="T2744" style:parent-style-name="Domyślnaczcionkaakapitu" style:family="text">
      <style:text-properties style:text-underline-type="single" style:text-underline-style="solid" style:text-underline-width="auto" style:text-underline-mode="continuous"/>
    </style:style>
    <style:style style:name="T2745" style:parent-style-name="Domyślnaczcionkaakapitu" style:family="text">
      <style:text-properties fo:background-color="#80FFFF" style:text-underline-type="single" style:text-underline-style="solid" style:text-underline-width="auto" style:text-underline-mode="continuous"/>
    </style:style>
    <style:style style:name="T2746" style:parent-style-name="Domyślnaczcionkaakapitu" style:family="text">
      <style:text-properties style:text-underline-type="single" style:text-underline-style="solid" style:text-underline-width="auto" style:text-underline-mode="continuous"/>
    </style:style>
    <style:style style:name="T2747" style:parent-style-name="Domyślnaczcionkaakapitu" style:family="text">
      <style:text-properties fo:background-color="#80FFFF" style:text-underline-type="single" style:text-underline-style="solid" style:text-underline-width="auto" style:text-underline-mode="continuous"/>
    </style:style>
    <style:style style:name="T2748" style:parent-style-name="Domyślnaczcionkaakapitu" style:family="text">
      <style:text-properties style:text-underline-type="single" style:text-underline-style="solid" style:text-underline-width="auto" style:text-underline-mode="continuous"/>
    </style:style>
    <style:style style:name="T2749" style:parent-style-name="Domyślnaczcionkaakapitu" style:family="text">
      <style:text-properties fo:background-color="#80FFFF" style:text-underline-type="single" style:text-underline-style="solid" style:text-underline-width="auto" style:text-underline-mode="continuous"/>
    </style:style>
    <style:style style:name="P2750" style:parent-style-name="Normalny" style:family="paragraph">
      <style:paragraph-properties fo:text-align="justify" fo:line-height="150%" fo:text-indent="0.25in"/>
    </style:style>
    <style:style style:name="T2751" style:parent-style-name="Domyślnaczcionkaakapitu" style:family="text">
      <style:text-properties fo:background-color="#80FFFF"/>
    </style:style>
    <style:style style:name="T2752" style:parent-style-name="Domyślnaczcionkaakapitu" style:family="text">
      <style:text-properties fo:background-color="#80FFFF"/>
    </style:style>
    <style:style style:name="T2753" style:parent-style-name="Domyślnaczcionkaakapitu" style:family="text">
      <style:text-properties fo:background-color="#80FFFF"/>
    </style:style>
    <style:style style:name="T2754" style:parent-style-name="Domyślnaczcionkaakapitu" style:family="text">
      <style:text-properties fo:background-color="#80FFFF"/>
    </style:style>
    <style:style style:name="P2755" style:parent-style-name="Normalny" style:family="paragraph">
      <style:paragraph-properties fo:text-align="justify" fo:line-height="150%"/>
    </style:style>
    <style:style style:name="T2756" style:parent-style-name="Domyślnaczcionkaakapitu" style:family="text">
      <style:text-properties style:text-underline-type="single" style:text-underline-style="solid" style:text-underline-width="auto" style:text-underline-mode="continuous"/>
    </style:style>
    <style:style style:name="P2757" style:parent-style-name="Normalny" style:family="paragraph">
      <style:paragraph-properties fo:text-align="justify" fo:line-height="150%" fo:text-indent="0.25in"/>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P2760" style:parent-style-name="Normalny" style:family="paragraph">
      <style:paragraph-properties fo:text-align="justify" fo:line-height="150%"/>
    </style:style>
    <style:style style:name="T2761" style:parent-style-name="Domyślnaczcionkaakapitu" style:family="text">
      <style:text-properties style:text-underline-type="single" style:text-underline-style="solid" style:text-underline-width="auto" style:text-underline-mode="continuous"/>
    </style:style>
    <style:style style:name="P2762" style:parent-style-name="Normalny" style:family="paragraph">
      <style:paragraph-properties fo:text-align="justify" fo:line-height="150%" fo:text-indent="0.25in"/>
    </style:style>
    <style:style style:name="T2763" style:parent-style-name="Domyślnaczcionkaakapitu" style:family="text">
      <style:text-properties fo:background-color="#80FFFF"/>
    </style:style>
    <style:style style:name="T2764" style:parent-style-name="Domyślnaczcionkaakapitu" style:family="text">
      <style:text-properties fo:background-color="#80FFFF"/>
    </style:style>
    <style:style style:name="T2765" style:parent-style-name="Domyślnaczcionkaakapitu" style:family="text">
      <style:text-properties fo:background-color="#80FFFF"/>
    </style:style>
    <style:style style:name="P2766" style:parent-style-name="Normalny" style:family="paragraph">
      <style:paragraph-properties fo:text-align="justify" fo:line-height="150%" fo:text-indent="0.25in"/>
    </style:style>
    <style:style style:name="T2767" style:parent-style-name="Domyślnaczcionkaakapitu" style:family="text">
      <style:text-properties fo:background-color="#80FFFF"/>
    </style:style>
    <style:style style:name="T2768" style:parent-style-name="Domyślnaczcionkaakapitu" style:family="text">
      <style:text-properties fo:background-color="#80FFFF"/>
    </style:style>
    <style:style style:name="T2769" style:parent-style-name="Domyślnaczcionkaakapitu" style:family="text">
      <style:text-properties fo:background-color="#80FFFF"/>
    </style:style>
    <style:style style:name="T2770" style:parent-style-name="Domyślnaczcionkaakapitu" style:family="text">
      <style:text-properties fo:background-color="#80FFFF"/>
    </style:style>
    <style:style style:name="P2771" style:parent-style-name="Normalny" style:family="paragraph">
      <style:paragraph-properties fo:text-align="justify" fo:line-height="150%" fo:text-indent="0.25in"/>
    </style:style>
    <style:style style:name="P2772" style:parent-style-name="Normalny" style:family="paragraph">
      <style:paragraph-properties fo:text-align="justify" fo:line-height="150%" fo:text-indent="0.25in"/>
    </style:style>
    <style:style style:name="P2773" style:parent-style-name="Normalny" style:family="paragraph">
      <style:paragraph-properties fo:text-align="justify" fo:line-height="150%" fo:text-indent="0.25in"/>
    </style:style>
    <style:style style:name="T2774" style:parent-style-name="Domyślnaczcionkaakapitu" style:family="text">
      <style:text-properties fo:background-color="#80FFFF"/>
    </style:style>
    <style:style style:name="P2775" style:parent-style-name="Normalny" style:family="paragraph">
      <style:paragraph-properties fo:text-align="justify" fo:line-height="150%" fo:text-indent="0.25in"/>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T2780" style:parent-style-name="Domyślnaczcionkaakapitu" style:family="text">
      <style:text-properties fo:background-color="#80FFFF"/>
    </style:style>
    <style:style style:name="P2781" style:parent-style-name="Normalny" style:family="paragraph">
      <style:paragraph-properties fo:text-align="justify" fo:line-height="150%" fo:text-indent="0.25in"/>
    </style:style>
    <style:style style:name="T2782" style:parent-style-name="Domyślnaczcionkaakapitu" style:family="text">
      <style:text-properties fo:background-color="#80FFFF"/>
    </style:style>
    <style:style style:name="T2783" style:parent-style-name="Domyślnaczcionkaakapitu" style:family="text">
      <style:text-properties fo:background-color="#80FFFF"/>
    </style:style>
    <style:style style:name="T2784" style:parent-style-name="Domyślnaczcionkaakapitu" style:family="text">
      <style:text-properties fo:background-color="#80FFFF"/>
    </style:style>
    <style:style style:name="P2785" style:parent-style-name="Normalny" style:family="paragraph">
      <style:paragraph-properties fo:text-align="justify" fo:line-height="150%" fo:text-indent="0.25in"/>
    </style:style>
    <style:style style:name="T2786" style:parent-style-name="Domyślnaczcionkaakapitu" style:family="text">
      <style:text-properties fo:background-color="#80FFFF"/>
    </style:style>
    <style:style style:name="T2787" style:parent-style-name="Domyślnaczcionkaakapitu" style:family="text">
      <style:text-properties fo:background-color="#80FFFF"/>
    </style:style>
    <style:style style:name="T2788" style:parent-style-name="Domyślnaczcionkaakapitu" style:family="text">
      <style:text-properties fo:background-color="#80FFFF"/>
    </style:style>
    <style:style style:name="P2789" style:parent-style-name="Normalny" style:family="paragraph">
      <style:paragraph-properties fo:text-align="justify" fo:line-height="150%"/>
    </style:style>
    <style:style style:name="T2790" style:parent-style-name="Domyślnaczcionkaakapitu" style:family="text">
      <style:text-properties style:text-underline-type="single" style:text-underline-style="solid" style:text-underline-width="auto" style:text-underline-mode="continuous"/>
    </style:style>
    <style:style style:name="P2791" style:parent-style-name="Normalny" style:family="paragraph">
      <style:paragraph-properties fo:text-align="justify" fo:line-height="150%" fo:text-indent="0.25in"/>
    </style:style>
    <style:style style:name="P2792" style:parent-style-name="Normalny" style:family="paragraph">
      <style:paragraph-properties fo:text-align="justify" fo:line-height="150%"/>
    </style:style>
    <style:style style:name="T2793" style:parent-style-name="Domyślnaczcionkaakapitu" style:family="text">
      <style:text-properties style:text-underline-type="single" style:text-underline-style="solid" style:text-underline-width="auto" style:text-underline-mode="continuous"/>
    </style:style>
    <style:style style:name="P2794" style:parent-style-name="Normalny" style:family="paragraph">
      <style:paragraph-properties fo:text-align="justify" fo:line-height="150%" fo:text-indent="0.25in"/>
    </style:style>
    <style:style style:name="P2795" style:parent-style-name="Normalny" style:family="paragraph">
      <style:paragraph-properties fo:text-align="justify" fo:line-height="150%"/>
    </style:style>
    <style:style style:name="T2796" style:parent-style-name="Domyślnaczcionkaakapitu" style:family="text">
      <style:text-properties style:text-underline-type="single" style:text-underline-style="solid" style:text-underline-width="auto" style:text-underline-mode="continuous"/>
    </style:style>
    <style:style style:name="P2797" style:parent-style-name="Normalny" style:family="paragraph">
      <style:paragraph-properties fo:text-align="justify" fo:line-height="150%" fo:text-indent="0.25in"/>
    </style:style>
    <style:style style:name="P2798" style:parent-style-name="Normalny" style:family="paragraph">
      <style:paragraph-properties fo:text-align="justify" fo:line-height="150%"/>
    </style:style>
    <style:style style:name="T2799" style:parent-style-name="Domyślnaczcionkaakapitu" style:family="text">
      <style:text-properties style:text-underline-type="single" style:text-underline-style="solid" style:text-underline-width="auto" style:text-underline-mode="continuous"/>
    </style:style>
    <style:style style:name="T2800" style:parent-style-name="Domyślnaczcionkaakapitu" style:family="text">
      <style:text-properties fo:background-color="#80FFFF" style:text-underline-type="single" style:text-underline-style="solid" style:text-underline-width="auto" style:text-underline-mode="continuous"/>
    </style:style>
    <style:style style:name="T2801" style:parent-style-name="Domyślnaczcionkaakapitu" style:family="text">
      <style:text-properties fo:background-color="#80FFFF"/>
    </style:style>
    <style:style style:name="P2802" style:parent-style-name="Normalny" style:family="paragraph">
      <style:paragraph-properties fo:text-align="justify" fo:line-height="150%" fo:text-indent="0.25in"/>
    </style:style>
    <style:style style:name="P2803" style:parent-style-name="Normalny" style:family="paragraph">
      <style:paragraph-properties fo:text-align="justify" fo:line-height="150%" fo:text-indent="0.25in"/>
    </style:style>
    <style:style style:name="P2804" style:parent-style-name="Normalny" style:family="paragraph">
      <style:paragraph-properties fo:text-align="justify" fo:line-height="150%"/>
    </style:style>
    <style:style style:name="T2805" style:parent-style-name="Domyślnaczcionkaakapitu" style:family="text">
      <style:text-properties style:text-underline-type="single" style:text-underline-style="solid" style:text-underline-width="auto" style:text-underline-mode="continuous"/>
    </style:style>
    <style:style style:name="T2806" style:parent-style-name="Domyślnaczcionkaakapitu" style:family="text">
      <style:text-properties fo:background-color="#80FFFF" style:text-underline-type="single" style:text-underline-style="solid" style:text-underline-width="auto" style:text-underline-mode="continuous"/>
    </style:style>
    <style:style style:name="T2807" style:parent-style-name="Domyślnaczcionkaakapitu" style:family="text">
      <style:text-properties style:text-underline-type="single" style:text-underline-style="solid" style:text-underline-width="auto" style:text-underline-mode="continuous"/>
    </style:style>
    <style:style style:name="T2808" style:parent-style-name="Domyślnaczcionkaakapitu" style:family="text">
      <style:text-properties fo:background-color="#80FFFF" style:text-underline-type="single" style:text-underline-style="solid" style:text-underline-width="auto" style:text-underline-mode="continuous"/>
    </style:style>
    <style:style style:name="T2809" style:parent-style-name="Domyślnaczcionkaakapitu" style:family="text">
      <style:text-properties style:text-underline-type="single" style:text-underline-style="solid" style:text-underline-width="auto" style:text-underline-mode="continuous"/>
    </style:style>
    <style:style style:name="P2810" style:parent-style-name="Normalny" style:family="paragraph">
      <style:paragraph-properties fo:text-align="justify" fo:line-height="150%" fo:text-indent="0.25in"/>
    </style:style>
    <style:style style:name="P2811" style:parent-style-name="Normalny" style:family="paragraph">
      <style:paragraph-properties fo:text-align="justify" fo:line-height="150%" fo:text-indent="0.25in"/>
    </style:style>
    <style:style style:name="T2812" style:parent-style-name="Domyślnaczcionkaakapitu" style:family="text">
      <style:text-properties fo:background-color="#80FFFF"/>
    </style:style>
    <style:style style:name="T2813" style:parent-style-name="Domyślnaczcionkaakapitu" style:family="text">
      <style:text-properties fo:background-color="#80FFFF"/>
    </style:style>
    <style:style style:name="T2814" style:parent-style-name="Domyślnaczcionkaakapitu" style:family="text">
      <style:text-properties fo:background-color="#80FFFF"/>
    </style:style>
    <style:style style:name="T2815" style:parent-style-name="Domyślnaczcionkaakapitu" style:family="text">
      <style:text-properties fo:background-color="#80FFFF"/>
    </style:style>
    <style:style style:name="T2816" style:parent-style-name="Domyślnaczcionkaakapitu" style:family="text">
      <style:text-properties fo:background-color="#80FFFF"/>
    </style:style>
    <style:style style:name="P2817" style:parent-style-name="Normalny" style:family="paragraph">
      <style:paragraph-properties fo:text-align="justify" fo:line-height="150%" fo:text-indent="0.25in"/>
    </style:style>
    <style:style style:name="P2818" style:parent-style-name="Normalny" style:family="paragraph">
      <style:paragraph-properties fo:text-align="justify" fo:line-height="150%" fo:text-indent="0.25in"/>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T2821" style:parent-style-name="Domyślnaczcionkaakapitu" style:family="text">
      <style:text-properties fo:background-color="#80FFFF"/>
    </style:style>
    <style:style style:name="P2822" style:parent-style-name="Normalny" style:family="paragraph">
      <style:paragraph-properties fo:text-align="justify" fo:line-height="150%" fo:text-indent="0.25in"/>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P2825" style:parent-style-name="Normalny" style:family="paragraph">
      <style:paragraph-properties fo:text-align="justify" fo:line-height="150%" fo:text-indent="0.25in"/>
    </style:style>
    <style:style style:name="T2826" style:parent-style-name="Domyślnaczcionkaakapitu" style:family="text">
      <style:text-properties fo:background-color="#80FFFF"/>
    </style:style>
    <style:style style:name="T2827" style:parent-style-name="Domyślnaczcionkaakapitu" style:family="text">
      <style:text-properties fo:background-color="#80FFFF"/>
    </style:style>
    <style:style style:name="T2828" style:parent-style-name="Domyślnaczcionkaakapitu" style:family="text">
      <style:text-properties fo:background-color="#80FFFF"/>
    </style:style>
    <style:style style:name="T2829" style:parent-style-name="Domyślnaczcionkaakapitu" style:family="text">
      <style:text-properties fo:background-color="#80FFFF"/>
    </style:style>
    <style:style style:name="T2830" style:parent-style-name="Domyślnaczcionkaakapitu" style:family="text">
      <style:text-properties fo:background-color="#80FFFF"/>
    </style:style>
    <style:style style:name="P2831" style:parent-style-name="Normalny" style:family="paragraph">
      <style:paragraph-properties fo:text-align="justify" fo:line-height="150%" fo:text-indent="0.25in"/>
    </style:style>
    <style:style style:name="T2832" style:parent-style-name="Domyślnaczcionkaakapitu" style:family="text">
      <style:text-properties fo:background-color="#80FFFF"/>
    </style:style>
    <style:style style:name="P2833" style:parent-style-name="Normalny" style:family="paragraph">
      <style:paragraph-properties fo:text-align="justify" fo:line-height="150%" fo:text-indent="0.25in"/>
    </style:style>
    <style:style style:name="P2834" style:parent-style-name="Normalny" style:family="paragraph">
      <style:paragraph-properties fo:text-align="justify" fo:line-height="150%"/>
    </style:style>
    <style:style style:name="T2835" style:parent-style-name="Domyślnaczcionkaakapitu" style:family="text">
      <style:text-properties style:text-underline-type="single" style:text-underline-style="solid" style:text-underline-width="auto" style:text-underline-mode="continuous"/>
    </style:style>
    <style:style style:name="T2836" style:parent-style-name="Domyślnaczcionkaakapitu" style:family="text">
      <style:text-properties fo:background-color="#80FFFF" style:text-underline-type="single" style:text-underline-style="solid" style:text-underline-width="auto" style:text-underline-mode="continuous"/>
    </style:style>
    <style:style style:name="T2837" style:parent-style-name="Domyślnaczcionkaakapitu" style:family="text">
      <style:text-properties fo:background-color="#80FFFF"/>
    </style:style>
    <style:style style:name="P2838" style:parent-style-name="Normalny" style:family="paragraph">
      <style:paragraph-properties fo:text-align="justify" fo:line-height="150%" fo:text-indent="0.25in"/>
    </style:style>
    <style:style style:name="P2839" style:parent-style-name="Normalny" style:family="paragraph">
      <style:paragraph-properties fo:text-align="justify" fo:line-height="150%"/>
    </style:style>
    <style:style style:name="T2840" style:parent-style-name="Domyślnaczcionkaakapitu" style:family="text">
      <style:text-properties style:text-underline-type="single" style:text-underline-style="solid" style:text-underline-width="auto" style:text-underline-mode="continuous"/>
    </style:style>
    <style:style style:name="P2841" style:parent-style-name="Normalny" style:family="paragraph">
      <style:paragraph-properties fo:text-align="justify" fo:line-height="150%" fo:text-indent="0.25in"/>
    </style:style>
    <style:style style:name="P2842" style:parent-style-name="Normalny" style:family="paragraph">
      <style:paragraph-properties fo:text-align="justify" fo:line-height="150%" fo:text-indent="0.25in"/>
    </style:style>
    <style:style style:name="P2843" style:parent-style-name="Normalny" style:family="paragraph">
      <style:paragraph-properties fo:text-align="justify" fo:line-height="150%" fo:text-indent="0.25in"/>
    </style:style>
    <style:style style:name="T2844" style:parent-style-name="Domyślnaczcionkaakapitu" style:family="text">
      <style:text-properties fo:background-color="#80FFFF"/>
    </style:style>
    <style:style style:name="P2845" style:parent-style-name="Normalny" style:family="paragraph">
      <style:paragraph-properties fo:text-align="justify" fo:line-height="150%" fo:text-indent="0.25in"/>
    </style:style>
    <style:style style:name="T2846" style:parent-style-name="Domyślnaczcionkaakapitu" style:family="text">
      <style:text-properties fo:background-color="#80FFFF"/>
    </style:style>
    <style:style style:name="P2847" style:parent-style-name="Normalny" style:family="paragraph">
      <style:paragraph-properties fo:text-align="justify" fo:line-height="150%" fo:text-indent="0.25in"/>
    </style:style>
    <style:style style:name="T2848" style:parent-style-name="Domyślnaczcionkaakapitu" style:family="text">
      <style:text-properties fo:background-color="#80FFFF"/>
    </style:style>
    <style:style style:name="T2849" style:parent-style-name="Domyślnaczcionkaakapitu" style:family="text">
      <style:text-properties fo:background-color="#80FFFF"/>
    </style:style>
    <style:style style:name="P2850" style:parent-style-name="Normalny" style:family="paragraph">
      <style:paragraph-properties fo:text-align="justify" fo:line-height="150%" fo:text-indent="0.25in"/>
    </style:style>
    <style:style style:name="P2851" style:parent-style-name="Normalny" style:family="paragraph">
      <style:paragraph-properties fo:text-align="justify" fo:line-height="150%"/>
    </style:style>
    <style:style style:name="T2852" style:parent-style-name="Domyślnaczcionkaakapitu" style:family="text">
      <style:text-properties style:text-underline-type="single" style:text-underline-style="solid" style:text-underline-width="auto" style:text-underline-mode="continuous"/>
    </style:style>
    <style:style style:name="P2853" style:parent-style-name="Normalny" style:family="paragraph">
      <style:paragraph-properties fo:text-align="justify" fo:line-height="150%" fo:text-indent="0.25in"/>
    </style:style>
    <style:style style:name="P2854" style:parent-style-name="Normalny" style:family="paragraph">
      <style:paragraph-properties fo:text-align="justify" fo:line-height="150%"/>
    </style:style>
    <style:style style:name="T2855" style:parent-style-name="Domyślnaczcionkaakapitu" style:family="text">
      <style:text-properties style:text-underline-type="single" style:text-underline-style="solid" style:text-underline-width="auto" style:text-underline-mode="continuous"/>
    </style:style>
    <style:style style:name="P2856" style:parent-style-name="Normalny" style:family="paragraph">
      <style:paragraph-properties fo:text-align="justify" fo:line-height="150%" fo:text-indent="0.25in"/>
    </style:style>
    <style:style style:name="T2857" style:parent-style-name="Domyślnaczcionkaakapitu" style:family="text">
      <style:text-properties fo:background-color="#80FFFF"/>
    </style:style>
    <style:style style:name="P2858" style:parent-style-name="Normalny" style:family="paragraph">
      <style:paragraph-properties fo:text-align="justify" fo:line-height="150%"/>
    </style:style>
    <style:style style:name="T2859" style:parent-style-name="Domyślnaczcionkaakapitu" style:family="text">
      <style:text-properties style:text-underline-type="single" style:text-underline-style="solid" style:text-underline-width="auto" style:text-underline-mode="continuous"/>
    </style:style>
    <style:style style:name="P2860" style:parent-style-name="Normalny" style:family="paragraph">
      <style:paragraph-properties fo:text-align="justify" fo:line-height="150%" fo:text-indent="0.25in"/>
    </style:style>
    <style:style style:name="T2861" style:parent-style-name="Domyślnaczcionkaakapitu" style:family="text">
      <style:text-properties fo:background-color="#80FFFF"/>
    </style:style>
    <style:style style:name="P2862" style:parent-style-name="Normalny" style:family="paragraph">
      <style:paragraph-properties fo:text-align="justify" fo:line-height="150%"/>
    </style:style>
    <style:style style:name="T2863" style:parent-style-name="Domyślnaczcionkaakapitu" style:family="text">
      <style:text-properties style:text-underline-type="single" style:text-underline-style="solid" style:text-underline-width="auto" style:text-underline-mode="continuous"/>
    </style:style>
    <style:style style:name="T2864" style:parent-style-name="Domyślnaczcionkaakapitu" style:family="text">
      <style:text-properties fo:background-color="#80FFFF" style:text-underline-type="single" style:text-underline-style="solid" style:text-underline-width="auto" style:text-underline-mode="continuous"/>
    </style:style>
    <style:style style:name="P2865" style:parent-style-name="Normalny" style:family="paragraph">
      <style:paragraph-properties fo:text-align="justify" fo:line-height="150%" fo:text-indent="0.25in"/>
    </style:style>
    <style:style style:name="P2866" style:parent-style-name="Normalny" style:family="paragraph">
      <style:paragraph-properties fo:text-align="justify" fo:line-height="150%"/>
    </style:style>
    <style:style style:name="T2867" style:parent-style-name="Domyślnaczcionkaakapitu" style:family="text">
      <style:text-properties style:text-underline-type="single" style:text-underline-style="solid" style:text-underline-width="auto" style:text-underline-mode="continuous"/>
    </style:style>
    <style:style style:name="P2868" style:parent-style-name="Normalny" style:family="paragraph">
      <style:paragraph-properties fo:text-align="justify" fo:line-height="150%" fo:text-indent="0.25in"/>
    </style:style>
    <style:style style:name="T2869" style:parent-style-name="Domyślnaczcionkaakapitu" style:family="text">
      <style:text-properties fo:background-color="#80FFFF"/>
    </style:style>
    <style:style style:name="T2870" style:parent-style-name="Domyślnaczcionkaakapitu" style:family="text">
      <style:text-properties fo:background-color="#80FFFF"/>
    </style:style>
    <style:style style:name="T2871" style:parent-style-name="Domyślnaczcionkaakapitu" style:family="text">
      <style:text-properties fo:background-color="#80FFFF"/>
    </style:style>
    <style:style style:name="P2872" style:parent-style-name="Normalny" style:family="paragraph">
      <style:paragraph-properties fo:text-align="justify" fo:line-height="150%" fo:text-indent="0.25in"/>
    </style:style>
    <style:style style:name="T2873" style:parent-style-name="Domyślnaczcionkaakapitu" style:family="text">
      <style:text-properties fo:background-color="#80FFFF"/>
    </style:style>
    <style:style style:name="T2874" style:parent-style-name="Domyślnaczcionkaakapitu" style:family="text">
      <style:text-properties fo:background-color="#80FFFF"/>
    </style:style>
    <style:style style:name="P2875" style:parent-style-name="Normalny" style:family="paragraph">
      <style:paragraph-properties fo:text-align="justify" fo:line-height="150%" fo:text-indent="0.25in"/>
    </style:style>
    <style:style style:name="T2876" style:parent-style-name="Domyślnaczcionkaakapitu" style:family="text">
      <style:text-properties fo:background-color="#80FFFF"/>
    </style:style>
    <style:style style:name="P2877" style:parent-style-name="Normalny" style:family="paragraph">
      <style:paragraph-properties fo:text-align="justify" fo:line-height="150%" fo:text-indent="0.25in"/>
    </style:style>
    <style:style style:name="T2878" style:parent-style-name="Domyślnaczcionkaakapitu" style:family="text">
      <style:text-properties fo:background-color="#80FFFF"/>
    </style:style>
    <style:style style:name="T2879" style:parent-style-name="Domyślnaczcionkaakapitu" style:family="text">
      <style:text-properties fo:background-color="#80FFFF"/>
    </style:style>
    <style:style style:name="P2880" style:parent-style-name="Normalny" style:family="paragraph">
      <style:paragraph-properties fo:text-align="justify" fo:line-height="150%" fo:text-indent="0.25in"/>
    </style:style>
    <style:style style:name="T2881" style:parent-style-name="Domyślnaczcionkaakapitu" style:family="text">
      <style:text-properties fo:background-color="#80FFFF"/>
    </style:style>
    <style:style style:name="T2882" style:parent-style-name="Domyślnaczcionkaakapitu" style:family="text">
      <style:text-properties fo:background-color="#80FFFF"/>
    </style:style>
    <style:style style:name="T2883" style:parent-style-name="Domyślnaczcionkaakapitu" style:family="text">
      <style:text-properties fo:background-color="#80FFFF"/>
    </style:style>
    <style:style style:name="T2884" style:parent-style-name="Domyślnaczcionkaakapitu" style:family="text">
      <style:text-properties fo:background-color="#80FFFF"/>
    </style:style>
    <style:style style:name="T2885" style:parent-style-name="Domyślnaczcionkaakapitu" style:family="text">
      <style:text-properties fo:background-color="#80FFFF"/>
    </style:style>
    <style:style style:name="P2886" style:parent-style-name="Normalny" style:family="paragraph">
      <style:paragraph-properties fo:text-align="justify" fo:line-height="150%" fo:text-indent="0.25in"/>
    </style:style>
    <style:style style:name="T2887" style:parent-style-name="Domyślnaczcionkaakapitu" style:family="text">
      <style:text-properties fo:background-color="#80FFFF"/>
    </style:style>
    <style:style style:name="T2888" style:parent-style-name="Domyślnaczcionkaakapitu" style:family="text">
      <style:text-properties fo:background-color="#80FFFF"/>
    </style:style>
    <style:style style:name="P2889" style:parent-style-name="Normalny" style:family="paragraph">
      <style:paragraph-properties fo:text-align="justify" fo:line-height="150%" fo:text-indent="0.25in"/>
    </style:style>
    <style:style style:name="T2890" style:parent-style-name="Domyślnaczcionkaakapitu" style:family="text">
      <style:text-properties fo:background-color="#80FFFF"/>
    </style:style>
    <style:style style:name="P2891" style:parent-style-name="Normalny" style:family="paragraph">
      <style:paragraph-properties fo:text-align="justify" fo:line-height="150%"/>
    </style:style>
    <style:style style:name="T2892" style:parent-style-name="Domyślnaczcionkaakapitu" style:family="text">
      <style:text-properties style:text-underline-type="single" style:text-underline-style="solid" style:text-underline-width="auto" style:text-underline-mode="continuous"/>
    </style:style>
    <style:style style:name="P2893" style:parent-style-name="Normalny" style:family="paragraph">
      <style:paragraph-properties fo:text-align="justify" fo:line-height="150%" fo:text-indent="0.25in"/>
    </style:style>
    <style:style style:name="T2894" style:parent-style-name="Domyślnaczcionkaakapitu" style:family="text">
      <style:text-properties fo:background-color="#80FFFF"/>
    </style:style>
    <style:style style:name="P2895" style:parent-style-name="Normalny" style:family="paragraph">
      <style:paragraph-properties fo:text-align="justify" fo:line-height="150%"/>
    </style:style>
    <style:style style:name="T2896" style:parent-style-name="Domyślnaczcionkaakapitu" style:family="text">
      <style:text-properties style:text-underline-type="single" style:text-underline-style="solid" style:text-underline-width="auto" style:text-underline-mode="continuous"/>
    </style:style>
    <style:style style:name="P2897" style:parent-style-name="Normalny" style:family="paragraph">
      <style:paragraph-properties fo:text-align="justify" fo:line-height="150%" fo:text-indent="0.25in"/>
    </style:style>
    <style:style style:name="P2898" style:parent-style-name="Normalny" style:family="paragraph">
      <style:paragraph-properties fo:text-align="justify" fo:line-height="150%"/>
    </style:style>
    <style:style style:name="T2899" style:parent-style-name="Domyślnaczcionkaakapitu" style:family="text">
      <style:text-properties style:text-underline-type="single" style:text-underline-style="solid" style:text-underline-width="auto" style:text-underline-mode="continuous"/>
    </style:style>
    <style:style style:name="P2900" style:parent-style-name="Normalny" style:family="paragraph">
      <style:paragraph-properties fo:text-align="justify" fo:line-height="150%" fo:text-indent="0.25in"/>
    </style:style>
    <style:style style:name="P2901" style:parent-style-name="Normalny" style:family="paragraph">
      <style:paragraph-properties fo:text-align="justify" fo:line-height="150%"/>
    </style:style>
    <style:style style:name="T2902" style:parent-style-name="Domyślnaczcionkaakapitu" style:family="text">
      <style:text-properties style:text-underline-type="single" style:text-underline-style="solid" style:text-underline-width="auto" style:text-underline-mode="continuous"/>
    </style:style>
    <style:style style:name="P2903" style:parent-style-name="Normalny" style:family="paragraph">
      <style:paragraph-properties fo:text-align="justify" fo:line-height="150%" fo:text-indent="0.25in"/>
    </style:style>
    <style:style style:name="T2904" style:parent-style-name="Domyślnaczcionkaakapitu" style:family="text">
      <style:text-properties fo:background-color="#80FFFF"/>
    </style:style>
    <style:style style:name="T2905" style:parent-style-name="Domyślnaczcionkaakapitu" style:family="text">
      <style:text-properties fo:background-color="#80FFFF"/>
    </style:style>
    <style:style style:name="T2906" style:parent-style-name="Domyślnaczcionkaakapitu" style:family="text">
      <style:text-properties fo:background-color="#80FFFF"/>
    </style:style>
    <style:style style:name="P2907" style:parent-style-name="Normalny" style:family="paragraph">
      <style:paragraph-properties fo:text-align="justify" fo:line-height="150%" fo:text-indent="0.25in"/>
    </style:style>
    <style:style style:name="T2908" style:parent-style-name="Domyślnaczcionkaakapitu" style:family="text">
      <style:text-properties fo:background-color="#80FFFF"/>
    </style:style>
    <style:style style:name="T2909" style:parent-style-name="Domyślnaczcionkaakapitu" style:family="text">
      <style:text-properties fo:background-color="#80FFFF"/>
    </style:style>
    <style:style style:name="T2910" style:parent-style-name="Domyślnaczcionkaakapitu" style:family="text">
      <style:text-properties fo:background-color="#80FFFF"/>
    </style:style>
    <style:style style:name="T2911" style:parent-style-name="Domyślnaczcionkaakapitu" style:family="text">
      <style:text-properties fo:background-color="#80FFFF"/>
    </style:style>
    <style:style style:name="T2912" style:parent-style-name="Domyślnaczcionkaakapitu" style:family="text">
      <style:text-properties fo:background-color="#80FFFF"/>
    </style:style>
    <style:style style:name="T2913" style:parent-style-name="Domyślnaczcionkaakapitu" style:family="text">
      <style:text-properties fo:background-color="#80FFFF"/>
    </style:style>
    <style:style style:name="T2914" style:parent-style-name="Domyślnaczcionkaakapitu" style:family="text">
      <style:text-properties fo:background-color="#80FFFF"/>
    </style:style>
    <style:style style:name="T2915" style:parent-style-name="Domyślnaczcionkaakapitu" style:family="text">
      <style:text-properties fo:background-color="#80FFFF"/>
    </style:style>
    <style:style style:name="T2916" style:parent-style-name="Domyślnaczcionkaakapitu" style:family="text">
      <style:text-properties fo:background-color="#80FFFF"/>
    </style:style>
    <style:style style:name="T2917" style:parent-style-name="Domyślnaczcionkaakapitu" style:family="text">
      <style:text-properties fo:background-color="#80FFFF"/>
    </style:style>
    <style:style style:name="T2918" style:parent-style-name="Domyślnaczcionkaakapitu" style:family="text">
      <style:text-properties fo:background-color="#80FFFF"/>
    </style:style>
    <style:style style:name="T2919" style:parent-style-name="Domyślnaczcionkaakapitu" style:family="text">
      <style:text-properties fo:background-color="#80FFFF"/>
    </style:style>
    <style:style style:name="T2920" style:parent-style-name="Domyślnaczcionkaakapitu" style:family="text">
      <style:text-properties fo:background-color="#80FFFF"/>
    </style:style>
    <style:style style:name="T2921" style:parent-style-name="Domyślnaczcionkaakapitu" style:family="text">
      <style:text-properties fo:background-color="#80FFFF"/>
    </style:style>
    <style:style style:name="P2922" style:parent-style-name="Normalny" style:family="paragraph">
      <style:paragraph-properties fo:text-align="justify" fo:line-height="150%" fo:text-indent="0.25in"/>
    </style:style>
    <style:style style:name="T2923" style:parent-style-name="Domyślnaczcionkaakapitu" style:family="text">
      <style:text-properties fo:background-color="#80FFFF"/>
    </style:style>
    <style:style style:name="P2924" style:parent-style-name="Normalny" style:family="paragraph">
      <style:paragraph-properties fo:text-align="justify" fo:line-height="150%" fo:text-indent="0.25in"/>
    </style:style>
    <style:style style:name="T2925" style:parent-style-name="Domyślnaczcionkaakapitu" style:family="text">
      <style:text-properties fo:background-color="#80FFFF"/>
    </style:style>
    <style:style style:name="P2926" style:parent-style-name="Normalny" style:family="paragraph">
      <style:paragraph-properties fo:text-align="justify" fo:line-height="150%">
        <style:tab-stops>
          <style:tab-stop style:type="left" style:position="3.7611in"/>
        </style:tab-stops>
      </style:paragraph-properties>
    </style:style>
    <style:style style:name="T2927" style:parent-style-name="Domyślnaczcionkaakapitu" style:family="text">
      <style:text-properties style:text-underline-type="single" style:text-underline-style="solid" style:text-underline-width="auto" style:text-underline-mode="continuous"/>
    </style:style>
    <style:style style:name="P2928" style:parent-style-name="Normalny" style:family="paragraph">
      <style:paragraph-properties fo:text-align="justify" fo:line-height="150%" fo:text-indent="0.25in"/>
    </style:style>
    <style:style style:name="P2929" style:parent-style-name="Normalny" style:family="paragraph">
      <style:paragraph-properties fo:text-align="justify" fo:line-height="150%"/>
    </style:style>
    <style:style style:name="T2930" style:parent-style-name="Domyślnaczcionkaakapitu" style:family="text">
      <style:text-properties style:text-underline-type="single" style:text-underline-style="solid" style:text-underline-width="auto" style:text-underline-mode="continuous"/>
    </style:style>
    <style:style style:name="P2931" style:parent-style-name="Normalny" style:family="paragraph">
      <style:paragraph-properties fo:text-align="justify" fo:line-height="150%" fo:text-indent="0.25in"/>
    </style:style>
    <style:style style:name="T2932" style:parent-style-name="Domyślnaczcionkaakapitu" style:family="text">
      <style:text-properties fo:background-color="#80FFFF"/>
    </style:style>
    <style:style style:name="T2933" style:parent-style-name="Domyślnaczcionkaakapitu" style:family="text">
      <style:text-properties fo:background-color="#80FFFF"/>
    </style:style>
    <style:style style:name="T2934" style:parent-style-name="Domyślnaczcionkaakapitu" style:family="text">
      <style:text-properties fo:background-color="#80FFFF"/>
    </style:style>
    <style:style style:name="T2935" style:parent-style-name="Domyślnaczcionkaakapitu" style:family="text">
      <style:text-properties fo:background-color="#80FFFF"/>
    </style:style>
    <style:style style:name="T2936" style:parent-style-name="Domyślnaczcionkaakapitu" style:family="text">
      <style:text-properties fo:background-color="#80FFFF"/>
    </style:style>
    <style:style style:name="T2937" style:parent-style-name="Domyślnaczcionkaakapitu" style:family="text">
      <style:text-properties fo:background-color="#80FFFF"/>
    </style:style>
    <style:style style:name="T2938" style:parent-style-name="Domyślnaczcionkaakapitu" style:family="text">
      <style:text-properties fo:background-color="#80FFFF"/>
    </style:style>
    <style:style style:name="T2939" style:parent-style-name="Domyślnaczcionkaakapitu" style:family="text">
      <style:text-properties fo:background-color="#80FFFF"/>
    </style:style>
    <style:style style:name="T2940" style:parent-style-name="Domyślnaczcionkaakapitu" style:family="text">
      <style:text-properties fo:background-color="#80FFFF"/>
    </style:style>
    <style:style style:name="T2941" style:parent-style-name="Domyślnaczcionkaakapitu" style:family="text">
      <style:text-properties fo:background-color="#80FFFF"/>
    </style:style>
    <style:style style:name="P2942" style:parent-style-name="Normalny" style:family="paragraph">
      <style:paragraph-properties fo:text-align="justify" fo:line-height="150%" fo:text-indent="0.25in"/>
    </style:style>
    <style:style style:name="T2943" style:parent-style-name="Domyślnaczcionkaakapitu" style:family="text">
      <style:text-properties fo:background-color="#80FFFF"/>
    </style:style>
    <style:style style:name="T2944" style:parent-style-name="Domyślnaczcionkaakapitu" style:family="text">
      <style:text-properties fo:background-color="#80FFFF"/>
    </style:style>
    <style:style style:name="T2945" style:parent-style-name="Domyślnaczcionkaakapitu" style:family="text">
      <style:text-properties fo:background-color="#80FFFF"/>
    </style:style>
    <style:style style:name="T2946" style:parent-style-name="Domyślnaczcionkaakapitu" style:family="text">
      <style:text-properties fo:background-color="#80FFFF"/>
    </style:style>
    <style:style style:name="T2947" style:parent-style-name="Domyślnaczcionkaakapitu" style:family="text">
      <style:text-properties fo:background-color="#80FFFF"/>
    </style:style>
    <style:style style:name="T2948" style:parent-style-name="Domyślnaczcionkaakapitu" style:family="text">
      <style:text-properties fo:background-color="#80FFFF"/>
    </style:style>
    <style:style style:name="T2949" style:parent-style-name="Domyślnaczcionkaakapitu" style:family="text">
      <style:text-properties fo:background-color="#80FFFF"/>
    </style:style>
    <style:style style:name="P2950" style:parent-style-name="Normalny" style:family="paragraph">
      <style:paragraph-properties fo:text-align="justify" fo:line-height="150%" fo:text-indent="0.25in"/>
    </style:style>
    <style:style style:name="T2951" style:parent-style-name="Domyślnaczcionkaakapitu" style:family="text">
      <style:text-properties fo:background-color="#80FFFF"/>
    </style:style>
    <style:style style:name="T2952" style:parent-style-name="Domyślnaczcionkaakapitu" style:family="text">
      <style:text-properties fo:background-color="#80FFFF"/>
    </style:style>
    <style:style style:name="T2953" style:parent-style-name="Domyślnaczcionkaakapitu" style:family="text">
      <style:text-properties fo:background-color="#80FFFF"/>
    </style:style>
    <style:style style:name="T2954" style:parent-style-name="Domyślnaczcionkaakapitu" style:family="text">
      <style:text-properties fo:background-color="#80FFFF"/>
    </style:style>
    <style:style style:name="T2955" style:parent-style-name="Domyślnaczcionkaakapitu" style:family="text">
      <style:text-properties fo:background-color="#80FFFF"/>
    </style:style>
    <style:style style:name="T2956" style:parent-style-name="Domyślnaczcionkaakapitu" style:family="text">
      <style:text-properties fo:background-color="#80FFFF"/>
    </style:style>
    <style:style style:name="T2957" style:parent-style-name="Domyślnaczcionkaakapitu" style:family="text">
      <style:text-properties fo:background-color="#80FFFF"/>
    </style:style>
    <style:style style:name="T2958" style:parent-style-name="Domyślnaczcionkaakapitu" style:family="text">
      <style:text-properties fo:background-color="#80FFFF"/>
    </style:style>
    <style:style style:name="T2959" style:parent-style-name="Domyślnaczcionkaakapitu" style:family="text">
      <style:text-properties fo:background-color="#80FFFF"/>
    </style:style>
    <style:style style:name="T2960" style:parent-style-name="Domyślnaczcionkaakapitu" style:family="text">
      <style:text-properties fo:background-color="#80FFFF"/>
    </style:style>
    <style:style style:name="T2961" style:parent-style-name="Domyślnaczcionkaakapitu" style:family="text">
      <style:text-properties fo:background-color="#80FFFF"/>
    </style:style>
    <style:style style:name="T2962" style:parent-style-name="Domyślnaczcionkaakapitu" style:family="text">
      <style:text-properties fo:background-color="#80FFFF"/>
    </style:style>
    <style:style style:name="T2963" style:parent-style-name="Domyślnaczcionkaakapitu" style:family="text">
      <style:text-properties fo:background-color="#80FFFF"/>
    </style:style>
    <style:style style:name="T2964" style:parent-style-name="Domyślnaczcionkaakapitu" style:family="text">
      <style:text-properties fo:background-color="#80FFFF"/>
    </style:style>
    <style:style style:name="P2965" style:parent-style-name="Normalny" style:family="paragraph">
      <style:paragraph-properties fo:text-align="justify" fo:line-height="150%" fo:text-indent="0.25in"/>
    </style:style>
    <style:style style:name="T2966" style:parent-style-name="Domyślnaczcionkaakapitu" style:family="text">
      <style:text-properties fo:background-color="#80FFFF"/>
    </style:style>
    <style:style style:name="T2967" style:parent-style-name="Domyślnaczcionkaakapitu" style:family="text">
      <style:text-properties fo:background-color="#80FFFF"/>
    </style:style>
    <style:style style:name="T2968" style:parent-style-name="Domyślnaczcionkaakapitu" style:family="text">
      <style:text-properties fo:background-color="#80FFFF"/>
    </style:style>
    <style:style style:name="T2969" style:parent-style-name="Domyślnaczcionkaakapitu" style:family="text">
      <style:text-properties fo:background-color="#80FFFF"/>
    </style:style>
    <style:style style:name="T2970" style:parent-style-name="Domyślnaczcionkaakapitu" style:family="text">
      <style:text-properties fo:background-color="#80FFFF"/>
    </style:style>
    <style:style style:name="T2971" style:parent-style-name="Domyślnaczcionkaakapitu" style:family="text">
      <style:text-properties fo:background-color="#80FFFF"/>
    </style:style>
    <style:style style:name="P2972" style:parent-style-name="Normalny" style:family="paragraph">
      <style:paragraph-properties fo:text-align="justify" fo:line-height="150%" fo:text-indent="0.25in"/>
    </style:style>
    <style:style style:name="T2973" style:parent-style-name="Domyślnaczcionkaakapitu" style:family="text">
      <style:text-properties fo:background-color="#80FFFF"/>
    </style:style>
    <style:style style:name="T2974" style:parent-style-name="Domyślnaczcionkaakapitu" style:family="text">
      <style:text-properties fo:background-color="#80FFFF"/>
    </style:style>
    <style:style style:name="T2975" style:parent-style-name="Domyślnaczcionkaakapitu" style:family="text">
      <style:text-properties fo:background-color="#80FFFF"/>
    </style:style>
    <style:style style:name="T2976" style:parent-style-name="Domyślnaczcionkaakapitu" style:family="text">
      <style:text-properties fo:background-color="#80FFFF"/>
    </style:style>
    <style:style style:name="T2977" style:parent-style-name="Domyślnaczcionkaakapitu" style:family="text">
      <style:text-properties fo:background-color="#80FFFF"/>
    </style:style>
    <style:style style:name="T2978" style:parent-style-name="Domyślnaczcionkaakapitu" style:family="text">
      <style:text-properties fo:background-color="#80FFFF"/>
    </style:style>
    <style:style style:name="T2979" style:parent-style-name="Domyślnaczcionkaakapitu" style:family="text">
      <style:text-properties fo:background-color="#80FFFF"/>
    </style:style>
    <style:style style:name="P2980" style:parent-style-name="Normalny" style:family="paragraph">
      <style:paragraph-properties fo:text-align="justify" fo:line-height="150%" fo:text-indent="0.25in"/>
    </style:style>
    <style:style style:name="P2981" style:parent-style-name="Normalny" style:family="paragraph">
      <style:paragraph-properties fo:text-align="justify" fo:line-height="150%"/>
    </style:style>
    <style:style style:name="T2982" style:parent-style-name="Domyślnaczcionkaakapitu" style:family="text">
      <style:text-properties fo:background-color="#80FFFF" style:text-underline-type="single" style:text-underline-style="solid" style:text-underline-width="auto" style:text-underline-mode="continuous"/>
    </style:style>
    <style:style style:name="T2983" style:parent-style-name="Domyślnaczcionkaakapitu" style:family="text">
      <style:text-properties style:text-underline-type="single" style:text-underline-style="solid" style:text-underline-width="auto" style:text-underline-mode="continuous"/>
    </style:style>
    <style:style style:name="T2984" style:parent-style-name="Domyślnaczcionkaakapitu" style:family="text">
      <style:text-properties fo:background-color="#80FFFF" style:text-underline-type="single" style:text-underline-style="solid" style:text-underline-width="auto" style:text-underline-mode="continuous"/>
    </style:style>
    <style:style style:name="T2985" style:parent-style-name="Domyślnaczcionkaakapitu" style:family="text">
      <style:text-properties style:text-underline-type="single" style:text-underline-style="solid" style:text-underline-width="auto" style:text-underline-mode="continuous"/>
    </style:style>
    <style:style style:name="T2986" style:parent-style-name="Domyślnaczcionkaakapitu" style:family="text">
      <style:text-properties fo:background-color="#80FFFF" style:text-underline-type="single" style:text-underline-style="solid" style:text-underline-width="auto" style:text-underline-mode="continuous"/>
    </style:style>
    <style:style style:name="T2987" style:parent-style-name="Domyślnaczcionkaakapitu" style:family="text">
      <style:text-properties style:text-underline-type="single" style:text-underline-style="solid" style:text-underline-width="auto" style:text-underline-mode="continuous"/>
    </style:style>
    <style:style style:name="T2988" style:parent-style-name="Domyślnaczcionkaakapitu" style:family="text">
      <style:text-properties fo:background-color="#80FFFF" style:text-underline-type="single" style:text-underline-style="solid" style:text-underline-width="auto" style:text-underline-mode="continuous"/>
    </style:style>
    <style:style style:name="P2989" style:parent-style-name="Normalny" style:family="paragraph">
      <style:paragraph-properties fo:text-align="justify" fo:line-height="150%" fo:text-indent="0.25in"/>
    </style:style>
    <style:style style:name="T2990" style:parent-style-name="Domyślnaczcionkaakapitu" style:family="text">
      <style:text-properties fo:background-color="#80FFFF"/>
    </style:style>
    <style:style style:name="P2991" style:parent-style-name="Normalny" style:family="paragraph">
      <style:paragraph-properties fo:text-align="justify" fo:line-height="150%"/>
    </style:style>
    <style:style style:name="T2992" style:parent-style-name="Domyślnaczcionkaakapitu" style:family="text">
      <style:text-properties style:text-underline-type="single" style:text-underline-style="solid" style:text-underline-width="auto" style:text-underline-mode="continuous"/>
    </style:style>
    <style:style style:name="P2993" style:parent-style-name="Normalny" style:family="paragraph">
      <style:paragraph-properties fo:text-align="justify" fo:line-height="150%" fo:text-indent="0.25in"/>
    </style:style>
    <style:style style:name="T2994" style:parent-style-name="Domyślnaczcionkaakapitu" style:family="text">
      <style:text-properties fo:background-color="#80FFFF"/>
    </style:style>
    <style:style style:name="T2995" style:parent-style-name="Domyślnaczcionkaakapitu" style:family="text">
      <style:text-properties fo:background-color="#80FFFF"/>
    </style:style>
    <style:style style:name="T2996" style:parent-style-name="Domyślnaczcionkaakapitu" style:family="text">
      <style:text-properties fo:background-color="#80FFFF"/>
    </style:style>
    <style:style style:name="T2997" style:parent-style-name="Domyślnaczcionkaakapitu" style:family="text">
      <style:text-properties fo:background-color="#80FFFF"/>
    </style:style>
    <style:style style:name="T2998" style:parent-style-name="Domyślnaczcionkaakapitu" style:family="text">
      <style:text-properties fo:background-color="#80FFFF"/>
    </style:style>
    <style:style style:name="P2999" style:parent-style-name="Normalny" style:family="paragraph">
      <style:paragraph-properties fo:text-align="justify" fo:line-height="150%" fo:text-indent="0.25in"/>
    </style:style>
    <style:style style:name="T3000" style:parent-style-name="Domyślnaczcionkaakapitu" style:family="text">
      <style:text-properties fo:background-color="#80FFFF"/>
    </style:style>
    <style:style style:name="T3001" style:parent-style-name="Domyślnaczcionkaakapitu" style:family="text">
      <style:text-properties fo:background-color="#80FFFF"/>
    </style:style>
    <style:style style:name="T3002" style:parent-style-name="Domyślnaczcionkaakapitu" style:family="text">
      <style:text-properties fo:background-color="#80FFFF"/>
    </style:style>
    <style:style style:name="P3003" style:parent-style-name="Normalny" style:family="paragraph">
      <style:paragraph-properties fo:text-align="justify" fo:line-height="150%" fo:text-indent="0.25in"/>
    </style:style>
    <style:style style:name="T3004" style:parent-style-name="Domyślnaczcionkaakapitu" style:family="text">
      <style:text-properties fo:background-color="#80FFFF"/>
    </style:style>
    <style:style style:name="T3005" style:parent-style-name="Domyślnaczcionkaakapitu" style:family="text">
      <style:text-properties fo:background-color="#80FFFF"/>
    </style:style>
    <style:style style:name="P3006" style:parent-style-name="Normalny" style:family="paragraph">
      <style:paragraph-properties fo:text-align="justify" fo:line-height="150%" fo:text-indent="0.25in"/>
    </style:style>
    <style:style style:name="T3007" style:parent-style-name="Domyślnaczcionkaakapitu" style:family="text">
      <style:text-properties fo:background-color="#80FFFF"/>
    </style:style>
    <style:style style:name="T3008" style:parent-style-name="Domyślnaczcionkaakapitu" style:family="text">
      <style:text-properties fo:background-color="#80FFFF"/>
    </style:style>
    <style:style style:name="T3009" style:parent-style-name="Domyślnaczcionkaakapitu" style:family="text">
      <style:text-properties fo:background-color="#80FFFF"/>
    </style:style>
    <style:style style:name="T3010" style:parent-style-name="Domyślnaczcionkaakapitu" style:family="text">
      <style:text-properties fo:background-color="#80FFFF"/>
    </style:style>
    <style:style style:name="T3011" style:parent-style-name="Domyślnaczcionkaakapitu" style:family="text">
      <style:text-properties fo:background-color="#80FFFF"/>
    </style:style>
    <style:style style:name="T3012" style:parent-style-name="Domyślnaczcionkaakapitu" style:family="text">
      <style:text-properties fo:background-color="#80FFFF"/>
    </style:style>
    <style:style style:name="T3013" style:parent-style-name="Domyślnaczcionkaakapitu" style:family="text">
      <style:text-properties fo:background-color="#80FFFF"/>
    </style:style>
    <style:style style:name="T3014" style:parent-style-name="Domyślnaczcionkaakapitu" style:family="text">
      <style:text-properties fo:background-color="#80FFFF"/>
    </style:style>
    <style:style style:name="P3015" style:parent-style-name="Normalny" style:family="paragraph">
      <style:paragraph-properties fo:text-align="justify" fo:line-height="150%" fo:text-indent="0.25in"/>
    </style:style>
    <style:style style:name="T3016" style:parent-style-name="Domyślnaczcionkaakapitu" style:family="text">
      <style:text-properties fo:background-color="#80FFFF"/>
    </style:style>
    <style:style style:name="T3017" style:parent-style-name="Domyślnaczcionkaakapitu" style:family="text">
      <style:text-properties fo:background-color="#80FFFF"/>
    </style:style>
    <style:style style:name="T3018" style:parent-style-name="Domyślnaczcionkaakapitu" style:family="text">
      <style:text-properties fo:background-color="#80FFFF"/>
    </style:style>
    <style:style style:name="T3019" style:parent-style-name="Domyślnaczcionkaakapitu" style:family="text">
      <style:text-properties fo:background-color="#80FFFF"/>
    </style:style>
    <style:style style:name="T3020" style:parent-style-name="Domyślnaczcionkaakapitu" style:family="text">
      <style:text-properties fo:background-color="#80FFFF"/>
    </style:style>
    <style:style style:name="T3021" style:parent-style-name="Domyślnaczcionkaakapitu" style:family="text">
      <style:text-properties fo:background-color="#80FFFF"/>
    </style:style>
    <style:style style:name="T3022" style:parent-style-name="Domyślnaczcionkaakapitu" style:family="text">
      <style:text-properties fo:background-color="#80FFFF"/>
    </style:style>
    <style:style style:name="T3023" style:parent-style-name="Domyślnaczcionkaakapitu" style:family="text">
      <style:text-properties fo:background-color="#80FFFF"/>
    </style:style>
    <style:style style:name="P3024" style:parent-style-name="Normalny" style:family="paragraph">
      <style:paragraph-properties fo:text-align="justify" fo:line-height="150%" fo:text-indent="0.25in"/>
    </style:style>
    <style:style style:name="T3025" style:parent-style-name="Domyślnaczcionkaakapitu" style:family="text">
      <style:text-properties fo:background-color="#80FFFF"/>
    </style:style>
    <style:style style:name="T3026" style:parent-style-name="Domyślnaczcionkaakapitu" style:family="text">
      <style:text-properties fo:background-color="#80FFFF"/>
    </style:style>
    <style:style style:name="T3027" style:parent-style-name="Domyślnaczcionkaakapitu" style:family="text">
      <style:text-properties fo:background-color="#80FFFF"/>
    </style:style>
    <style:style style:name="T3028" style:parent-style-name="Domyślnaczcionkaakapitu" style:family="text">
      <style:text-properties fo:background-color="#80FFFF"/>
    </style:style>
    <style:style style:name="P3029" style:parent-style-name="Normalny" style:family="paragraph">
      <style:paragraph-properties fo:text-align="justify" fo:line-height="150%"/>
    </style:style>
    <style:style style:name="T3030" style:parent-style-name="Domyślnaczcionkaakapitu" style:family="text">
      <style:text-properties style:text-underline-type="single" style:text-underline-style="solid" style:text-underline-width="auto" style:text-underline-mode="continuous"/>
    </style:style>
    <style:style style:name="P3031" style:parent-style-name="Normalny" style:family="paragraph">
      <style:paragraph-properties fo:text-align="justify" fo:line-height="150%" fo:text-indent="0.25in"/>
    </style:style>
    <style:style style:name="P3032" style:parent-style-name="Normalny" style:family="paragraph">
      <style:paragraph-properties fo:text-align="justify" fo:line-height="150%" fo:text-indent="0.25in"/>
    </style:style>
    <style:style style:name="P3033" style:parent-style-name="Normalny" style:family="paragraph">
      <style:paragraph-properties fo:text-align="justify" fo:line-height="150%"/>
    </style:style>
    <style:style style:name="T3034" style:parent-style-name="Domyślnaczcionkaakapitu" style:family="text">
      <style:text-properties style:text-underline-type="single" style:text-underline-style="solid" style:text-underline-width="auto" style:text-underline-mode="continuous"/>
    </style:style>
    <style:style style:name="P3035" style:parent-style-name="Normalny" style:family="paragraph">
      <style:paragraph-properties fo:text-align="justify" fo:line-height="150%" fo:text-indent="0.25in"/>
    </style:style>
    <style:style style:name="T3036" style:parent-style-name="Domyślnaczcionkaakapitu" style:family="text">
      <style:text-properties fo:background-color="#80FFFF"/>
    </style:style>
    <style:style style:name="T3037" style:parent-style-name="Domyślnaczcionkaakapitu" style:family="text">
      <style:text-properties fo:background-color="#80FFFF"/>
    </style:style>
    <style:style style:name="T3038" style:parent-style-name="Domyślnaczcionkaakapitu" style:family="text">
      <style:text-properties fo:background-color="#80FFFF"/>
    </style:style>
    <style:style style:name="T3039" style:parent-style-name="Domyślnaczcionkaakapitu" style:family="text">
      <style:text-properties fo:background-color="#80FFFF"/>
    </style:style>
    <style:style style:name="T3040" style:parent-style-name="Domyślnaczcionkaakapitu" style:family="text">
      <style:text-properties fo:background-color="#80FFFF"/>
    </style:style>
    <style:style style:name="T3041" style:parent-style-name="Domyślnaczcionkaakapitu" style:family="text">
      <style:text-properties fo:background-color="#80FFFF"/>
    </style:style>
    <style:style style:name="T3042" style:parent-style-name="Domyślnaczcionkaakapitu" style:family="text">
      <style:text-properties fo:background-color="#80FFFF"/>
    </style:style>
    <style:style style:name="T3043" style:parent-style-name="Domyślnaczcionkaakapitu" style:family="text">
      <style:text-properties fo:background-color="#80FFFF"/>
    </style:style>
    <style:style style:name="T3044" style:parent-style-name="Domyślnaczcionkaakapitu" style:family="text">
      <style:text-properties fo:background-color="#80FFFF"/>
    </style:style>
    <style:style style:name="T3045" style:parent-style-name="Domyślnaczcionkaakapitu" style:family="text">
      <style:text-properties fo:background-color="#80FFFF"/>
    </style:style>
    <style:style style:name="T3046" style:parent-style-name="Domyślnaczcionkaakapitu" style:family="text">
      <style:text-properties fo:background-color="#80FFFF"/>
    </style:style>
    <style:style style:name="P3047" style:parent-style-name="Normalny" style:family="paragraph">
      <style:paragraph-properties fo:text-align="justify" fo:line-height="150%" fo:text-indent="0.25in"/>
    </style:style>
    <style:style style:name="T3048" style:parent-style-name="Domyślnaczcionkaakapitu" style:family="text">
      <style:text-properties fo:background-color="#80FFFF"/>
    </style:style>
    <style:style style:name="T3049" style:parent-style-name="Domyślnaczcionkaakapitu" style:family="text">
      <style:text-properties fo:background-color="#80FFFF"/>
    </style:style>
    <style:style style:name="T3050" style:parent-style-name="Domyślnaczcionkaakapitu" style:family="text">
      <style:text-properties fo:background-color="#80FFFF"/>
    </style:style>
    <style:style style:name="P3051" style:parent-style-name="Normalny" style:family="paragraph">
      <style:paragraph-properties fo:text-align="justify" fo:line-height="150%" fo:text-indent="0.25in"/>
    </style:style>
    <style:style style:name="T3052" style:parent-style-name="Domyślnaczcionkaakapitu" style:family="text">
      <style:text-properties fo:background-color="#80FFFF"/>
    </style:style>
    <style:style style:name="T3053" style:parent-style-name="Domyślnaczcionkaakapitu" style:family="text">
      <style:text-properties fo:background-color="#80FFFF"/>
    </style:style>
    <style:style style:name="T3054" style:parent-style-name="Domyślnaczcionkaakapitu" style:family="text">
      <style:text-properties fo:background-color="#80FFFF"/>
    </style:style>
    <style:style style:name="T3055" style:parent-style-name="Domyślnaczcionkaakapitu" style:family="text">
      <style:text-properties fo:background-color="#80FFFF"/>
    </style:style>
    <style:style style:name="T3056" style:parent-style-name="Domyślnaczcionkaakapitu" style:family="text">
      <style:text-properties fo:background-color="#80FFFF"/>
    </style:style>
    <style:style style:name="P3057" style:parent-style-name="Normalny" style:family="paragraph">
      <style:paragraph-properties fo:text-align="justify" fo:line-height="150%" fo:text-indent="0.25in"/>
    </style:style>
    <style:style style:name="P3058" style:parent-style-name="Normalny" style:family="paragraph">
      <style:paragraph-properties fo:text-align="justify" fo:line-height="150%"/>
    </style:style>
    <style:style style:name="T3059" style:parent-style-name="Domyślnaczcionkaakapitu" style:family="text">
      <style:text-properties style:text-underline-type="single" style:text-underline-style="solid" style:text-underline-width="auto" style:text-underline-mode="continuous"/>
    </style:style>
    <style:style style:name="T3060" style:parent-style-name="Domyślnaczcionkaakapitu" style:family="text">
      <style:text-properties fo:background-color="#80FFFF" style:text-underline-type="single" style:text-underline-style="solid" style:text-underline-width="auto" style:text-underline-mode="continuous"/>
    </style:style>
    <style:style style:name="P3061" style:parent-style-name="Normalny" style:family="paragraph">
      <style:paragraph-properties fo:text-align="justify" fo:line-height="150%" fo:text-indent="0.25in"/>
    </style:style>
    <style:style style:name="T3062" style:parent-style-name="Domyślnaczcionkaakapitu" style:family="text">
      <style:text-properties fo:background-color="#80FFFF"/>
    </style:style>
    <style:style style:name="T3063" style:parent-style-name="Domyślnaczcionkaakapitu" style:family="text">
      <style:text-properties fo:background-color="#80FFFF"/>
    </style:style>
    <style:style style:name="P3064" style:parent-style-name="Normalny" style:family="paragraph">
      <style:paragraph-properties fo:text-align="justify" fo:line-height="150%"/>
    </style:style>
    <style:style style:name="T3065" style:parent-style-name="Domyślnaczcionkaakapitu" style:family="text">
      <style:text-properties fo:background-color="#80FFFF" style:text-underline-type="single" style:text-underline-style="solid" style:text-underline-width="auto" style:text-underline-mode="continuous"/>
    </style:style>
    <style:style style:name="T3066" style:parent-style-name="Domyślnaczcionkaakapitu" style:family="text">
      <style:text-properties style:text-underline-type="single" style:text-underline-style="solid" style:text-underline-width="auto" style:text-underline-mode="continuous"/>
    </style:style>
    <style:style style:name="P3067" style:parent-style-name="Normalny" style:family="paragraph">
      <style:paragraph-properties fo:text-align="justify" fo:line-height="150%" fo:text-indent="0.25in"/>
    </style:style>
    <style:style style:name="T3068" style:parent-style-name="Domyślnaczcionkaakapitu" style:family="text">
      <style:text-properties fo:background-color="#80FFFF"/>
    </style:style>
    <style:style style:name="T3069" style:parent-style-name="Domyślnaczcionkaakapitu" style:family="text">
      <style:text-properties fo:background-color="#80FFFF"/>
    </style:style>
    <style:style style:name="T3070" style:parent-style-name="Domyślnaczcionkaakapitu" style:family="text">
      <style:text-properties fo:background-color="#80FFFF"/>
    </style:style>
    <style:style style:name="T3071" style:parent-style-name="Domyślnaczcionkaakapitu" style:family="text">
      <style:text-properties fo:background-color="#80FFFF"/>
    </style:style>
    <style:style style:name="T3072" style:parent-style-name="Domyślnaczcionkaakapitu" style:family="text">
      <style:text-properties fo:background-color="#80FFFF"/>
    </style:style>
    <style:style style:name="T3073" style:parent-style-name="Domyślnaczcionkaakapitu" style:family="text">
      <style:text-properties fo:background-color="#80FFFF"/>
    </style:style>
    <style:style style:name="P3074" style:parent-style-name="Normalny" style:family="paragraph">
      <style:paragraph-properties fo:text-align="justify" fo:line-height="150%" fo:text-indent="0.25in"/>
    </style:style>
    <style:style style:name="T3075" style:parent-style-name="Domyślnaczcionkaakapitu" style:family="text">
      <style:text-properties fo:background-color="#80FFFF"/>
    </style:style>
    <style:style style:name="P3076" style:parent-style-name="Normalny" style:family="paragraph">
      <style:paragraph-properties fo:text-align="justify" fo:line-height="150%" fo:text-indent="0.25in"/>
    </style:style>
    <style:style style:name="P3077" style:parent-style-name="Normalny" style:family="paragraph">
      <style:paragraph-properties fo:text-align="justify" fo:line-height="150%" fo:text-indent="0.25in"/>
    </style:style>
    <style:style style:name="P3078" style:parent-style-name="Normalny" style:family="paragraph">
      <style:paragraph-properties fo:text-align="justify" fo:line-height="150%" fo:text-indent="0.25in"/>
    </style:style>
    <style:style style:name="P3079" style:parent-style-name="Normalny" style:family="paragraph">
      <style:paragraph-properties fo:text-align="justify" fo:line-height="150%"/>
    </style:style>
    <style:style style:name="T3080" style:parent-style-name="Domyślnaczcionkaakapitu" style:family="text">
      <style:text-properties fo:background-color="#80FFFF" style:text-underline-type="single" style:text-underline-style="solid" style:text-underline-width="auto" style:text-underline-mode="continuous"/>
    </style:style>
    <style:style style:name="T3081" style:parent-style-name="Domyślnaczcionkaakapitu" style:family="text">
      <style:text-properties style:text-underline-type="single" style:text-underline-style="solid" style:text-underline-width="auto" style:text-underline-mode="continuous"/>
    </style:style>
    <style:style style:name="T3082" style:parent-style-name="Domyślnaczcionkaakapitu" style:family="text">
      <style:text-properties fo:background-color="#80FFFF" style:text-underline-type="single" style:text-underline-style="solid" style:text-underline-width="auto" style:text-underline-mode="continuous"/>
    </style:style>
    <style:style style:name="T3083" style:parent-style-name="Domyślnaczcionkaakapitu" style:family="text">
      <style:text-properties style:text-underline-type="single" style:text-underline-style="solid" style:text-underline-width="auto" style:text-underline-mode="continuous"/>
    </style:style>
    <style:style style:name="T3084" style:parent-style-name="Domyślnaczcionkaakapitu" style:family="text">
      <style:text-properties fo:background-color="#80FFFF" style:text-underline-type="single" style:text-underline-style="solid" style:text-underline-width="auto" style:text-underline-mode="continuous"/>
    </style:style>
    <style:style style:name="P3085" style:parent-style-name="Normalny" style:family="paragraph">
      <style:paragraph-properties fo:text-align="justify" fo:line-height="150%" fo:text-indent="0.25in">
        <style:tab-stops>
          <style:tab-stop style:type="left" style:position="3.0312in"/>
        </style:tab-stops>
      </style:paragraph-properties>
    </style:style>
    <style:style style:name="T3086" style:parent-style-name="Domyślnaczcionkaakapitu" style:family="text">
      <style:text-properties fo:background-color="#80FFFF"/>
    </style:style>
    <style:style style:name="P3087" style:parent-style-name="Normalny" style:family="paragraph">
      <style:paragraph-properties fo:text-align="justify" fo:line-height="150%">
        <style:tab-stops>
          <style:tab-stop style:type="left" style:position="3.0312in"/>
        </style:tab-stops>
      </style:paragraph-properties>
    </style:style>
    <style:style style:name="T3088" style:parent-style-name="Domyślnaczcionkaakapitu" style:family="text">
      <style:text-properties style:text-underline-type="single" style:text-underline-style="solid" style:text-underline-width="auto" style:text-underline-mode="continuous"/>
    </style:style>
    <style:style style:name="T3089" style:parent-style-name="Domyślnaczcionkaakapitu" style:family="text">
      <style:text-properties fo:background-color="#80FFFF" style:text-underline-type="single" style:text-underline-style="solid" style:text-underline-width="auto" style:text-underline-mode="continuous"/>
    </style:style>
    <style:style style:name="T3090" style:parent-style-name="Domyślnaczcionkaakapitu" style:family="text">
      <style:text-properties style:text-underline-type="single" style:text-underline-style="solid" style:text-underline-width="auto" style:text-underline-mode="continuous"/>
    </style:style>
    <style:style style:name="T3091" style:parent-style-name="Domyślnaczcionkaakapitu" style:family="text">
      <style:text-properties fo:background-color="#80FFFF" style:text-underline-type="single" style:text-underline-style="solid" style:text-underline-width="auto" style:text-underline-mode="continuous"/>
    </style:style>
    <style:style style:name="T3092" style:parent-style-name="Domyślnaczcionkaakapitu" style:family="text">
      <style:text-properties style:text-underline-type="single" style:text-underline-style="solid" style:text-underline-width="auto" style:text-underline-mode="continuous"/>
    </style:style>
    <style:style style:name="P3093" style:parent-style-name="Normalny" style:family="paragraph">
      <style:paragraph-properties fo:text-align="justify" fo:line-height="150%" fo:text-indent="0.25in">
        <style:tab-stops>
          <style:tab-stop style:type="left" style:position="3.0312in"/>
        </style:tab-stops>
      </style:paragraph-properties>
    </style:style>
    <style:style style:name="T3094" style:parent-style-name="Domyślnaczcionkaakapitu" style:family="text">
      <style:text-properties fo:background-color="#80FFFF"/>
    </style:style>
    <style:style style:name="P3095" style:parent-style-name="Normalny" style:family="paragraph">
      <style:paragraph-properties fo:text-align="justify" fo:line-height="150%"/>
    </style:style>
    <style:style style:name="T3096" style:parent-style-name="Domyślnaczcionkaakapitu" style:family="text">
      <style:text-properties fo:background-color="#80FFFF" style:text-underline-type="single" style:text-underline-style="solid" style:text-underline-width="auto" style:text-underline-mode="continuous"/>
    </style:style>
    <style:style style:name="T3097" style:parent-style-name="Domyślnaczcionkaakapitu" style:family="text">
      <style:text-properties style:text-underline-type="single" style:text-underline-style="solid" style:text-underline-width="auto" style:text-underline-mode="continuous"/>
    </style:style>
    <style:style style:name="T3098" style:parent-style-name="Domyślnaczcionkaakapitu" style:family="text">
      <style:text-properties fo:background-color="#80FFFF" style:text-underline-type="single" style:text-underline-style="solid" style:text-underline-width="auto" style:text-underline-mode="continuous"/>
    </style:style>
    <style:style style:name="T3099" style:parent-style-name="Domyślnaczcionkaakapitu" style:family="text">
      <style:text-properties style:text-underline-type="single" style:text-underline-style="solid" style:text-underline-width="auto" style:text-underline-mode="continuous"/>
    </style:style>
    <style:style style:name="T3100" style:parent-style-name="Domyślnaczcionkaakapitu" style:family="text">
      <style:text-properties fo:background-color="#80FFFF" style:text-underline-type="single" style:text-underline-style="solid" style:text-underline-width="auto" style:text-underline-mode="continuous"/>
    </style:style>
    <style:style style:name="P3101" style:parent-style-name="Normalny" style:family="paragraph">
      <style:paragraph-properties fo:text-align="justify" fo:line-height="150%" fo:text-indent="0.25in">
        <style:tab-stops>
          <style:tab-stop style:type="left" style:position="3.0312in"/>
        </style:tab-stops>
      </style:paragraph-properties>
    </style:style>
    <style:style style:name="P3102" style:parent-style-name="Normalny" style:family="paragraph">
      <style:paragraph-properties fo:text-align="justify" fo:line-height="150%"/>
    </style:style>
    <style:style style:name="T3103" style:parent-style-name="Domyślnaczcionkaakapitu" style:family="text">
      <style:text-properties style:text-underline-type="single" style:text-underline-style="solid" style:text-underline-width="auto" style:text-underline-mode="continuous"/>
    </style:style>
    <style:style style:name="T3104" style:parent-style-name="Domyślnaczcionkaakapitu" style:family="text">
      <style:text-properties fo:background-color="#80FFFF" style:text-underline-type="single" style:text-underline-style="solid" style:text-underline-width="auto" style:text-underline-mode="continuous"/>
    </style:style>
    <style:style style:name="T3105" style:parent-style-name="Domyślnaczcionkaakapitu" style:family="text">
      <style:text-properties style:text-underline-type="single" style:text-underline-style="solid" style:text-underline-width="auto" style:text-underline-mode="continuous"/>
    </style:style>
    <style:style style:name="T3106" style:parent-style-name="Domyślnaczcionkaakapitu" style:family="text">
      <style:text-properties fo:background-color="#80FFFF" style:text-underline-type="single" style:text-underline-style="solid" style:text-underline-width="auto" style:text-underline-mode="continuous"/>
    </style:style>
    <style:style style:name="T3107" style:parent-style-name="Domyślnaczcionkaakapitu" style:family="text">
      <style:text-properties style:text-underline-type="single" style:text-underline-style="solid" style:text-underline-width="auto" style:text-underline-mode="continuous"/>
    </style:style>
    <style:style style:name="P3108" style:parent-style-name="Normalny" style:family="paragraph">
      <style:paragraph-properties fo:text-align="justify" fo:line-height="150%" fo:text-indent="0.25in"/>
    </style:style>
    <style:style style:name="P3109" style:parent-style-name="Normalny" style:family="paragraph">
      <style:paragraph-properties fo:text-align="justify" fo:line-height="150%" fo:text-indent="0.25in"/>
    </style:style>
    <style:style style:name="P3110" style:parent-style-name="Normalny" style:family="paragraph">
      <style:paragraph-properties fo:text-align="justify" fo:line-height="150%"/>
    </style:style>
    <style:style style:name="T3111" style:parent-style-name="Domyślnaczcionkaakapitu" style:family="text">
      <style:text-properties fo:background-color="#80FFFF" style:text-underline-type="single" style:text-underline-style="solid" style:text-underline-width="auto" style:text-underline-mode="continuous"/>
    </style:style>
    <style:style style:name="T3112" style:parent-style-name="Domyślnaczcionkaakapitu" style:family="text">
      <style:text-properties style:text-underline-type="single" style:text-underline-style="solid" style:text-underline-width="auto" style:text-underline-mode="continuous"/>
    </style:style>
    <style:style style:name="T3113" style:parent-style-name="Domyślnaczcionkaakapitu" style:family="text">
      <style:text-properties fo:background-color="#80FFFF" style:text-underline-type="single" style:text-underline-style="solid" style:text-underline-width="auto" style:text-underline-mode="continuous"/>
    </style:style>
    <style:style style:name="T3114" style:parent-style-name="Domyślnaczcionkaakapitu" style:family="text">
      <style:text-properties style:text-underline-type="single" style:text-underline-style="solid" style:text-underline-width="auto" style:text-underline-mode="continuous"/>
    </style:style>
    <style:style style:name="T3115" style:parent-style-name="Domyślnaczcionkaakapitu" style:family="text">
      <style:text-properties fo:background-color="#80FFFF" style:text-underline-type="single" style:text-underline-style="solid" style:text-underline-width="auto" style:text-underline-mode="continuous"/>
    </style:style>
    <style:style style:name="P3116" style:parent-style-name="Normalny" style:family="paragraph">
      <style:paragraph-properties fo:text-align="justify" fo:line-height="150%" fo:text-indent="0.25in">
        <style:tab-stops>
          <style:tab-stop style:type="left" style:position="3.0312in"/>
        </style:tab-stops>
      </style:paragraph-properties>
    </style:style>
    <style:style style:name="P3117" style:parent-style-name="Normalny" style:family="paragraph">
      <style:paragraph-properties fo:text-align="justify" fo:line-height="150%"/>
    </style:style>
    <style:style style:name="T3118" style:parent-style-name="Domyślnaczcionkaakapitu" style:family="text">
      <style:text-properties fo:background-color="#80FFFF"/>
    </style:style>
    <style:style style:name="P3119" style:parent-style-name="Normalny" style:family="paragraph">
      <style:paragraph-properties fo:text-align="justify" fo:line-height="150%"/>
    </style:style>
    <style:style style:name="P3120" style:parent-style-name="Normalny" style:family="paragraph">
      <style:paragraph-properties fo:text-align="justify" fo:line-height="150%"/>
    </style:style>
    <style:style style:name="P3121" style:parent-style-name="Normalny" style:family="paragraph">
      <style:paragraph-properties fo:text-align="justify" fo:line-height="150%"/>
    </style:style>
    <style:style style:name="T3122" style:parent-style-name="Domyślnaczcionkaakapitu" style:family="text">
      <style:text-properties fo:background-color="#80FFFF" style:text-underline-type="single" style:text-underline-style="solid" style:text-underline-width="auto" style:text-underline-mode="continuous"/>
    </style:style>
    <style:style style:name="T3123" style:parent-style-name="Domyślnaczcionkaakapitu" style:family="text">
      <style:text-properties style:text-underline-type="single" style:text-underline-style="solid" style:text-underline-width="auto" style:text-underline-mode="continuous"/>
    </style:style>
    <style:style style:name="T3124" style:parent-style-name="Domyślnaczcionkaakapitu" style:family="text">
      <style:text-properties fo:background-color="#80FFFF" style:text-underline-type="single" style:text-underline-style="solid" style:text-underline-width="auto" style:text-underline-mode="continuous"/>
    </style:style>
    <style:style style:name="T3125" style:parent-style-name="Domyślnaczcionkaakapitu" style:family="text">
      <style:text-properties style:text-underline-type="single" style:text-underline-style="solid" style:text-underline-width="auto" style:text-underline-mode="continuous"/>
    </style:style>
    <style:style style:name="T3126" style:parent-style-name="Domyślnaczcionkaakapitu" style:family="text">
      <style:text-properties fo:background-color="#80FFFF" style:text-underline-type="single" style:text-underline-style="solid" style:text-underline-width="auto" style:text-underline-mode="continuous"/>
    </style:style>
    <style:style style:name="T3127" style:parent-style-name="Domyślnaczcionkaakapitu" style:family="text">
      <style:text-properties style:text-underline-type="single" style:text-underline-style="solid" style:text-underline-width="auto" style:text-underline-mode="continuous"/>
    </style:style>
    <style:style style:name="P3128" style:parent-style-name="Normalny" style:family="paragraph">
      <style:paragraph-properties fo:text-align="justify" fo:line-height="150%" fo:text-indent="0.25in"/>
    </style:style>
    <style:style style:name="P3129" style:parent-style-name="Normalny" style:family="paragraph">
      <style:paragraph-properties fo:text-align="justify" fo:line-height="150%" fo:text-indent="0.25in"/>
    </style:style>
    <style:style style:name="T3130" style:parent-style-name="Domyślnaczcionkaakapitu" style:family="text">
      <style:text-properties fo:background-color="#80FFFF"/>
    </style:style>
    <style:style style:name="P3131" style:parent-style-name="Normalny" style:family="paragraph">
      <style:paragraph-properties fo:text-align="justify" fo:line-height="150%" fo:text-indent="0.25in"/>
    </style:style>
    <style:style style:name="P3132" style:parent-style-name="Normalny" style:family="paragraph">
      <style:paragraph-properties fo:text-align="justify" fo:line-height="150%" fo:text-indent="0.25in"/>
    </style:style>
    <style:style style:name="P3133" style:parent-style-name="Normalny" style:family="paragraph">
      <style:paragraph-properties fo:text-align="justify" fo:line-height="150%" fo:text-indent="0.25in"/>
    </style:style>
    <style:style style:name="P3134" style:parent-style-name="Normalny" style:family="paragraph">
      <style:paragraph-properties fo:text-align="justify" fo:line-height="150%" fo:text-indent="0.25in"/>
    </style:style>
    <style:style style:name="T3135" style:parent-style-name="Domyślnaczcionkaakapitu" style:family="text">
      <style:text-properties fo:background-color="#80FFFF"/>
    </style:style>
    <style:style style:name="T3136" style:parent-style-name="Domyślnaczcionkaakapitu" style:family="text">
      <style:text-properties fo:background-color="#80FFFF"/>
    </style:style>
    <style:style style:name="P3137" style:parent-style-name="Normalny" style:family="paragraph">
      <style:paragraph-properties fo:text-align="justify" fo:line-height="150%" fo:text-indent="0.25in"/>
    </style:style>
    <style:style style:name="P3138" style:parent-style-name="Normalny" style:family="paragraph">
      <style:paragraph-properties fo:text-align="justify" fo:line-height="150%" fo:text-indent="0.25in"/>
    </style:style>
    <style:style style:name="T3139" style:parent-style-name="Domyślnaczcionkaakapitu" style:family="text">
      <style:text-properties fo:background-color="#80FFFF"/>
    </style:style>
    <style:style style:name="P3140" style:parent-style-name="Normalny" style:family="paragraph">
      <style:paragraph-properties fo:text-align="justify" fo:line-height="150%" fo:text-indent="0.25in"/>
    </style:style>
    <style:style style:name="T3141" style:parent-style-name="Domyślnaczcionkaakapitu" style:family="text">
      <style:text-properties fo:background-color="#80FFFF"/>
    </style:style>
    <style:style style:name="P3142" style:parent-style-name="Normalny" style:family="paragraph">
      <style:paragraph-properties fo:text-align="justify" fo:line-height="150%" fo:text-indent="0.25in"/>
    </style:style>
    <style:style style:name="T3143" style:parent-style-name="Domyślnaczcionkaakapitu" style:family="text">
      <style:text-properties fo:background-color="#80FFFF"/>
    </style:style>
    <style:style style:name="P3144" style:parent-style-name="Normalny" style:family="paragraph">
      <style:paragraph-properties fo:text-align="justify" fo:line-height="150%" fo:text-indent="0.25in"/>
    </style:style>
    <style:style style:name="P3145" style:parent-style-name="Normalny" style:family="paragraph">
      <style:paragraph-properties fo:text-align="justify" fo:line-height="150%" fo:text-indent="0.25in"/>
    </style:style>
    <style:style style:name="T3146" style:parent-style-name="Domyślnaczcionkaakapitu" style:family="text">
      <style:text-properties fo:background-color="#80FFFF"/>
    </style:style>
    <style:style style:name="P3147" style:parent-style-name="Normalny" style:family="paragraph">
      <style:paragraph-properties fo:text-align="justify" fo:line-height="150%" fo:text-indent="0.25in"/>
    </style:style>
    <style:style style:name="T3148" style:parent-style-name="Domyślnaczcionkaakapitu" style:family="text">
      <style:text-properties fo:background-color="#80FFFF"/>
    </style:style>
    <style:style style:name="P3149" style:parent-style-name="Normalny" style:family="paragraph">
      <style:paragraph-properties fo:text-align="justify" fo:line-height="150%" fo:text-indent="0.25in"/>
      <style:text-properties fo:background-color="#80FFFF"/>
    </style:style>
    <style:style style:name="P3150" style:parent-style-name="Normalny" style:family="paragraph">
      <style:paragraph-properties fo:text-align="justify" fo:line-height="150%"/>
    </style:style>
    <style:style style:name="T3151" style:parent-style-name="Domyślnaczcionkaakapitu" style:family="text">
      <style:text-properties style:text-underline-type="single" style:text-underline-style="solid" style:text-underline-width="auto" style:text-underline-mode="continuous"/>
    </style:style>
    <style:style style:name="P3152" style:parent-style-name="Normalny" style:family="paragraph">
      <style:paragraph-properties fo:text-align="justify" fo:line-height="150%" fo:text-indent="0.25in"/>
    </style:style>
    <style:style style:name="P3153" style:parent-style-name="Normalny" style:family="paragraph">
      <style:paragraph-properties fo:text-align="justify" fo:line-height="150%" fo:text-indent="0.25in"/>
    </style:style>
    <style:style style:name="T3154" style:parent-style-name="Domyślnaczcionkaakapitu" style:family="text">
      <style:text-properties fo:background-color="#80FFFF"/>
    </style:style>
    <style:style style:name="T3155" style:parent-style-name="Domyślnaczcionkaakapitu" style:family="text">
      <style:text-properties fo:background-color="#80FFFF"/>
    </style:style>
    <style:style style:name="P3156" style:parent-style-name="Normalny" style:family="paragraph">
      <style:paragraph-properties fo:text-align="justify" fo:line-height="150%" fo:text-indent="0.25in"/>
    </style:style>
    <style:style style:name="P3157" style:parent-style-name="Normalny" style:family="paragraph">
      <style:paragraph-properties fo:text-align="justify" fo:line-height="150%" fo:text-indent="0.25in"/>
    </style:style>
    <style:style style:name="T3158" style:parent-style-name="Domyślnaczcionkaakapitu" style:family="text">
      <style:text-properties fo:background-color="#80FFFF"/>
    </style:style>
    <style:style style:name="P3159" style:parent-style-name="Normalny" style:family="paragraph">
      <style:paragraph-properties fo:text-align="justify" fo:line-height="150%"/>
    </style:style>
    <style:style style:name="T3160" style:parent-style-name="Domyślnaczcionkaakapitu" style:family="text">
      <style:text-properties style:text-underline-type="single" style:text-underline-style="solid" style:text-underline-width="auto" style:text-underline-mode="continuous"/>
    </style:style>
    <style:style style:name="P3161" style:parent-style-name="Normalny" style:family="paragraph">
      <style:paragraph-properties fo:text-align="justify" fo:line-height="150%" fo:text-indent="0.25in"/>
    </style:style>
    <style:style style:name="T3162" style:parent-style-name="Domyślnaczcionkaakapitu" style:family="text">
      <style:text-properties fo:background-color="#80FFFF"/>
    </style:style>
    <style:style style:name="T3163" style:parent-style-name="Domyślnaczcionkaakapitu" style:family="text">
      <style:text-properties fo:background-color="#80FFFF"/>
    </style:style>
    <style:style style:name="T3164" style:parent-style-name="Domyślnaczcionkaakapitu" style:family="text">
      <style:text-properties fo:background-color="#80FFFF"/>
    </style:style>
    <style:style style:name="T3165" style:parent-style-name="Domyślnaczcionkaakapitu" style:family="text">
      <style:text-properties fo:background-color="#80FFFF"/>
    </style:style>
    <style:style style:name="T3166" style:parent-style-name="Domyślnaczcionkaakapitu" style:family="text">
      <style:text-properties fo:background-color="#80FFFF"/>
    </style:style>
    <style:style style:name="T3167" style:parent-style-name="Domyślnaczcionkaakapitu" style:family="text">
      <style:text-properties fo:background-color="#80FFFF"/>
    </style:style>
    <style:style style:name="P3168" style:parent-style-name="Normalny" style:family="paragraph">
      <style:paragraph-properties fo:text-align="justify" fo:line-height="150%" fo:text-indent="0.25in"/>
    </style:style>
    <style:style style:name="T3169" style:parent-style-name="Domyślnaczcionkaakapitu" style:family="text">
      <style:text-properties fo:background-color="#80FFFF"/>
    </style:style>
    <style:style style:name="T3170" style:parent-style-name="Domyślnaczcionkaakapitu" style:family="text">
      <style:text-properties fo:background-color="#80FFFF"/>
    </style:style>
    <style:style style:name="T3171" style:parent-style-name="Domyślnaczcionkaakapitu" style:family="text">
      <style:text-properties fo:background-color="#80FFFF"/>
    </style:style>
    <style:style style:name="P3172" style:parent-style-name="Normalny" style:family="paragraph">
      <style:paragraph-properties fo:text-align="justify" fo:line-height="150%" fo:text-indent="0.25in"/>
    </style:style>
    <style:style style:name="T3173" style:parent-style-name="Domyślnaczcionkaakapitu" style:family="text">
      <style:text-properties fo:background-color="#80FFFF"/>
    </style:style>
    <style:style style:name="T3174" style:parent-style-name="Domyślnaczcionkaakapitu" style:family="text">
      <style:text-properties fo:background-color="#80FFFF"/>
    </style:style>
    <style:style style:name="T3175" style:parent-style-name="Domyślnaczcionkaakapitu" style:family="text">
      <style:text-properties fo:background-color="#80FFFF"/>
    </style:style>
    <style:style style:name="P3176" style:parent-style-name="Normalny" style:family="paragraph">
      <style:paragraph-properties fo:text-align="justify" fo:line-height="150%" fo:text-indent="0.25in"/>
    </style:style>
    <style:style style:name="P3177" style:parent-style-name="Normalny" style:family="paragraph">
      <style:paragraph-properties fo:text-align="justify" fo:line-height="150%" fo:text-indent="0.25in"/>
    </style:style>
    <style:style style:name="T3178" style:parent-style-name="Domyślnaczcionkaakapitu" style:family="text">
      <style:text-properties fo:background-color="#80FFFF"/>
    </style:style>
    <style:style style:name="P3179" style:parent-style-name="Normalny" style:family="paragraph">
      <style:paragraph-properties fo:text-align="justify" fo:line-height="150%" fo:text-indent="0.25in"/>
    </style:style>
    <style:style style:name="T3180" style:parent-style-name="Domyślnaczcionkaakapitu" style:family="text">
      <style:text-properties fo:background-color="#80FFFF"/>
    </style:style>
    <style:style style:name="T3181" style:parent-style-name="Domyślnaczcionkaakapitu" style:family="text">
      <style:text-properties fo:background-color="#80FFFF"/>
    </style:style>
    <style:style style:name="T3182" style:parent-style-name="Domyślnaczcionkaakapitu" style:family="text">
      <style:text-properties fo:background-color="#80FFFF"/>
    </style:style>
    <style:style style:name="P3183" style:parent-style-name="Normalny" style:family="paragraph">
      <style:paragraph-properties fo:text-align="justify" fo:line-height="150%" fo:text-indent="0.25in"/>
    </style:style>
    <style:style style:name="P3184" style:parent-style-name="Normalny" style:family="paragraph">
      <style:paragraph-properties fo:text-align="justify" fo:line-height="150%" fo:text-indent="0.25in"/>
    </style:style>
    <style:style style:name="P3185" style:parent-style-name="Normalny" style:family="paragraph">
      <style:paragraph-properties fo:text-align="justify" fo:line-height="150%"/>
    </style:style>
    <style:style style:name="T3186" style:parent-style-name="Domyślnaczcionkaakapitu" style:family="text">
      <style:text-properties style:text-underline-type="single" style:text-underline-style="solid" style:text-underline-width="auto" style:text-underline-mode="continuous"/>
    </style:style>
    <style:style style:name="T3187" style:parent-style-name="Domyślnaczcionkaakapitu" style:family="text">
      <style:text-properties fo:background-color="#80FFFF" style:text-underline-type="single" style:text-underline-style="solid" style:text-underline-width="auto" style:text-underline-mode="continuous"/>
    </style:style>
    <style:style style:name="P3188" style:parent-style-name="Normalny" style:family="paragraph">
      <style:paragraph-properties fo:text-align="justify" fo:line-height="150%" fo:text-indent="0.25in"/>
    </style:style>
    <style:style style:name="P3189" style:parent-style-name="Normalny" style:family="paragraph">
      <style:paragraph-properties fo:text-align="justify" fo:line-height="150%"/>
    </style:style>
    <style:style style:name="T3190" style:parent-style-name="Domyślnaczcionkaakapitu" style:family="text">
      <style:text-properties style:text-underline-type="single" style:text-underline-style="solid" style:text-underline-width="auto" style:text-underline-mode="continuous"/>
    </style:style>
    <style:style style:name="P3191" style:parent-style-name="Normalny" style:family="paragraph">
      <style:paragraph-properties fo:text-align="justify" fo:line-height="150%" fo:text-indent="0.25in"/>
    </style:style>
    <style:style style:name="P3192" style:parent-style-name="Normalny" style:family="paragraph">
      <style:paragraph-properties fo:text-align="justify" fo:line-height="150%" fo:text-indent="0.25in"/>
    </style:style>
    <style:style style:name="P3193" style:parent-style-name="Normalny" style:family="paragraph">
      <style:paragraph-properties fo:text-align="justify" fo:line-height="150%" fo:text-indent="0.25in"/>
    </style:style>
    <style:style style:name="T3194" style:parent-style-name="Domyślnaczcionkaakapitu" style:family="text">
      <style:text-properties fo:background-color="#80FFFF"/>
    </style:style>
    <style:style style:name="T3195" style:parent-style-name="Domyślnaczcionkaakapitu" style:family="text">
      <style:text-properties fo:background-color="#80FFFF"/>
    </style:style>
    <style:style style:name="T3196" style:parent-style-name="Domyślnaczcionkaakapitu" style:family="text">
      <style:text-properties fo:background-color="#80FFFF"/>
    </style:style>
    <style:style style:name="T3197" style:parent-style-name="Domyślnaczcionkaakapitu" style:family="text">
      <style:text-properties fo:background-color="#80FFFF"/>
    </style:style>
    <style:style style:name="T3198" style:parent-style-name="Domyślnaczcionkaakapitu" style:family="text">
      <style:text-properties fo:background-color="#80FFFF"/>
    </style:style>
    <style:style style:name="T3199" style:parent-style-name="Domyślnaczcionkaakapitu" style:family="text">
      <style:text-properties fo:background-color="#80FFFF"/>
    </style:style>
    <style:style style:name="T3200" style:parent-style-name="Domyślnaczcionkaakapitu" style:family="text">
      <style:text-properties fo:background-color="#80FFFF"/>
    </style:style>
    <style:style style:name="T3201" style:parent-style-name="Domyślnaczcionkaakapitu" style:family="text">
      <style:text-properties fo:background-color="#80FFFF"/>
    </style:style>
    <style:style style:name="T3202" style:parent-style-name="Domyślnaczcionkaakapitu" style:family="text">
      <style:text-properties fo:background-color="#80FFFF"/>
    </style:style>
    <style:style style:name="P3203" style:parent-style-name="Normalny" style:family="paragraph">
      <style:paragraph-properties fo:text-align="justify" fo:line-height="150%" fo:text-indent="0.25in"/>
    </style:style>
    <style:style style:name="P3204" style:parent-style-name="Normalny" style:family="paragraph">
      <style:paragraph-properties fo:text-align="justify" fo:line-height="150%"/>
    </style:style>
    <style:style style:name="T3205" style:parent-style-name="Domyślnaczcionkaakapitu" style:family="text">
      <style:text-properties style:text-underline-type="single" style:text-underline-style="solid" style:text-underline-width="auto" style:text-underline-mode="continuous"/>
    </style:style>
    <style:style style:name="P3206" style:parent-style-name="Normalny" style:family="paragraph">
      <style:paragraph-properties fo:text-align="justify" fo:line-height="150%" fo:text-indent="0.25in"/>
    </style:style>
    <style:style style:name="P3207" style:parent-style-name="Normalny" style:family="paragraph">
      <style:paragraph-properties fo:text-align="justify" fo:line-height="150%"/>
    </style:style>
    <style:style style:name="T3208" style:parent-style-name="Domyślnaczcionkaakapitu" style:family="text">
      <style:text-properties style:text-underline-type="single" style:text-underline-style="solid" style:text-underline-width="auto" style:text-underline-mode="continuous"/>
    </style:style>
    <style:style style:name="T3209" style:parent-style-name="Domyślnaczcionkaakapitu" style:family="text">
      <style:text-properties fo:background-color="#80FFFF" style:text-underline-type="single" style:text-underline-style="solid" style:text-underline-width="auto" style:text-underline-mode="continuous"/>
    </style:style>
    <style:style style:name="T3210" style:parent-style-name="Domyślnaczcionkaakapitu" style:family="text">
      <style:text-properties style:text-underline-type="single" style:text-underline-style="solid" style:text-underline-width="auto" style:text-underline-mode="continuous"/>
    </style:style>
    <style:style style:name="T3211" style:parent-style-name="Domyślnaczcionkaakapitu" style:family="text">
      <style:text-properties fo:background-color="#80FFFF" style:text-underline-type="single" style:text-underline-style="solid" style:text-underline-width="auto" style:text-underline-mode="continuous"/>
    </style:style>
    <style:style style:name="T3212" style:parent-style-name="Domyślnaczcionkaakapitu" style:family="text">
      <style:text-properties style:text-underline-type="single" style:text-underline-style="solid" style:text-underline-width="auto" style:text-underline-mode="continuous"/>
    </style:style>
    <style:style style:name="P3213" style:parent-style-name="Normalny" style:family="paragraph">
      <style:paragraph-properties fo:text-align="justify" fo:line-height="150%" fo:text-indent="0.25in"/>
    </style:style>
    <style:style style:name="P3214" style:parent-style-name="Normalny" style:family="paragraph">
      <style:paragraph-properties fo:text-align="justify" fo:line-height="150%" fo:text-indent="0.25in"/>
    </style:style>
    <style:style style:name="T3215" style:parent-style-name="Domyślnaczcionkaakapitu" style:family="text">
      <style:text-properties fo:background-color="#80FFFF"/>
    </style:style>
    <style:style style:name="T3216" style:parent-style-name="Domyślnaczcionkaakapitu" style:family="text">
      <style:text-properties fo:background-color="#80FFFF"/>
    </style:style>
    <style:style style:name="T3217" style:parent-style-name="Domyślnaczcionkaakapitu" style:family="text">
      <style:text-properties fo:background-color="#80FFFF"/>
    </style:style>
    <style:style style:name="T3218" style:parent-style-name="Domyślnaczcionkaakapitu" style:family="text">
      <style:text-properties fo:background-color="#80FFFF"/>
    </style:style>
    <style:style style:name="P3219" style:parent-style-name="Normalny" style:family="paragraph">
      <style:paragraph-properties fo:text-align="justify" fo:line-height="150%" fo:text-indent="0.25in"/>
    </style:style>
    <style:style style:name="P3220" style:parent-style-name="Normalny" style:family="paragraph">
      <style:paragraph-properties fo:text-align="justify" fo:line-height="150%" fo:text-indent="0.25in"/>
    </style:style>
    <style:style style:name="P3221" style:parent-style-name="Normalny" style:family="paragraph">
      <style:paragraph-properties fo:text-align="justify" fo:line-height="150%" fo:text-indent="0.25in"/>
    </style:style>
    <style:style style:name="T3222" style:parent-style-name="Domyślnaczcionkaakapitu" style:family="text">
      <style:text-properties fo:background-color="#80FFFF"/>
    </style:style>
    <style:style style:name="P3223" style:parent-style-name="Normalny" style:family="paragraph">
      <style:paragraph-properties fo:text-align="justify" fo:line-height="150%"/>
    </style:style>
    <style:style style:name="T3224" style:parent-style-name="Domyślnaczcionkaakapitu" style:family="text">
      <style:text-properties style:text-underline-type="single" style:text-underline-style="solid" style:text-underline-width="auto" style:text-underline-mode="continuous"/>
    </style:style>
    <style:style style:name="P3225" style:parent-style-name="Normalny" style:family="paragraph">
      <style:paragraph-properties fo:text-align="justify" fo:line-height="150%" fo:text-indent="0.25in"/>
    </style:style>
    <style:style style:name="P3226" style:parent-style-name="Normalny" style:family="paragraph">
      <style:paragraph-properties fo:text-align="justify" fo:line-height="150%" fo:text-indent="0.25in"/>
    </style:style>
    <style:style style:name="T3227" style:parent-style-name="Domyślnaczcionkaakapitu" style:family="text">
      <style:text-properties fo:background-color="#80FFFF"/>
    </style:style>
    <style:style style:name="T3228" style:parent-style-name="Domyślnaczcionkaakapitu" style:family="text">
      <style:text-properties fo:background-color="#80FFFF"/>
    </style:style>
    <style:style style:name="T3229" style:parent-style-name="Domyślnaczcionkaakapitu" style:family="text">
      <style:text-properties fo:background-color="#80FFFF"/>
    </style:style>
    <style:style style:name="T3230" style:parent-style-name="Domyślnaczcionkaakapitu" style:family="text">
      <style:text-properties fo:background-color="#80FFFF"/>
    </style:style>
    <style:style style:name="P3231" style:parent-style-name="Normalny" style:family="paragraph">
      <style:paragraph-properties fo:text-align="justify" fo:line-height="150%">
        <style:tab-stops>
          <style:tab-stop style:type="left" style:position="3.768in"/>
        </style:tab-stops>
      </style:paragraph-properties>
    </style:style>
    <style:style style:name="T3232" style:parent-style-name="Domyślnaczcionkaakapitu" style:family="text">
      <style:text-properties style:text-underline-type="single" style:text-underline-style="solid" style:text-underline-width="auto" style:text-underline-mode="continuous"/>
    </style:style>
    <style:style style:name="P3233" style:parent-style-name="Normalny" style:family="paragraph">
      <style:paragraph-properties fo:text-align="justify" fo:line-height="150%" fo:text-indent="0.25in"/>
      <style:text-properties fo:background-color="#80FFFF"/>
    </style:style>
    <style:style style:name="P3234" style:parent-style-name="Normalny" style:family="paragraph">
      <style:paragraph-properties fo:text-align="justify" fo:line-height="150%" fo:text-indent="0.25in"/>
      <style:text-properties fo:background-color="#80FFFF"/>
    </style:style>
    <style:style style:name="P3235" style:parent-style-name="Normalny" style:family="paragraph">
      <style:paragraph-properties fo:text-align="justify" fo:line-height="150%"/>
    </style:style>
    <style:style style:name="T3236" style:parent-style-name="Domyślnaczcionkaakapitu" style:family="text">
      <style:text-properties style:text-underline-type="single" style:text-underline-style="solid" style:text-underline-width="auto" style:text-underline-mode="continuous"/>
    </style:style>
    <style:style style:name="P3237" style:parent-style-name="Normalny" style:family="paragraph">
      <style:paragraph-properties fo:text-align="justify" fo:line-height="150%" fo:text-indent="0.25in"/>
    </style:style>
    <style:style style:name="T3238" style:parent-style-name="Domyślnaczcionkaakapitu" style:family="text">
      <style:text-properties fo:background-color="#80FFFF"/>
    </style:style>
    <style:style style:name="T3239" style:parent-style-name="Domyślnaczcionkaakapitu" style:family="text">
      <style:text-properties fo:background-color="#80FFFF"/>
    </style:style>
    <style:style style:name="T3240" style:parent-style-name="Domyślnaczcionkaakapitu" style:family="text">
      <style:text-properties fo:background-color="#80FFFF"/>
    </style:style>
    <style:style style:name="P3241" style:parent-style-name="Normalny" style:family="paragraph">
      <style:paragraph-properties fo:text-align="justify" fo:line-height="150%" fo:text-indent="0.25in"/>
    </style:style>
    <style:style style:name="T3242" style:parent-style-name="Domyślnaczcionkaakapitu" style:family="text">
      <style:text-properties fo:background-color="#80FFFF"/>
    </style:style>
    <style:style style:name="T3243" style:parent-style-name="Domyślnaczcionkaakapitu" style:family="text">
      <style:text-properties fo:background-color="#80FFFF"/>
    </style:style>
    <style:style style:name="T3244" style:parent-style-name="Domyślnaczcionkaakapitu" style:family="text">
      <style:text-properties fo:background-color="#80FFFF"/>
    </style:style>
    <style:style style:name="T3245" style:parent-style-name="Domyślnaczcionkaakapitu" style:family="text">
      <style:text-properties fo:background-color="#80FFFF"/>
    </style:style>
    <style:style style:name="T3246" style:parent-style-name="Domyślnaczcionkaakapitu" style:family="text">
      <style:text-properties fo:background-color="#80FFFF"/>
    </style:style>
    <style:style style:name="P3247" style:parent-style-name="Normalny" style:family="paragraph">
      <style:paragraph-properties fo:text-align="justify" fo:line-height="150%" fo:text-indent="0.25in"/>
    </style:style>
    <style:style style:name="T3248" style:parent-style-name="Domyślnaczcionkaakapitu" style:family="text">
      <style:text-properties fo:background-color="#80FFFF"/>
    </style:style>
    <style:style style:name="T3249" style:parent-style-name="Domyślnaczcionkaakapitu" style:family="text">
      <style:text-properties fo:background-color="#80FFFF"/>
    </style:style>
    <style:style style:name="T3250" style:parent-style-name="Domyślnaczcionkaakapitu" style:family="text">
      <style:text-properties fo:background-color="#80FFFF"/>
    </style:style>
    <style:style style:name="T3251" style:parent-style-name="Domyślnaczcionkaakapitu" style:family="text">
      <style:text-properties fo:background-color="#80FFFF"/>
    </style:style>
    <style:style style:name="T3252" style:parent-style-name="Domyślnaczcionkaakapitu" style:family="text">
      <style:text-properties fo:background-color="#80FFFF"/>
    </style:style>
    <style:style style:name="T3253" style:parent-style-name="Domyślnaczcionkaakapitu" style:family="text">
      <style:text-properties fo:background-color="#80FFFF"/>
    </style:style>
    <style:style style:name="T3254" style:parent-style-name="Domyślnaczcionkaakapitu" style:family="text">
      <style:text-properties fo:background-color="#80FFFF"/>
    </style:style>
    <style:style style:name="T3255" style:parent-style-name="Domyślnaczcionkaakapitu" style:family="text">
      <style:text-properties fo:background-color="#80FFFF"/>
    </style:style>
    <style:style style:name="T3256" style:parent-style-name="Domyślnaczcionkaakapitu" style:family="text">
      <style:text-properties fo:background-color="#80FFFF"/>
    </style:style>
    <style:style style:name="T3257" style:parent-style-name="Domyślnaczcionkaakapitu" style:family="text">
      <style:text-properties fo:background-color="#80FFFF"/>
    </style:style>
    <style:style style:name="T3258" style:parent-style-name="Domyślnaczcionkaakapitu" style:family="text">
      <style:text-properties fo:background-color="#80FFFF"/>
    </style:style>
    <style:style style:name="T3259" style:parent-style-name="Domyślnaczcionkaakapitu" style:family="text">
      <style:text-properties fo:background-color="#80FFFF"/>
    </style:style>
    <style:style style:name="P3260" style:parent-style-name="Normalny" style:family="paragraph">
      <style:paragraph-properties fo:text-align="justify" fo:line-height="150%" fo:text-indent="0.25in"/>
    </style:style>
    <style:style style:name="P3261" style:parent-style-name="Normalny" style:family="paragraph">
      <style:paragraph-properties fo:text-align="justify" fo:line-height="150%"/>
    </style:style>
    <style:style style:name="T3262" style:parent-style-name="Domyślnaczcionkaakapitu" style:family="text">
      <style:text-properties style:text-underline-type="single" style:text-underline-style="solid" style:text-underline-width="auto" style:text-underline-mode="continuous"/>
    </style:style>
    <style:style style:name="T3263" style:parent-style-name="Domyślnaczcionkaakapitu" style:family="text">
      <style:text-properties fo:background-color="#80FFFF" style:text-underline-type="single" style:text-underline-style="solid" style:text-underline-width="auto" style:text-underline-mode="continuous"/>
    </style:style>
    <style:style style:name="P3264" style:parent-style-name="Normalny" style:family="paragraph">
      <style:paragraph-properties fo:text-align="justify" fo:line-height="150%" fo:text-indent="0.25in"/>
    </style:style>
    <style:style style:name="T3265" style:parent-style-name="Domyślnaczcionkaakapitu" style:family="text">
      <style:text-properties fo:background-color="#80FFFF"/>
    </style:style>
    <style:style style:name="P3266" style:parent-style-name="Normalny" style:family="paragraph">
      <style:paragraph-properties fo:text-align="justify" fo:line-height="150%"/>
    </style:style>
    <style:style style:name="T3267" style:parent-style-name="Domyślnaczcionkaakapitu" style:family="text">
      <style:text-properties style:text-underline-type="single" style:text-underline-style="solid" style:text-underline-width="auto" style:text-underline-mode="continuous"/>
    </style:style>
    <style:style style:name="P3268" style:parent-style-name="Normalny" style:family="paragraph">
      <style:paragraph-properties fo:text-align="justify" fo:line-height="150%" fo:text-indent="0.25in"/>
    </style:style>
    <style:style style:name="T3269" style:parent-style-name="Domyślnaczcionkaakapitu" style:family="text">
      <style:text-properties fo:background-color="#80FFFF"/>
    </style:style>
    <style:style style:name="T3270" style:parent-style-name="Domyślnaczcionkaakapitu" style:family="text">
      <style:text-properties fo:background-color="#80FFFF"/>
    </style:style>
    <style:style style:name="T3271" style:parent-style-name="Domyślnaczcionkaakapitu" style:family="text">
      <style:text-properties fo:background-color="#80FFFF"/>
    </style:style>
    <style:style style:name="T3272" style:parent-style-name="Domyślnaczcionkaakapitu" style:family="text">
      <style:text-properties fo:background-color="#80FFFF"/>
    </style:style>
    <style:style style:name="T3273" style:parent-style-name="Domyślnaczcionkaakapitu" style:family="text">
      <style:text-properties fo:background-color="#80FFFF"/>
    </style:style>
    <style:style style:name="T3274" style:parent-style-name="Domyślnaczcionkaakapitu" style:family="text">
      <style:text-properties fo:background-color="#80FFFF"/>
    </style:style>
    <style:style style:name="T3275" style:parent-style-name="Domyślnaczcionkaakapitu" style:family="text">
      <style:text-properties fo:background-color="#80FFFF"/>
    </style:style>
    <style:style style:name="T3276" style:parent-style-name="Domyślnaczcionkaakapitu" style:family="text">
      <style:text-properties fo:background-color="#80FFFF"/>
    </style:style>
    <style:style style:name="T3277" style:parent-style-name="Domyślnaczcionkaakapitu" style:family="text">
      <style:text-properties fo:background-color="#80FFFF"/>
    </style:style>
    <style:style style:name="T3278" style:parent-style-name="Domyślnaczcionkaakapitu" style:family="text">
      <style:text-properties fo:background-color="#80FFFF"/>
    </style:style>
    <style:style style:name="T3279" style:parent-style-name="Domyślnaczcionkaakapitu" style:family="text">
      <style:text-properties fo:background-color="#80FFFF"/>
    </style:style>
    <style:style style:name="T3280" style:parent-style-name="Domyślnaczcionkaakapitu" style:family="text">
      <style:text-properties fo:background-color="#80FFFF"/>
    </style:style>
    <style:style style:name="T3281" style:parent-style-name="Domyślnaczcionkaakapitu" style:family="text">
      <style:text-properties fo:background-color="#80FFFF"/>
    </style:style>
    <style:style style:name="T3282" style:parent-style-name="Domyślnaczcionkaakapitu" style:family="text">
      <style:text-properties fo:background-color="#80FFFF"/>
    </style:style>
    <style:style style:name="T3283" style:parent-style-name="Domyślnaczcionkaakapitu" style:family="text">
      <style:text-properties fo:background-color="#80FFFF"/>
    </style:style>
    <style:style style:name="T3284" style:parent-style-name="Domyślnaczcionkaakapitu" style:family="text">
      <style:text-properties fo:background-color="#80FFFF"/>
    </style:style>
    <style:style style:name="T3285" style:parent-style-name="Domyślnaczcionkaakapitu" style:family="text">
      <style:text-properties fo:background-color="#80FFFF"/>
    </style:style>
    <style:style style:name="T3286" style:parent-style-name="Domyślnaczcionkaakapitu" style:family="text">
      <style:text-properties fo:background-color="#80FFFF"/>
    </style:style>
    <style:style style:name="T3287" style:parent-style-name="Domyślnaczcionkaakapitu" style:family="text">
      <style:text-properties fo:background-color="#80FFFF"/>
    </style:style>
    <style:style style:name="T3288" style:parent-style-name="Domyślnaczcionkaakapitu" style:family="text">
      <style:text-properties fo:background-color="#80FFFF"/>
    </style:style>
    <style:style style:name="P3289" style:parent-style-name="Normalny" style:family="paragraph">
      <style:paragraph-properties fo:text-align="justify" fo:line-height="150%" fo:margin-left="0.25in" fo:text-indent="-0.25in">
        <style:tab-stops>
          <style:tab-stop style:type="left" style:position="3.4097in"/>
        </style:tab-stops>
      </style:paragraph-properties>
    </style:style>
    <style:style style:name="T3290" style:parent-style-name="Domyślnaczcionkaakapitu" style:family="text">
      <style:text-properties fo:background-color="#80FFFF"/>
    </style:style>
    <style:style style:name="P3291" style:parent-style-name="Normalny" style:family="paragraph">
      <style:paragraph-properties fo:text-align="justify" fo:line-height="150%" fo:text-indent="0.25in"/>
    </style:style>
    <style:style style:name="T3292" style:parent-style-name="Domyślnaczcionkaakapitu" style:family="text">
      <style:text-properties fo:background-color="#80FFFF"/>
    </style:style>
    <style:style style:name="T3293" style:parent-style-name="Domyślnaczcionkaakapitu" style:family="text">
      <style:text-properties fo:background-color="#80FFFF"/>
    </style:style>
    <style:style style:name="T3294" style:parent-style-name="Domyślnaczcionkaakapitu" style:family="text">
      <style:text-properties fo:background-color="#80FFFF"/>
    </style:style>
    <style:style style:name="P3295" style:parent-style-name="Normalny" style:family="paragraph">
      <style:paragraph-properties fo:text-align="justify" fo:line-height="150%" fo:text-indent="0.25in"/>
    </style:style>
    <style:style style:name="T3296" style:parent-style-name="Domyślnaczcionkaakapitu" style:family="text">
      <style:text-properties fo:background-color="#80FFFF"/>
    </style:style>
    <style:style style:name="T3297" style:parent-style-name="Domyślnaczcionkaakapitu" style:family="text">
      <style:text-properties fo:background-color="#80FFFF"/>
    </style:style>
    <style:style style:name="T3298" style:parent-style-name="Domyślnaczcionkaakapitu" style:family="text">
      <style:text-properties fo:background-color="#80FFFF"/>
    </style:style>
    <style:style style:name="T3299" style:parent-style-name="Domyślnaczcionkaakapitu" style:family="text">
      <style:text-properties fo:background-color="#80FFFF"/>
    </style:style>
    <style:style style:name="T3300" style:parent-style-name="Domyślnaczcionkaakapitu" style:family="text">
      <style:text-properties fo:background-color="#80FFFF"/>
    </style:style>
    <style:style style:name="P3301" style:parent-style-name="Normalny" style:family="paragraph">
      <style:paragraph-properties fo:text-align="justify" fo:line-height="150%" fo:text-indent="0.25in"/>
    </style:style>
    <style:style style:name="T3302" style:parent-style-name="Domyślnaczcionkaakapitu" style:family="text">
      <style:text-properties fo:background-color="#80FFFF"/>
    </style:style>
    <style:style style:name="T3303" style:parent-style-name="Domyślnaczcionkaakapitu" style:family="text">
      <style:text-properties fo:background-color="#80FFFF"/>
    </style:style>
    <style:style style:name="T3304" style:parent-style-name="Domyślnaczcionkaakapitu" style:family="text">
      <style:text-properties fo:background-color="#80FFFF"/>
    </style:style>
    <style:style style:name="T3305" style:parent-style-name="Domyślnaczcionkaakapitu" style:family="text">
      <style:text-properties fo:background-color="#80FFFF"/>
    </style:style>
    <style:style style:name="P3306" style:parent-style-name="Normalny" style:family="paragraph">
      <style:paragraph-properties fo:text-align="justify" fo:line-height="150%" fo:text-indent="0.25in"/>
    </style:style>
    <style:style style:name="T3307" style:parent-style-name="Domyślnaczcionkaakapitu" style:family="text">
      <style:text-properties fo:background-color="#80FFFF"/>
    </style:style>
    <style:style style:name="T3308" style:parent-style-name="Domyślnaczcionkaakapitu" style:family="text">
      <style:text-properties fo:background-color="#80FFFF"/>
    </style:style>
    <style:style style:name="T3309" style:parent-style-name="Domyślnaczcionkaakapitu" style:family="text">
      <style:text-properties fo:background-color="#80FFFF"/>
    </style:style>
    <style:style style:name="T3310" style:parent-style-name="Domyślnaczcionkaakapitu" style:family="text">
      <style:text-properties fo:background-color="#80FFFF"/>
    </style:style>
    <style:style style:name="T3311" style:parent-style-name="Domyślnaczcionkaakapitu" style:family="text">
      <style:text-properties fo:background-color="#80FFFF"/>
    </style:style>
    <style:style style:name="T3312" style:parent-style-name="Domyślnaczcionkaakapitu" style:family="text">
      <style:text-properties fo:background-color="#80FFFF"/>
    </style:style>
    <style:style style:name="T3313" style:parent-style-name="Domyślnaczcionkaakapitu" style:family="text">
      <style:text-properties fo:background-color="#80FFFF"/>
    </style:style>
    <style:style style:name="T3314" style:parent-style-name="Domyślnaczcionkaakapitu" style:family="text">
      <style:text-properties fo:background-color="#80FFFF"/>
    </style:style>
    <style:style style:name="T3315" style:parent-style-name="Domyślnaczcionkaakapitu" style:family="text">
      <style:text-properties fo:background-color="#80FFFF"/>
    </style:style>
    <style:style style:name="T3316" style:parent-style-name="Domyślnaczcionkaakapitu" style:family="text">
      <style:text-properties fo:background-color="#80FFFF"/>
    </style:style>
    <style:style style:name="P3317" style:parent-style-name="Normalny" style:family="paragraph">
      <style:paragraph-properties fo:text-align="justify" fo:line-height="150%" fo:text-indent="0.25in"/>
    </style:style>
    <style:style style:name="T3318" style:parent-style-name="Domyślnaczcionkaakapitu" style:family="text">
      <style:text-properties fo:background-color="#80FFFF"/>
    </style:style>
    <style:style style:name="T3319" style:parent-style-name="Domyślnaczcionkaakapitu" style:family="text">
      <style:text-properties fo:background-color="#80FFFF"/>
    </style:style>
    <style:style style:name="T3320" style:parent-style-name="Domyślnaczcionkaakapitu" style:family="text">
      <style:text-properties fo:background-color="#80FFFF"/>
    </style:style>
    <style:style style:name="T3321" style:parent-style-name="Domyślnaczcionkaakapitu" style:family="text">
      <style:text-properties fo:background-color="#80FFFF"/>
    </style:style>
    <style:style style:name="T3322" style:parent-style-name="Domyślnaczcionkaakapitu" style:family="text">
      <style:text-properties fo:background-color="#80FFFF"/>
    </style:style>
    <style:style style:name="P3323" style:parent-style-name="Normalny" style:family="paragraph">
      <style:paragraph-properties fo:text-align="justify" fo:line-height="150%">
        <style:tab-stops>
          <style:tab-stop style:type="left" style:position="2.7347in"/>
        </style:tab-stops>
      </style:paragraph-properties>
    </style:style>
    <style:style style:name="T3324" style:parent-style-name="Domyślnaczcionkaakapitu" style:family="text">
      <style:text-properties style:text-underline-type="single" style:text-underline-style="solid" style:text-underline-width="auto" style:text-underline-mode="continuous"/>
    </style:style>
    <style:style style:name="P3325" style:parent-style-name="Normalny" style:family="paragraph">
      <style:paragraph-properties fo:text-align="justify" fo:line-height="150%" fo:text-indent="0.25in"/>
      <style:text-properties fo:background-color="#80FFFF"/>
    </style:style>
    <style:style style:name="P3326" style:parent-style-name="Normalny" style:family="paragraph">
      <style:paragraph-properties fo:text-align="justify" fo:line-height="150%"/>
    </style:style>
    <style:style style:name="T3327" style:parent-style-name="Domyślnaczcionkaakapitu" style:family="text">
      <style:text-properties style:text-underline-type="single" style:text-underline-style="solid" style:text-underline-width="auto" style:text-underline-mode="continuous"/>
    </style:style>
    <style:style style:name="P3328" style:parent-style-name="Normalny" style:family="paragraph">
      <style:paragraph-properties fo:text-align="justify" fo:line-height="150%" fo:text-indent="0.25in"/>
    </style:style>
    <style:style style:name="T3329" style:parent-style-name="Domyślnaczcionkaakapitu" style:family="text">
      <style:text-properties fo:background-color="#80FFFF"/>
    </style:style>
    <style:style style:name="T3330" style:parent-style-name="Domyślnaczcionkaakapitu" style:family="text">
      <style:text-properties fo:background-color="#80FFFF"/>
    </style:style>
    <style:style style:name="T3331" style:parent-style-name="Domyślnaczcionkaakapitu" style:family="text">
      <style:text-properties fo:background-color="#80FFFF"/>
    </style:style>
    <style:style style:name="T3332" style:parent-style-name="Domyślnaczcionkaakapitu" style:family="text">
      <style:text-properties fo:background-color="#80FFFF"/>
    </style:style>
    <style:style style:name="T3333" style:parent-style-name="Domyślnaczcionkaakapitu" style:family="text">
      <style:text-properties fo:background-color="#80FFFF"/>
    </style:style>
    <style:style style:name="T3334" style:parent-style-name="Domyślnaczcionkaakapitu" style:family="text">
      <style:text-properties fo:background-color="#80FFFF"/>
    </style:style>
    <style:style style:name="T3335" style:parent-style-name="Domyślnaczcionkaakapitu" style:family="text">
      <style:text-properties fo:background-color="#80FFFF"/>
    </style:style>
    <style:style style:name="T3336" style:parent-style-name="Domyślnaczcionkaakapitu" style:family="text">
      <style:text-properties fo:background-color="#80FFFF"/>
    </style:style>
    <style:style style:name="T3337" style:parent-style-name="Domyślnaczcionkaakapitu" style:family="text">
      <style:text-properties fo:background-color="#80FFFF"/>
    </style:style>
    <style:style style:name="T3338" style:parent-style-name="Domyślnaczcionkaakapitu" style:family="text">
      <style:text-properties fo:background-color="#80FFFF"/>
    </style:style>
    <style:style style:name="P3339" style:parent-style-name="Normalny" style:family="paragraph">
      <style:paragraph-properties fo:text-align="justify" fo:line-height="150%" fo:text-indent="0.25in"/>
    </style:style>
    <style:style style:name="T3340" style:parent-style-name="Domyślnaczcionkaakapitu" style:family="text">
      <style:text-properties fo:background-color="#80FFFF"/>
    </style:style>
    <style:style style:name="T3341" style:parent-style-name="Domyślnaczcionkaakapitu" style:family="text">
      <style:text-properties fo:background-color="#80FFFF"/>
    </style:style>
    <style:style style:name="T3342" style:parent-style-name="Domyślnaczcionkaakapitu" style:family="text">
      <style:text-properties fo:background-color="#80FFFF"/>
    </style:style>
    <style:style style:name="T3343" style:parent-style-name="Domyślnaczcionkaakapitu" style:family="text">
      <style:text-properties fo:background-color="#80FFFF"/>
    </style:style>
    <style:style style:name="T3344" style:parent-style-name="Domyślnaczcionkaakapitu" style:family="text">
      <style:text-properties fo:background-color="#80FFFF"/>
    </style:style>
    <style:style style:name="P3345" style:parent-style-name="Normalny" style:family="paragraph">
      <style:paragraph-properties fo:text-align="justify" fo:line-height="150%" fo:text-indent="0.25in"/>
    </style:style>
    <style:style style:name="T3346" style:parent-style-name="Domyślnaczcionkaakapitu" style:family="text">
      <style:text-properties fo:background-color="#80FFFF"/>
    </style:style>
    <style:style style:name="T3347" style:parent-style-name="Domyślnaczcionkaakapitu" style:family="text">
      <style:text-properties fo:background-color="#80FFFF"/>
    </style:style>
    <style:style style:name="P3348" style:parent-style-name="Normalny" style:family="paragraph">
      <style:paragraph-properties fo:text-align="justify" fo:line-height="150%"/>
    </style:style>
    <style:style style:name="T3349" style:parent-style-name="Domyślnaczcionkaakapitu" style:family="text">
      <style:text-properties fo:background-color="#80FFFF" style:text-underline-type="single" style:text-underline-style="solid" style:text-underline-width="auto" style:text-underline-mode="continuous"/>
    </style:style>
    <style:style style:name="T3350" style:parent-style-name="Domyślnaczcionkaakapitu" style:family="text">
      <style:text-properties style:text-underline-type="single" style:text-underline-style="solid" style:text-underline-width="auto" style:text-underline-mode="continuous"/>
    </style:style>
    <style:style style:name="T3351" style:parent-style-name="Domyślnaczcionkaakapitu" style:family="text">
      <style:text-properties fo:background-color="#80FFFF" style:text-underline-type="single" style:text-underline-style="solid" style:text-underline-width="auto" style:text-underline-mode="continuous"/>
    </style:style>
    <style:style style:name="T3352" style:parent-style-name="Domyślnaczcionkaakapitu" style:family="text">
      <style:text-properties style:text-underline-type="single" style:text-underline-style="solid" style:text-underline-width="auto" style:text-underline-mode="continuous"/>
    </style:style>
    <style:style style:name="T3353" style:parent-style-name="Domyślnaczcionkaakapitu" style:family="text">
      <style:text-properties fo:background-color="#80FFFF" style:text-underline-type="single" style:text-underline-style="solid" style:text-underline-width="auto" style:text-underline-mode="continuous"/>
    </style:style>
    <style:style style:name="P3354" style:parent-style-name="Normalny" style:family="paragraph">
      <style:paragraph-properties fo:text-align="justify" fo:line-height="150%" fo:text-indent="0.25in"/>
    </style:style>
    <style:style style:name="P3355" style:parent-style-name="Normalny" style:family="paragraph">
      <style:paragraph-properties fo:text-align="justify" fo:line-height="150%" fo:text-indent="0.25in"/>
    </style:style>
    <style:style style:name="T3356" style:parent-style-name="Domyślnaczcionkaakapitu" style:family="text">
      <style:text-properties fo:background-color="#80FFFF"/>
    </style:style>
    <style:style style:name="T3357" style:parent-style-name="Domyślnaczcionkaakapitu" style:family="text">
      <style:text-properties fo:background-color="#80FFFF"/>
    </style:style>
    <style:style style:name="T3358" style:parent-style-name="Domyślnaczcionkaakapitu" style:family="text">
      <style:text-properties fo:background-color="#80FFFF"/>
    </style:style>
    <style:style style:name="T3359" style:parent-style-name="Domyślnaczcionkaakapitu" style:family="text">
      <style:text-properties fo:background-color="#80FFFF"/>
    </style:style>
    <style:style style:name="T3360" style:parent-style-name="Domyślnaczcionkaakapitu" style:family="text">
      <style:text-properties fo:background-color="#80FFFF"/>
    </style:style>
    <style:style style:name="T3361" style:parent-style-name="Domyślnaczcionkaakapitu" style:family="text">
      <style:text-properties fo:background-color="#80FFFF"/>
    </style:style>
    <style:style style:name="T3362" style:parent-style-name="Domyślnaczcionkaakapitu" style:family="text">
      <style:text-properties fo:background-color="#80FFFF"/>
    </style:style>
    <style:style style:name="T3363" style:parent-style-name="Domyślnaczcionkaakapitu" style:family="text">
      <style:text-properties fo:background-color="#80FFFF"/>
    </style:style>
    <style:style style:name="T3364" style:parent-style-name="Domyślnaczcionkaakapitu" style:family="text">
      <style:text-properties fo:background-color="#80FFFF"/>
    </style:style>
    <style:style style:name="P3365" style:parent-style-name="Normalny" style:family="paragraph">
      <style:paragraph-properties fo:text-align="justify" fo:line-height="150%"/>
    </style:style>
    <style:style style:name="T3366" style:parent-style-name="Domyślnaczcionkaakapitu" style:family="text">
      <style:text-properties style:text-underline-type="single" style:text-underline-style="solid" style:text-underline-width="auto" style:text-underline-mode="continuous"/>
    </style:style>
    <style:style style:name="T3367" style:parent-style-name="Domyślnaczcionkaakapitu" style:family="text">
      <style:text-properties fo:background-color="#80FFFF" style:text-underline-type="single" style:text-underline-style="solid" style:text-underline-width="auto" style:text-underline-mode="continuous"/>
    </style:style>
    <style:style style:name="T3368" style:parent-style-name="Domyślnaczcionkaakapitu" style:family="text">
      <style:text-properties style:text-underline-type="single" style:text-underline-style="solid" style:text-underline-width="auto" style:text-underline-mode="continuous"/>
    </style:style>
    <style:style style:name="P3369" style:parent-style-name="Normalny" style:family="paragraph">
      <style:paragraph-properties fo:text-align="justify" fo:line-height="150%" fo:text-indent="0.25in"/>
    </style:style>
    <style:style style:name="T3370" style:parent-style-name="Domyślnaczcionkaakapitu" style:family="text">
      <style:text-properties fo:background-color="#80FFFF"/>
    </style:style>
    <style:style style:name="T3371" style:parent-style-name="Domyślnaczcionkaakapitu" style:family="text">
      <style:text-properties fo:background-color="#80FFFF"/>
    </style:style>
    <style:style style:name="T3372" style:parent-style-name="Domyślnaczcionkaakapitu" style:family="text">
      <style:text-properties fo:background-color="#80FFFF"/>
    </style:style>
    <style:style style:name="T3373" style:parent-style-name="Domyślnaczcionkaakapitu" style:family="text">
      <style:text-properties fo:background-color="#80FFFF"/>
    </style:style>
    <style:style style:name="T3374" style:parent-style-name="Domyślnaczcionkaakapitu" style:family="text">
      <style:text-properties fo:background-color="#80FFFF"/>
    </style:style>
    <style:style style:name="P3375" style:parent-style-name="Normalny" style:family="paragraph">
      <style:paragraph-properties fo:text-align="justify" fo:line-height="150%" fo:text-indent="0.25in"/>
    </style:style>
    <style:style style:name="T3376" style:parent-style-name="Domyślnaczcionkaakapitu" style:family="text">
      <style:text-properties fo:background-color="#80FFFF"/>
    </style:style>
    <style:style style:name="T3377" style:parent-style-name="Domyślnaczcionkaakapitu" style:family="text">
      <style:text-properties fo:background-color="#80FFFF"/>
    </style:style>
    <style:style style:name="T3378" style:parent-style-name="Domyślnaczcionkaakapitu" style:family="text">
      <style:text-properties fo:background-color="#80FFFF"/>
    </style:style>
    <style:style style:name="T3379" style:parent-style-name="Domyślnaczcionkaakapitu" style:family="text">
      <style:text-properties fo:background-color="#80FFFF"/>
    </style:style>
    <style:style style:name="P3380" style:parent-style-name="Normalny" style:family="paragraph">
      <style:paragraph-properties fo:text-align="justify" fo:line-height="150%" fo:text-indent="0.25in"/>
    </style:style>
    <style:style style:name="P3381" style:parent-style-name="Normalny" style:family="paragraph">
      <style:paragraph-properties fo:text-align="justify" fo:line-height="150%"/>
    </style:style>
    <style:style style:name="T3382" style:parent-style-name="Domyślnaczcionkaakapitu" style:family="text">
      <style:text-properties style:text-underline-type="single" style:text-underline-style="solid" style:text-underline-width="auto" style:text-underline-mode="continuous"/>
    </style:style>
    <style:style style:name="T3383" style:parent-style-name="Domyślnaczcionkaakapitu" style:family="text">
      <style:text-properties fo:background-color="#80FFFF" style:text-underline-type="single" style:text-underline-style="solid" style:text-underline-width="auto" style:text-underline-mode="continuous"/>
    </style:style>
    <style:style style:name="T3384" style:parent-style-name="Domyślnaczcionkaakapitu" style:family="text">
      <style:text-properties style:text-underline-type="single" style:text-underline-style="solid" style:text-underline-width="auto" style:text-underline-mode="continuous"/>
    </style:style>
    <style:style style:name="P3385" style:parent-style-name="Normalny" style:family="paragraph">
      <style:paragraph-properties fo:text-align="justify" fo:line-height="150%" fo:text-indent="0.25in"/>
    </style:style>
    <style:style style:name="T3386" style:parent-style-name="Domyślnaczcionkaakapitu" style:family="text">
      <style:text-properties fo:background-color="#80FFFF"/>
    </style:style>
    <style:style style:name="T3387" style:parent-style-name="Domyślnaczcionkaakapitu" style:family="text">
      <style:text-properties fo:background-color="#80FFFF"/>
    </style:style>
    <style:style style:name="T3388" style:parent-style-name="Domyślnaczcionkaakapitu" style:family="text">
      <style:text-properties fo:background-color="#80FFFF"/>
    </style:style>
    <style:style style:name="P3389" style:parent-style-name="Normalny" style:family="paragraph">
      <style:paragraph-properties fo:text-align="justify" fo:line-height="150%"/>
    </style:style>
    <style:style style:name="T3390" style:parent-style-name="Domyślnaczcionkaakapitu" style:family="text">
      <style:text-properties fo:background-color="#80FFFF" style:text-underline-type="single" style:text-underline-style="solid" style:text-underline-width="auto" style:text-underline-mode="continuous"/>
    </style:style>
    <style:style style:name="T3391" style:parent-style-name="Domyślnaczcionkaakapitu" style:family="text">
      <style:text-properties style:text-underline-type="single" style:text-underline-style="solid" style:text-underline-width="auto" style:text-underline-mode="continuous"/>
    </style:style>
    <style:style style:name="P3392" style:parent-style-name="Normalny" style:family="paragraph">
      <style:paragraph-properties fo:text-align="justify" fo:line-height="150%" fo:text-indent="0.25in"/>
    </style:style>
    <style:style style:name="T3393" style:parent-style-name="Domyślnaczcionkaakapitu" style:family="text">
      <style:text-properties fo:background-color="#80FFFF"/>
    </style:style>
    <style:style style:name="T3394" style:parent-style-name="Domyślnaczcionkaakapitu" style:family="text">
      <style:text-properties fo:background-color="#80FFFF"/>
    </style:style>
    <style:style style:name="T3395" style:parent-style-name="Domyślnaczcionkaakapitu" style:family="text">
      <style:text-properties fo:background-color="#80FFFF"/>
    </style:style>
    <style:style style:name="P3396" style:parent-style-name="Normalny" style:family="paragraph">
      <style:paragraph-properties fo:text-align="justify" fo:line-height="150%" fo:text-indent="0.25in"/>
    </style:style>
    <style:style style:name="T3397" style:parent-style-name="Domyślnaczcionkaakapitu" style:family="text">
      <style:text-properties fo:background-color="#80FFFF"/>
    </style:style>
    <style:style style:name="T3398" style:parent-style-name="Domyślnaczcionkaakapitu" style:family="text">
      <style:text-properties fo:background-color="#80FFFF"/>
    </style:style>
    <style:style style:name="P3399" style:parent-style-name="Normalny" style:family="paragraph">
      <style:paragraph-properties fo:text-align="justify" fo:line-height="150%" fo:text-indent="0.25in"/>
    </style:style>
    <style:style style:name="T3400" style:parent-style-name="Domyślnaczcionkaakapitu" style:family="text">
      <style:text-properties fo:background-color="#80FFFF"/>
    </style:style>
    <style:style style:name="T3401" style:parent-style-name="Domyślnaczcionkaakapitu" style:family="text">
      <style:text-properties fo:background-color="#80FFFF"/>
    </style:style>
    <style:style style:name="T3402" style:parent-style-name="Domyślnaczcionkaakapitu" style:family="text">
      <style:text-properties fo:background-color="#80FFFF"/>
    </style:style>
    <style:style style:name="T3403" style:parent-style-name="Domyślnaczcionkaakapitu" style:family="text">
      <style:text-properties fo:background-color="#80FFFF"/>
    </style:style>
    <style:style style:name="P3404" style:parent-style-name="Normalny" style:family="paragraph">
      <style:paragraph-properties fo:text-align="justify" fo:line-height="150%" fo:text-indent="0.25in"/>
    </style:style>
    <style:style style:name="T3405" style:parent-style-name="Domyślnaczcionkaakapitu" style:family="text">
      <style:text-properties fo:background-color="#80FFFF"/>
    </style:style>
    <style:style style:name="T3406" style:parent-style-name="Domyślnaczcionkaakapitu" style:family="text">
      <style:text-properties fo:background-color="#80FFFF"/>
    </style:style>
    <style:style style:name="T3407" style:parent-style-name="Domyślnaczcionkaakapitu" style:family="text">
      <style:text-properties fo:background-color="#80FFFF"/>
    </style:style>
    <style:style style:name="T3408" style:parent-style-name="Domyślnaczcionkaakapitu" style:family="text">
      <style:text-properties fo:background-color="#80FFFF"/>
    </style:style>
    <style:style style:name="T3409" style:parent-style-name="Domyślnaczcionkaakapitu" style:family="text">
      <style:text-properties fo:background-color="#80FFFF"/>
    </style:style>
    <style:style style:name="T3410" style:parent-style-name="Domyślnaczcionkaakapitu" style:family="text">
      <style:text-properties fo:background-color="#80FFFF"/>
    </style:style>
    <style:style style:name="P3411" style:parent-style-name="Normalny" style:family="paragraph">
      <style:paragraph-properties fo:text-align="justify" fo:line-height="150%" fo:text-indent="0.25in"/>
    </style:style>
    <style:style style:name="T3412" style:parent-style-name="Domyślnaczcionkaakapitu" style:family="text">
      <style:text-properties fo:background-color="#80FFFF"/>
    </style:style>
    <style:style style:name="T3413" style:parent-style-name="Domyślnaczcionkaakapitu" style:family="text">
      <style:text-properties fo:background-color="#80FFFF"/>
    </style:style>
    <style:style style:name="T3414" style:parent-style-name="Domyślnaczcionkaakapitu" style:family="text">
      <style:text-properties fo:background-color="#80FFFF"/>
    </style:style>
    <style:style style:name="P3415" style:parent-style-name="Normalny" style:family="paragraph">
      <style:paragraph-properties fo:text-align="justify" fo:line-height="150%" fo:text-indent="0.25in"/>
    </style:style>
    <style:style style:name="T3416" style:parent-style-name="Domyślnaczcionkaakapitu" style:family="text">
      <style:text-properties fo:background-color="#80FFFF"/>
    </style:style>
    <style:style style:name="T3417" style:parent-style-name="Domyślnaczcionkaakapitu" style:family="text">
      <style:text-properties fo:background-color="#80FFFF"/>
    </style:style>
    <style:style style:name="T3418" style:parent-style-name="Domyślnaczcionkaakapitu" style:family="text">
      <style:text-properties fo:background-color="#80FFFF"/>
    </style:style>
    <style:style style:name="P3419" style:parent-style-name="Normalny" style:family="paragraph">
      <style:paragraph-properties fo:text-align="justify" fo:line-height="150%" fo:text-indent="0.25in"/>
    </style:style>
    <style:style style:name="T3420" style:parent-style-name="Domyślnaczcionkaakapitu" style:family="text">
      <style:text-properties fo:background-color="#80FFFF"/>
    </style:style>
    <style:style style:name="T3421" style:parent-style-name="Domyślnaczcionkaakapitu" style:family="text">
      <style:text-properties fo:background-color="#80FFFF"/>
    </style:style>
    <style:style style:name="P3422" style:parent-style-name="Normalny" style:family="paragraph">
      <style:paragraph-properties fo:text-align="justify" fo:line-height="150%" fo:text-indent="0.25in"/>
    </style:style>
    <style:style style:name="T3423" style:parent-style-name="Domyślnaczcionkaakapitu" style:family="text">
      <style:text-properties fo:background-color="#80FFFF"/>
    </style:style>
    <style:style style:name="P3424" style:parent-style-name="Normalny" style:family="paragraph">
      <style:paragraph-properties fo:text-align="justify" fo:line-height="150%" fo:text-indent="0.25in"/>
    </style:style>
    <style:style style:name="P3425" style:parent-style-name="Normalny" style:family="paragraph">
      <style:paragraph-properties fo:text-align="justify" fo:line-height="150%"/>
    </style:style>
    <style:style style:name="T3426" style:parent-style-name="Domyślnaczcionkaakapitu" style:family="text">
      <style:text-properties style:text-underline-type="single" style:text-underline-style="solid" style:text-underline-width="auto" style:text-underline-mode="continuous"/>
    </style:style>
    <style:style style:name="P3427" style:parent-style-name="Normalny" style:family="paragraph">
      <style:paragraph-properties fo:text-align="justify" fo:line-height="150%" fo:text-indent="0.25in"/>
    </style:style>
    <style:style style:name="P3428" style:parent-style-name="Normalny" style:family="paragraph">
      <style:paragraph-properties fo:text-align="justify" fo:line-height="150%" fo:text-indent="0.25in"/>
    </style:style>
    <style:style style:name="P3429" style:parent-style-name="Normalny" style:family="paragraph">
      <style:paragraph-properties fo:text-align="justify" fo:line-height="150%" fo:text-indent="0.25in"/>
    </style:style>
    <style:style style:name="T3430" style:parent-style-name="Domyślnaczcionkaakapitu" style:family="text">
      <style:text-properties fo:background-color="#80FFFF"/>
    </style:style>
    <style:style style:name="T3431" style:parent-style-name="Domyślnaczcionkaakapitu" style:family="text">
      <style:text-properties fo:background-color="#80FFFF"/>
    </style:style>
    <style:style style:name="T3432" style:parent-style-name="Domyślnaczcionkaakapitu" style:family="text">
      <style:text-properties fo:background-color="#80FFFF"/>
    </style:style>
    <style:style style:name="T3433" style:parent-style-name="Domyślnaczcionkaakapitu" style:family="text">
      <style:text-properties fo:background-color="#80FFFF"/>
    </style:style>
    <style:style style:name="T3434" style:parent-style-name="Domyślnaczcionkaakapitu" style:family="text">
      <style:text-properties fo:background-color="#80FFFF"/>
    </style:style>
    <style:style style:name="P3435" style:parent-style-name="Normalny" style:family="paragraph">
      <style:paragraph-properties fo:text-align="justify" fo:line-height="150%" fo:text-indent="0.25in"/>
    </style:style>
    <style:style style:name="P3436" style:parent-style-name="Normalny" style:family="paragraph">
      <style:paragraph-properties fo:text-align="justify" fo:line-height="150%" fo:text-indent="0.25in"/>
    </style:style>
    <style:style style:name="P3437" style:parent-style-name="Normalny" style:family="paragraph">
      <style:paragraph-properties fo:text-align="justify" fo:line-height="150%"/>
    </style:style>
    <style:style style:name="T3438" style:parent-style-name="Domyślnaczcionkaakapitu" style:family="text">
      <style:text-properties fo:background-color="#80FFFF"/>
    </style:style>
    <style:style style:name="P3439" style:parent-style-name="Normalny" style:family="paragraph">
      <style:paragraph-properties fo:text-align="justify" fo:line-height="150%" fo:text-indent="0.25in"/>
    </style:style>
    <style:style style:name="P3440" style:parent-style-name="Normalny" style:family="paragraph">
      <style:paragraph-properties fo:text-align="justify" fo:line-height="150%"/>
    </style:style>
    <style:style style:name="T3441" style:parent-style-name="Domyślnaczcionkaakapitu" style:family="text">
      <style:text-properties style:text-underline-type="single" style:text-underline-style="solid" style:text-underline-width="auto" style:text-underline-mode="continuous"/>
    </style:style>
    <style:style style:name="T3442" style:parent-style-name="Domyślnaczcionkaakapitu" style:family="text">
      <style:text-properties fo:background-color="#80FFFF" style:text-underline-type="single" style:text-underline-style="solid" style:text-underline-width="auto" style:text-underline-mode="continuous"/>
    </style:style>
    <style:style style:name="T3443" style:parent-style-name="Domyślnaczcionkaakapitu" style:family="text">
      <style:text-properties style:text-underline-type="single" style:text-underline-style="solid" style:text-underline-width="auto" style:text-underline-mode="continuous"/>
    </style:style>
    <style:style style:name="T3444" style:parent-style-name="Domyślnaczcionkaakapitu" style:family="text">
      <style:text-properties fo:background-color="#80FFFF" style:text-underline-type="single" style:text-underline-style="solid" style:text-underline-width="auto" style:text-underline-mode="continuous"/>
    </style:style>
    <style:style style:name="T3445" style:parent-style-name="Domyślnaczcionkaakapitu" style:family="text">
      <style:text-properties style:text-underline-type="single" style:text-underline-style="solid" style:text-underline-width="auto" style:text-underline-mode="continuous"/>
    </style:style>
    <style:style style:name="T3446" style:parent-style-name="Domyślnaczcionkaakapitu" style:family="text">
      <style:text-properties fo:background-color="#80FFFF" style:text-underline-type="single" style:text-underline-style="solid" style:text-underline-width="auto" style:text-underline-mode="continuous"/>
    </style:style>
    <style:style style:name="T3447" style:parent-style-name="Domyślnaczcionkaakapitu" style:family="text">
      <style:text-properties style:text-underline-type="single" style:text-underline-style="solid" style:text-underline-width="auto" style:text-underline-mode="continuous"/>
    </style:style>
    <style:style style:name="T3448" style:parent-style-name="Domyślnaczcionkaakapitu" style:family="text">
      <style:text-properties fo:background-color="#80FFFF" style:text-underline-type="single" style:text-underline-style="solid" style:text-underline-width="auto" style:text-underline-mode="continuous"/>
    </style:style>
    <style:style style:name="P3449" style:parent-style-name="Normalny" style:family="paragraph">
      <style:paragraph-properties fo:text-align="justify" fo:line-height="150%" fo:text-indent="0.25in"/>
    </style:style>
    <style:style style:name="T3450" style:parent-style-name="Domyślnaczcionkaakapitu" style:family="text">
      <style:text-properties fo:background-color="#80FFFF"/>
    </style:style>
    <style:style style:name="T3451" style:parent-style-name="Domyślnaczcionkaakapitu" style:family="text">
      <style:text-properties fo:background-color="#80FFFF"/>
    </style:style>
    <style:style style:name="T3452" style:parent-style-name="Domyślnaczcionkaakapitu" style:family="text">
      <style:text-properties fo:background-color="#80FFFF"/>
    </style:style>
    <style:style style:name="T3453" style:parent-style-name="Domyślnaczcionkaakapitu" style:family="text">
      <style:text-properties fo:background-color="#80FFFF"/>
    </style:style>
    <style:style style:name="T3454" style:parent-style-name="Domyślnaczcionkaakapitu" style:family="text">
      <style:text-properties fo:background-color="#80FFFF"/>
    </style:style>
    <style:style style:name="T3455" style:parent-style-name="Domyślnaczcionkaakapitu" style:family="text">
      <style:text-properties fo:background-color="#80FFFF"/>
    </style:style>
    <style:style style:name="P3456" style:parent-style-name="Normalny" style:family="paragraph">
      <style:paragraph-properties fo:text-align="justify" fo:line-height="150%" fo:text-indent="0.25in"/>
    </style:style>
    <style:style style:name="P3457" style:parent-style-name="Normalny" style:family="paragraph">
      <style:paragraph-properties fo:text-align="justify" fo:line-height="150%" fo:text-indent="0.25in"/>
    </style:style>
    <style:style style:name="P3458" style:parent-style-name="Normalny" style:family="paragraph">
      <style:paragraph-properties fo:text-align="justify" fo:line-height="150%"/>
    </style:style>
    <style:style style:name="T3459" style:parent-style-name="Domyślnaczcionkaakapitu" style:family="text">
      <style:text-properties fo:background-color="#80FFFF" style:text-underline-type="single" style:text-underline-style="solid" style:text-underline-width="auto" style:text-underline-mode="continuous"/>
    </style:style>
    <style:style style:name="T3460" style:parent-style-name="Domyślnaczcionkaakapitu" style:family="text">
      <style:text-properties style:text-underline-type="single" style:text-underline-style="solid" style:text-underline-width="auto" style:text-underline-mode="continuous"/>
    </style:style>
    <style:style style:name="T3461" style:parent-style-name="Domyślnaczcionkaakapitu" style:family="text">
      <style:text-properties fo:background-color="#80FFFF" style:text-underline-type="single" style:text-underline-style="solid" style:text-underline-width="auto" style:text-underline-mode="continuous"/>
    </style:style>
    <style:style style:name="T3462" style:parent-style-name="Domyślnaczcionkaakapitu" style:family="text">
      <style:text-properties style:text-underline-type="single" style:text-underline-style="solid" style:text-underline-width="auto" style:text-underline-mode="continuous"/>
    </style:style>
    <style:style style:name="T3463" style:parent-style-name="Domyślnaczcionkaakapitu" style:family="text">
      <style:text-properties fo:background-color="#80FFFF" style:text-underline-type="single" style:text-underline-style="solid" style:text-underline-width="auto" style:text-underline-mode="continuous"/>
    </style:style>
    <style:style style:name="P3464" style:parent-style-name="Normalny" style:family="paragraph">
      <style:paragraph-properties fo:text-align="justify" fo:line-height="150%" fo:text-indent="0.25in"/>
    </style:style>
    <style:style style:name="P3465" style:parent-style-name="Normalny" style:family="paragraph">
      <style:paragraph-properties fo:text-align="justify" fo:line-height="150%" fo:text-indent="0.25in"/>
    </style:style>
    <style:style style:name="P3466" style:parent-style-name="Normalny" style:family="paragraph">
      <style:paragraph-properties fo:text-align="justify" fo:line-height="150%"/>
    </style:style>
    <style:style style:name="T3467" style:parent-style-name="Domyślnaczcionkaakapitu" style:family="text">
      <style:text-properties fo:background-color="#80FFFF" style:text-underline-type="single" style:text-underline-style="solid" style:text-underline-width="auto" style:text-underline-mode="continuous"/>
    </style:style>
    <style:style style:name="T3468" style:parent-style-name="Domyślnaczcionkaakapitu" style:family="text">
      <style:text-properties style:text-underline-type="single" style:text-underline-style="solid" style:text-underline-width="auto" style:text-underline-mode="continuous"/>
    </style:style>
    <style:style style:name="T3469" style:parent-style-name="Domyślnaczcionkaakapitu" style:family="text">
      <style:text-properties fo:background-color="#80FFFF" style:text-underline-type="single" style:text-underline-style="solid" style:text-underline-width="auto" style:text-underline-mode="continuous"/>
    </style:style>
    <style:style style:name="T3470" style:parent-style-name="Domyślnaczcionkaakapitu" style:family="text">
      <style:text-properties style:text-underline-type="single" style:text-underline-style="solid" style:text-underline-width="auto" style:text-underline-mode="continuous"/>
    </style:style>
    <style:style style:name="T3471" style:parent-style-name="Domyślnaczcionkaakapitu" style:family="text">
      <style:text-properties fo:background-color="#80FFFF" style:text-underline-type="single" style:text-underline-style="solid" style:text-underline-width="auto" style:text-underline-mode="continuous"/>
    </style:style>
    <style:style style:name="T3472" style:parent-style-name="Domyślnaczcionkaakapitu" style:family="text">
      <style:text-properties style:text-underline-type="single" style:text-underline-style="solid" style:text-underline-width="auto" style:text-underline-mode="continuous"/>
    </style:style>
    <style:style style:name="P3473" style:parent-style-name="Normalny" style:family="paragraph">
      <style:paragraph-properties fo:text-align="justify" fo:line-height="150%" fo:text-indent="0.25in"/>
    </style:style>
    <style:style style:name="P3474" style:parent-style-name="Normalny" style:family="paragraph">
      <style:paragraph-properties fo:text-align="justify" fo:line-height="150%" fo:text-indent="0.25in"/>
    </style:style>
    <style:style style:name="P3475" style:parent-style-name="Normalny" style:family="paragraph">
      <style:paragraph-properties fo:text-align="justify" fo:line-height="150%" fo:text-indent="0.25in"/>
    </style:style>
    <style:style style:name="T3476" style:parent-style-name="Domyślnaczcionkaakapitu" style:family="text">
      <style:text-properties fo:background-color="#80FFFF"/>
    </style:style>
    <style:style style:name="P3477" style:parent-style-name="Normalny" style:family="paragraph">
      <style:paragraph-properties fo:text-align="justify" fo:line-height="150%" fo:text-indent="0.25in"/>
    </style:style>
    <style:style style:name="T3478" style:parent-style-name="Domyślnaczcionkaakapitu" style:family="text">
      <style:text-properties fo:background-color="#80FFFF"/>
    </style:style>
    <style:style style:name="T3479" style:parent-style-name="Domyślnaczcionkaakapitu" style:family="text">
      <style:text-properties fo:background-color="#80FFFF"/>
    </style:style>
    <style:style style:name="P3480" style:parent-style-name="Normalny" style:family="paragraph">
      <style:paragraph-properties fo:text-align="justify" fo:line-height="150%" fo:text-indent="0.25in"/>
    </style:style>
    <style:style style:name="P3481" style:parent-style-name="Normalny" style:family="paragraph">
      <style:paragraph-properties fo:text-align="justify" fo:line-height="150%" fo:text-indent="0.25in"/>
    </style:style>
    <style:style style:name="T3482" style:parent-style-name="Domyślnaczcionkaakapitu" style:family="text">
      <style:text-properties fo:background-color="#80FFFF"/>
    </style:style>
    <style:style style:name="T3483" style:parent-style-name="Domyślnaczcionkaakapitu" style:family="text">
      <style:text-properties fo:background-color="#80FFFF"/>
    </style:style>
    <style:style style:name="T3484" style:parent-style-name="Domyślnaczcionkaakapitu" style:family="text">
      <style:text-properties fo:background-color="#80FFFF"/>
    </style:style>
    <style:style style:name="P3485" style:parent-style-name="Normalny" style:family="paragraph">
      <style:paragraph-properties fo:text-align="justify" fo:line-height="150%" fo:text-indent="0.25in"/>
    </style:style>
    <style:style style:name="P3486" style:parent-style-name="Normalny" style:family="paragraph">
      <style:paragraph-properties fo:text-align="justify" fo:line-height="150%" fo:text-indent="0.25in"/>
    </style:style>
    <style:style style:name="T3487" style:parent-style-name="Domyślnaczcionkaakapitu" style:family="text">
      <style:text-properties fo:background-color="#80FFFF"/>
    </style:style>
    <style:style style:name="T3488" style:parent-style-name="Domyślnaczcionkaakapitu" style:family="text">
      <style:text-properties fo:background-color="#80FFFF"/>
    </style:style>
    <style:style style:name="T3489" style:parent-style-name="Domyślnaczcionkaakapitu" style:family="text">
      <style:text-properties fo:background-color="#80FFFF"/>
    </style:style>
    <style:style style:name="T3490" style:parent-style-name="Domyślnaczcionkaakapitu" style:family="text">
      <style:text-properties fo:background-color="#80FFFF"/>
    </style:style>
    <style:style style:name="P3491" style:parent-style-name="Normalny" style:family="paragraph">
      <style:paragraph-properties fo:text-align="justify" fo:line-height="150%" fo:text-indent="0.25in"/>
    </style:style>
    <style:style style:name="T3492" style:parent-style-name="Domyślnaczcionkaakapitu" style:family="text">
      <style:text-properties fo:background-color="#80FFFF"/>
    </style:style>
    <style:style style:name="T3493" style:parent-style-name="Domyślnaczcionkaakapitu" style:family="text">
      <style:text-properties fo:background-color="#80FFFF"/>
    </style:style>
    <style:style style:name="T3494" style:parent-style-name="Domyślnaczcionkaakapitu" style:family="text">
      <style:text-properties fo:background-color="#80FFFF"/>
    </style:style>
    <style:style style:name="T3495" style:parent-style-name="Domyślnaczcionkaakapitu" style:family="text">
      <style:text-properties fo:background-color="#80FFFF"/>
    </style:style>
    <style:style style:name="P3496" style:parent-style-name="Normalny" style:family="paragraph">
      <style:paragraph-properties fo:text-align="justify" fo:line-height="150%" fo:text-indent="0.25in"/>
    </style:style>
    <style:style style:name="T3497" style:parent-style-name="Domyślnaczcionkaakapitu" style:family="text">
      <style:text-properties fo:background-color="#80FFFF"/>
    </style:style>
    <style:style style:name="P3498" style:parent-style-name="Normalny" style:family="paragraph">
      <style:paragraph-properties fo:text-align="justify" fo:line-height="150%"/>
    </style:style>
    <style:style style:name="P3499" style:parent-style-name="Normalny" style:family="paragraph">
      <style:paragraph-properties fo:text-align="justify" fo:line-height="150%" fo:text-indent="0.25in"/>
    </style:style>
    <style:style style:name="T3500" style:parent-style-name="Domyślnaczcionkaakapitu" style:family="text">
      <style:text-properties fo:background-color="#80FFFF"/>
    </style:style>
    <style:style style:name="P3501" style:parent-style-name="Normalny" style:family="paragraph">
      <style:paragraph-properties fo:text-align="justify" fo:line-height="150%" fo:text-indent="0.25in"/>
    </style:style>
    <style:style style:name="T3502" style:parent-style-name="Domyślnaczcionkaakapitu" style:family="text">
      <style:text-properties fo:background-color="#80FFFF"/>
    </style:style>
    <style:style style:name="P3503" style:parent-style-name="Normalny" style:family="paragraph">
      <style:paragraph-properties fo:text-align="justify" fo:line-height="150%" fo:text-indent="0.25in"/>
    </style:style>
    <style:style style:name="T3504" style:parent-style-name="Domyślnaczcionkaakapitu" style:family="text">
      <style:text-properties fo:background-color="#80FFFF"/>
    </style:style>
    <style:style style:name="T3505" style:parent-style-name="Domyślnaczcionkaakapitu" style:family="text">
      <style:text-properties fo:background-color="#80FFFF"/>
    </style:style>
    <style:style style:name="T3506" style:parent-style-name="Domyślnaczcionkaakapitu" style:family="text">
      <style:text-properties fo:background-color="#80FFFF"/>
    </style:style>
    <style:style style:name="P3507" style:parent-style-name="Normalny" style:family="paragraph">
      <style:paragraph-properties fo:text-align="justify" fo:line-height="150%" fo:text-indent="0.25in"/>
    </style:style>
    <style:style style:name="T3508" style:parent-style-name="Domyślnaczcionkaakapitu" style:family="text">
      <style:text-properties fo:background-color="#80FFFF"/>
    </style:style>
    <style:style style:name="P3509" style:parent-style-name="Normalny" style:family="paragraph">
      <style:paragraph-properties fo:text-align="justify" fo:line-height="150%" fo:text-indent="0.25in"/>
    </style:style>
    <style:style style:name="T3510" style:parent-style-name="Domyślnaczcionkaakapitu" style:family="text">
      <style:text-properties fo:background-color="#80FFFF"/>
    </style:style>
    <style:style style:name="P3511" style:parent-style-name="Normalny" style:family="paragraph">
      <style:paragraph-properties fo:text-align="justify" fo:line-height="150%" fo:text-indent="0.25in"/>
    </style:style>
    <style:style style:name="T3512" style:parent-style-name="Domyślnaczcionkaakapitu" style:family="text">
      <style:text-properties fo:background-color="#80FFFF"/>
    </style:style>
    <style:style style:name="T3513" style:parent-style-name="Domyślnaczcionkaakapitu" style:family="text">
      <style:text-properties fo:background-color="#80FFFF"/>
    </style:style>
    <style:style style:name="P3514" style:parent-style-name="Normalny" style:family="paragraph">
      <style:paragraph-properties fo:text-align="justify" fo:line-height="150%" fo:text-indent="0.25in"/>
    </style:style>
    <style:style style:name="T3515" style:parent-style-name="Domyślnaczcionkaakapitu" style:family="text">
      <style:text-properties fo:background-color="#80FFFF"/>
    </style:style>
    <style:style style:name="T3516" style:parent-style-name="Domyślnaczcionkaakapitu" style:family="text">
      <style:text-properties fo:background-color="#80FFFF"/>
    </style:style>
    <style:style style:name="P3517" style:parent-style-name="Normalny" style:family="paragraph">
      <style:paragraph-properties fo:text-align="justify" fo:line-height="150%" fo:text-indent="0.25in"/>
    </style:style>
    <style:style style:name="P3518" style:parent-style-name="Normalny" style:family="paragraph">
      <style:paragraph-properties fo:text-align="justify" fo:line-height="150%" fo:text-indent="0.25in"/>
    </style:style>
    <style:style style:name="T3519" style:parent-style-name="Domyślnaczcionkaakapitu" style:family="text">
      <style:text-properties fo:background-color="#80FFFF"/>
    </style:style>
    <style:style style:name="T3520" style:parent-style-name="Domyślnaczcionkaakapitu" style:family="text">
      <style:text-properties fo:background-color="#80FFFF"/>
    </style:style>
    <style:style style:name="P3521" style:parent-style-name="Normalny" style:family="paragraph">
      <style:paragraph-properties fo:text-align="justify" fo:line-height="150%" fo:text-indent="0.25in"/>
    </style:style>
    <style:style style:name="T3522" style:parent-style-name="Domyślnaczcionkaakapitu" style:family="text">
      <style:text-properties fo:background-color="#80FFFF"/>
    </style:style>
    <style:style style:name="P3523" style:parent-style-name="Normalny" style:family="paragraph">
      <style:paragraph-properties fo:text-align="justify" fo:line-height="150%" fo:text-indent="0.25in"/>
    </style:style>
    <style:style style:name="T3524" style:parent-style-name="Domyślnaczcionkaakapitu" style:family="text">
      <style:text-properties fo:background-color="#80FFFF"/>
    </style:style>
    <style:style style:name="T3525" style:parent-style-name="Domyślnaczcionkaakapitu" style:family="text">
      <style:text-properties fo:background-color="#80FFFF"/>
    </style:style>
    <style:style style:name="T3526" style:parent-style-name="Domyślnaczcionkaakapitu" style:family="text">
      <style:text-properties fo:background-color="#80FFFF"/>
    </style:style>
    <style:style style:name="T3527" style:parent-style-name="Domyślnaczcionkaakapitu" style:family="text">
      <style:text-properties fo:background-color="#80FFFF"/>
    </style:style>
    <style:style style:name="T3528" style:parent-style-name="Domyślnaczcionkaakapitu" style:family="text">
      <style:text-properties fo:background-color="#80FFFF"/>
    </style:style>
    <style:style style:name="P3529" style:parent-style-name="Normalny" style:family="paragraph">
      <style:paragraph-properties fo:text-align="justify" fo:line-height="150%" fo:text-indent="0.25in"/>
    </style:style>
    <style:style style:name="T3530" style:parent-style-name="Domyślnaczcionkaakapitu" style:family="text">
      <style:text-properties fo:background-color="#80FFFF"/>
    </style:style>
    <style:style style:name="T3531" style:parent-style-name="Domyślnaczcionkaakapitu" style:family="text">
      <style:text-properties fo:font-style="italic" style:font-style-asian="italic" style:font-style-complex="italic" fo:background-color="#80FFFF"/>
    </style:style>
    <style:style style:name="P3532" style:parent-style-name="Normalny" style:family="paragraph">
      <style:paragraph-properties fo:text-align="justify" fo:line-height="150%" fo:text-indent="0.25in"/>
    </style:style>
    <style:style style:name="T3533" style:parent-style-name="Domyślnaczcionkaakapitu" style:family="text">
      <style:text-properties fo:background-color="#80FFFF"/>
    </style:style>
    <style:style style:name="T3534" style:parent-style-name="Domyślnaczcionkaakapitu" style:family="text">
      <style:text-properties fo:background-color="#80FFFF"/>
    </style:style>
    <style:style style:name="T3535" style:parent-style-name="Domyślnaczcionkaakapitu" style:family="text">
      <style:text-properties fo:background-color="#80FFFF"/>
    </style:style>
    <style:style style:name="T3536" style:parent-style-name="Domyślnaczcionkaakapitu" style:family="text">
      <style:text-properties fo:background-color="#80FFFF"/>
    </style:style>
    <style:style style:name="P3537" style:parent-style-name="Normalny" style:family="paragraph">
      <style:paragraph-properties fo:text-align="justify" fo:line-height="150%" fo:text-indent="0.25in"/>
    </style:style>
    <style:style style:name="T3538" style:parent-style-name="Domyślnaczcionkaakapitu" style:family="text">
      <style:text-properties fo:background-color="#80FFFF"/>
    </style:style>
    <style:style style:name="P3539" style:parent-style-name="Normalny" style:family="paragraph">
      <style:paragraph-properties fo:text-align="justify" fo:line-height="150%" fo:text-indent="0.25in"/>
    </style:style>
    <style:style style:name="T3540" style:parent-style-name="Domyślnaczcionkaakapitu" style:family="text">
      <style:text-properties fo:background-color="#80FFFF"/>
    </style:style>
    <style:style style:name="T3541" style:parent-style-name="Domyślnaczcionkaakapitu" style:family="text">
      <style:text-properties fo:background-color="#80FFFF"/>
    </style:style>
    <style:style style:name="T3542" style:parent-style-name="Domyślnaczcionkaakapitu" style:family="text">
      <style:text-properties fo:background-color="#80FFFF"/>
    </style:style>
    <style:style style:name="T3543" style:parent-style-name="Domyślnaczcionkaakapitu" style:family="text">
      <style:text-properties fo:background-color="#80FFFF"/>
    </style:style>
    <style:style style:name="P3544" style:parent-style-name="Normalny" style:family="paragraph">
      <style:paragraph-properties fo:text-align="justify" fo:line-height="150%" fo:text-indent="0.25in"/>
    </style:style>
    <style:style style:name="T3545" style:parent-style-name="Domyślnaczcionkaakapitu" style:family="text">
      <style:text-properties fo:background-color="#80FFFF"/>
    </style:style>
    <style:style style:name="T3546" style:parent-style-name="Domyślnaczcionkaakapitu" style:family="text">
      <style:text-properties fo:background-color="#80FFFF"/>
    </style:style>
    <style:style style:name="P3547" style:parent-style-name="Normalny" style:family="paragraph">
      <style:paragraph-properties fo:text-align="justify" fo:line-height="150%" fo:text-indent="0.25in"/>
    </style:style>
    <style:style style:name="T3548" style:parent-style-name="Domyślnaczcionkaakapitu" style:family="text">
      <style:text-properties fo:background-color="#80FFFF"/>
    </style:style>
    <style:style style:name="T3549" style:parent-style-name="Domyślnaczcionkaakapitu" style:family="text">
      <style:text-properties fo:background-color="#80FFFF"/>
    </style:style>
    <style:style style:name="T3550" style:parent-style-name="Domyślnaczcionkaakapitu" style:family="text">
      <style:text-properties fo:background-color="#80FFFF"/>
    </style:style>
    <style:style style:name="P3551" style:parent-style-name="Normalny" style:family="paragraph">
      <style:paragraph-properties fo:text-align="justify" fo:line-height="150%" fo:text-indent="0.25in"/>
    </style:style>
    <style:style style:name="T3552" style:parent-style-name="Domyślnaczcionkaakapitu" style:family="text">
      <style:text-properties fo:background-color="#80FFFF"/>
    </style:style>
    <style:style style:name="T3553" style:parent-style-name="Domyślnaczcionkaakapitu" style:family="text">
      <style:text-properties fo:background-color="#80FFFF"/>
    </style:style>
    <style:style style:name="T3554" style:parent-style-name="Domyślnaczcionkaakapitu" style:family="text">
      <style:text-properties fo:background-color="#80FFFF"/>
    </style:style>
    <style:style style:name="T3555" style:parent-style-name="Domyślnaczcionkaakapitu" style:family="text">
      <style:text-properties fo:background-color="#80FFFF"/>
    </style:style>
    <style:style style:name="T3556" style:parent-style-name="Domyślnaczcionkaakapitu" style:family="text">
      <style:text-properties fo:background-color="#80FFFF"/>
    </style:style>
    <style:style style:name="T3557" style:parent-style-name="Domyślnaczcionkaakapitu" style:family="text">
      <style:text-properties fo:background-color="#80FFFF"/>
    </style:style>
    <style:style style:name="T3558" style:parent-style-name="Domyślnaczcionkaakapitu" style:family="text">
      <style:text-properties fo:background-color="#80FFFF"/>
    </style:style>
    <style:style style:name="T3559" style:parent-style-name="Domyślnaczcionkaakapitu" style:family="text">
      <style:text-properties fo:background-color="#80FFFF"/>
    </style:style>
    <style:style style:name="P3560" style:parent-style-name="Normalny" style:family="paragraph">
      <style:paragraph-properties fo:text-align="justify" fo:line-height="150%" fo:text-indent="0.25in"/>
    </style:style>
    <style:style style:name="T3561" style:parent-style-name="Domyślnaczcionkaakapitu" style:family="text">
      <style:text-properties fo:background-color="#80FFFF"/>
    </style:style>
    <style:style style:name="T3562" style:parent-style-name="Domyślnaczcionkaakapitu" style:family="text">
      <style:text-properties fo:background-color="#80FFFF"/>
    </style:style>
    <style:style style:name="T3563" style:parent-style-name="Domyślnaczcionkaakapitu" style:family="text">
      <style:text-properties fo:background-color="#80FFFF"/>
    </style:style>
    <style:style style:name="T3564" style:parent-style-name="Domyślnaczcionkaakapitu" style:family="text">
      <style:text-properties fo:background-color="#80FFFF"/>
    </style:style>
    <style:style style:name="T3565" style:parent-style-name="Domyślnaczcionkaakapitu" style:family="text">
      <style:text-properties fo:background-color="#80FFFF"/>
    </style:style>
    <style:style style:name="T3566" style:parent-style-name="Domyślnaczcionkaakapitu" style:family="text">
      <style:text-properties fo:background-color="#80FFFF"/>
    </style:style>
    <style:style style:name="T3567" style:parent-style-name="Domyślnaczcionkaakapitu" style:family="text">
      <style:text-properties fo:background-color="#80FFFF"/>
    </style:style>
    <style:style style:name="T3568" style:parent-style-name="Domyślnaczcionkaakapitu" style:family="text">
      <style:text-properties fo:background-color="#80FFFF"/>
    </style:style>
    <style:style style:name="T3569" style:parent-style-name="Domyślnaczcionkaakapitu" style:family="text">
      <style:text-properties fo:background-color="#80FFFF"/>
    </style:style>
    <style:style style:name="P3570" style:parent-style-name="Normalny" style:family="paragraph">
      <style:paragraph-properties fo:text-align="justify" fo:line-height="150%" fo:text-indent="0.25in"/>
    </style:style>
    <style:style style:name="T3571" style:parent-style-name="Domyślnaczcionkaakapitu" style:family="text">
      <style:text-properties fo:background-color="#80FFFF"/>
    </style:style>
    <style:style style:name="T3572" style:parent-style-name="Domyślnaczcionkaakapitu" style:family="text">
      <style:text-properties fo:background-color="#80FFFF"/>
    </style:style>
    <style:style style:name="T3573" style:parent-style-name="Domyślnaczcionkaakapitu" style:family="text">
      <style:text-properties fo:background-color="#80FFFF"/>
    </style:style>
    <style:style style:name="T3574" style:parent-style-name="Domyślnaczcionkaakapitu" style:family="text">
      <style:text-properties fo:background-color="#80FFFF"/>
    </style:style>
    <style:style style:name="T3575" style:parent-style-name="Domyślnaczcionkaakapitu" style:family="text">
      <style:text-properties fo:background-color="#80FFFF"/>
    </style:style>
    <style:style style:name="T3576" style:parent-style-name="Domyślnaczcionkaakapitu" style:family="text">
      <style:text-properties fo:background-color="#80FFFF"/>
    </style:style>
    <style:style style:name="T3577" style:parent-style-name="Domyślnaczcionkaakapitu" style:family="text">
      <style:text-properties fo:background-color="#80FFFF"/>
    </style:style>
    <style:style style:name="T3578" style:parent-style-name="Domyślnaczcionkaakapitu" style:family="text">
      <style:text-properties fo:background-color="#80FFFF"/>
    </style:style>
    <style:style style:name="T3579" style:parent-style-name="Domyślnaczcionkaakapitu" style:family="text">
      <style:text-properties fo:background-color="#80FFFF"/>
    </style:style>
    <style:style style:name="T3580" style:parent-style-name="Domyślnaczcionkaakapitu" style:family="text">
      <style:text-properties fo:background-color="#80FFFF"/>
    </style:style>
    <style:style style:name="P3581" style:parent-style-name="Normalny" style:family="paragraph">
      <style:paragraph-properties fo:text-align="justify" fo:line-height="150%" fo:text-indent="0.25in"/>
    </style:style>
    <style:style style:name="T3582" style:parent-style-name="Domyślnaczcionkaakapitu" style:family="text">
      <style:text-properties fo:background-color="#80FFFF"/>
    </style:style>
    <style:style style:name="P3583" style:parent-style-name="Normalny" style:family="paragraph">
      <style:paragraph-properties fo:text-align="justify" fo:line-height="150%" fo:text-indent="0.25in"/>
    </style:style>
    <style:style style:name="T3584" style:parent-style-name="Domyślnaczcionkaakapitu" style:family="text">
      <style:text-properties fo:background-color="#80FFFF"/>
    </style:style>
    <style:style style:name="T3585" style:parent-style-name="Domyślnaczcionkaakapitu" style:family="text">
      <style:text-properties fo:background-color="#80FFFF"/>
    </style:style>
    <style:style style:name="P3586" style:parent-style-name="Normalny" style:family="paragraph">
      <style:paragraph-properties fo:text-align="justify" fo:line-height="150%" fo:text-indent="0.25in"/>
    </style:style>
    <style:style style:name="T3587" style:parent-style-name="Domyślnaczcionkaakapitu" style:family="text">
      <style:text-properties fo:background-color="#80FFFF"/>
    </style:style>
    <style:style style:name="P3588" style:parent-style-name="Normalny" style:family="paragraph">
      <style:paragraph-properties fo:text-align="justify" fo:line-height="150%" fo:text-indent="0.25in"/>
    </style:style>
    <style:style style:name="T3589" style:parent-style-name="Domyślnaczcionkaakapitu" style:family="text">
      <style:text-properties fo:background-color="#80FFFF"/>
    </style:style>
    <style:style style:name="T3590" style:parent-style-name="Domyślnaczcionkaakapitu" style:family="text">
      <style:text-properties fo:background-color="#80FFFF"/>
    </style:style>
    <style:style style:name="T3591" style:parent-style-name="Domyślnaczcionkaakapitu" style:family="text">
      <style:text-properties fo:background-color="#80FFFF"/>
    </style:style>
    <style:style style:name="T3592" style:parent-style-name="Domyślnaczcionkaakapitu" style:family="text">
      <style:text-properties fo:background-color="#80FFFF"/>
    </style:style>
    <style:style style:name="T3593" style:parent-style-name="Domyślnaczcionkaakapitu" style:family="text">
      <style:text-properties fo:background-color="#80FFFF"/>
    </style:style>
    <style:style style:name="T3594" style:parent-style-name="Domyślnaczcionkaakapitu" style:family="text">
      <style:text-properties fo:background-color="#80FFFF"/>
    </style:style>
    <style:style style:name="T3595" style:parent-style-name="Domyślnaczcionkaakapitu" style:family="text">
      <style:text-properties fo:background-color="#80FFFF"/>
    </style:style>
    <style:style style:name="T3596" style:parent-style-name="Domyślnaczcionkaakapitu" style:family="text">
      <style:text-properties fo:background-color="#80FFFF"/>
    </style:style>
    <style:style style:name="T3597" style:parent-style-name="Domyślnaczcionkaakapitu" style:family="text">
      <style:text-properties fo:background-color="#80FFFF"/>
    </style:style>
    <style:style style:name="T3598" style:parent-style-name="Domyślnaczcionkaakapitu" style:family="text">
      <style:text-properties fo:background-color="#80FFFF"/>
    </style:style>
    <style:style style:name="T3599" style:parent-style-name="Domyślnaczcionkaakapitu" style:family="text">
      <style:text-properties fo:background-color="#80FFFF"/>
    </style:style>
    <style:style style:name="T3600" style:parent-style-name="Domyślnaczcionkaakapitu" style:family="text">
      <style:text-properties fo:background-color="#80FFFF"/>
    </style:style>
    <style:style style:name="T3601" style:parent-style-name="Domyślnaczcionkaakapitu" style:family="text">
      <style:text-properties fo:background-color="#80FFFF"/>
    </style:style>
    <style:style style:name="T3602" style:parent-style-name="Domyślnaczcionkaakapitu" style:family="text">
      <style:text-properties fo:background-color="#80FFFF"/>
    </style:style>
    <style:style style:name="T3603" style:parent-style-name="Domyślnaczcionkaakapitu" style:family="text">
      <style:text-properties fo:background-color="#80FFFF"/>
    </style:style>
    <style:style style:name="T3604" style:parent-style-name="Domyślnaczcionkaakapitu" style:family="text">
      <style:text-properties fo:background-color="#80FFFF"/>
    </style:style>
    <style:style style:name="P3605" style:parent-style-name="Normalny" style:family="paragraph">
      <style:paragraph-properties fo:text-align="justify" fo:line-height="150%" fo:text-indent="0.25in"/>
    </style:style>
    <style:style style:name="T3606" style:parent-style-name="Domyślnaczcionkaakapitu" style:family="text">
      <style:text-properties fo:background-color="#80FFFF"/>
    </style:style>
    <style:style style:name="T3607" style:parent-style-name="Domyślnaczcionkaakapitu" style:family="text">
      <style:text-properties fo:background-color="#80FFFF"/>
    </style:style>
    <style:style style:name="T3608" style:parent-style-name="Domyślnaczcionkaakapitu" style:family="text">
      <style:text-properties fo:background-color="#80FFFF"/>
    </style:style>
    <style:style style:name="T3609" style:parent-style-name="Domyślnaczcionkaakapitu" style:family="text">
      <style:text-properties fo:background-color="#80FFFF"/>
    </style:style>
    <style:style style:name="T3610" style:parent-style-name="Domyślnaczcionkaakapitu" style:family="text">
      <style:text-properties fo:background-color="#80FFFF"/>
    </style:style>
    <style:style style:name="T3611" style:parent-style-name="Domyślnaczcionkaakapitu" style:family="text">
      <style:text-properties fo:background-color="#80FFFF"/>
    </style:style>
    <style:style style:name="P3612" style:parent-style-name="Normalny" style:family="paragraph">
      <style:paragraph-properties fo:text-align="justify" fo:line-height="150%"/>
    </style:style>
    <style:style style:name="T3613" style:parent-style-name="Domyślnaczcionkaakapitu" style:family="text">
      <style:text-properties fo:background-color="#80FFFF" style:text-underline-type="single" style:text-underline-style="solid" style:text-underline-width="auto" style:text-underline-mode="continuous"/>
    </style:style>
    <style:style style:name="T3614" style:parent-style-name="Domyślnaczcionkaakapitu" style:family="text">
      <style:text-properties style:text-underline-type="single" style:text-underline-style="solid" style:text-underline-width="auto" style:text-underline-mode="continuous"/>
    </style:style>
    <style:style style:name="T3615" style:parent-style-name="Domyślnaczcionkaakapitu" style:family="text">
      <style:text-properties fo:background-color="#80FFFF" style:text-underline-type="single" style:text-underline-style="solid" style:text-underline-width="auto" style:text-underline-mode="continuous"/>
    </style:style>
    <style:style style:name="T3616" style:parent-style-name="Domyślnaczcionkaakapitu" style:family="text">
      <style:text-properties style:text-underline-type="single" style:text-underline-style="solid" style:text-underline-width="auto" style:text-underline-mode="continuous"/>
    </style:style>
    <style:style style:name="P3617" style:parent-style-name="Normalny" style:family="paragraph">
      <style:paragraph-properties fo:text-align="justify" fo:line-height="150%" fo:text-indent="0.25in"/>
    </style:style>
    <style:style style:name="T3618" style:parent-style-name="Domyślnaczcionkaakapitu" style:family="text">
      <style:text-properties fo:background-color="#80FFFF"/>
    </style:style>
    <style:style style:name="T3619" style:parent-style-name="Domyślnaczcionkaakapitu" style:family="text">
      <style:text-properties fo:background-color="#80FFFF"/>
    </style:style>
    <style:style style:name="T3620" style:parent-style-name="Domyślnaczcionkaakapitu" style:family="text">
      <style:text-properties fo:background-color="#80FFFF"/>
    </style:style>
    <style:style style:name="T3621" style:parent-style-name="Domyślnaczcionkaakapitu" style:family="text">
      <style:text-properties fo:background-color="#80FFFF"/>
    </style:style>
    <style:style style:name="T3622" style:parent-style-name="Domyślnaczcionkaakapitu" style:family="text">
      <style:text-properties fo:background-color="#80FFFF"/>
    </style:style>
    <style:style style:name="T3623" style:parent-style-name="Domyślnaczcionkaakapitu" style:family="text">
      <style:text-properties fo:background-color="#80FFFF"/>
    </style:style>
    <style:style style:name="T3624" style:parent-style-name="Domyślnaczcionkaakapitu" style:family="text">
      <style:text-properties fo:background-color="#80FFFF"/>
    </style:style>
    <style:style style:name="T3625" style:parent-style-name="Domyślnaczcionkaakapitu" style:family="text">
      <style:text-properties fo:background-color="#80FFFF"/>
    </style:style>
    <style:style style:name="T3626" style:parent-style-name="Domyślnaczcionkaakapitu" style:family="text">
      <style:text-properties fo:background-color="#80FFFF"/>
    </style:style>
    <style:style style:name="T3627" style:parent-style-name="Domyślnaczcionkaakapitu" style:family="text">
      <style:text-properties fo:background-color="#80FFFF"/>
    </style:style>
    <style:style style:name="T3628" style:parent-style-name="Domyślnaczcionkaakapitu" style:family="text">
      <style:text-properties fo:background-color="#80FFFF"/>
    </style:style>
    <style:style style:name="P3629" style:parent-style-name="Normalny" style:family="paragraph">
      <style:paragraph-properties fo:text-align="justify" fo:line-height="150%" fo:text-indent="0.25in"/>
    </style:style>
    <style:style style:name="T3630" style:parent-style-name="Domyślnaczcionkaakapitu" style:family="text">
      <style:text-properties fo:background-color="#80FFFF"/>
    </style:style>
    <style:style style:name="T3631" style:parent-style-name="Domyślnaczcionkaakapitu" style:family="text">
      <style:text-properties fo:background-color="#80FFFF"/>
    </style:style>
    <style:style style:name="T3632" style:parent-style-name="Domyślnaczcionkaakapitu" style:family="text">
      <style:text-properties fo:background-color="#80FFFF"/>
    </style:style>
    <style:style style:name="T3633" style:parent-style-name="Domyślnaczcionkaakapitu" style:family="text">
      <style:text-properties fo:background-color="#80FFFF"/>
    </style:style>
    <style:style style:name="T3634" style:parent-style-name="Domyślnaczcionkaakapitu" style:family="text">
      <style:text-properties fo:background-color="#80FFFF"/>
    </style:style>
    <style:style style:name="T3635" style:parent-style-name="Domyślnaczcionkaakapitu" style:family="text">
      <style:text-properties fo:background-color="#80FFFF"/>
    </style:style>
    <style:style style:name="T3636" style:parent-style-name="Domyślnaczcionkaakapitu" style:family="text">
      <style:text-properties fo:background-color="#80FFFF"/>
    </style:style>
    <style:style style:name="T3637" style:parent-style-name="Domyślnaczcionkaakapitu" style:family="text">
      <style:text-properties fo:background-color="#80FFFF"/>
    </style:style>
    <style:style style:name="T3638" style:parent-style-name="Domyślnaczcionkaakapitu" style:family="text">
      <style:text-properties fo:background-color="#80FFFF"/>
    </style:style>
    <style:style style:name="T3639" style:parent-style-name="Domyślnaczcionkaakapitu" style:family="text">
      <style:text-properties fo:background-color="#80FFFF"/>
    </style:style>
    <style:style style:name="T3640" style:parent-style-name="Domyślnaczcionkaakapitu" style:family="text">
      <style:text-properties fo:background-color="#80FFFF"/>
    </style:style>
    <style:style style:name="T3641" style:parent-style-name="Domyślnaczcionkaakapitu" style:family="text">
      <style:text-properties fo:background-color="#80FFFF"/>
    </style:style>
    <style:style style:name="T3642" style:parent-style-name="Domyślnaczcionkaakapitu" style:family="text">
      <style:text-properties fo:background-color="#80FFFF"/>
    </style:style>
    <style:style style:name="T3643" style:parent-style-name="Domyślnaczcionkaakapitu" style:family="text">
      <style:text-properties fo:background-color="#80FFFF"/>
    </style:style>
    <style:style style:name="P3644" style:parent-style-name="Normalny" style:family="paragraph">
      <style:paragraph-properties fo:text-align="justify" fo:line-height="150%"/>
    </style:style>
    <style:style style:name="T3645" style:parent-style-name="Domyślnaczcionkaakapitu" style:family="text">
      <style:text-properties fo:background-color="#80FFFF"/>
    </style:style>
    <style:style style:name="T3646" style:parent-style-name="Domyślnaczcionkaakapitu" style:family="text">
      <style:text-properties fo:background-color="#80FFFF"/>
    </style:style>
    <style:style style:name="T3647" style:parent-style-name="Domyślnaczcionkaakapitu" style:family="text">
      <style:text-properties fo:background-color="#80FFFF"/>
    </style:style>
    <style:style style:name="P3648" style:parent-style-name="Normalny" style:family="paragraph">
      <style:paragraph-properties fo:text-align="justify" fo:line-height="150%" fo:text-indent="0.25in"/>
    </style:style>
    <style:style style:name="T3649" style:parent-style-name="Domyślnaczcionkaakapitu" style:family="text">
      <style:text-properties fo:background-color="#80FFFF"/>
    </style:style>
    <style:style style:name="T3650" style:parent-style-name="Domyślnaczcionkaakapitu" style:family="text">
      <style:text-properties fo:background-color="#80FFFF"/>
    </style:style>
    <style:style style:name="P3651" style:parent-style-name="Normalny" style:family="paragraph">
      <style:paragraph-properties fo:text-align="justify" fo:line-height="150%" fo:text-indent="0.25in"/>
    </style:style>
    <style:style style:name="T3652" style:parent-style-name="Domyślnaczcionkaakapitu" style:family="text">
      <style:text-properties fo:background-color="#80FFFF"/>
    </style:style>
    <style:style style:name="T3653" style:parent-style-name="Domyślnaczcionkaakapitu" style:family="text">
      <style:text-properties fo:background-color="#80FFFF"/>
    </style:style>
    <style:style style:name="T3654" style:parent-style-name="Domyślnaczcionkaakapitu" style:family="text">
      <style:text-properties fo:background-color="#80FFFF"/>
    </style:style>
    <style:style style:name="T3655" style:parent-style-name="Domyślnaczcionkaakapitu" style:family="text">
      <style:text-properties fo:background-color="#80FFFF"/>
    </style:style>
    <style:style style:name="T3656" style:parent-style-name="Domyślnaczcionkaakapitu" style:family="text">
      <style:text-properties fo:background-color="#80FFFF"/>
    </style:style>
    <style:style style:name="T3657" style:parent-style-name="Domyślnaczcionkaakapitu" style:family="text">
      <style:text-properties fo:background-color="#80FFFF"/>
    </style:style>
    <style:style style:name="T3658" style:parent-style-name="Domyślnaczcionkaakapitu" style:family="text">
      <style:text-properties fo:background-color="#80FFFF"/>
    </style:style>
    <style:style style:name="T3659" style:parent-style-name="Domyślnaczcionkaakapitu" style:family="text">
      <style:text-properties fo:background-color="#80FFFF"/>
    </style:style>
    <style:style style:name="T3660" style:parent-style-name="Domyślnaczcionkaakapitu" style:family="text">
      <style:text-properties fo:background-color="#80FFFF"/>
    </style:style>
    <style:style style:name="P3661" style:parent-style-name="Normalny" style:family="paragraph">
      <style:paragraph-properties fo:text-align="justify" fo:line-height="150%" fo:text-indent="0.25in"/>
    </style:style>
    <style:style style:name="T3662" style:parent-style-name="Domyślnaczcionkaakapitu" style:family="text">
      <style:text-properties fo:background-color="#80FFFF"/>
    </style:style>
    <style:style style:name="T3663" style:parent-style-name="Domyślnaczcionkaakapitu" style:family="text">
      <style:text-properties fo:background-color="#80FFFF"/>
    </style:style>
    <style:style style:name="T3664" style:parent-style-name="Domyślnaczcionkaakapitu" style:family="text">
      <style:text-properties fo:background-color="#80FFFF"/>
    </style:style>
    <style:style style:name="T3665" style:parent-style-name="Domyślnaczcionkaakapitu" style:family="text">
      <style:text-properties fo:background-color="#80FFFF"/>
    </style:style>
    <style:style style:name="T3666" style:parent-style-name="Domyślnaczcionkaakapitu" style:family="text">
      <style:text-properties fo:background-color="#80FFFF"/>
    </style:style>
    <style:style style:name="T3667" style:parent-style-name="Domyślnaczcionkaakapitu" style:family="text">
      <style:text-properties fo:background-color="#80FFFF"/>
    </style:style>
    <style:style style:name="T3668" style:parent-style-name="Domyślnaczcionkaakapitu" style:family="text">
      <style:text-properties fo:background-color="#80FFFF"/>
    </style:style>
    <style:style style:name="T3669" style:parent-style-name="Domyślnaczcionkaakapitu" style:family="text">
      <style:text-properties fo:background-color="#80FFFF"/>
    </style:style>
    <style:style style:name="T3670" style:parent-style-name="Domyślnaczcionkaakapitu" style:family="text">
      <style:text-properties fo:background-color="#80FFFF"/>
    </style:style>
    <style:style style:name="T3671" style:parent-style-name="Domyślnaczcionkaakapitu" style:family="text">
      <style:text-properties fo:background-color="#80FFFF"/>
    </style:style>
    <style:style style:name="T3672" style:parent-style-name="Domyślnaczcionkaakapitu" style:family="text">
      <style:text-properties fo:background-color="#80FFFF"/>
    </style:style>
    <style:style style:name="T3673" style:parent-style-name="Domyślnaczcionkaakapitu" style:family="text">
      <style:text-properties fo:background-color="#80FFFF"/>
    </style:style>
    <style:style style:name="T3674" style:parent-style-name="Domyślnaczcionkaakapitu" style:family="text">
      <style:text-properties fo:background-color="#80FFFF"/>
    </style:style>
    <style:style style:name="T3675" style:parent-style-name="Domyślnaczcionkaakapitu" style:family="text">
      <style:text-properties fo:background-color="#80FFFF"/>
    </style:style>
    <style:style style:name="T3676" style:parent-style-name="Domyślnaczcionkaakapitu" style:family="text">
      <style:text-properties fo:background-color="#80FFFF"/>
    </style:style>
    <style:style style:name="T3677" style:parent-style-name="Domyślnaczcionkaakapitu" style:family="text">
      <style:text-properties fo:background-color="#80FFFF"/>
    </style:style>
    <style:style style:name="P3678" style:parent-style-name="Normalny" style:family="paragraph">
      <style:paragraph-properties fo:text-align="justify" fo:line-height="150%" fo:text-indent="0.25in"/>
    </style:style>
    <style:style style:name="T3679" style:parent-style-name="Domyślnaczcionkaakapitu" style:family="text">
      <style:text-properties fo:background-color="#80FFFF"/>
    </style:style>
    <style:style style:name="T3680" style:parent-style-name="Domyślnaczcionkaakapitu" style:family="text">
      <style:text-properties fo:background-color="#80FFFF"/>
    </style:style>
    <style:style style:name="T3681" style:parent-style-name="Domyślnaczcionkaakapitu" style:family="text">
      <style:text-properties fo:background-color="#80FFFF"/>
    </style:style>
    <style:style style:name="T3682" style:parent-style-name="Domyślnaczcionkaakapitu" style:family="text">
      <style:text-properties fo:background-color="#80FFFF"/>
    </style:style>
    <style:style style:name="T3683" style:parent-style-name="Domyślnaczcionkaakapitu" style:family="text">
      <style:text-properties fo:background-color="#80FFFF"/>
    </style:style>
    <style:style style:name="T3684" style:parent-style-name="Domyślnaczcionkaakapitu" style:family="text">
      <style:text-properties fo:background-color="#80FFFF"/>
    </style:style>
    <style:style style:name="P3685" style:parent-style-name="Normalny" style:family="paragraph">
      <style:paragraph-properties fo:text-align="justify" fo:line-height="150%" fo:text-indent="0.25in"/>
    </style:style>
    <style:style style:name="T3686" style:parent-style-name="Domyślnaczcionkaakapitu" style:family="text">
      <style:text-properties fo:background-color="#80FFFF"/>
    </style:style>
    <style:style style:name="P3687" style:parent-style-name="Normalny" style:family="paragraph">
      <style:paragraph-properties fo:text-align="justify" fo:line-height="150%">
        <style:tab-stops>
          <style:tab-stop style:type="left" style:position="3.6152in"/>
        </style:tab-stops>
      </style:paragraph-properties>
    </style:style>
    <style:style style:name="T3688" style:parent-style-name="Domyślnaczcionkaakapitu" style:family="text">
      <style:text-properties style:text-underline-type="single" style:text-underline-style="solid" style:text-underline-width="auto" style:text-underline-mode="continuous"/>
    </style:style>
    <style:style style:name="P3689" style:parent-style-name="Normalny" style:family="paragraph">
      <style:paragraph-properties fo:text-align="justify" fo:line-height="150%" fo:text-indent="0.25in"/>
    </style:style>
    <style:style style:name="P3690" style:parent-style-name="Normalny" style:family="paragraph">
      <style:paragraph-properties fo:text-align="justify" fo:line-height="150%"/>
    </style:style>
    <style:style style:name="T3691" style:parent-style-name="Domyślnaczcionkaakapitu" style:family="text">
      <style:text-properties style:text-underline-type="single" style:text-underline-style="solid" style:text-underline-width="auto" style:text-underline-mode="continuous"/>
    </style:style>
    <style:style style:name="P3692" style:parent-style-name="Normalny" style:family="paragraph">
      <style:paragraph-properties fo:text-align="justify" fo:line-height="150%" fo:text-indent="0.25in"/>
    </style:style>
    <style:style style:name="T3693" style:parent-style-name="Domyślnaczcionkaakapitu" style:family="text">
      <style:text-properties fo:background-color="#80FFFF"/>
    </style:style>
    <style:style style:name="T3694" style:parent-style-name="Domyślnaczcionkaakapitu" style:family="text">
      <style:text-properties fo:background-color="#80FFFF"/>
    </style:style>
    <style:style style:name="T3695" style:parent-style-name="Domyślnaczcionkaakapitu" style:family="text">
      <style:text-properties fo:background-color="#80FFFF"/>
    </style:style>
    <style:style style:name="T3696" style:parent-style-name="Domyślnaczcionkaakapitu" style:family="text">
      <style:text-properties fo:background-color="#80FFFF"/>
    </style:style>
    <style:style style:name="T3697" style:parent-style-name="Domyślnaczcionkaakapitu" style:family="text">
      <style:text-properties fo:background-color="#80FFFF"/>
    </style:style>
    <style:style style:name="T3698" style:parent-style-name="Domyślnaczcionkaakapitu" style:family="text">
      <style:text-properties fo:background-color="#80FFFF"/>
    </style:style>
    <style:style style:name="T3699" style:parent-style-name="Domyślnaczcionkaakapitu" style:family="text">
      <style:text-properties fo:background-color="#80FFFF"/>
    </style:style>
    <style:style style:name="T3700" style:parent-style-name="Domyślnaczcionkaakapitu" style:family="text">
      <style:text-properties fo:background-color="#80FFFF"/>
    </style:style>
    <style:style style:name="T3701" style:parent-style-name="Domyślnaczcionkaakapitu" style:family="text">
      <style:text-properties fo:background-color="#80FFFF"/>
    </style:style>
    <style:style style:name="T3702" style:parent-style-name="Domyślnaczcionkaakapitu" style:family="text">
      <style:text-properties fo:background-color="#80FFFF"/>
    </style:style>
    <style:style style:name="T3703" style:parent-style-name="Domyślnaczcionkaakapitu" style:family="text">
      <style:text-properties fo:background-color="#80FFFF"/>
    </style:style>
    <style:style style:name="P3704" style:parent-style-name="Normalny" style:family="paragraph">
      <style:paragraph-properties fo:text-align="justify" fo:line-height="150%"/>
    </style:style>
    <style:style style:name="T3705" style:parent-style-name="Domyślnaczcionkaakapitu" style:family="text">
      <style:text-properties style:text-underline-type="single" style:text-underline-style="solid" style:text-underline-width="auto" style:text-underline-mode="continuous"/>
    </style:style>
    <style:style style:name="P3706" style:parent-style-name="Normalny" style:family="paragraph">
      <style:paragraph-properties fo:text-align="justify" fo:line-height="150%" fo:text-indent="0.25in">
        <style:tab-stops>
          <style:tab-stop style:type="left" style:leader-style="dotted" style:leader-text="." style:position="2.7069in"/>
          <style:tab-stop style:type="left" style:leader-style="dotted" style:leader-text="." style:position="2.8541in"/>
        </style:tab-stops>
      </style:paragraph-properties>
    </style:style>
    <style:style style:name="T3707" style:parent-style-name="Domyślnaczcionkaakapitu" style:family="text">
      <style:text-properties fo:background-color="#80FFFF"/>
    </style:style>
    <style:style style:name="T3708" style:parent-style-name="Domyślnaczcionkaakapitu" style:family="text">
      <style:text-properties fo:background-color="#80FFFF"/>
    </style:style>
    <style:style style:name="P3709" style:parent-style-name="Normalny" style:family="paragraph">
      <style:paragraph-properties fo:text-align="justify" fo:line-height="150%"/>
    </style:style>
    <style:style style:name="T3710" style:parent-style-name="Domyślnaczcionkaakapitu" style:family="text">
      <style:text-properties style:text-underline-type="single" style:text-underline-style="solid" style:text-underline-width="auto" style:text-underline-mode="continuous"/>
    </style:style>
    <style:style style:name="T3711" style:parent-style-name="Domyślnaczcionkaakapitu" style:family="text">
      <style:text-properties fo:background-color="#80FFFF" style:text-underline-type="single" style:text-underline-style="solid" style:text-underline-width="auto" style:text-underline-mode="continuous"/>
    </style:style>
    <style:style style:name="T3712" style:parent-style-name="Domyślnaczcionkaakapitu" style:family="text">
      <style:text-properties style:text-underline-type="single" style:text-underline-style="solid" style:text-underline-width="auto" style:text-underline-mode="continuous"/>
    </style:style>
    <style:style style:name="P3713" style:parent-style-name="Normalny" style:family="paragraph">
      <style:paragraph-properties fo:text-align="justify" fo:line-height="150%" fo:text-indent="0.25in"/>
    </style:style>
    <style:style style:name="T3714" style:parent-style-name="Domyślnaczcionkaakapitu" style:family="text">
      <style:text-properties fo:background-color="#80FFFF"/>
    </style:style>
    <style:style style:name="T3715" style:parent-style-name="Domyślnaczcionkaakapitu" style:family="text">
      <style:text-properties fo:background-color="#80FFFF"/>
    </style:style>
    <style:style style:name="T3716" style:parent-style-name="Domyślnaczcionkaakapitu" style:family="text">
      <style:text-properties fo:background-color="#80FFFF"/>
    </style:style>
    <style:style style:name="T3717" style:parent-style-name="Domyślnaczcionkaakapitu" style:family="text">
      <style:text-properties fo:background-color="#80FFFF"/>
    </style:style>
    <style:style style:name="P3718" style:parent-style-name="Normalny" style:family="paragraph">
      <style:paragraph-properties fo:text-align="justify" fo:line-height="150%" fo:text-indent="0.25in"/>
    </style:style>
    <style:style style:name="T3719" style:parent-style-name="Domyślnaczcionkaakapitu" style:family="text">
      <style:text-properties fo:background-color="#80FFFF"/>
    </style:style>
    <style:style style:name="T3720" style:parent-style-name="Domyślnaczcionkaakapitu" style:family="text">
      <style:text-properties fo:background-color="#80FFFF"/>
    </style:style>
    <style:style style:name="T3721" style:parent-style-name="Domyślnaczcionkaakapitu" style:family="text">
      <style:text-properties fo:background-color="#80FFFF"/>
    </style:style>
    <style:style style:name="P3722" style:parent-style-name="Normalny" style:family="paragraph">
      <style:paragraph-properties fo:text-align="justify" fo:line-height="150%" fo:text-indent="0.25in"/>
    </style:style>
    <style:style style:name="P3723" style:parent-style-name="Normalny" style:family="paragraph">
      <style:paragraph-properties fo:text-align="justify" fo:line-height="150%"/>
    </style:style>
    <style:style style:name="T3724" style:parent-style-name="Domyślnaczcionkaakapitu" style:family="text">
      <style:text-properties style:text-underline-type="single" style:text-underline-style="solid" style:text-underline-width="auto" style:text-underline-mode="continuous"/>
    </style:style>
    <style:style style:name="T3725" style:parent-style-name="Domyślnaczcionkaakapitu" style:family="text">
      <style:text-properties fo:background-color="#80FFFF" style:text-underline-type="single" style:text-underline-style="solid" style:text-underline-width="auto" style:text-underline-mode="continuous"/>
    </style:style>
    <style:style style:name="T3726" style:parent-style-name="Domyślnaczcionkaakapitu" style:family="text">
      <style:text-properties style:text-underline-type="single" style:text-underline-style="solid" style:text-underline-width="auto" style:text-underline-mode="continuous"/>
    </style:style>
    <style:style style:name="P3727" style:parent-style-name="Normalny" style:family="paragraph">
      <style:paragraph-properties fo:text-align="justify" fo:line-height="150%" fo:text-indent="0.25in"/>
    </style:style>
    <style:style style:name="T3728" style:parent-style-name="Domyślnaczcionkaakapitu" style:family="text">
      <style:text-properties fo:background-color="#80FFFF"/>
    </style:style>
    <style:style style:name="P3729" style:parent-style-name="Normalny" style:family="paragraph">
      <style:paragraph-properties fo:text-align="justify" fo:line-height="150%" fo:text-indent="0.25in"/>
    </style:style>
    <style:style style:name="P3730" style:parent-style-name="Normalny" style:family="paragraph">
      <style:paragraph-properties fo:text-align="justify" fo:line-height="150%"/>
    </style:style>
    <style:style style:name="T3731" style:parent-style-name="Domyślnaczcionkaakapitu" style:family="text">
      <style:text-properties style:text-underline-type="single" style:text-underline-style="solid" style:text-underline-width="auto" style:text-underline-mode="continuous"/>
    </style:style>
    <style:style style:name="P3732" style:parent-style-name="Normalny" style:family="paragraph">
      <style:paragraph-properties fo:text-align="justify" fo:line-height="150%" fo:text-indent="0.25in"/>
    </style:style>
    <style:style style:name="T3733" style:parent-style-name="Domyślnaczcionkaakapitu" style:family="text">
      <style:text-properties fo:background-color="#80FFFF"/>
    </style:style>
    <style:style style:name="P3734" style:parent-style-name="Normalny" style:family="paragraph">
      <style:paragraph-properties fo:text-align="justify" fo:line-height="150%"/>
    </style:style>
    <style:style style:name="T3735" style:parent-style-name="Domyślnaczcionkaakapitu" style:family="text">
      <style:text-properties style:text-underline-type="single" style:text-underline-style="solid" style:text-underline-width="auto" style:text-underline-mode="continuous"/>
    </style:style>
    <style:style style:name="P3736" style:parent-style-name="Normalny" style:family="paragraph">
      <style:paragraph-properties fo:text-align="justify" fo:line-height="150%" fo:text-indent="0.25in"/>
    </style:style>
    <style:style style:name="T3737" style:parent-style-name="Domyślnaczcionkaakapitu" style:family="text">
      <style:text-properties fo:background-color="#80FFFF"/>
    </style:style>
    <style:style style:name="T3738" style:parent-style-name="Domyślnaczcionkaakapitu" style:family="text">
      <style:text-properties fo:background-color="#80FFFF"/>
    </style:style>
    <style:style style:name="T3739" style:parent-style-name="Domyślnaczcionkaakapitu" style:family="text">
      <style:text-properties fo:background-color="#80FFFF"/>
    </style:style>
    <style:style style:name="T3740" style:parent-style-name="Domyślnaczcionkaakapitu" style:family="text">
      <style:text-properties fo:background-color="#80FFFF"/>
    </style:style>
    <style:style style:name="P3741" style:parent-style-name="Normalny" style:family="paragraph">
      <style:paragraph-properties fo:text-align="justify" fo:line-height="150%" fo:text-indent="0.25in"/>
    </style:style>
  </office:automatic-styles>
  <office:body>
    <office:text text:use-soft-page-breaks="true">
      <text:p text:style-name="P1">KORPUS= Obrady Okrągłego Stołu</text:p>
      <text:p text:style-name="P2">ZESPÓŁ= Zespół do<text:s/>Spraw Reform Politycznych</text:p>
      <text:p text:style-name="P3">TYTUŁ= STENOGRAM z piątego posiedzenia Zespołu do<text:s/>spraw Reform Politycznych</text:p>
      <text:p text:style-name="P4">DATA= 20 marca 1989 r.</text:p>
      <text:p text:style-name="P5">SYGNATURA= 9540/4</text:p>
      <text:p text:style-name="P6">INW=<text:s/>46000</text:p>
      <text:p text:style-name="P7">TEKST=</text:p>
      <text:p text:style-name="P8">Stenogram z posiedzenia<text:s/>Zespołu do spraw<text:s/>Reform<text:s/>Politycznych w dniu 20.III.1989 r.</text:p>
      <text:p text:style-name="P9"><text:span text:style-name="T10">/</text:span>Obradom przewodniczy<text:s/><text:span text:style-name="T11">ob. Bronisław Geremek</text:span>/.</text:p>
      <text:p text:style-name="P12"><text:span text:style-name="T13">Przewod</text:span><text:span text:style-name="T14">n</text:span><text:span text:style-name="T15">iczący</text:span>:</text:p>
      <text:p text:style-name="P16"><text:span text:style-name="T17">Za</text:span>nim rozpocznę posiedzenie to muszę jednak powiedzieć, że nasza strona tym razem sprawiedliwie została obdzielona kawą co jest pozytywnym elementem. Otwieram posiedzenie zespołu reform politycznych, posiedzenie to zwołać mus<text:span text:style-name="T18">i</text:span>eliśmy w trybie nadzwycz<text:span text:style-name="T19">aj</text:span>nym i dlatego wypada mi na wstępie powiedzieć, że zaniepokojenie wyraziliśmy nasze z powodu nie poddania dyskusji w zespole dokumentów o zasadnicze wadze politycznej i o zasadniczej wadze dla Okrągłego Stołu, jakim są dokumenty dotyczące S<text:span text:style-name="T20">e</text:span>natu i urzędu<text:s/>Prezydent<text:span text:style-name="T21">a</text:span>.</text:p>
      <text:p text:style-name="P22">Nie chciałbym na wstępie stwarzać tego negatywnego obciążenia obrad, nie będę tego tematu rozwijał, powiedzieć jednak chcę tylko jedno, że uważam, że obie nasze strony zobowiązane są do pełnej lojalności i wierzę w to, że ta zasada pełnej lojalności tej debaty będzie ściśle zachowywana i prz<text:span text:style-name="T23">es</text:span>trzegana.</text:p>
      <text:p text:style-name="P24">I w takim przekonaniu dzisiejsze obrady otwieram.<text:s/><text:span text:style-name="T25">W</text:span>ra<text:span text:style-name="T26">z</text:span><text:s/>z panem współprzewodniczącym ustaliliśmy, że przedmiotem dzisiejszej dyskusji będą zatem sprawy: ustawy ordynacji wyborcz<text:span text:style-name="T27">e</text:span>j do Sejmu<text:s/><text:span text:style-name="T28">X</text:span><text:s/>kadencji, dokumenty dotyczące drugiej izby w parlamencie, Senatu oraz urzędu<text:s/>Prezydenta.</text:p>
      <text:p text:style-name="P29">W sprawie tej działały wstępnie zespoły robocze. Proponuję z<text:span text:style-name="T30">a</text:span>tem żebyśmy te tr<text:span text:style-name="T31">z</text:span>y kwest<text:span text:style-name="T32">i</text:span>e omaw<text:span text:style-name="T33">i</text:span>al<text:span text:style-name="T34">i</text:span><text:s/>kolejno, rozpoczyn<text:span text:style-name="T35">aj</text:span>ąc o<text:span text:style-name="T36">d</text:span><text:s/>pierwszej sprawy, od sprawy ordynacji wyborczej do Sejmu X kadencji.</text:p>
      <text:p text:style-name="P37">Propozycje w tej sprawie, założenia ordynacji były dyskutowane, wyłoniliśmy grupę roboczą i grupa robocza przedstawiła, każda ze stron w grupie roboczej przedstawiła swoje stanowisko.</text:p>
      <text:p text:style-name="P38">Myślę, że naszym celem, naszym zadaniem jest w tej chwili przedyskutowanie tych kwestii, które noszą charakter sporny. Proponowałbym zatem bez większych wstępów i bez deklaracji generalnych, żebyśmy potraktowali naszą dyskusję w sposób jak najbardziej roboczy i zatem żebyśmy przeszli do dyskusji nad ordyna<text:span text:style-name="T39">cj</text:span>ą wyborczą do Sejmu X kadencji. Zgłosiliśmy w tej sprawie listę uwag, listę postulatów. Czy możemy prosi<text:span text:style-name="T40">ć</text:span><text:s/>zatem o odpowiedź na postulaty, które zgłosiliśmy.</text:p>
      <text:p text:style-name="P41"><text:span text:style-name="T42">Ob. Kazimierz Cypryniak</text:span>:</text:p>
      <text:p text:style-name="P43"><text:span text:style-name="T44">P</text:span>anie Przewodniczący! Z<text:span text:style-name="T45">a</text:span>n<text:span text:style-name="T46">i</text:span>m może się odniosę do propozycji chciałem jeszcze kilka słów od siebie. Jako współprzewodniczący chciałem zauważyć, że myśmy przyjęli z pewnym zaskoczeniem treść oświadczenia pana Onyszkiewi<text:span text:style-name="T47">cz</text:span>a, złożonego w z<text:span text:style-name="T48">w</text:span>iązku z wniesieniem pr<text:span text:style-name="T49">oj</text:span>ektów ordynacji wyborczych do Sejmu, Senatu oraz projekt zmian w<text:s/>Konstytucji, no i postawienia sprawy w taki sposób, że z tego powodu pod znakiem zapytania stoi możliwość porozumienia przy Okrągłym Stole. Powiem bardzo uczciwie, że jeżeli nawet gotowi jesteśmy przyjąć, że są pewne uchybienia z naszej strony, to sądzimy, że groźba nie jest adekwatna do skali uchybień, tym bardziej, że myśmy przecież informowali, że jesteśmy<text:s/><text:soft-page-break/>też po trosze związani pewną procedurą formalno-prawną związaną powiedzmy z tymi wszystkimi sprawami, że jeżeli poważnie traktujemy czerwiec, to powiedzmy posłowie musieli pewne dokumenty otrzymać do ręki, nawet tytułem informacyjnym, jednocześnie cały czas in<text:span text:style-name="T50">fo</text:span>rmowaliśmy, że wniesienie tych dokumentów no nie przeszkadza i w żadnym przypadku nie stoi tutaj na przeszkodzie, że będziemy te sprawy dyskutować i że można w dalszym ciągu wnosić różnego rodzaju propozycje, uzupełnienia, tak że tak to my rozumiemy i dlatego też chciałem powiedzieć, iż mamy nadzieję, że dzisiejsze nasze rozmowy nie będą toczyć si<text:span text:style-name="T51">ę</text:span><text:s/>pod wpływem tego oświadczenia, a będą się toczyć takie jest nasze pragnienie w duchu porozumienia i dążenia do porozumienia, bo to właśnie legło u podstaw tego, żeśmy się tutaj dzisiaj spotkali.</text:p>
      <text:p text:style-name="P52">A odnosząc się do propozycji, ponieważ były przedłożone pewne propozycje - więc chciałem zaproponować, że z naszej strony do przedłożonych propozycji n<text:span text:style-name="T53">aj</text:span>pier<text:span text:style-name="T54">w</text:span><text:s/>do Sejmu, później kolejno do innych, odniósłby się teraz prof. Bafia, jeżeli można byłoby prosić, o udzielenie mu głosu i proponowałbym aby się także nie rozpatrywali trzech dokumentów naraz, bo to stanowi pewne utrudnienie, a najpierw projekt ordynacji wyborczej do Sejmu.</text:p>
      <text:p text:style-name="P55"><text:span text:style-name="T56">Przewodnicząc</text:span><text:span text:style-name="T57">y</text:span>:</text:p>
      <text:p text:style-name="P58">Przyjmuję propozycję ogólną.<text:s/><text:span text:style-name="T59">M</text:span>uszę jednak w odpowiedzi na to, co pan przewodniczący powiedział rzec, że deklaracja zgłoszona przez naszego rzecznika jest deklaracją w pełni aktualną.</text:p>
      <text:p text:style-name="P60">Jest to deklara<text:span text:style-name="T61">cj</text:span>a dobrej woli. I stwierdz<text:span text:style-name="T62">aj</text:span>ąca wolę porozumienia po naszej stronie i stwierdz<text:span text:style-name="T63">aj</text:span>ąca, że w ubiegłym tygodniu wystąpił bardzo niepokojący kryzys w relacjach między naszymi stronami. Tak to odebraliśmy.<text:s/>Ten kryzys wynikał z tego, że zasada działania Okrągłego Stołu została naruszona. Zasadą działania Okrągłego Stołu było to, że odbywa się dyskusja nad ustaleniami, które mają zostać podjęte i że polityczne ustaleni<text:span text:style-name="T64">a</text:span>, polityczne decyzje obu stron są ściśle przestrzegane.</text:p>
      <text:p text:style-name="P65"><text:span text:style-name="T66">W</text:span><text:s/>obu wypadkach nastąpiło naruszenie. Dokumenty dotyczące Senatu i urzędu<text:s/>Prezydenta nie były konsultowane w zespole naszym, ani w żadnym innym zespole Okrągłego Stołu i zostały przekazane, o ile nam wiadomo z taką konkluzją jakby, że są to dokumenty zgodne z ustaleniami Okrągłego Stołu<text:span text:style-name="T67">.</text:span><text:s/>Oświadczam zatem, że przekazano do Sejmu PRL dokumenty, które są nieznane Okrągłemu Stołowi, dlatego, że Okrągły Stół to są obie<text:s/><text:span text:style-name="T68">st</text:span>rony, czy też wszystkie strony, które są tu obecne i chcę także powiedzieć, to kwestia generalna, bo nie chciałbym jakby tego elementu kryzysowego, który znamionował koniec tygodnia, z którego znaleźliśmy jak sądzę rozwiązanie, nie chciałbym go przedłużać.</text:p>
      <text:p text:style-name="P69">Chcę powiedzieć, że po naszej stronie jest nie tylko wola porozumienia, ale jest także wola działania spiesznego - tak jak wymaga tego czas, w którym żyjemy. Ale że jednocześnie żaden zegar nie bije dla nas, że uważamy że obowiązkiem naszym i powinnością naszą jest rzetelnie i rozsądnie dyskutować decyzje, które mamy podjąć i że zatem czas tych decyzji jest określony wyłącznie consensusem, który uzyskamy i że temu podd<text:span text:style-name="T70">aj</text:span>emy zatem nasze zegary. Mam na<text:span text:style-name="T71">d</text:span>ziej<text:span text:style-name="T72">ę</text:span>, że uzyskamy w tej sprawie konsensus odpowi<text:span text:style-name="T73">e</text:span>dnio szybki i że główne sprawy znajdą po jednej i po drugiej stronie dobrą wolą decyzji.</text:p>
      <text:p text:style-name="P74">To powiedziawszy chciałbym także, żebyśmy<text:s/>przystąpili zatem do dyskusji kolejno nad dokumentami.<text:s/>Przedmiotem dyskusji w pkt. 1 naszego spotkania jest zatem ordynacja wyborcza do Sejmu dziesiątej kadencji.</text:p>
      <text:p text:style-name="P75">Głos ma pan prof. Bafia.</text:p>
      <text:soft-page-break/>
      <text:p text:style-name="P76"><text:span text:style-name="T77">Prof</text:span><text:span text:style-name="T78">.</text:span><text:span text:style-name="T79"><text:s/>Jerzy Bafia</text:span>:</text:p>
      <text:p text:style-name="P80">Ja zacznę tylko po tej wymianie poglądów, od takiej uwagi, że jeszcze raz się chyba okazuje, że kryzysy czę<text:span text:style-name="T81">st</text:span>o wynikają z nienadążania prawników w przyg<text:span text:style-name="T82">ot</text:span>owywaniu dobrych propozycji rozwiązań prawnych. Niech więc może ca<text:span text:style-name="T83">ł</text:span>a wina, jaka tutaj w tej sferze występuje, zostanie przerzucona na przed<text:span text:style-name="T84">st</text:span>awicieli prawa. Oczywiście trzeba to jeszcze jakoś podzielić bardziej później dokładnie.</text:p>
      <text:p text:style-name="P85">Jeśli chodzi o merytoryczną stron<text:span text:style-name="T86">ę</text:span>, ja rozumiem, że to wystąpienie będzie króciutkie, akcentujące tylko pewne propozycje, bo stanowisko w formie poprawek do ordynacji wyborczej zostało stronie opozycyjno-solidarnościowej przed<text:span text:style-name="T87">st</text:span>awione. To stanowisko poprawek zawiera 1<text:span text:style-name="T88">4</text:span><text:s/>pozycji i dotyczy wielu istotnych spraw, w wielu przypadkach dotyczy zagadnień redakcyjnych.</text:p>
      <text:p text:style-name="P89">Jeśli chodzi o sprawy, wybranie spraw bardziej merytorycznych, chcę może tylko zwrócić uwagę na to,<text:s/><text:span text:style-name="T90">ż</text:span>e został skreślony art. 2, który należał do problemów o charakterze bardzo istotnego w tych konsulta<text:span text:style-name="T91">cj</text:span>ach, w tych odniesieniach.</text:p>
      <text:p text:style-name="P92">Jeśli chodzi o sprawę art. 1, który jest pewnym problemem w dyskusjach, ja rozumiem, że intencja umieszczania tego artykułu w ordynacjach wyborczych ma głównie taki charakter, że chce utrwala<text:span text:style-name="T93">ć</text:span><text:s/><text:span text:style-name="T94">i</text:span><text:s/>podnosić szacunek dla<text:s/>Konstytucji państwa polskiego. Konstytucji, która właściwie jest może tym takim najbardziej podstawowym elementem na baz<text:span text:style-name="T95">ie</text:span>,<text:s/><text:span text:style-name="T96">k</text:span>tó<text:span text:style-name="T97">re</text:span>go, czy na gruncie której daje się włączyć obywateli w pewną spójność obywatelską i możliwość współdziałania<text:span text:style-name="T98">.</text:span><text:s/>Taka jest główna intencja umieszczenia art<text:span text:style-name="T99">.</text:span><text:s/>1 i ta propozycja zmian, kt<text:span text:style-name="T100">ó</text:span>ra została dokonana w stosunku do<text:s/>we<text:span text:style-name="T101">r</text:span>sji<text:s/>przedstawion<text:span text:style-name="T102">ej,</text:span><text:s/>jest tą propozycją, która właśnie może jakoś bardziej akcentuje ten grunt Konstytucji Polskiej Rzeczypospolit<text:span text:style-name="T103">ej</text:span><text:s/>Ludowej<text:span text:style-name="T104">.</text:span></text:p>
      <text:p text:style-name="P105">To jest uwaga pierwsza wskazująca może bardziej wyraźnie na intencje<text:span text:style-name="T106">.</text:span><text:s/>Zdaje się, że tworzenie tego sposobu myślenia, tych właśnie elementów, które przy wszystkich wielkich kampaniach społecznych, społeczno-politycznych w Polsce się toczą, które by p<text:span text:style-name="T107">o</text:span>dbudowywały tą bazę konstytucyjnego współżycia obywateli, ma pewną wartość o dość znacznej randze<text:span text:style-name="T108">.</text:span><text:s/><text:span text:style-name="T109">I</text:span><text:s/>myślę, że może to wa<text:span text:style-name="T110">rt</text:span>o jeszcze raz podkreślić<text:span text:style-name="T111">.</text:span></text:p>
      <text:p text:style-name="P112">Chciałem zgłosić pewne uwagi typu poprawek, czy właściwie autopoprawek do zagadnień, które zaczynają się wokół mężów zaufania<text:span text:style-name="T113">.</text:span><text:s/>Chcielibyśmy, aby koncepcja powołania mężów zaufania, ona została wyrażona może w sposób pełniejszy i precyzyjn<text:span text:style-name="T114">iejs</text:span>zy niż to jest w tych zgłoszonych, wychodzących naprzeciw uwagom strony solidarnościowo- opozycyjnej propozycjom<text:span text:style-name="T115">.</text:span><text:s/>Konkretyza<text:span text:style-name="T116">cj</text:span>e szłyby w dwóch kierunkach<text:span text:style-name="T117">.</text:span><text:s/>Po pierwsze - żeby rozwiązania w sensie zgłaszania kandydatów oparte były na takiej zasadzie, że prawo wysuwania kandydatów przysługuje podmiotom uprawnionym do<text:s/>zgłaszania kandydatów na posłów<text:s/><text:span text:style-name="T118">i</text:span><text:s/>kandydatów na senatorów<text:span text:style-name="T119">.<text:s/></text:span>To byłaby zasada numer jeden<text:span text:style-name="T120">.</text:span><text:s/>Zasada druga byłaby taka,<text:s/><text:span text:style-name="T121">ż</text:span>e powoływania spośród wysuniętych kandydatów, mężów zaufania prowadziłyby do kompetencji obwodowych komisji wybor...<text:span text:style-name="T122"><text:s/></text:span>Jeśli chodzi o obwodowe komisje wyborcze, to prowadziłyby do kompeten<text:span text:style-name="T123">cj</text:span>i okręgowej komisji wyborczej<text:span text:style-name="T124">.</text:span><text:s/>Natomiast jeśli chodzi o mężów zaufania w okręgowych komisjach wyborczych i wojewódzkich komisjach wyborczych, że decyzja należałaby do państwowej komisji wyborczej.</text:p>
      <text:p text:style-name="P125">Tu przeskoczyłem może jeden element, bo zasada wyjściowa zgłaszania kandydatów prowadzić może do zgłaszania dużej liczby kandydatów. Wydaje się jednak, że tych m<text:span text:style-name="T126">ę</text:span>żów zaufania powinna być jednak jakaś określona liczba. Mówi się może o takiej propozycji, żeby było trzech m<text:span text:style-name="T127">ężó</text:span>w<text:span text:style-name="T128"><text:s/></text:span>zaufania w obwodowej komisji wyborcz<text:span text:style-name="T129">ej,</text:span><text:s/>czy do trzech.<text:s/>A w okręgowych komisjach wyborczych, żeby było mężów zaufania do<text:s/><text:soft-page-break/>pięciu<text:span text:style-name="T130">.</text:span><text:s/>Podobnie w wojewódzkich komisjach wyborczych -<text:s/>do pięciu. Są to sprawy nie postawione w sensie sztywnym, natomiast obecna propozycja tutaj przedstawiona państwu na tej liście, która adresuje wszystkie decyzje do państwowej komisji wyborczej, jest oczywiście mało realna, z tego punktu widzenia, że tych komisji j<text:span text:style-name="T131">e</text:span>st duża ilość i że taka centraliza<text:span text:style-name="T132">c</text:span>ja decyzji byłaby niesłuszna<text:span text:style-name="T133">.</text:span></text:p>
      <text:p text:style-name="P134">To jest druga uwaga, którą chciałbym podkreślić.</text:p>
      <text:p text:style-name="P135">Trzecia uwaga, która tu nie występuje, podejmuje problem, który wystąpił w różnych postaciach, w różnych gremiach dyskusji nad tymi dokumentami.<text:s/><text:span text:style-name="T136">W</text:span><text:s/>rozmowie, w konsultacji, w dyskusji w zespole, który zajmował się spr<text:span text:style-name="T137">a</text:span>wam<text:span text:style-name="T138">i</text:span><text:s/>zmian<text:s/><text:span text:style-name="T139">w</text:span><text:s/>Konstytucji, wystąpiła propozycja ze strony opozycyjno-solidarnościowej, żeby skreślić w ogóle instytucję odwoływania posłów<text:span text:style-name="T140">.</text:span><text:s/>To jest zawarte dzisiaj w a<text:span text:style-name="T141">rt</text:span>. 2<text:s/>Konstytu<text:span text:style-name="T142">cj</text:span>i. Nam si<text:span text:style-name="T143">ę</text:span><text:s/>wydaje, że jest to<text:s/><text:span text:style-name="T144">m</text:span>yśl, która wymaga na przyszłość jakiegoś jeszcze gruntownie<text:span text:style-name="T145">js</text:span>zego rozpatrzenia już w warunkach może nowego Sejmu<text:span text:style-name="T146">.</text:span><text:s/>Natomiast dzisiaj w związku z tym powstaje pytanie, czy utrzymywać w ordynacji wyborcz<text:span text:style-name="T147">ej</text:span><text:s/>te artykuły, które zaczynają się w rozdziale<text:s/><text:span text:style-name="T148">13<text:s/></text:span>na str. 30 ordynacji, a które zajmują się problemami praktycznego tego.<text:span text:style-name="T149">..</text:span><text:s/>całej tej procedury dotyczącej odwoływania posłów<text:span text:style-name="T150">.</text:span><text:s/>Tzn<text:span text:style-name="T151">.</text:span><text:s/>żeby może zrezygnować z tej całej procedury i zostawić problem<text:s/><text:span text:style-name="T152">od</text:span>woływaln<text:span text:style-name="T153">ośc</text:span>i posłów na przyszłość jako probiera otwarty, nie przesądzany w tej<text:s/>Konstytucji.<text:s/><text:span text:style-name="T154">I</text:span><text:s/>nie przesądzany w tej ordynacji wyborczej.<text:s/><text:span text:style-name="T155">I</text:span><text:s/>nie przesądzany także w tej<text:s/>Konstytucji.</text:p>
      <text:p text:style-name="P156"><text:span text:style-name="T157">I</text:span><text:s/>jeszcze jedna sprawa, może na którą chciałbym zwrócić uwagę.<text:s/><text:span text:style-name="T158">Jest</text:span><text:s/>tutaj pewien taki interesujący aspekt dotyczący przeprowadzania wyborów uzupełniających. Jest to sprawa art. 98<text:span text:style-name="T159">.</text:span><text:s/>Tu jest zgłoszona poprawka, ale ona ma charakter poprawki właściwie redakcyjnej, którą państwo proponowali. Uważaliśmy ją za słuszną.</text:p>
      <text:p text:style-name="P160">Natomiast powstają kwestie, czy rzeczywiście nie należałoby jeszcze doprecyzować, tzn. rozróżnić jakoś zasady pozwalające częściej odbywać wybory uzupełniające, ale odbywać je jednak w sposób nie taki, żeby całe województwo czy cały okręg komisji, okręgu wyborczeg<text:span text:style-name="T161">o</text:span>, żeby został uruchamiany z powodu jednego mandatu, od razu na najbliższej sesji. Tu jest po prostu głos mój w tej chwili w takiej<text:s/>postaci, że wychodzi naprzeciw tej intencji<text:span text:style-name="T162">.</text:span><text:s/>Natomiast wydaje się, że jest potrzebna jeszcze dyskusja, czy wystarczy tu<text:s/>formuła, że zarządza to Sejm na najbliższej sesji zarządza to Sejm na najbliższej sesji Sejmu od tego zdarzenia, kiedy mandat się... czy też powiedzmy jednak jeszcze nie trzeba wprowadzić jakiegoś merytorycznego kryterium na przykład kryterium, które by przewidywało że podejmuje to uchwałę na skutek inicjatywy organizacji, która wysunęła kandydata na posła, którego się mandat zwolnił. Jeszcze raz podkreślam, że nie ma tu jakichś powiedzmy problemów typu takich zawiłości prawniczych, chodziłoby o to, żeby rozważyć, czy nie potrzebny jest tutaj system elastyczny, to znaczy że nie za każdym razem musi się od razu na najbliższej sesji zarządzić wybory uzupełni<text:span text:style-name="T163">aj</text:span>ące.</text:p>
      <text:p text:style-name="P164">Prawdopodobnie wygasanie mandatów nie będzie rzeczą tak częstą, obywatele będą żywotni, posłowie będą żywotni, ale gdyby się Polska zaczęła przekształcać w mechanizm takich wyborów uzupełni<text:span text:style-name="T165">aj</text:span>ących - no jest to sprawa, która po prostu wymaga rozważenia<text:span text:style-name="T166">.</text:span><text:s/>Nie ma tu żadnych. I pewne sprzeciwy.</text:p>
      <text:p text:style-name="P167">Dwa sprzeciwy. Wydaje nam się, że propozycja, aby na kartkach głosowania, żeby była rozwinięta już w momencie tych od kart głosowa<text:span text:style-name="T168">ł</text:span>a zaczynając symbolika polityczna, tak zwana, że to nie jest chyba rozwiązanie n<text:span text:style-name="T169">aj</text:span>właściwsze, a to z tego powodu że musiałby być zespół rozpoczyn<text:span text:style-name="T170">aj</text:span>ący, dominujący może nawet tak powiem w kampanii wyborczej. To jest indywidualne dotarcie z kandydatem na posła czy na<text:s/><text:soft-page-break/>senatora do oby<text:span text:style-name="T171">w</text:span>ateli i zaprezentowanie mu jak najpełniej<text:span text:style-name="T172">.</text:span><text:s/>Natomiast już w samej tej dokumentacji powinno chyba wystarczyć to co jest w artykule 42 w ust<text:span text:style-name="T173">.</text:span><text:s/>2, że zgłaszanie kandydata wymaga tylko tych podstawowych dokumentów, elemen<text:span text:style-name="T174">t</text:span>ów - jego nazwiska, imienia, zawodu, miejsca pracy, miejsca zamieszkania.</text:p>
      <text:p text:style-name="P175">To jest jedna i jeszcze chciałbym może zgłosić uwagę do artykułu 64 podejmowana jest kwestia właściwie żeby<text:s/><text:span text:style-name="T176">-</text:span><text:s/>chyba dwóch form jak zrozumieliśmy głosowania, głosowania przez skreślanie i głosowanie przez wskazanie zaznaczanie, podkreślanie, stawianie krzyżyków, niektórzy mówią to zresztą wskazuje na to, że to wskazywanie właściwie miałoby jakieś niebezpieczeństwo dość dużych dowolności, bo czy to miałyby być konieczne podkreślenia, czy krzyżyk, czy kreska postawiona przy kandydacie, za którym się o opowiadamy, w związku z tym chcę zaproponować tutaj stanowisko broniące takiej zasady, żeby przyjąć jednak jeden system wyborczy, jeden system głosowania, to znaczy skreśla si<text:span text:style-name="T177">ę<text:s/></text:span>i innych metod się nie stosuje. Inne metody prowadzą do nieważności głosów.</text:p>
      <text:p text:style-name="P178">To chyba są te sprawy, które mają n<text:span text:style-name="T179">aj</text:span>istotni<text:span text:style-name="T180">ej</text:span>sze znaczenie. Pan przewodniczący Bujak zawsze p<text:span text:style-name="T181">at</text:span>rzy na zegarek jak ja zaczynam mówić, a mnie się zdaje że zawsze mów<text:span text:style-name="T182">i</text:span>ę za krótko.</text:p>
      <text:p text:style-name="P183">Dziękuję bardzo.</text:p>
      <text:p text:style-name="P184"><text:span text:style-name="T185">Pr</text:span><text:span text:style-name="T186">z</text:span><text:span text:style-name="T187">ewodni</text:span><text:span text:style-name="T188">cz</text:span><text:span text:style-name="T189">ąc</text:span><text:span text:style-name="T190">y</text:span>:</text:p>
      <text:p text:style-name="P191">Dziękujemy.</text:p>
      <text:p text:style-name="P192">Głos ma pani Janina Zakrzewska.</text:p>
      <text:p text:style-name="P193"><text:span text:style-name="T194">O</text:span><text:span text:style-name="T195">b.</text:span><text:span text:style-name="T196"><text:s/>Janina Zakrzewska</text:span>:</text:p>
      <text:p text:style-name="P197">Postaram się ustosunkować do podstawowych rzeczy, nie wchodzić w szczegóły. Jedna tylko może uwaga taka dotycząca generalnych sformułowań pana prof<text:span text:style-name="T198">.</text:span><text:s/>Ba<text:span text:style-name="T199">fi</text:span>i, ponieważ padły tutaj pewne takie sformułowania ogólne o szacunku dla<text:s/>Konstytucji oraz o winie prawników, która spowodowała to, że takie tempo zostało nadane. J<text:span text:style-name="T200">a</text:span><text:s/>myślę, nie wchodząc już jak mówił pan prof. Geremek w zdarzenia, które są minione i mamy nadzieję, że nie będą już miały miejsca na przyszłość, myślę że za brak szacunku do<text:s/>Kons<text:span text:style-name="T201">t</text:span>ytuc<text:span text:style-name="T202">ji</text:span>, za pośpiech w uregulowaniu pewnych problemów konstytucyjnych najwyższej rangi prawnicy, a w każdym razie prawnicy konstytu<text:span text:style-name="T203">cj</text:span>onaliści nie poczuwają się do winy.</text:p>
      <text:p text:style-name="P204">To przepraszam bardzo, zostaliśmy wywołani dlatego w imieniu wszystkich<text:s/><text:span text:style-name="T205">k</text:span>olegów chyba po wszystkich stronach stołu powinnam to była powiedzieć. Ale teraz przechodzę do spraw n<text:span text:style-name="T206">aj</text:span>ważniejszych. Pan prof. Bafia był łaskaw zreferować częściowo, bo nie wszystkie sprawy dokumentu ustosunkowania się strony koalic<text:span text:style-name="T207">yj</text:span>no-rządow<text:span text:style-name="T208">ej</text:span><text:s/>do propozycji grupy roboczej przy czym tylko do niektórych problemów, i mnie się wydaje, że może też nawet nie do wszystkich n<text:span text:style-name="T209">aj</text:span>ważni<text:span text:style-name="T210">ej</text:span>szych.</text:p>
      <text:p text:style-name="P211">Ja wobec tego chciałabym podnieść te rzeczy, które uważamy za najważniejsze, potem te które są ważne, ale do takich dyskusji już może mniej zasadniczych, dlatego, że wydaje mi się, że są pewne problemy podstawowe, od których o<text:span text:style-name="T212">ds</text:span>tąpić byłoby trudno przy czym część z nich jak zrozumiałam została już ustalona tutaj nawet nie tylko na posiedzeniu grup roboczych, które są przecież tylko przygotowującymi materiałami, ale została ustalona tutaj w szeregu deklaracji po obu stronach.</text:p>
      <text:p text:style-name="P213">Podstawową sprawą jest jednorazowość tej ordynacji wyborczej do Sejmu i dlatego proponowaliśmy, ażeby tę jednorazowość zaznaczyć na dwóch dokumentach, na ustawie która<text:span text:style-name="T214"><text:s/></text:span>jest ordynacją wyborczą, ażeby nazwa tej ustawy brzmiał<text:span text:style-name="T215">a<text:s/></text:span>ustawa z dnia - ordynacja wyborcza do Sejmu Polskiej Rze<text:span text:style-name="T216">c</text:span>zypospolitej<text:s/><text:soft-page-break/>Ludowej<text:s/><text:span text:style-name="T217">X</text:span><text:s/>kadencji. I tę propozycję podtrzymujemy.<text:s/></text:p>
      <text:p text:style-name="P218">Drugi element podkreślania jednorazowości łączyłby się<text:s/><text:span text:style-name="T219">z</text:span><text:s/>załącznikiem do ustawy, wydanym jednocześnie z ustawą, a będą<text:span text:style-name="T220">c</text:span>ym aktem wydanym przez Radę Państwa, która zawsze była upoważniona do podziału kraju na okręgi wyborcze, żeby do tego zaraz przejdziemy, o co by nam w tym szczegółowym akcie Rady Państwa jeszcze chodziło - ale proponowaliśmy i to były też ustalenia, które zgłoszone zostały na posiedzeniu grupy roboczej, podtrzymane przez nasz cały zespół, że tutaj mowa jest o tym, że ten podział mandatów na okręgi wyborcze i zawarty w nim kontrakt polityczny jest podziałem m<text:span text:style-name="T221">a</text:span>n<text:span text:style-name="T222">datów</text:span><text:s/>w ten sposób dokonanych również jednorazowo.</text:p>
      <text:p text:style-name="P223">Ta jednorazowość jest dla nas rzeczą podstawową. Druga sprawa dotyczyła art. 1 i 2 jesteśmy zadowoleni, że z art. 2 zrezygnowano, natomiast w tej formie art. 1 jest dla nas nie do przyjęcia<text:span text:style-name="T224">.</text:span><text:s/>Ja rozumiem istotę szacunku dla<text:s/>Konstytucji, podzielam ją, natomiast argument pana prof. Bafii tu wymieniony, że to tak zrozumiałam, że to wszędzie czy w wielu ordynacjach wyborczych czy konstytu<text:span text:style-name="T225">cj</text:span>ach są takie zapisy - nie, nie znam t<text:span text:style-name="T226">a</text:span>kiej ordynacji wyborczej, w której taki przepis byłby zawarty i dla nas on jest inaczej po prostu sformułowany w tym dokumencie, który otrzymaliśmy nie wszyscy zreszt<text:span text:style-name="T227">ą</text:span>... wszyscy rano, natomiast jednak on jest - nie zmienia on istotnej rzeczy, nie bardzo wiemy właściwie czemu on m<text:span text:style-name="T228">a</text:span><text:s/>służyć i dlatego to jest dla nas niemożliwe do zaakceptowani<text:span text:style-name="T229">a.</text:span></text:p>
      <text:p text:style-name="P230">Druga sprawa zasadnicza, o której mówiliśmy tutaj też - to jest sprawa jawności kontraktu politycznego,<text:s/><text:span text:style-name="T231">k</text:span>tóry jest tutaj zawierany przy Okrągł<text:span text:style-name="T232">y</text:span>m Stole. Ja pomijam tut<text:span text:style-name="T233">a</text:span>j, bo to rzeczywiście jest sprawa drobna, czy termin - kontakt porozumienie, czy ustalenie zawarte przy Okrągłym Stole, czy to sformułowanie przy<text:s/>„okrągłym stole”<text:s/>jest słuszne w akcie prawnym, tutaj nasza strona nie zgłasza żadnych zastrzeżeń, gdyby sformułowanie było inne, chodzi jednak o samą rzecz i dlatego ten kontrakt musi być<text:s/><text:span text:style-name="T234">j</text:span>a<text:span text:style-name="T235">s</text:span>ny dla wszystkich obywateli naszego państwa i powinien być wyrażony w dwóch miejscach przyn<text:span text:style-name="T236">aj</text:span>mniej, w art. 4<text:span text:style-name="T237">0</text:span><text:s/>ordynacji wyborczej, która w tym tekście mówi o jednorazowym podziale manda<text:span text:style-name="T238">tó</text:span>w i tutaj proponujemy, ażeby ten ustęp brzmiał... tutaj jest nawet pewne uproszczenie sprawy w stosunku do tego co było dyskutowane na posiedzeniu grupy roboczej - ustala się jednorazowy podział mandatów zgodnie z porozumieniem Okrągłego Stołu, które to słowa<text:s/>„okrągły stół”<text:s/><text:span text:style-name="T239">m</text:span>ogą być zastąpione porozumieniem politycznym, czy czymś innym i na tej podstawie Rada Państwa ustala dla poszczególnych okręgów wyborczych listy mandatów przeznaczone dla uczestników P<text:span text:style-name="T240">RO</text:span>N-u, ustalanie to stanowi załącznik do niniejszej ustawy.</text:p>
      <text:p text:style-name="P241">I tutaj ten załącznik t<text:span text:style-name="T242">o</text:span><text:s/>byłby ten podział mandatów, który normalnie jest - przepraszam nie doczytałam: dla<text:s/><text:span text:style-name="T243">P</text:span>RO<text:span text:style-name="T244">N<text:s/></text:span>oraz dla kandydatów bezpart<text:span text:style-name="T245">yj</text:span>nych,<text:s/>oczywiście.</text:p>
      <text:p text:style-name="P246">/Głos z sali: nie słycha<text:span text:style-name="T247">ć</text:span>/.</text:p>
      <text:p text:style-name="P248">To może być<text:s/>sformułowane w ten sposób albo przez...<text:s/>dla kandydatów bezpartyjnych i obywateli. To jest w dalszym ciągu.<text:s/>W<text:s/>każdym razie to jest pierwsza część tego.</text:p>
      <text:p text:style-name="P249">Natomiast druga część tego kontraktu jest zawarta w uchwale Rady Państwa, w której to uchwale są dokonane nie tylko podział na okręgi wyborcze i obwody wyborcze, ale jednocześnie w tym podziale jest zaznaczone, w jakim okręgu ilość mandatów przypada na uczestników PRON oraz na tą część list zgłoszeń, która jest dokonywana przez obywateli. I do tego dokonania potrzebne jest 3 ty<text:span text:style-name="T250">s</text:span>. podpisów<text:span text:style-name="T251">.</text:span><text:s/>Więc można to określi<text:span text:style-name="T252">ć</text:span><text:s/>to, co jest dla posłów bezpartyjnych. Przy czym nasza strona zgłosiła jeszcze jeden postulat ze względu na to, że okręgi są w<text:span text:style-name="T253">ie</text:span>lomandatowe, od 2 do 5 mandatów, ażeby zagwarantowa<text:span text:style-name="T254">ne</text:span><text:s/><text:soft-page-break/>było w tyra podziale na okręgi wyborcze, ażeby w każdym okręgu wyborczym przynajmniej jeden mandat zagwara<text:span text:style-name="T255">ntow</text:span>any był dla posła..<text:span text:style-name="T256">.<text:s/></text:span>kandydata na posła bezpartyjnego.</text:p>
      <text:p text:style-name="P257">Następna sprawa, o której pan prof. Bafia mówił, dotyczy mężów zaufania. I tutaj nie bardzo nasza strona rozumie, na czym ten problem polega. Myśmy proponowali i to jest jedyne możliwe rozwiązanie, że kandydata na męża zaufania wskazuje kandydat na posła. On nie ma tego obowiązku, nie musi, ale może wskazać. Zatwierdzanie albo wybieranie spośród mężów zaufania jest rzeczą zupełnie niespotykaną i właściwie nie wiadomo, na jakiej podstawie i kto miałby<text:s/><text:span text:style-name="T258">c</text:span>zegoś takiego dokonywać.</text:p>
      <text:p text:style-name="P259">Sądzą<text:span text:style-name="T260">c</text:span><text:s/><text:span text:style-name="T261">z</text:span><text:s/>te<text:span text:style-name="T262">g</text:span>o podziału kraju na okręgi wyborcze i tej wyobraźni, jaką mo<text:span text:style-name="T263">ż</text:span>na mieć, nie każdy zresztą kandydat musi wskazać męża zaufania, nie będzie tu żadnego problemu jak rozumiem z tłokiem w lokalu wyborczym<text:span text:style-name="T264">.<text:s/></text:span>Jako argument mogę jeszcze przytoczyć, że w wyborach do Sejmu u<text:span text:style-name="T265">st</text:span>aw<text:span text:style-name="T266">od</text:span>awczego w 1<text:span text:style-name="T267">92</text:span>2 r. w samej tylko Warszawie zgłoszone były 22 listy wyborcze i na takiej samej zasadzie nikomu ta ilość mężów zaufania nie przeszkodziła w odbyciu normalnych wyborów<text:span text:style-name="T268">.</text:span></text:p>
      <text:p text:style-name="P269">Więc tutaj wydaje się, że ani ograniczanie tego uprawnienia, które nie jest obowiązkiem, tylko prawem, ani wyboru według jakich kryteriów i dowolnego, arbitralnego, jest dla nas również nie do przyjęcia<text:span text:style-name="T270">.</text:span><text:s/>To jest trzecia sprawa<text:span text:style-name="T271">.</text:span></text:p>
      <text:p text:style-name="P272">Czwarta sprawa, którą podniósł również pan prof<text:span text:style-name="T273">.<text:s/></text:span>Bafia, druga z tych istotnych, dotyczy symboli<text:span text:style-name="T274">.</text:span><text:s/>Jest tu nieporozumienie, jeżeli chodzi o art.<text:s/><text:span text:style-name="T275">4</text:span>2, panie profesorze, ponieważ art<text:span text:style-name="T276">.</text:span><text:s/>42, na który pan się powołuje nie dotyczy kart wyborczych<text:span text:style-name="T277">.</text:span><text:s/>W art<text:span text:style-name="T278">.</text:span><text:s/>42 mowa jest o prawie zgłaszania kandydatów na posłów wybieranych w okręgach<text:span text:style-name="T279">.</text:span><text:s/>Mowa jest komu przysługuje to prawo wybierania.<text:span text:style-name="T280">..</text:span><text:s/>zgłaszania kandydatów. Skoro już przy tym jestem, nasza strona wniosła o likwidację pkt<text:span text:style-name="T281">.</text:span><text:s/>2 w ust<text:span text:style-name="T282">.</text:span><text:s/>1 i zaproponowała dopisanie, że zgłaszając kandydata na posła należy podać to, to i to oraz symbole świad<text:span text:style-name="T283">c</text:span>zące o jego preferencji politycznej<text:span text:style-name="T284">.</text:span></text:p>
      <text:p text:style-name="P285">Można dyskutować, jak<text:s/><text:span text:style-name="T286">m</text:span>a wyglądać karta wyborcza, natomiast ten argument, który pan profesor był łaskaw wysunąć z art. 42 nie ma żadnego związku<text:span text:style-name="T287">.</text:span><text:s/>Natomiast jest<text:s/>rzeczą oczywistą,<text:s/><text:span text:style-name="T288">ż</text:span>e w kampanii wyborczej obywatele muszą wiedzieć na kogo głosują, jaką pozycję polityczną czy społeczną zajmuje i skąd pochodzi kandydat na posła<text:span text:style-name="T289">. W</text:span>ięc tutaj ten a<text:span text:style-name="T290">rt</text:span>.<text:s/><text:span text:style-name="T291">4</text:span>2 jest dla nas rzeczą oczywistą, że powinien zawierać również możliwość symbolu oznaczenia politycznego, oznaczającego proweniencję kandydata.</text:p>
      <text:p text:style-name="P292">Piąta sprawa, w ogóle nie poruszona<text:s/><text:span text:style-name="T293">w</text:span><text:s/>wystąpieniu pana prof. Ba<text:span text:style-name="T294">fi</text:span>i, a dla nas zupełnie podstawowa, i jak rozumiem, może panowie mnie sprostują, ale chyba nie, bo nawet z tego naszego<text:s/>protokołu<text:s/>wynika, że było to wspólne nasze stanowisk<text:span text:style-name="T295">o</text:span>, dotyczyła art<text:span text:style-name="T296">.</text:span><text:s/>100 ordynacji wyborczej i proponowal<text:span text:style-name="T297">iś</text:span>my tam zgodnie wszyscy wprowadzić zapis -<text:s/>kandydaci na posłów mają dostęp do państwowych środków masowej informacji, na jednakowych zasadach<text:span text:style-name="T298">.</text:span><text:s/>Wydaje się, że jest to podstawowy element przepisów prawa wyborczego, z którego nie można zrezygnować zwłaszcza w takiej sytuacji, jaka istnieje w tej chwili.</text:p>
      <text:p text:style-name="P299">To byłyby te najzupełniej pod<text:span text:style-name="T300">st</text:span>awowe problemy, które chciałam poruszyć, bo nie zostały one przed<text:span text:style-name="T301">s</text:span>tawion<text:span text:style-name="T302">e<text:s/></text:span>przez pana prof. Bafię<text:span text:style-name="T303">.</text:span><text:s/>Natomiast jeżeli chodzi o sposób głosowania, on został przedstawiony nawet przez nie naszą stronę tylko przez pana prof. Gebethnera. Nam się to wydaje słuszne, ponieważ istotą wyborów jest nie skreślanie kogokolwiek, nie idzie się do wyborów przeciwko komuś, tylko idzie się do wyborów głosując za.<text:s/><text:span text:style-name="T304">W</text:span><text:s/>każdym razie, ponieważ pan prof<text:span text:style-name="T305">.</text:span><text:s/>Bafia użył tu argumentu, też może niedobrze zrozumiałam, że tak to jest wszędzie, wszędzie jest akurat odwrotnie. Głosuje się za określonym kandydatem.<text:s/>Nie myśl<text:span text:style-name="T306">ę</text:span>, żeby to było sp<text:span text:style-name="T307">e</text:span>cjalnie skomplikowane,<text:s/><text:span text:style-name="T308">g</text:span>dyby przyjąć zasadę, że stawia się<text:s/><text:soft-page-break/>krzyżyk, czy nawet jeżeli się podkreśla, czy znak obok, bo to<text:s/><text:span text:style-name="T309">jest</text:span>, do tego ludzie są przyzwycza<text:span text:style-name="T310">je</text:span>ni<text:span text:style-name="T311">.</text:span><text:s/>Rozumiem, że tu byłaby pewna odmienność między głosowaniem na listę krajową i w okręgu, i nad tym się<text:s/><text:span text:style-name="T312">n</text:span>ożna zastanawiać. Natomiast to, żeby wybory były wyborami, i żeby powiedzieć obywatelom, że idą wybierać swoich kandydatów, a więc powoli przechodzić do pewnej normalności, to myślę, że powinno być w naszym wspólnym interesie.</text:p>
      <text:p text:style-name="P313">Co do wyborów uzupełniających, uważamy, że jest to jednak istotne<text:span text:style-name="T314">.</text:span><text:s/>Jeżeli opozycja ma mieć taką sytuację, ż<text:span text:style-name="T315">e<text:s/></text:span>przynajmniej jednego, ale często nie więcej, więc dla nas opróżnienie jednego mandatu, jeżeli to jest nasz mandat, je<text:span text:style-name="T316">st</text:span><text:s/>oczywiście istotne. Zgadzamy się z tym, na następnej sesji. To nie musi być na następnym posiedzeniu Sejmu<text:span text:style-name="T317">.<text:s/></text:span>Natomiast ta wizja bez przerwy sporządzanych w kraju wyborów uzupełniających, w świetle doświadczeń d<text:span text:style-name="T318">ot</text:span>ychczasowego wygasania mandatów we wszystkich Sejmach dziewiątej kadencj<text:span text:style-name="T319">i<text:s/></text:span>nie trafia nam do przekonania, bo to można łatwo sprawdzić na dokumentach, że ani ta śmiertelność posłów, ani inne nieszczęśliwe wypadki nie są tak liczne, żeby do tych wyborów uzupełniających nie można się było odwołać.</text:p>
      <text:p text:style-name="P320">Co do<text:s/><text:span text:style-name="T321">od</text:span>woływaln<text:span text:style-name="T322">ośc</text:span>i tu jest też pewne nieporozumienie, ponieważ my też stoimy na gruncie szacunku dla<text:s/>Konstytucji.<text:s/><text:span text:style-name="T323">I</text:span><text:s/>uważamy, że jeżeli w<text:s/>Konstytucji istnieje przepis, który od 195<text:span text:style-name="T324">2</text:span><text:s/>r<text:span text:style-name="T325">.</text:span><text:s/>jest martwy, to nie jest dobre utrzymywanie takiej fikcji. Uważamy, że tej sprawy nie rozwiąże się w jednorazowej ordynacji wyborczej, bo podkreślamy<text:span text:style-name="T326">,</text:span><text:s/><text:span text:style-name="T327">ż</text:span>e jest to ordynacja jednorazowa<text:span text:style-name="T328">.</text:span><text:s/><text:span text:style-name="T329">I</text:span><text:s/>jesteśmy tutaj konsekwentni, z szacunkiem dla<text:s/>Konstytucji i ordynacji obywatela<text:span text:style-name="T330">.</text:span></text:p>
      <text:p text:style-name="P331">Proponujemy znieść wszystkie po<text:span text:style-name="T332">s</text:span>tanow<text:span text:style-name="T333">i</text:span>enia, a nie zostawić fikcyjny przepis, że można odwołać posła, nie mówiąc w jaki sposób, czyli pozostawiając to właściwie do decyzji czyjej? Uważamy, że to jest za ważna sprawa - odwoływa<text:span text:style-name="T334">l</text:span>ność posła<text:span text:style-name="T335">.</text:span><text:s/>Od 195<text:span text:style-name="T336">2</text:span><text:s/>r. nie było takich wypadków<text:span text:style-name="T337">.<text:s/></text:span>Pierwszy raz ta sprawa została uregulowana w poprzedniej ordynac<text:span text:style-name="T338">j</text:span>i wyborczej, pozostawała przepisem martwym. Z szacunku do prawa, na które powoływał się pan prof. Bafia, uważamy, że to nie jest miejsce i moment na takie regulowanie tej sprawy<text:span text:style-name="T339">.</text:span></text:p>
      <text:p text:style-name="P340">To byłyby te sprawy podstawowe<text:span text:style-name="T341">.</text:span><text:s/>Sprawy drobne wszyscy panowie znają<text:span text:style-name="T342">.</text:span><text:s/>Wszystkie inne nasze postulaty zostały, jak rozumiem, odbite na powielaczu, wszyscy panowie je mają<text:span text:style-name="T343">.</text:span><text:s/>Nie ma sensu mówić o rzeczach drobnych. Proponujemy,<text:span text:style-name="T344"><text:s/></text:span>żeby się skoncentrować<text:s/><text:span text:style-name="T345">n</text:span>a tych podstawowych<text:span text:style-name="T346">.</text:span></text:p>
      <text:p text:style-name="P347"><text:span text:style-name="T348">Przewodniczący</text:span>:</text:p>
      <text:p text:style-name="P349">Dziękuję.</text:p>
      <text:p text:style-name="P350">Proszę państwa, rozumiem, że prowadzić teraz musimy<text:s/><text:span text:style-name="T351">d</text:span>ysku<text:span text:style-name="T352">sj</text:span>ę wokół pewnych spraw o kluczowym znaczeniu i wokół konkretnych decyzji<text:span text:style-name="T353">.</text:span><text:s/><text:span text:style-name="T354">W</text:span>ięc proponuję najpierw, kto z państwa chciałby zabrać głos w sprawach poruszonych przez obu referentów, a potem przystąpilibyśmy do przeglądu po kolei tych artykułów, które były kwe<text:span text:style-name="T355">st</text:span>ionowane<text:span text:style-name="T356">.</text:span></text:p>
      <text:p text:style-name="P357">Pan Aleksander Hall.</text:p>
      <text:p text:style-name="P358"><text:span text:style-name="T359">Ob. Aleksander Hall</text:span>:</text:p>
      <text:p text:style-name="P360">To jest co prawda sprawa,<text:s/>której nie podnosiliśmy w tej fazie dyskusji, ale ja<text:s/>pozwolę sobie do niej wrócić<text:span text:style-name="T361">.</text:span><text:s/>Mianowicie kwestia progu trzech tysięcy podpisów obywateli z danego okręgu wyborczego, umożliwiających kandydowanie<text:span text:style-name="T362">.</text:span></text:p>
      <text:p text:style-name="P363">Sądzę, że jest to próg niezwykle wysoki<text:span text:style-name="T364">.</text:span><text:s/><text:span text:style-name="T365">I</text:span><text:s/>jeśli te wybory nie mogą być jeszcze wyborami<text:s/><text:soft-page-break/>demokratycznymi, to jest bardzo ważne, aby jednak były pewną szkołą demokracji<text:span text:style-name="T366">.</text:span><text:s/><text:span text:style-name="T367">I</text:span><text:s/>tutaj ustawienie tego progu<text:s/><text:span text:style-name="T368">3</text:span><text:s/>ty<text:span text:style-name="T369">s</text:span>. jest, wydaje mi<text:s/><text:span text:style-name="T370">s</text:span>ię, rzeczą niewłaściwą<text:span text:style-name="T371">.</text:span><text:s/>To premiuje silnych i zorganizowanych, którzy i tak korzystają z pewnych dodatkowych atutów w grze wyborczej<text:span text:style-name="T372">.</text:span><text:s/>Niech w takim stopniu, w jakim to będzie możliwe, te wybory umożliwią prezentację różnych kandydatów prezentujących różne tendencje obecne w opinii publicznej.<text:s/>Sądzę, że na tym te wybory mogą tylko zyskać.<text:s/>Sądzę, że według mnie próg tysiąca podpisów byłby progiem wystarczającym, rozsądnym.<text:s/>Prosiłbym także o uwzględnieniu tej problematyki w rozważaniach dotyczących ordynacji do spraw Senatu,<text:s/>gdzie z tego co wiem wstępne propozycje dotyczą 5 tysięcy podpisów, mnie się wydaje,<text:s/>że to jest liczba naprawdę stanowczo zbyt wysoka.</text:p>
      <text:p text:style-name="P373">Dziękuję bardzo.</text:p>
      <text:p text:style-name="P374"><text:span text:style-name="T375">Przewodnicząc</text:span><text:span text:style-name="T376">y</text:span>:</text:p>
      <text:p text:style-name="P377">Dzięku<text:span text:style-name="T378">j</text:span>ę bardzo. Proszę bardzo pan Uziębło.</text:p>
      <text:p text:style-name="P379"><text:span text:style-name="T380">Ob. Jerzy Uziębło</text:span>:</text:p>
      <text:p text:style-name="P381">Dziękuję za udzielenie mi głosu.</text:p>
      <text:p text:style-name="P382">Chciałbym wstępnie wyrazić swoje zaniepokojenie faktem, tutaj takiego powiedziałbym nawet uzurpowania sobie prawa, że my tutaj decydujemy<text:span text:style-name="T383">,</text:span><text:s/>tylko chciałbym powiedzieć, że spotkaliśmy się<text:s/><text:span text:style-name="T384">z</text:span><text:s/>posłami. Jak proponujecie państwo przeprowadzenie głosowania wśród posłów, którzy są rzeczywiście obrażeni na nas, na nas tu zarówno siedzących po przeciwnej stronie jak i po tej stronie, że działa się na zasadzie orzekania wcześniej ju<text:span text:style-name="T385">ż</text:span><text:s/>jak ma Sejm zdecydować, który jest do tej pory suwerennym i działającym zgodnie z<text:s/>Konstytucją ciałem i będzie to trudne. Myślę, że my tutaj musimy pewne zapisy, tak formułujemy już do kropki włącznie. Jak to będzie można zrobić, ja nie pytam dlaczego, żeby stawić si<text:span text:style-name="T386">ę</text:span><text:s/>w opozycji do was, ale podpowiedzcie wobec tego jak my mamy rozmawiać z posłami, którzy rzeczywiście wcale nie<text:s/><text:span text:style-name="T387">s</text:span>ą<text:s/>tak jednoznacznie do nas ustosunkowani dobrze, jak myślimy. Na to chciałbym zwrócić uwagę i skoro już mówimy o bardzo ważnym temacie, który poruszyła pani profesor chciałbym zwrócić uwagę na 42 artykuł, dotyczący tego, że daje prawo zarówno<text:s/>Unii<text:s/>Chrześc<text:span text:style-name="T388">ij</text:span>ańskiej, PAX-owi, Związkowi Katolickiemu oraz innych organizacji społecznych i zawodowych o zasięgu ogólnokr<text:span text:style-name="T389">ajo</text:span>wym. My nastawaliśmy, jak to się mówi na tę decyzję, by zawodowe organizacje o zasięgu ogólnokrajowym miały prawo wyrażania, zgłaszania kandydatów. Dlaczego? Dlatego, po prostu, że odbyła się dyskusja statutowych ciał i ustaliśmy, uczestnicy tego stołu strona odpowiadam z<text:span text:style-name="T390">a</text:span><text:s/>tą część stołu, do prezentowania i bronienia tego stanowiska i będziemy tak długo jak będzie można używając różnych środków bronili tego stanowiska.</text:p>
      <text:p text:style-name="P391">Dziękuję.</text:p>
      <text:p text:style-name="P392"><text:span text:style-name="T393">Przewodnicząc</text:span><text:span text:style-name="T394">y</text:span>:</text:p>
      <text:p text:style-name="P395">Dziękuję. Proszę bardzo głos ma pan Jacek Kuroń.</text:p>
      <text:p text:style-name="P396"><text:span text:style-name="T397">Ob. Jacek Kuroń</text:span>:</text:p>
      <text:p text:style-name="P398">Więc oczywiście my nie chcemy<text:s/>[nieczytelne]<text:s/>ustalać i uchwalać, zmienić<text:s/>K<text:span text:style-name="T399">o</text:span>nstytucję i podjąć decyzje, które są w gestiach różnego rodzaju instytucji prawnych w tym kraju, natomiast my możemy mówić tyle - takie są oto warunki, na których nasza strona może podpisać kontrakt i wziąć udział w wyborach. Inaczej my stawiać sprawy nie możemy. I niest<text:span text:style-name="T400">e</text:span>ty nie mogę nic radzić w sprawie co<text:s/>robić<text:span text:style-name="T401"><text:s/></text:span>z posłami. Ja mogę tylko powiedzieć, że nie zapytam się kolegi, jak mi kolega<text:s/><text:span text:style-name="T402">r</text:span>adzi, jak ja mam przekonać moich klientów, że tak powiem, którzy skoczą na mnie z awanturą pod tytułem zaprzedałeś się czerwonemu. Otóż, żeby oni na<text:s/><text:soft-page-break/>mnie jak w najmniejszym stopniu skoczyli, to ja muszę tutaj jasno postawić sprawę<text:span text:style-name="T403">.</text:span><text:s/><text:span text:style-name="T404">Są</text:span><text:s/>takie warunki, na których ja mogę<text:s/>„zauczestniczyć”<text:s/>w kontrakcie i wziąć udział w wyborach, tak i są takie, przy których nie mogę tego zrobić<text:span text:style-name="T405">.</text:span><text:s/>Jakie to są warunki? Ja my<text:span text:style-name="T406">ś</text:span>lę, że tutaj zasadniczą sprawą jest jednak ta kwestia podziału obywateli na wyznających<text:s/>konstytucję i nie wyznających<text:span text:style-name="T407">.</text:span></text:p>
      <text:p text:style-name="P408">Jest to tak sformułowane, że wprowadza kryterium absolutnie nieostre<text:span text:style-name="T409">.</text:span><text:s/>Co to znaczy wyznaje<text:s/>konstytucję, którą konstytucję przepraszam i czy jak on wyznaje, to on może<text:s/><text:span text:style-name="T410">j</text:span>ą zmieniać później? W tym nowym Sejmie! I wreszcie kto będzie oceniał, czy ja wyznaję konstytucję, czy nie? Ja przecież w Trybunie Ludu regularnie czytałem do niedawna, że ja nie wyznaję konstytucji, jestem jej przeciwnikiem, a nawet, że chcę palić komitety<text:span text:style-name="T411">.</text:span><text:s/>Choć to wszystko nieprawda. W sprawie tych komitetó<text:span text:style-name="T412">w</text:span><text:s/>przynajmniej, w sprawie czy ja wyznaję czy ja nie wyznaję nie chciałbym brać udzi<text:span text:style-name="T413">a</text:span>łu w takim sporze, ale kto to by rozstrzygał? Jest to po prostu niedopus<text:span text:style-name="T414">zc</text:span>zalne sformułowanie.</text:p>
      <text:p text:style-name="P415">A teraz jeśli chodzi o kwestię prawa co do mężów zaufania, prawa sformułowania prawa do środków masowego przekazu, kwestia tego sformułowania, że można tu symbol polityczny wpisać nie na kartce wyborczej, co już pani Zakrzewska podkreśliła, tylko w całej dokumentacji - co stanowi podstawę kampanii wyborczej, tylko w innym artykule jest. Nie przy kartce wyborczej to formułujemy<text:span text:style-name="T416">.</text:span></text:p>
      <text:p text:style-name="P417">Otóż jest to tego rodzaju kwes<text:span text:style-name="T418">t</text:span>ia zasadnicza dla nas i ja myślę dla nas wszystkich uczestników tego stołu. Jest to pytanie czy ludzie, społeczeństwo w Polsce uzna, że oto dokonują się wybory, są inne niż wszystkie dotychczasowe, że oto coś się istotnego zmieniło<text:span text:style-name="T419">.</text:span><text:s/>Z tego punktu widzenia taki problem, jak mąż zaufania - przy którym nie robi się żadnych - po prostu w<text:span text:style-name="T420">ys</text:span>yłać męża zaufania. Nawet jeśli to jest rzeczywiście techniczny problem i kłopoty, to te kłopoty się opłacają, bo dają takie poczucie obywatelowi, że on tu nie będzie oszukany, a to ważny element niesłychanie z naszego punktu<text:s/><text:span text:style-name="T421">wi</text:span>dzenia.</text:p>
      <text:p text:style-name="P422">I to samo dotyczy wpisu w ordynację wyborczą. Jeżeli nie dokonamy wpisu w ordynację wyborczą podziału na mandaty tak jak żeśmy to sobie przyjęli, to wprowadzamy bardzo istotny mechanizm pozaprawny do tego całego interesu. Mianowicie wywłaszczamy obywateli po prawdzie z jakiegoś prawa do wybierania swoich przedstawicieli. Powiadamy nie, tu nie możesz wybierać swojego przedstawiciela, bo tu musi być człowiek z PZPR, PAX-u, CHSS itd.</text:p>
      <text:p text:style-name="P423">Otóż tego zrobić nie wolno inaczej, niż jawnie, jasno,<text:span text:style-name="T424"><text:s/></text:span>wyraźnie z wpisem, żeby to się stało prawem. Ten rodzaj jawności, jasności może sprawić razem z tymi wszystkimi elementami może sprawić, powia<text:span text:style-name="T425">d</text:span>am może sprawić, że obywatele uznają oto coś istotnie się zmienia. I do tego bym państwa namawiał.</text:p>
      <text:p text:style-name="P426"><text:span text:style-name="T427">Przewodnicząc</text:span><text:span text:style-name="T428">y</text:span>:</text:p>
      <text:p text:style-name="P429">Dziękuję.</text:p>
      <text:p text:style-name="P430">Retoryczną siłę jednego z argumentów pana Jacka Kuronia muszę osłabić w projekcie złożonym - idzie jednak nie o wyznawanie<text:s/>konstytucji, a o uznawanie<text:s/>Konstytucji.</text:p>
      <text:p text:style-name="P431">Głos ma pan Zdzisław Jarosz.</text:p>
      <text:p text:style-name="P432"><text:span text:style-name="T433">Ob. Zdzisław Jarosz</text:span>:</text:p>
      <text:p text:style-name="P434">Ja chciałbym w gruncie r<text:span text:style-name="T435">z</text:span>ec<text:span text:style-name="T436">zy<text:s/></text:span>dojść do tego, abyśmy sprecyzowali pewne k<text:span text:style-name="T437">w</text:span>e<text:span text:style-name="T438">s</text:span>tie, zresztą<text:s/>szczegółowe. I dlatego chciałem właściwie postawić dwa pyt<text:span text:style-name="T439">a</text:span>nia,<text:span text:style-name="T440"><text:s/></text:span>ale skoro już jestem przy głosie to może jednak jedn<text:span text:style-name="T441">a</text:span><text:s/>uwaga na marginesie tego co powiedział pan<text:s/><text:span text:style-name="T442">H</text:span>all w sprawie tej liczby wymaganych podpisów<text:span text:style-name="T443">.</text:span><text:s/>No ta sprawa była przedmiotem dość takich intensywnych rozmów w ramach zespołu, który się zajmował<text:s/><text:soft-page-break/>ordynacją wyborczą. Zostało coś tutaj ustalone i postawione, jak rozumiem na zasadzie pewnego consensusu, może byśmy już... prośba nie wprowadzali jednak tu nowych elementów, bo to jest całkiem nowa propozycja, odbiegająca od tego co wcześniej zostało prz<text:span text:style-name="T444">y</text:span>j<text:span text:style-name="T445">ęt</text:span>e.</text:p>
      <text:p text:style-name="P446">Gdy idzie o kwestię mężów zaufania, od razu powiem, że jestem także zwolennikiem tej instytucji i zawsze byłem i sądzę, że pow<text:span text:style-name="T447">i</text:span>nna być zachowana. Pytanie moje dotyczy kwestii czysto technicznej. Chciałbym zrozumieć, jeżeli każdy kandydat zgłaszałby jednego swego męża zaufania, zgłaszałby go w komisji o<text:span text:style-name="T448">k</text:span>ręgowej, no to nie byłoby tych mę<text:span text:style-name="T449">ż</text:span>ów zaufania tam gdzie oni są najbardziej potrzebni, mianowicie w komisjach obwodowych<text:span text:style-name="T450">.</text:span><text:s/>Nie wiem czy pani prof. Zakrzewska do końca pomyślała, jak to m<text:span text:style-name="T451">a</text:span><text:s/>być konkretnie - o<text:span text:style-name="T452">r</text:span>ganizac<text:span text:style-name="T453">yj</text:span>nie?</text:p>
      <text:p text:style-name="P454"><text:span text:style-name="T455">Ob. Janina Zakrzewska</text:span>:</text:p>
      <text:p text:style-name="P456">Po prostu prawdopo<text:span text:style-name="T457">do</text:span>bnie nie wszyscy dostali ten nasz zapis. Myśmy proponowali do obwodowych i okręgowych, bo to obwodowa jest podstawową<text:span text:style-name="T458">.</text:span><text:s/>Tylko, że nie wskazywałby, tylko mógłby wskazywać<text:span text:style-name="T459">.</text:span><text:s/>To jest to. Tak, że cały czas podkreślam, że to zależy, bo można sobie wyobrazić, jak różnie będzie wyglądała praktyka, że może jeden mąż zaufania wystarczy dla paru kandydatów, dlatego jest to<text:s/><text:span text:style-name="T460">„</text:span>może”<text:span text:style-name="T461">.</text:span><text:s/>Ale proponowaliśmy, ażeby dokładnie nasz zapis brzmiał: kandydatowi przysługuje prawo zgłoszenia mężów zaufania do obwodowych i<text:s/><text:span text:style-name="T462">ok</text:span>r<text:span text:style-name="T463">ęgow</text:span>ej komisji wyborczej.</text:p>
      <text:p text:style-name="P464"><text:span text:style-name="T465">O</text:span><text:span text:style-name="T466">b</text:span><text:span text:style-name="T467">.</text:span><text:span text:style-name="T468"><text:s/>Zdzisław Jarosz</text:span>:</text:p>
      <text:p text:style-name="P469">Przepraszani bardzo, to ja mimo wszystko sądzę, że ta kwestia powinna ulec, być może poza naszymi obradami, jakiemuś dopr<text:span text:style-name="T470">e</text:span>cyzowaniu, dlatego że jest to przykładowo 100 obwodów głosowania w okręgu. No więc wskazanie przez kandydata stu czy więcej nawet, bo może być i 1<text:span text:style-name="T471">5</text:span>0 okręgów, 1<text:span text:style-name="T472">50</text:span><text:s/>mężów zaufania, to jednak nie taka prosta sprawa.</text:p>
      <text:p text:style-name="P473">Więc ta kwestia jako techniczna pow<text:span text:style-name="T474">ie</text:span>działbym, może ją z<text:span text:style-name="T475">os</text:span>tawm<text:span text:style-name="T476">y,</text:span><text:s/>zgłaszając się co do zasady, że ona wymaga jednak sprecyzowania. Ale skoro już przy tym jesteśmy, to jeszcze jedna uwaga. Otóż wydaje mi się, że w interesie kandydatów powinno być to przede wszystkim, aby reprezentacja w komisjach wyborczych, mianowicie w komisjach obwodowych była taka, aby one nie wymagały tak ścisłego nadzoru<text:span text:style-name="T477">.</text:span><text:s/>Nie wykluczam potrzeby, jeszcze raz powtarza<text:span text:style-name="T478">m</text:span>, mężów zaufania, ale żeby mieć zaufanie przede wszystkim do komisji obwodowych. I stąd wydaje mi się byłoby też dobrze mieć i to na uwadze, że komisje obwodowe już tak<text:span text:style-name="T479"><text:s/></text:span>powinny być ukształtowane, aby ich wiarygodność nie budziła wątpliwości<text:span text:style-name="T480">.</text:span></text:p>
      <text:p text:style-name="P481">Gdy idzie o dostęp do środków masowego przekazu. Jeśli zrozumiałem dobrze, to miałoby być to<text:span text:style-name="T482">...</text:span><text:s/>miałby być to dostęp na równi wszystkich kandydatów. Otóż w świecie jest jednak tak, że dostęp ten jest nie tyle równy, co proporcjonalny do siły, jaką reprezentują poszczególne ugrupowania polityczne. To się mierzy np. liczbą dep<text:span text:style-name="T483">utow</text:span>an<text:span text:style-name="T484">y</text:span>ch albo w inny sposób, a więc ta równość wyraża się w propor<text:span text:style-name="T485">cjo</text:span>naln<text:span text:style-name="T486">ośc</text:span>i<text:span text:style-name="T487">.</text:span></text:p>
      <text:p text:style-name="P488">Oczywiście dziś byłoby ją trudno wymierzyć dla przyszłych, tych najbliższych wyborów, w jakikolwiek sposób. Rozumiem w związku z tym zastępczą formą jest liczba kandydatów. No, ale ba, tylko że w ten sposób właśnie będzie to z góry w<text:s/><text:span text:style-name="T489">p</text:span>ewnym sensie nierówne w znaczeniu proporcjonalności, no bo będzie zależało od tego, kto ile zgłasza kandydatów. Możemy nawet powiedzieć, że będzie to ekscytować do zgłaszania jak największej liczby kandydatów, aby dana siła polityczna mogła mieć odpowiednio kilkakrotnie większy udział w środkach masowego przekazu. Więc jest to problem także chyba do jakiegoś bliższego sprecyzowania, tak samo jak i poję<text:span text:style-name="T490">c</text:span>ie środków masowego przekazu<text:span text:style-name="T491">.</text:span><text:s/>No bo nie sądzę, żeby<text:s/><text:soft-page-break/>chodziło o dostępność równą do np<text:span text:style-name="T492">.</text:span><text:s/>gazet poszczególnych partii ze strony wszystkich kandydatów, bo to chyba nie o to chodzi, a gazety też są takimi środkami masowego przekazu<text:span text:style-name="T493">.</text:span><text:s/>Więc pewno, jeśliby tu chodziło o telewizję i radio to może by trzeba było to wyraźniej sprecyzować.</text:p>
      <text:p text:style-name="P494"><text:span text:style-name="T495">I</text:span><text:s/>ostatnia sprawa, też w gruncie rzeczy pytanie<text:span text:style-name="T496">.<text:s/></text:span>Jeślibyśmy<text:s/>zrezygnowali z przepisów o odwo<text:span text:style-name="T497">ł</text:span>alności w ordynacji wyborczej, czy to już załatwia sprawę, czy też chodzi także o nagłe skreślenie tego przepisu z<text:s/>Konstytucji? Mówię, nagłe, dlatego że ono byłoby takie dość szybkie właśnie.</text:p>
      <text:p text:style-name="P498">Dziękuję bardzo.</text:p>
      <text:p text:style-name="P499"><text:span text:style-name="T500">Przewodniczący</text:span>:</text:p>
      <text:p text:style-name="P501">Proszę państwa, proponowałbym, ażebyśmy spróbowali dokonać przeglądu głównych spraw spornych po kolei i w ten sposób zobaczymy, w jakim miejscu...</text:p>
      <text:p text:style-name="P502">Tylko zdaje się, że pan Jan Rychlewski prosił przedtem o głos. Proszę bardzo.</text:p>
      <text:p text:style-name="P503"><text:span text:style-name="T504">Ob. Jan Rychlewski</text:span>:</text:p>
      <text:p text:style-name="P505">Ja chciałem w istocie zadać pytanie, pani profesor<text:span text:style-name="T506">.</text:span><text:s/>Nie jest dla mnie zrozumiała sprawa symboli. Mianowicie, czy można byłoby uzyskać wyjaśnienia w dwóch sprawach. Po pierwsze - ile by to miało być tych symboli? Ja rozumiem, że nie chodzi państwu o symbole indywidualne<text:span text:style-name="T507">.</text:span><text:s/>Tzn. rozumiem, że herb szlachecki np<text:span text:style-name="T508">.</text:span><text:s/>nie byłby stosownym<text:span text:style-name="T509">...</text:span><text:s/>Więc rozumiem, że ilość tych symboli, ileś tych symboli miałoby być<text:span text:style-name="T510">.</text:span><text:s/>Wówczas powstaje pytanie, np<text:span text:style-name="T511">.</text:span><text:s/>osoba całkowicie niezależna od jakichkolwiek sił politycznych, gdyby miała startować to z jakim symbolem? To jest pierwsze pytanie.</text:p>
      <text:p text:style-name="P512"><text:span text:style-name="T513">I</text:span><text:s/>drugie pytanie, dotyczące tych symboli, to jest sprawa, jak one dalej miałyby<text:s/><text:span text:style-name="T514">fu</text:span>nk<text:span text:style-name="T515">cj</text:span>onować? To jest bardzo istotne<text:span text:style-name="T516">.</text:span></text:p>
      <text:p text:style-name="P517">Wreszcie skoro jestem przy głosie, to jedną wątpliwość w sprawie, być może drobnej, ale dość istotnej, mianowicie w art.<text:s/><text:span text:style-name="T518">4</text:span>0 pani zaproponowała nam abyśmy zapisali<text:s/>zamiast te<text:span text:style-name="T519">j</text:span><text:s/>numeracji, która tutaj się znajduje, żebyśmy zap<text:span text:style-name="T520">i</text:span>sali PR<text:span text:style-name="T521">O</text:span>N oraz dla kandydatów bezpa<text:span text:style-name="T522">rt</text:span>yjnych<text:span text:style-name="T523">.</text:span><text:s/>Ponieważ słowo<text:s/><text:span text:style-name="T524">„</text:span>oraz”<text:s/>jest zgodnie z tradycją językową funkcjonuje jako rozdzielające, to nie jest ono stosowne tutaj, ponieważ wśród PRON-owskich kandydatur będą oczywiście bezpa<text:span text:style-name="T525">rtyj</text:span>ni<text:span text:style-name="T526">.</text:span></text:p>
      <text:p text:style-name="P527"><text:span text:style-name="T528">Przewodniczący</text:span>:</text:p>
      <text:p text:style-name="P529">Proszę państwa - jeżeli państwo pozwolą, to może jednak teraz zastosujemy tę zasadę, po kolei.<text:s/>I rozumiem, że tutaj już wówczas argumenty wymieniane będą krótsze.</text:p>
      <text:p text:style-name="P530">Otóż wypada rozpocząć od art. 1<text:span text:style-name="T531">.</text:span><text:s/>Pi<text:span text:style-name="T532">e</text:span>rwsza uwaga, ordynacja wyborcza do Sejmu PRL dziesiątej kadencji - przyjm<text:span text:style-name="T533">uj</text:span>e druga strona<text:span text:style-name="T534">.</text:span><text:s/>Proszę bardzo pan<text:span text:style-name="T535">..</text:span>.</text:p>
      <text:p text:style-name="P536"><text:span text:style-name="T537">Ob</text:span><text:span text:style-name="T538">.</text:span><text:span text:style-name="T539"><text:s/>Kazimierz Cypryniak</text:span>:</text:p>
      <text:p text:style-name="P540">Więc jest następująca propozycja<text:span text:style-name="T541">.</text:span><text:s/>Zgoda, wpisujemy do tytułu - dziesiąta kadencja. Ale przy okazji od razu też uwaga, czy pytanie, czy to nie wyjaśnia od razu innych propozycji, które były zgłoszone, że tam jednorazowo, no bo jak dziesiąta kadencja to znaczy, że dziesiąta kadencja. Czy to nie rozwiewa wątpliwości, że ta ordynacja jest w rozumieniu jednorazowa?</text:p>
      <text:p text:style-name="P542"><text:span text:style-name="T543">Ob. Janina Zakrzewska</text:span>:</text:p>
      <text:p text:style-name="P544"><text:span text:style-name="T545">Je</text:span>żeli można<text:span text:style-name="T546">.</text:span><text:s/>Do tekstu ordynacji tak<text:span text:style-name="T547">.</text:span><text:s/><text:span text:style-name="T548">I</text:span><text:s/>myślę, że w ordynacji poza tym tytułem nie ma powodu wprowadzać. Natomiast to drugie wprowadzenie dotyczyło już dalszej sprawy, tzn. tego załącznika, a nie samego tekstu ordynacji<text:span text:style-name="T549">.</text:span><text:s/>Do tekstu ordynacji, zgadzamy się z pa<text:span text:style-name="T550">n</text:span>em, że ten zapis by wystarczył<text:span text:style-name="T551">.</text:span></text:p>
      <text:soft-page-break/>
      <text:p text:style-name="P552"><text:span text:style-name="T553">Przewodnicz</text:span><text:span text:style-name="T554">ą</text:span><text:span text:style-name="T555">cy</text:span>:</text:p>
      <text:p text:style-name="P556">Wobec tego przechodzimy po tytule, tytuł ustalony jako ordynacja wyborcza do Sejmu PRL dziesiątej kadencji.<text:s/>Art.<text:s/>1 i art.<text:s/>2.<text:s/>W<text:s/>sprawie art.<text:s/>2 rozumiem,<text:s/>że jest zgoda na skreślenie.<text:s/>Propozycja naszej strony skreślenia art.<text:s/>1. Argumentowaliśmy niemożność akceptacji art.<text:s/>1 w jego obecnym sformułowaniu.<text:s/>Czy partnerzy nasi proponują inne sformułowanie tego artykułu?</text:p>
      <text:p text:style-name="P557"><text:span text:style-name="T558">Ob. Kazimierz Cypryniak</text:span><text:span text:style-name="T559">:</text:span></text:p>
      <text:p text:style-name="P560">Partnerzy ob<text:span text:style-name="T561">st</text:span>ają przy pozostawieniu art<text:span text:style-name="T562">.</text:span><text:s/>1, z propozycją poszukiwania, jak<text:s/><text:span text:style-name="T563">g</text:span>o doredagować.<text:s/><text:span text:style-name="T564">I</text:span><text:s/>proponuję może nie redagować jego w tym wielkim gronie<text:span text:style-name="T565">,</text:span><text:s/>bo to jednak jest ciężka sprawa, ale upoważnić nasz zespół do tych spraw, żeby powiedzmy został poczyniony stosowny wysiłek intelektualny do rangi zagadnienia, jakie ten artykuł wyraża<text:span text:style-name="T566">.</text:span></text:p>
      <text:p text:style-name="P567"><text:span text:style-name="T568">Przewodniczący</text:span>:</text:p>
      <text:p text:style-name="P569">Panie przewodniczący, muszę powiedzieć tak, że grupie roboczej my udzielamy części naszych pełnomocnictw, ale nigdy nie rezygnujemy z nich.<text:s/><text:span text:style-name="T570">I</text:span><text:s/>stąd uwaga, która padła, że niektóre sprawy w grupie roboczej nie były referowane, a tutaj są, odpowiadam na nią, że to grono ma obowiązek dochodzenia do consensusu.</text:p>
      <text:p text:style-name="P571">Otóż w sprawie pierwszego artykułu, jestem upoważniony do oświadczenia, że nie możemy przyjąć żadnego sformułowania wstępnego artykułu ordynacji wyborcz<text:span text:style-name="T572">ej</text:span>, który w jakikolwiek sposób dzieliłby kandydatów na posłów, wprowadzałby te wstępne dystynkcje wykluczające jednych i uprawniające innych<text:span text:style-name="T573">.</text:span></text:p>
      <text:p text:style-name="P574">Proponowałbym zatem, jeżeli jest możliwość innego s<text:span text:style-name="T575">f</text:span>ormułowania tego artykułu, żeby taka propozycja padł<text:span text:style-name="T576">a</text:span>, proponu<text:span text:style-name="T577">ję</text:span><text:s/>żebyśmy sprawę artykułu pierwszego przenieśli na koniec. Powrócimy do niej w trakcie posiedzenia.</text:p>
      <text:p text:style-name="P578">Natomiast muszę powiedzieć, że przywiązuje do tej sprawy duże znaczenie.<text:s/><text:span text:style-name="T579">I</text:span><text:s/>dlatego prosimy, ażeby druga strona miała pełną świadomość stanowiska naszego w sprawie całości proponowanego tekstu i znaczenia tej sprawy dla całości proponowanego tekstu ordynacji wyborczej.</text:p>
      <text:p text:style-name="P580">Zatem przechodzimy dalej do następnych.</text:p>
      <text:p text:style-name="P581">Pan Ryszard Reiff prosi o głos? Proszę bardzo.</text:p>
      <text:p text:style-name="P582"><text:span text:style-name="T583">Ob.<text:s/></text:span><text:span text:style-name="T584">R</text:span><text:span text:style-name="T585">yszard Reiff</text:span>:</text:p>
      <text:p text:style-name="P586">Jeszcze odnośnie tego artykułu w nawiązaniu do uwagi pana Cypryniaka. To znaczy - tu jest pewien pomysł metodologiczny. To znaczy sięgnijmy po prostu po klasyczny pierwszy artykuł w ordynacjach wyborczych, który się pojawia. To by się mieściło w tym ogólnym haśle powrotu do normalności i kierowania się pewnym, że tak powiem dorobkiem myśli w tej dziedzinie, już nie odkrywajmy tutaj - że tak powiem - specjalnej Ameryki. A zatem konstytucjonaliści niech uświadomią nam jakiego rodzaju te pierwsze otwierające zdania w innych ordynacjach wyborczych już zostały zapisane. I zastanówmy się, czy ono nie pasowałoby również do naszej ordynacji wyborczej.</text:p>
      <text:p text:style-name="P587"><text:span text:style-name="T588">Przewodniczący</text:span>:</text:p>
      <text:p text:style-name="P589">Rozumiem, że sprawę pierwszego artykułu będziemy kontynuować. W tej chwili przechodzimy zatem do następnych. Czy można przeglądając przejść do art.40,<text:s/>bo tutaj rozumiem są sprawy techniczne i sformułowania, które grupa robocza będzie rozważać.</text:p>
      <text:p text:style-name="P590"><text:span text:style-name="T591">W</text:span><text:s/>sprawie art. 40 pan Jerzy Ciemniewski ma propozycje.</text:p>
      <text:soft-page-break/>
      <text:p text:style-name="P592"><text:span text:style-name="T593">Ob.<text:s/></text:span><text:span text:style-name="T594">J</text:span><text:span text:style-name="T595">erzy Ciemniewski</text:span>:</text:p>
      <text:p text:style-name="P596">Chciałem zgłosić propozycję następującego sformułowania tego artykułu, co by rozwiązywało szereg problemów.</text:p>
      <text:p text:style-name="P597">Brzmiałby on w ten sposób: na 65 proc. mandatów i kandyd<text:span text:style-name="T598">at</text:span>ów zgłaszają organizacje członkowie PRON, na 35 proc. mandatów kandydatów zgłaszają grupy obywateli.</text:p>
      <text:p text:style-name="P599">W każdym okręgu wyborczym na co najmniej 1 mandat kandydatów zgłaszają grupy wyborcze, czy grupy obywateli.</text:p>
      <text:p text:style-name="P600"><text:span text:style-name="T601">Przewodniczący</text:span>:</text:p>
      <text:p text:style-name="P602">Proszę bardzo pan Jarosz.</text:p>
      <text:p text:style-name="P603"><text:span text:style-name="T604">Ob.<text:s/></text:span><text:span text:style-name="T605">J</text:span><text:span text:style-name="T606">arosz</text:span>:</text:p>
      <text:p text:style-name="P607">Wydaje mi się, że z punktu widzenia już tak ściśle konstytucyjno-prawnego musi to wymagać jeszcze zastanowienia. To by oznaczało, że już choćby ze względu na sformułowania konstytucyjne, że konstytucyjna formuła, iż prawo zgłaszania kandydatów, przyszła formuła, którą trzeba będzie zmienić oczywiście w<text:s/>Konstytucji, bo dziś ona jest niewłaściwa, przysługuje organizacjom politycznym i grupom obywateli, nie odnosi się do wszystkich wypadków. No tak nie możemy postawić sprawy, że w jednym wypadku mogą zgłaszać tylko organiz<text:span text:style-name="T608">acje</text:span>, a w drugim na przykład tylko grupy obywateli lub też grupy obywateli i organizacje. Takiego rozdziału wprowadzić wśród mandatów nie możemy, bo po prostu staniemy w kolizji z konstytucyjną zasadą, w myśl której do wszystkich<text:span text:style-name="T609"><text:s/></text:span>mandatów, bo tam nie ma rozróżnienia, można zgłosić, mogą zgłaszać zarówno organizacje, jak i obywatele.</text:p>
      <text:p text:style-name="P610"><text:span text:style-name="T611">Przewodniczący</text:span>:</text:p>
      <text:p text:style-name="P612">Ja obawiam się, że tak czy inaczej stoimy tu w kolizji z<text:s/>Konstytucją i zasadami pewnymi przyjętymi. Ale jest to przedmiotem naszej decyzji. Podjęliśmy decyzję o takiej kolizji.</text:p>
      <text:p text:style-name="P613">Proszę bardzo pani pro<text:span text:style-name="T614">f</text:span>. Zakrzewska.</text:p>
      <text:p text:style-name="P615"><text:span text:style-name="T616">Pro</text:span><text:span text:style-name="T617">f.</text:span><text:span text:style-name="T618"><text:s/></text:span><text:span text:style-name="T619">Z</text:span><text:span text:style-name="T620">akrzewsk</text:span><text:span text:style-name="T621">a</text:span>:</text:p>
      <text:p text:style-name="P622">Ja też myślę<text:span text:style-name="T623">,</text:span><text:s/>że nie jesteśmy dziećmi, ja myślę, że powinniśmy dążyć do n<text:span text:style-name="T624">aj</text:span>lepszych uregulowań prawnych, ale pamiętając, że jest ten kontrakt polityczny. I gdybyśmy o tym nie pamiętali, to nasza strona zgłaszałaby cały szereg innych uwag uważając, że to czy tamto nie odpow<text:span text:style-name="T625">i</text:span>ada na przykład s<text:span text:style-name="T626">fo</text:span>rmułowaniu<text:s/>Konstytucji, że wszyscy obywatele są równi wobec prawa.</text:p>
      <text:p text:style-name="P627">Ale chciałam zwrócić uwagę, że przy tym art. 40 mówi się tylko o podziale mandatów, a nie ma mowy o tym<text:span text:style-name="T628">,</text:span><text:s/>że jak się tych kandydatów zgłasza. Tak więc to sformułowan<text:span text:style-name="T629">ie,</text:span><text:s/>które pan Ciemniewski podał, jest tego typu, że ono jest bardzo dobrym rozwiązaniem, które wyjaśnia to, nie ma tego problemu, który niepokoił pana pro<text:span text:style-name="T630">f</text:span>. Rychlewskiego. Bo my byliśmy skłonni zrezygnować ze słowa<text:s/><text:span text:style-name="T631">„</text:span>oraz”<text:s/>na słowo<text:s/><text:span text:style-name="T632">„</text:span>i<text:span text:style-name="T633">”</text:span>, żeby nie było tego słowa dzielącego tylko łączące. Ale tu wydaje się, że kontrakt pewien jest i trzeba zastanowić się jak najlepiej ten kontrakt zrealizować<text:span text:style-name="T634">.</text:span><text:s/>I to wydaje mi się, że jest to jedno z podstawowych naszych założeń, z którego nie możemy zrezygnować.</text:p>
      <text:p text:style-name="P635"><text:span text:style-name="T636">Pr</text:span><text:span text:style-name="T637">z</text:span><text:span text:style-name="T638">ew</text:span><text:span text:style-name="T639">o</text:span><text:span text:style-name="T640">dni</text:span><text:span text:style-name="T641">c</text:span><text:span text:style-name="T642">zący</text:span>:</text:p>
      <text:p text:style-name="P643">Jeśli można, prosiłbym pana Jerzego Ciemniewskiego o powtórne przeczytanie propozycji<text:s/><text:span text:style-name="T644">a</text:span>r<text:span text:style-name="T645">t</text:span><text:span text:style-name="T646">.</text:span><text:s/><text:span text:style-name="T647">4</text:span>0 ust.<text:s/><text:span text:style-name="T648">l</text:span>.</text:p>
      <text:p text:style-name="P649"><text:span text:style-name="T650">Ob. Jerzy Ciemniewski</text:span>:</text:p>
      <text:soft-page-break/>
      <text:p text:style-name="P651">Na 65 proc. mandatów kandydatów zgłaszają organizacje, członkowie PRO<text:span text:style-name="T652">N</text:span>.</text:p>
      <text:p text:style-name="P653">Na 35 proc. mandatów kandydatów zgłaszają grupy obywateli. /Kropka/.</text:p>
      <text:p text:style-name="P654">W każdym okręgu wyborczym na co najmniej 1<text:s/><text:span text:style-name="T655">/</text:span>jeden/ mandat kandydatów zgłaszają grupy obywateli.</text:p>
      <text:p text:style-name="P656"><text:span text:style-name="T657">Przewodniczący</text:span>:</text:p>
      <text:p text:style-name="P658">Proszę bardzo<text:s/><text:span text:style-name="T659">-</text:span><text:s/>pan Jerzy Wiatr.</text:p>
      <text:p text:style-name="P660"><text:span text:style-name="T661">Ob.<text:s/></text:span><text:span text:style-name="T662">J</text:span><text:span text:style-name="T663">erzy Wiatr</text:span>:</text:p>
      <text:p text:style-name="P664">Mnie się wydaje, że ta propozycja jest trudna do przyjęcia z kilku powodów. Po pierwsze ona by oznaczała bardzo poważne zmniejszenie demokratyzmu zgłaszania kandydatów z bardzo<text:s/><text:span text:style-name="T665">pr</text:span>ostego powodu. Dotychczas staliśmy na stanowisku, że na wszystkie mandaty mogą zgłaszać organizacje wyliczone i grupy wyborców - krótko mówiąc - przyjęcie tej propozycji oznaczałoby, że grupa wyborców nie miałaby prawa zgłosić na przykład kandydata PZPR, nie zgłaszanego przez tę partię. Analogicznie w stosunku do kandydatów z ZSL, SD itd.</text:p>
      <text:p text:style-name="P666">Uważam, że byłoby to niesłuszne, ponieważ zmnie<text:span text:style-name="T667">js</text:span>załoby stopień demokratyzmu wyborów w bardzo istotnym punkcie. Ale jest i inny powód, dla którego mnie się wydaje, że trzeba by poszukać innego rozwiązania.</text:p>
      <text:p text:style-name="P668">Otóż powiem wprost. Tu mówimy o kontrakcie. Chodzi o to czy kontrakt ten zostaje zapisany jako porozumienie<text:s/>„okrągłego stołu”<text:s/>i jedynie następnie przyjęty do wiadomości jakby ratyfikowany przez Radę Państwa w sposób bierny, czy też ma to zostać nadane przez Sejm IX kadencji ustawą o ordynacji wyborczej.</text:p>
      <text:p text:style-name="P669">Aczkolwiek my tu dyskutujemy i te propozycje byłyby de facto wynikiem kontraktu przy<text:s/>„okrągłym stole”, to de iure byłyby one narzucone przez ustawę sejmową Sejmu<text:s/><text:span text:style-name="T670">I</text:span>X kadencji<text:span text:style-name="T671">.</text:span></text:p>
      <text:p text:style-name="P672">Myślę, że osłabiałoby to, a nie wzmacniało ten<text:s/>konsensualny<text:s/>charakter<text:s/>p<text:span text:style-name="T673">oro</text:span>zumi<text:span text:style-name="T674">en</text:span>ia, do którego dochodzimy. Stąd też<text:s/><text:span text:style-name="T675">-</text:span><text:s/>moim zdaniem należałoby myśleć ewentualnie o doprecyzowaniu, doredagowaniu tego artykułu, ale w taki sposób, żeby nie znikał z niego element umowy, czy porozumienia, które zapada nie w Sejmie IX kadencji na temat podziału mandatów, tylko przy<text:s/>„okrągłym stole”<text:s/>na temat podziału mandatów.</text:p>
      <text:p text:style-name="P676">Otóż propozycja obecna - być może niedoskonała i wymagająca z tego punktu widzenia, być może , doredagowania jest podporządkowana myśli, że to przy<text:s/>„okrągłym stole”<text:s/>dokonuje się to porozumienie. To jest powiedziane na podstawie porozumienia zawartego w wyniku obrad<text:s/>„okrągłego stołu”<text:s/>czy coś tam takiego. Można by to nawet wzmocnić w kierunku uwypuklenia, że to jest porozumienie<text:s/>„okrągłego stołu”.</text:p>
      <text:p text:style-name="P677">Natomiast - w moim przekonaniu - b<text:span text:style-name="T678">ył</text:span>oby rzeczą niesłuszną podejmować w drodze uchwały sejmowej podziału mandatów. To nie Sejm IX kadencji, to<text:s/>„okrągły stół”<text:s/>jest autorem, czy może być autorem porozumienia co do tego jak będzie wyglądała kompozycja polityczna Sejmu X kadencji.</text:p>
      <text:p text:style-name="P679">Dzięku<text:span text:style-name="T680">ję</text:span><text:s/>bardzo.</text:p>
      <text:p text:style-name="P681"><text:span text:style-name="T682">Przewodniczący</text:span>:</text:p>
      <text:p text:style-name="P683">Dziękuję bardzo.</text:p>
      <text:p text:style-name="P684">Proszę bardzo - pan Wojciech Lamentowicz.</text:p>
      <text:p text:style-name="P685"><text:span text:style-name="T686">Ob.</text:span><text:span text:style-name="T687"><text:s/>Wo</text:span><text:span text:style-name="T688">jc</text:span><text:span text:style-name="T689">iech Lamentowicz</text:span>:</text:p>
      <text:p text:style-name="P690">Ja chciałbym w tej właśnie kwestii dwa słowa powiedzieć.</text:p>
      <text:soft-page-break/>
      <text:p text:style-name="P691">Ot<text:span text:style-name="T692">ó</text:span>ż rzecz wygląda od strony merytorycznej tak, że art. 40 - ratyfikowanie bądź rozstrzyganie o tej sprawie powierza Radzie Państwa, prawda. Bowiem stwierdza się, iż Rada Państwa ustala dla poszczególnych okręgów mandat itd. na podstawie wyników obrad.</text:p>
      <text:p text:style-name="P693">Tym niemniej Rada Państwa jest właściwym, wskazanym przez pr<text:span text:style-name="T694">oj</text:span>ektodawców organem.</text:p>
      <text:p text:style-name="P695">My proponujemy, żeby organem właściwym był Sejm, a nie Rada Państwa. Zatem to nie jest tak, że my chcemy rzecz spoza tz<text:span text:style-name="T696">n</text:span>. poza stół wyłączyć, tylko chcemy, żeby inny organ w akcie normatywnym innego rzędu, w ustawie dokonał - jeśli panowie by uznali taki zwrot za słuszny, ratyfikacji porozumień dotyczących podziału mandatów. Zatem jest tu troszkę inna płaszczyzna sporu. My nie chcemy oczywiście dopuścić do sytuacji, w której organy państwa byłyby pozbawione swoich kompetencji. Chodzi tylko o to, żeby odpowiednio wysokiego rzędu organ tę sprawę rozstrzygnął i żeby to zrobił jawnie. W tym sensie propozycja, którą tu przedkładamy, jaki odsetek mandatów ma być jak zgłaszany. Niestety też muszę tu nie zgodzić się z panem Wi<text:span text:style-name="T697">at</text:span>rem, nie eliminuje się możliwości zgłoszenia przez na przykład grupę obywateli kandydata z PZPR, ZSL czy SD, na te miejsca nawet, które objęte są ilością 35%, bowiem tu się mówi, że grupy obywateli zgłaszają 35<text:span text:style-name="T698">%</text:span>. Jesteśmy na to otwarci. Jeśli pojawia się kandydat, ci zgłoszeni przez grupy obywateli właśnie na owe 35<text:span text:style-name="T699">%<text:s/></text:span>my z radością ich witamy. Zatem to nie jest tak, że my chcemy<text:span text:style-name="T700"><text:s/></text:span>kogokolwiek wyłączyć. Wręcz przeciwnie na tym polu 35<text:span text:style-name="T701">%<text:s/></text:span>jesteśmy otwarci<text:s/><text:span text:style-name="T702">na</text:span><text:s/>wszelkich kandydatów.</text:p>
      <text:p text:style-name="P703">Stwierdzić tylko chcemy wyraźnie, że na polu 65<text:span text:style-name="T704">%<text:s/></text:span>my nie zgłaszamy kandydatów.</text:p>
      <text:p text:style-name="P705">Dziękuję.</text:p>
      <text:p text:style-name="P706"><text:span text:style-name="T707">Przewodnicząc</text:span><text:span text:style-name="T708">y</text:span>:</text:p>
      <text:p text:style-name="P709">Dziękuję.</text:p>
      <text:p text:style-name="P710">Proszę państwa ja rozumiem, że ponawiamy z naszej strony propozycję art. 40 ust. 1. Sformułowanie, które zostało w uwagach naszych zaproponowane, mianowicie ustala się jednorazowy podział mandatów zgodnie z porozumieniem Okrągłego Stołu i jest tu powołanie na ten jednorazowy akt porozumienia Okrągłego Stołu na tej podstawie Rada Państwa ustala dla poszczególnych okręgów wyborczych liczbę mandatów<text:s/>przeznaczonych na kandydatów członków PZPR, ZSL, SD, PAX, PZKS i SSCH<text:s/>oraz kandydatów bezpartyjnych. Ustalenie to stanowi załącznik do niniejszej ustawy i rozumiemy, że w załączniku znajdzie się spis okręgów wyborczych, podający liczbę mandatów oraz czy... I nie ma tu chyba znaczenia, bo w takim wypadku kiedy nie ma sformułowania PRON to rozumiem, że już nie ma zastrzeżenia dotyczącego bezpartyjnych.</text:p>
      <text:p text:style-name="P711">Czy w tej sprawie są uwagi? Proszę bardzo pan Jarosz.</text:p>
      <text:p text:style-name="P712"><text:span text:style-name="T713">O</text:span><text:span text:style-name="T714">b. Zdzisław Jarosz</text:span>:</text:p>
      <text:p text:style-name="P715">Ja chciałbym powiedzieć przede wszystkim, że takie ustalenie liczbowe byłoby sprzeczne z całą tradycją naszego ustawodawstwa, ponieważ jest de<text:span text:style-name="T716">c</text:span>yzją<text:span text:style-name="T717"><text:s/></text:span>konkretna, powiedziałbym niemal indy<text:span text:style-name="T718">wi</text:span>dualną, czego nie toleruje nasza tradycja ustawodawcza, która zawsze stała na sta<text:span text:style-name="T719">n</text:span>owisku, że ustawy są ustaleniami ogólnymi, to znaczy normatywnymi, a nie decyzjami o charakterze jakimś jednostkowym<text:span text:style-name="T720">.</text:span></text:p>
      <text:p text:style-name="P721">To po pierwsze - po drugie gdybyśmy ch<text:span text:style-name="T722">ci</text:span>el<text:span text:style-name="T723">i</text:span><text:s/>załącznik przystosować do art. 48 ust. 1 to musiałby on wynikać... wymieniać liczby mandatów nie dla PRON, lecz zgodnie z treścią tego artykułu, czyli dla wszystkich wymienionych tu podmiotów osobno, no to taka byłaby konsekwen<text:span text:style-name="T724">cj</text:span>a. On mu<text:span text:style-name="T725">s</text:span>iałby odpowiednio do tego wymienić liczbę mandatów dla Ch<text:span text:style-name="T726">SS,<text:s/></text:span>dla PAX-u, dla wszystkich wymienionych tu<text:s/><text:soft-page-break/>podmiotów, więc nie może być tak, że on będzie [nieczytelne] się tylko na PRON i resztę, że tak powiem. On musi wtedy być dostosowany do artykułu 40.</text:p>
      <text:p text:style-name="P727">Inaczej mówiąc ja w pełni popieram to co mówił pan prof. Wiatr, że ustalenia dotyczące liczby mandatów miejsc, podziału mandatów są ustaleniami natury ściśle<text:s/>politycznej i<text:s/><text:span text:style-name="T728">w</text:span><text:s/>odpowiednim do tego dokumencie powinny<text:s/><text:span text:style-name="T729">s</text:span>i<text:span text:style-name="T730">ę<text:s/></text:span>znaleźć. Natomiast być może należy wyraźniej uzupełnić podkreślić i uzupełnić art. 40 na przykład takim sformułowaniem, które by wskazywało, że w każdym oprócz tej treści, która już jest, że w każdym okręgu wyborczym co najmniej jeden mandat jest przeznaczony dla kandydatów bezpart<text:span text:style-name="T731">yj</text:span>nych, czego nie ma w dotychczasowym tekście i co jednak by tą sprawę, że tak powiem jakoś unaoczniało i wyraźniej podkreślało.</text:p>
      <text:p text:style-name="P732">Dziękuję bardzo.</text:p>
      <text:p text:style-name="P733"><text:span text:style-name="T734">Przewodniczący</text:span>:</text:p>
      <text:p text:style-name="P735">Dziękuję<text:s/>bardzo.</text:p>
      <text:p text:style-name="P736">Głos ma pan Adam Michnik.</text:p>
      <text:p text:style-name="P737"><text:span text:style-name="T738">Ob. Adam Michnik</text:span>:</text:p>
      <text:p text:style-name="P739">Ja kró<text:span text:style-name="T740">ci</text:span>utko tylko mam tę p<text:span text:style-name="T741">rz</text:span>ewagę<text:span text:style-name="T742"><text:s/></text:span>nad moimi przedmówcami, że nie jestem prawnikiem, tak że tutaj się zwracam wprost do pana współprzewodniczącego i żeby wysłuchał w tej mater<text:span text:style-name="T743">i</text:span>i opinii ignoranta. Mój pogląd jest taki, że pan prof. Jarosz ma zupełną rację, że to byłby akt jednorazowy, poza tradycją itd. Ale właściwie ja bym się nie dziwił gdybym tego rodzaju wypowiedź wysłuchał z ust jakiegoś<text:s/><text:span text:style-name="T744">f</text:span>undamentalisty z opozycji, bo no tak właśnie do nas mówią nasi fundamentaliści, natomiast my powiadamy tak: musimy zrobić coś jednorazowego, niekonwen<text:span text:style-name="T745">cj</text:span>onalnego, bo sytuacja naszego kraju jest jednorazowa i niekonwencjonalna i to jest ta ordynacja, która ma być odpowiedzią n<text:span text:style-name="T746">a<text:s/></text:span>tę jednorazową niekonwen<text:span text:style-name="T747">cj</text:span>onalną sytuację.</text:p>
      <text:p text:style-name="P748">Pan prof.<text:s/><text:span text:style-name="T749">W</text:span>iatr przekonał mnie w połowie swojego wywodu, mianowicie w tym, że rzeczywiście to było w projekcie już wcześniej referowanym przez pana Cypryniaka, co mi się podoba bardzo, mianowicie żeby grupy obywateli mogły zgłaszać ka<text:span text:style-name="T750">n</text:span>dydatów na te 6<text:span text:style-name="T751">5</text:span>% spośród członków p<text:span text:style-name="T752">a</text:span>rt<text:span text:style-name="T753">i</text:span>i nie wysuniętych przez instancje itd.</text:p>
      <text:p text:style-name="P754"><text:span text:style-name="T755">I</text:span><text:s/>to mi się wyd<text:span text:style-name="T756">aj</text:span>e ważne i godne odnotowania, natomiast uwaga dlaczego to musi być w tym... prof. Baszkiewicz się śmieje, niesłusznie, dlatego że mógłbym chcieć widzieć na tej liście pana prof. Baszkiewicza zamiast innego pan<text:span text:style-name="T757">a<text:s/></text:span>profesora, wolno, wolno pan profesor, naturalnie. Więc ja chcę powiedzieć tak, że jeżeli w sposób ścisły to nie będzie wpisane do ordynacji, to my ryzykujemy sytuacj<text:span text:style-name="T758">ę</text:span><text:s/>galopującego bezprawia i eskalację konfliktu. Dlaczego? Dlatego, że ja się mogę umówić politycznie z panem prof. Jaroszem we własnym imieniu i pan prof. Jarosz się może ze mn<text:span text:style-name="T759">ą</text:span><text:s/>umówić tak samo we własnym imieniu, ewentualnie w imieniu w imieniu organizacji, któr<text:span text:style-name="T760">ą</text:span><text:s/>reprezentuje. Natomiast problem polega na tym, że to nie jest wpisane w ordynację, to potrzebna jest instytucja, myśmy to nazwali skrótowo milicji wyborczej, która pilnuje, żeby grupy obywateli nie mogły wpisywać kandydatów na te trzy czy inne mandaty.</text:p>
      <text:p text:style-name="P761">I tutaj wtedy otwieramy drogę do dowolności na którą my nie zgodzimy się. Ja w całą tę sprawę bym nie mieszał problemu tradycji ustawodawcz<text:span text:style-name="T762">ej,</text:span><text:s/>dlatego że rzeczywiście wszystko to co robimy, tu przy tym stole, jest poza wszystkimi tradycjami. Tutaj musimy znaleźć sposób nietradycyjny.</text:p>
      <text:soft-page-break/>
      <text:p text:style-name="P763">To co mówił Jacek Kuroń jest dla nas n<text:span text:style-name="T764">aji</text:span>stotni<text:span text:style-name="T765">ejs</text:span>ze. My gotowi jesteśmy iść do ludzi i powiedzieć, że to mają być takie wybory, w których tylko 35% posłów obywatele wybierają wedle swojej fantazji, bo my uważamy, że dla sytuacji w<text:s/><text:span text:style-name="T766">P</text:span>olsce to jest dziś potrzebne i użyteczne. Ale my nie możemy naszych wyborców stawiać w sytuacji, gdzie oni nas mogą oskarżyć, że my wspólnie<text:s/><text:span text:style-name="T767">z</text:span><text:s/>naszymi postulatami wspólnie prawo naruszamy<text:span text:style-name="T768">.</text:span></text:p>
      <text:p text:style-name="P769">Je<text:span text:style-name="T770">ż</text:span>eli do ordynacji, która jest pewnym zapisem, jest wpisany taki, a nie inny podział mandatów, to tutaj nie ma miejsca wtedy na konflikty i dowolności<text:span text:style-name="T771">.</text:span></text:p>
      <text:p text:style-name="P772">Dziękuję.</text:p>
      <text:p text:style-name="P773"><text:span text:style-name="T774">Przewodniczący</text:span>:</text:p>
      <text:p text:style-name="P775">Dziękuję<text:span text:style-name="T776">.</text:span></text:p>
      <text:p text:style-name="P777">Głos ma pan Stanisław Gebethner.</text:p>
      <text:p text:style-name="P778"><text:span text:style-name="T779">Ob</text:span><text:span text:style-name="T780">.</text:span><text:span text:style-name="T781"><text:s/>Stanisław Gebethner</text:span>:</text:p>
      <text:p text:style-name="P782">Ja chciałbym zwróci<text:span text:style-name="T783">ć</text:span><text:s/>uwagę, że to, co jest interesem politycznym strony opozycyjno- solidarnościowej, tzn. że ten podział mandatów jest niejako narzucony<text:s/><text:span text:style-name="T784">-</text:span><text:s/>w cudzysłowie powiadam - przez ustawę wynika z obecnego brzmienia a<text:span text:style-name="T785">rt</text:span>.<text:s/><text:span text:style-name="T786">4</text:span>0<text:span text:style-name="T787">.</text:span><text:s/>Bo jest powiedziane, że na podstawie porozumienia zawartego przy<text:s/><text:span text:style-name="T788">„</text:span>okrągłym stole”<text:s/>Rada Państwa tutaj to ustali.</text:p>
      <text:p text:style-name="P789">Więc sama idea tego, że to nie jest swoboda zgłaszania kandydatów, tylko że jest to zgłaszanie według oznaczonych reguł, które sankcjonuje ustawa, jest. Natomiast chciałbym dołożyć do argumentów mojego sąsiada w sprawie unikatowości takiego rozwiązania, gdyby to podzielić w ordynacji wyborczej, jeden argument, czy dwa argumenty natury prawno-pra<text:span text:style-name="T790">kt</text:span>yczn<text:span text:style-name="T791">ej.</text:span><text:s/>Oznaczałoby to, że w toku kampanii wyborczej, jeżeli by zaszła jakaś zmiana społeczno-polityczna w praktyce realizacji tego przepisu i w okręgu nie dałoby się zgłosić kandydata właściwego, a trzeba by było np. zamiast dwóch mandatów - ja mówię przykładowo - w okręgu 5-mandatowym bezpartyjnych zredukować go do jednego, a w innym okręgu o 300 km dalej, w innym w<text:span text:style-name="T792">oj</text:span>ewództwie, wymienić ten koalicyjny na bezpartyjny to wówczas, gdyby to było w ustawie już nie byłoby nożna dokonywać zmian. Prze<text:span text:style-name="T793">c</text:span>ież tu istnieje możliwość pewnej<text:s/>ela<text:span text:style-name="T794">st</text:span>yczności<text:span text:style-name="T795">.</text:span><text:s/>Porozumienia polityczne o zgłaszaniu kandydatów zawierane bardzo często w różnych krajach, właśnie tym się cechują, że są p<text:span text:style-name="T796">oroz</text:span>um<text:span text:style-name="T797">ienie</text:span>m politycznym, bo wymagają pewnej elastyczności reagowania w sytuacji. No bo to jest nie tylko układ między stronami, ale także w zderzeniu z wyborcami. Dlatego wydaje mi się, że właśnie porozumienie polityczne oparte i sank<text:span text:style-name="T798">cj</text:span>onowane na ordynacji i przez nią sank<text:span text:style-name="T799">cj</text:span>onowane, dają możliwość t<text:span text:style-name="T800">e</text:span>j elastycznoś<text:span text:style-name="T801">c</text:span>i<text:span text:style-name="T802">.</text:span></text:p>
      <text:p text:style-name="P803"><text:span text:style-name="T804">Przewodniczący</text:span>:</text:p>
      <text:p text:style-name="P805">Dziękuję.</text:p>
      <text:p text:style-name="P806">Pan Kazimierz Cypryniak</text:p>
      <text:p text:style-name="P807"><text:span text:style-name="T808">O</text:span><text:span text:style-name="T809">b</text:span><text:span text:style-name="T810">.</text:span><text:span text:style-name="T811"><text:s/>Kazimierz Cypryniak</text:span>:</text:p>
      <text:p text:style-name="P812">No więc nie możemy przystać na zapis w ordynacji rozdziału mandatów według powiedzmy politycznego podziału. Jeżeli tak, to nie ma w zasadzie porozumienia, bo ustawodawca sobie podzielił mandaty jak uważał i takie zostaje świadectwo przecież. Inaczej to być nie może.</text:p>
      <text:p text:style-name="P813">Ale też i rozumiemy tutaj może nawet i obawy, jakie mogą z braku togo zapisu pojawiać się. Stąd też jesteśmy gotowi, pow<text:span text:style-name="T814">ie</text:span>działbym, w innej postaci złożyć różnego rodzaju gwarancje w tym zakresie<text:span text:style-name="T815">.</text:span><text:s/>I<text:s/><text:soft-page-break/>również sądzę, że nie powinniśmy zapisywać w ordynacji, że na 35 proc. to zgłaszają grupy obywateli, a na te 65 proc. jak tu była propozycja, inni, powinniśmy trzymać zasadę, że na każdy mandat ma prawo zgłosić każdy podmiot uprawn<text:span text:style-name="T816">i</text:span>ony w ordynacji.<text:s/><text:span text:style-name="T817">I</text:span><text:s/>taka zasada powinna być wydaje się respektowana. Na tym będzie polegała m.in. inność tych obecnych wyb<text:span text:style-name="T818">or</text:span>ów<text:span text:style-name="T819">.</text:span></text:p>
      <text:p text:style-name="P820">Natomiast możemy iść na zredagowanie w tym tutaj zapisie słowa, że jest to podział jednorazowy. Pros<text:span text:style-name="T821">z</text:span>ę bardzo, możemy tutaj szukać,<text:s/><text:span text:style-name="T822">ż</text:span>eby podkreślić<text:s/><text:span text:style-name="T823">w</text:span><text:s/>ten sposób że jest to jednorazowy podział<text:span text:style-name="T824">.</text:span></text:p>
      <text:p text:style-name="P825">Mogę tu złożyć gwarancje, że w ka<text:span text:style-name="T826">żd</text:span>ym okręgu wyborczym minimum jeden mandat będzie mandatem dla bezpartyjnych<text:span text:style-name="T827">.</text:span><text:s/>To zależy, ile tam z wyliczenia wyjdzie, bo prawdop<text:span text:style-name="T828">od</text:span>obn<text:span text:style-name="T829">ie</text:span><text:s/>w niektórych okręgach wypadnie to więc<text:span text:style-name="T830">e</text:span>j. Ale ta zasada, ż<text:span text:style-name="T831">e</text:span><text:s/>byłby przyn<text:span text:style-name="T832">aj</text:span>mniej minimum jeden, zostanie zachowana<text:span text:style-name="T833">.</text:span></text:p>
      <text:p text:style-name="P834">Natomiast tę gwarancję możemy np. przedłożyć w taki sposób, że dostarczymy projekt uchwały Rady Państwa, który będzie uwzględniał ustalenia<text:s/>„okrągłego stołu”, wam do ręki, będzie on w dyspozycji<text:span text:style-name="T835">.</text:span><text:s/><text:span text:style-name="T836">I</text:span><text:s/>z chwilą, kiedy ordynacja będzi<text:span text:style-name="T837">e<text:s/></text:span>uchwalona<text:s/>„okrągły stół”<text:s/>zaakceptuje, ten projekt ordynacji będzie podany do public<text:span text:style-name="T838">z</text:span>nej wiadomości, decyzja w tej sprawie. Nic się już od tego momentu nie zmieni<text:span text:style-name="T839">.</text:span></text:p>
      <text:p text:style-name="P840">Natomiast nie chcielibyśmy tego wpisywać do ordynacji, no bo jest t<text:span text:style-name="T841">o</text:span>,<text:s/><text:span text:style-name="T842">u</text:span>staw<text:span text:style-name="T843">od</text:span>aw<text:span text:style-name="T844">c</text:span>a powiedzmy po prostu dokonuje podziału<text:span text:style-name="T845">.</text:span><text:s/><text:span text:style-name="T846">I</text:span><text:s/>nie sądzę, że na tym dobrze wyjdziemy<text:span text:style-name="T847">.</text:span></text:p>
      <text:p text:style-name="P848"><text:span text:style-name="T849">Przewodniczący</text:span>:</text:p>
      <text:p text:style-name="P850">Dziękuję.<text:s/>Pan Rajmund Moric.</text:p>
      <text:p text:style-name="P851"><text:span text:style-name="T852">Ob. Rajmund Mo</text:span><text:span text:style-name="T853">ric</text:span><text:span text:style-name="T854">:</text:span></text:p>
      <text:p text:style-name="P855">Ja przepraszam, panie przewodniczący, chciałem zabrać głos w tym samym temacie, co pan doc<text:span text:style-name="T856">.</text:span><text:s/>Gebethner, z tą samą argumenta<text:span text:style-name="T857">cj</text:span>ą.<text:s/><text:span text:style-name="T858">W</text:span><text:s/>związku z tym rezygnuję z głosu, bo nie chcę powtarzać<text:span text:style-name="T859">.</text:span></text:p>
      <text:p text:style-name="P860"><text:span text:style-name="T861">Ob. Adam Strzembosz</text:span>:</text:p>
      <text:p text:style-name="P862">Ja mam tylko w związku z tym, co pan przewodniczący powiedział, jedno pytanie. A co w takim razie zrobić, jeżeli ktoś, kogo my tu zupe<text:span text:style-name="T863">ł</text:span>nie nie repreze<text:span text:style-name="T864">nt</text:span>u<text:span text:style-name="T865">je</text:span>my, ani jedna ani druga strona, zgłosi kandydata bezpartyjnego na mandat podzielony dla PZPR?<text:s/>Jeżeli to będzie tylko umowa polityczna, co można zrobić wówczas?</text:p>
      <text:p text:style-name="P866"><text:span text:style-name="T867">Ob</text:span><text:span text:style-name="T868">.</text:span><text:span text:style-name="T869"><text:s/>Kazimierz Cypryniak</text:span>:</text:p>
      <text:p text:style-name="P870">Jeżeli umawiamy si<text:span text:style-name="T871">ę</text:span>, że w każdym okręgu wyborczym będzie minimum jeden mandat bezpartyjny, w związku z tym nie ma problemu ze zgłaszaniem kandydatów bezpartyjnych, bowiem w jakimkolwiek przypadku on zostanie i przez kogo zgłoszony, ma miejsce jego umieszczenie na tym mandacie<text:span text:style-name="T872">.</text:span></text:p>
      <text:p text:style-name="P873"><text:span text:style-name="T874">Przewodni</text:span><text:span text:style-name="T875">c</text:span><text:span text:style-name="T876">ząc</text:span><text:span text:style-name="T877">y</text:span>:</text:p>
      <text:p text:style-name="P878">Tak, ale jeżeli ordynacja wyborcza nie zakreśla granic, to zgodnie z ordynacją wyborczą grupa obywateli ma prawo na każdy mandat<text:span text:style-name="T879">.</text:span></text:p>
      <text:p text:style-name="P880">Ja myślę, że tutaj tę dyskusję moglibyśmy przedłużać i powiedzieć, że nasze stanowisko nie wynika z togo, że my się boimy, że słowa nie zostaną dotrzymane<text:span text:style-name="T881">.</text:span><text:s/>Bo gdyby tak było, to wszystkiego my się boimy, każde ze słów, które padły i każdy z papierów podpisanych może przestać mieć swoją moc<text:span text:style-name="T882">.</text:span><text:s/>Mamy tego świadomość<text:span text:style-name="T883">.</text:span></text:p>
      <text:p text:style-name="P884">Natomiast my wychodzimy z założenia, że to jest nasza wspólna umowa, że to jest porozumienie<text:span text:style-name="T885">.</text:span><text:s/><text:span text:style-name="T886">„</text:span>Okrągły stół”<text:s/>tym właśnie się bilansuje<text:span text:style-name="T887">.</text:span><text:s/>Dlatego zgadzamy się na powołanie się na porozumienie<text:s/>„okrągłego stołu<text:span text:style-name="T888">”</text:span>.<text:span text:style-name="T889"><text:s/></text:span>Wycofujemy propozycję tę określającą, że w jednej części mogą grupy obywateli, a w<text:s/><text:soft-page-break/>drugiej nie mogą.<text:s/><text:span text:style-name="T890">I</text:span><text:s/>powracamy do tej propozycji, która została przed<text:span text:style-name="T891">st</text:span>awiona, bez uzupełnień, tzn<text:span text:style-name="T892">.</text:span><text:s/>uznajemy, że istotnie uchwała Rady Państwa odpowie na te przyrzeczenia i że istotnie 35 proc. zostanie zapewnione dla kandydatów poza wielką koalicją<text:s/>i że istotnie w każdym okręgu będzie jeden kandydat,<text:s/><text:span text:style-name="T893">j</text:span>edno miejsce c<text:span text:style-name="T894">o</text:span><text:s/>najmniej niezależne i że tego nie wpisujemy.</text:p>
      <text:p text:style-name="P895">Natomiast przy utrzymaniu tego zapisu proponowanego i dodając, że ustalenie, że decyzja Rady Państwa jest w załączniku podana, uzyskujemy jasność sytuacji<text:span text:style-name="T896">.</text:span><text:s/>Określa to jakby jakość tych mandatów i wyklucza możliwość tego właśnie marginesu trudności<text:s/><text:span text:style-name="T897">w</text:span><text:s/>i<text:span text:style-name="T898">nt</text:span>erpr<text:span text:style-name="T899">et</text:span>acji, że właśnie ten mandat, który zgadzamy si<text:span text:style-name="T900">ę</text:span><text:s/>na to, że jest mandatem PZPR, SD czy ZSL, że będzie przez inne grupy obywateli próba zajęcia tego mandatu<text:span text:style-name="T901">.</text:span></text:p>
      <text:p text:style-name="P902">Więc występujemy za tym o utrzymanie tego sformułowania, w którym w ordynacji wyborczej jest zapisana zasada podziału, zaś w załączniku jest realizacja tej zasady<text:span text:style-name="T903">.</text:span></text:p>
      <text:p text:style-name="P904">Proszę państwa, jeżeli dyskusja w tej sprawie miałaby trwać, to niestety, naruszony by został regulamin tego domu<text:span text:style-name="T905">.</text:span><text:s/>O godz. 1<text:span text:style-name="T906">4.4</text:span>5 oczekuje nas obiad. Więc może, jeżeli państwo pozwolą, kończymy posiedzenie w tej chwili w sprawie z art<text:span text:style-name="T907">.</text:span><text:s/>40 i będziemy - ustęp<text:span text:style-name="T908">.</text:span><text:s/>1 - i będziemy oczekiwali odpowiedzi na to na początku następnej sesji.</text:p>
      <text:p text:style-name="P909">Ogłaszam przerwę do godz. 15<text:span text:style-name="T910">.45.</text:span></text:p>
      <text:p text:style-name="P911">/<text:span text:style-name="T912">Przerwa</text:span>/.</text:p>
      <text:p text:style-name="P913"/>
      <text:p text:style-name="P914">/<text:span text:style-name="T915">Po</text:span><text:s/>przerwie/.</text:p>
      <text:p text:style-name="P916"><text:span text:style-name="T917">Przewodni</text:span><text:span text:style-name="T918">c</text:span><text:span text:style-name="T919">ząc</text:span><text:span text:style-name="T920">y</text:span><text:span text:style-name="T921"><text:s/>- Cypryniak</text:span>:</text:p>
      <text:p text:style-name="P922">Zgodni<text:span text:style-name="T923">e</text:span><text:s/><text:span text:style-name="T924">z</text:span><text:s/>pr<text:span text:style-name="T925">z</text:span>yjętym<text:s/><text:span text:style-name="T926">p</text:span>or<text:span text:style-name="T927">z</text:span>ądki<text:span text:style-name="T928">em</text:span><text:s/><text:span text:style-name="T929">p</text:span>owinniś<text:span text:style-name="T930">my</text:span><text:s/>kontynuować rozważania na te konkretne sprawy<text:span text:style-name="T931">,</text:span><text:s/>które zostały przedstawione przez panią pro<text:span text:style-name="T932">f.</text:span><text:s/>Zakrzewską i utknęliśmy chyba na artykule przed obiadem 40-tym.</text:p>
      <text:p text:style-name="P933">To znaczy zgodziliśmy się, że do tytułu wprowadzamy<text:s/><text:span text:style-name="T934">X</text:span><text:s/>kadencji<text:span text:style-name="T935">,</text:span><text:s/>to zostało uzgodnione. Art. 1 , który jest również nieuzgodniony został oddalony pod koniec obrad. I rozpoczę<text:span text:style-name="T936">l</text:span>iśmy debatę na temat artykułu 40.</text:p>
      <text:p text:style-name="P937">/Głos z sali: Skończyliśmy/.</text:p>
      <text:p text:style-name="P938">No, niezupełnie chyba. A więc jest jedna sprawa, która pozostała z art. 40 - tak jak ja zrozumiałem, może źle zrozumiałem<text:s/><text:span text:style-name="T939">-</text:span><text:s/>to teraz byśmy sobie wyjaśnili, aby dokonać wpisu w ordynacji, że ta decyzja Rady Państwa będzie stanowiła załącznik do tejże ustawy.</text:p>
      <text:p text:style-name="P940">Otóż proponujemy, aby tego można było nie robić. Natomiast proponujemy, aby w punkcie 2-gim tutaj w ust.<text:s/><text:span text:style-name="T941">2</text:span><text:s/>- spr<text:span text:style-name="T942">ó</text:span>bować zmienić redakcję, która - być może - spowoduje, że będzie to samo. A mianowicie: ustalenia, o których mowa w ust. 1 - Rada Państwa podaje niezwłocznie do wiadomości wyborców oraz okręgowych komisji wyborczych. Co oznacza, że Rada Państwa swoją decyzję obwieszcza publicznie i wiadomo jest jaki jest podział mandatów poszczególnych okręgów, ponieważ to mówi ust. 1. Nie powinno być w związku z tym nieporozumień na ten temat jaki jest podział mandatów. Czy to jest...</text:p>
      <text:p text:style-name="P943"><text:span text:style-name="T944">O</text:span><text:span text:style-name="T945">b.</text:span><text:span text:style-name="T946"><text:s/>Ge</text:span><text:span text:style-name="T947">re</text:span><text:span text:style-name="T948">mek</text:span>:</text:p>
      <text:p text:style-name="P949">Otóż jeśli można, chcę zwrócić uwagę. Rozumiem,<text:s/>że<text:s/>po pierwsze - zapis nasz proponowany zapis art. 1-szego jest akceptowany. Jest problem tylko - czy załącznik do tej ustawy ma stanowić uchwała Rady Państwa, co jest tu dla nas istotnym problemem, nie formuła prawna. Istotnym problemem jest to, ażeby<text:s/><text:soft-page-break/>jednocześnie przed - jakby to było rzeczywiście w momencie kończenia<text:s/>„okrągłego stołu”. Opinia publiczna dowiaduje się, że zapadło takie ustalenie i jest ono tak, a tak zrealizowane.</text:p>
      <text:p text:style-name="P950">I uważamy, że w tej sytuacji właśnie przyjęcie, że to jest załącznik do niniejszej ustawy, chyba w niczym nie narusza prawnej rangi uchwały Rady Państwa. Rada Państwa jest wszak poddana władzy Sejmu i jest naturalny zatem ten układ, ten hierarchiczny. No, nie przeszkadza to chyba, żeby uchwała Rady Państwa stanowiła załącznik. Uważamy, że ma to istotne znaczenie właśnie nie z punktu widzenia czy to naszych nieufności, czy prawda tych gwarancji niewątpliwych, które chcemy uzyskać, ale z punktu widzenia jasności kontaktu z opinią publiczną.</text:p>
      <text:p text:style-name="P951"><text:span text:style-name="T952">Przewodniczą</text:span><text:span text:style-name="T953">c</text:span><text:span text:style-name="T954">y</text:span>:</text:p>
      <text:p text:style-name="P955">Proszę prof.<text:s/>Bafia.</text:p>
      <text:p text:style-name="P956"><text:span text:style-name="T957">Prof. J.<text:s/></text:span><text:span text:style-name="T958">B</text:span><text:span text:style-name="T959">afi</text:span><text:span text:style-name="T960">a</text:span>:</text:p>
      <text:p text:style-name="P961">Mnie się zdaje, że rzeczywiście tutaj jest najważniejszy cel, to jest ten kontakt z odbiorem publicznym, prawda. Ale wydaje się, że ta propozycja, którą zgłosił przewodniczący Cypr<text:span text:style-name="T962">y</text:span>niak, ona chyba wychodzi temu naprzeciw, bo jest ten wymóg merytoryczny podania równoczesnego do wiadomości wyborców. Natomiast można uważać,<text:s/>chyba że w sensie takim z punktu widzenia oczekiwań odbiorców, ona by miała jakiś charakter zbliżony do takiej<text:s/><text:span text:style-name="T963">f</text:span>unkc<text:span text:style-name="T964">ji</text:span><text:s/>załącznika.<text:s/>Natomiast formułowanie załącznika do ustawy, które jest zawsze pewnym odstępstwem od takich reguł legislacyjnych, możliwych oczywiście, ale nie najlepszych jednak, jak można osiągnąć inną drogą, to...</text:p>
      <text:p text:style-name="P965">Z tym jednak, że mnie<text:s/><text:span text:style-name="T966">s</text:span>ię zdaje, że to powinno brzmieć tak, że podaje niezwłocznie do wiadomości okręgowych komisji wyborczych oraz do wiadomości wyborców. Niezwłocznie do wiadomości komisji wyborczych oraz do wiadomości wyborców.</text:p>
      <text:p text:style-name="P967"><text:span text:style-name="T968">Przewodni</text:span><text:span text:style-name="T969">c</text:span><text:span text:style-name="T970">ząc</text:span><text:span text:style-name="T971">y</text:span>:</text:p>
      <text:p text:style-name="P972">Proszę pani pro<text:span text:style-name="T973">f.</text:span><text:s/>Zakrzewska<text:span text:style-name="T974">.</text:span></text:p>
      <text:p text:style-name="P975"><text:span text:style-name="T976">Ob.<text:s/></text:span><text:span text:style-name="T977">Z</text:span><text:span text:style-name="T978">akrzewska</text:span>:</text:p>
      <text:p text:style-name="P979">Można. Ja rozumiem intencję drugiej strony zbliżenia stanowisk, ale nasze stanowisko tu jest o tyle jasne i nie stoi w żadnej sprzeczności z tym, o czym panowie mówią.</text:p>
      <text:p text:style-name="P980">Jeżeli chodzi o kompetencje Rady Państwa, o zwyczaje legislacyjne, to Rada Państwa dokonuje podziału na okręgi wyborcze i to jest zupełnie normalne. I chodziło nam o to, żeby to było jednocześnie dokonane z ustawą<text:s/>„ordynacja wyborcza”. I nawet przecież w pierwotnym tekście ordynacji tak jak tutaj było proponowane przez stronę koalicyjno- rządową, była mowa o tym tylko, że terminy nie zgadzały się z terminami ordynacji wyborczej. I że w 35-tym dniu przed dniem wyborów ten podział na okręgi będzie dokonany.</text:p>
      <text:p text:style-name="P981">Słowo niezwłocznie, jak przekonały nas obrady na stole prawniczym, nie jest wystarcz<text:span text:style-name="T982">aj</text:span>ąco jasne. I jeżeli coś się podaje do wiadomości i komisji, i wyborców, to wobec tego dlaczego tego nie zrobić jednym aktem, gdzie to wszystko dla każdego jest jasno wyłożone. I naszym obyw<text:span text:style-name="T983">at</text:span>elom powiedzieć - jest tak i tak, uchwalono to i to. Normalna jest procedura taka, że jest ustawa<text:s/><text:span text:style-name="T984">„</text:span>ordynacja wyborcza”<text:s/>i obwieszczenie Rady Państwa. W tej wyjątkowej sytuacji do obwieszczenia Rady Państwa o podziale na okręgi wyborcze dochodzi kontrakt wyborczy, który jest jawny.</text:p>
      <text:p text:style-name="P985">Przecież to co my proponujemy jest zupełnie tym samym, prawniczo znacznie bardziej logicznym. Bo<text:s/><text:soft-page-break/>co to znaczy -<text:s/>podaje do wiadomości. Jeżeli się na przykład wydrukuje<text:s/><text:span text:style-name="T986">„</text:span>Trybunę Ludu”, to czy jest to wystarcz<text:span text:style-name="T987">aj</text:span>ące podanie, czy nie? To jest w końcu pewien kontrak<text:span text:style-name="T988">t</text:span><text:s/>polityczny, który musi przybrać formę prawną, bo tylko wtedy on jest jasny. Mnie się wydaje, że tu nie ma rozbieżności między intencją obu stron. Natomiast ta intencja - naszym zdaniem - jest znacznie bardziej taka dla każdego oczywista i z tym naprawdę, to co mówił pan Jacek Kuroń, my możemy wyjść. Bo jest i termin jednocześnie, i to w końcu, no ja rozumiem że mogą być jakieś sprawy techniczne, ale jest jeszcze dostatecznie dużo czasu żeby to zrobić. A więc my byśmy jednak podtrzymywali to nasze stanowisko, ponieważ jest ono logiczne, prawniczo absolutnie w porządku. Tak że tutaj nie ma żadnych trudności.</text:p>
      <text:p text:style-name="P989"><text:span text:style-name="T990">P</text:span><text:span text:style-name="T991">r</text:span><text:span text:style-name="T992">zewodn</text:span><text:span text:style-name="T993">i</text:span><text:span text:style-name="T994">czący</text:span>:</text:p>
      <text:p text:style-name="P995">Dziękuję.</text:p>
      <text:p text:style-name="P996">Proszę pan Gdula.</text:p>
      <text:p text:style-name="P997"><text:span text:style-name="T998">Ob.<text:s/></text:span><text:span text:style-name="T999">G</text:span><text:span text:style-name="T1000">dula</text:span>:</text:p>
      <text:p text:style-name="P1001">Być może parę uwag, które pozwolą przybliżyć jeszcze rozwiązanie. Ja myślę, że w ogóle osiągnęliśmy dużą zgodność co do sposobu podejścia do sprawy przyjmując proponowany przez państwa zapis. Jest zgodność co do tego, że uchwałą<text:s/>Rady Państwa, czyli tym aktem prawnym uregulujemy kwestie podziału na mandaty, podziału politycznego, który dokonamy na<text:s/><text:span text:style-name="T1002">„</text:span>okrągłym stole”. I praktycznie rzecz biorąc sprawa - czy załącznik, czy inna forma publikacji jest kwestią sposobu przedstawienia opinii publicznej prawnego aktu, który sankcjonuje ten... to porozumienie.</text:p>
      <text:p text:style-name="P1003">Mam takie pytanie<text:s/><text:span text:style-name="T1004">-</text:span><text:s/>czy zachowując te zapisy, które są z proponowanym zapisem przedstawionym przez pana Cypryniaka, ale dodatkowo niejako chciałem po prostu zaproponować taką... takie rozwiązanie.</text:p>
      <text:p text:style-name="P1005"><text:span text:style-name="T1006">W</text:span><text:s/>terminie pilnym, być może, że moglibyśmy to w środę dostarczyć - pr<text:span text:style-name="T1007">oje</text:span>kt uchwały Rady Państwa, który zawierałby cały wcześniej uzgodniony podział polityczny, to znaczy już konkretne okręgi i konkretny podział mandatów i podjęlibyśmy polityczne uzgodnienie czy też deklarację, że bezpośrednio po<text:s/>„okrągłym stole”<text:s/>Rada Państwa podejmie tą uchwałę, której projekt dostarczyliśmy i że zostanie to podane do publicznej wiadomości.</text:p>
      <text:p text:style-name="P1008">3-go planujemy odbyć końcowe posiedzenie<text:s/>„okrągłego stołu”, 5-6 będzie posiedzenie Sejmu, na którym przyjęte zostaną dokumenty dziś omawiane. Bylibyśmy w stanie zobowiązać się, by uchwała Rady Państwa została mniej więcej w tym samym okresie czasu podjęta.</text:p>
      <text:p text:style-name="P1009"><text:span text:style-name="T1010">Ob. Janina Zakrzewska</text:span>:</text:p>
      <text:p text:style-name="P1011">Jeżeli dobrze zrozumiałam, to myślę, że rzeczywiście jest zbliżenie naszych stanowisk. Rozumiem, że panom chodzi o to, że podstawowa zasada wyłożona w art. 40 ust. 1 jest do przyjęcia, że uchwała Rady Pa<text:span text:style-name="T1012">ń</text:span>stwa też, uchwały się ogłasza. Tylko rozumiem, jest problem, że ta uchwała nie ma stanowić załącznika do tej ustawy, tak?</text:p>
      <text:p text:style-name="P1013"><text:span text:style-name="T1014">Ob. Andrzej Gdula</text:span>:</text:p>
      <text:p text:style-name="P1015">Tak. To znaczy istota rzeczy, wszystko zostaje, tylko jakby powiedzieć ujęcie publikacyjne jest wtedy nieco inne.</text:p>
      <text:p text:style-name="P1016"><text:span text:style-name="T1017">Ob. Bafia</text:span>:</text:p>
      <text:p text:style-name="P1018">To nie jest samoistna uchwała, bo cały spór się toczy o to, że jest to uchwała podjęta na podstawie ustawy i w wykonaniu ustawy. I nazywanie taką uchwałę załącznikiem, no<text:s/>jest pomimo wszystko jednak<text:s/><text:soft-page-break/>niezręczne.</text:p>
      <text:p text:style-name="P1019"><text:span text:style-name="T1020">Ob. Janina Zakrzewska</text:span>:</text:p>
      <text:p text:style-name="P1021">To jest panie profesorze nieporozumienie. Ja to zrozumiałam, ponieważ pan Gdula przedstawił ten projekt, więc dla nas jest bardzo istotne, żeby wszystko dobrze zrozumieć.</text:p>
      <text:p text:style-name="P1022">Rozumiem to wszystko. Problem polega, że jest to załącznik czy nie. Ale czy panowie widzą jakiekolwiek trudności, żeby to było ogłoszone w tym samym czasie co ustawa Sejmu.</text:p>
      <text:p text:style-name="P1023">/<text:span text:style-name="T1024">N</text:span>ie/.</text:p>
      <text:p text:style-name="P1025">Nie, dziękuję bardzo.</text:p>
      <text:p text:style-name="P1026"><text:span text:style-name="T1027">Ob. <text:s text:c="20"/></text:span>:</text:p>
      <text:p text:style-name="P1028">Przepraszam bardzo, ale ja ciągle patrzę na te wszystkie sprawy wyłącznie z prawnego punktu widzenia, stąd nie mogłem nie słuchać w sposób zniecierpliwiony przewidywań, iż uchwała Rady Państwa miałaby być załącznikiem do ustawy uchwalonej przez Sejm, no to jednak by nie było możliwe, ale powiedzmy sobie też wyraźnie, że uchwała, którą się opublikuje<text:s/><text:span text:style-name="T1029">w</text:span>ne<text:span text:style-name="T1030">t</text:span><text:s/>po uchwaleniu ustawy, no m<text:span text:style-name="T1031">u</text:span>si być jako akt wykonawczy jednak podjęta choćby formalnie po wejściu w życie ustawy, bo przecież inaczej byłaby ona po prostu bezpodstawna i bezprawna. Dziękuję bardzo, to ja już nie mam nic.</text:p>
      <text:p text:style-name="P1032"><text:span text:style-name="T1033">Przewodnicząc</text:span><text:span text:style-name="T1034">y</text:span><text:span text:style-name="T1035">:</text:span></text:p>
      <text:p text:style-name="P1036">Dziękuję. Panie przewodniczący, bardzo proszę.</text:p>
      <text:p text:style-name="P1037"><text:span text:style-name="T1038">Ob. Bronisław Geremek</text:span>:</text:p>
      <text:p text:style-name="P1039">Ja muszę przypomnieć ustalenia, w stronę pana Gduli się zwracam.</text:p>
      <text:p text:style-name="P1040">Otóż ja też nie lubię procentów w takim tekście i<text:s/><text:span text:style-name="T1041">stą</text:span>d odpowiadało mi to, żeby zgubić tę formułę, że 65% tu, 35% tam i dlatego dobrym rozwiązaniem było, że jest to po prostu zrealizowane w formie listy.</text:p>
      <text:p text:style-name="P1042">Ot<text:span text:style-name="T1043">ó</text:span>ż dla nas istotnym problemem jest jednoczesnoś<text:span text:style-name="T1044">ć</text:span>. A zatem możemy się zgodzić z tym, że właśnie tutaj w s<text:span text:style-name="T1045">f</text:span>ormu<text:span text:style-name="T1046">ł</text:span>owaniu tego artykułu padały słowa, że ustalenia te przedstawia uchwała Rady Państwa w tej kwestii, wówczas gdy otrzymu<text:span text:style-name="T1047">je</text:span>my zapewnienie, które może nie być formuł<text:span text:style-name="T1048">o</text:span>wane. Bo nie wiem, jeżeli jest jakaś przeszkoda w tym, żeby tutaj słowo<text:s/>„jednocześnie”<text:s/>się pojawiło, jeżeli jest przeszkoda prawna, to nam wystarczy zapewnienie, że tak się właśnie stanie, że jednocześnie z ordynac<text:span text:style-name="T1049">j</text:span>ą wyborczą zostanie ogłoszona uchwała Rady Pa<text:span text:style-name="T1050">ń</text:span>stwa, która przedstawi listę okręgów wyborczych i podział mandatów.</text:p>
      <text:p text:style-name="P1051"><text:span text:style-name="T1052">P</text:span><text:span text:style-name="T1053">r</text:span><text:span text:style-name="T1054">zewodn</text:span><text:span text:style-name="T1055">i</text:span><text:span text:style-name="T1056">czący</text:span>:</text:p>
      <text:p text:style-name="P1057">Gotowi jesteśmy takie zapewnienie przedłożyć tutaj.</text:p>
      <text:p text:style-name="P1058">Możemy przejść dalej? Przepraszam bardzo, który artykuł? 68.</text:p>
      <text:p text:style-name="P1059"><text:span text:style-name="T1060">Ob. <text:s text:c="20"/></text:span>:</text:p>
      <text:p text:style-name="P1061">/Niewłączony mikro<text:span text:style-name="T1062">fo</text:span>n/<text:span text:style-name="T1063">.</text:span></text:p>
      <text:p text:style-name="P1064"><text:span text:style-name="T1065">P</text:span><text:span text:style-name="T1066">r</text:span><text:span text:style-name="T1067">zewodn</text:span><text:span text:style-name="T1068">i</text:span><text:span text:style-name="T1069">czący</text:span>:</text:p>
      <text:p text:style-name="P1070">Jeżeli chodzi o mężów zaufania, chciałbym też dwa zdania powiedzieć.</text:p>
      <text:p text:style-name="P1071">Szanowni Państwo! Jesteśmy tutaj gotowi iść na różnego rodzaju elastyczne formuły i zapisy,<text:s/><text:span text:style-name="T1072">t</text:span>ym niemniej chcielibyśmy wziąć pod uwagę rzecz następującą, że wybory się odbywają w bardzo no, konkretnych uwarunkowaniach, nierzadko bywa tak, że i ten lokalik wyborczy ledwo mieści 9-osobową komisję wyborczą. Jeżeli by się tak to miało zdarzyć, że w okręgu powiedzmy z pięciu mandatami będzie po<text:s/><text:span text:style-name="T1073">5</text:span><text:s/>osób do każdego mandatu i teraz każdy sobie wyznaczy swego męża zaufania, który ma przebywać<text:s/><text:soft-page-break/>w tymże lokalu wyborczym, no sądzę, że jest to nawet ze względów technicznych problem trudny, a poza tym przyznaję, że my nie dopatrujemy się tutaj no, że t<text:span text:style-name="T1074">o</text:span><text:span text:style-name="T1075"><text:s/></text:span>jest jakaś powiedzmy gwarancja.</text:p>
      <text:p text:style-name="P1076">A więc szukajmy my może, jakiegoś innego rozwiązania. No może jakąś znaleźć formułę, że będą powiedzmy ci mężowie reprezentować pewne ugrupowania. No nie wiem, ten układ koalicyjno-rządow<text:span text:style-name="T1077">y</text:span>, który się nazywa, jakiś może inny, niezależny, czy opozycyjno-solidarnościowy powiedzmy. No coś w tym sensie, żeby spróbować jednak to ograniczyć i niech by kandydaci próbowali cedować jak gdyby te swoje uprawnienia na pewną ograniczoną grupę mężów zaufania, bowiem wydaje się, nie jestem tu prawnikiem, ale niechby tu może specjaliści powiedzieli, ale aż takiej praktyki się nie obserwuje w świecie, że każdy powiedzmy ze zgłaszanych kandydat<text:span text:style-name="T1078">ó</text:span>w ma swego powiedzmy jak gdyby człowieka, który siedzi w lokalu wyborczym i spełnia tam jakąś funkcję. Jednak są tu pewne reguły gry.</text:p>
      <text:p text:style-name="P1079">Więc propozycja nasza idzie w kierunku nie, żeby to eliminować, tylko ż<text:span text:style-name="T1080">e</text:span>byśmy poszukiwali nazwijmy to bardziej racjonalnej formuły w tym zakresie.</text:p>
      <text:p text:style-name="P1081"><text:span text:style-name="T1082">Ob. Jacek Kuroń</text:span>:</text:p>
      <text:p text:style-name="P1083">Ja sobie wyobrażam, że jeśli chodzi o gwarancje, to one są tu już jakoś zawarte w tym zastrzeżeniu, które tam jest o bezpart<text:span text:style-name="T1084">yj</text:span>nych, które myśmy rozumieli cały czas, że to oznacza, jakąś reprezenta<text:span text:style-name="T1085">cj</text:span>ę nazwijmy to sobie strony solidarnościowo-opozycyjn<text:span text:style-name="T1086">ej</text:span><text:s/>w łonie poszczególnych komisji.</text:p>
      <text:p text:style-name="P1087">Natomiast ujęcie o prawie do męża zaufania jest raczej sposobem powiedzenia, że każdy ma taką gwarancję i praktycznie przecież nie sposób sobie wyobrazić, aby każdy kandydat wydelegował<text:s/>stu kilkudziesięciu<text:s/>mężów zaufania.</text:p>
      <text:p text:style-name="P1088">To prawo raczej nie będzie realizowane, a ono naprawdę nie przeszkadza, stwarza dobry klimat. Oczywiście ja m<text:span text:style-name="T1089">yś</text:span>lę, że propozycja pana przewodniczącego Cypryniaka na zasadzie mężowie zaufania stronie niezależnej jest do przyjęcia, oczywiście jak sądzę przez nas tyle tylko, że stwarza to taki układ niedobry. Nie, nie powiem niedobry. Inaczej powiedzmy, stwarza to właśnie taki układ, że już wtedy to trzeba zrobić. Trzeba się zorganizować, zabezpieczyć itd.,<text:s/><text:span text:style-name="T1090">i</text:span>td. Wtedy ten mechanizm będziemy mieli na<text:s/>pewno.</text:p>
      <text:p text:style-name="P1091">Natomiast przy formule takiej, jak my proponujemy, że kandydat ma prawo, to my tu tworzymy klimat, a rzadko kto z niego skorzysta. Proszę to wziąć pod uwagę, przy takim ujęciu jak pańskie, to to wtedy trzeba zrobić. To wtedy trzeba, żeby oni się porozumieli, wysunęli mężów zaufania. Całą taką strukturę się zrobi i ona wyjdzie niewątpliwie.</text:p>
      <text:p text:style-name="P1092"><text:span text:style-name="T1093">Ob. <text:s text:c="20"/></text:span>:</text:p>
      <text:p text:style-name="P1094">Poza tym jeszcze jedna istotna kwestia. Jeśli zostanie utrzymany<text:s/><text:span text:style-name="T1095">p</text:span>r<text:span text:style-name="T1096">ó</text:span>g 3 tys., aby można było kandydować, to znowu nie będzie zatrzęsienia kandydatów na te miejsca i praktyką zapewne przeważ<text:span text:style-name="T1097">aj</text:span>ącą, że będzie to 2-3 kandydatów.<text:s/><text:span text:style-name="T1098">W</text:span><text:s/>każdym razie na te mandaty, które zostały pozostawione do wyboru dla grup obywateli.</text:p>
      <text:p text:style-name="P1099"><text:span text:style-name="T1100">P</text:span><text:span text:style-name="T1101">r</text:span><text:span text:style-name="T1102">zewodn</text:span><text:span text:style-name="T1103">i</text:span><text:span text:style-name="T1104">czący</text:span>:</text:p>
      <text:p text:style-name="P1105">Proszę bardzo - pan Michnik.</text:p>
      <text:p text:style-name="P1106"><text:span text:style-name="T1107">Ob.<text:s/></text:span><text:span text:style-name="T1108">M</text:span><text:span text:style-name="T1109">ichnik</text:span>:</text:p>
      <text:p text:style-name="P1110">Ja myślę, że praktyka będzie taka jak to powiedział pan prz<text:span text:style-name="T1111">ew</text:span>odniczący Cypryniak, no praktyka. Tylko nam chodzi o to,<text:s/><text:span text:style-name="T1112">ż</text:span>eb<text:span text:style-name="T1113">y</text:span><text:s/>ubezpieczyć samą kampanię wyborczą przed pewnego typu propagandowym<text:s/><text:soft-page-break/>atakiem, który z grubsza sobie można wyobrazić tak oto: strona koalicyjno-rządowa dogadała się ze stroną solidarnościowo-opozycyjną i wszystkie inne siły chcąc wyciąć, i dlatego wyeliminowali tych mężów zau<text:span text:style-name="T1114">fa</text:span>ni<text:span text:style-name="T1115">a</text:span>.</text:p>
      <text:p text:style-name="P1116">Ja myślę, że ta instytucja mężów zaufania to jest taki rodzaj gwarancji dla siły nieobecnych pr<text:span text:style-name="T1117">z</text:span>y<text:s/>„okrągłym stole”, które będą chciały wystartować do wyborów i że to jest to - to niczemu nie przeszkadza. Natomiast brak tego przeszkadzać może.</text:p>
      <text:p text:style-name="P1118">Dziękuję.</text:p>
      <text:p text:style-name="P1119"><text:span text:style-name="T1120">Przewodniczący</text:span>:</text:p>
      <text:p text:style-name="P1121">Dziękuję. Pan pro<text:span text:style-name="T1122">f</text:span>. Bafia - proszę bardzo.</text:p>
      <text:p text:style-name="P1123"><text:span text:style-name="T1124">Prof.<text:s/></text:span><text:span text:style-name="T1125">B</text:span><text:span text:style-name="T1126">afia</text:span>:</text:p>
      <text:p text:style-name="P1127">Mnie się zdaje, że trzeba startować z pozycji świadomości, że jest taka pierwsza klasa mężów zaufania i że ta pierwsza klasa mężów zaufania jest na tej sali, która związana była z dyskusją o art. 40.</text:p>
      <text:p text:style-name="P1128">Natomiast druga klasa - w komisjach obwodowych to<text:s/><text:span text:style-name="T1129">z</text:span>awiera ca<text:span text:style-name="T1130">ł</text:span>y<text:s/><text:span text:style-name="T1131">szereg</text:span><text:s/>różnych problemów. Bo ja myślę, że jednak to nie może być oparte na zasadzie oświadczenia, że ja przychodzę jako mąż zaufania, ponieważ, prawda, pan X kandydujący powiedział, że ja mam być jego mężem zaufania. To musi się dokonać w jakiś uporządkowany sposób.</text:p>
      <text:p text:style-name="P1132">I temu służy po prostu doda<text:span text:style-name="T1133">ję</text:span><text:s/>tych parę zdań wyjaśniających, służy ta intencja, żeby było nie powód do konfliktu na tle tego, że przyjdzie ktoś kto się zgłasza za męża zaufania.</text:p>
      <text:p text:style-name="P1134"><text:span text:style-name="T1135">Ob.<text:s/></text:span><text:span text:style-name="T1136">H</text:span><text:span text:style-name="T1137">all</text:span>:</text:p>
      <text:p text:style-name="P1138">Panie profesorze, przecież tak nikt nie powiedział. Po co to mamy od początku tę dyskusję prowadzić. Przecież tego nikt nie zgłaszał.</text:p>
      <text:p text:style-name="P1139"><text:span text:style-name="T1140">Ob. <text:s text:c="20"/></text:span>:</text:p>
      <text:p text:style-name="P1141">Chodzi o to tylko, że trzeba mieć uporządkowany sposób tego. Ten sposób mówienia, którym państwo przedstawiacie sprawę, jest po prostu niejasny. Natomiast propozycja jest taka, żeby to ująć jak na początku było to przedstawiane - w kategoriach osób, które będą do odpowiedniej komisji powołane na zasadzie reprezentacji właśnie jednej strony, czy drugiej strony, czy na zasadzie zgłoszenia i zaakceptowane przez tą komisję. Do tego tylko się cała sprawa sprowadza.</text:p>
      <text:p text:style-name="P1142"><text:span text:style-name="T1143">P</text:span><text:span text:style-name="T1144">r</text:span><text:span text:style-name="T1145">zewodn</text:span><text:span text:style-name="T1146">i</text:span><text:span text:style-name="T1147">czący</text:span>:</text:p>
      <text:p text:style-name="P1148">Pani pro<text:span text:style-name="T1149">f.</text:span><text:s/>Zakrzewska prosiła o głos. Ale tylko chciałem powiedzieć - czy my w dobrym świetle stawiamy na przykład komisję okręgową. Bo się zgadzam z tym co mówił pan Adam, że w obwodzie na pewno tak będzie, że wszędzie nie wyznaczy, ale do okręgu można wyznaczyć. I wtedy powiedzmy - w tym okręgu<text:s/>będziemy mogli mieć tych mężów zaufania więcej jak członków<text:s/>komisji. I tak na dobrą sprawę wziąwszy, skoro ta<text:s/>komisja<text:s/><text:span text:style-name="T1150">sk</text:span><text:span text:style-name="T1151">o</text:span><text:span text:style-name="T1152">ro</text:span><text:s/>ta<text:s/><text:span text:style-name="T1153">komis</text:span><text:span text:style-name="T1154">j</text:span><text:span text:style-name="T1155">a</text:span><text:span text:style-name="T1156"><text:s/></text:span>jest tam w jakiś sposób kreowana jako najbardziej sprawiedliwi ludzie ze sprawiedliwych. I teraz im naślemy po dwóch kontrolerów, to sądzę, że jest to jakaś mimo wszystko... Czy tak to powinniśmy rozwiązywać - czy nie da się ustalić czegoś tu - powiedziałbym pośredniego.</text:p>
      <text:p text:style-name="P1157">Ale pani Pro<text:span text:style-name="T1158">f</text:span>. Zakrzewska.</text:p>
      <text:p text:style-name="P1159"><text:span text:style-name="T1160">Ob.<text:s/></text:span><text:span text:style-name="T1161">Z</text:span><text:span text:style-name="T1162">akrzewsk</text:span><text:span text:style-name="T1163">a</text:span>:</text:p>
      <text:p text:style-name="P1164">Ja ze swego wystąpienia rezygnuję, tylko ja rozumiałam i to utwierdziło mnie w tym, że to co mówi pan Cypryniak ja to rozumiem, że jest sprawą pewnej troski o technikę. Bo co do tego, że to brak zaufania do<text:s/><text:soft-page-break/>komisji wyborczych, to chyba nie, bo i w poprzedniej ordynacji istniała ta instytucja mężów zaufania. Natomiast w czym innym jest pewna troska o technikę i można się zastanawiać - jak to będzie wyglądało. Natomiast ja nie mogę przyjąć takiego stanowiska, że ja tutaj jestem jakimkolwiek mężem zaufania pierwszego stopnia czyimkolwiek. Poza nami są właśnie siły społeczne, które nie stoją, nie siedzą za<text:s/><text:span text:style-name="T1165">„</text:span>okrągłym stołem<text:span text:style-name="T1166">”</text:span><text:s/>i to o czym mówił pan Hall i o czym mówił pan Michnik, no nie należy stwarzać takiego wrażenia, że myśmy się tu porozumieli ponad głowami innych obywateli.</text:p>
      <text:p text:style-name="P1167">Tak że, ja tę pana Cypryniaka argumentację rozumiem, ale to że my jesteśmy tu już jakąś wstępną weryfikacją, to myślę, że dla naszej strony było to niedobrze, nie do przy<text:span text:style-name="T1168">ję</text:span>cia.</text:p>
      <text:p text:style-name="P1169"><text:span text:style-name="T1170">Przewodniczący</text:span>:</text:p>
      <text:p text:style-name="P1171">Proszę bardzo pr<text:span text:style-name="T1172">of</text:span>. Stelmachowski.</text:p>
      <text:p text:style-name="P1173"><text:span text:style-name="T1174">Pro</text:span><text:span text:style-name="T1175">f</text:span><text:span text:style-name="T1176">. A.<text:s/></text:span><text:span text:style-name="T1177">S</text:span><text:span text:style-name="T1178">telmachowski</text:span>:</text:p>
      <text:p text:style-name="P1179">Mnie<text:s/><text:span text:style-name="T1180">s</text:span>i<text:span text:style-name="T1181">ę</text:span><text:s/>zda<text:span text:style-name="T1182">j</text:span>e,<text:s/><text:span text:style-name="T1183">że</text:span><text:s/><text:span text:style-name="T1184">może</text:span><text:s/><text:span text:style-name="T1185">tu</text:span><text:s/>i<text:span text:style-name="T1186">nne</text:span><text:s/>wyjścia<text:s/>się zn<text:span text:style-name="T1187">aj</text:span>dzie.</text:p>
      <text:p text:style-name="P1188">Najpierw jedno słowo, bo jednak musimy być szczerzy w tym gronie. No ci, którzy już nieco mają włos z głowy strącony lub siwy, pamiętają, że ostatnie wybory, w których ta sprawa wypłynęła, były to wybory 1947 roku, gdzie przecież cała sprawa zaczęła się od mężów zaufania, których nagle nie dopuszczono. Nie będę opowiadał co się działo dalej.</text:p>
      <text:p text:style-name="P1189">W każdym razie proszę pamiętać, że to uczulenie istnieje.</text:p>
      <text:p text:style-name="P1190">Po drugie - jaka teraz konstruktywna propozycja? Tak jak przy art. 40 zgodziliśmy się, że to nie musi być załącznik do ustawy, może być odrębna uchwała Rady Państwa, a zawieramy gentlemen's agreement, że ta sprawa będzie ogłoszona równocześnie. To sądzę, że mo<text:span text:style-name="T1191">ż</text:span>emy zawrzeć równy akt dżentelmeński między nami, że nasi kandydaci będą mieli po jednym mężu zaufania i wasi też po jednym. No co najwyżej dojdzie drugi czy trzeci wolny strzelec, których na pewno nie będzie tak wielu. I mnie się wydaje, że to załatwi sprawę. I wtedy<text:s/><text:span text:style-name="T1192">-</text:span><text:span text:style-name="T1193"><text:s/></text:span>normalnie rzecz biorąc - będzie dwóch mężów zaufania, tu i ówdzie może być trzeci, ale będzie to jednak bardzo rzadko.</text:p>
      <text:p text:style-name="P1194">To tyle. Dziękuję.</text:p>
      <text:p text:style-name="P1195"><text:span text:style-name="T1196">P</text:span><text:span text:style-name="T1197">r</text:span><text:span text:style-name="T1198">zewodn</text:span><text:span text:style-name="T1199">i</text:span><text:span text:style-name="T1200">czący</text:span>:</text:p>
      <text:p text:style-name="P1201">Dziękuję bardzo.</text:p>
      <text:p text:style-name="P1202">Proszę uprzejmie pan Winczorek.</text:p>
      <text:p text:style-name="P1203"><text:span text:style-name="T1204">Ob.<text:s/></text:span><text:span text:style-name="T1205">W</text:span><text:span text:style-name="T1206">inczorek</text:span>:</text:p>
      <text:p text:style-name="P1207">Ja chciałem tyko poprzeć, ponieważ nie słyszałem, miałem zamiar zabrać głos i przedstawić inną propozycję, ale bardzo mi się podoba to co mówił pan pro<text:span text:style-name="T1208">f</text:span>. Stelmachowski przed chwilą i prosić o przyjęcie czy rozważenie tej myśli.</text:p>
      <text:h text:style-name="P1209" text:outline-level="3"><text:span text:style-name="T1210">P</text:span><text:span text:style-name="T1211">r</text:span><text:span text:style-name="T1212">zewodn</text:span><text:span text:style-name="T1213">i</text:span><text:span text:style-name="T1214">czący</text:span>:<text:bookmark-start text:name="bookmark0"/><text:bookmark-end text:name="bookmark0"/></text:h>
      <text:p text:style-name="P1215">Dziękuję. Proszę bardzo<text:s/><text:span text:style-name="T1216">-</text:span><text:s/><text:span text:style-name="T1217">p</text:span>ro<text:span text:style-name="T1218">f</text:span>. Baszkiewicz.</text:p>
      <text:p text:style-name="P1219"><text:span text:style-name="T1220">Pro</text:span><text:span text:style-name="T1221">f.</text:span><text:span text:style-name="T1222"><text:s/>Baszkiewicz</text:span>:</text:p>
      <text:p text:style-name="P1223">Bardzo gorąco popieram propozycję pro<text:span text:style-name="T1224">f.</text:span><text:s/>Stelmachowskiego<text:span text:style-name="T1225">.</text:span><text:s/>Chciałbym tylko zauważyć, że wkrada się nieporządek w szeregi strony<text:s/>solidarnościowo-opozycyjn<text:span text:style-name="T1226">ej</text:span>, bo propozycja ta jest w sposób jaskrawy sprzeczna z tez<text:span text:style-name="T1227">a</text:span>mi, iż nie powinniście tutaj uważać takiego porozumienia między naszymi dwiema stronami za załatwienie całego problemu, ponieważ istnieją również strony niezależne od tego<text:s/>„okrągłego<text:s/><text:soft-page-break/>stołu”.</text:p>
      <text:p text:style-name="P1228"><text:span text:style-name="T1229">P</text:span><text:span text:style-name="T1230">r</text:span><text:span text:style-name="T1231">zewodn</text:span><text:span text:style-name="T1232">i</text:span><text:span text:style-name="T1233">czący</text:span>:</text:p>
      <text:p text:style-name="P1234">Proszę państwa. Czy w związku z tym, biorąc pod uwagę propozycję pana Stelmachowskiego możemy przyjąć i zaakceptować takie rozwiązanie, iż będziemy w praktyce dążyć do tego aby - powiedzmy - ta liczba mężów zaufania nie była jakaś tam wielka - powiedzmy zachowując jednocześnie zapis o możliwości zgłaszania - powiedzmy takich propozycji, a nazwijmy to środkami społeczno-politycznymi, ewentualnie powstrzymamy nadmierne chęci w tym zakresie. Czy jest to do przyjęcia?</text:p>
      <text:p text:style-name="P1235"><text:span text:style-name="T1236">Prof.<text:s/></text:span><text:span text:style-name="T1237">G</text:span><text:span text:style-name="T1238">eremek Br.</text:span>:</text:p>
      <text:p text:style-name="P1239">Możemy oświadczyć, że w miarę naszych możliwości wszyscy ci kandydaci, którzy będą występowali z poparciem Komitetu Obywatelskiego<text:s/>„Solidarności”<text:s/>będą wystawiali wspólnie mężów zaufania i że będziemy dążyć do ograniczenia liczby mężów zaufania obecnych w lokalach wyborczych.<text:s/><text:span text:style-name="T1240">P</text:span><text:span text:style-name="T1241">r</text:span><text:span text:style-name="T1242">zewodn</text:span><text:span text:style-name="T1243">i</text:span><text:span text:style-name="T1244">czący</text:span>:</text:p>
      <text:p text:style-name="P1245">Dziękuję bardzo.</text:p>
      <text:p text:style-name="P1246">Wobec tego możemy przejść do kolejnego chyba artykułu, o ile ja dobrze odnotowałem - jest art.<text:s/><text:span text:style-name="T1247">4</text:span>2, który dotyczył symboli, jak i pełnej interpretacji jak to należy rozumieć.</text:p>
      <text:p text:style-name="P1248">Propozycja jest nasza następująca, aby przyjąć zapis, że podmiot zgłaszający kandydata, rejestrujący kandydata może przy nim zaznaczyć nazwijmy jego symbole w rozumieniu politycznej przyn<text:span text:style-name="T1249">al</text:span>eżności. Ale z tego tytułu nie wynikają konsekwencje takie, iż przynosimy te zaznaczenia na kartę do tajnego głosowania. Natomiast zar<text:span text:style-name="T1250">ej</text:span>estrowany taki kandydat rozumie się przez się, samo przez się, iż może posługiwać nazwijmy to umownie swoim symbolem w kampanii wyborczej, która będzie poprzedzała wybory.</text:p>
      <text:p text:style-name="P1251">Czy taka formuła...</text:p>
      <text:p text:style-name="P1252"><text:span text:style-name="T1253">Ob. Jan Rychlewski</text:span><text:span text:style-name="T1254">:</text:span></text:p>
      <text:p text:style-name="P1255">Ja przepraszam najmocniej, ale ja nie uzyskałem odpowiedzi na swoje pytanie.</text:p>
      <text:p text:style-name="P1256"><text:span text:style-name="T1257">Ob. Janina Zakrzewska</text:span>:</text:p>
      <text:p text:style-name="P1258">Ja myślę panie profesorze, że może pan nie dostał tych dokumentów, bo w dokumencie jest powiedziane, że to ma być symbol określający polityczną orientację.<text:s/><text:span text:style-name="T1259">W</text:span>ięc oczywiście nie rodową czy inną i to są no takie symbole, jakie mo<text:span text:style-name="T1260">gą<text:s/></text:span>być przy obecnym układzie sił społecznych i politycznych u nas w kraju. Więc to może być skrót partii, jeżeli będzie ugrupowanie<text:s/>„zielonych”, to może być ta<text:span text:style-name="T1261">ki</text:span>e czy Komit<text:span text:style-name="T1262">et</text:span><text:s/>Obywatelski tak, żeby ten wyborca wiedział, może być ktoś znany w jego okręgu. A tak jest to jednoznacznie określone na kogo on może oddać głos w takich wyborach, gdzie w końcu nie głosuje się tylko na tych ludzi, który się zna z n<text:span text:style-name="T1263">ajbli</text:span>ższego otoczeni<text:span text:style-name="T1264">a</text:span>.</text:p>
      <text:p text:style-name="P1265"><text:span text:style-name="T1266">Ob. Jan Rychlewski</text:span>:</text:p>
      <text:p text:style-name="P1267">A druga część pytania?</text:p>
      <text:p text:style-name="P1268"><text:span text:style-name="T1269">O</text:span><text:span text:style-name="T1270">b</text:span><text:span text:style-name="T1271">.</text:span><text:span text:style-name="T1272"><text:s/>Janina Zakrzewska</text:span>:</text:p>
      <text:p text:style-name="P1273">Druga dotyczyła tego dzielenia rozumiałam.</text:p>
      <text:p text:style-name="P1274">Owszem, tak funkcjonują jak<text:s/>to w wielu krajach. To jest wypróbowana sprawa na listach wyborczych, które są wywieszane, gdzie są nazwiska, różne partie, na Zachodzie ma często swój własny wizerunek, czy partia so<text:span text:style-name="T1275">cjal</text:span>ist<text:span text:style-name="T1276">yc</text:span>zna<text:s/>„róże”, czy partia komunistyczna herb kraju z młotem i sierpem w środku, we<text:s/><text:soft-page-break/>Francji też jest róża, we Włoszech. To są dość znane symbole. Może być na przykład rozumiem, że Polska Zjednoczona<text:s/><text:span text:style-name="T1277">P</text:span>artia Robotnicza posługuje się skrótem<text:s/>„PZPR”,<text:s/>„SD”, czy<text:s/>„ZSL”. Komitet Obywatelski może napisać<text:s/>„Komitet Obywatelski przy Solidarności”<text:s/>prawda. Także to są takie - jeżeli byłoby do tego czasu, ja wiem, zar<text:span text:style-name="T1278">eje</text:span>s<text:span text:style-name="T1279">tr</text:span>owane ugrupowanie<text:s/>„zielonych”<text:s/>i miało takie wpływy, może mieć zielone drzewko. Chodziło o to, żeby była pewna identy<text:span text:style-name="T1280">fi</text:span>ka<text:span text:style-name="T1281">cj</text:span>a, żeby wiadomo, kto do czego się politycznie i społecznie poczuwa.<text:s/><text:span text:style-name="T1282">N</text:span>a plakatach i nie tylko na plakatach. Bo plakat to jest propaganda, ale na tych listach, które są wywieszane przed lokalem czy w lokalu, na karcie wyborczej, panie profesorze.</text:p>
      <text:p text:style-name="P1283">/Plakietki/.</text:p>
      <text:p text:style-name="P1284">To już jest propaganda. Na kartach wyborczych nie, ale na tych innych dokumentach. Tak jak to jest w<text:s/>art. 42<text:s/>zaproponowane.</text:p>
      <text:p text:style-name="P1285"><text:span text:style-name="T1286">Przewodnicząc</text:span><text:span text:style-name="T1287">y</text:span>:</text:p>
      <text:p text:style-name="P1288">Proszę, prosił o głos pan Winczorek, później pan Michnik.</text:p>
      <text:p text:style-name="P1289"><text:span text:style-name="T1290">Ob. Piotr Winczorek</text:span>:</text:p>
      <text:p text:style-name="P1291">Właściwie to co mówiła pani profesor, to wyjaśnia sprawę. Mnie chodzi o to czy to mają być symbole graficzne, czy to mają być skróty nazw organizacji, do której się należy prawda, portrety przywódców, jak tutaj podpowiada prof. Jarosz. Ale jednym słowem to są różnego rodzaju oznaczenia mogące<text:s/>zidentyfikow<text:span text:style-name="T1292">ać</text:span><text:s/>kandydata.</text:p>
      <text:p text:style-name="P1293"><text:span text:style-name="T1294">Ob. Adam Michnik</text:span>:</text:p>
      <text:p text:style-name="P1295">Ja mam pytanie do pana prof. Rychlewskiego. Ty<text:span text:style-name="T1296">l</text:span>ko że ja nie zrozumiałem właściwie intencji pańskiego pytania, to znaczy jakiego typu użytku symboli pan profesor by się obawiał, żebyśmy mieli jasność, że nie ma nieporozumienia między nami.</text:p>
      <text:p text:style-name="P1297"><text:span text:style-name="T1298">Ob. Jan Rychlewski</text:span>:</text:p>
      <text:p text:style-name="P1299">Odpowiadam bardzo dokładnie: użycia ich na kartkach wyborczych.</text:p>
      <text:p text:style-name="P1300"><text:span text:style-name="T1301">Przewodniczący</text:span>:</text:p>
      <text:p text:style-name="P1302">Rozumiem, że sprawa w tym zakresie została wyjaśniona.</text:p>
      <text:p text:style-name="P1303">Proszę, prof. Wiatr.</text:p>
      <text:p text:style-name="P1304"><text:span text:style-name="T1305">Ob. Jerzy Wiatr</text:span>:</text:p>
      <text:p text:style-name="P1306">Jeszcze chciałbym żebyśmy sobie wyjaśnili dwie kwestie dotyczące tych symboli. Po pierwsze - czy dobrze rozumiem, że my się zgadzamy, że to sam kandydat będzie określał pod jakim znakiem występuje. Tak? Tak.</text:p>
      <text:p text:style-name="P1307"><text:span text:style-name="T1308">Ob. Janina Zakrzewska</text:span>:</text:p>
      <text:p text:style-name="P1309">/Niewłączony mikrofon/. ...to przecie<text:span text:style-name="T1310">ż</text:span><text:s/>druga strona sama przecież przepisywała.</text:p>
      <text:p text:style-name="P1311">Proponuje się uzupełnić zapisem:<text:s/>„<text:span text:style-name="T1312">N</text:span>a życzenie kandydata, podać symbole określające jego polityczną orientację”. Jak ktoś nie chce, to nie musi tego robić, nie.</text:p>
      <text:p text:style-name="P1313"><text:span text:style-name="T1314">Ob. Jerzy Wiatr</text:span>:</text:p>
      <text:p text:style-name="P1315">I druga rzecz, żebyśmy też mieli jasność. Znaczy my uzgadniamy, że nie ma żadnych ograniczeń dotyczących tego, jak kandydat chciałby się oznaczać.</text:p>
      <text:p text:style-name="P1316">Gdyby na przykład kandydat chciał się oznaczać symbolem<text:s/>nieistniejącego ugrupow<text:span text:style-name="T1317">an</text:span>ia, to jest to jego sprawa. Tak? Bo ma to pewne konsekwen<text:span text:style-name="T1318">cj</text:span>e,<text:s/><text:span text:style-name="T1319">z</text:span><text:s/>których powinniśmy sobie dokładnie zdawać sprawę.</text:p>
      <text:soft-page-break/>
      <text:p text:style-name="P1320">To znaczy, jeżeli stoimy na stanowisku c<text:span text:style-name="T1321">ał</text:span>kowi<text:span text:style-name="T1322">te</text:span>j swobody, to świadomie przyjmujemy, że nie ma wykazu organizacji, które mogą być użyte jako taki symbol.</text:p>
      <text:p text:style-name="P1323"><text:span text:style-name="T1324">Ob. Zdzisław Jarosz</text:span>:</text:p>
      <text:p text:style-name="P1325">Otóż łączy się z tym kwestia też ochrony tych symboli przed nadużywaniem przez innych. Dlatego, że w końcu ktoś może przecież zar<text:span text:style-name="T1326">e</text:span>jestrować lub chcieć usiłować zar<text:span text:style-name="T1327">ej</text:span>estrować się pod symbolem mylącym dla publiczności. To znaczy nie pod własnym, tylko pod cudzym prawda. I stąd, jeśli to już przyjmiemy, to już trzeba byłoby chyba jeszcze dodać jakieś zdanie, że pewne symbole typu na przykład<text:s/>„swastyka”<text:s/>są wykluczone. A poza tym, że jest jakaś ochrona symboli, które już są użyte.</text:p>
      <text:p text:style-name="P1328"><text:span text:style-name="T1329">Przewodnicząc</text:span><text:span text:style-name="T1330">y</text:span>:</text:p>
      <text:p text:style-name="P1331">Proszę bardzo.</text:p>
      <text:p text:style-name="P1332"><text:span text:style-name="T1333">Ob. Marcin Król</text:span>:</text:p>
      <text:p text:style-name="P1334">Nie trzeba dzielić włosa na czworo.<text:s/><text:span text:style-name="T1335">„</text:span>Swastyki”<text:s/>nie wolno, bo to jest sprzeczne z prawem i<text:s/>Konstytucją, i różnych takich rzeczy.</text:p>
      <text:p text:style-name="P1336">A po drugie, jeżeli znajdzie się, przecież jest jeszcze prasa, telewizja itd. Jak się znajdzie ktoś, kto wymyśli, że jest przedstawicielem - nie wiem - ugrupowania Polska Partia Konserwatywna, to pierwsze napisze, że nie ma takiego ugrupowania prawda.<text:s/><text:span text:style-name="T1337">W</text:span><text:s/>każdej gazecie można to zrobić. Więc nie warto chyba - to dotyczy co pan profesor mówił, jakichś wariatów, czy też ludzi - więc nie bójmy się tego tak strasznie. Bo nie możemy wszystkiego prawnie na pewno określić, żeby nie nadużył. A jeżeli ktoś nadużyje, nadużywa dobra osobiste, to jest też kar<text:span text:style-name="T1338">a</text:span>lne po prostu.</text:p>
      <text:p text:style-name="P1339"><text:span text:style-name="T1340">O</text:span><text:span text:style-name="T1341">b. Janina Zakrzewska</text:span>:</text:p>
      <text:p text:style-name="P1342">Jeszcze jedno, jak już rozmawiamy, że tutaj przecież te symbole nie są tak dowolne. I tutaj dlatego dobrze, że pan profesor Rychlewski to wywołał, tylko ja myślę, że my teraz rzeczywiście dzielimy włos na czworo. Mowa jest o politycznych pre<text:span text:style-name="T1343">fe</text:span>ren<text:span text:style-name="T1344">cj</text:span>ach, politycznej orientacji. To tego typu ma być symbol.</text:p>
      <text:p text:style-name="P1345">Przecież w dotychczasowych wyborach parokrotnie było tak, bo na początku było inaczej, i chyba<text:s/><text:span text:style-name="T1346">w</text:span><text:s/>ostatnich trzech, jeżeli dobrze pamiętam, że na tych listach, które były wywieszone, nie było wiadomo, czy ktoś jest członkiem Stronnictwa Demokr<text:span text:style-name="T1347">at</text:span>ycznego, czy Zjednoczonego Stronnictwa Ludowego, czy ZSL, więc przypuszczam, że członkowie partii będą chcieli i członkowie związani z<text:s/>„Solidarnością”<text:s/>będą chcieli jakoś to robić. Ja myślę, że naprawdę jest to tak sprawa już oczywista, że może szkoda na wysuwanie takich problemów no, jak ta<text:s/>swastyka, kiedy no nie istnieje u nas możliwość tego typu preferencji politycznych.</text:p>
      <text:p text:style-name="P1348"><text:span text:style-name="T1349">O</text:span><text:span text:style-name="T1350">b. Przewodniczący</text:span>:</text:p>
      <text:p text:style-name="P1351">Pan Moric zgłaszał się, bardzo proszę.</text:p>
      <text:p text:style-name="P1352"><text:span text:style-name="T1353">Ob. Rajmund Moric</text:span>:</text:p>
      <text:p text:style-name="P1354">Ja mam zapytanie do pomysłodawców. Bo okazuje się że ta sprawa symboli jednak budzi pewne kontrowersje i tu moi poprzednicy mówili o pewnych niuansach, jakie z tym elementem wynik<text:span text:style-name="T1355">aj</text:span>ą.</text:p>
      <text:p text:style-name="P1356">Ja mam takie pytanie, jak to się ma<text:s/><text:span text:style-name="T1357">w</text:span><text:s/>sprawach wprowadzenia symboli już teraz w tej ordynacji wyborczej, do zasady, jaką myśmy przyjęli na samym wstępie, że wybory, wyborów do X kadencji mają być niekon<text:span text:style-name="T1358">fr</text:span>ontacyjne.</text:p>
      <text:p text:style-name="P1359">Moim zdaniem proszę państwa w obrębie tych mandatów, gdzie wystąpią symbole polityczne,<text:s/><text:soft-page-break/>wprowadzamy walkę konfrontacyjną, a jest to uważam, tak było mówione tutaj, że na konfrontacje nie idziemy.</text:p>
      <text:p text:style-name="P1360"><text:span text:style-name="T1361">Ob. Aleksander Hall</text:span>:</text:p>
      <text:p text:style-name="P1362">Ale czy określenie swojej własnej tożsamości z góry zakłada możliwość to, że społeczeństwo może zidenty<text:span text:style-name="T1363">f</text:span>ikować kandydata, jest wkroczeniem na drogę kon<text:span text:style-name="T1364">fr</text:span>onta<text:span text:style-name="T1365">cj</text:span>i. Przecież<text:s/>nie-ko<text:span text:style-name="T1366">nf</text:span>ro<text:span text:style-name="T1367">nta</text:span>c<text:span text:style-name="T1368">yj</text:span>n<text:span text:style-name="T1369">ość</text:span><text:s/>nie ma oznaczać uni<text:span text:style-name="T1370">fo</text:span>rmizacji, że wszyscy są jednakowi i nijacy. No przecież to jest absurdaln<text:span text:style-name="T1371">e</text:span>.</text:p>
      <text:p text:style-name="P1372"><text:span text:style-name="T1373">Ob. R</text:span><text:span text:style-name="T1374">a</text:span><text:span text:style-name="T1375">jm</text:span><text:span text:style-name="T1376">u</text:span><text:span text:style-name="T1377">nd Moric</text:span>:</text:p>
      <text:p text:style-name="P1378">Ja przepraszam bardzo, w ogóle odniosłem wrażenie, takie, że to nie jest problem, kto pod jakim symbolem wystąpi, tylko się boję, że po naszej stronie się<text:s/>boimy<text:s/>pod swoimi symbolami występować. Przepraszam bardzo, ale takie wrażenie odniosłem. No przecież ostatecznie ja jeżeli będę kandydował, to nie będę się wstydził ani pod PZPR-owskim występować, ani pod OPZZ-owskim. No wydaje mi się, że nie jest to sprawa chyba. Dyskusja naprawdę wydłuża się niepotrzebnie.</text:p>
      <text:p text:style-name="P1379">Dziękuję.</text:p>
      <text:p text:style-name="P1380"><text:span text:style-name="T1381">P</text:span><text:span text:style-name="T1382">rz</text:span><text:span text:style-name="T1383">ewodnicz</text:span><text:span text:style-name="T1384">ą</text:span><text:span text:style-name="T1385">c</text:span><text:span text:style-name="T1386">y</text:span>:</text:p>
      <text:p text:style-name="P1387">Ale prof. Hall jeszcze.</text:p>
      <text:p text:style-name="P1388"><text:span text:style-name="T1389">Ob.<text:s/></text:span><text:span text:style-name="T1390">H</text:span><text:span text:style-name="T1391">all</text:span>:</text:p>
      <text:p text:style-name="P1392">Ja mam jednak dwa zapytania do drugiej strony. Po pierwsze<text:span text:style-name="T1393"><text:s/></text:span>- jeżeli kryterium tej symboliki mają być orientacje polityczne , to przecież Komitet Obywatelski przy Lechu Wałęsie reprezentuje bardzo duży wachlarz postaw politycznych od neoendeckich aż po lewicujący. Czy to ma być uwzględniane? I w jaki sposób w imię tożsamości<text:span text:style-name="T1394">.</text:span></text:p>
      <text:p text:style-name="P1395">A po drugie - oczywiście rozumiem, że nie jest dopuszczalne przyjmowanie symboli organizacji nie istni<text:span text:style-name="T1396">ej</text:span>ących, ale czy z tego wynika, że państwo dopuszczacie, iż na plakacie wyborczym będą figurowali przedstawiciele - powiedzmy - Konfederacji Polski Niepodległ<text:span text:style-name="T1397">ej.</text:span><text:s/>Bardzo byłbym ciekaw odpowiedzi na to pytanie.</text:p>
      <text:h text:style-name="P1398" text:outline-level="3"><text:span text:style-name="T1399">P</text:span><text:span text:style-name="T1400">r</text:span><text:span text:style-name="T1401">zewodn</text:span><text:span text:style-name="T1402">i</text:span><text:span text:style-name="T1403">czący</text:span>:<text:bookmark-start text:name="bookmark2"/><text:bookmark-end text:name="bookmark2"/></text:h>
      <text:p text:style-name="P1404">Czy na to pytanie będzie odpowiedź?</text:p>
      <text:p text:style-name="P1405"><text:span text:style-name="T1406">Pro</text:span><text:span text:style-name="T1407">f.</text:span><text:span text:style-name="T1408"><text:s/>Geremek</text:span>:</text:p>
      <text:p text:style-name="P1409">Czy pan przewodniczący życzy sobie odpowiedzi?</text:p>
      <text:p text:style-name="P1410"><text:span text:style-name="T1411">Ob. Hal</text:span><text:span text:style-name="T1412">l</text:span>:</text:p>
      <text:p text:style-name="P1413">Ponieważ wywołałem tę przedłużającą dyskusję to w gruncie rzeczy mnie interesowały tylko dwie rzeczy. Jedna to w odpowiedzi panu Michnikowi powiedziałem, że interesowało mnie to, żeby nie było tego na kartkach wyborczych, a druga rzecz, która interesuje mnie tak naprawdę to, to żeby żadne z ugrupowań nie zawłaszczyło sobie narodowych symboli. Narodowych s<text:span text:style-name="T1414">y</text:span>mboli - flagi biało-czerwon<text:span text:style-name="T1415">ej,</text:span><text:s/>orła białego itd.</text:p>
      <text:p text:style-name="P1416"><text:span text:style-name="T1417">P</text:span><text:span text:style-name="T1418">r</text:span><text:span text:style-name="T1419">zewodn</text:span><text:span text:style-name="T1420">i</text:span><text:span text:style-name="T1421">czący</text:span>:</text:p>
      <text:p text:style-name="P1422">Mam propozycję. W sumie zgodziliśmy się z tym, rozumiem, iż zgadzamy się, aby<text:s/>oznaczać symbolami - nazwijmy - przynależności polityczne kandydatów. Myślę, że już dalsza wymiana poglądów nic nowego nie wniesie, bowiem istotę zaakceptowaliśmy.</text:p>
      <text:p text:style-name="P1423">Wobec tego spróbujmy ewentualnie, może jeszcze, ponieważ wynikły pewne kwestie organizacji nielegalnych czy innych - spr<text:span text:style-name="T1424">ó</text:span>bować może ewentualnie w samej już redakcji coś tam - powiedzmy uściślić.<text:s/><text:soft-page-break/>Mam na myśli, czy nie wprowadzić tutaj podmiotu zgłasz<text:span text:style-name="T1425">aj</text:span>ącego, co byłoby może pewną jakąś większą gwarancją. Czy powiedzmy zrobić zapis organizacji dział<text:span text:style-name="T1426">aj</text:span>ących w Polsce, czy coś w tym sensie, zwłaszcza, że będzie to ogólny zapis, który powiedziałbym w jakiś sposób może by stymulował i zadowolił wszystkie strony.</text:p>
      <text:p text:style-name="P1427">A więc redakcyjnie ewentualnie może tylko popróbujmy nad tym popracować, ponieważ meritum sprawy zostało zaakceptowane.</text:p>
      <text:p text:style-name="P1428">Czy moglibyśmy tak panie przewodniczący przejść?</text:p>
      <text:p text:style-name="P1429"><text:span text:style-name="T1430">Ob. Geremek</text:span>:</text:p>
      <text:p text:style-name="P1431">Myślę, że możemy nie komplikować tej sprawy. Jeżeli będzie cokolwiek, co naruszać będzie prawo, no to na to jest prawo. A my możemy powiedzieć co jest naszą intencją. Nie jest naszą intencją nadużywanie jakichkolwiek symboli, czy też używanie symboli, które nosiłyby agresywny charakter w stosunku do kogokolwiek.</text:p>
      <text:p text:style-name="P1432">Sądzimy, że najprostszym tym symbolem będzie jakieś określenie nazwy organizacji i to przede wszystkim podmiotu wysuwającego. Natomiast w wypadku grup obywateli będzie to trochę inaczej, bo tutaj właśnie trudno jest ten podmiot określić, ponieważ sformułowanie jest, że na życzenie kandydata.</text:p>
      <text:p text:style-name="P1433">Ci, którzy będą chcieli - określą w jakiś sposób tę swoją orientację. Proszę w tym określeniu symboli nie dostrzegać żadnej pułapki. Jeżeli - powiedzmy - symbole to wytwarzają, myślę, że inne słowo można znaleźć. I nie ma tu żadnej pułapki. Chodzi tutaj tylko o to, ażeby była jasna sytuacja i myślę że to jest w interesie obu stron.</text:p>
      <text:p text:style-name="P1434">Tym bardzi<text:span text:style-name="T1435">ej</text:span>, że są przecież mandaty określone jakby politycznie. Jest mandat PZPR, mandat ZSL. A więc oczywiste jest przypisanie tutaj, a w tych mandatach niezależnych będzie niekiedy, nie zawsze - jakieś określenie, które nie sądzę, żeby mogło być jakimś problemem konfliktowym.</text:p>
      <text:p text:style-name="P1436"><text:span text:style-name="T1437">P</text:span><text:span text:style-name="T1438">r</text:span><text:span text:style-name="T1439">zewodn</text:span><text:span text:style-name="T1440">i</text:span><text:span text:style-name="T1441">czący</text:span>:</text:p>
      <text:p text:style-name="P1442">Rozumiem, że 42 artykuł możemy uznać za uzgodniony, bowiem zaakceptowaliśmy tutaj rzecz n<text:span text:style-name="T1443">aj</text:span>ważniejszą. Natomiast redakcyjne - powiedziałbym - bardziej precyzyjne zapis jest tu możliwy i prośba jest do tych, którzy zajmują się redagowaniem, aby ewentualnie spróbować to doredagować.</text:p>
      <text:p text:style-name="P1444">Może<text:span text:style-name="T1445">m</text:span>y wobec tego przejść do sprawy kol<text:span text:style-name="T1446">ej</text:span>nej, jeżeli do<text:span text:style-name="T1447">b</text:span>rze zanotowałem, to zdaje się, że był artykuł nr 100.</text:p>
      <text:p text:style-name="P1448"><text:span text:style-name="T1449">Mec. Siła-Nowicki</text:span>:</text:p>
      <text:p text:style-name="P1450">Przepraszam, ale ja mam pytanie. Ja przyszedłem dopiero teraz, ponieważ mnie nie zawiadomiono o dzisiejszym posiedzeniu. Ale są dwie p<text:span text:style-name="T1451">r</text:span>o<text:span text:style-name="T1452">ś</text:span>by<text:s/><text:span text:style-name="T1453">-</text:span><text:s/>po pierwsze, żeby mówcy korzystali z technicznych urządzeń. Po drugie, żeby czytano aktualny tekst omawianego artykułu. Ponieważ - ja na przykład zdobyłem ten tekst z olbrzymim trudem. Musiałem sięgać, aż do ministra, żeby zdobyć ten tekst, aż do ministra, który mi udzielił w drodze nadzwycz<text:span text:style-name="T1454">aj</text:span>nego wyjątku. I ja teraz nie wiem o czym tu się<text:s/>mówi, ponieważ tu jest artykuł, przede mną leży 42 - ten, który z tak miarodajnych rąk otrzymałem. I mówi się tu o rzeczach, których w tym artykule nie ma.</text:p>
      <text:p text:style-name="P1455">Więc ja nie wiem... Dajmy na to, że jeżeli już do tego artykułu... Jeszcze zapytać to jest tekst:<text:s/>„oraz innych organizacji społecznych i zawodowych o charakterze ogólnokr<text:span text:style-name="T1456">ajow</text:span>ym”.</text:p>
      <text:p text:style-name="P1457">Czy na przykład Polski Związek Wędkarski...</text:p>
      <text:soft-page-break/>
      <text:p text:style-name="P1458"><text:span text:style-name="T1459">/</text:span>Głos z sali - Nie jest/.</text:p>
      <text:p text:style-name="P1460">Nie, no przecież jest organizacją społeczną o zasięgu ogólnokra<text:span text:style-name="T1461">jo</text:span>wym. A więc pytanie - jak to będzie powiedzmy w praktyce wyglądało. No bo nie ulega wątpliwości proszę państwa, że Związek Wędkarski jest - innym - o charakterze ogólnokr<text:span text:style-name="T1462">ajo</text:span>wym. Co to znaczy? Przecież to nie jest konkretne.</text:p>
      <text:p text:style-name="P1463">Natomiast oczywiście omawianie artykułów, kiedy nie wiadomo o czym się mówi, bo w tym co ja otrzymałem od ministra, to tutaj o symbolach nic nie ma. A tutaj poważnym problemem w naszym gronie są symbole, powiedzmy kandydatów.</text:p>
      <text:p text:style-name="P1464">No, to musi być jakoś rozstrzygnięte. W każdym razie prosiłbym, ażeby do tego artykułu był łaskawie przeczytany artykuł, który m<text:span text:style-name="T1465">a</text:span>my ewentualnie dyskutować w jego ewentualnym brzmieniu.</text:p>
      <text:p text:style-name="P1466"><text:span text:style-name="T1467">P</text:span><text:span text:style-name="T1468">r</text:span><text:span text:style-name="T1469">zewodn</text:span><text:span text:style-name="T1470">i</text:span><text:span text:style-name="T1471">czący</text:span>:</text:p>
      <text:p text:style-name="P1472">Jeżeli można tylko w odpowiedzi panu mecenasowi Siła-Nowickiemu powiem, że strona solidarnościowa postanowiła wnieść propozycję uzupełnienia zapisu art.<text:s/><text:span text:style-name="T1473">4</text:span>2 i ta propozycja mi: na życzenie kandydata podać symbole określające jego polityczną orientację. I zdecydowaliśmy, że komisja redakcyjna rozważy tę sprawę i decyzje zrealizuje dzisiejszego spotkania.</text:p>
      <text:p text:style-name="P1474">Czy możemy teraz przejść do artykułu numer 100?</text:p>
      <text:p text:style-name="P1475"><text:span text:style-name="T1476">Pro</text:span><text:span text:style-name="T1477">f</text:span><text:span text:style-name="T1478">. Geremek</text:span>:</text:p>
      <text:p text:style-name="P1479">Panie przewodni<text:span text:style-name="T1480">cz</text:span>ący, czy można jeszcze w sprawie art.<text:s/><text:span text:style-name="T1481">9</text:span>1 - w sprawie odwoływania posłów. Czy możemy rozumieć, że tutaj porozumienie jest.</text:p>
      <text:p text:style-name="P1482"><text:span text:style-name="T1483">P</text:span><text:span text:style-name="T1484">r</text:span><text:span text:style-name="T1485">zewodn</text:span><text:span text:style-name="T1486">i</text:span><text:span text:style-name="T1487">czący</text:span>:</text:p>
      <text:p text:style-name="P1488">To znaczy, ja rozumiem, że jeżeli chodzi o art.<text:s/><text:span text:style-name="T1489">9</text:span>1 to się wiąże z problemem odwoływania i tam są inne artykuły, że jeżeli istnieje tu pewien problem.</text:p>
      <text:p text:style-name="P1490"><text:span text:style-name="T1491">Mec. Siła-Nowicki</text:span>:</text:p>
      <text:p text:style-name="P1492">Jeszcze mam jedno pytanie i to też dlatego, że nie byłem od początku - czy kwestia 3 tys. podpisów jest niekon<text:span text:style-name="T1493">tr</text:span>owe<text:span text:style-name="T1494">rs</text:span>y<text:span text:style-name="T1495">jn</text:span>a?</text:p>
      <text:p text:style-name="P1496"><text:span text:style-name="T1497">P</text:span><text:span text:style-name="T1498">r</text:span><text:span text:style-name="T1499">zewodn</text:span><text:span text:style-name="T1500">i</text:span><text:span text:style-name="T1501">czący</text:span>:</text:p>
      <text:p text:style-name="P1502">Była podnoszona.</text:p>
      <text:p text:style-name="P1503"><text:span text:style-name="T1504">O</text:span><text:span text:style-name="T1505">b.</text:span><text:span text:style-name="T1506"><text:s/>Siła-Nowicki</text:span>:</text:p>
      <text:p text:style-name="P1507">Tak że co, nasza strona domaga się tysiąca? Tak?</text:p>
      <text:p text:style-name="P1508"><text:span text:style-name="T1509">P</text:span><text:span text:style-name="T1510">r</text:span><text:span text:style-name="T1511">zewodn</text:span><text:span text:style-name="T1512">i</text:span><text:span text:style-name="T1513">czący</text:span>:</text:p>
      <text:p text:style-name="P1514">A więc wracamy do sprawy artykułu 100. Pan mecenas już ma aktualny tekst?</text:p>
      <text:p text:style-name="P1515">Jest propozycja następująca: abyśmy problemu dostępu do środków masowego przekazu nie regulowali w ordynacji wyborczej, ale abyśmy ją zawarli, bo jest to problem, w naszym porozumieniu, które będzie przyjęte przy<text:s/><text:span text:style-name="T1516">„</text:span>okrągłym stole”, a będzie dotyczyło również kwestii środków informacji masowego przekazu, abyśmy zawarli to<text:s/><text:span text:style-name="T1517">w</text:span><text:s/>ramach pakietu również, że istnieje problem korzystania ze środków informacji w najbliższej kampanii wyborczej do Sejmu i Senatu, powiedzmy jako w ogóle integralna część całości porozumienia i aby tamto znalazło odpowiednie odzwierciedlenie i zapis.</text:p>
      <text:p text:style-name="P1518">Profesor Zakrzewska.</text:p>
      <text:p text:style-name="P1519"><text:span text:style-name="T1520">Ob. Janina Zakrzewska</text:span>:</text:p>
      <text:p text:style-name="P1521">Jeżeli pan przewodniczący pozwoli, czy mogę - pan mecenas nie ma tego, to może jak tylko<text:s/><text:soft-page-break/>przeczytam. Nasza strona proponowała zapis treści następując<text:span text:style-name="T1522">ej:<text:s/></text:span>Kandydaci na posłów mają dostęp do państwowych środków masowej informacji na jednakowych zasadach.</text:p>
      <text:p text:style-name="P1523">Ja chciałam tylko zapytać, czy tą propozycję, którą pan zgłasza, czy można to rozumieć tak, że dokładnie taki sam zapis byłby w tych ustaleniach<text:s/>„okrągłego stołu”?</text:p>
      <text:p text:style-name="P1524"><text:span text:style-name="T1525">Przewodnicząc</text:span><text:span text:style-name="T1526">y</text:span>:</text:p>
      <text:p text:style-name="P1527">No więc sądzę, że formuła, która jest, którą tutaj myśmy utrzymali, powiedzmy czy nawet jakoś rozbudowana, jest podstawą do s<text:span text:style-name="T1528">fo</text:span>rmułowania zapisu w tymże porozumieniu.</text:p>
      <text:p text:style-name="P1529"><text:span text:style-name="T1530">O</text:span><text:span text:style-name="T1531">b. Bronisław Geremek</text:span>:</text:p>
      <text:p text:style-name="P1532">Jeśli można, chcę się zapytać, dlaczego dla drugiej strony ten artykuł jest problemem? Chodzi tutaj o sformułowanie pewnego prawa dotyczącego państwowych środków masowej informacji<text:span text:style-name="T1533">.</text:span>.<text:span text:style-name="T1534">.</text:span><text:s/>na jednakowych zasadach, a więc cała reszta jest tutaj kwestią otwartą. Istotnie, w porozumieniu<text:s/><text:span text:style-name="T1535">„</text:span>okr<text:span text:style-name="T1536">ą</text:span>głego stołu”<text:s/>w części dotyczącej środków masowego przekazu, padają przyrzeczenia i są to przyrzeczenia znacznie dalej idące i znacznie bardziej konkretne niż te<text:span text:style-name="T1537">.</text:span><text:s/>Tutaj jest tylko sformułowana pewna zasada, która jakby wiarygodność ordynacji wyborczej wzmacnia. Nie dostrzegam tu niebezpieczeństw, czy one s<text:span text:style-name="T1538">ą</text:span><text:s/>zapytuję się.</text:p>
      <text:p text:style-name="P1539"><text:span text:style-name="T1540">Przewodni</text:span><text:span text:style-name="T1541">cz</text:span><text:span text:style-name="T1542">ąc</text:span><text:span text:style-name="T1543">y</text:span>:</text:p>
      <text:p text:style-name="P1544">Wydaje się, że nie chodzi o<text:s/><text:span text:style-name="T1545">-</text:span><text:s/>jeżeli mogę udzielić odpowiedzi o tutaj niebezpieczeństw<text:span text:style-name="T1546">a</text:span>, ale o zwykłą sprawę, że z natury rzeczy takich spraw w ordynacji się nie reguluje. I chcielibyśmy je uregulować u nas, tak jak powiedziałem w ramach tegoż pakietu, odpowiednio wpisując powiedzmy zapisy i gwarancje, ale nie w ordynacji wyborczej.</text:p>
      <text:p text:style-name="P1547">Czy jest to możliwe do przyjęcia?</text:p>
      <text:p text:style-name="P1548">Przepraszam, proszę redaktor<text:s/>Szyndzielor<text:span text:style-name="T1549">z</text:span>.</text:p>
      <text:p text:style-name="P1550"><text:span text:style-name="T1551">Ob. Karol<text:s/></text:span><text:span text:style-name="T1552">Sz</text:span><text:span text:style-name="T1553">y</text:span><text:span text:style-name="T1554">ndzielorz</text:span>:</text:p>
      <text:p text:style-name="P1555">Ja chciałem zauważyć, że ta kwestia dostępu do środków informacji dla kandydatów na posłów jest sprawą niezmiernie ważną i jest potencjalnym źródłem możliwych konfliktów.</text:p>
      <text:p text:style-name="P1556">O wiele bardziej, aniżeli symboli.</text:p>
      <text:p text:style-name="P1557">To znaczy, ja sobie nie wyobrażam nowoczesnej kampanii wyborczej bez używania symboli i cała nasza dyskusja pokazała tylko jak bardzo zacofani jesteśmy jeśli chodzi o pojmowanie koncepcji kampanii wyborczej. Dlatego, że skrótowe użycie symbolu jest niesłychanie efektywnym sposobem dotarcia do poten<text:span text:style-name="T1558">cj</text:span>alnych wyborców.</text:p>
      <text:p text:style-name="P1559">Natomiast jeśli tutaj to s<text:span text:style-name="T1560">fo</text:span>rmułowanie<text:s/>„dostęp do państwowych środków informacji dla kandydatów na posłów”<text:s/>ma się odbywać na jednakowych zasadach, to po pierwsze, kto będzie określał te jednakowe zasady, jaka jest instytucja odwoławcza czy instancja odwoławcza w razie sporów.</text:p>
      <text:p text:style-name="P1561"><text:span text:style-name="T1562">W</text:span><text:s/>krajach o ustalonych zasadach demokr<text:span text:style-name="T1563">at</text:span>ycznych jest to jeden z najbardziej spornych problemów. Koncepcja Il... time, która jest obwarowana różnymi postanowieniami i pr<text:span text:style-name="T1564">a</text:span>wami, jak również i rozstrzygnięciami zwycz<text:span text:style-name="T1565">aj</text:span>ow<text:span text:style-name="T1566">ym</text:span>i.</text:p>
      <text:p text:style-name="P1567">I ja sądzę, że nie możemy przeskoczyć tej sprawy. To znaczy niezależnie od tego, w którym miejscu to się znajdzie w wyniku obrad<text:s/><text:span text:style-name="T1568">„</text:span>okrągłego stołu”, to ja ciemno widzę sam przebieg kampanii wyborczej, jeśli my tego nie ustalimy, jako pewnych zasad czy pryncypiów, czy założeń tutaj, kiedy jeszcze mamy na to czas. Dlatego, że może powstać rzeczywiście niesłychany galimatias, jeśli my tego tutaj nie sformułujemy<text:s/><text:soft-page-break/>w jakiś możliwy do przyjęcia sposób, możliwy dla przyjęcia dla obu stron.</text:p>
      <text:p text:style-name="P1569">I kwestia państwowych środków informacji, no inne na razie w Polsce nie działają, i zastanawiam się również nad kwestią na przykład, skoro tu jest w art. 100 - Koszty związane z wyborami są pokrywane z budżetu państwa, czy obejmuje to również koszty reklamy politycznej, czy możliwe jest na przykład, że Komitet Obywatelski przy Lechu Wałęsie wykupuje sobie stronę Trybuny Ludu i za ile. To są też kwestie wcale nie tak tylko teoretyczne.</text:p>
      <text:p text:style-name="P1570">Ale wracam do sprawy podstawowej. Wydaje mi się, że jeśli nie dzisiaj, to w środę, po przemyśleniu tej kwestii ta zasada<text:span text:style-name="T1571">...</text:span><text:s/>time i jak mierzona. Dlatego, że tak niewiele jest radiostacji i tak niewiele środków informacji, w których ten jednakowy czas można podzielić.</text:p>
      <text:p text:style-name="P1572">I teraz zakładając, że jest więcej kandydatów niż jest mandatów, a tak zakładamy, to jest to kwestia udos<text:span text:style-name="T1573">t</text:span>ępnieni<text:span text:style-name="T1574">a</text:span><text:span text:style-name="T1575"><text:s/></text:span>środków masowej informacji kilku tysiącom ludzi, w bardzo krótkim czasie. Jak to zrobić?</text:p>
      <text:p text:style-name="P1576">Dziękuję.</text:p>
      <text:p text:style-name="P1577"><text:span text:style-name="T1578">Przewodniczący</text:span>:</text:p>
      <text:p text:style-name="P1579">Dziękuję.</text:p>
      <text:p text:style-name="P1580"><text:span text:style-name="T1581">O</text:span><text:span text:style-name="T1582">b. G</text:span><text:span text:style-name="T1583">ł</text:span><text:span text:style-name="T1584">os z sali</text:span>:</text:p>
      <text:p text:style-name="P1585">Może by po prostu zostawić to jak jest i dodać<text:span text:style-name="T1586"><text:s/></text:span>szczegóły ustali Państwowa Komisja Wyborcza. Bo spędzimy nad tym najbliższe parę dni w przeciwnym razie.</text:p>
      <text:p text:style-name="P1587"><text:span text:style-name="T1588">Przewodnicząc</text:span><text:span text:style-name="T1589">y</text:span><text:span text:style-name="T1590">:</text:span></text:p>
      <text:p text:style-name="P1591">Czy państwowa komisja ma takie rzeczy ustalać?</text:p>
      <text:p text:style-name="P1592"><text:span text:style-name="T1593">Ob. <text:s text:c="20"/></text:span>:</text:p>
      <text:p text:style-name="P1594">No ktoś musi.</text:p>
      <text:p text:style-name="P1595"><text:span text:style-name="T1596">Przewodni</text:span><text:span text:style-name="T1597">cz</text:span><text:span text:style-name="T1598">ąc</text:span><text:span text:style-name="T1599">y</text:span><text:span text:style-name="T1600">:</text:span></text:p>
      <text:p text:style-name="P1601">Ale jest to<text:s/><text:span text:style-name="T1602">w</text:span><text:s/>zasadzie temat z kategorii politycznych porozumień. W związku z tym mam wątpliwości czy można obci<text:span text:style-name="T1603">ą</text:span>żyć<text:span text:style-name="T1604"><text:s/></text:span><text:span text:style-name="T1605">P</text:span>aństwową Komisję Wyborczą takim zadaniem.</text:p>
      <text:p text:style-name="P1606">Pan Geremek, proszę.</text:p>
      <text:p text:style-name="P1607"><text:span text:style-name="T1608">Ob. Bronisław Geremek</text:span>:</text:p>
      <text:p text:style-name="P1609">Jeżeli można? To mam poważne wątpliwości czy można nas od tego odciążyć.</text:p>
      <text:p text:style-name="P1610"><text:span text:style-name="T1611">Ob. <text:s text:c="20"/></text:span>:</text:p>
      <text:p text:style-name="P1612">Czy można? Ja bym proponował, zapytuję się, czy je<text:span text:style-name="T1613">s</text:span>t to możliwe, żeby utrzymać ten artykuł w ordynacji wyborczej tak jak on jest s<text:span text:style-name="T1614">fo</text:span>rmułowany. To jest jednak, podejmujemy pewien ten wielki eksperyment demokratyczny. Nikt z nas n<text:span text:style-name="T1615">ie<text:s/></text:span>jest w stanie w tej chwili określić wszelkich niebezpieczeństw, które się tu pojawią. Natomiast wszystkim nam zależy na tym, ażeby w miarę możliwości wzmocnić wiarygodność tego aktu.</text:p>
      <text:p text:style-name="P1616">Otóż takie stwierdzenie jak to, które pada<text:s/><text:span text:style-name="T1617">w</text:span><text:s/>naszej propozycji art. 100, wzmacnia tę wiarygodność i chcę powiedzieć, że w gruncie rzeczy w ustaleniach<text:s/><text:span text:style-name="T1618">„</text:span>okrągłego stołu”<text:s/>dotyczących środków masowego przekazu uzyskaliśmy znacznie więcej zapewnień, niż to zapowiada ten artykuł.</text:p>
      <text:p text:style-name="P1619">Natomiast rzeczywiście podzielam niepokój red.<text:s/>Szyndzielorza<text:s/>dotyczący sposobów realizacji. Ale to jest dobry niepokój i to są dobre kłopoty.</text:p>
      <text:p text:style-name="P1620">Rozumiem, że Państwowa Komisja Wyborcza st<text:span text:style-name="T1621">a</text:span>nie przed tym, ale może lepiej tutaj tego nie<text:s/><text:soft-page-break/>zapisywać. Ja sądzę, że jeżeli<text:s/>komisja<text:s/>porozumiewawcza powstanie w rezultacie<text:s/>„okrągłego stołu”, to to jest taki klasyczny problem, którym powinna ona sterować, zapewnienie pewnej równości w rozdziale czasu w emisjach wielkich środków przekazu, a więc chodzi właśnie o państwową telewizję i radio, bo właśnie Trybuna Ludu jest prywatna, już nie jest pań<text:span text:style-name="T1622">s</text:span>twowa, więc nie możemy domagać się jakiegokolwiek prawa w stosunku do tego co jest. Spr<text:span text:style-name="T1623">ó</text:span>bu<text:span text:style-name="T1624">j</text:span>my utrzymać tę formułę.</text:p>
      <text:p text:style-name="P1625">Jeżeli uważają panowie, że to może jeszcze budzić jakieś wątpliwości, to ustalmy także, ponieważ jeszcze widzimy tę perspektywę środy dla usunięcia niepewności, że pozostawmy to z pewnym znakiem zapytania. Natomiast na<text:span text:style-name="T1626">st</text:span>awałbym usilnie<text:s/><text:span text:style-name="T1627">n</text:span>a to, żeby znalazł się taki artykuł w ordynacji wyborczej.</text:p>
      <text:p text:style-name="P1628"><text:span text:style-name="T1629">Przewodnicząc</text:span><text:span text:style-name="T1630">y</text:span>:</text:p>
      <text:p text:style-name="P1631">Mam propozycję. Wydaje mi się, że będzie kons<text:span text:style-name="T1632">tr</text:span>u<text:span text:style-name="T1633">kt</text:span>ywna. Ale tylko mi się na razie wydaje. Czy by nie można było wobec tego wprowadzić tego uzupełnienia do artykułu 100 w następującym brzmieniu. Zaczyna się tak jak to leci, w tej propozycji nam przedłożonej, a więc kandydaci na posłów mają dostęp do państwowych środków masowej in<text:span text:style-name="T1634">for</text:span>macji - skreślić słowo<text:s/>„na jednakowych zasadach”<text:s/><text:span text:style-name="T1635">-</text:span><text:s/>a dopisać:<text:s/>„Na zasadach ustalonych przez<text:s/>komisję<text:s/>porozumiewawczą”.<text:s/>Odsyłając sprawę, żeby<text:s/>komisja<text:s/>porozumiewawcza ustaliła zasady w tym zakresie, bowiem będą wchodzić różni kontrahenci do sprawy.</text:p>
      <text:p text:style-name="P1636"><text:span text:style-name="T1637">Ob.<text:s/></text:span><text:span text:style-name="T1638">G</text:span><text:span text:style-name="T1639">erem</text:span><text:span text:style-name="T1640">e</text:span><text:span text:style-name="T1641">k</text:span>:</text:p>
      <text:p text:style-name="P1642">Po pierwsze nie ma tego ciała i nigdy jeszcze nie dyskutowano nad tym ciałem. A więc już wprowadzamy byt, co do którego charakteru jeszcze nie mamy pewności.</text:p>
      <text:p text:style-name="P1643">Więc gdyby można było t<text:span text:style-name="T1644">ak</text:span>i<text:span text:style-name="T1645">e</text:span><text:s/><text:span text:style-name="T1646">sfo</text:span>rmułowan<text:span text:style-name="T1647">ie</text:span><text:s/>zostawić, żeby nie przesądzić w jakiej formie będzie realizowana ta zasada.</text:p>
      <text:p text:style-name="P1648"><text:span text:style-name="T1649">P</text:span><text:span text:style-name="T1650">r</text:span><text:span text:style-name="T1651">zewodn</text:span><text:span text:style-name="T1652">i</text:span><text:span text:style-name="T1653">czący</text:span>:</text:p>
      <text:p text:style-name="P1654">Proszę - prof.<text:s/><text:span text:style-name="T1655">B</text:span>afia.</text:p>
      <text:p text:style-name="P1656"><text:span text:style-name="T1657">Pro</text:span><text:span text:style-name="T1658">f</text:span><text:span text:style-name="T1659">. Bafia</text:span>:</text:p>
      <text:p text:style-name="P1660">Ja tylko chcę zwrócić uwagę, że obciążenie, czy znaczy przyznanie - ustalenie może takiego obowiązku dla Państwowej Komisji Wyborczej jest decyzją, która jest postanowieniem, która nie będzie miała żadnej egzekucji. Państwowa Komisja Wyborcza ma określone kompetencje. Trzeba by tutaj albo kompetencje takie stworzyć, ale takich kompetencji stworzyć nie można, ponieważ są to kompetencje wobec organów państwowych, prawda. I to kompetencje decyzyjne. Do tego jeszcze wobec dość specjalnej pozycji organów państwowych to znaczy, że to nie jest urząd taki, prawda, który działa na takich bezpośrednich zasadach administracyjnych. Tak że to nie jest konstruktywna propozycja, którą pan Król zgłosił.</text:p>
      <text:p text:style-name="P1661"><text:span text:style-name="T1662">Pro</text:span><text:span text:style-name="T1663">f</text:span><text:span text:style-name="T1664">. Geremek</text:span>:</text:p>
      <text:p text:style-name="P1665">Kandydaci na posłów mają dostęp do państwowych środków masowej informacji na zasadach określonych w dokumentach<text:s/>„okrągłego stołu”.</text:p>
      <text:p text:style-name="P1666">Ponieważ<text:s/><text:span text:style-name="T1667">„</text:span>okrągły stół<text:span text:style-name="T1668">”</text:span><text:s/>jest pojęciem<text:span text:style-name="T1669">,</text:span><text:s/>które funkcjonuje w tej ustawie, ponieważ w dokumentach<text:s/><text:span text:style-name="T1670">„</text:span>okrągłego stołu<text:span text:style-name="T1671">”</text:span><text:s/>w sprawie środków masowego przekazu padają bardzo konkretne przyrzeczenia dotyczące kampanii wyborczej. I wreszcie<text:s/><text:span text:style-name="T1672">-</text:span><text:s/>jeżeli wprowadzamy<text:s/>„okrągły stół”<text:s/>i jeżeli okaże się, że<text:s/>„okrągły stół<text:span text:style-name="T1673">”</text:span><text:s/>powoła komisję porozumiewawczą to wówczas naturalna jest jej rola w strzeżeniu czy w nadzorze nad realizacją tego artykułu.</text:p>
      <text:p text:style-name="P1674"><text:span text:style-name="T1675">P</text:span><text:span text:style-name="T1676">r</text:span><text:span text:style-name="T1677">zewodn</text:span><text:span text:style-name="T1678">i</text:span><text:span text:style-name="T1679">czący</text:span>:</text:p>
      <text:soft-page-break/>
      <text:p text:style-name="P1680">Dziękuję.</text:p>
      <text:p text:style-name="P1681">Prof. Gulczyński prosi o głos.</text:p>
      <text:p text:style-name="P1682"><text:span text:style-name="T1683">Pro</text:span><text:span text:style-name="T1684">f</text:span><text:span text:style-name="T1685">. Gulczyński</text:span>:</text:p>
      <text:p text:style-name="P1686">Ja sądzę, że ta ostatnia propozycja prof.<text:s/><text:span text:style-name="T1687">G</text:span>eremka urealnia, ponieważ tam miałem wątpliwości głównie techniczne - niepolityczne, a techniczne - ponieważ wprowadzenie zasady, że bardzo duża ilość jednak kandydatów na posłów i senatorów ma mieć równy dostęp do czasu, jest - moim zdaniem - niezbyt realny, ponieważ okaże się w kampanii wyborczej zwyczajnie za mało<text:span text:style-name="T1688">.</text:span><text:s/>Tu jeszcze będą wchodziły kwestie - telewizja, radio lokalne, centralne itd.,<text:s/><text:span text:style-name="T1689">i</text:span>td. A więc tu<text:span text:style-name="T1690">t</text:span>a<text:span text:style-name="T1691">j</text:span><text:s/>można mówić o równym dostępie dla sił politycznych. Natomiast mówić dla każdego kandydata, to sądzę, że napotkalibyśmy zwyczajną barierę techniczną.</text:p>
      <text:p text:style-name="P1692">I w taki zapis nie należałoby się pakować, który by potem nas wprowadził w sytuację, z której nie moglibyśmy się wywiązać ze zobowiązań, które ordynacja zapewnia.</text:p>
      <text:p text:style-name="P1693"><text:span text:style-name="T1694">P</text:span><text:span text:style-name="T1695">r</text:span><text:span text:style-name="T1696">zewodn</text:span><text:span text:style-name="T1697">i</text:span><text:span text:style-name="T1698">czący</text:span>:</text:p>
      <text:p text:style-name="P1699">Dziękuję. Ja sądzę, że propozycja przedłożona przez pana Geremka, aby zakończy<text:span text:style-name="T1700">ć</text:span><text:s/>to właśnie nie<text:s/>komisją<text:s/>porozumiewawczą, która na razie jest po<text:span text:style-name="T1701">ję</text:span>ciem niezupełnie dobrze znanym w opinii publicznej, a przejś<text:span text:style-name="T1702">ć</text:span><text:s/>według zasad ustalonych przez<text:s/>„okrągły stół”<text:s/>jest do przyjęcia, jeżeli Sejm będzie chciał również te opinie podzielić oczywiście. Ponieważ w ramach porozumienia końcowego jest cały pakiet dotyczący problemów korzystania ze środków informacji w kampanii wyborczej.</text:p>
      <text:p text:style-name="P1703">A więc jest to całkowicie zgodne z dotychczasowymi pracami. I sądzę, że możemy ten artykuł tak przyjąć.</text:p>
      <text:p text:style-name="P1704">I pozostał według mego zapisu problem wyborów uzupełniających, gdzie w gruncie rzeczy nie było - powiedziałbym tu sprzeczności. Jest tylko kwestia taka - podnoszona z naszej strony, czy tak obligatoryjnie zarządzać sobie wybory jak wygaśnie mandat, czy też - powiedzmy - spróbowa<text:span text:style-name="T1705">ć</text:span><text:s/><text:span text:style-name="T1706">t</text:span>o rozluźnić, aby ewentualnie te wybory mogły być trochę regulowane w czasie.</text:p>
      <text:p text:style-name="P1707">I to była tylko ta wątpliwość. Natomiast nie ma zastrzeżeń co do zasady.</text:p>
      <text:p text:style-name="P1708">Pani pro<text:span text:style-name="T1709">f</text:span>.<text:s/>Zakrzewska - tak?</text:p>
      <text:p text:style-name="P1710"><text:span text:style-name="T1711">O</text:span><text:span text:style-name="T1712">b</text:span><text:span text:style-name="T1713">. Zakrzewsk</text:span><text:span text:style-name="T1714">a</text:span>:</text:p>
      <text:p text:style-name="P1715">Chciałam upewnić się, że na najbliższej sesji, to znaczy na następnej nawet sesji, ale przy każdym opróżnionym mandacie - czy tak?</text:p>
      <text:p text:style-name="P1716"><text:span text:style-name="T1717">P</text:span><text:span text:style-name="T1718">r</text:span><text:span text:style-name="T1719">zewodn</text:span><text:span text:style-name="T1720">i</text:span><text:span text:style-name="T1721">czący</text:span>:</text:p>
      <text:p text:style-name="P1722">To znaczy chcielibyśmy tylko rozluźnić - powiedzmy -<text:s/>ten zapis, który powiedzmy termin nakazuje. No bo mogą być bardzo różne sytuacje, które czasem mogą nie wskazywać, żeby na razie tych wyborów nie robić. No nie wiem - wakacje mogą<text:s/>być, czy powi<text:span text:style-name="T1723">e</text:span>dzmy, czy jakieś inne rzeczy. Wobec tego, żeby można było to<text:s/><text:span text:style-name="T1724">w</text:span><text:s/>czasie jakoś.</text:p>
      <text:p text:style-name="P1725"><text:span text:style-name="T1726">Pro</text:span><text:span text:style-name="T1727">f</text:span><text:span text:style-name="T1728">.<text:s/></text:span><text:span text:style-name="T1729">Z</text:span><text:span text:style-name="T1730">akrzewsk</text:span><text:span text:style-name="T1731">a</text:span>:</text:p>
      <text:p text:style-name="P1732">Dlatego proponowa<text:span text:style-name="T1733">li</text:span>śmy na najbliższej sesji. Ale jeżeli to byłoby sformułowanie oczywiście od strony redakcyjnej, to trzeba uściślić tak, żeby to mogło być na następnej sesji, to na to może się nasza strona zgodzić, tylko chodzi o to, że jak będzie ten mandat opróżniony, żeby było wiadomo, że on w takim czy innym terminie, ale musi być uzupełniony.</text:p>
      <text:p text:style-name="P1734"><text:span text:style-name="T1735">P</text:span><text:span text:style-name="T1736">r</text:span><text:span text:style-name="T1737">zewodn</text:span><text:span text:style-name="T1738">i</text:span><text:span text:style-name="T1739">czący</text:span>:</text:p>
      <text:soft-page-break/>
      <text:p text:style-name="P1740">Pro<text:span text:style-name="T1741">f</text:span>. Bafi<text:span text:style-name="T1742">a</text:span>.</text:p>
      <text:p text:style-name="P1743"><text:span text:style-name="T1744">Pro</text:span><text:span text:style-name="T1745">f</text:span><text:span text:style-name="T1746">. Ba</text:span><text:span text:style-name="T1747">fi</text:span><text:span text:style-name="T1748">a</text:span>:</text:p>
      <text:p text:style-name="P1749">Propozycja tutaj była taka, która wynikała z tej przesłanki czy Sejm musi, czy Sejm może. To znaczy, bo to przecież jest uchwała, prawda. A więc tylko jeszcze to kryterium jest tutaj do wyjaśnienia, to uelastyczni<text:span text:style-name="T1750">a</text:span>jące, prawda? To jest do rozstrzygnięcia.</text:p>
      <text:p text:style-name="P1751"><text:span text:style-name="T1752">P</text:span><text:span text:style-name="T1753">r</text:span><text:span text:style-name="T1754">zewodn</text:span><text:span text:style-name="T1755">i</text:span><text:span text:style-name="T1756">czący</text:span>:</text:p>
      <text:p text:style-name="P1757">Prof. Zakrzewska - proszę.</text:p>
      <text:p text:style-name="P1758"><text:span text:style-name="T1759">Pro</text:span><text:span text:style-name="T1760">f.</text:span><text:span text:style-name="T1761"><text:s/></text:span><text:span text:style-name="T1762">Z</text:span><text:span text:style-name="T1763">akrzewsk</text:span><text:span text:style-name="T1764">a</text:span>:</text:p>
      <text:p text:style-name="P1765">Tutaj jesteśmy zdecydowani. Nie Sejm może, tylko Sejm musi. Bo jeżeli Sejm nie będzie do tego zobligowany. Przypuszczam, że teoretycznie taka możliwość w praktyce by nie zaistniała. Ale teoretycznie przy takim sformułowan<text:span text:style-name="T1766">i</text:span>u<text:span text:style-name="T1767"><text:s/></text:span>Sejm X kadencji może dobiec do końca swojej kadencji i nie przeprowadzić wyborów uzupełni<text:span text:style-name="T1768">aj</text:span>ących w żadnym okręgu<text:s/>wyborczym<text:span text:style-name="T1769">.</text:span><text:s/>To wtedy taki zapis w ordynacji nie ma żadnego praktycznego znaczenia. Tak że rozumiemy, że mogą być kłopoty, że nie kończy się sesja, że są takie czy inne sytuacje prawno-polityczn<text:span text:style-name="T1770">e</text:span>, to to rozumiemy, że nie musi być natychmiast. Natomiast, że to jest zasadą, że wtedy się przeprowadza te wybory, to uważamy za bezsporne przy takim układzie wielomandatowych okręgów wyborczych.</text:p>
      <text:h text:style-name="P1771" text:outline-level="3"><text:span text:style-name="T1772">P</text:span><text:span text:style-name="T1773">r</text:span><text:span text:style-name="T1774">zewodn</text:span><text:span text:style-name="T1775">i</text:span><text:span text:style-name="T1776">czący</text:span>:<text:bookmark-start text:name="bookmark4"/><text:bookmark-end text:name="bookmark4"/></text:h>
      <text:p text:style-name="P1777">Dziękuję. Ponieważ ja nie jestem prawnikiem...</text:p>
      <text:p text:style-name="P1778">Prof. Gebethner - proszę.</text:p>
      <text:p text:style-name="P1779"><text:span text:style-name="T1780">Pro</text:span><text:span text:style-name="T1781">f</text:span><text:span text:style-name="T1782">. Gebethner</text:span>:</text:p>
      <text:p text:style-name="P1783">...Najdalej do końca następnej sesji.</text:p>
      <text:p text:style-name="P1784"><text:span text:style-name="T1785">P</text:span><text:span text:style-name="T1786">r</text:span><text:span text:style-name="T1787">zewodn</text:span><text:span text:style-name="T1788">i</text:span><text:span text:style-name="T1789">czący</text:span>:</text:p>
      <text:p text:style-name="P1790">Czy propozycja pana pro<text:span text:style-name="T1791">f</text:span>. Gebethnera jest do przyjęcia? Ja sądzę, że ta propozycja jest również do przyjęcia z naszej strony, ponieważ daje to trochę luzu, powiedzmy, a zarazem realizuje tę zasadę, która była tu zaproponowana.</text:p>
      <text:p text:style-name="P1792">No, według mego rejestru - tośmy wyczerpali.</text:p>
      <text:p text:style-name="P1793">Jeszcze pan pro<text:span text:style-name="T1794">f.</text:span><text:s/>Geremek.</text:p>
      <text:p text:style-name="P1795"><text:span text:style-name="T1796">Pro</text:span><text:span text:style-name="T1797">f</text:span><text:span text:style-name="T1798">. Geremek</text:span>:</text:p>
      <text:p text:style-name="P1799">Jeśli można, zanim przejdziemy do punktu pierwszego jeszcze sprawa liczby podpisów pod proponowaną kandydaturą.</text:p>
      <text:p text:style-name="P1800"><text:span text:style-name="T1801">P</text:span><text:span text:style-name="T1802">r</text:span><text:span text:style-name="T1803">zewodn</text:span><text:span text:style-name="T1804">i</text:span><text:span text:style-name="T1805">czący</text:span>:</text:p>
      <text:p text:style-name="P1806">No więc chciałem powiedzieć, że myśmy tr<text:span text:style-name="T1807">a</text:span>ktowali, iż ta liczba jest w zasadzie uzgodniona. I obst<text:span text:style-name="T1808">aj</text:span>emy, aby pozostać przy tych trzech tysiącach, bowiem sądzimy, że strony tu reprezentowane nie będą mieć problemów jeżeli z<text:span text:style-name="T1809">aj</text:span>dzie potrzeba z zebraniem tych<text:s/><text:span text:style-name="T1810">3</text:span><text:s/>tysięcy podpisów. A też tworzenie - powiedziałbym możliwości, aby na listach kandydatów - powiedziałbym dość swobodnie zamieszczać wielkie liczby kandydatów na posłów<text:span text:style-name="T1811">,</text:span><text:s/>może jesteśmy tu w błędzie, ale nie wydaje się, że jest to też taka dobra zasada. A więc w zasadzie byśmy chcieli to utrzymać.</text:p>
      <text:p text:style-name="P1812"><text:span text:style-name="T1813">Ob. Hall</text:span>:</text:p>
      <text:p text:style-name="P1814">To na pewno, ja nie mam wątpliwości, że strona ta tutaj reprezentowana, ona te 3 tys. będzie mogła<text:s/><text:soft-page-break/>zebrać. Ale musimy również myśleć o tych, których przy tym stole nie ma i traktować...</text:p>
      <text:p text:style-name="P1815">No i traktować, byłoby bardzo dobre, gdyby udało nam się potraktować te wybory, które jeszcze niestety demokratycznymi nie są, jednak jako szkołę demokracji. A szkoła demokracji to jest stworzenie pewnych szans wielu podmiotom. I to powinno spowodować jakieś takie aktywniejsze włączenie się obywateli właśnie w wybory. Ja nie sądzę, żebyśmy mieli do czynienia naprawdę z zatrzęsieniem kandydatów. Próg tysiąca - dwóch tysięcy jest progiem, w moim przekonaniu<text:span text:style-name="T1816"><text:s/></text:span>dosyć wysokim.</text:p>
      <text:p text:style-name="P1817">A więc proponowałbym, żeby to jeszcze rozważyć.</text:p>
      <text:p text:style-name="P1818"><text:span text:style-name="T1819">P</text:span><text:span text:style-name="T1820">r</text:span><text:span text:style-name="T1821">zewodn</text:span><text:span text:style-name="T1822">i</text:span><text:span text:style-name="T1823">czący</text:span>:</text:p>
      <text:p text:style-name="P1824">Pani Winczorek - proszę.</text:p>
      <text:p text:style-name="P1825"><text:span text:style-name="T1826">Ob.<text:s/></text:span><text:span text:style-name="T1827">W</text:span><text:span text:style-name="T1828">inczorek</text:span>:</text:p>
      <text:p text:style-name="P1829">Chcę przypomnieć, że myśmy zaproponowali<text:s/><text:span text:style-name="T1830">5</text:span><text:s/>tys. już utargowaliście państwo dwa tysiące z tych pięciu tysięcy. Teraz chcecie targować dalej. Ja nie wiem, dlaczego szkoła demokracji ma się zaczynać od tysiąca, czy od dwóch tysięcy, a nie od trzech tysięcy. A dlaczego nie 1,5 tys., a dlaczego nie 500 osób. No, to jest bardzo powiedziałbym dowolnym argument, który można wywijać na różne strony.</text:p>
      <text:p text:style-name="P1831">Owszem, może byłoby dobrze w przyszłości gdy się już te siły polityczne jakoś wyk<text:span text:style-name="T1832">l</text:span>aru<text:span text:style-name="T1833">j</text:span>ą zejść poniżej tego progu, który tu jest proponowany. No, ale schodzenie teraz nie wydaje mi się najbardziej szczęśliwe, skoro w gruncie rzeczy, że tak powiem - podstawowe interesy zostały zaspokojone wszystkich tych sił, które się tutaj przy tym stole znalazły.</text:p>
      <text:p text:style-name="P1834"><text:span text:style-name="T1835">Przewodnicząc</text:span><text:span text:style-name="T1836">y</text:span>:</text:p>
      <text:p text:style-name="P1837">Proszę<text:s/><text:span text:style-name="T1838">pan</text:span><text:s/>Baumgart.</text:p>
      <text:p text:style-name="P1839"><text:span text:style-name="T1840">Ob.<text:s/></text:span><text:span text:style-name="T1841">B</text:span><text:span text:style-name="T1842">aumgar</text:span><text:span text:style-name="T1843">t</text:span><text:span text:style-name="T1844">:</text:span></text:p>
      <text:p text:style-name="P1845">Ja chciałbym powiedzieć skąd się znalazła ponownie ta sprawa. Otóż my jesteśmy również po pewnych konsultacjach, po przetargach, na zjazdach naszych organizacji.<text:s/>I stąd jest jakby świeże spojrzenie na sprawę. Dalsza sprawa - otóż proszę sobie wyobrazić - ile trzeba wsi objechać, żeby w rejonach chłopskich zebrać 3 tys. podpisów. Jest to metoda dyskryminac<text:span text:style-name="T1846">ji</text:span><text:s/>pewnej. Dlatego propozycja tysiąca właściwie niczego nie zmienia. Bo ja nie sądzę, żeby tych kandydatów było,<text:s/>aż tak bardzo dużo. Natomiast będzie to rzeczywiście znaczący krok w kierunku demokracji.</text:p>
      <text:p text:style-name="P1847">Dziękuję.</text:p>
      <text:p text:style-name="P1848"><text:span text:style-name="T1849">Przewodniczący</text:span>:</text:p>
      <text:p text:style-name="P1850">Dziękuję. Pan pro<text:span text:style-name="T1851">f</text:span>.<text:s/><text:span text:style-name="T1852">G</text:span>eb<text:span text:style-name="T1853">et</text:span>hner - proszę.</text:p>
      <text:p text:style-name="P1854"><text:span text:style-name="T1855">Pro</text:span><text:span text:style-name="T1856">f.</text:span><text:span text:style-name="T1857"><text:s/>Gebethner</text:span>:</text:p>
      <text:p text:style-name="P1858">No właśnie, ale czy kandydat ma być tylko kandydatem jednej wsi. Przecież to są wybory parlamentarne i w wielu krajach podejmuje się różne działania, żeby zapobiec temu co po angielsku nazywa się frivolous<text:s/>candidates<text:s/>to znaczy takim niepoważnym kandydaturom bez poparcia.</text:p>
      <text:p text:style-name="P1859">Ja nie mówię tu o politycznych kryteriach. I wydaje mi się, że w naszych warunkach ten ujęty w przetargu, że tak powiem pułap 3 tysięcy jest tym, co powinno być jednak utrzymane.</text:p>
      <text:p text:style-name="P1860"><text:span text:style-name="T1861">P</text:span><text:span text:style-name="T1862">r</text:span><text:span text:style-name="T1863">zewodn</text:span><text:span text:style-name="T1864">i</text:span><text:span text:style-name="T1865">czący</text:span>:</text:p>
      <text:p text:style-name="P1866">Dziękuję. Proszę pan Lamentowicz.</text:p>
      <text:p text:style-name="P1867"><text:span text:style-name="T1868">Pro</text:span><text:span text:style-name="T1869">f</text:span><text:span text:style-name="T1870">. Lamentowic</text:span><text:span text:style-name="T1871">z</text:span>:</text:p>
      <text:soft-page-break/>
      <text:p text:style-name="P1872">W poprzedniej wymianie opinii zetknąłem się z takim poglądem ze strony państwa, że ta instytucja zgłaszania przez obywateli jest niezwykle ważna dla strony koalicyjne<text:span text:style-name="T1873">j,</text:span><text:s/>bo umożliwia ludziom, którzy nie mają poparcia aparatu partyjnego, różnych partii - PZPR, ZSL i SD na wyższych poziomach, jednak kandydować. Bo mogłaby ich wysunąć grupa obywateli.</text:p>
      <text:p text:style-name="P1874">Ja myślę, że to rzeczywiście może być bardzo ważne jako doświadczenie demokr<text:span text:style-name="T1875">at</text:span>yczne w trzech partiach koalicji. Ale im niższy jest poziom tej wymaganej liczby podpisów, tym większa jest szansa, że to w ogóle zadziała. Jak ustanowimy to na poziomie<text:s/><text:span text:style-name="T1876">3</text:span><text:s/>tys., wydaje mi się, że bardzo niewielu kandydatów ZSL, SD, w tym także chyba PZPR w tym trybie będzie zgłaszanych. To też ma pewne znaczenie.</text:p>
      <text:p text:style-name="P1877">Dzięku<text:span text:style-name="T1878">ję.</text:span></text:p>
      <text:p text:style-name="P1879"><text:span text:style-name="T1880">Przewodniczący</text:span>:</text:p>
      <text:p text:style-name="P1881">Dziękuję. Proszę - pan pro<text:span text:style-name="T1882">f</text:span>. Kubiak.</text:p>
      <text:p text:style-name="P1883"><text:span text:style-name="T1884">Pro</text:span><text:span text:style-name="T1885">f</text:span><text:span text:style-name="T1886">. Kubiak</text:span>:</text:p>
      <text:p text:style-name="P1887">Bardzo króciutka uwaga tylko. Rozważaliśmy to bardzo dokładnie w jednym ze stowarzyszeń, które w sumie ma 253 członków. Doszliśmy do takiego wniosku, że fakt zbierania podpisów jest jednocześnie agitacją wyborczą za kandydatem. Jeżeli ktoś nie jest na tyle znany, żeby zebrać sobie przynajmniej te 3 tys., czy też, żeby mu inni pomogli, to jaką on w ogóle ma szansę.</text:p>
      <text:p text:style-name="P1888">Z tej to prostej przyczyny sądzimy - w tej grupie osób, z którymi rozmawiałem, rozmawialiśmy, że 3 tys. w tej chwili jest właściwą cyfrą.</text:p>
      <text:p text:style-name="P1889"><text:span text:style-name="T1890">P</text:span><text:span text:style-name="T1891">r</text:span><text:span text:style-name="T1892">zewodn</text:span><text:span text:style-name="T1893">i</text:span><text:span text:style-name="T1894">czący</text:span>:</text:p>
      <text:p text:style-name="P1895">Dziękuję. Proszę pan Uziębło.</text:p>
      <text:p text:style-name="P1896"><text:span text:style-name="T1897">Ob.<text:s/></text:span><text:span text:style-name="T1898">U</text:span><text:span text:style-name="T1899">ziębło</text:span>:</text:p>
      <text:p text:style-name="P1900">Ja chciałem tylko powiedzieć,<text:s/>że problem ten<text:s/>rozważany również był w OPZZ i również stoimy na stanowisku, że 3 tys., a mamy też swój cel, bo są federacje u nas, które liczą 250 osób i są federacje, które liczą pół miliona osób. W związku z tym, żeby nie było natłoku również jesteśmy zwolennikami - 3 tysięcy.</text:p>
      <text:p text:style-name="P1901">Dziękuję.</text:p>
      <text:p text:style-name="P1902"><text:span text:style-name="T1903">P</text:span><text:span text:style-name="T1904">r</text:span><text:span text:style-name="T1905">zewodn</text:span><text:span text:style-name="T1906">i</text:span><text:span text:style-name="T1907">czący</text:span>:</text:p>
      <text:p text:style-name="P1908">Dziękuję. Proszę - pan mec. Siła Nowicki.</text:p>
      <text:p text:style-name="P1909"><text:span text:style-name="T1910">Me</text:span><text:span text:style-name="T1911">c</text:span><text:span text:style-name="T1912">. Siła-Nowick</text:span><text:span text:style-name="T1913">i</text:span>:</text:p>
      <text:p text:style-name="P1914">Proszę państwa, ja z takim pewnym ambiwalentnym wrażeniem zabieram głos. Dlatego, że ja jestem w ogóle generalnie przeciwny temu projektowi ordynacji wyborcz<text:span text:style-name="T1915">ej,</text:span><text:s/>który tutaj dyskutujemy.</text:p>
      <text:p text:style-name="P1916">Uważam, że on jest absolutnie bezwartościowy politycznie i to dla obu stron. Że on nie da żadnego efektu dla kraju, że będzie niewypałem. Ale to jest sprawa inna. Ja przedłożę projekt odmienny.</text:p>
      <text:p text:style-name="P1917">Natomiast jeżeli już chodzi o to, żeby polepszać rzecz, do której się w ogóle nie ma przekonania, to chcę wyrazić pogląd, że żądanie<text:s/><text:span text:style-name="T1918">3</text:span><text:s/>tys. dla kandydatów, którzy po raz pierwszy mają w ten sposób możliwość kandydowania jest oczywiście antydemokratyczny. Jest oczywiście utrudnianiem realizacji tego co w ogóle będzie do zrealizowania nie tak łatwe. No, kto zna warunki wiejskie chociażby. No, gdzież może człowiek znaleźć 3 tysiące podpisów. Jeżeli dodamy jeszcze te terminy, o których się tutaj mówi. Przeciętny człowiek, przeciętny terenowy kandydat na posła. Złożenie tysiąca podpisów zdobycia, tysiąca podpisów stwarza absolutnie barierę, że ten kto nie ma znaczenia w terenie i kto nie ma możliwości poparcia swego<text:s/><text:soft-page-break/>środowiska, w żaden sposób tysiąca podpisów nie zbierze. Bo ludzie nie będą się bynajmniej pali<text:span text:style-name="T1919">ć</text:span><text:s/>do tego, żeby podpisywać się dla nieznanego im człowieka, który dla nich nic nie znaczy.</text:p>
      <text:p text:style-name="P1920">No, przecież tysiąc podpisów to jest już bardzo duża bariera. Ja to mówię. Jak powiadam - generalnie uważam, że dzisiejsza dyskusja potwierdza moje przekonanie, że ten projekt jest w ogóle generalnie biorąc do niczego. Ale to jest zupełnie inna sprawa. Natomiast jeżeli ch<text:span text:style-name="T1921">o</text:span>dzi o postulat 3 tysięcy, to jest on - moim zdaniem - jawnie antydemokratyczny. Zwłaszcza jeżeli weźmie się pod uwagę krótkość terminów o jakich się mówi<text:s/><text:span text:style-name="T1922">-</text:span><text:s/>też moim zdaniem nierealnej, jeżeli ma ta ordynacja coś dać dla kraju. Jeżeli ta ordynacja ma coś dać dla władzy państwowej aktualnej i jeżeli ma dać coś dla strony, którą my tutaj reprezent<text:span text:style-name="T1923">uj</text:span>em<text:span text:style-name="T1924">y</text:span>.</text:p>
      <text:p text:style-name="P1925">Ta ordynacja nie da - moim zdaniem<text:s/><text:span text:style-name="T1926">-</text:span><text:s/>nikomu nic. Ale już w ramach tej ordynacji liczba tysiąc głosów, tysiąc podpisów dla kandydata jest bardzo duża. A jej podwyższanie stanowi absolutnie antydemokratyczne stanowisko, antydemokratyczną treść ma w sobie. I powoduje, że niezmiernie mało ludzi w ogóle będzie mogło mieć szansę kandydowani<text:span text:style-name="T1927">a</text:span>.</text:p>
      <text:p text:style-name="P1928"><text:span text:style-name="T1929">P</text:span><text:span text:style-name="T1930">r</text:span><text:span text:style-name="T1931">zewodn</text:span><text:span text:style-name="T1932">i</text:span><text:span text:style-name="T1933">czący</text:span>:</text:p>
      <text:p text:style-name="P1934">Dziękuję. Proszę prof. Wiatr.</text:p>
      <text:p text:style-name="P1935"><text:span text:style-name="T1936">Prof.<text:s/></text:span><text:span text:style-name="T1937">W</text:span><text:span text:style-name="T1938">iatr</text:span>:</text:p>
      <text:p text:style-name="P1939">Myślę, że poza tym kontynuowanym przetargiem o liczbę wyjaśnia się dosyć precyzyjnie na czym polega różnica poglądów. Otóż tu rzeczywiście chodzi o to<text:s/>–<text:s/>czy<text:s/>mamy szeroko otworzyć wrota owym nieznanym kandydatom, mającym niewielkie poparcie społeczne. Czy też zmierzamy do tego, żeby wrota te były otwarte dla poważnych kandydatów. To znaczy takich, którzy bez trudu zdobędą owe 3 tysiące. Oczywiście przy znanym kandydacie, znanym niekoniecznie w skali całego kraju, ale powiedzmy lokalnie, nie ma problemu również w środowiskach wiejskich. Gdybym był takim kandydatem gdzieś znanym w jakimś środowisku wiejskim, to bym się pokazał choc<text:span text:style-name="T1940">i</text:span>ażby w kilku miejscach przy kościele, czy w kościele, czy przed kościołem w niedzielę. Gdybym był znanym. Natomiast oczywiście nieznany kandydat nie ma co tam tego szukać.</text:p>
      <text:p text:style-name="P1941">I teraz jest pytanie - czy to jest niedemokratyczne. W ojczyźnie parlamentarnej demokracji, Wielkiej Brytanii, kandydat musi złożyć depozyt finansowy dość wysoki. Ten depozyt przepada, jeżeli kandydat uzyskał tak małą ilość głosów, że świadczy to o tym, iż nie był kandydatem poważnym.</text:p>
      <text:p text:style-name="P1942">Oczywiście ja nie proponuję, żebyśmy szli w tym kierunku. Ale w pewnym sensie my robimy tutaj coś podobnego. Tak jak Brytyjczycy wprowadzają - ja nie wiem czy to jest niedemokratyczne - mechanizm finansowy, który bije po kieszeni kandydata niepoważnego. W tym sensie niepoważnego, że niemającego poparcia, tak my proponujemy, żeby ten kandydat, którego nie stać na zdobycie 3 tys. podpisów i nie jest wysunięty przez żadną organizację, nie stawał do tej rywalizacji, bo widać nie jest kandydatem dostatecznie poważnym. Taka tu jest filozofia za tym.</text:p>
      <text:p text:style-name="P1943">Otóż ja myślę, że to nie jest niedemokratyczne, że to sprzyja temu, ażeby wyborca miał do czynienia nie z wielką ilością nazwisk wśród których ma się gubić, tylko z bardziej już jakby dobraną, ale przez samych wyborców dobraną ilością ludzi poważnych to znaczy takich, którzy już właśnie tę barierę 3 tysięcy przekroczyli, przeskoczyli.</text:p>
      <text:p text:style-name="P1944">Tak ja widzę ten problem od strony polityczne<text:span text:style-name="T1945">j</text:span>, nie rachunkowej. Bo oczywiście można powiedzieć, że 3 tys. czy 2,5 tys. Można by się tak potargować. Ale ja jednak myślę, że tu chodzi o zasadę - czy my chcemy<text:s/><text:soft-page-break/>jak najszerzej to otworzyć, czy my chcemy jednak, żeby to byli kandydaci poważni.</text:p>
      <text:p text:style-name="P1946">Dziękuję.</text:p>
      <text:p text:style-name="P1947"><text:span text:style-name="T1948">P</text:span><text:span text:style-name="T1949">r</text:span><text:span text:style-name="T1950">zewodn</text:span><text:span text:style-name="T1951">i</text:span><text:span text:style-name="T1952">czący</text:span>:</text:p>
      <text:p text:style-name="P1953">Czy w tej sprawie jeszcze są głosy? Pan<text:s/>Szyndzielorz<text:s/>- proszę bardzo.</text:p>
      <text:p text:style-name="P1954"><text:span text:style-name="T1955">Ob. K.<text:s/></text:span><text:span text:style-name="T1956">Szyndzielor</text:span><text:span text:style-name="T1957">z</text:span><text:span text:style-name="T1958">:</text:span></text:p>
      <text:p text:style-name="P1959">Ja chciałem tylko przypomnieć zdanie, bo tutaj często powołujemy się na klasyków, a więc ja chciałem się tu powołać na Michnika, który w kilka minut po propozycji pana Cypryniaka dotyczącej założeń nowej ordynacji wyborczej powiedział - 5 tys. znakomicie. Bo po to, by zebrać 5 tys. podpisów trzeba mieć organizację.</text:p>
      <text:p text:style-name="P1960">Dziękuję.</text:p>
      <text:p text:style-name="P1961"><text:span text:style-name="T1962">Przewodniczący</text:span>:</text:p>
      <text:p text:style-name="P1963">Dziękuję. Proszę bardzo - czy w tej sprawie. Nie widzę.</text:p>
      <text:p text:style-name="P1964">Panie przewodniczący - czy w związku z tym po tej wymianie poglądów możemy jednak przyjąć, że te 3 tys. jest taką propozycją, która jest dobrą i możemy ją tu rekomendować dla Sejmu, aby wziął pod uwagę. Czy też mamy silne argumenty na to, żeby powiedzmy - ją zmieniać.</text:p>
      <text:p text:style-name="P1965"><text:span text:style-name="T1966">Ob. Geremek</text:span>:</text:p>
      <text:p text:style-name="P1967">Argumenty zostały wypowiedziane. Zetknęły się i zderzyły. I jeżeli sprawią one w ciągu tych dwóch dni, że zmieni się zdanie drugiej strony i bariera ta będzie obniżona, zobaczymy. Jeżeli nie, akceptujemy to ustalenie<text:s/><text:span text:style-name="T1968">w</text:span><text:s/>tekście ordynacji.</text:p>
      <text:p text:style-name="P1969"><text:span text:style-name="T1970">P</text:span><text:span text:style-name="T1971">r</text:span><text:span text:style-name="T1972">zewodn</text:span><text:span text:style-name="T1973">i</text:span><text:span text:style-name="T1974">czący</text:span>:</text:p>
      <text:p text:style-name="P1975">Rozumiem, że w związku z tym możemy skończyć dyskusję. Mam oczywiście dyskusję na ten temat.</text:p>
      <text:p text:style-name="P1976">Pani Zakrzewska prosi o głos.</text:p>
      <text:p text:style-name="P1977"><text:span text:style-name="T1978">O</text:span><text:span text:style-name="T1979">b.</text:span><text:span text:style-name="T1980"><text:s/>Zakr</text:span><text:span text:style-name="T1981">ze</text:span><text:span text:style-name="T1982">wsk</text:span><text:span text:style-name="T1983">a</text:span>:</text:p>
      <text:p text:style-name="P1984">Ponieważ te podstawowe rzeczy z wyjątkiem pierwszego o którym myślę, że będzie najważnie<text:span text:style-name="T1985">js</text:span>zy i będziemy dyskutowali - zostały załatwione. Ja chciałam teraz tylko krótko przypomnieć te rzeczy, które zostały wspólnie ustalone, większość z nich przez grupę roboczą. I nie wiem czy w pośpiechu to wszystko było tak robione, nie zostały tutaj przedłożone jako uzgodnione. Rozumiem, że czas pili, bo jest Sejm. I wobec tego chciałam zapytać o taką sprawę -<text:s/>wspólnie ustanowiono również wnieść o zmianę art. 41 ust. 1, przepraszam art<text:span text:style-name="T1986">.</text:span><text:s/>42 ust. 1 pkt. 1 i 2. To znaczy pr<text:span text:style-name="T1987">op</text:span>onowal<text:span text:style-name="T1988">iś</text:span>my: ażeby prawo zgłaszania kandydatów na posłów wybieranych w okręgach wyborczych przysługiwało - wojewódzkim władzom Polskiej Zjednoczonej Partii Robotniczej, Zjednoczonego Stronnictwa Ludowego, Stronnictwa Demokratycznego, PAX-u, PZChs i UChs i skreślenie pkt. 2, a pkt 3 określić jako pkt 2. To było wspólne - jak rozumiem - ustalenie całej grupy. A więc proponuję, żeby to<text:s/><text:span text:style-name="T1989">p</text:span>rzywró<text:span text:style-name="T1990">ci</text:span>ć.</text:p>
      <text:p text:style-name="P1991">Powtarzam jeszcze raz art. 42 pkt.<text:s/>1 i 2 - połączyć je w jedno. To byłaby pierwsza sprawa.</text:p>
      <text:p text:style-name="P1992"><text:span text:style-name="T1993">P</text:span><text:span text:style-name="T1994">r</text:span><text:span text:style-name="T1995">zewodn</text:span><text:span text:style-name="T1996">i</text:span><text:span text:style-name="T1997">czący</text:span>:</text:p>
      <text:p text:style-name="P1998">Proszę pan Uziębło.</text:p>
      <text:p text:style-name="P1999"><text:span text:style-name="T2000">O</text:span><text:span text:style-name="T2001">b</text:span><text:span text:style-name="T2002">.</text:span><text:span text:style-name="T2003"><text:s/></text:span><text:span text:style-name="T2004">U</text:span><text:span text:style-name="T2005">z</text:span><text:span text:style-name="T2006">i</text:span><text:span text:style-name="T2007">ęb</text:span><text:span text:style-name="T2008">ło</text:span>:</text:p>
      <text:p text:style-name="P2009">Ja mam taką sprawę, mówiłem już na ten temat.</text:p>
      <text:p text:style-name="P2010">W przypadku, gdyby tutaj obie strony doszły do porozumienia, to my jako trzecia strona prosimy o<text:s/><text:soft-page-break/>zanotowanie, by do Sejmu trafiła również ta wersja i będziemy swoich posłów ustawiali na głosowanie, na brzmie<text:span text:style-name="T2011">n</text:span>ie takie jak jest lub zmianę, że oraz innych organizacji zawodowych o zasięgu ogólnokra<text:span text:style-name="T2012">jo</text:span>wym bez organizacji społecznych.</text:p>
      <text:p text:style-name="P2013">Dziękuję.</text:p>
      <text:p text:style-name="P2014"><text:span text:style-name="T2015">P</text:span><text:span text:style-name="T2016">r</text:span><text:span text:style-name="T2017">zewodn</text:span><text:span text:style-name="T2018">i</text:span><text:span text:style-name="T2019">czący</text:span>:</text:p>
      <text:p text:style-name="P2020">Dziękuję Proszę prof.<text:s/>Jarosz.</text:p>
      <text:p text:style-name="P2021"><text:span text:style-name="T2022">Ob.<text:s/></text:span><text:span text:style-name="T2023">J</text:span><text:span text:style-name="T2024">arosz</text:span>:</text:p>
      <text:p text:style-name="P2025">Chciałem dobrze zrozumieć - czy ta zmiana redakcyjna ma oznaczać wyeliminowanie formuły oraz inne organiza<text:span text:style-name="T2026">cj</text:span>e<text:span text:style-name="T2027"><text:s/></text:span>społeczne itd.</text:p>
      <text:p text:style-name="P2028"><text:span text:style-name="T2029">P</text:span><text:span text:style-name="T2030">r</text:span><text:span text:style-name="T2031">zewodn</text:span><text:span text:style-name="T2032">i</text:span><text:span text:style-name="T2033">czący</text:span>:</text:p>
      <text:p text:style-name="P2034">Proszę bardzo - jeszcze prof.<text:s/>Jarosz.</text:p>
      <text:p text:style-name="P2035"><text:span text:style-name="T2036">Pro</text:span><text:span text:style-name="T2037">f.</text:span><text:span text:style-name="T2038"><text:s/>Jarosz</text:span>:</text:p>
      <text:p text:style-name="P2039">Otóż wydaje mi się, że gdybyśmy wyeliminowali tę formułę, inne organizacje społeczne, to chyba byśmy przekroczyli swoje kompetencje - mówię w tej chwili o kompetencji społecznej. To znaczy to, że jednak przy tym stole reprezentujemy bardzo szeroki krąg różnych sił i organizacji.</text:p>
      <text:p text:style-name="P2040">W związku z tym - wydaje mi się, że otwarcie<text:s/>takiej możliwości dla innych organizacji społecznych nieoznaczonych z góry, z których one będą korzystać lub nie - to jest kwestia przecież ich własnej decyzji. Takie wyeliminowanie byłoby chyba jednak niewłaściwe ze względu na to, że mówilibyśmy tu w imieniu i na rzecz, a raczej na niekorzyść takich organizacji, które jednak wcale sobie - być może<text:s/><text:span text:style-name="T2041">-</text:span><text:s/>tego nie życzą. Jak słyszeliśmy jede<text:span text:style-name="T2042">n</text:span><text:s/>ze związków zawodowych czy zrzeszeń związków zawodowych. Stąd też wydaje mi się, że nikomu nie szkodzi jeżeli ta formuła pozostanie wszystko jedno w jakiej redakcji. Natomiast można z niej korzystać lub z niej nie korzystać. Ale pozostawić ją chyba trzeba w imię demokracji właśnie.</text:p>
      <text:p text:style-name="P2043"><text:span text:style-name="T2044">Ob. Hall</text:span>:</text:p>
      <text:p text:style-name="P2045">Ale chodzi o to, żeby te organizacje poddały się również sprawdzianowi weryfikującemu ich wpływy społeczne. Dzisiaj wiele organizacji działa na zasadzie koncesji. Trudno jest określić ich zakres wpływów społecznych. I dlaczego one mają stać... dlaczego one mają być uprzywilejowane w stosunku do wielu struktur, które wydaje mi się, potwierdziły, że jednak jakimś zapleczem społecznym dysponują, a które muszą jednak te 3 tys. podpisów zbierać.</text:p>
      <text:p text:style-name="P2046">Ponadto według mnie mogłoby to zakłócić polityczną wymowę tego kontraktu. Bo na przykład nie byłoby chyba żadnej przeszkody<text:s/><text:span text:style-name="T2047">fo</text:span>rmaln<text:span text:style-name="T2048">ej,</text:span><text:s/>aby klub np. chrześcijańsko-demokratyczny czy np. klub<text:s/>„Dziekania”, który wtedy pewnie by korzystał z tej uprzywil<text:span text:style-name="T2049">ej</text:span>owanej pozycji, a nie chce z niej korzystać, wystawiał kandydatów na te miejsca, mandatowe, które w pakcie politycznym przyznane są dotychczasowej koalicji<text:s/><text:span text:style-name="T2050">r</text:span>ządzące<text:span text:style-name="T2051">j.</text:span></text:p>
      <text:p text:style-name="P2052"><text:span text:style-name="T2053">P</text:span><text:span text:style-name="T2054">r</text:span><text:span text:style-name="T2055">zewodn</text:span><text:span text:style-name="T2056">i</text:span><text:span text:style-name="T2057">czący</text:span>:</text:p>
      <text:p text:style-name="P2058">Dziękuję. Proszę.</text:p>
      <text:p text:style-name="P2059"><text:span text:style-name="T2060"><text:s text:c="27"/></text:span>:</text:p>
      <text:p text:style-name="P2061">Przepraszam, ale jak ma się do tego co proponujecie obecny zapis art. 100 chyba<text:s/>Konstytucji?</text:p>
      <text:p text:style-name="P2062"><text:span text:style-name="T2063">Ob.<text:s/></text:span><text:span text:style-name="T2064">J</text:span><text:span text:style-name="T2065">arosz</text:span>:</text:p>
      <text:p text:style-name="P2066">Pytanie było jak to się ma do art.100<text:s/>Konstytucji.<text:s/>No, bo nawet jeżeli on zostanie uzupełniony o<text:s/><text:soft-page-break/>możliwość zgłaszania przez obywateli, to zostanie formuła, że organizacje polityczne i społeczne bez ograniczeń. Tymczasem chcemy je ograniczyć do wymienion<text:span text:style-name="T2067">y</text:span>ch.</text:p>
      <text:p text:style-name="P2068"><text:span text:style-name="T2069">Ob. Janina Zakrzewska:</text:span></text:p>
      <text:p text:style-name="P2070">/Niewłączony mikro<text:span text:style-name="T2071">fo</text:span>n/... ustawy, które rozwijają postanowienia konstytucji. Taka jest ordynacja wyborcza. Ja zresztą cały czas podkreślam, na razie dyskutujemy o tych sprawa<text:span text:style-name="T2072">c</text:span>h uzgodnienia pewnego kontraktu zasad politycznych, a tam przyjęcie takiej czy innej zasady powoduje takie czy inne konsekwenc<text:span text:style-name="T2073">je</text:span>. Ja bym nie stawiała, przepraszam bardzo, takich pytań o stosunek do setnego artykułu<text:s/>Konstytucji.<text:s/>Ja się zagapiłam, nie zrozumiałam, że pan mówi o<text:s/>Konstytucji, myślałem o ordynacji, bo bym zapytała wszystkich, jak się w ogóle ta ordynacja ma do zasady równości obywateli wobec praw<text:span text:style-name="T2074">a.</text:span></text:p>
      <text:p text:style-name="P2075">Więc już dyskutujmy merytorycznie, a nie w takich generaliach,<text:s/><text:span text:style-name="T2076">o</text:span>na się tak ma, jak jest dzisiejsza sytuacja polityczna. To jest tego konsekwen<text:span text:style-name="T2077">cj</text:span>ą, wszystko co tu robimy, no.</text:p>
      <text:p text:style-name="P2078"><text:span text:style-name="T2079">Przewodni</text:span><text:span text:style-name="T2080">cz</text:span><text:span text:style-name="T2081">ący</text:span>:</text:p>
      <text:p text:style-name="P2082">Proszę w tej sprawie. Proszę, pan Uziębło.</text:p>
      <text:p text:style-name="P2083"><text:span text:style-name="T2084">Ob. Jerzy Uziębło:</text:span></text:p>
      <text:p text:style-name="P2085">Ja nie wiem, może żeby zbliżać się do consensusu przy tym, w art. 42 w podpunkcie 2, można by wprowadzić jeszcze tą zasadę, że również tych ludzi obowiązuje zasada trzech tysięcy podpisów. To ma swoją wymowę również moralną, że tak powiem, o co też nam bardzo... dla nas jest to bardzo istotne.</text:p>
      <text:p text:style-name="P2086">Dziękuję.</text:p>
      <text:p text:style-name="P2087"><text:span text:style-name="T2088">Ob. Janina Zakrzewska</text:span>:</text:p>
      <text:p text:style-name="P2089">Przepraszam, chciałam zapytać...</text:p>
      <text:p text:style-name="P2090"><text:span text:style-name="T2091">Przewodniczący</text:span>:</text:p>
      <text:p text:style-name="P2092">Przepraszam, ja wyłączyłem pani profesor. Bardzo proszę.</text:p>
      <text:p text:style-name="P2093"><text:span text:style-name="T2094">Ob. Janina Zakrzewska</text:span>:</text:p>
      <text:p text:style-name="P2095">Jak wobec tego pana zdaniem to s<text:span text:style-name="T2096">i</text:span>ę ma do tego podziału mandatów, na czyje miejsca wchodzą te kandydatury z pkt. 2 ust. 1?</text:p>
      <text:p text:style-name="P2097"><text:span text:style-name="T2098">Ob</text:span><text:span text:style-name="T2099">.</text:span><text:span text:style-name="T2100"><text:s/>Jerzy Uziębło</text:span>:</text:p>
      <text:p text:style-name="P2101">Można?</text:p>
      <text:p text:style-name="P2102"><text:span text:style-name="T2103">/</text:span>Proszę/.</text:p>
      <text:p text:style-name="P2104">Więc ja chciałem powiedzieć, że w naszych związkach na 7 mln członków, członków partii jest 1 600 tys. niecałe. Zatem są przedstawicielami różnych nurtów. Najmniej jest nurtów związanych akurat z partią,<text:s/><text:span text:style-name="T2105">z</text:span><text:s/>SD i ZSL, najwięcej jest bezpartyjnych, którzy z racji powiedzmy tego, że mamy też swoją tożsamość, chcą występować pod własną flagą.</text:p>
      <text:p text:style-name="P2106"><text:span text:style-name="T2107">O</text:span><text:span text:style-name="T2108">b</text:span><text:span text:style-name="T2109">.</text:span><text:span text:style-name="T2110"><text:s/>Janina Zakrzewska</text:span>:</text:p>
      <text:p text:style-name="P2111">Dziękuję. Można?</text:p>
      <text:p text:style-name="P2112">Ja właśnie chciałam usłyszeć tę odpowiedź. To znaczy, że OPZZ chce występować na kandydatów, wchodzić na miejsca kandydatów bezpart<text:span text:style-name="T2113">yj</text:span>nych, ale chce to robić jeszcze, mając dodatkowe, nie tylko wchodzić na miejsca bezpartyjnych, ale jeszcze mieć consensus ordynacji wyborczej jako siła zorganizowana. Dziękuję.</text:p>
      <text:p text:style-name="P2114">To właśnie to budziło nasze wątpliwości, nawet nie wiedząc, że takie będzie stanowisko OPZZ.</text:p>
      <text:soft-page-break/>
      <text:p text:style-name="P2115"><text:span text:style-name="T2116">Przewodni</text:span><text:span text:style-name="T2117">cz</text:span><text:span text:style-name="T2118">ąc</text:span><text:span text:style-name="T2119">y</text:span><text:span text:style-name="T2120">:</text:span></text:p>
      <text:p text:style-name="P2121">Tak. No sprawa się komplikuje nam.<text:s/><text:span text:style-name="T2122">P</text:span>ewien problem to jest, bo i<text:s/>Konstytucja rzeczywiście upoważnia organizacje społeczne do zgłaszania kandydatów. Jest natomiast problem czy wszystkie i jakie organizacje upoważnić. Z tym trzeba przyznać zawsze był dylemat w każdych wyborach.<text:s/>Więc może tu by<text:span text:style-name="T2123">ć</text:span><text:s/>pewne wyjście, która tu już propozycja... chyba taka propozycja pad<text:span text:style-name="T2124">ł</text:span>a, aby ewentualnie ten ustęp drugi uzupełnić tymi trzema tysiącami, co być może byłoby pewnym rozwiązaniem i zrównaniem, powiedzmy, zasad. Wtedy jeżeli tak można powiedzieć, że pewną stroną uprzywil<text:span text:style-name="T2125">ejo</text:span>waną byłyby tylko istniejące w tej chwili partie, a reszta, powiedzmy, jak gdyby<text:s/><text:span text:style-name="T2126">fu</text:span>nk<text:span text:style-name="T2127">cjo</text:span>now<text:span text:style-name="T2128">ał</text:span>y<text:span text:style-name="T2129">b</text:span>y w innym układzie, albo spróbować taksonomicznie wymienić jakie organizacje się upoważnia do takiego powiedzmy zgłaszania, bez tych trzech tysięcy.</text:p>
      <text:p text:style-name="P2130"><text:span text:style-name="T2131">Ob. <text:s text:c="20"/></text:span>:</text:p>
      <text:p text:style-name="P2132">Ale według jakich kryteriów? Czy te, które politycznych czy prawnych, czy widzi mi się,<text:s/><text:span text:style-name="T2133">w</text:span>edług mnie to nie jest dobry pomysł wymieniania tutaj, tym bardziej, że przecież już wymieniliśmy te organiza<text:span text:style-name="T2134">cje</text:span>, które wchodzą w skład koalicji PRO<text:span text:style-name="T2135">M</text:span>-owski<text:span text:style-name="T2136">ej</text:span>, które korzystają jednak z pewnego tutaj uprzywil<text:span text:style-name="T2137">ejo</text:span>w<text:span text:style-name="T2138">an</text:span>ia.</text:p>
      <text:p text:style-name="P2139"><text:span text:style-name="T2140">Ob. <text:s text:c="20"/></text:span>:</text:p>
      <text:p text:style-name="P2141">Chciałbym właśnie powiedzieć, że<text:s/><text:span text:style-name="T2142">O</text:span>PZZ jest największym członkiem zbiorowym PR<text:span text:style-name="T2143">O</text:span>N, przy okazji. Dziękuję.</text:p>
      <text:p text:style-name="P2144"><text:span text:style-name="T2145">Ob. Edmund Osmańczyk</text:span>:</text:p>
      <text:p text:style-name="P2146">Rozumiem z tego co pan przewodniczący Cypryniak powiedział, że jest zgoda na to, ażeby poza organizacjami politycznymi, poza partiami politycznymi, organiza<text:span text:style-name="T2147">cj</text:span>ami wymienionymi, żeby obowiązywała zasada trzech tysięcy.</text:p>
      <text:p text:style-name="P2148">Zrozumiałem głos pana Jerzego Uziębło także w ten sposób, że tę zasadę trzech tysięcy podpisów akceptuje. No jeżeli tak, no to po co wymieniać te organizacje społeczne i zawodowe. Ustalmy to sobie, że właśnie teraz, w momencie sta<text:span text:style-name="T2149">r</text:span>tu nowego układu, nikt nie chce korzystać ze stanu obecnego.</text:p>
      <text:p text:style-name="P2150">No bo gdyby było tak,<text:s/><text:span text:style-name="T2151">ż</text:span>e już nowa ustawa o stowarzyszeniach istnieje, działa, wszystkie<text:s/><text:span text:style-name="T2152">st</text:span>owarzyszenia mogą si<text:span text:style-name="T2153">ę<text:s/></text:span>rejestrować, jest jakby ta zasada właśnie, no, uczciwej i lojalnej sytuacji w momencie startu. Póki tego nie ma, no, trzymajmy to.</text:p>
      <text:p text:style-name="P2154">Więc proponowałbym kolegom z OPZZ, tutaj żeby się nie upierać, nie widzę żadnego uzasadnienia merytorycznego dla wprowadzenia tego określenia. Wydaje mi się, że stanowi wówczas to część tego układu, który zawieramy przy<text:s/>„okrągłym stole”<text:s/>i w ten sposób to formułując, nie naruszamy ani zasad konstytuc<text:span text:style-name="T2155">yj</text:span>nych, ani filozofii<text:s/>„okrągłego stołu”.</text:p>
      <text:p text:style-name="P2156">Dziękuję.</text:p>
      <text:p text:style-name="P2157"><text:span text:style-name="T2158">Przewodnicząc</text:span><text:span text:style-name="T2159">y</text:span><text:span text:style-name="T2160">:</text:span></text:p>
      <text:p text:style-name="P2161">Dziękuję bardzo. Ja po prostu czegoś tu nie rozumiem. Czyżby ten zapis w pkt. 2 nie obejmował<text:s/>„Solidarności”. Dlaczego?</text:p>
      <text:p text:style-name="P2162"><text:span text:style-name="T2163">Ob. Bronis</text:span><text:span text:style-name="T2164">ław</text:span><text:span text:style-name="T2165"><text:s/>Geremek</text:span>:</text:p>
      <text:p text:style-name="P2166">Nie wiem, czy może pan prof. Rychlewski gazet nie czytał. Ale<text:s/>„Solidarność”<text:s/>nie została zarejestrowana, panie pro<text:span text:style-name="T2167">fe</text:span>sorze.</text:p>
      <text:p text:style-name="P2168"><text:span text:style-name="T2169">O</text:span><text:span text:style-name="T2170">b. Jan Rychlewski</text:span>:</text:p>
      <text:p text:style-name="P2171">Ja rozumiem, ale do tego czasu będzie.</text:p>
      <text:soft-page-break/>
      <text:p text:style-name="P2172"><text:span text:style-name="T2173">Ob. Bronisław Geremek</text:span>:</text:p>
      <text:p text:style-name="P2174">Nie chodzi o to, jeśli można. Nie chodzi tutaj o to, że jakichś praw tutaj<text:s/>„Solidarność”<text:s/>nie ma, ponieważ jak deklarowaliśmy naszym zdaniem związek zawodowy nie powinien, nie będzie startował w politycznych wyborach.</text:p>
      <text:p text:style-name="P2175">I<text:s/>„Solidarnoś<text:span text:style-name="T2176">ć</text:span>”<text:s/>uważa, natomiast, że z pewnej oceny sytuacji, właśnie z tego faktu, że ustawa o stowarzyszeniach do tej pory jeszcze nie funkcjonuje, że wolności stow<text:span text:style-name="T2177">ar</text:span>zysze<text:span text:style-name="T2178">nie</text:span><text:s/>nie ma<text:span text:style-name="T2179">.</text:span><text:span text:style-name="T2180"><text:s/></text:span>Ponieważ jest to sytuacja szczególna i przejściowa, żeby przyjąć takie właśnie szczególne ustalenie. I wydaje mi się, że to niczyich interesów nie narusza, ale chcę zapewnić, że nie wynika to z poczucia jakiegokolwiek zagrożenia<text:s/>„Solidarności”.</text:p>
      <text:p text:style-name="P2181"><text:span text:style-name="T2182">P</text:span><text:span text:style-name="T2183">rz</text:span><text:span text:style-name="T2184">ewodni</text:span><text:span text:style-name="T2185">cz</text:span><text:span text:style-name="T2186">ąc</text:span><text:span text:style-name="T2187">y</text:span>:</text:p>
      <text:p text:style-name="P2188">Proszę, pan Uziębło jeszcze raz.</text:p>
      <text:p text:style-name="P2189"><text:span text:style-name="T2190">Ob. Jerzy Uziębło</text:span>:</text:p>
      <text:p text:style-name="P2191">Ja oczywiście nie mam zamiaru namawiać<text:s/><text:span text:style-name="T2192">„</text:span>Solidarności”<text:s/>by startowała, bo decyzja jest decyzją podjętą przez wasze organa i nie jest naszym celem namawianie was, byście startowali.</text:p>
      <text:p text:style-name="P2193">Natomiast my jesteśmy zobligowani zarówno kongresem, jak i ostatnim zgromadzeniem, a także mniejszych ciał decyzjami do tego, byśmy występowali o tą właśnie sprawę.</text:p>
      <text:p text:style-name="P2194">Nie mogę się wypowiadać na temat organizacji społecznych i tutaj nie chciałbym dyskutować czy ma rację tutaj pan mecenas Siła-Nowicki, że ma być tam związek hodowców kanarków, czy wędkarzy, jest to sprawa zupełnie inna. Natomiast tutaj myśmy byli tą siłą sprawczą również pewnych decyzji politycznych, też uważaliśmy, że nie będziemy siłą polityczną, a życie nas zmusiło do tego, żeśmy się stali tą siłą i wobec tego będziemy tego bronili. Dziękuję.</text:p>
      <text:p text:style-name="P2195"><text:span text:style-name="T2196">Przewodniczący</text:span>:</text:p>
      <text:p text:style-name="P2197">Proszę bardzo, pan przewodniczący Geremek.</text:p>
      <text:p text:style-name="P2198"><text:span text:style-name="T2199">Ob. Bronisław Geremek</text:span>:</text:p>
      <text:p text:style-name="P2200">Staram się unikać tonu tutaj polemicznego między OPZZ a nami, ale muszę coś powiedzieć co dotyczy tej postawy.</text:p>
      <text:p text:style-name="P2201">Otóż przy<text:s/>„okrągłym stole”<text:s/>KNP nie zasiada.<text:s/><text:span text:style-name="T2202">I</text:span><text:s/>KPN<text:s/><text:span text:style-name="T2203">w</text:span><text:s/>związku z tym nie bierze odpowiedzi<text:span text:style-name="T2204">al</text:span>noś<text:span text:style-name="T2205">ci</text:span><text:s/>za polityczne porozumienie, którego część składową stanowi rozdział mandatów na 6<text:span text:style-name="T2206">5%</text:span><text:s/>dla PRON<text:span text:style-name="T2207">-</text:span>u i 35<text:span text:style-name="T2208">%</text:span><text:s/>dla reszty. OPZZ zasiada przy<text:s/><text:span text:style-name="T2209">„</text:span>okrągłym stole”<text:s/>i zatem tę zasadę po<text:span text:style-name="T2210">ro</text:span>zumienia, która została tutaj ustalona, akceptuje. Więc jest różnica między jedną organizacją, którą wymieniłem a drugą.</text:p>
      <text:p text:style-name="P2211">Jeżeli się przyjmuje tę zasadę porozumieni<text:span text:style-name="T2212">a</text:span>,<text:s/><text:span text:style-name="T2213">p</text:span>olitycznego porozumienia, to trzeba być konsekwentnym. Tu jest zasada kontraktu, w której PRON ma zapewnione z góry przed wyborami przestrzeń 65<text:span text:style-name="T2214">%</text:span><text:s/>mandatów. I to trzeba respektować. I z tego powinna wynikać także decyzja i postawa OPZZ.</text:p>
      <text:p text:style-name="P2215"><text:span text:style-name="T2216">P</text:span><text:span text:style-name="T2217">rz</text:span><text:span text:style-name="T2218">ewodniczący</text:span>:</text:p>
      <text:p text:style-name="P2219">Proszę bardzo, jeszcze raz pan Uziębło prosi o głos.</text:p>
      <text:p text:style-name="P2220"><text:span text:style-name="T2221">Ob. Jerzy Uziębło</text:span>:</text:p>
      <text:p text:style-name="P2222">Ja z przyjemnością słucham zawsze pana prof. Geremka, który bardzo ładnie argumentuje różne rzeczy, ale my jesteśmy 7<text:span text:style-name="T2223">-</text:span>milionowym ruchem udokumentowanym, nie wiem czy akurat może najlepsze<text:s/><text:soft-page-break/>porównanie jest tutaj z KPN-en nas, może i są tacy ludzie, też i wśród nas, ale w większości to są ludzie tacy sami, jacy prawdopodobnie będą i w<text:s/><text:span text:style-name="T2224">„</text:span>Solidarności<text:span text:style-name="T2225">”</text:span>.</text:p>
      <text:p text:style-name="P2226">Natomiast chciałbym powiedzieć, że tutaj siedząc przy tym stole mamy świadomość, że występujemy również bez uczestnika, którym są na przykład autonomiczne związki zawodowe, które prawdopodobnie powstaną i też nie wiemy, c<text:span text:style-name="T2227">z</text:span>y akceptują to co tutaj głosimy.</text:p>
      <text:p text:style-name="P2228">Chciałbym jednak, żebyśmy my może tutaj nie próbowali nas sprowadzać do parteru jako OPZZ, bo jesteśmy realną siłą i liczącą się w tym kraju i naprawdę nie możemy sobie pozwolić na to, by nie być nawet z<text:span text:style-name="T2229">as</text:span>ygn<text:span text:style-name="T2230">al</text:span>izowani w tym wszystkim co tutaj piszemy w takim bardzo małym, że tak powiem, punkcie tego art. 42, gdzie tylko w skromny sposób jest to odnotowane.</text:p>
      <text:p text:style-name="P2231">Mówię jeszcze raz. Ja nie mogę wypowiadać na temat organizacji społecznych, ale mamy taką decyzję, że gdyby to zostało nie uznane, będziemy w Sejmie zgłaszać i p<text:span text:style-name="T2232">r</text:span>zy pomocy swoich posłów forsować tę sprawę w samym Sejmie.</text:p>
      <text:p text:style-name="P2233">Dziękuję.</text:p>
      <text:p text:style-name="P2234"><text:span text:style-name="T2235">Przewodnicząc</text:span><text:span text:style-name="T2236">y</text:span>:</text:p>
      <text:p text:style-name="P2237">Dziękuję<text:span text:style-name="T2238">.</text:span><text:s/>Proponuję, abyśmy na razie zostawili ten 4<text:span text:style-name="T2239">2<text:s/></text:span>artykuł, my znamy intencje i zgłoszoną argumenta<text:span text:style-name="T2240">cj</text:span>ę, i abyśmy podjęli pewną próbę prac nad tym 42 artykułem, być może znajdzie<text:s/>się jakieś tutaj wyjście, które wyjdzie naprzeciw w<text:span text:style-name="T2241">s</text:span>zy<text:span text:style-name="T2242">s</text:span>tkim zainteresowanym stronom. Jeżeli by to było, ta propozycja możliwa do przyjęcia, to możemy się tu zobowiązać, że przyjdziemy z nową redakcją tego artykułu na pewno przed środą, powiedzmy sobie jutro wieczorem mo<text:span text:style-name="T2243">ż</text:span>e<text:span text:style-name="T2244"><text:s/></text:span>do jutra wieczora uda nam się to zredagować i w porozumieniu będziemy chcieli prezentować nowe podejście.</text:p>
      <text:p text:style-name="P2245">Pani prof. Zakrzewska.</text:p>
      <text:p text:style-name="P2246"><text:span text:style-name="T2247">Ob. Janina Zakrzewska</text:span>:</text:p>
      <text:p text:style-name="P2248">Czy mogę już przejść do krótkich jeszcze trzech drobnych uwag, jeżeli to jest uzgodnione.</text:p>
      <text:p text:style-name="P2249">Bo chciałam zadać pytanie, czy jedno sformowanie nie jest pomyłką. Ponieważ myśmy proponowali przyjęcie zapisu, nie można jednocześnie kandydować z listy krajowej i w okręgu wyborczym. Można kandydować tylko<text:s/><text:span text:style-name="T2250">w</text:span><text:s/>jednym okręgu wyborczym.</text:p>
      <text:p text:style-name="P2251">I w tekście doręczonym nam przez drugą stronę, to zdanie<text:s/><text:span text:style-name="T2252">„</text:span>można kandydować tylko w jednym okręgu wyborczym”<text:s/>zostało opuszczone. Ale rozumiem, że to jest przecież podstawowa zasada ordynacji wyborczej, to chyba techniczna uwaga. To rozumiem, tak.</text:p>
      <text:p text:style-name="P2253">Jeżeli jest to wobec tego w porządku, teraz drugie pytanie o to, myśmy proponowali, żeby tak jak we wszystkich poprzednich ordynacjach wyborczych dla zapewnienia wymogu tajności głos oddawało się w kopercie. No, ale druga strona tych kopert nie zamieściła, przepraszam, że tak powiem, czy mam to rozumieć, że po prostu mamy kłopoty z papierem?</text:p>
      <text:p text:style-name="P2254"><text:span text:style-name="T2255">O</text:span><text:span text:style-name="T2256">b</text:span><text:span text:style-name="T2257">.</text:span><text:span text:style-name="T2258"><text:s/>Bafia</text:span>:</text:p>
      <text:p text:style-name="P2259">/Niewłączony mikrofon/.</text:p>
      <text:p text:style-name="P2260"><text:span text:style-name="T2261">Ob. Janina Zakrzewska</text:span>:</text:p>
      <text:p text:style-name="P2262">Sprawa może jest jednak już istotni<text:span text:style-name="T2263">ej</text:span>sza, mianowicie podnosiliśmy sprawę pozytywnego sposobu głosowania oraz sprawę protestu wyborczych, kto ma rozpatrywać.</text:p>
      <text:p text:style-name="P2264">No sprawa pozytywnego sposobu głosowania jest rzeczą istotną i wracamy jeszcze do niej.</text:p>
      <text:soft-page-break/>
      <text:p text:style-name="P2265">I ostatnia sprawa, sprawa Trybunału Konstytuc<text:span text:style-name="T2266">yj</text:span>nego, czy Sądu Najwyższego.</text:p>
      <text:p text:style-name="P2267"><text:span text:style-name="T2268">Przewodniczący</text:span>:</text:p>
      <text:p text:style-name="P2269">Profesor Bafia, proszę.</text:p>
      <text:p text:style-name="P2270"><text:span text:style-name="T2271">Ob. Bafia</text:span>:</text:p>
      <text:p text:style-name="P2272">Myśmy się... ja wypowiadałem się na początku, wyjaśniałem to. Widocznie było to zrobione niedostatecznie udolnie, ale przypomnę tylko główny argument, że argument, który mówił, że trzeba jednak pójść na jeden sposób głosowania, żeby nie komplikować całego tego procesu. Była dość duża wymiana poglądów przed południem na ten temat i jest tylko kwestia domknięcia tej sprawy.</text:p>
      <text:p text:style-name="P2273"><text:span text:style-name="T2274">Ob. Janina Zakrzewska</text:span>:</text:p>
      <text:p text:style-name="P2275">Tak, ja rozumiem, ja pamiętam tą argumenta<text:span text:style-name="T2276">cj</text:span>ę, ale rozumiałam, że po tej argumentacji była dyskusja i ani jeden głos o ile dobrze pamiętam, nie chcę być nieścisłą, nie poparł tej argumentacji i raczej uważaliśmy właśnie, że jednak wybory są wyborami aktem pewnym pozytywnym i to wydawało się, że jest to rzecz dość istotna, bo właśnie, żeby w ten sposób, ten akt wyborczy ukształtować.</text:p>
      <text:p text:style-name="P2277"><text:span text:style-name="T2278">Przewodniczący</text:span>:</text:p>
      <text:p text:style-name="P2279">Jeżeli można. Więc nie ma żadnego problemu jeżeli chodzi<text:s/>o koperty, możemy je wpisać. Są wprawdzie uwagi, czy to<text:s/>jest naprawdę ta gwarancja.<text:s/>Jest to w zasadzie wydatek.<text:s/><text:span text:style-name="T2280">N</text:span>ikt nie pokazuje swojej kartki jak głosował, czy ją rzuca w kopercie, czy powiedzmy sobie bez koperty, ale jeżeli to ma pomóc sprawie, to nie mamy nic przeciwko temu. Jak już się robi wybory powiedzmy, to..<text:span text:style-name="T2281">.</text:span><text:s/>Ale nie jest to, powiedziałbym ten problem, dl<text:span text:style-name="T2282">at</text:span>ego proszę rozważyć, czy to jest takie ważne do całości.</text:p>
      <text:p text:style-name="P2283">Natomiast jeżeli chodzi o sposób głosowania pozytywny, więc myśmy tu przedstawiali na czym polegają dylematy, że żadna tajemnica. Chcielibyśmy zachować jednakowy system nie d<text:span text:style-name="T2284">lat</text:span>ego, że nam to się tak podoba - wyborczy, z uwagi na to, aby było jak najmniej głosów nieważnych. Kiedy jest lista krajowa, to pozytywne głosowanie jest<text:s/><text:span text:style-name="T2285">w</text:span><text:s/>zasadzie niemożliwe. Bo jak to powiedzmy ludziom wyinterpretować, kiedy trochę było już pra<text:span text:style-name="T2286">ktyk</text:span>i w tym zakresie i ludzie wiedzą o tym, że z tej listy się skreślało. Była praktyka z listami wojewódzkimi.<text:s/><text:span text:style-name="T2287">A</text:span><text:s/>więc trzeb<text:span text:style-name="T2288">a</text:span><text:s/><text:span text:style-name="T2289">b</text:span>y tutaj zachować tę praktykę skreślania. Wobec tego w jednym przypadku tak, w innym jeszcze inaczej, no trzeba będzie i tak przeprowadzić edukację w tym zakresie.</text:p>
      <text:p text:style-name="P2290">Wydaje nam się, żadnych innych powodów. Tylko z tego jedynego powodu, aby było jak najmniej głosów nieważnych. Proponowalibyśmy, a dlatego, że nam się wydaje, to będzie skutecznie<text:span text:style-name="T2291">js</text:span>ze po prostu, że ludzie lepiej<text:s/>zagłosują, będą bardziej świadomi tego, co czynią nazwijmy. Żeby pozostawić ten sposób głosowania przez skreślenie, który wydaje si<text:span text:style-name="T2292">ę</text:span>, że ma u nas no taką powiedziałbym bardziej zakodowaną świadomość.</text:p>
      <text:p text:style-name="P2293">Chociaż osobiście też mi się podoba to głosowanie pozytywne.</text:p>
      <text:p text:style-name="P2294">Czy możemy przyjąć ten punkt z tym głosowaniem, panie przewodnicząc<text:span text:style-name="T2295">y</text:span>, jednak, że się zgadzamy?</text:p>
      <text:p text:style-name="P2296"><text:span text:style-name="T2297">O</text:span><text:span text:style-name="T2298">b</text:span><text:span text:style-name="T2299">.</text:span><text:span text:style-name="T2300"><text:s/>Bronisław Geremek</text:span>:</text:p>
      <text:p text:style-name="P2301">Jeżeli pan prof. Gebethner nie wycofuje tego swojego wniosku.</text:p>
      <text:p text:style-name="P2302"><text:span text:style-name="T2303">Ob</text:span><text:span text:style-name="T2304">.</text:span><text:span text:style-name="T2305"><text:s/>Stanisław Gebethner</text:span>:</text:p>
      <text:p text:style-name="P2306">Nie, ja nie wycofuję dlatego, że bardzo przepraszam pana przewodniczącego Cypryniaka, ale muszę powiedzieć, że to głosowanie przez skreślanie ma element kon<text:span text:style-name="T2307">fr</text:span>ont<text:span text:style-name="T2308">ac</text:span>yjności w tym kontekście politycznym. Jest to niedobre dla obu tu stron. Muszę to stwierdzić i więcej argumentować nie będę.</text:p>
      <text:soft-page-break/>
      <text:p text:style-name="P2309"><text:span text:style-name="T2310">Ob. Bronisław Geremek</text:span>:</text:p>
      <text:p text:style-name="P2311">Widzę, zatem, że to jest jeszcze jedna ze spraw, nad którymi, no, prześpimy się. To jest jeden dzień.<text:s/><text:span text:style-name="T2312">I</text:span><text:s/>pozostaje nam wówczas sprawa art. 1.</text:p>
      <text:p text:style-name="P2313"><text:span text:style-name="T2314">Przewodniczący</text:span>:</text:p>
      <text:p text:style-name="P2315">Profesor Kubiak.</text:p>
      <text:p text:style-name="P2316"><text:span text:style-name="T2317">O</text:span><text:span text:style-name="T2318">b</text:span><text:span text:style-name="T2319">. Hieronim Kubiak</text:span>:</text:p>
      <text:p text:style-name="P2320">Ponieważ nie jestem także prawnikiem, ale jestem za to z Galicji i Lodomerii, gdzie istnieją pewne tradycje prawne krakowsko-lwowskie, aby nie odwoływać się już do miejsca, gdzie bywały te<text:s/>parlamenty, chciałbym zaproponować sformułowanie, które być może, być może, wyda się państwu przegadane, ale zasada<text:s/>redundancji<text:s/>nie jest zasadą stosowaną tylko w prawie.<text:s/><text:span text:style-name="T2321">W</text:span><text:s/>stosunkach rodzinnych dość często powtarzamy, a przynajmniej jesteśmy pytani o pewne typy powtórzeń,<text:s/><text:span text:style-name="T2322">w</text:span><text:s/>sformułowaniach literackich są takie ładne też powtórzenia, nie chciałbym<text:s/><text:span text:style-name="T2323">s</text:span>ię odwoływać do Gałczyńskiego, ale jeśli trzeba.</text:p>
      <text:p text:style-name="P2324">I teraz do rzeczy. Proponuję, jeśli moglibyście si<text:span text:style-name="T2325">ę</text:span><text:s/>wszyscy państwo na to zgodzić, a w każdym razie odnieść się do tej propozycji, aby art. 1 otrzymał brzmienie: Wybory przeprowadza<text:s/><text:span text:style-name="T2326">s</text:span>ię zgodnie z<text:s/>Konstytucją Polskiej Rzeczypospolitej Ludowej.</text:p>
      <text:p text:style-name="P2327">Dziękuję bardzo<text:span text:style-name="T2328">.</text:span></text:p>
      <text:p text:style-name="P2329"><text:span text:style-name="T2330">P</text:span><text:span text:style-name="T2331">r</text:span><text:span text:style-name="T2332">zew</text:span><text:span text:style-name="T2333">od</text:span><text:span text:style-name="T2334">n</text:span><text:span text:style-name="T2335">i</text:span><text:span text:style-name="T2336">cząc</text:span><text:span text:style-name="T2337">y</text:span>:</text:p>
      <text:p text:style-name="P2338">Dziękuję bardzo<text:span text:style-name="T2339">.</text:span><text:s/>Pan Michnik<text:span text:style-name="T2340">.</text:span></text:p>
      <text:p text:style-name="P2341"><text:span text:style-name="T2342">Ob. Adam Michnik</text:span>:</text:p>
      <text:p text:style-name="P2343"><text:span text:style-name="T2344">Ja</text:span><text:s/>naprawdę chciałem od te<text:span text:style-name="T2345">g</text:span>o zacząć, że chciałbym, żeby pan prof<text:span text:style-name="T2346">.</text:span><text:s/>Kubiak naprawdę odczytał to co teraz powiem, bez złośliwości żadnej. Po prostu tak bywa czasem, że kiedy grono mądrych ludzi chce sformułować jakiś tekst to może dojść do tautologii, jeżeli zbyt długo to formułuje<text:span text:style-name="T2347">.</text:span><text:s/>Otóż mnie się wydaje tak, że idąc w ten kontrakt, w te wybory, my możemy być biedni, my możemy być rozmaici<text:span text:style-name="T2348">.</text:span><text:s/>My tylko jednej rzeczy nie możemy, my nie możemy być śmieszni<text:span text:style-name="T2349">.</text:span><text:s/>My nie możemy być śmieszni<text:span text:style-name="T2350">.</text:span><text:s/>To jest sformułow<text:span text:style-name="T2351">a</text:span>nie, które nic nie znaczy<text:span text:style-name="T2352">.</text:span><text:s/>To tautologia jest. Wiadomo, że te wybory na żadnej innej z<text:span text:style-name="T2353">a</text:span>sadzie odbyć się nie mogą. Wiadomo, że ludzie, którzy kontestują ten ład państwowy do tych wyborów nie pójdą. A jeżeli pójdą to po to, żeby blokować wyborcze lokale. I to jest s<text:span text:style-name="T2354">for</text:span>mułowan<text:span text:style-name="T2355">ie,</text:span><text:s/>które się wspaniale, panie profesorze, nadaje do złośliwych felietonów<text:span text:style-name="T2356">.</text:span><text:s/>Ja sobie wyobrażam cały felieton Kisiela w krakowsko-galicyjskim tygodniku, który z tego po prostu z<text:span text:style-name="T2357">r</text:span>ob<text:span text:style-name="T2358">i</text:span><text:s/>mokrą plamę<text:span text:style-name="T2359">.</text:span></text:p>
      <text:p text:style-name="P2360">Apeluję do naszych partnerów o to jedno, nie bądźmy śmieszni<text:span text:style-name="T2361">.</text:span><text:s/>Bo to nawet konfliktowe nie jest, to nas wszystkich ośmiesza<text:span text:style-name="T2362">.</text:span></text:p>
      <text:p text:style-name="P2363">Dziękuję bardzo.</text:p>
      <text:p text:style-name="P2364"><text:span text:style-name="T2365">Przew</text:span><text:span text:style-name="T2366">od</text:span><text:span text:style-name="T2367">nicząc</text:span><text:span text:style-name="T2368">y</text:span>:</text:p>
      <text:p text:style-name="P2369">Dziękuję.<text:s/>Proszę prof.<text:s/>Kubiak.</text:p>
      <text:p text:style-name="P2370"><text:span text:style-name="T2371">Prof. Kubia</text:span><text:span text:style-name="T2372">k</text:span><text:span text:style-name="T2373">:</text:span></text:p>
      <text:p text:style-name="P2374">Ja nie jestem przekonany, że to jest śmieszne<text:span text:style-name="T2375">.</text:span><text:s/>Nie jestem także przekonany, że którykolwiek z<text:s/><text:span text:style-name="T2376">fe</text:span>lietoni<text:span text:style-name="T2377">st</text:span>ów musi to zaatakować<text:span text:style-name="T2378">.</text:span><text:s/>Może, jeśli z innych powodów będzie chciał<text:span text:style-name="T2379">.</text:span></text:p>
      <text:p text:style-name="P2380">Natomiast znam cały szereg norm, od dekalogu poczynając, które dotyczą spraw podstawowych, oczywistych, a jednak są ujmowane w postaci normy.<text:s/><text:span text:style-name="T2381">I</text:span><text:s/>nikogo to nie śmieszy<text:span text:style-name="T2382">.</text:span><text:s/>Mnie także nie<text:span text:style-name="T2383">.</text:span></text:p>
      <text:soft-page-break/>
      <text:p text:style-name="P2384">Dziękuję<text:span text:style-name="T2385">.</text:span></text:p>
      <text:p text:style-name="P2386"><text:span text:style-name="T2387">Przewodniczą</text:span><text:span text:style-name="T2388">c</text:span><text:span text:style-name="T2389">y</text:span>:</text:p>
      <text:p text:style-name="P2390">Dziękuję.<text:s/>Prosił o głos pan Osmańczyk.</text:p>
      <text:p text:style-name="P2391"><text:span text:style-name="T2392">Ob.<text:s/></text:span><text:span text:style-name="T2393">E</text:span><text:span text:style-name="T2394">dmund Osmańczyk</text:span>:</text:p>
      <text:p text:style-name="P2395">Jako stary poseł, który tyle lat przeżył w Sejmie, raczej tak jestem zdziwiony tą dyskusją nad art.<text:s/><text:span text:style-name="T2396">1</text:span>, że w ogóle mi głos zabrało przez cały czas, bo nie przypominam sobie jednej ordynacji wyborcz<text:span text:style-name="T2397">ej,</text:span><text:s/>która by miała ten artykuł pierwszy na początku<text:span text:style-name="T2398">.<text:s/></text:span>Może jestem sklerotyk, może mi ktoś przypomni<text:span text:style-name="T2399">.</text:span><text:s/>Dlaczego dzisiaj nagle teraz m<text:span text:style-name="T2400">a</text:span><text:s/>być ten art<text:span text:style-name="T2401">.</text:span><text:s/>pierwszy? Panie profesorze, na miły Bóg, dlaczego? Tyle kadencji obch<text:span text:style-name="T2402">od</text:span>z<text:span text:style-name="T2403">iliś</text:span>my się bez takiego artykułu, począwszy od pierwszego Sejmu w 194<text:span text:style-name="T2404">8</text:span>, a teraz nagle ordynacja wyborcza musi mieć taki artykuł pierwszy<text:span text:style-name="T2405">.</text:span><text:s/>Dlaczego? Nie rozumiem<text:span text:style-name="T2406">.</text:span></text:p>
      <text:p text:style-name="P2407">Dziękuję<text:span text:style-name="T2408">.</text:span></text:p>
      <text:p text:style-name="P2409"><text:span text:style-name="T2410">P</text:span><text:span text:style-name="T2411">rzew</text:span><text:span text:style-name="T2412">odnicząc</text:span><text:span text:style-name="T2413">y</text:span>:</text:p>
      <text:p text:style-name="P2414">Dziękuję bardzo. Proszę, pan Gdula prosił o głos<text:span text:style-name="T2415">.</text:span></text:p>
      <text:p text:style-name="P2416"><text:span text:style-name="T2417">Ob. Andrzej Gdula</text:span>:</text:p>
      <text:p text:style-name="P2418">Ja przypomnę, jak wygląda art<text:span text:style-name="T2419">.</text:span><text:s/>1 w obowiązującej ordynacji dotychczas.</text:p>
      <text:p text:style-name="P2420">Lud pracujący wybiera swoich przedstawic<text:span text:style-name="T2421">ie</text:span>li na posłów do Sejmu spośród obywateli o nieposzlakowan<text:span text:style-name="T2422">ej</text:span><text:s/>postawie moralno-pol<text:span text:style-name="T2423">it</text:span>yczne<text:span text:style-name="T2424">j</text:span>, zaangażowanych w dział<text:span text:style-name="T2425">a</text:span>lności społecznej, dających rękojmię należytego wypełniania<text:s/>powierzonego mandatu dla dobra wyborców i całego społeczeń<text:span text:style-name="T2426">s</text:span>twa, zgodnie z konstytucyjnymi zasadami ustroju Polskiej Rzeczpospol<text:span text:style-name="T2427">itej</text:span><text:s/>Ludowe<text:span text:style-name="T2428">j.</text:span></text:p>
      <text:p text:style-name="P2429">Jak już jestem przy głosie, chciałbym prosi<text:span text:style-name="T2430">ć</text:span><text:s/>o rozważenie nieco innej wersji zapisu, niż proponował to prof<text:span text:style-name="T2431">.<text:s/></text:span>Kubiak<text:span text:style-name="T2432">.</text:span><text:s/><text:span text:style-name="T2433">A</text:span><text:s/>mianowicie art<text:span text:style-name="T2434">.</text:span><text:s/>1 bardzo krótki, że wybory odbywają się w ramach istniejącego porządku konstytucyjnego<text:span text:style-name="T2435">.</text:span></text:p>
      <text:p text:style-name="P2436"><text:span text:style-name="T2437">Przewodniczący</text:span><text:span text:style-name="T2438">:</text:span></text:p>
      <text:p text:style-name="P2439">Dziękuję<text:span text:style-name="T2440">.</text:span><text:s/>Przewodniczący Geremek prosił<text:span text:style-name="T2441">.</text:span></text:p>
      <text:p text:style-name="P2442"><text:span text:style-name="T2443">O</text:span><text:span text:style-name="T2444">b. Bronisław Geremek</text:span>:</text:p>
      <text:p text:style-name="P2445">Prosiłbym o przerwę, nie krótszą niż 10 minut i nie dłuższą niż 15 minut<text:span text:style-name="T2446">.</text:span></text:p>
      <text:p text:style-name="P2447"><text:span text:style-name="T2448">Przewodniczący</text:span>:</text:p>
      <text:p text:style-name="P2449">Panie przewodniczący, ale zdaje się, że myśmy dobrnęli do naszej regulaminowej przerwy.</text:p>
      <text:p text:style-name="P2450">W<text:s/>związku z tym, ile myśmy przerwy robili?</text:p>
      <text:p text:style-name="P2451">/G<text:span text:style-name="T2452">ł</text:span>os z sali: nie słycha<text:span text:style-name="T2453">ć</text:span>/.</text:p>
      <text:p text:style-name="P2454">Dobrze, to 15 minut przerwy.</text:p>
      <text:p text:style-name="P2455">/<text:span text:style-name="T2456">Przerwa</text:span>/.</text:p>
      <text:p text:style-name="P2457"/>
      <text:p text:style-name="P2458">/Po prze<text:span text:style-name="T2459">rwi</text:span>e/.</text:p>
      <text:p text:style-name="P2460"><text:span text:style-name="T2461">Przew</text:span><text:span text:style-name="T2462">o</text:span><text:span text:style-name="T2463">dn</text:span><text:span text:style-name="T2464">i</text:span><text:span text:style-name="T2465">czący</text:span>:</text:p>
      <text:p text:style-name="P2466">Zgodnie z porządkiem przekazuję przewodni<text:span text:style-name="T2467">ct</text:span>wo obrad<text:span text:style-name="T2468">.</text:span></text:p>
      <text:p text:style-name="P2469"><text:span text:style-name="T2470">Prof. Bronisław Geremek</text:span>:</text:p>
      <text:p text:style-name="P2471"><text:span text:style-name="T2472">W</text:span><text:s/>zasadzie jest to<text:s/><text:span text:style-name="T2473">sp</text:span>rzeczne z obycza<text:span text:style-name="T2474">j</text:span>em, który się ustalił<text:span text:style-name="T2475">.</text:span><text:s/>Przewodniczący popo<text:span text:style-name="T2476">ł</text:span>udniowy prowadzi do końca<text:span text:style-name="T2477">.</text:span><text:s/>Ale to jest o tyle dobre, że jak teraz się dorwie nowy przew<text:span text:style-name="T2478">od</text:span>niczący, to będzie długo ciągnął<text:span text:style-name="T2479">.</text:span><text:s/>A<text:s/><text:soft-page-break/>tu trzeba by mo<text:span text:style-name="T2480">ż</text:span>e<text:s/><text:span text:style-name="T2481">je</text:span>dnak kończy<text:span text:style-name="T2482">ć</text:span><text:s/>w jakimś momencie<text:span text:style-name="T2483">.</text:span><text:s/>Więc może zachowajmy tę zasadę przewodnictwa do końca sesji poobiedniej<text:span text:style-name="T2484">.</text:span></text:p>
      <text:p text:style-name="P2485"><text:span text:style-name="T2486">Przewodniczący</text:span>:</text:p>
      <text:p text:style-name="P2487">Proszę bardzo<text:span text:style-name="T2488">.</text:span><text:s/>Wobec tego wracamy do art<text:span text:style-name="T2489">.</text:span><text:s/>1 chyba<text:span text:style-name="T2490">.</text:span><text:s/>Rozumiem, że usłyszymy coś w tej kwestii<text:span text:style-name="T2491">.</text:span></text:p>
      <text:p text:style-name="P2492">Pan przewodniczący Geremek.</text:p>
      <text:p text:style-name="P2493"><text:span text:style-name="T2494">O</text:span><text:span text:style-name="T2495">b. Bronisław Geremek</text:span>:</text:p>
      <text:p text:style-name="P2496">Otóż strona moja raz jeszcze ponawia wniosek, ażeby ordynacja rozpoczynała się art<text:span text:style-name="T2497">.</text:span><text:s/>1, który będzie powiadał, że wybory są powszechne itd. Uważamy, że jest<text:s/><text:span text:style-name="T2498">t</text:span>o rozwiązaniem najlepszym i najlepiej odpowiadającym interesom wszystkich stron obecnych przy tym stole<text:span text:style-name="T2499">.</text:span></text:p>
      <text:p text:style-name="P2500">Jeżeli jednak uznałaby druga strona za niezbędne wprowadzenie art<text:span text:style-name="T2501">.</text:span><text:s/>1 o treści podobnej i uznałaby, że rzeczywiście gest ten nie, jakby, obniży powagi tych decyzji, które podejmujemy, wówczas zgadzamy się na pierwszą formułę, która tu padła<text:span text:style-name="T2502">.</text:span><text:s/>Szczerze powiem, poza protokołem, że w gruncie rzeczy między pierwszą a drugą wybór nasz był oparty na zasadach niera<text:span text:style-name="T2503">cj</text:span>onalnych, ale już nie powiem na jakich, ale w każdym razie przychylamy się wówczas do wniosku galicy<text:span text:style-name="T2504">js</text:span>kiego<text:span text:style-name="T2505">.</text:span></text:p>
      <text:p text:style-name="P2506">Czy możemy wówczas uznać, że sprawa ta jest wśród tych kilku spraw jeszcze zawieszonych do refleksji i dyskusji, ale jednocześnie to co powiedziałem jest oświadczeniem naszej strony<text:span text:style-name="T2507">.</text:span></text:p>
      <text:p text:style-name="P2508"><text:span text:style-name="T2509">Przewodniczący</text:span>:</text:p>
      <text:p text:style-name="P2510">Prof. Kubiak powiedział, że wybory do Sejmu odbywają się zgodnie z Konstytucją PRL<text:span text:style-name="T2511">.</text:span><text:s/>Tak? Przeprowadza się - tak?</text:p>
      <text:p text:style-name="P2512"><text:span text:style-name="T2513">/</text:span>Głos z sali: Są przeprowadzane/.</text:p>
      <text:p text:style-name="P2514">Panie<text:s/>przewodniczący proponuję, aby to przyjąć jako tę trzecią sprawę jeszcze do namysłu z naszej strony<text:span text:style-name="T2515">.</text:span></text:p>
      <text:p text:style-name="P2516"><text:span text:style-name="T2517">/</text:span>Głos z sali: Zrobimy przerwę?/.</text:p>
      <text:p text:style-name="P2518">Nie, przerwy nie proponujemy<text:span text:style-name="T2519">.</text:span><text:s/><text:span text:style-name="T2520">W</text:span><text:s/>związku z tym wyczerpalibyśmy pierwszy punkt<text:span text:style-name="T2521">.</text:span><text:s/>Przy<text:span text:style-name="T2522">st</text:span>ąp<text:span text:style-name="T2523">il</text:span>ibyśmy do punktu drugiego<text:span text:style-name="T2524">.</text:span><text:s/><text:span text:style-name="T2525">I</text:span><text:s/>teraz, czy traktujemy łącznie, czy p<text:span text:style-name="T2526">oj</text:span>edynczo? Ordynacja wyborcza do Senatu i zmiany w<text:s/>Konstytucji<text:span text:style-name="T2527">.</text:span></text:p>
      <text:p text:style-name="P2528"><text:span text:style-name="T2529">Prof. Bronisław Geremek</text:span>:</text:p>
      <text:p text:style-name="P2530">Jeśli można proponować, to może by<text:span text:style-name="T2531">ś</text:span>my zachowali te trzy punkty, ponieważ i tak nie wiemy, w jakim momencie uda nam się tę dyskusję zatrzymać, bo pewnie nie wyczerpiemy jej<text:span text:style-name="T2532">.</text:span><text:s/>Może podjąć jako sprawę drugą - Senat.</text:p>
      <text:p text:style-name="P2533"><text:span text:style-name="T2534">Przewodniczący</text:span>:</text:p>
      <text:p text:style-name="P2535">Proszę bardzo. Więc prośba jest do prof<text:span text:style-name="T2536">.</text:span><text:s/>Bafii o zreferowanie tematu.</text:p>
      <text:p text:style-name="P2537"><text:span text:style-name="T2538">Prof.<text:s/></text:span><text:span text:style-name="T2539">Je</text:span><text:span text:style-name="T2540">rzy Bafia</text:span><text:span text:style-name="T2541">:</text:span></text:p>
      <text:p text:style-name="P2542">Tzn<text:span text:style-name="T2543">.</text:span><text:s/>ten referat w sprawie<text:s/><text:span text:style-name="T2544">o</text:span>rdynacji wyborczej do Senatu jest nieinteresującym, dlatego że nie proponuje się tu żadnych poprawek.<text:s/>Natomiast je<text:span text:style-name="T2545">śl</text:span>i chodzi o Senat, to zgłaszalibyśmy szereg propozycji, ale to będzie dotyczyło drugiej ustawy, ustawy o<text:s/>Konstytucji.</text:p>
      <text:p text:style-name="P2546">Tak że tu ja tylko mogę przypomnieć, że przedmiotem dyskusji była kwestia w naszym pierwszym spotkaniu, była kwestia dziesięciu /10/ senatorów, którzy powoływani by byli z listy wyborczej państwowej to jest art. 2. Była kw<text:span text:style-name="T2547">e</text:span>stia zgłaszana przez państwa, aby każde województwo wybierało 1 senatora, a<text:s/><text:soft-page-break/>drugiego, a resztę senatorów propor<text:span text:style-name="T2548">cj</text:span>onalnie. No i była kwestia jak rozumiemy w świetle tej dyskusji także dzisiejszej, żeby obniżyć liczbę zgłasz<text:span text:style-name="T2549">aj</text:span>ących z<text:s/><text:span text:style-name="T2550">5</text:span><text:s/>tys. na 3 tys. Ale nie mam tutaj w tym zakresie upoważnień do przedstawiania jakichś nowych propozycji jeśli chodzi o samą ordynację.</text:p>
      <text:p text:style-name="P2551"><text:span text:style-name="T2552">P</text:span><text:span text:style-name="T2553">r</text:span><text:span text:style-name="T2554">zewodn</text:span><text:span text:style-name="T2555">i</text:span><text:span text:style-name="T2556">czący</text:span>:</text:p>
      <text:p text:style-name="P2557">Czy są tu propozycje? Bardzo proszę.</text:p>
      <text:p text:style-name="P2558"><text:span text:style-name="T2559">Ob.<text:s/></text:span><text:span text:style-name="T2560">K</text:span><text:span text:style-name="T2561">ról</text:span>:</text:p>
      <text:p text:style-name="P2562">Bardzo mi przykro, bo tu jednak są trzy sprawy o znaczeniu zupełnie zasadniczym, a o jednej pan profesor, a nawet o dwóch nie wspomniał.</text:p>
      <text:p text:style-name="P2563">Mianowicie pierwsza - nasza strona, zgodnie z uzgodnieniami /przepraszam, już wieczorem mówię zgodnie z uzgodnieniami/ zgodnie z decyzjami uważa, że wybory do Senatu w przeciwieństwie do wyborów do Sejmu, gdzie obowiązują jakiekolwiek umowy polityczne itd. Są, no powiedzmy to już między sobą, żeby nie komplikować sprawy, normalnymi demokratycznymi wyborami.</text:p>
      <text:p text:style-name="P2564"><text:span text:style-name="T2565">W</text:span><text:s/>związku z tym stanowczo nie możemy<text:s/><text:span text:style-name="T2566">s</text:span>i<text:span text:style-name="T2567">ę</text:span><text:s/><text:span text:style-name="T2568">zgodzi</text:span>ć<text:s/>na krajową listę wyborczą do Senatu.<text:s/><text:span text:style-name="T2569">I</text:span><text:s/>to bardzo wyraźnie postawiliśmy w rozmowie z prof. Baf<text:span text:style-name="T2570">i</text:span>ą.</text:p>
      <text:p text:style-name="P2571">Po drugie uważamy ten podział kraju za rzeczywiście niesprawiedliwy po prostu dla narodu. To już nie jest sprawa polityczna i tu nic dla nas z tego nie wynika politycznie. Natomiast wynika merytorycznie ze względu na odbiór społeczny.</text:p>
      <text:p text:style-name="P2572">Była propozycja wreszcie, która się pojawiła w międzyczasie, propozycja do dyskusji, także już osłabiająca tamtą owych 12, a 98 z wyborów wojewódzkich a 12 z miast - okręgów ponad milion, co powoduje w sumie 110.</text:p>
      <text:p text:style-name="P2573">Po trzecie, nie zostało wyjaśnione - pan profesor pamięta - jest niejasność w s<text:span text:style-name="T2574">fo</text:span>rmułowaniach związanych między ordynacją a<text:s/>Konstytucją w sformułowaniu - komu przysługuje prawo do zgłaszania kandydatów wybieranych z okręgowych list wyborczych. Art.<text:s/><text:span text:style-name="T2575">6</text:span><text:s/>Ordynacji Wyborczej mówi:<text:s/>„Prawo do zgłaszania kandydatów na senatorów wybieranych z okręgowych list wyborczych przysługuje co najmniej 5 tys. wyborców z danego okręgu wyborczego. To my traktujemy jako pozytywne stwierdzenie, że im i tylko im, a nie że organizacjom itd.,<text:s/><text:span text:style-name="T2576">i</text:span>td., że tym się różnią wybory do Senatu, że tylko kandydaci przechodzący przez listę.</text:p>
      <text:p text:style-name="P2577">Art.<text:s/><text:span text:style-name="T2578">1</text:span>00<text:s/>Konstytucji, nie wiem czy ktoś z państwa ma, powiada, że mają prawo wystawia<text:span text:style-name="T2579">ć</text:span><text:s/>przedstawicieli w tej aktualnej propozycji. Na posłów senatorów i radnych organizacje polityczne itd. W związku z tym proponujemy, żeby nie było niejasności - bo ja rozumiem, że intencja jest taka, natomiast żeby nie było niejasności skreślić w owym artykule 100 pr<text:span text:style-name="T2580">oj</text:span>ektowanych zmian do<text:s/>Konstytucji słowo<text:s/>senatorzy. Senatorów prawda, nie mają prawa wystawiać organizacje polityczne.</text:p>
      <text:p text:style-name="P2581">I wreszcie ostatni problem, który w naszym przekonaniu nie jest już zupełnie problemem politycznym, tylko problemem praktycznym. Mianowicie i to już wiem było dawno uzgodnione. To znaczy, że wybory odbywają się w dwóch turach, a nie w jednej turze, jak to zostało tutaj zaproponowane. Tu chodzi tak samo jak do Sejmu po prostu, powinny one się odbywać w dwóch turach, bo mogą być - no wiadomo o co chodzi, może być wielu kandydatów, rozbicie głosów, żeby senator przechodził w wyniku jakiejś poważnej liczby głosów, a nie w wyniku rozbicia - powiedzmy - 15 czy 18 proc. jakie tylko uzyska w takiej sytuacji.</text:p>
      <text:p text:style-name="P2582"><text:span text:style-name="T2583">N</text:span>o jest to na tyle ważne. I podkreślam, że wszystkie te sprawy, ja rozumiem, że sprawa podziału na<text:s/><text:soft-page-break/>okręgi i ilości jest przedmiotem dyskusji. I tu na różne warianty można się zdecydować. Z naszego punktu widzenia nie jest spe<text:span text:style-name="T2584">cjal</text:span>nym<text:span text:style-name="T2585"><text:s/></text:span>przedmiotem dyskusji krajowa lista wyborcza, bo doprawdy nie bardzo widać jej celowość zgodnie z poprzednimi ustaleniami. No i jak te 5 tys., to chyba jest z góry jasne. Tylko jest ta nieprecyzyjność dwóch przepisów, jak rozumiem chodzi o to, żeby usunąć w art. 100 słowo senatorzy.</text:p>
      <text:p text:style-name="P2586">Są więc 4 konkretne kwestie związane z ordynacją wyborczą.</text:p>
      <text:p text:style-name="P2587"><text:span text:style-name="T2588">Przewodnicząc</text:span><text:span text:style-name="T2589">y</text:span>:</text:p>
      <text:p text:style-name="P2590">Proszę jeszcze pan Kuroń.</text:p>
      <text:p text:style-name="P2591"><text:span text:style-name="T2592">O</text:span><text:span text:style-name="T2593">b</text:span><text:span text:style-name="T2594">.<text:s/></text:span><text:span text:style-name="T2595">J</text:span><text:span text:style-name="T2596">.<text:s/></text:span><text:span text:style-name="T2597">K</text:span><text:span text:style-name="T2598">uro</text:span><text:span text:style-name="T2599">ń</text:span>:</text:p>
      <text:p text:style-name="P2600">Jeszcze jedna sprawa, a mianowicie sprawa tych<text:s/>5<text:s/>tysięcy.</text:p>
      <text:p text:style-name="P2601">Ja tu się nie odzywałem w tym momencie, kiedy nasza strona ostro przypuszczała szturm na te 3 tysiące. Nie odzywałem się dlatego, że ja uważałem i uważam, że bariera ta powinna być dość wysoka. Ale jeśli moim koledzy tu siedzący tak bardzo źle reagują na liczbę 3 tysiące, to przecież dlatego, że oni mają takie poczucie, że liczba jest za wielka. Przypuszczam, że między 3 tysiącami, a 5 tysiącami przy technice zbierania wcale nie ma takich różnic, natomia<text:span text:style-name="T2602">st</text:span><text:s/>słyszy to się bardzo źle.</text:p>
      <text:p text:style-name="P2603">Waga odbioru tu jest wielka. To tak wygląda jakby się postawiło barierę nie do przeskoczeni<text:span text:style-name="T2604">a</text:span>. Ja osobiście uważam, że ona jest do przeskoczenia, ale optowałbym za tym, prosiłbym, żeby państwo uwzględnili to i przyjąć tu zasadę 3-3 po prostu.</text:p>
      <text:p text:style-name="P2605"><text:span text:style-name="T2606">P</text:span><text:span text:style-name="T2607">r</text:span><text:span text:style-name="T2608">zewodn</text:span><text:span text:style-name="T2609">i</text:span><text:span text:style-name="T2610">czący</text:span>:</text:p>
      <text:p text:style-name="P2611">Proszę bardzo - pan Winczorek.</text:p>
      <text:p text:style-name="P2612"><text:span text:style-name="T2613">Ob.<text:s/></text:span><text:span text:style-name="T2614">W</text:span><text:span text:style-name="T2615">inczorek</text:span>:</text:p>
      <text:p text:style-name="P2616">Ja bym chciał zabrać głos w kwestii zgłaszania kandydatów. Mnie się wydaje, że uprawnienia do zgłaszania kandydatów do Sejmu i Senatu powinny być jednakowe. I bym się przychylał do tego co mówił przed chwilą pan Kuroń, żeby obniżyć tę granicę do 3 tysięcy, natomiast upoważnić również organizacje, o których mowa jest w ustawie<text:s/><text:span text:style-name="T2617">„</text:span>Ordynacja Wyborcza do Sejmu”<text:s/>do zgłaszania kandydatów.</text:p>
      <text:p text:style-name="P2618">Chodzi o to, że nie odbiera to nikomu prawa zgłaszania kandydatów w sposób, który uzna za stosowny. Jeżeli organizacje polityczne, w tym partie będą mogły tych kandydatów do Senatu zgłaszać, to wcale nie oznacza, że ktokolwiek inny nie będzie mógł czynić podobnie. Nie ma t<text:span text:style-name="T2619">ut</text:span>aj podziału<text:s/>na mandaty partyjne i bezpartyjne, czy też koalicyjne i bezpartyjne. I dojdzie, czy może dojść do wyborów, no, w pełni swobodnych, między kandydatami o różnych opcjach politycznych.</text:p>
      <text:p text:style-name="P2620">Ponieważ mniejsze organizacje, o czym już raz mówiłem tuta<text:span text:style-name="T2621">j</text:span><text:s/>powtarzam się, ale chciałbym aby jednak ta zasada została uszanowana, mogą mieć pewne kłopoty ze zbieraniem podpisów i musiałyby być, że tak powiem, klientami większych organizacji, które umożliwiłyby dokonanie takiej operacji. Zamiast pluralizmu społecznego i politycznego, do którego wszyscy mają wielki pociąg, wytworzyłyby się stosunki oparte na dualizmie, czy wręcz na pewnym patronacie politycznym organizacji silnych,<text:s/><text:span text:style-name="T2622">u</text:span>możliwi<text:span text:style-name="T2623">aj</text:span>ących słabym, jeżeli zechcą oczyw<text:span text:style-name="T2624">i</text:span>ście, zgromadzenie tej liczby podpisów.</text:p>
      <text:p text:style-name="P2625">Konkluzja jest taka - równe prawa w zgłaszaniu kandydatów do Sejmu i Senatu.</text:p>
      <text:p text:style-name="P2626"><text:span text:style-name="T2627">P</text:span><text:span text:style-name="T2628">r</text:span><text:span text:style-name="T2629">zewodn</text:span><text:span text:style-name="T2630">i</text:span><text:span text:style-name="T2631">czący</text:span>:</text:p>
      <text:p text:style-name="P2632">Dziękuję. Proszę pan Król jeszcze.</text:p>
      <text:p text:style-name="P2633"><text:span text:style-name="T2634">Ob.<text:s/></text:span><text:span text:style-name="T2635">K</text:span><text:span text:style-name="T2636">ról</text:span>:</text:p>
      <text:soft-page-break/>
      <text:p text:style-name="P2637">Oczywiście ja zgodnie z sugestią kol. Winczorka i kol. Kuronia za obniżeniem do trzech tys., co mi się zdaje, że już doprawdy Piotrze wyczerpuje sprawę. No, jeżeli przepraszam, stowarz<text:span text:style-name="T2638">ysze</text:span>nie demokratyczne w województwie nie zbierze 3 tys. podpisów, to jest to organizacja polityczna niezbyt - powiedziałbym dynamiczna. Jakoś 3 tys. podpisów na województwo, to nie jest jakaś potworna ilość do zdobycia. Tylko uważam, że spróbujmy w tym Senacie, który nie ma szaleńczych uprawnień, zachować całkowicie demokratyczne reguły gry.</text:p>
      <text:p text:style-name="P2639">To<text:s/><text:span text:style-name="T2640">j</text:span>est tyle. Dziękuję.</text:p>
      <text:p text:style-name="P2641"><text:span text:style-name="T2642">P</text:span><text:span text:style-name="T2643">r</text:span><text:span text:style-name="T2644">zewodn</text:span><text:span text:style-name="T2645">i</text:span><text:span text:style-name="T2646">czący</text:span>:</text:p>
      <text:p text:style-name="P2647">Dziękuję. Proszę pan prof.<text:s/>Bafia.</text:p>
      <text:p text:style-name="P2648"><text:span text:style-name="T2649">Pro</text:span><text:span text:style-name="T2650">f.</text:span><text:span text:style-name="T2651"><text:s/>Bafia</text:span>:</text:p>
      <text:p text:style-name="P2652">Ja chciałem wrócić jeszcze do sprawy tego art.<text:s/><text:span text:style-name="T2653">6</text:span>. Bo myśmy przeprowadzili długą dyskusję i w pewnym momencie po prostu wymienialiśmy poglądy jak rozumieć te przepisy. I myślę, że w tym gronie trzeba to sobie uświadomić. To znaczy - jest to z jednej strony pytanie o funkcje artykułu 100<text:s/>Konstytucji, który mówi, że kandydatów na posłów - dod<text:span text:style-name="T2654">aj</text:span>e się senatorów, członków rad narodowych - zgłaszają organizacje polityczne, społeczne oraz wyborcy. Tu jest uzupełnienie wyborcy w związku z tym.</text:p>
      <text:p text:style-name="P2655">Ale wydaje się po tej analizie, że ten artykuł ma charakter właśnie takiej reguły konstytucyjnej, że natomiast sposoby zgłaszania kandydatów wynikają bezpośrednio z ordynacji wyborczej<text:span text:style-name="T2656">.</text:span><text:span text:style-name="T2657"><text:s/></text:span>Sposoby zgłaszania kandydatów<text:s/><text:span text:style-name="T2658">-</text:span><text:s/>w ordynacji wyborczej do Senatu są tylko dwa sposoby zgłaszania kandydatów. Sposób zgłaszania na listę państwową i sposób zgłaszania przez 5 czy 3 tysiące kandydatów.<text:s/><text:span text:style-name="T2659">Z</text:span><text:s/>tego by wynikało, że rozważana poprawka, żeby napisać wyłącznie, która była między nami, że to jest poprawka zbędna, tym bardziej<text:span text:style-name="T2660">,</text:span><text:s/>że jeszcze do tego ona jest prawniczo niezbyt logiczna, bo niewyłącznie jeśli zostanie art. 2. To przecież senatorzy są wybierani według tej ordynacji wyborczej - którą mamy przed sobą, jeżeli ona się utrzyma w tej postaci, to oni są wybierani zgodnie z art. 100, bo na państwową listę wyborczą będą zgła<text:span text:style-name="T2661">s</text:span>zani przez organiza<text:span text:style-name="T2662">cj</text:span>e, a oprócz tego przez wyborców.</text:p>
      <text:p text:style-name="P2663">Jeszcze raz artykuł 100 nam zdaje się tutaj nie przeszkadzać w interpreta<text:span text:style-name="T2664">cj</text:span>i.</text:p>
      <text:p text:style-name="P2665">Natomiast ja może nie powinienem się tutaj wypowiadać w tej sprawie, bo to jest taka kwestia, ale mnie się zdaje, że zasada równości między wyborami do Sejmu i Senatu na zasadzie 2 tysięcy jest wątpliwa.<text:s/><text:span text:style-name="T2666">T</text:span>u był<text:span text:style-name="T2667">a</text:span><text:s/>już akceptowana pozycja wyjściowa, to jest wybór w ramach województwa, a nie w ramach<text:s/>Okręgowej<text:s/>Komisji<text:s/>Wyborczej.</text:p>
      <text:p text:style-name="P2668">Więc są to zupełnie inne skale zjawisk.<text:s/><text:span text:style-name="T2669">N</text:span>ie wiem jaką wagę temu przypisać, dlatego, że można powiedzieć, trzeba na to patrzeć nie z pozycji terytorialn<text:span text:style-name="T2670">ej</text:span>, choć t<text:span text:style-name="T2671">a</text:span>kie<text:span text:style-name="T2672"><text:s/></text:span>jest założenie ordynacji wyborcz<text:span text:style-name="T2673">ej</text:span><text:s/>do Sen<text:span text:style-name="T2674">at</text:span>u i to właściwie powinno przesądzać sprawę, a można powiedzieć, nie patr<text:span text:style-name="T2675">z</text:span>my z punktu widzenia równości zasad zgłaszania kandydatów i<text:s/><text:span text:style-name="T2676">d</text:span>o wszystkich organów niech będą równe, więc po prostu to spojrzenie tylko jeszcze dodaje do wymiany poglądów.</text:p>
      <text:p text:style-name="P2677">Dziękują bardzo.</text:p>
      <text:p text:style-name="P2678"><text:span text:style-name="T2679">Ob. Aleksander Ha</text:span><text:span text:style-name="T2680">ll</text:span>:</text:p>
      <text:p text:style-name="P2681">Czy można?</text:p>
      <text:p text:style-name="P2682">Ale spójrzmy na to praktycznie.<text:s/><text:span text:style-name="T2683">W</text:span><text:s/>takim województwie bielsko-podlaskim, z którego jest dwóch senatorów, a tutaj jeśli rozumiem na jeden również... przynajmniej musi by<text:span text:style-name="T2684">ć</text:span><text:s/>na jedno miejsce dwóch<text:s/><text:soft-page-break/>k<text:span text:style-name="T2685">a</text:span>ndydatów.<text:s/><text:span text:style-name="T2686">K</text:span>ażdy z nich musi mieć<text:s/><text:span text:style-name="T2687">5</text:span><text:s/>tysięcy podpisów. Ja się obawiam, że to być może w ogóle uniemożliwi obsadzenie z tego województwa na przykład tych dwóch miejsc, nie mówiąc już o stworzeniu możliwości jakiejkolwiek rywalizacji wyborczej. Chyba że się te podpisy będzie rzeczywiście wymuszać, jeżdżąc po domach. Znowu nie przesadz<text:span text:style-name="T2688">ajm</text:span>y, to społeczeństwo interesuje się polityką, ale nie jest tak, żeby wszyscy uprawnieni do głosowania, tutaj już w tej wstępnej fazie - zbierania podpisów -<text:s/>musieliby się angażować. Wydaje mi się, że to jest po prostu niera<text:span text:style-name="T2689">cj</text:span>onalne.</text:p>
      <text:p text:style-name="P2690"><text:span text:style-name="T2691">Przewodnicząc</text:span><text:span text:style-name="T2692">y</text:span>:</text:p>
      <text:p text:style-name="P2693">Dziękuję. Głos ma pan Gdula.</text:p>
      <text:p text:style-name="P2694"><text:span text:style-name="T2695">Ob. Gdula</text:span>:</text:p>
      <text:p text:style-name="P2696"><text:span text:style-name="T2697">O</text:span>czywiście popieralib<text:span text:style-name="T2698">yś</text:span>my wszystkie te głosy, które mówią o zmniejszeniu<text:s/><text:span text:style-name="T2699">z</text:span><text:s/><text:span text:style-name="T2700">5</text:span><text:s/>na 3 tysiące. To są słuszne argumenty. Natomiast jest taki dylemat,<text:s/>nieporozumienie. Nie bylibyś<text:span text:style-name="T2701">m</text:span>y za tym, by tylko poprzez 3 tysiące podpisów zgłaszać kandydatów na listę. Jest w projekcie taki zapis ogólny, że odnosi się tutaj po prostu ta ordynacja i że rozwiązania do zasad określonych w ordynacji wyborczej do Sejmu.</text:p>
      <text:p text:style-name="P2702"><text:span text:style-name="T2703">M</text:span>yśleliśmy o zachowaniu takich zasad, zasad zgłoszenia na senatorów, jak są zgłaszane kandydatury na posłów. C<text:span text:style-name="T2704">z</text:span><text:span text:style-name="T2705">y</text:span><text:s/>to dla państwa stanowiłoby jakiś poważny problem?</text:p>
      <text:p text:style-name="P2706"><text:span text:style-name="T2707">Ob. K</text:span><text:span text:style-name="T2708">r</text:span><text:span text:style-name="T2709">ól</text:span>:</text:p>
      <text:p text:style-name="P2710">To je<text:span text:style-name="T2711">s</text:span>t sytuacja tego rodzaju, że tym się różnią te dwa typy wyborów. Tam mamy pewną konkurencję partyjną, a jednocześnie mamy partyjną w sensie między - prawda, a jednocześnie mamy umowę polityczną. Tu nie mamy ani tego, ani tego. Ja sobie świetnie wyobrażam, że te głosy na senatorów, że senatorzy mogliby w tej koncepcji reprez<text:span text:style-name="T2712">e</text:span>ntowa<text:span text:style-name="T2713">ć</text:span><text:s/>inny typ politycznego powiedziałbym podejścia do rzeczywistości, to znaczy, że to nie jest konkurencja wyłącznie politycznych osób, ale jest to konkurencja jednostek bardzo często wybitnych w danym okręgu itd. Ludzi ważnych, a nie walka o charakterze czysto politycznym. Uświadommy sobie, że Senat na całym świecie tak samo i tu nie jest ciałem o wielkich uprawnieniach.<text:s/><text:span text:style-name="T2714">I</text:span><text:s/>jeżeli na<text:span text:style-name="T2715">w</text:span>et będziemy się wspierać o jakie uprawnienia, to tak czy owak on nie uzyska wielkich uprawnień. To nie jest ciało typu Sejm. I raczej ciało - skoro już idziemy w kierunku Senatu a nie izby, co było kiedyś dyskutowane, jakichś innych typów rozwiązań, to to jest raczej ciało, w którym reprezentowani są ludzie o pewnej powadze i dlatego to jest argument następny przemawiający przeciwko temu, żeby były te organizacje, które je zgłaszają. Uważamy to za rzecz bardzo istotną i istotne ograniczenie demokratyczności tych wyborów.</text:p>
      <text:p text:style-name="P2716">Dziękuję.</text:p>
      <text:p text:style-name="P2717"><text:span text:style-name="T2718">Ob.<text:s/></text:span><text:span text:style-name="T2719">Uziębło</text:span>:</text:p>
      <text:p text:style-name="P2720">Ja chciałbym powie<text:span text:style-name="T2721">dz</text:span>ieć,<text:s/><text:span text:style-name="T2722">ż</text:span>e po pierwsze nie będę wymieniał kogo poprę, bo jeden będzie zadowolony inny si<text:span text:style-name="T2723">ę</text:span><text:s/>obrazi, ale w każdym razie uważam, że 3 tys. to jest wystarczająca liczba i również w Senacie szukałbym tych wszystkich możliwych punktów zbieżnych, które by zbliżały ordynacj<text:span text:style-name="T2724">ę</text:span><text:s/>do Sejmu i Senatu.</text:p>
      <text:p text:style-name="P2725">Druga sprawa, któr<text:span text:style-name="T2726">ą</text:span><text:s/>nie odmówię sobie przyjemności powiedzenia, żałuję bardzo, że dyskutujemy w ogóle o Senacie, bo nie wiem kto to chciał, w każdym razie z kim rozm<text:span text:style-name="T2727">a</text:span>wiam to nie mogę znaleźć tego, kto tego ciała szukał i kto je właściwie znalazł. To będziemy zresztą na ten temat mówili również przy swoich posłów w Sejmie. Byliśmy za izbą samorządową, niestety nie<text:s/>znaleźliśmy<text:s/>zrozumienia. W czasie stołu<text:span text:style-name="T2728"><text:s/></text:span>teraz wszyscy przyznają rację i po naszej stronie i po stronie tej drugiej.</text:p>
      <text:soft-page-break/>
      <text:p text:style-name="P2729">I ostatnia sprawa, w której chciałbym się wypowiedzie<text:span text:style-name="T2730">ć</text:span>, żebyśmy może sprecyzowali, bo ja z uwagą słuchałem wypowiedzi na temat artykułu 3 i do końca nie wiem, za którym optujemy, bo chcielibyśmy przystąpić do dyskusji czy to jest ten zapis, który figuruje w projekcie, czy zapis pana Króla jest aktualny, czy jeszcze jakiś inny obowiązuje, bo chciałbym to przedstawić moim kolegom.</text:p>
      <text:p text:style-name="P2731">Dziękuję.</text:p>
      <text:p text:style-name="P2732"><text:span text:style-name="T2733">Ob. Ciemniewsk</text:span><text:span text:style-name="T2734">i</text:span>:</text:p>
      <text:p text:style-name="P2735">Ja w związku z wypowiedzią pana prof. Bafii wyraźnie chciałem podkreślić, że myśmy jako w grupie roboczej reprezentowali stanowisko zdecydowanie przeciwko liście kr<text:span text:style-name="T2736">aj</text:span>owej. Tutaj nie było zgody i nasze stanowisko było takie, że lista krajowa narusza zasadę - tę przyjętą - demokratyzm wyborów. Tak że w związku z tym pozostaje sprawa uwagi wokół artykułu 100. Nie jest tak, że ten artykuł jest w tym sformułowaniu sprawą bezprzedmiotową.</text:p>
      <text:p text:style-name="P2737">Stoimy na stanowisku po pierwsze, że nie ma listy krajowej, po drugie, że wyłączność zgłaszania kandydatów należy do grup wyborczych, a więc takie brzmienie artyk<text:span text:style-name="T2738">u</text:span>ł<text:span text:style-name="T2739">u<text:s/></text:span>100, które obejmuje również senatorów jest dla nas nie do prz<text:span text:style-name="T2740">yj</text:span>ęcia.</text:p>
      <text:p text:style-name="P2741">Dziękuję<text:span text:style-name="T2742">.</text:span></text:p>
      <text:p text:style-name="P2743"><text:span text:style-name="T2744">Ob</text:span><text:span text:style-name="T2745">.</text:span><text:span text:style-name="T2746"><text:s/>Jerzy Ba</text:span><text:span text:style-name="T2747">f</text:span><text:span text:style-name="T2748">i</text:span><text:span text:style-name="T2749">a</text:span>:</text:p>
      <text:p text:style-name="P2750"><text:span text:style-name="T2751">T</text:span>o jest<text:span text:style-name="T2752"><text:s/></text:span>chyba nieporozumienie, że jest nie do przyjęcia, bo ten artykuł jeżeli go nie przyjmiemy<text:s/><text:span text:style-name="T2753">w</text:span><text:s/>tej formie, to zgłaszanie na kandydatów na senatorów przez 3 tysiące podpisów byłby sprze<text:span text:style-name="T2754">c</text:span>zny z<text:s/>Konstytucją. No przecież tu jest dodatek, że zgłaszają wyborcy.</text:p>
      <text:p text:style-name="P2755"><text:span text:style-name="T2756">Ob. Ciemniewski</text:span>:</text:p>
      <text:p text:style-name="P2757">Dlatego elementem naszej propozyc<text:span text:style-name="T2758">ji</text:span><text:s/>jest również zmiana artykułu 100, tak żeby senatorowie byli wydzieleni można to byłoby w ust. 2 uregulować kandydatów na sen<text:span text:style-name="T2759">at</text:span>orów zgłaszają grupy obywateli. Tylko takie rozwiązanie jest do przyjęcia przy takim układzie.</text:p>
      <text:p text:style-name="P2760"><text:span text:style-name="T2761">Ob. <text:s text:c="20"/></text:span>:</text:p>
      <text:p text:style-name="P2762">Ja myślę tak, oczywiście kiedy dyskutujemy na temat ordynacji wyborcze<text:span text:style-name="T2763">j</text:span><text:s/><text:span text:style-name="T2764">d</text:span>o Senatu to musimy wziąć pod uwagę kilka elementó<text:span text:style-name="T2765">w</text:span>.</text:p>
      <text:p text:style-name="P2766">Po pierwsze - zgodziliśmy się wcześniej dyskutując, że będą to inne wybory, to znaczy, że według strony solidarnoś<text:span text:style-name="T2767">ci</text:span>owo-opozyc<text:span text:style-name="T2768">yj</text:span>n<text:span text:style-name="T2769">ej</text:span><text:s/>to będzie pełna jak gdyby demokracja. Na jednej kartce wyborczej kilku kandydatów. I to jest myślę klucz, który po prostu nas łączy, że powiedzmy sobie, to mają by<text:span text:style-name="T2770">ć</text:span><text:s/>te przyszłościowe za ileś tam wybory.</text:p>
      <text:p text:style-name="P2771">Natomiast popatrzmy sobie<text:s/>szanowni - jak my sobie komplikujemy życie. Przecież nigdy chyba nie ma możliwości takiej dyskusji, żeby zrezygnowały partie polityczne z proponowania kandydatów na posłów czy na senatorów, czy w ogóle gdziekolwiek. Popatrzcie ludzie, jak na świecie to jest.</text:p>
      <text:p text:style-name="P2772">Więc my tutaj sobie komplikujemy po prostu pewne tutaj rzeczy. To jest jedna sprawa.</text:p>
      <text:p text:style-name="P2773">I druga kwestia. Skoro zgodziliśmy się, że w tej X kadencji, w ordynacji wyborczej do Sejmu jest lista krajowa, więc przez pewne analogie idziemy po prostu na tą listę krajową również do Senatu. Oczywiście, no, dziesięć tutaj procent stanowi te 10 osób, tam 46, czy niecałe 4<text:span text:style-name="T2774">6</text:span><text:s/>osób.</text:p>
      <text:p text:style-name="P2775">I trzecia kwestia. Otóż myślę, ponieważ, no, nasza umowa społeczna do której się zbliżamy, jak i również ten kontrakt, o czym mówił pan prof<text:span text:style-name="T2776">.</text:span><text:s/>Geremek, to jest jakiś po prostu pewien consensus tych<text:s/><text:soft-page-break/>wszystkich ustaleń, które t<text:span text:style-name="T2777">u</text:span>ta<text:span text:style-name="T2778">j<text:s/></text:span>przy tym<text:s/>„okrągłym stole”<text:s/>i przy poszczególnych stolikach przy<text:span text:style-name="T2779">jm</text:span>u<text:span text:style-name="T2780">je</text:span>my.</text:p>
      <text:p text:style-name="P2781">Ja myślę tak, że jeżeli mielibyśmy po porostu<text:s/><text:span text:style-name="T2782">a</text:span>rt.<text:s/><text:span text:style-name="T2783">6<text:s/></text:span>powiedzmy sobie zmieniać, to możemy go zmieniać tylko pod<text:span text:style-name="T2784"><text:s/></text:span>pewnym warunkiem, że możemy zapisać jak analogicznie po prostu wybory do Sejmu.</text:p>
      <text:p text:style-name="P2785">Nie ma możliwości dzisiaj, żebyśmy przyjęli jakąś koncepcję, z<text:span text:style-name="T2786">ap</text:span>roponow<text:span text:style-name="T2787">al</text:span>i Sejmowi, aby zmieniać artykuł setny w<text:s/>Konstytucji. Jest nie do przyjęcia po prostu na dzisiaj i w przyszłości. Bo z tego względu co powiedzi<text:span text:style-name="T2788">ał</text:span>em, ...</text:p>
      <text:p text:style-name="P2789"><text:span text:style-name="T2790">Ob. Bogdan Królewski</text:span>:</text:p>
      <text:p text:style-name="P2791">To jest nieporozumienie właśnie. Jest propozycja zmian artykułu setnego.</text:p>
      <text:p text:style-name="P2792"><text:span text:style-name="T2793">Ob. Jerzy Ciemniewski</text:span>:</text:p>
      <text:p text:style-name="P2794">Proponuję takie rozwiązanie, żeby po prostu, że zrezygnuje się, że partie polityczne nie będą zgłaszały kandydatów do Sejmu czy do Senatu. Tutaj absolutnie twierdzicie, że do Senatu.</text:p>
      <text:p text:style-name="P2795"><text:span text:style-name="T2796">Ob. Aleksander Hall</text:span>:</text:p>
      <text:p text:style-name="P2797">Mogą zgłaszać, ale niech legitymują się poparciem społecznym na danym terenie, nie przesadnie wielkim, powiedzmy nie 5 tys., ale tych trzech.</text:p>
      <text:p text:style-name="P2798"><text:span text:style-name="T2799">Przewodnicząc</text:span><text:span text:style-name="T2800">y</text:span><text:span text:style-name="T2801">:</text:span></text:p>
      <text:p text:style-name="P2802">Dziękuję.</text:p>
      <text:p text:style-name="P2803">W<text:s/>tej sprawie, proszę kto chce zabrać głos.</text:p>
      <text:p text:style-name="P2804"><text:span text:style-name="T2805">Ob. Władysław<text:s/></text:span><text:span text:style-name="T2806">S</text:span><text:span text:style-name="T2807">iła-</text:span><text:span text:style-name="T2808">N</text:span><text:span text:style-name="T2809">owicki</text:span>:</text:p>
      <text:p text:style-name="P2810">Proszę państwa, ja muszę stwierdzić, takich parę uwag chcę powiedzieć.</text:p>
      <text:p text:style-name="P2811">No jeżeli chodzi o liczbę kandydatów, przede wszystkim nie jest tak zupełnie prawdziwie, żeby Senat w żadnym państwie nie miał istotnego znaczenia. Bo jest takie państwo na świecie, nawet wszyscy wiedzą, ono się nazywa Stany Zjednoczone Ameryki Północnej, gdzie Senat ma olbrzymie znacze<text:span text:style-name="T2812">n</text:span>ie<text:span text:style-name="T2813"><text:s/></text:span>polityczne i reprezentuje potężną siłę, z którą wszyscy muszą się liczyć. To znane państwo jest i znane są kompetencje S<text:span text:style-name="T2814">e</text:span>n<text:span text:style-name="T2815">at</text:span>u.<text:s/>W<text:span text:style-name="T2816">i</text:span>ęc to jest rozmaicie.</text:p>
      <text:p text:style-name="P2817">Natomiast jeżeli chodzi o liczbę ludzi, o liczbę głosów, proszę państwa, no bądźmy realistami. Mnie się partia może podobać lub nie podobać, ale ja jestem przeciwnikiem niedoceniania możliwości partii. Nie ma takiego województwa, w którym partia nie mogłaby polecić swoim członkom przy pomocy 5, 10 tys. głosów zgłosić kandydata na senatora. Bądźmy realistami, kto tutaj nie będzie miał trudności, a kto te trudności będzie miał. To jest realne. I nie zapominajmy o faktach.</text:p>
      <text:p text:style-name="P2818">Mówi się w oderwaniu, przy czym oczywiście jeżeli my nagannie oceniamy, jeżeli partia wydaje konkretne polecenia, jaki ma być - wydawała powiedzmy polecenia, niestety zbyt często, jaki ma być konkretny wyrok sądowy, to jeżeli part<text:span text:style-name="T2819">i</text:span>a poleci swoim członkom wysuwać takiego i takiego kandydata na senatora, to komuż to, kt<text:span text:style-name="T2820">ó</text:span>ż może zarzucić, robić jakiś zarzut natury polityczn<text:span text:style-name="T2821">ej</text:span>. To będzie całkiem prawidłowe i zupełnie nietrudne.</text:p>
      <text:p text:style-name="P2822">Druga rzecz generalna. Chciałem powiedzieć. Jest tendencja ze strony władzy państwowej, żeby Sejm obecny odszedł prędzej, jak najprędzej, przed terminem. Zastanowić się należy, dlaczego temu Sejmowi, któremu jest założenie, żeby prędko odszedł, ma się powierzyć dokonywanie n<text:span text:style-name="T2823">aj</text:span>ważnie<text:span text:style-name="T2824">js</text:span>zych reform politycznych w państwie? Temu Sejmowi, który pośpiesznie ma odejść?</text:p>
      <text:p text:style-name="P2825">Zastanówmy się nad tym przynajmniej z naszej strony musi być to powiedziane, czy my to aprobujemy.<text:s/><text:soft-page-break/>Dla mnie na przykład to jest zaskakujące po prostu z te<text:span text:style-name="T2826">g</text:span>o względu, że uważam, że<text:s/>Konstytucji, stanowiska<text:s/>Prezydenta, kompetencji<text:s/>Prezydenta, n<text:span text:style-name="T2827">aj</text:span>w<text:span text:style-name="T2828">aż</text:span>ni<text:span text:style-name="T2829">ej</text:span>szych reform w państwie,<text:s/>nie należy zmieniać zbyt często. I nie należy stwarzać takich warunków, że będą niosły perspektywę szybkich i nadzwyczajnych zmian<text:s/><text:span text:style-name="T2830">w</text:span><text:s/>najbliższym czasie.</text:p>
      <text:p text:style-name="P2831">Krótko mówiąc proszę państw<text:span text:style-name="T2832">a</text:span>, do obu stron, to są poważne sprawy i trzeba je traktować poważnie, a nie tylko pod kątem chwili bieżącej.</text:p>
      <text:p text:style-name="P2833">Dziękuję.</text:p>
      <text:p text:style-name="P2834"><text:span text:style-name="T2835">Przewodnicząc</text:span><text:span text:style-name="T2836">y</text:span><text:span text:style-name="T2837">:</text:span></text:p>
      <text:p text:style-name="P2838">Dziękuję. Proszę bardzo prof. Rychlewski.</text:p>
      <text:p text:style-name="P2839"><text:span text:style-name="T2840">Ob. Jan Rychlewski</text:span>:</text:p>
      <text:p text:style-name="P2841">Tak, więc po raz pierwszy zabierając głos na temat tego drugiego kontraktu chciałbym powiedzieć, i sądzę towarzyszu Cypryniak, że wy nie będziecie mieli do mnie pretensji, że nie jestem gorącym zwolennikiem całości tego kontraktu dotyczącego prezydenta i senatu.</text:p>
      <text:p text:style-name="P2842">Ale skoro już jesteśmy jak rozumiem, już przy tworzeniu tego kontraktu, to<text:s/>chciałbym<text:s/>zabrać głos w jednej sprawie teraz, a później w innych.</text:p>
      <text:p text:style-name="P2843">W sprawie mianowicie punktu - artykułu 2, ustawy.<text:s/>Otóż, to znaczy w sprawie krajowej listy wyborczej do Senatu. Ja myślę, że jeśli rozważyć konstrukcję przyszłego Sejmu, i w sposób bardzo taki realistyczny i odpowiedzi<text:span text:style-name="T2844">al</text:span>ny do niej podejść, to myślę, że alternatywą tego art. 2 nie jest skreślenie tej listy po prostu, tylko alternatywą są mianowani senatorowie.</text:p>
      <text:p text:style-name="P2845">Ponieważ taka idea przewijała się, ona jest dyskutowana i zresztą w wielu rozwiązaniach konstytucyjnych na świecie tego rodzaju instytucja funkcjonuje, nie będę mówił dla<text:span text:style-name="T2846">cz</text:span>ego ona funkcjonuje, ze względów rozmaitych uważa się, że w tego rodzaju ciele powinno być, że ono powinno być uzupełniane przez pewne arbitralne, dodatkowe takie korekty przez prezydenta, czy przez jakieś tam odpowiedni organ.</text:p>
      <text:p text:style-name="P2847">Tak więc sądzę, że jeśli wybierać, to pomiędzy tymi dwoma<text:s/><text:span text:style-name="T2848">alte</text:span>rn<text:span text:style-name="T2849">at</text:span>ywami.</text:p>
      <text:p text:style-name="P2850">Dziękuję bardzo.</text:p>
      <text:p text:style-name="P2851"><text:span text:style-name="T2852">Przewodniczący</text:span>:</text:p>
      <text:p text:style-name="P2853">Dziękuję. Proszę bardzo.</text:p>
      <text:p text:style-name="P2854"><text:span text:style-name="T2855">Ob. <text:s text:c="20"/></text:span>:</text:p>
      <text:p text:style-name="P2856">Tak, ja chciałem powiedzieć, że rzeczywiście mianowanie senatorów jest dalszym krokiem w kierunku demokratyza<text:span text:style-name="T2857">cj</text:span>i prawa wyborczego i chciałem panu prof. Rychlewskiemu podziękować za ten sposób rozumienia tego procesu. Dziękuję.</text:p>
      <text:p text:style-name="P2858"><text:span text:style-name="T2859">Ob. Jan Rychlewski</text:span>:</text:p>
      <text:p text:style-name="P2860">Ta złośliwość jest o tyle nie na miejscu, że jak pan znacznie lepiej ode mnie wie, instytucja mianowanych senatorów jest znana w krajach, które zapewne uzna pan za nader demokr<text:span text:style-name="T2861">at</text:span>yczne.</text:p>
      <text:p text:style-name="P2862"><text:span text:style-name="T2863">Przewodnicząc</text:span><text:span text:style-name="T2864">y</text:span>:</text:p>
      <text:p text:style-name="P2865">Chyba pan Król prosił, tak. Bardzo proszę.</text:p>
      <text:p text:style-name="P2866"><text:span text:style-name="T2867">Ob. Marcin Król</text:span>:</text:p>
      <text:p text:style-name="P2868">Przepraszam, myślałem, że unikniemy dzisiaj grande<text:span text:style-name="T2869"><text:s/></text:span>elokwencji i nie chce mi się strasznie o tej porze takich wygłaszać fil<text:span text:style-name="T2870">i</text:span>pik, ale proszę państwa, no umówiliśmy się co do pewnej istotnej rzeczy<text:span text:style-name="T2871">.</text:span><text:s/>Powołujemy,<text:s/><text:soft-page-break/>wyrażamy zgodę, będziemy dyskutować szczegóły uprawnień, ale przecież pryncypium jest znane co do sprawy prezydenta. Jakieś tam szczegóły będziemy ustalać prawda.</text:p>
      <text:p text:style-name="P2872">Powołujemy Sejm według tej umowy, którą zawarliśmy i szczęśliwie dzisiaj zakończyliśmy w zasadzie. Otóż i zaproponowaliśmy Senat, który jest n<text:span text:style-name="T2873">ov</text:span>um. Wielkim novum, niesłychanie postępowym, nadzwycz<text:span text:style-name="T2874">aj</text:span>nym w polskiej kulturze. Wszyscy się z tego cieszymy, wybranym w wolnych wyborach. Po cóż do tego eleganckiego płaszcza tu czy ówdzie plamkę robić.</text:p>
      <text:p text:style-name="P2875">A doprawdy ja nie widzę politycznej motywacji ani jednej z tutaj istniejących rzeczy. Ani tych 10 posłów nie zmieni to zasadniczo proporcji, ani niczego istotnego, a jest taką właśnie, że tak powiem, plamą, która to psuje. A nie te wybieranie przez organizacje polityczne. Obniżmy do tych 6 tys. i zgoda. I naprawdę jeżeli organizacja polityczna w wojew<text:span text:style-name="T2876">ó</text:span>dztwie nie umie polecić 3 tys. swoim członków zgłosić senatora, to jej nie ma po prostu i co tu dużo mówić, no.</text:p>
      <text:p text:style-name="P2877">Nie wiem, dlaczego kol<text:span text:style-name="T2878">.</text:span><text:s/>Winczorek tak zupełnie nie wierzy w swoją partię, że ona nawet tego nie potrafi zdziałać<text:span text:style-name="T2879">.</text:span></text:p>
      <text:p text:style-name="P2880">Podobnie ze sprawą drugiej tury, jak myślę, niezwykle zresztą dyskusyjną. Bo po prostu chodzi o to, żeby ci senatorzy nie byli ludźmi n<text:span text:style-name="T2881">i</text:span>epoważnymi, tylko żeby zostali wybrani, powiedzmy chociaż minimum<text:s/><text:span text:style-name="T2882">4</text:span>0 proc. głosów, czy 50, a nie 17-toma, jeżeli będzie 6 kandydatów i nastąpi rozbicie głosów i jeden będzie miał 17,<text:s/><text:span text:style-name="T2883">a</text:span><text:s/>drugi 16<text:span text:style-name="T2884">.<text:s/></text:span>Żeby to nie było niepoważne, najzwyczajn<text:span text:style-name="T2885">iej</text:span><text:s/>w świecie.</text:p>
      <text:p text:style-name="P2886">Więc już nie spierajmy się o te szczegóły, które naprawdę moim zdaniem wobec tej wizji są tylko taką plamą na tym nowy<text:span text:style-name="T2887">m</text:span><text:s/>stroju, który próbujemy przybrać.<text:s/><text:span text:style-name="T2888">I</text:span><text:s/>które nie zmieniają niczego radykalnie, a psują w odbiorze społecznym rozmaite aspekty tej wielkiej innowacji.</text:p>
      <text:p text:style-name="P2889">Dzięk<text:span text:style-name="T2890">uj</text:span>ę.</text:p>
      <text:p text:style-name="P2891"><text:span text:style-name="T2892">Przewodniczący</text:span>:</text:p>
      <text:p text:style-name="P2893">Dziękuję. Pro<text:span text:style-name="T2894">f.</text:span><text:s/>Jarosz, tak?</text:p>
      <text:p text:style-name="P2895"><text:span text:style-name="T2896">Prof. Jarosz</text:span>:</text:p>
      <text:p text:style-name="P2897">Nie wiem, czy ja byłem w kolejności.</text:p>
      <text:p text:style-name="P2898"><text:span text:style-name="T2899">Przewodniczący</text:span>:</text:p>
      <text:p text:style-name="P2900">Proszę bardzo, Gebethner.</text:p>
      <text:p text:style-name="P2901"><text:span text:style-name="T2902">Ob. Stanisław Gebethner</text:span>:</text:p>
      <text:p text:style-name="P2903">Ja już co do<text:s/><text:span text:style-name="T2904">id</text:span>ei Senatu się wypowiadałem, nie będę powtarzał. Natomiast co do tych spraw dyskutowanych a<text:span text:style-name="T2905">rt</text:span>. 6, chciałem zwrócić uwagę, że konstrukcja ustawy jest tak jak kiedyś było, przyjęta w powiązaniu z ordynacją wyborczą do Sejmu. Wobec tego art. 6 wygląda na to, że ogranicza się tylko do obywateli. Ale ponieważ budzi wątpliwości, powinien być, jeśli taka jest intencja, powinien mieć tu s<text:span text:style-name="T2906">fo</text:span>rmułowanie, że prawo zgłaszania kandydatów przysługuje tylko wyborcom. Jeżeli taka -<text:s/>powtarzam - jest intencja.</text:p>
      <text:p text:style-name="P2907">A jeśli miałoby być zgłaszanie i przez organ<text:span text:style-name="T2908">iz</text:span>a<text:span text:style-name="T2909">cje</text:span><text:span text:style-name="T2910"><text:s/></text:span><text:span text:style-name="T2911">i</text:span><text:s/><text:span text:style-name="T2912">3</text:span><text:s/>tys<text:span text:style-name="T2913">.</text:span><text:s/>wyborców, to<text:s/><text:span text:style-name="T2914">w</text:span>ted<text:span text:style-name="T2915">y</text:span><text:s/>cały art. 6 wystarczy skreślić, bo jest stamtąd<text:span text:style-name="T2916">.</text:span><text:s/>Natomiast jeśli przyjąć koncepcję prezentowaną przez pana Marcina Króla,<text:s/><text:span text:style-name="T2917">ż</text:span>e miałby być to Senat obywatelski, to wtedy konsekwentnie trzeba by inaczej uregulować sposób zgłaszaniu kandydatów w kontekście przyjętej w poprzednim punkcie sprawy oznaczania symboli i orientacji pol<text:span text:style-name="T2918">it</text:span>ycznych<text:span text:style-name="T2919">.</text:span><text:s/>Wtedy to zgłaszanie powinno być na innych zasadach niż przy Sejmie, jako obywatelskie,<text:s/><text:soft-page-break/>bez żadnych symboli orientacji pol<text:span text:style-name="T2920">it</text:span>ycznych<text:span text:style-name="T2921">.</text:span></text:p>
      <text:p text:style-name="P2922">Co do listy krajowej i mianowanych, wydaje mi się, że oczywiście jedna i druga propozycja jest uprawniona, tylko jak rozumiem, sprzeczna przynajmniej z duchom, jeśli nie literą ustaleń w Magdalence<text:span text:style-name="T2923">.</text:span></text:p>
      <text:p text:style-name="P2924">Dziękuję<text:span text:style-name="T2925">.</text:span></text:p>
      <text:p text:style-name="P2926"><text:span text:style-name="T2927">Przewodniczący</text:span>:</text:p>
      <text:p text:style-name="P2928">Dziękuję bardzo.<text:s/>Prof.<text:s/>Jarosz prosił.</text:p>
      <text:p text:style-name="P2929"><text:span text:style-name="T2930">Prof. Jarosz</text:span>:</text:p>
      <text:p text:style-name="P2931">Ja muszę przyznać, że trudno byłoby mi polemizować z tym, co mówił pan mecenas Siła-N<text:span text:style-name="T2932">ow</text:span>icki na temat zbyt dużego tempa dokonywania tak daleko idących i zasadniczych zmian kon<text:span text:style-name="T2933">st</text:span>ytucyjnych<text:span text:style-name="T2934">.</text:span><text:s/>Też wołałbym osobiście, żeby to było nieco wolniej i nieco bardziej porządnie<text:span text:style-name="T2935">.<text:s/></text:span>No, ale jesteśmy w sytuacji, jak rozumiem, w jakiej jesteśmy i dlatego<text:s/><text:span text:style-name="T2936">je</text:span>st to tylko we<text:span text:style-name="T2937">st</text:span>chnien<text:span text:style-name="T2938">ie,</text:span><text:s/>że tak powiem pewnej bezradności, nad czym, nad którym przechodzę do porządku dziennego, jak i nad tym, o czym mówił pan Uziębło, że można by sobie wyobrazić znacznie lepiej umotywowaną w naszych warunkach inną izbę oprócz Sejmu, mianowicie izbę samorządowo-gospodarczą. Ale nie wracam do tego<text:span text:style-name="T2939">.</text:span><text:s/>Jeśli wspominam to może tylko na tle tego co mówił pan Marcin Król, że<text:s/><text:span text:style-name="T2940">w</text:span><text:s/>postaci Senatu uzyskujemy taką piękną demokratyczną instytucję<text:span text:style-name="T2941">.</text:span></text:p>
      <text:p text:style-name="P2942">Muszę powiedzieć, że pierwszy raz chyba, a już długo zajmuję się tymi sprawami, usłyszałem o Senaci<text:span text:style-name="T2943">e</text:span><text:s/><text:span text:style-name="T2944">t</text:span>aką opinię<text:span text:style-name="T2945">.<text:s/></text:span>Zawsze traktowało się to jako instytucję, mówiąc najdelikatniej, zachowawczą, a nie dem<text:span text:style-name="T2946">ok</text:span>r<text:span text:style-name="T2947">at</text:span>y<text:span text:style-name="T2948">cz</text:span>ną.<text:s/><text:span text:style-name="T2949">I</text:span><text:s/>stąd łączenie tej instytucji z demokracją, czy np. nowoczesnością byłoby chyba jednak pewną przesadą.</text:p>
      <text:p text:style-name="P2950">Ale jeśli ja rozumiem ideę, to ona jest taka, aby oprócz Sejmu w postaci Senatu utworzyć drugą reprezenta<text:span text:style-name="T2951">cj</text:span>ę polityczną o nieco innym charakterze. To jest jeden z punktów dla których ja nie bardzo rozumiem potrzebę takiej izby, bo byłoby chyba lepiej, żeby ta reprezentacja polityczna według naszych marzeń była w jednej izbie. I to byłoby chyba lepiej<text:span text:style-name="T2952">.</text:span><text:s/>Ale skoro jest jak jest, to wydaje mi się, że można doskonale przyjąć, i należy chyba dla pewnego porządku, iż zasady wybierania do Senatu we wszystkich tych punktach, gdzie to jest możliwe, analogiczne z wyjątkiem jednego, który by bardzo istotnie wtedy jednak wyrażał różnice, mianowicie że nie ma tutaj umowy co do podziału mandatów. To jest chyba jedyna istotna różnica między tą reprezentacją w porównaniu z najbliższym Sejmem i wydaje mi się, że do tego trzeba byłoby ograniczyć sprawę mechanizmu zgłaszania kandydatów, gdy idzie o różnice, tak jak proponował pan Gebethner, tzn. uznać, że cała reszta pozostaje taka sama, łącznie z prawem organizacji politycznych i społecznych do zgłaszania kandydatów, bo - i tu przechodzę do ostatniego punktu - proszę państwa, znów muszę powiedzieć,<text:s/><text:span text:style-name="T2953">c</text:span>hoć jest mi przykro to powiedzieć wobec tylu innych<text:s/><text:span text:style-name="T2954">gł</text:span>osów,<text:s/><text:span text:style-name="T2955">ż</text:span>e zasada i znów łą<text:span text:style-name="T2956">c</text:span>zenie demokratyzmu tej zasady z tym,<text:s/><text:span text:style-name="T2957">ż</text:span>e kandydatów zgłaszają luźno ujęte, liczbowo tylko grupy wyborców, nie jest zasadą nowoczesną, jest zasadą niezwykle archai<text:span text:style-name="T2958">c</text:span>zną<text:span text:style-name="T2959">.</text:span><text:s/>Po prostu ona została w niektórych ustaw<text:span text:style-name="T2960">od</text:span>aw<text:span text:style-name="T2961">stw</text:span>ach z początku XIX w<text:span text:style-name="T2962">.<text:s/></text:span>gdy nie było partii polityczny<text:span text:style-name="T2963">c</text:span>h i gdy liczba wyborców była tak niewielka, że właściwie każdy kandydat mógł bryczką odwiedzić wszystkich, porozumieć się z nimi, a nawet kupić niektóre głosy<text:span text:style-name="T2964">.</text:span></text:p>
      <text:p text:style-name="P2965">Otóż nie traktujmy tego jako wyrazu nowoczesn<text:span text:style-name="T2966">oś</text:span>ci<text:span text:style-name="T2967">.<text:s/></text:span>Nowoczesny system wyborczy to jest taki, w którym partie polityczne zgłaszają kandydatów i praktycznie mają monopol, a często też w najbardziej nowoczesnych u<text:span text:style-name="T2968">stawod</text:span>aw<text:span text:style-name="T2969">stw</text:span>ach, mają ten jak gdyby monopol wpisany do ustaw. Tak jest m.in. we<text:s/><text:soft-page-break/>Włoszech, tak jest w RFN, gdzie ustawodawstwo wyborcze powstawało po drugiej wojnie światowej a nie jest reliktem jeszcze XIX-<text:span text:style-name="T2970">w</text:span>iecznym<text:span text:style-name="T2971">.</text:span></text:p>
      <text:p text:style-name="P2972">Stąd nie bardzo rozumiem łączenie demokratyzmu znów, mechanizmu zgłaszania kandydatów z tym, że będą to luźne grupy wybor<text:span text:style-name="T2973">c</text:span>ów. To jest właśnie nienowoczesne<text:span text:style-name="T2974">.<text:s/></text:span>I stąd też wydaje mi się, że nie powinniśmy obstawać przy tym, żeby tu koniecznie była ta różnica<text:span text:style-name="T2975">.</text:span><text:s/>Przeciwnie, zgódźmy się, że pierwszeństwo tak jak wszędzie mają tutaj organizacje polityczne. Niestety, dodajemy zwykle i społeczne, bo tak jest w<text:s/>Konstytucji<text:span text:style-name="T2976">.</text:span><text:s/>A ponadto dodatkowo niejako grupy wyborców<text:s/><text:span text:style-name="T2977">-</text:span><text:s/>co ja rozumiem tylko w tym kontekście, że dziś nie mamy jeszcze rozwiniętej struktury życia partyjno-politycznego tak, jak sobie to wyobrażamy na przyszłość.<text:s/><text:span text:style-name="T2978">I</text:span><text:s/>to uspraw<text:span text:style-name="T2979">ie</text:span>dliwia dodatkowy mechanizm w postaci zgłaszania kandydatów przez podpisy. Ale dodatkowy, nie zasadniczy, bo przecież nie jest to na świecie przyjęte jako właściwy mechanizm w tym zakresie, tam gdzie system partyjny jest w pełni rozwinięty.</text:p>
      <text:p text:style-name="P2980">Dziękuję bardzo.</text:p>
      <text:p text:style-name="P2981"><text:span text:style-name="T2982">P</text:span><text:span text:style-name="T2983">rzew</text:span><text:span text:style-name="T2984">o</text:span><text:span text:style-name="T2985">dn</text:span><text:span text:style-name="T2986">i</text:span><text:span text:style-name="T2987">cząc</text:span><text:span text:style-name="T2988">y</text:span>:</text:p>
      <text:p text:style-name="P2989">Dziękuję bardzo. P<text:span text:style-name="T2990">ro</text:span>f. Baszkiewicz prosił.</text:p>
      <text:p text:style-name="P2991"><text:span text:style-name="T2992">Prof. Baszkiewicz</text:span>:</text:p>
      <text:p text:style-name="P2993">Tak, dołączam się do głosu kol. Jarosza. Zgłaszanie kandydatów przez podpisy nie jest żadnym ostatnim słowem mądrości politycznej, jest rezultatem naszej nietypowej, szczególnej sytuacji, prow<text:span text:style-name="T2994">iz</text:span>orycznym r<text:span text:style-name="T2995">oz</text:span>wiązan<text:span text:style-name="T2996">ie</text:span>m, które z pewnością w przyszłości będzie zanikało, gdyż sc<text:span text:style-name="T2997">ena</text:span><text:s/>polityczna będzie się pr<text:span text:style-name="T2998">e</text:span>cyzować, gdy jej kontury będą wyraźniej się klarowały.</text:p>
      <text:p text:style-name="P2999">Nawiasem mówiąc, właśnie fakt, że scena polityczna jest tak nieklarowna, płynna i niedoprecyzowana, wywoła moje pytania dotyczące owych koncepcji symboliki politycznej, na które - z przykrością to stwierdzam - druga strona znów zareagowała dosyć nerwowo i n<text:span text:style-name="T3000">ie</text:span>p<text:span text:style-name="T3001">ot</text:span>rzebn<text:span text:style-name="T3002">ie</text:span><text:s/>zupełnie.</text:p>
      <text:p text:style-name="P3003">Natomiast wracając do kwestii Senatu, ja bym oczywiście mógł zażartować i powiedzieć, że skoro wokoło się słyszy komentarze, iż opozycja w systemie demokratycznych wyborów w cuglach odniesie zwycięstwo w wyborach do Senatu, np. można by właśnie żartując powiedzieć, a obud<text:span text:style-name="T3004">ź</text:span>cie się wobec tego panowie na to, aby ta nieszczęsna i przegrana władza miała chociaż 10 obserwatorów, którzy będą wiedzieli co się tam w tym Senacie będzie działo<text:span text:style-name="T3005">.</text:span></text:p>
      <text:p text:style-name="P3006">A<text:span text:style-name="T3007">l</text:span>e to żart, nie traktujcie tego serio. Ja rozumiem<text:span text:style-name="T3008"><text:s/></text:span>tę sprawę nieco inaczej<text:span text:style-name="T3009">.</text:span><text:s/>Mianowicie problem polega na tym, że jeżeli przyjmuje się taką koncepcję Senatu, który jest<text:s/><text:span text:style-name="T3010">j</text:span>ednak reprezenta<text:span text:style-name="T3011">cj</text:span>ą głównie sił lokalnych, wojewódzkich - to lista krajowa ma zupełnie inny sens niż w Sejmie. Przecież zgadzając się z panem Królem, że Senat nie będzie jednak podstawowym elementem systemu reprezentacyjnego w Polsce, żaden liczący się ambitny polityk nie będzi<text:span text:style-name="T3012">e</text:span><text:s/><text:span text:style-name="T3013">c</text:span>hciał kandydować na tej liście krajowej. Przecież to nie o to chodzi, żeby tam jakichś mianowańców wprowadzić, którzy by byli przedstawicielami jakichś skostniałych, starych struktur politycznych, chodzi raczej o co innego.<text:s/><text:span text:style-name="T3014">W</text:span><text:s/>systemie wyborów lokalnych niewielkie szanse mieliby przedstawiciele no jak to nazwać talentów, kompetencji, wiedzy politycznej, wiedzy prawnej, ludzie szczególnego autorytetu dla których dobrze byłoby no takie możliwości wejścia do Senatu zagwarantować.</text:p>
      <text:p text:style-name="P3015">I jeszc<text:span text:style-name="T3016">ze</text:span><text:s/>jedna uwaga. Z tego co mówi pan Król o owej brudnej plamie, która splami nieskazitelną szatę<text:s/><text:span text:style-name="T3017">de</text:span>mokratycznego Senatu, można by wyciągać wniosek, iż lista krajowa jest właśnie jakimś rezultatem działań typu nominacyjnego.<text:s/>Tak jak by to nie były wybory<text:span text:style-name="T3018">,</text:span><text:s/>tak jak by nie<text:s/>można było tych ludzi wyciąć jak<text:s/><text:soft-page-break/>to ktoś dzi<text:span text:style-name="T3019">ś</text:span><text:span text:style-name="T3020"><text:s/></text:span>określił, wykreślić, nie głosować na nich. Przecież to też są wybory na litość bosk<text:span text:style-name="T3021">ą.</text:span><text:s/>Jest to też jaki<text:span text:style-name="T3022">ś</text:span><text:s/>element demokrac<text:span text:style-name="T3023">ji.</text:span></text:p>
      <text:p text:style-name="P3024">To powiedziawszy dla uspokojenia mojego własnego partyjnego sumienia zakończę wnioskiem, który państwa z<text:span text:style-name="T3025">as</text:span>koczy, mianowicie gdyby to ode mnie zależało ja bym zanadto przy t<text:span text:style-name="T3026">ej</text:span><text:s/><text:span text:style-name="T3027">l</text:span>iście krajowej do Senatu się nie upierał, ale to jest oczywiście mój prywatny pogląd, który do niczego strony rządowo-koalicyjn<text:span text:style-name="T3028">ej</text:span><text:s/>nie zobowiązuje.</text:p>
      <text:p text:style-name="P3029"><text:span text:style-name="T3030">Przewodniczący</text:span>:</text:p>
      <text:p text:style-name="P3031">Dziękuję bardzo.</text:p>
      <text:p text:style-name="P3032">Pan Michnik ma głos.</text:p>
      <text:p text:style-name="P3033"><text:span text:style-name="T3034">Ob. Adam Michnik</text:span>:</text:p>
      <text:p text:style-name="P3035"><text:span text:style-name="T3036">P</text:span>rzyznam się, że<text:s/><text:span text:style-name="T3037">je</text:span>stem dosyć zdziwiony i zaniepokojony pewnym typem argumentów, które tu padają, dlatego że to są argumenty boję się, które nas nie doprowadzą do consensusu i do por<text:span text:style-name="T3038">oz</text:span>u<text:span text:style-name="T3039">mienia.</text:span><text:s/>Ja muszę powiedzieć, że nie bardzo rozumiem, wszystkie te wywody panów profesorów, n<text:span text:style-name="T3040">a</text:span><text:s/><text:span text:style-name="T3041">p</text:span>ewno słuszne w rozumieniu akademickim tego słowa, a to że Senat jest konserwatywny z natury swojej, a to że nie jest<text:s/><text:span text:style-name="T3042">de</text:span>mokratyczny i tak dalej. Ja myślę że... nazwijmy pewną rzeczywistość po imieniu. Pan Uziębło pytał, kto chciał Senatu? Otóż ja myślę, że pan prof. Geremek, pan przewodniczący nie weźmie mi za złe, jeśli się przyłączę do głosu pana prof. Rychlewskiego i powiem, że nie jestem za tym kontraktem zachwycony. Zupełnie tak samo jak pan prof. Rychlewski, dlaczego się tedy godzimy na to? Bo to jest pakiet i pakiet polega na tym, że jeżeli idziemy na taki eksperyment, który ku mojego zdumieniu nie wstrząsa sumieniem prawniczym obecnych tu konstytucjonalistów, jak to<text:s/><text:span text:style-name="T3043">ż</text:span>e się z góry zakłada, że jedna ze stron mówi, że będzie się ubiegała tylko o 35% mandatów.<text:s/>No to naprawdę, nie używajmy argumentów akademickich, które są w tym kontekście po prostu nie na temat. Są nie na temat dlatego<text:span text:style-name="T3044">,</text:span><text:s/>że Senat ma być pewną próbą demokrac<text:span text:style-name="T3045">ji</text:span><text:s/>innego typu, że archaiczną, zgoda, tak oczywiście że archaiczną, ale od czego wychodzimy? Wychodzimy od archaicznego ładu instytu<text:span text:style-name="T3046">cj</text:span>onalnego stalinowsko-totalitarnego. Ja tu językiem radzieckich gazet i mam nadzieję, że strona koalicyjno-rządowa nie weźmie mi tej szczerości za złe.</text:p>
      <text:p text:style-name="P3047">Pan prof. Baszkiewicz mówi - państwowa lista z której można wyciąć<text:span text:style-name="T3048">.</text:span><text:s/>Ale przecież panie profesorze zgoda, no to może w ogóle zróbmy do Senatu wybory na listy,<text:s/><text:span text:style-name="T3049">p</text:span>roszę bardzo, tylko że tego typu argumentacja nas nie zaprowadzi nigdzie. Dlatego, że całe myślenie nasze nie może być myślę nie<text:s/>w kategoriach wszystkiego co wiemy o teorii prawa parlamentu, wyborów, diabeł wie czego w krajach zakładanej burżuazyjnej demokracji. My tutaj musimy szukać rozwiązać specy<text:span text:style-name="T3050">fi</text:span>cznych, oryginalnych i takich rozwiązań, z których coś wyniknie, gdzie tu pójdziemy naprzód. Dlaczego się opowiadam za równością tych trzech tysięcy. No niech to będzie ta oryginalność, niech instytucje zasiadające po stronie koalicyjno-rządowo-związkowej itd. spróbują jak to smakuje biegać z kartką po domach i podpisy zbierać. Tak samo jest jakaś lekcja demokracji, do której naprawdę namawiam żeby się przymierzyć.</text:p>
      <text:p text:style-name="P3051">Po wtóre - opowiadam się przeciwko państwowej liście [nieczytelne] dla zasady pewnej. Spróbujmy, przecież to nie jest rząd, to nie są ministrowie. Niech się dokona ten eksperyment, który nawet jeżeli negatywnie zwery<text:span text:style-name="T3052">fi</text:span>kowany będzie jakąś wskazówką na przyszłość. Uwaga ostatnia - to jest sprawa, która mnie niepokoi, może n<text:span text:style-name="T3053">aj</text:span>bardziej. Mianowicie ja nie widzę tak jak pan prof<text:span text:style-name="T3054">.</text:span><text:s/>Baszkiewicz nie widzi powodu, żeby się upiera<text:span text:style-name="T3055">ć</text:span><text:s/>przy centralnej liście, ja nie widzę powodu, żeby się upierać przy tym, żeby partie nie<text:s/><text:soft-page-break/>mogły zgłaszać kandydatów. Ja myślę, że tutaj zdecydują w końcu wyborcy. Ale mnie niepokoi to przywiązanie naszych partnerów do pewnej rutyny, bo co tu dużo mówić, jeżeli partie zgłaszać mogą na tej samej zasadzie co do Sejmu, no to szanowni panowie nazwijmy rzecz po imieniu, wy domagacie się kontynuowania pewnego przywileju. Tą drogą do demokracji n<text:span text:style-name="T3056">i</text:span>e dojdziemy.</text:p>
      <text:p text:style-name="P3057">Dziękuję.</text:p>
      <text:p text:style-name="P3058"><text:span text:style-name="T3059">Ob. Przewodnicząc</text:span><text:span text:style-name="T3060">y</text:span>:</text:p>
      <text:p text:style-name="P3061">Dzi<text:span text:style-name="T3062">ę</text:span>kuję<text:span text:style-name="T3063">.</text:span><text:s/>Proszę bardzo.</text:p>
      <text:p text:style-name="P3064"><text:span text:style-name="T3065">Ob.<text:s/></text:span><text:span text:style-name="T3066">Edmund Osmańczyk</text:span>:</text:p>
      <text:p text:style-name="P3067">Ja chciałam tylko przypomnieć, że Senat został zlikwidowany w referendum i że wtedy przypominam sobie jednym z argumen<text:span text:style-name="T3068">tó</text:span>w było to, że to nie tylko jest szlachecka tradycja, ale również jest to tradycja sanacyjna,<text:s/>Konstytucji marcowej, która zrobiła sobie jeszcze mianowanych posłów, która miała tę listę dodatkową, mianowanych przez prezydenta - kwietniowa<text:s/>Konstytucja, przepraszam - 1935<text:s/><text:span text:style-name="T3069">-</text:span><text:s/>miała przecież, i to był argument między innymi. I teraz nagle znowu się pojawia ta koncepcja jakiejś listy dodatkowej, państwowej, krajowej. Tamto chociaż miało uzasadnienie, bo miało na celu mianowanie między innymi przecież przedstawicieli mniejszości narodowych i to było wte<text:span text:style-name="T3070">dy</text:span><text:s/>w jakiś sposób uzasadniane, ale tutaj robienie specjalnej listy krajowej<text:s/><text:span text:style-name="T3071">j</text:span>est dla mnie niezrozumiałe i w ogóle ta cała dyskusja jest dla mnie niezrozumiała.<text:s/><text:span text:style-name="T3072">Ja</text:span><text:s/>muszę powiedzieć, jeszcze raz, że jestem trochę przygnębiony przeżyciem dzisiejszego dnia, kiedy bez przerwy widzę, że po drugiej stronie raz już jest zgoda, potem jest nagle zmiana frontu, zmiana.<text:s/><text:span text:style-name="T3073">I</text:span><text:s/>to tak trwa, trwa, ile dni mamy jeszcze - żeby to wszystko wreszcie uzgodnić.</text:p>
      <text:p text:style-name="P3074">Przecież nie można tak, w taki sposób ciągle powracać - na nowo - do rzeczy, które są czymś rzeczywiście nowym. W świecie największe wrażenie zrobiło właśnie to, że w pierwszym kraju między Łabą a Bugiem powstaje instytucja, która wyjdzie z wyborów i proponowana przez obywateli. I to uznano, że jest to największe nasze, najdalej idące pójście w kierunku demokratyza<text:span text:style-name="T3075">cj</text:span>i. I w ten sposób to zostało też przyjęte przez Polonię w świecie, która w tym kompromisie 65 - 35 widzi - konieczność tak powstała, ale za to w Senacie widzi tę pierwszą możliwość, że powstaje coś, co jest korzeniami w historii Polski - Senat Polski wracamy do historii naszej, do historycznej instytucji.</text:p>
      <text:p text:style-name="P3076">I dwa, że ta instytucja powstaje w inny sposób aniżeli Sejm. No jest to przecież jakieś duże osiągnięcie, które<text:s/>„okrągły stół”<text:s/>osiągnął, przynajmniej tak to w opinii światowej i naszej Polaków w rozproszeniu zostało przyjęte.</text:p>
      <text:p text:style-name="P3077">Relacja z dzisiejszych obrad, sądzę, że byłaby szokiem dla naszych rozproszonych w świecie rodaków, a również byłaby zaskoczeniem pewnym dla opinii światowej, która liczy na to, że te przemiany demokratyzacyjne będą się pogłębiać i że Polska w tej chwili daje w jakiś sposób, idzie na przód i wprowadza coś nowego.</text:p>
      <text:p text:style-name="P3078">Dziękuję.</text:p>
      <text:p text:style-name="P3079"><text:span text:style-name="T3080">P</text:span><text:span text:style-name="T3081">r</text:span><text:span text:style-name="T3082">zewodn</text:span><text:span text:style-name="T3083">i</text:span><text:span text:style-name="T3084">czący</text:span>:</text:p>
      <text:p text:style-name="P3085">Dziękuję panu Osmańczykow<text:span text:style-name="T3086">i</text:span>. I mamy teraz przerwę.</text:p>
      <text:p text:style-name="P3087"><text:span text:style-name="T3088">Ob.<text:s/></text:span><text:span text:style-name="T3089">J</text:span><text:span text:style-name="T3090">.<text:s/></text:span><text:span text:style-name="T3091">K</text:span><text:span text:style-name="T3092">uroń</text:span>:</text:p>
      <text:p text:style-name="P3093">Czy m<text:span text:style-name="T3094">ó</text:span>głbym tylko przed przerwą jedno słowo?</text:p>
      <text:p text:style-name="P3095"><text:span text:style-name="T3096">Przewod</text:span><text:span text:style-name="T3097">n</text:span><text:span text:style-name="T3098">icz</text:span><text:span text:style-name="T3099">ą</text:span><text:span text:style-name="T3100">cy</text:span>:</text:p>
      <text:soft-page-break/>
      <text:p text:style-name="P3101">Bardzo proszę<text:s/>-<text:s/>pan Kuroń.</text:p>
      <text:p text:style-name="P3102"><text:span text:style-name="T3103">Ob.<text:s/></text:span><text:span text:style-name="T3104">J</text:span><text:span text:style-name="T3105">.<text:s/></text:span><text:span text:style-name="T3106">K</text:span><text:span text:style-name="T3107">uroń</text:span>:</text:p>
      <text:p text:style-name="P3108">Z punktu widzenia strony koalicyjno-rządowej propozycja składana przez naszą stronę jest właściwym rozwiązaniem niekonfrontacyjnym. Powstaje bowiem sytuacja, że nie jest to spór między jakimiś obywatelskimi listami niezależnymi listami a partyjnymi, a jest to, to znaczy są to wybory między różnymi delegatami, różnych grup obywateli.</text:p>
      <text:p text:style-name="P3109">I rozważając, myślę, że strona powinna to wziąć pod uwagę.</text:p>
      <text:p text:style-name="P3110"><text:span text:style-name="T3111">P</text:span><text:span text:style-name="T3112">r</text:span><text:span text:style-name="T3113">zewodn</text:span><text:span text:style-name="T3114">i</text:span><text:span text:style-name="T3115">czący</text:span>:</text:p>
      <text:p text:style-name="P3116">Dziękuję bardzo. Ogłaszamy 10 minut przerwy.</text:p>
      <text:p text:style-name="P3117">/P<text:span text:style-name="T3118">rzerw</text:span>a/.</text:p>
      <text:p text:style-name="P3119"/>
      <text:p text:style-name="P3120">/Po<text:s/>przerwie/.</text:p>
      <text:h text:style-name="P3121" text:outline-level="3"><text:span text:style-name="T3122">P</text:span><text:span text:style-name="T3123">r</text:span><text:span text:style-name="T3124">zewodn</text:span><text:span text:style-name="T3125">i</text:span><text:span text:style-name="T3126">czący</text:span><text:span text:style-name="T3127"><text:s/>- Cypryniak</text:span>:<text:bookmark-start text:name="bookmark6"/><text:bookmark-end text:name="bookmark6"/></text:h>
      <text:p text:style-name="P3128">Jeżeli można panie współprzewodniczący, to bym sobie udzielił głosu.</text:p>
      <text:p text:style-name="P3129">Chciałem zaproponować pewne podejście do dyskutowanych spraw przed przerwą.<text:s/><text:span text:style-name="T3130">I</text:span><text:s/>może jakoś tu podejść, aby można było zamknąć tę ordynację wyborczą do Senatu.</text:p>
      <text:p text:style-name="P3131">Zgłaszam więc następujące propozycje pod rozwagę.</text:p>
      <text:p text:style-name="P3132">Przyjmujemy propozycję zrezygnowania z listy krajowej do Senatu. Ale też i pod pewnymi warunkami. Proponujemy przejść na formułę czystą - 49 województw po 2 kandydatów, nikt nie wyróżniony. Po 2 senatorów - przepraszamy.</text:p>
      <text:p text:style-name="P3133">Wiemy o tym, że jest to też ułomne, mamy tego świadomość, ale jest przynajmniej jedno to - powiedziałbym proste, że jest jednakowa zasada dla wszystkich województw - każde zgłasza, da się jakoś bronić, łącznie z powołaniem się też na jeden kraj, który ma takie rozwiązania. Może nam to coś pomoże.</text:p>
      <text:p text:style-name="P3134">W związku z tym wycofalibyśmy tę propozycję w ordynacji, że wo<text:span text:style-name="T3135">j</text:span>. stołeczne i katowickie ma 3 kandydatów, a pozostałe dwóch i byłoby 49 razy 2 byłoby zatem 9<text:span text:style-name="T3136">8</text:span><text:s/>senatorów.</text:p>
      <text:p text:style-name="P3137">To jest ta sprawa pierwsza, która tu wzbudziła dużo kontrowersji.</text:p>
      <text:p text:style-name="P3138">Sprawa kolejna - proponujemy przyjąć zgłaszane tutaj propozycje, aby liczba obywateli upoważnionych do zgłaszania kandydatów na sena<text:span text:style-name="T3139">t</text:span>orów wynosiła 3 tysiące, jak jest w ordynacji wyborczej do Sejmu. Zatrzymać jednakową zasadę w jednym i drugim przypadku, po prostu trzymać się tej zasady.</text:p>
      <text:p text:style-name="P3140">Do art. 6 Ordynacji Wyborczej do Senatu chciałem zwrócić uwagę, że tu pierwszy artykuł tej ordynacji mówi o tym, iż obowiązuje cała ordynacja wyborcza do Sejmu. Tu<text:s/><text:span text:style-name="T3141">s</text:span>ą tylko uwzględnione tylko te rzeczy, które jak gdyby nie mieściły się w ordynacji wyborczej do Sejmu.</text:p>
      <text:p text:style-name="P3142">Proponujemy art. 6 zredagować następująco: a mianowicie - że prawo zgłaszania kandydatów na senatorów mają wszystkie te same podmioty, które figur<text:span text:style-name="T3143">uj</text:span>ą w ordynacji wyborczej do Sejmu. Z tym jednak, że każdy z podmiotów popiera swego kandydata 3 tysięcy podpisów przez wyborców. To znaczy -<text:s/>zachowujemy tę zasadę, którą tam jeszcze mamy - przypominam - doredagować w ordynacji do Sejmu. Będą tam figurować partie, organizacje, które tam zostaną po ostatecznej redakcji. Różnica polegać będzie na tym, że do Sejmu zgłaszają - powiedzmy - a tu wspierają swoje propozycje trzema tysiącami głosów - podpisów obywateli powiedzmy niekoniecznie bazując na własnej bazie politycznej.</text:p>
      <text:soft-page-break/>
      <text:p text:style-name="P3144">Tutaj już byśmy tych spraw nie regulowali.</text:p>
      <text:p text:style-name="P3145">I sprawa już ostatnia - proponujemy, żebyśm<text:span text:style-name="T3146">y</text:span><text:s/>przyjęli jednak, że wybory do Senatu odbywać się będą tylko w jednej turze. Zamknąć tę sprawę po pierwszych wyborach. Kto uzyska największą liczbę głosów ten zostaje wybrany. Można tutaj różne rzeczy mieć - powiedziałbym - czy to dobrze, czy to źle, jaka będzie różnica głosów. Ale sądzimy, z dużym namysłem podchodząc do tego, że suma summarum - powiedzmy - będzie to dobre rozwiązanie.</text:p>
      <text:p text:style-name="P3147">Chcieliśmy zachęcić do aprobaty tego podejścia.<text:s/><text:span text:style-name="T3148">W</text:span><text:s/>ten sposób jest odpowiedź z naszej strony odnośnie tych wszystkich propozycji, jakie tu były wysunięte i jeżeli będzie pozytywna reakcja naszych partnerów tu, to możemy przejść do kolejnego punktu.</text:p>
      <text:p text:style-name="P3149">Pan Geremek.</text:p>
      <text:p text:style-name="P3150"><text:span text:style-name="T3151">Ob. Bronisław Geremek</text:span>:</text:p>
      <text:p text:style-name="P3152">Cieszę się, że się redukuje liczba spraw spornych.</text:p>
      <text:p text:style-name="P3153">Sporne jednak pozostają. Chciałbym, żeby jasne było, że przyjmujemy tutaj pewien układ, który traktujemy jako układ prowizory<text:span text:style-name="T3154">cz</text:span>ny, jednorazowy i w ramach tego układu Senat jako instytucja o określonych prawach i sposobie powoływani<text:span text:style-name="T3155">a</text:span>, ma swoje miejsce. I dlatego dwie sprawy pozostają nadal sporne, mianowicie pierwsza sprawa dwóch tur, nie wiemy dlaczego. Wykluczone w wypadku, że mają zróżnicowanie, wprowadzona odmienność Senatu w stosunku do Sejmu, dlaczego nie przyjąć tej samej zasady do jednej i do drugiej izby.</text:p>
      <text:p text:style-name="P3156">I sprawa druga, sprawa sposobu wyborów, sposobu wyboru senatorów, usunięcie paradoksów między liczbą wyborców a liczbą wybieranych, wydaje się w interesie instytucji i powagi tej instytucji.</text:p>
      <text:p text:style-name="P3157">Ale w tych dwóch sprawach także koledzy moi z<text:span text:style-name="T3158">ab</text:span>iorą głos, myślę w sprawie dwóch tur i w sprawie sposobu wyboru dr Kaczyński.</text:p>
      <text:p text:style-name="P3159"><text:span text:style-name="T3160">Ob. Jarosław Kaczyński</text:span>:</text:p>
      <text:p text:style-name="P3161"><text:span text:style-name="T3162">...</text:span>mogę tylko powtórzyć to, co mówiłem już kiedyś, mianowicie Polska nie jest federacją, ten kraj, na który<text:s/><text:span text:style-name="T3163">s</text:span>ię pan powoływał to jest federacja i to federacja dość dalek<text:span text:style-name="T3164">o</text:span><text:span text:style-name="T3165"><text:s/></text:span>mocno s<text:span text:style-name="T3166">fe</text:span>deralizowan<text:span text:style-name="T3167">a</text:span>, czyli właśnie gdzie te człony są w znacznej mierze od siebie niezależne,<text:s/>mimo że to z zewnątrz wygląda inaczej, bo jest jedno potężne państwo. To jest argument pierwszy, argument liczbowy już tutaj był wielokrotnie wysuwany.</text:p>
      <text:p text:style-name="P3168">Wreszcie jest argument polityczny związany z faktem,<text:s/><text:span text:style-name="T3169">ż</text:span>e w Polsce, w innych krajach so<text:span text:style-name="T3170">cj</text:span>alistycznych kwestia swoistego rodzaju właśnie takiej anarchicznej w sensie anarchii biurokratycznej<text:s/><text:span text:style-name="T3171">fe</text:span>deralizacji czy feudalizacji krajów państwa, aparatu państwowego była i sądzę, że w dalszym ciągu pozostaje kwestią bardzo istotną. I stwarzanie Senatu swego rodzaju organu tego właśnie mechanizmu, a tak by tutaj w tym wypadku to wyglądało, jest z punktu widzenia kształtu ewolucji ustrojowej Polski, jak sądzimy, bardzo niekorzystne.</text:p>
      <text:p text:style-name="P3172">Można rozważać, w jaki sposób dokonać korekty tej zasady. Myśmy proponowali korektę tego rodzaju, aby każde województwo miało jeden głos i dalej już, znaczy jeden mandat i dalej już dla nieutrudniania przeprowadzania operacji wyborczej, aby pozostałe 52 mandaty, bo przyjęliśmy liczbę 100, albo ewentualnie 6<text:span text:style-name="T3173">0</text:span>, gdyby było 110 senatorów, została podzielona - ta liczba została podzielona między poszczególne województwa, na tej zasadzie, że za każdą liczbę wyborców, czy też mieszkańców dla uproszczenia, ponad tą podstawową, otrzymywałoby się<text:s/><text:span text:style-name="T3174">j</text:span>ednego senatora. Oczywiście ta liczba<text:s/><text:soft-page-break/>powstawałaby z podziału całości przez 62, ewentualnie można by przyjąć inną zasadę - podzielić całość przez 110 czy 110 i dodawać troszeczkę w porządku nieco innym, który by dawał większą przewagę tym liczniejszym w<text:span text:style-name="T3175">oj</text:span>ewództwom.</text:p>
      <text:p text:style-name="P3176">To też byłoby odejście od zasady proporcjonalności,<text:s/>no ale odejście w ramach rozsądku i w ramach trzymania się jakiejś reprezentatywności.</text:p>
      <text:p text:style-name="P3177">Natomiast to co strona<text:s/>opozycyjna<text:s/>- znaczy koalicyjno-rządowa w tej chwili proponuje, no to jest propozycja po prostu nie znajdująca żadnego racjonalnego uzasadnienia poza tym faktem, że Polska zresztą w sposób sztuczny została swego czasu nie tak dawno zresztą podzielona na 49 województw. Województw, które nie są żadnymi całościami w sensie społecznym, chyba że przez całe społeczeństwo rozumieć tylko aparat, bo rzeczywiście aparat i partyjny, i państwowy się na te 49 fragmentów dzieli. No, ale to nie ma być reprezenta<text:span text:style-name="T3178">cj</text:span>a aparatu, tylko właśnie społeczeństwa.</text:p>
      <text:p text:style-name="P3179">My - powtarzam - idziemy tutaj na pewnego rodzaju koncesje, ustępstwa. Rozumiemy, że drugiej stronie zależy na tym, żeby wybory odbywały się w takim porządku, który umożliwia ich organizowanie przez województwa. Nie kwes<text:span text:style-name="T3180">ti</text:span>onu<text:span text:style-name="T3181">je</text:span>my tego, no ale sądzimy, że to są ustępstwa tutaj z naszej strony wystarcz<text:span text:style-name="T3182">aj</text:span>ące i tak idące bardzo daleko, bo w zasadzie przecież Polska powinna po prostu zostać podzielona proporcjonalnie na odpowiednią ilość okręgów wyborczych, niezależnie od województw i w tym porządku powinny się odbyć wybory.</text:p>
      <text:p text:style-name="P3183">Powtarzam - z tego rezygnujemy, ale podtrzymujemy tutaj tą zasadę, aby ta korekta została dokonana.</text:p>
      <text:p text:style-name="P3184">Dziękuję.</text:p>
      <text:p text:style-name="P3185"><text:span text:style-name="T3186">Przewodnicząc</text:span><text:span text:style-name="T3187">y</text:span>:</text:p>
      <text:p text:style-name="P3188">Dziękuję bardzo. Pan Król.</text:p>
      <text:p text:style-name="P3189"><text:span text:style-name="T3190">Ob. Marcin Król</text:span>:</text:p>
      <text:p text:style-name="P3191">Dwa słowa wyjaśnienia chciałem. Nie rozumiem, czemu miałaby być jedna tura tylko do Senatu?</text:p>
      <text:p text:style-name="P3192">Jak podkreślałem, chodzi o to, przede wszystkim, żeby<text:s/>ci senatorowie nie było no... Naprawdę, może dojść do tego, że będzie rozkład powiedzmy z 5-ciu kandydatów na jeden mandat, będzie rozkład 19, 17, 16 i tym 17 a 16, to już są prawda różnice, bo tak to może być.</text:p>
      <text:p text:style-name="P3193"><text:span text:style-name="T3194">W</text:span>i<text:span text:style-name="T3195">ę</text:span>c być może, moglib<text:span text:style-name="T3196">yś</text:span>my się zastanowić nad tym, że skoro do Sejmu robimy 50-procen<text:span text:style-name="T3197">to</text:span>wo, tu zmniejszyć, będzie 40<text:span text:style-name="T3198">%</text:span>, że senator powinien uzyskać jako minimum, ale chodzi tutaj nam, to ja nie widzę żadnego politycznego<text:span text:style-name="T3199"><text:s/></text:span>p<text:span text:style-name="T3200">ro</text:span>blemu, tylko żeby nie było pewnego rodzaju przypadkowości po prostu w tych wyborach i żeby to było no dość w miarę poważne, bo politycznie nie ma to chyba żadnego aspektu, jak mi się wydaje. Bo... albo chyba że przyjmiemy tak, że będzie naprawdę reprezentanci solidarnościowi i partyjni, i będzie koalicja, jakieś będą straszne walki prawda. Ale to wydaje się mało prawdopodobne przy tej wersji prawd<text:span text:style-name="T3201">a</text:span>, którą uzgodniliśmy tych 3 ty<text:span text:style-name="T3202">s</text:span>. itd.</text:p>
      <text:p text:style-name="P3203">Więc doprawdy nie widzę poważnych politycznych argumentów jakie by za tym stały.</text:p>
      <text:p text:style-name="P3204"><text:span text:style-name="T3205">Przewodniczący</text:span>:</text:p>
      <text:p text:style-name="P3206">Dziękuję bardzo. Proszę, prof. Wiatr.</text:p>
      <text:p text:style-name="P3207"><text:span text:style-name="T3208">Ob. Jerzy J</text:span><text:span text:style-name="T3209">.</text:span><text:span text:style-name="T3210"><text:s/></text:span><text:span text:style-name="T3211">W</text:span><text:span text:style-name="T3212">iatr</text:span>:</text:p>
      <text:p text:style-name="P3213">W tej ostatniej sprawie. Otóż mnie się wydaje, że w tym wypadku zastosowanie zasady zwykłej większości ma pewną zaletę. Mianowicie ta właśnie zasada mniej sprzyja przypadkowości niż zasada<text:s/><text:soft-page-break/>dwóch tur. Bo chcę pójść drogą pewnego eksperymentu myślowego.</text:p>
      <text:p text:style-name="P3214"><text:span text:style-name="T3215">W</text:span><text:s/>przykładzie podanym przed chwilą przez pana red. Kr<text:span text:style-name="T3216">ól</text:span>a mamy tych kandydatów, którzy dostali 17, 16<text:span text:style-name="T3217">%</text:span><text:s/>głosów, czyli bardzo słabą ilość głosów.<text:s/>Otóż przy dwóch turach ci dwaj, jeden z 17-toma, drugi z 16-toma procentami przechodzą do drugiej tury. I wyborcy są zmuszeni do wybrania między dwoma kandydatami, którzy doś<text:span text:style-name="T3218">ć<text:s/></text:span>przypadkowo znaleźli się w tej sytuacji. To raczej tylko dlatego, że poniżej nich byli tacy, co mieli po 15 i 14.</text:p>
      <text:p text:style-name="P3219">Natomiast wprowadzenie większości zwykłej tak jak na przykład w systemie brytyjskim sprzyja temu, żeby już w fazie wysuwania kandydatów następowało koncentrowanie się uwagi wysuwających na poważnych, silnych kandydatach.</text:p>
      <text:p text:style-name="P3220">I wydaje mi się, że jeżeli Senat ma mieć poważniejszy autorytet, to to jest korzystniejsze. To nie jest formuła, która daje którejkolwiek stronie mówiąc umownie, jakąś preferencję polityczną, bo nie można właściwie w tej chwili przewidzieć w sensie politycznym, kto by lepiej wychodził na dwóch turach czy na jednej.</text:p>
      <text:p text:style-name="P3221">Natomiast jestem przekonany, że przy większości względnej będziemy mieli poważniejszy zestaw senatorów niż przy systemie dwóch tur<text:span text:style-name="T3222">.</text:span></text:p>
      <text:p text:style-name="P3223"><text:span text:style-name="T3224">Ob. Aleksander Hall</text:span>:</text:p>
      <text:p text:style-name="P3225">No tak, tylko że przykład brytyjski, to przykład kraju z wielowiekową tradycją parlamentarną, z długą tradycją demokratyczną, z przyzwyczajeniami wyborców, którzy mogą przez długi okres czasu sami praktykowali udział w instytucjach demokratycznych, w tym udział w wyborach.</text:p>
      <text:p text:style-name="P3226">Tymczasem pierwsze wybory do Senatu będą się odbywać, choćbyśmy nie wiadomo co zrobili, w sytuacji nowej, w sytuacji niezorganizowania jeszcze sił niezależnych, a w każdym razie niewystarcz<text:span text:style-name="T3227">aj</text:span>ącego ich zorganizowania.<text:s/><text:span text:style-name="T3228">I</text:span><text:s/>ta druga tura właśnie w moim przekonaniu będzie ograniczała element przypadkow<text:span text:style-name="T3229">ośc</text:span>i, który w przypadku przeprowadzania tych wyborów tylko za pomocą jednej<text:s/><text:span text:style-name="T3230">t</text:span>ury mógłby być znaczny.</text:p>
      <text:p text:style-name="P3231">P<text:span text:style-name="T3232">rzewodniczący</text:span>:</text:p>
      <text:p text:style-name="P3233">Mówił pan Hall.</text:p>
      <text:p text:style-name="P3234">Pan Mazowiecki - proszę. Przepraszam, pan Reiff.</text:p>
      <text:p text:style-name="P3235"><text:span text:style-name="T3236">Ob. Ryszard Reiff</text:span>:</text:p>
      <text:p text:style-name="P3237">To znaczy, ten argument przypadkowości został już tu<text:s/><text:span text:style-name="T3238">d</text:span>osyć szczegółowo omówiony. Ja chcę na inny aspekt zwrócić uwagę, mianowicie na tą całą dydaktykę, o której przy okazji tych wyborów bardzo wiele się mówi. Ja nie podzielam tej tezy, że musimy się uczyć demokra<text:span text:style-name="T3239">cj</text:span>i, no, ale przyjmuję ją, ponieważ tyle osób i tylu publicystów, i tylu polityków na ten temat się wypowiada<text:span text:style-name="T3240">.</text:span></text:p>
      <text:p text:style-name="P3241">Otóż uważam,<text:s/><text:span text:style-name="T3242">ż</text:span>e ta formuła dwóch tur jest znakomitym okresem dla właśnie tej eduka<text:span text:style-name="T3243">c</text:span>yjnej części tych wszystkich wyborów<text:span text:style-name="T3244">.</text:span><text:s/>Ona jest ograniczona przez wybory do Sejmu przez to, że one są w istocie rzeczy zadekretowane właśnie tym układem całym, natomiast tam istnie<text:span text:style-name="T3245">je</text:span><text:s/>ta duża możliwość, że tak powiem, wykreowania określonych postaw, określonych ludzi<text:span text:style-name="T3246">.</text:span></text:p>
      <text:p text:style-name="P3247">No i druga sprawa wreszcie, to znaczy, że przecież w istocie rzeczy tą sprawą nadrzędną jest utworzenie określonych<text:s/><text:span text:style-name="T3248">st</text:span>abilizatorów w życiu publicznym z punktu widzenia programu reform<text:span text:style-name="T3249">.</text:span><text:s/><text:span text:style-name="T3250">I</text:span><text:s/>uważa<text:span text:style-name="T3251">m</text:span>, że tu można do tej przypadkow<text:span text:style-name="T3252">oś</text:span>ci jeszcze ten argument dodać, że w równym stopniu trzeba n<text:span text:style-name="T3253">ie</text:span><text:s/><text:soft-page-break/>deprec<text:span text:style-name="T3254">jo</text:span>nują<text:span text:style-name="T3255">c</text:span><text:s/>wagi tej drugiej izby, równ<text:span text:style-name="T3256">i</text:span>eż ją traktować w perspektywie zbudowania tych wewnętrzny<text:span text:style-name="T3257">c</text:span>h stabilizatorów, o które trzeba to będzie oprzeć<text:span text:style-name="T3258">.</text:span><text:s/>I ten okres tych dwóch tygodni jest wspaniałą konsolidacją, że tak powiem, dużego rozumu politycznego czy dojrzałości, którą przy tej okazji będzie możliwość wypowiedzenia i zorganizowania wokół tego opinii publicznej<text:span text:style-name="T3259">.</text:span></text:p>
      <text:p text:style-name="P3260">Dziękuję.</text:p>
      <text:p text:style-name="P3261"><text:span text:style-name="T3262">Przewodnicząc</text:span><text:span text:style-name="T3263">y</text:span>:</text:p>
      <text:p text:style-name="P3264">Dziękuję bardzo. Proszę pan Winczorek<text:span text:style-name="T3265">.</text:span></text:p>
      <text:p text:style-name="P3266"><text:span text:style-name="T3267">Ob. Piotr Winczorek</text:span>:</text:p>
      <text:p text:style-name="P3268"><text:span text:style-name="T3269">P</text:span>r<text:span text:style-name="T3270">os</text:span>zę państwa, muszę powiedzieć, że z żalem rezygnuję z tej zasady, że partie polityczne mogą na równi z tymi właśnie<text:s/><text:span text:style-name="T3271">3</text:span><text:s/>tys<text:span text:style-name="T3272">.</text:span><text:s/>kand<text:span text:style-name="T3273">.</text:span>.<text:span text:style-name="T3274">.</text:span><text:s/>obywateli zgłaszać kandydatów<text:span text:style-name="T3275">.</text:span><text:s/>Przegrałem, można powiedzieć, tą partię<text:span text:style-name="T3276">.</text:span><text:s/><text:span text:style-name="T3277">I</text:span><text:s/>godzę się z tym. My tu właściwie idziemy bardzo daleko na rozmaite ustępstwa, jeśli to słowo jest na m<text:span text:style-name="T3278">iejs</text:span>cu,<text:span text:style-name="T3279"><text:s/></text:span>w stosunku do propozy<text:span text:style-name="T3280">c</text:span>ji wysuwanych przez państwa<text:span text:style-name="T3281">.<text:s/></text:span>Nie chcieliście listy krajowej<text:span text:style-name="T3282">.</text:span><text:s/>Nie będziecie jej mieli<text:span text:style-name="T3283">.<text:s/></text:span>Chcieliście mniejszą liczbę podpisów<text:s/><text:span text:style-name="T3284">-</text:span><text:s/>macie<text:span text:style-name="T3285">.</text:span><text:s/>Nie chcie<text:span text:style-name="T3286">l</text:span>iście, żeby organizacje zgłaszały kandydatów<text:s/><text:span text:style-name="T3287">-</text:span><text:s/>nie będzie<text:span text:style-name="T3288">.</text:span></text:p>
      <text:p text:style-name="P3289">/Przewodniczący: Tzn<text:span text:style-name="T3290">.</text:span><text:s/>bez podpisów/.</text:p>
      <text:p text:style-name="P3291">Bez podpisu<text:span text:style-name="T3292">.</text:span><text:s/>Argumenty tutaj przez Jarka Kaczyńskiego przytoczone, mnie przemawiają do przekonania. Rz<text:span text:style-name="T3293">e</text:span>czywiście, nie są to wybory oparte na zasadzie równości, gdy idzie o wagę głosu<text:span text:style-name="T3294">.</text:span></text:p>
      <text:p text:style-name="P3295">Przemawia mi także do przekonania to, ale tylko częściowo tym razem, że może byłoby lepiej, by wybory przeprowadzać w dwóch turach<text:span text:style-name="T3296">.</text:span><text:s/>Dlaczego częściowo, zaraz powiem<text:span text:style-name="T3297">.<text:s/></text:span>Ale myślę, że skoro ta ordynacja ma być ordynacją do jednorazowego użytku, bo jest związana z ordynacją do Sejmu dziesiątej kadencji, można by było, chyba bez naprawdę wielkiej straty dla kogokolwiek, łącznie ze społeczeń<text:span text:style-name="T3298">st</text:span>wem, na które się powołujecie, przyjąć te propozycji przed ch<text:span text:style-name="T3299">wi</text:span>lą zgłoszone<text:span text:style-name="T3300">.</text:span><text:s/>Po prostu naprawdę nikt na tym nie traci.</text:p>
      <text:p text:style-name="P3301">A jeśli chodzi o cz<text:span text:style-name="T3302">ę</text:span>ściową tylko zgodę na te argumenty dotyczące dwóch tur, to chcę powiedzieć tak, że wybory do Sejmu, które nie są demokratyczne w pełni, ja popieram ten punkt widzenia, dlatego powinny być przeprowadzone w dw<text:span text:style-name="T3303">ó</text:span>ch turach, że to głosowanie dające większość ostatecznie bezwzględną któremuś z kandydatów ma jak gdyby uzup<text:span text:style-name="T3304">e</text:span>łnić to, co się traci przez wstępny podział mandatów<text:span text:style-name="T3305">.<text:s/></text:span>Tu jest potrzebne poparcie połowy elektoratu dla tego kandydata, który pojawił się, można powiedzieć, ustawiony na torze.</text:p>
      <text:p text:style-name="P3306">Natomiast gdy idzie o wybory do Senatu one są w pełni wolne, konkurencyjne<text:span text:style-name="T3307">.</text:span><text:s/>Kto wie, czy nie kon<text:span text:style-name="T3308">fr</text:span>on<text:span text:style-name="T3309">tac</text:span>yjne, przy pewnym rozumieniu tego słowa<text:span text:style-name="T3310">.</text:span><text:s/>Dlatego też nie jest aż tak bardzo potrzebne p<text:span text:style-name="T3311">ot</text:span>wierdzanie tego wyboru przez dod<text:span text:style-name="T3312">a</text:span>tkową turę, która podniesie tą poprzeczkę do 50 proc<text:span text:style-name="T3313">.<text:s/></text:span>Były tutaj przytaczane przykłady krajów, gdzie przecież wybory w jednej turze i większością względną są prowadzo<text:span text:style-name="T3314">n</text:span>e z dobrym skutkiem i można powiedzie<text:span text:style-name="T3315">ć</text:span>, na pewno państwo nie macie zastrzeżeń co do tego, że w ich rezultacie powołuje się do życia parlamenty demokratyczne<text:span text:style-name="T3316">.</text:span></text:p>
      <text:p text:style-name="P3317">Dlatego też radziłbym, prosiłbym, żeby i państwo z czegoś zrezygnowali, nawet jeśli wasze argumenty są merytorycznie uzasadnione<text:span text:style-name="T3318">.</text:span><text:s/>Odłóżmy to na razie<text:span text:style-name="T3319">.</text:span><text:s/>Świat się na tym nie kończy, za 4 lata, czy za<text:s/><text:span text:style-name="T3320">5</text:span>, raczej za 4, za 5 ja<text:span text:style-name="T3321">k</text:span><text:s/>Sejm będzie rozwiązany może wcześniej, będziemy mogli przejść do tego typu rozwiązań, które proponujecie<text:span text:style-name="T3322">.</text:span></text:p>
      <text:soft-page-break/>
      <text:p text:style-name="P3323"><text:span text:style-name="T3324">Przewodniczący</text:span>:</text:p>
      <text:p text:style-name="P3325">Dziękuję.<text:s/>Proszę, pan Osmańczyk.</text:p>
      <text:p text:style-name="P3326"><text:span text:style-name="T3327">Ob. Edmund Osmańczyk</text:span>:</text:p>
      <text:p text:style-name="P3328">Ja chciałem jeszcze wrócić do tego, co mówił na początku pan Kaczyński<text:span text:style-name="T3329">.</text:span><text:s/>Mianowicie dać przykład Opolszczyzny<text:span text:style-name="T3330">.</text:span><text:s/>Opolszczyzna na skutek okrojenia i rozbicia jej na trzy województwa znajduje się w takiej sytuacji, że na jeden z najwybitniejszych, najlepszych powiatów Opolszczyzny, powiat oleski, posiadający bardzo ciekawych, ambitnych ludzi, którzy uczynili z oleskiego wzorowy powiat, jeśli chodzi o gospodarność, zostało przyłączone do Częstochowy<text:span text:style-name="T3331">.</text:span><text:s/>W związku z czy<text:span text:style-name="T3332">m</text:span><text:s/>autorytety, które wyrosły na skalę krajową, bo na skalę krajową to Olesno miało tych najlepszych gospodarczy, nie ma żadnych szans<text:s/><text:span text:style-name="T3333">w</text:span><text:s/>Częstochowie, żeby ktokolwiek z kandydatów z oleskiego, które stanowi maleńką cząstkę, i w związku z tym zresztą, że zajmowało stale to pierwsze miejsce również w woj<text:span text:style-name="T3334">.<text:s/></text:span>częstochowskim, więc zlikwidowano przed czterema laty te konkursy gospodarności<text:span text:style-name="T3335">.</text:span><text:s/><text:span text:style-name="T3336">I</text:span><text:s/>to woj<text:span text:style-name="T3337">.</text:span><text:s/>oleskie nie ma żadnej możliwości reprezentowania, wystawienia swojego kandydata<text:span text:style-name="T3338">.</text:span></text:p>
      <text:p text:style-name="P3339">Ta sama historia dotyczy raciborskiego, gliwickiego.<text:s/>To co było razem z nami we wspólnej walce<text:s/><text:span text:style-name="T3340">-</text:span><text:s/>przecież to są te tradycyjne, które przeszły do innych województw. Województwo opolskie po tym okrojeniu ma daleko zmniejszone możliwości zaprezentowania swoich wybitnych działaczy i to szczególnie działaczy g<text:span text:style-name="T3341">os</text:span>podarczych, pokazujących umiejętności gospodarowania<text:span text:style-name="T3342">.</text:span><text:s/>Tylko dlatego, że te najbardziej gospodarne części zostały odłączone w ramach tej re<text:span text:style-name="T3343">fo</text:span>rmy<text:span text:style-name="T3344">.</text:span></text:p>
      <text:p text:style-name="P3345"><text:span text:style-name="T3346">I</text:span><text:s/>to chciałem po prostu na<text:span text:style-name="T3347">...</text:span><text:s/>jako wsparcie kolegi Kaczyńskiego argumentacji przedłożyć pod rozwagę jako przykład, jak niefortunne skutki ma ta reforma i powoływanie się na 49 województw i stawianie ich wszystkich na jednym poziomie jest wielkim nieporozumieniem.</text:p>
      <text:p text:style-name="P3348"><text:span text:style-name="T3349">P</text:span><text:span text:style-name="T3350">r</text:span><text:span text:style-name="T3351">zewodn</text:span><text:span text:style-name="T3352">i</text:span><text:span text:style-name="T3353">czący</text:span>:</text:p>
      <text:p text:style-name="P3354">Dziękuję.</text:p>
      <text:p text:style-name="P3355">Chciałbym jeden jednak argument jeszcze przytoczyć i prosić o wzięcie pod uwagę przy tych wyborach, czy dwie tury czy jedna. Mianowicie zakładając dwie tury wyborów przyjmuje<text:span text:style-name="T3356">m</text:span>y zasadę, że musimy zorganizować pełne dwukrotne wybory w naszym kraju. Bo inaczej nie idzie tu... będą okręgi wyborcze w województwach. Jeżeli tak się złoży, na przykład, że w województwie gdzie jest 5 mandatów, zostaną obsadzone mandaty do Sejmu w pierwszej turze, wobec tego drugie wybory mogą wypaść nam blado do Senatu i wprawdzie jest to co mówił pan Król, że różnice mogą być niewielkie, ale rezultat może być taki, ż<text:span text:style-name="T3357">e</text:span><text:s/>w tej drugiej turze na przykład kandydaci zbiorą mniej głosów w ogóle jak w pierwszej turze i tak na dobrą sprawę wziąwszy nie bardzo wiadomo co my tu przez to powiedzmy rozstrzygniemy. Nie mówił<text:span text:style-name="T3358">o</text:span><text:s/>się o tym, że to się wiąże w ogóle i z kosztami również.<text:s/><text:span text:style-name="T3359">T</text:span>o nie jest tak powiedzmy, że tylko wszędzie, że to sama idea odgrywa rolę. Dlatego że robimy tam podwójne wybory tam oczywiście gdzie nie będzie wybrany w pierwszej turze, no to one mogą być różnie rozłożone te wybory, załóżmy w jednych okręgach będą, w innych okręgach mogą nie być te wybory. Natomiast tu wpr<text:span text:style-name="T3360">o</text:span>wadzamy zasadę automatyczną - zasadę, że w całym kraju robimy ponowne wybor<text:span text:style-name="T3361">y.</text:span><text:s/>Biorąc pod uwag<text:span text:style-name="T3362">ę</text:span>, że są to wybory powiedzmy mocno konkurencyjne, że możliwość wysuwania wszystkich kandydatów - więc wydaje<text:s/><text:span text:style-name="T3363">s</text:span>ię, że jak kto sobie zasłuży nazwijmy to, tak go wyborcy potraktują. To jest dobrą zasadą, normalną, dobrą powiedzmy zasadą i proponujemy ją, powiedziałem tak wszechstronnie rozważyć, czy ona rzeczywiście nie jest to przyję<text:span text:style-name="T3364">ci</text:span>a.</text:p>
      <text:soft-page-break/>
      <text:p text:style-name="P3365"><text:span text:style-name="T3366">Ob</text:span><text:span text:style-name="T3367">.</text:span><text:span text:style-name="T3368"><text:s/>Kubiak</text:span>:</text:p>
      <text:p text:style-name="P3369">Nie chcę toczyć sporu o to, czy szcz<text:span text:style-name="T3370">ę</text:span>ściem czy nieszcz<text:span text:style-name="T3371">ęś</text:span>ciem było utworze<text:span text:style-name="T3372">n</text:span>ie 49 województw, bo mam w tej sprawie dość jednoznaczne zdanie od dawna, ale jeżeli chcielibyśmy wypuścić kolejnego z tej puszki<text:s/>Pandory<text:s/>chochlika w postaci podnoszenia tego problemu i teraz, to byłaby to najgorsza okazja ze wszystkich możliwych. Stan jest jaki jest, jest 49 województw. Jeżeli myślimy, a jest to idea mi bardzo bliska, o samorządach terytorialnych - to zasada równej reprezenta<text:span text:style-name="T3373">cj</text:span>i bardzo różnych podmiotów jest w tym wypadku jedyną zasadą, jaką można przyjąć. Bardzo różnych podmiotów pod względem nie tylko ilości i nie tylko potencjału gospo<text:span text:style-name="T3374">da</text:span>rczego, ale szeregu jeszcze innych rzeczy.</text:p>
      <text:p text:style-name="P3375">Jeśli idzie o te dwie czy jedną turę.<text:s/><text:span text:style-name="T3376">J</text:span>eżeli przy wyborach do Senatu gdzie wiadomo są dwie osoby, które<text:s/>miałyby<text:s/>być wybierane, jeśli ta wersja byłaby przyjęta, jest jedna tura wyborów, to automatycznie następuje koncentracja wszystkich sił politycznych z<text:span text:style-name="T3377">ai</text:span>nteresowanych w tym, a nie rozproszenie. I sądzę, że w takiej właśnie sytuacji mamy o wiele więcej możliwości bardzo sensownego przeprowadzenia, jeżeli wprowadzamy dwie tury, to od razu mówimy, iż możliwa jest inna dyspersja, ponieważ potem może na<text:span text:style-name="T3378">s</text:span>tąpić dodatkowa jakaś tam koncentracja. Jest to szereg problemów rzeczy<text:span text:style-name="T3379">wi</text:span>stych wcale nie sądzę, aby tylko profesorsko wydumanych.</text:p>
      <text:p text:style-name="P3380">Dziękuję bardzo.</text:p>
      <text:p text:style-name="P3381"><text:span text:style-name="T3382">Przewodniczą</text:span><text:span text:style-name="T3383">c</text:span><text:span text:style-name="T3384">y</text:span>:</text:p>
      <text:p text:style-name="P3385">D<text:span text:style-name="T3386">z</text:span>i<text:span text:style-name="T3387">ęk</text:span>u<text:span text:style-name="T3388">ję.<text:s/></text:span>Głos ma pan Geremek.</text:p>
      <text:p text:style-name="P3389"><text:span text:style-name="T3390">Ob.<text:s/></text:span><text:span text:style-name="T3391">Bronisław Geremek</text:span>:</text:p>
      <text:p text:style-name="P3392">Już w tych dwóch sprawach wydaje mi si<text:span text:style-name="T3393">ę</text:span>, że możemy w chwili obecnej powiedzieć tyle w sprawie dwóch tur wyborów<text:s/><text:span text:style-name="T3394">-</text:span><text:s/>wszystkie argumenty, które padają przeciwko drugiej turze wyborów do Senatu, dotyczą w gruncie rzeczy także drugiej tury wyborów do Sejmu i zasada odmienności wyborczej w wypadku Sejmu i Senatu nie znajduje uzasadnienia wystarcz<text:span text:style-name="T3395">aj</text:span>ącego, ani dotyczącego kosztów, ani też dotyczącego sposobu wybierania.</text:p>
      <text:p text:style-name="P3396">Proponuję jednak - w tej sprawie argument<text:span text:style-name="T3397">y</text:span>, które tutaj padły my rozważymy i udzielimy odpowiedzi w tej<text:s/><text:span text:style-name="T3398">s</text:span>prawie, udzielimy odpowiedzi na następnym posiedzeniu.</text:p>
      <text:p text:style-name="P3399">Natomiast w sprawie drugiej,<text:s/><text:span text:style-name="T3400">w</text:span><text:s/>sprawie zasady reprezentac<text:span text:style-name="T3401">ji</text:span><text:s/>w Senacie uważamy, że jest jedyną rozsądną sprawiedliwą zasadą jest ta, którą proponowaliśmy mianowicie w pełni uwzględni<text:span text:style-name="T3402">aj</text:span>ącą obecny podział na województwa i dająca każdemu z województw jeden mandat senatorski, natomiast pozostałe mandaty pozostawi<text:span text:style-name="T3403">aj</text:span>ąca do doboru odpowiedniego w stosunku do liczby ludności.</text:p>
      <text:p text:style-name="P3404">Uw<text:span text:style-name="T3405">a</text:span>żamy w każdym razie liczba 110 mandatów senatorskich, która jest objęta propozycją prze<text:span text:style-name="T3406">ds</text:span>tawioną przez stronę rządową, że ta propozycja, że ta liczba powinna zosta<text:span text:style-name="T3407">ć</text:span><text:s/>utrzymana przy wycofaniu zasady listy państwowej, czy listy krajowej, pozostaje 110 mandatów<text:s/>do rozdziału i sądzimy, że w ramach takiej właśnie liczby 110 mandatów pow<text:span text:style-name="T3408">i</text:span>nna zostać dokonana niezbędna korektur<text:span text:style-name="T3409">a</text:span>,<text:span text:style-name="T3410"><text:s/></text:span>która uwolni te instytucje<text:s/>nowo powołaną, którą znaleźliśmy, a której nikt nie szukał, która uwolni ją od pewnej takiej dysproporcji zasadniczej, że województwo chełmskie mające 250 tysięcy mieszkańców będzie miało dwa fotele senatorskie i tyleż samo będzie miało 15-krotnie ludność większe woj. katowickie.</text:p>
      <text:p text:style-name="P3411">Wydaje mi się, że powinniśmy być z<text:span text:style-name="T3412">ai</text:span>nteresowani mając świadomość tego, jak kruchy jest to kontrast, jak uzasadnienie jego nawet wymaga wysiłku i naszego własnego<text:span text:style-name="T3413"><text:s/></text:span>i wysiłku po<text:span text:style-name="T3414">t</text:span>em w kontakcie z opinią<text:s/><text:soft-page-break/>publiczną powinniśmy w miarę możliwości wytworzyć jasność sytuacji i raczej gromadzić argumenty działające na korzyść tego układu i tej propozycji, niż gromadzić argumenty, które przemawiają przeciwko tej instytucji i przeciwko zasadzie doboru do tej instytucji.</text:p>
      <text:p text:style-name="P3415"><text:span text:style-name="T3416">W</text:span><text:s/>związku z tym myślę, że trzeba z<text:span text:style-name="T3417">a</text:span>stanowić się nad naszą dalszą metodą procedowania. Zmrok już zapadł przed nami wiele jeszcze spraw. Chciałbym zatem w tej chwili powiedzieć, że konkluzją wydaje mi się, i<text:span text:style-name="T3418">ż</text:span><text:s/>w pierwszej sprawie, w sprawie dwóch tur, że my udzielimy odpowiedzi na drugim posiedzeniu.</text:p>
      <text:p text:style-name="P3419"><text:span text:style-name="T3420">W</text:span><text:s/>drugiej sprawie ponawiając w sposób bardzo z<text:span text:style-name="T3421">d</text:span>ecydowany postulat, ażeby jednak tę korekturę wprowadzić, samą zasadę doboru senatorów, prosić drugą stronę o udzielenie podobnej odpowiedzi - to znaczy rozważenie tych argumentów, które przedstawiamy i udzielenie odpowiedzi po rozważeniu i po namyśle.</text:p>
      <text:p text:style-name="P3422"><text:span text:style-name="T3423">I</text:span><text:s/>problemem jest wówczas jeżeli tak, problemem byłoby w jaki sposób będziemy nadal dalej prowadzili nasze prace.</text:p>
      <text:p text:style-name="P3424">Dziękuję.</text:p>
      <text:p text:style-name="P3425"><text:span text:style-name="T3426">Przewodniczący</text:span>:</text:p>
      <text:p text:style-name="P3427">Dziękuję bardzo.</text:p>
      <text:p text:style-name="P3428">Więc rozumiem, że w sprawie pierwszej będzie stanowisko.</text:p>
      <text:p text:style-name="P3429"><text:span text:style-name="T3430">W</text:span><text:s/>sprawie drugiej - my możemy wziąć to do namysłu, ale chcę powiedzieć jedną rzecz<text:s/><text:span text:style-name="T3431">i</text:span><text:s/>prosiłbym o wzięcie pod uwagę<text:span text:style-name="T3432">.<text:s/></text:span>Otóż kiedy zaczynamy rozróżniać województwa pod względem wielkości ludności my rozumiemy, że jest to pewien problem, to zaczyna się sprawa, której bardzo trudno jest nam wybronić. Bo dlaczego to jak się zaczyna od 1 milion i 1 obywatel to już jest tak, a jak jest 988 tys. to już nie - powiedzmy. I w ogóle zaczyna się ten cały dylemat, w sprawie którego trzeba dyskusję podjąć. I dochodzimy wtedy oczywiście do tego co już nie<text:span text:style-name="T3433">je</text:span>dnokrotnie padało, że proporc<text:span text:style-name="T3434">jo</text:span>nalne to są te wybory, które powinniśmy przeprowadzić. No, a tu przyjęliśmy - powiedzmy - pewne uzgodnienia. Ale tak to robić dla prostej zasady, która nie jest doskonała, jak wiele rzeczy - powiedzmy - które tu rozstrzygamy. Wydaje się, że powinniśmy przyjąć. Ale przyjmujemy tę sprawę również do rozważenia tak jak to było zaproponowane.</text:p>
      <text:p text:style-name="P3435">Co się tyczy teraz dalszej pracy. Zostały nam propozycje zmian w<text:s/>konstytucji i uprawnienia Senatu.</text:p>
      <text:p text:style-name="P3436">Jak tu jest nie wiem - pytam organizatorów. Czy jest kolacja?</text:p>
      <text:p text:style-name="P3437"><text:span text:style-name="T3438">/</text:span>Głos z sali: Nie ma/.</text:p>
      <text:p text:style-name="P3439">Proszę, pan Geremek prosi o głos.</text:p>
      <text:p text:style-name="P3440"><text:span text:style-name="T3441">Pr</text:span><text:span text:style-name="T3442">of</text:span><text:span text:style-name="T3443">.<text:s/></text:span><text:span text:style-name="T3444">Br.</text:span><text:span text:style-name="T3445"><text:s/></text:span><text:span text:style-name="T3446">G</text:span><text:span text:style-name="T3447">ereme</text:span><text:span text:style-name="T3448">k</text:span>:</text:p>
      <text:p text:style-name="P3449">Miałbym jednak pewną propozycję. Niezależnie od tego, że zaczynamy być głodni i że jesteśmy zmęczeni. Dobrze byłoby gdybyśmy mogli usłyszeć odpowiedź drugiej strony na zgłoszone przez nas uwagi i propozycje dotyczące zmian konstytucyjnych. I żebyśmy z tym jednak się rozstali to znaczy ze świadomością tego w jakim momencie znajduje się ta debata, ponieważ do tej pory odpowiedzi na to nie uzyskaliśmy<text:span text:style-name="T3450">.</text:span><text:span text:style-name="T3451"><text:s/></text:span>I może wówczas zawiesilibyśmy dysku<text:span text:style-name="T3452">s</text:span>ję<text:s/><text:span text:style-name="T3453">-</text:span><text:s/>czyli przenieślibyśmy ją na następne posiedzenie. Na następnym posiedzeniu mamy te wszystkie sprawy, których nie omówiliśmy dziś, ale także mamy sprawy sądów zgodnie z zapowiedzią. Mamy sprawy oświaty<text:s/><text:span text:style-name="T3454">-</text:span><text:s/>przeniesione jakby także. I niektóre jeszcze takie inne sprawy, które się kumulują w mnie<text:span text:style-name="T3455">js</text:span>zych zespołach.</text:p>
      <text:p text:style-name="P3456">Mamy też tu problem, nawet jeżeli będziemy dążyć zresztą do zredukowania spraw mniej ważnych i<text:s/><text:soft-page-break/>może niewymagających długiej debaty, trzeba założyć, że mamy przed sobą jeszcze sporo pracy. I odpowiednio do tego trzeba by dostosować terminy.</text:p>
      <text:p text:style-name="P3457">Jeżeli zatem, jak rozumiem, kolacji nie ma, to proponowałbym, żebyśmy jednak usłyszeli odpowiedź drugiej strony na złożone przez nas uwagi.</text:p>
      <text:p text:style-name="P3458"><text:span text:style-name="T3459">P</text:span><text:span text:style-name="T3460">r</text:span><text:span text:style-name="T3461">zewodn</text:span><text:span text:style-name="T3462">i</text:span><text:span text:style-name="T3463">czący</text:span>:</text:p>
      <text:p text:style-name="P3464">Wobec tego może tak - wstępna propozycja. Poprosimy prof. Bafię, aby zreferował temat. Ustalmy może od razu -<text:s/>jeżeli będą pytania, a więc niech one padną, bo może być coś niejasnego. I jeżeli uznamy, że na tym etapie możemy dzisiaj zakończyć, to debatę już na ten temat moglibyśmy przenieść na kolejne nasze zapowiedziane spotkanie w środę. Czy zgoda? To znaczy wstępnie tak.</text:p>
      <text:p text:style-name="P3465">Wobec tego - proszę bardzo prof. Bafię o zabranie głosu.</text:p>
      <text:p text:style-name="P3466"><text:span text:style-name="T3467">Pr</text:span><text:span text:style-name="T3468">o</text:span><text:span text:style-name="T3469">f.</text:span><text:span text:style-name="T3470"><text:s/>B</text:span><text:span text:style-name="T3471">afi</text:span><text:span text:style-name="T3472">a</text:span>:</text:p>
      <text:p text:style-name="P3473">Rozumiem, że to jest zamiast kolacji to będzie odpowiedź na pytanie jaki jest smak tej kolacji.</text:p>
      <text:p text:style-name="P3474">Proszę państwa króciutko w miarę możliwości.</text:p>
      <text:p text:style-name="P3475">Ja może pierwszą uwagę ogólną chcę zrobić wprowadzającą, że projekt zmian ustawy konstytucyjn<text:span text:style-name="T3476">ej</text:span><text:s/>jest właściwie przedmiotem kształtowania, przedmiotem , które wprowadzają do systemu politycznego polskiego trzy nowe podstawowe podmioty.</text:p>
      <text:p text:style-name="P3477">Pierwszym podmiotem jest Senat, drugim podmiotem nowym instytu<text:span text:style-name="T3478">cjo</text:span>n<text:span text:style-name="T3479">al</text:span>nie jest prezydent, trzecim podmiotem jest opozycja - legalna opozycja parlamentarna.</text:p>
      <text:p text:style-name="P3480">I wydaje mi się pomimo tego, że konstytucje nie mówią bezpośrednio o opozycji, możemy dojść do konstruktywnych spojrzeń na całość rozwiązań tylko mając świadomość, że istnieje trzeci także podmiot, który tutaj wchodzi w nowym sensie do całości rozwiązań konstytucyjnych.</text:p>
      <text:p text:style-name="P3481">Druga zasada, którą się kieruje projekt, która jest też bardzo ważna do dalszych wszystkich debat, to wydaje mi się, że można by i trzeba by ją formułować tak, że projekt zmian konstytucji to jest nastawiony na minimum zmian i równocześnie maksimum rozwiązań konstytucyjnych z punktu widzenia tego pierwszego założenia. To znaczy jest w tym zawarta i idea, że to nie jest konstytucja na długi okres rozwojowy państwa, tylko to jest ta konstytucja, która ma wprowadzić nowe podstawy demokracji parlamentarnej ze wszystkimi - powiedzmy<text:s/><text:span text:style-name="T3482">-</text:span><text:s/>nowymi także elem<text:span text:style-name="T3483">e</text:span>ntami w przebudowie ustroju socjalistycznego. To może nie jest nadmiar ideologii, ale to jest jednak spojrzenie bardzo o tyle ważne, że później poszczególne propozycje w świetle tego wygl<text:span text:style-name="T3484">ą</text:span>dają chyba realniej.</text:p>
      <text:p text:style-name="P3485">Ja chciałbym najpierw zwrócić uwagę na elementy dotyczące Senatu, jak również od razu na propozycję zmian, które chcielibyśmy proponować wychodząc z pozycji zgłaszanych uwag.</text:p>
      <text:p text:style-name="P3486">Może jeszcze o tych uwagach chcę powiedzieć tak, że wszystkie te uwagi są odre<text:span text:style-name="T3487">je</text:span>s<text:span text:style-name="T3488">tr</text:span>owane. Ich jest bardzo wiele poza pewnymi uwagami ogólnymi jest dwadzieścia kilka uwag<text:span text:style-name="T3489">.</text:span><text:s/>Ale mieliśmy świadomość w tej rozmowie naszej, że ranga uwag jest bardzo różna<text:span text:style-name="T3490">,</text:span><text:s/>że są uwagi typu zupełnie redakcyjnego, z którymi właściwie na dobrą sprawę można postąpić tak albo inaczej. I są uwagi, które mają charakter rzeczywiście interwencyjny w stosunku do tej koncepcji systemu politycznego.</text:p>
      <text:p text:style-name="P3491">A więc co, propo<text:span text:style-name="T3492">n</text:span>owalibyśmy zmienić w świetle tych wysłuchanych propozyc<text:span text:style-name="T3493">ji</text:span><text:s/>jeśli chodzi o Senat. A więc po pierwsze - może powiedziałbym tak, że dwie propozycje byłyby dotyczące nowych kompetencji Senatu. Jedna z tych propozycji dotyczyłaby udziału Senatu w powoływaniu sędziów Trybunału Stanu.<text:s/><text:soft-page-break/>Artykuł 33 b ust.<text:s/><text:span text:style-name="T3494">3.</text:span><text:s/>Nie redaguję tej propozycji formalnie, natomiast formułuję zasadę, która była zawarta w<text:s/>Konstytucji marcowej, że 1/3 członków Trybunał Konst<text:span text:style-name="T3495">yt</text:span>ucyjnego, przepraszam, Trybunału Stanu wybierał Senat, a 2/3 wybierał Sejm. Tego nie ma w obecnym projekcie, to byłoby rozszerzenie kompetencji Senatu w tym kierunku.</text:p>
      <text:p text:style-name="P3496">Druga propozycja z tego zakresu jest<text:s/><text:span text:style-name="T3497">t</text:span>o art. 36<text:s/>Konstytucji. Mianowicie, że Sejm powołując prezesa Najwyższej Izby Kontroli powoływałby prezesa po wysłuchaniu, czy tam po zapoznaniu się ze stanowiskiem Senatu. Nie wiem jak to będziemy formułowali, to trzeba będzie ostatecznie ustalić - czy po wysłuchaniu stanowiska, czy po wysłuchaniu opinii, ale to w tej chwili może jest</text:p>
      <text:p text:style-name="P3498">mniej ważne.</text:p>
      <text:p text:style-name="P3499">To byłaby druga propozycja rozszerz<text:span text:style-name="T3500">aj</text:span>ąca kompetencje Senatu w zakresie spraw takich kształtujących organizację władz państwowych.</text:p>
      <text:p text:style-name="P3501">Trzecia propozycja, którą można byłoby tu rozpatrzyć pozytywnie, to jest propozycja, aby przy raty<text:span text:style-name="T3502">fi</text:span>kowaniu umów... państwo zgłosili w związku z ratyfikacją bardzo rozwinięty zespół postanowień dotyczący i charakterystyki umów, i rodzajów umów, i uprawnień Sejmu, Senatu w związku z ratyfikacją. Chcielibyśmy proponować poprawkę prostszą.</text:p>
      <text:p text:style-name="P3503"><text:span text:style-name="T3504">W</text:span><text:s/>art. 28 f/ na stronie piątej, kiedy jest powiedziane, że prezydent ratyfikuje i wypowiada umowy międzynarodowe, można by wprowadzić poprawkę, że przed ratyfikacją lub w<text:span text:style-name="T3505">y</text:span>p<text:span text:style-name="T3506">o</text:span>wiedzeniem umowy prezydent może zasięgnąć opinii czy wysłuchać stanowiska Senatu. To jest taka kolejna propozycja, którą wzięlibyśmy z tych uwag zgłaszanych. Ona w tej pozycji została nawet sformułowana w czasie naszych rozmów, panowie ją oczywiście kwestionowali, ale powtarzam ją jako propozycję, która się zrodziła na tle tych wniosków.</text:p>
      <text:p text:style-name="P3507">Teraz dalsze sprawy związane z Senatem. Chcielibyśmy proponować, tutaj już będę tak niekonsekwentnie może, ale określone tematy wybierał, mianowicie chcielibyśmy przejąć propozycję dokładnie do art. 28 b/ w pkt. 3, gdzie państwo proponowali, że uznanie przez zgromadzenie narodowe trwałej niezdolności do sprawowania urzędu<text:s/>Prezydenta ze względu na stan zdrowia, żeby następowało takie uznanie większością, no powiększoną liczbą głosów. To znaczy większość 3/5 głosów była propozycja, o ile dobrze to było odnotowane, przy obecności co n<text:span text:style-name="T3508">aj</text:span>mniej połowy ustawowej liczby posłów i senatorów.</text:p>
      <text:p text:style-name="P3509">Jest to wydaje się propozycja bardzo rozsądna jeśli chodzi o taką właśnie ważką decyzję, kiedy się opróżnia urząd<text:s/>Prezydent<text:span text:style-name="T3510">a</text:span>.</text:p>
      <text:p text:style-name="P3511">I dalsza kwestia, która jest to rozważenia, to jest mianowicie kwestia związana z art. no podstawowym dla Senatu,<text:s/>z art. 24 ust. 2 na stronie drugi<text:span text:style-name="T3512">ej,</text:span><text:s/>mianowicie tą podstawową funkcją Senatu - veto ustawodawcze. Tutaj jest propozycja w projekcie, żeby Sejm rozstrzygał veto Senatu do ustawy albo do poszczególnych jego części czy uzupełnień, większością 11-20 głosów. Tu jest to wzięte z<text:s/>Konstytucji marcowej i właściwie chciałoby się, żeby tych punktów takich, które są kontynuacją tradycji marcowej, pierwszej polskiej<text:s/>Konstytucji niepodległości, nie tylko instytucjonalnych rozwiązani<text:span text:style-name="T3513">ac</text:span>h, ale i także w rozwiązaniach szczegółowszych się trzymać.</text:p>
      <text:p text:style-name="P3514">Ale jeśli państwo - strona opozyc<text:span text:style-name="T3515">yj</text:span>no-solidarnościowa - by podtrzymywała, że potrzebna tu jest większość 3/5 głosów, to jest tut<text:span text:style-name="T3516">aj</text:span><text:s/>otwarcie na możliwość dokonywania takiej zmiany.</text:p>
      <text:soft-page-break/>
      <text:p text:style-name="P3517">I to są właściwie wszystkie podstawowe zmiany, które proponujemy jeśli chodzi o Senat, zaznaczając, że jest szereg spraw, co do których nie powinno być merytorycznego sporu, ale są chyba różnice zdań jeszcze nie do końca wyjaśnione. Na przykład taka drobna kwestia w art. 23 b/, czy wewnętrzną, organizację wewnętrzną i typ pracy Senatu, określa regulamin, czy ten zapis o tej - że określa wewnętrzną pracę, mamy tworzyć inny, czy taki sam niż przy Sejmie. Przy Sejmie jest powiedziane, że porządek prac Sejmu, rodzaj, liczba komisji określa regulamin uchwalany przez Sejm.</text:p>
      <text:p text:style-name="P3518">Wydaje się, że ponieważ charakter funkcji Senatu jest inny, że w związku z tym ta propozycja była pożyteczna do rozważenia. Merytoryczna ona nie jest, ale chyba lepiej zostawić jednak osobną redakcję dla Senatu dlatego, że ilość komisji Senatu, w ogóle organizacja pracy Senatu,<text:s/>no nie może być taka sama,<text:s/><text:span text:style-name="T3519">j</text:span>ak organizacja Sejmu i że, no, nawet w tej takiej drobnej płaszczyźnie, prawda, mogłoby si<text:span text:style-name="T3520">ę<text:s/></text:span>to odbijać.</text:p>
      <text:p text:style-name="P3521">To są właściwie problemy do Senatu. Do tej dyskusji bardzo globalnej, która tutaj była, chcę powiedzieć tylko jedno zdanie, na wszystkie argumenty o archaizmie Senatu, trzeba moim zdaniem patrzeć współcześnie w kategoriach tego, co jest jednak w Polsce dość ostro krytykowane, jeśli chodzi o zbyt łatwe, zbyt dowolne tworzenie prawa i nadmierną ilość prawa. Senat będzie tutaj ostrą zaporą przeciwko tym<text:s/><text:span text:style-name="T3522">zj</text:span>awiskom.</text:p>
      <text:p text:style-name="P3523">Budowanie pewności prawnej w Polsce, utrwalanie tego, co się nazywa stabilnością pr<text:span text:style-name="T3524">aw</text:span>a, a więc w konsekwencji właśnie też i pewnością prawną dla obywateli i wszystkie te inne konsekwen<text:span text:style-name="T3525">cj</text:span>e - nie mam tu czasu na to, żeby to szeroko rozwinąć, z prz<text:span text:style-name="T3526">yj</text:span>emnością bym to zrobił. W Senacie zyskują jednak bardzo wartościową instytucję na tle doświadczeń wielu lat z tworzeniem p<text:span text:style-name="T3527">r</text:span>awa w Polsce. Będzie to przecież główna, jedna z głównych funkcji Senatu, ten opór przeciwko dowolności i to.<text:span text:style-name="T3528">.</text:span>.</text:p>
      <text:p text:style-name="P3529">Co do prezydenta. Tutaj oczywiście jest bardzo wiel<text:span text:style-name="T3530">e<text:s/></text:span>i różnych uwag. Ja jeszcze może - przepraszam, jeszcze dodam, że były jeszcze po drodze takie na przykład co do Senatu, ażeby zmieniać sformułowania w art. 25, że Sejm uchwała corocznie budżet państwa, żeby od razu napisać, w<text:span text:style-name="T3531"><text:s/></text:span>ustawie sejmowej, że to w formie ustawy. No to jest uregulowane w ustawie budżetowej w art. 3, że to w formie ustawy. Poza tym niezależnie od tego jest pkt 3, że Senat ma kompetencje w tym zakresie.</text:p>
      <text:p text:style-name="P3532">Więc wydaje się, że to nie jest uwaga merytoryczna,<text:s/><text:span text:style-name="T3533">ż</text:span>e też jest to<text:s/><text:span text:style-name="T3534">w</text:span>ag<text:span text:style-name="T3535">a</text:span><text:s/>typu konstytuc<text:span text:style-name="T3536">yj</text:span>na, typu redakcyjnego, czy typu powiedzmy prezentującego pewne zagadnienia.</text:p>
      <text:p text:style-name="P3537"><text:span text:style-name="T3538">N</text:span>o i teraz jest właśnie sprawa - jeszcze krótko - prezydenta, bo tutaj propozycja poprawek jest jedna właściwie, zasadnicza, ale bardzo zasadnicza.</text:p>
      <text:p text:style-name="P3539">Mianowicie był postawiony zarzut, że system prawny, który<text:span text:style-name="T3540"><text:s/></text:span>się tworzy, nie jest precyzyjny z punktu widzenia zasady odpowiedzialności w jej wszystkich postaciach. Znaczy odpowiedzialność konstytuc<text:span text:style-name="T3541">yj</text:span>na prezydenta jest przed Trybunałem Stanu, natomiast odpowiedzi<text:span text:style-name="T3542">al</text:span>ność polityczna czy parlamentarn<text:span text:style-name="T3543">a</text:span>, jak się tego... nie ma.</text:p>
      <text:p text:style-name="P3544"><text:span text:style-name="T3545">W</text:span><text:s/>związku z tym możliwa byłaby do przyjęcia poprawka, ażeby stwierdzić, że prezes R<text:span text:style-name="T3546">a</text:span>dy Ministrów powinien kontrasygnować decyzje prezydenta.</text:p>
      <text:p text:style-name="P3547">Wydaje się jednak, że powinno to dotyczyć nie jak było w okresie przedwo<text:span text:style-name="T3548">je</text:span>nnym, aktów rządowych, jak się mówiło, dzisiaj to pojęcie wyszło z obiegu, jest nieprecyz<text:span text:style-name="T3549">yj</text:span>ne, nie byłoby precyzyjne. Oczywiście, problem wykładni wówczas, ale raczej to chyba doświadczenia legislacyjne za tym nie przemawi<text:span text:style-name="T3550">aj</text:span>ą.</text:p>
      <text:p text:style-name="P3551">Pań<text:span text:style-name="T3552">s</text:span>two mówili w swoich propozycjach, żeby nazwać to aktami urzędowymi<text:s/>Prezydenta<text:span text:style-name="T3553">.</text:span><text:s/>To jest znowu<text:s/><text:soft-page-break/>bardzo dalekie<text:span text:style-name="T3554">.</text:span><text:s/>To prowadziło w konsekwencji do tego, że w tej propozycji były wyłączenia<text:span text:style-name="T3555">.</text:span><text:s/><text:span text:style-name="T3556">I</text:span><text:s/>to wyłączenia naszym zdaniem, stwarzały stan - może nie zawsze - powiedzmy jednak konsekwentny z punktu widzenia zasady<text:s/><text:span text:style-name="T3557">od</text:span>powiedzialn<text:span text:style-name="T3558">ośc</text:span>i politycznej<text:span text:style-name="T3559">.</text:span></text:p>
      <text:p text:style-name="P3560"><text:span text:style-name="T3561">I</text:span><text:s/>dlatego propozycja jest taka, żeby napisać, że<text:span text:style-name="T3562"><text:s/></text:span>akty normatywne<text:s/>Prezydenta, a więc czy to dekrety z mocą ustawy podejmowane w czasie między sesjami, czy też rozporządzenia i zarządzenia, o których mowa na str<text:span text:style-name="T3563">.</text:span><text:s/>6 w ust<text:span text:style-name="T3564">.<text:s/></text:span>2, w środku tego tekstu, więc akty normatywne<text:s/>Prezydenta wymagają podpisu Prezesa Rady Ministrów, który bierze za nie<text:s/><text:span text:style-name="T3565">od</text:span>pow<text:span text:style-name="T3566">ie</text:span>dzialn<text:span text:style-name="T3567">oś</text:span>ć<text:span text:style-name="T3568">.</text:span><text:s/>Taka formuła w końcówce jak była w rozwiązaniach<text:s/>Konstytucji marcowej<text:span text:style-name="T3569">.</text:span></text:p>
      <text:p text:style-name="P3570">Jest kilka problemów, które tutaj są może jeszcze niejasne, wymagają rozpatrzenia<text:span text:style-name="T3571">.</text:span><text:s/>Mianowicie jeden, który państwo<text:s/><text:span text:style-name="T3572">fo</text:span>rmułowali, to jest jak rozumieliśmy sprzeczność między sposobem powoływania rady prezydencki<text:span text:style-name="T3573">ej</text:span><text:s/>a jej kompetencjami<text:span text:style-name="T3574">.</text:span><text:s/>Rada prezydencka ma kompetencje tylko opiniodawcze, a powoływana jest przez Sejm<text:span text:style-name="T3575">.</text:span><text:s/><text:span text:style-name="T3576">W</text:span>ięc w tej sytuacji oczywiście mogłaby może lepiej być powoływana przez prezydenta, po wysłuchaniu może opinii Sejmu, czy po wysłuchaniu opinii Senatu co do kandydatów<text:span text:style-name="T3577">.</text:span><text:s/>Ale to jest propozycja tylko do rozjaśnienia jeszcze, bo ona nie była przez nas w pełni przedyskutowana<text:span text:style-name="T3578">.</text:span><text:s/>I do takich samych spraw należy<text:s/>pojęcie niejasne, także w<text:s/>Konstytucji, w art. 32 na str. 7, bo jest dodany przepis, że szczegółowe uprawnienia prezydenta w tej dziedzinie określi dopiero ustawa<text:span text:style-name="T3579">.</text:span><text:s/>Ustawy nie ma<text:span text:style-name="T3580">.<text:s/></text:span>Mianowicie chodzi o to, co rozumieć pod zwierzchnim nadzorem.</text:p>
      <text:p text:style-name="P3581">A jeszcze może dalej pytanie, które może w tym gronie powinno paść, mianowicie jeżeli prezydent może rozpoznać<text:span text:style-name="T3582">...</text:span><text:s/>rozwiązać Sejm, to dlaczego nie może rozwiązywać rady narodowej, która by stała się martwym organizmem w sensie jej funkcjonowania?</text:p>
      <text:p text:style-name="P3583">Ale to nie jest sprawa propozycji jakiejkolwiek poprawki, tylko jest sprawa takich tematów do rozważ<text:span text:style-name="T3584">e</text:span>nia<text:span text:style-name="T3585">. I</text:span><text:s/>to są wszystkie sprawy, do których może jeszcze można dołączyć też interesującą propozycję, jaką strona opozycyjno-solidarnościowa zgłosiła, ażeby zmiana konstytucji następowała w drodze ustawy uchwalanej przez Sejm i Senat, zgodną uchwałą każdej izby. Jeżeli powiedzmy mamy już te dwie organizacje, to czy tylko Senat powinien dokonywać zmian w konstytucji?</text:p>
      <text:p text:style-name="P3586">To nie jest propozycja. Nie tylko Sejm - tak. To nie jest propozycja poprawki, tylko propozycja redakcji, która mogłaby być jeszcze rozważona tutaj w tym sensie wyróżniona, że napotyka u nas na pewne, że tak powiem, sympatie, jeśli chodzi o kierunek rozwiązań<text:span text:style-name="T3587">.</text:span></text:p>
      <text:p text:style-name="P3588">Ja oczywiście znowu się mogę spotkać z zarzutem, że szereg spraw, które tutaj są odnotowane, są przeze mnie n<text:span text:style-name="T3589">ie</text:span>przedstawiane. No, ale pora jest późna i w niektórych sprawach, powiedzmy, trzeba byłoby tutaj dłuższy wywód wyprowadzać, jak<text:s/><text:span text:style-name="T3590">n</text:span>p<text:span text:style-name="T3591">.</text:span><text:s/>przeciwko propozycjom dotyczącym zm<text:span text:style-name="T3592">i</text:span>a<text:span text:style-name="T3593">n</text:span>y całego uregulowania kon<text:span text:style-name="T3594">st</text:span>ytucyjnego, dotyczącego stanu wyjątkowego<text:span text:style-name="T3595">.</text:span><text:s/><text:span text:style-name="T3596">W</text:span><text:s/>tej<text:s/><text:span text:style-name="T3597">c</text:span>hwili ta propozycja tak szeroko r<text:span text:style-name="T3598">o</text:span>zwin<text:span text:style-name="T3599">i</text:span>ęta, na trzy miesiące przedłużania, na trzy miesiące zwoływania, od razu<text:s/><text:span text:style-name="T3600">w</text:span><text:s/>związku z tym Sejmu, Senatu, w<text:s/><text:span text:style-name="T3601">t</text:span>rybie bezwzględnej większości głosów itd<text:span text:style-name="T3602">.</text:span>, itd<text:span text:style-name="T3603">.</text:span><text:s/>Jest propozycją zdaje się, która jest, wymagałaby może jeszcze bardziej merytorycznego rozpatrzenia w sensie odrzucenia<text:span text:style-name="T3604">.</text:span></text:p>
      <text:p text:style-name="P3605">No i niektóre propozyc<text:span text:style-name="T3606">j</text:span>e, które będą wychodziły poza zasadę - minimum regulacji, maksimum ukszta<text:span text:style-name="T3607">łt</text:span>owania<text:s/><text:span text:style-name="T3608">t</text:span>e<text:span text:style-name="T3609">g</text:span>o systemu z nowymi trzema podmiotami<text:s/><text:span text:style-name="T3610">-</text:span><text:s/>prezydentem, Senatem i opozycją legalną, konstytucyjną<text:span text:style-name="T3611">.</text:span></text:p>
      <text:p text:style-name="P3612"><text:span text:style-name="T3613">O</text:span><text:span text:style-name="T3614">b</text:span><text:span text:style-name="T3615">.</text:span><text:span text:style-name="T3616"><text:s/>Marcin Król</text:span>:</text:p>
      <text:soft-page-break/>
      <text:p text:style-name="P3617">Ponieważ ja nie mając kompetencji<text:span text:style-name="T3618"><text:s/></text:span>prawniczych uczestniczyłem w tych obradach<text:span text:style-name="T3619">...</text:span><text:s/>rozczarowanie tym, co usłyszeliśmy, w zasadzie poza jedną propozycją<text:span text:style-name="T3620">.</text:span><text:s/>Pan profesor wspominał tutaj o kosmetyce i o rzeczach ważnych politycznie<text:span text:style-name="T3621">.</text:span><text:s/>Z rzeczy ważnych politycznie usłyszeliśmy jedno i to nie w pełni po naszej myśli, tzn<text:span text:style-name="T3622">.</text:span><text:s/>zamiast 11-cie dwudziestych, trzy piąte<text:span text:style-name="T3623">.</text:span><text:s/>O ile wiemy, już mówiąc wprost i późno, na rozmowach<text:s/><text:span text:style-name="T3624">m</text:span>a<text:span text:style-name="T3625">g</text:span>da<text:span text:style-name="T3626">l</text:span>enkowych<text:s/><text:span text:style-name="T3627">it</text:span>p. była mowa o dwóch trzecich, o dwóch wersjach, w połowie przy części ustawy, dwóch trzecich przy całości ustawy<text:span text:style-name="T3628">.</text:span></text:p>
      <text:p text:style-name="P3629">Ale mniejsza o to<text:span text:style-name="T3630">.</text:span><text:s/>Jak myślę, pytań nie mamy<text:span text:style-name="T3631">.<text:s/></text:span>To co pan profesor powiedział jest jasne<text:span text:style-name="T3632">.</text:span><text:s/>Natomiast chciałem poprosić o apel, ponieważ nie będziemy dzisiaj dalej tego rozważać<text:span text:style-name="T3633">.</text:span><text:s/>Myśmy jednak bardzo poważnie podeszli do<text:s/><text:span text:style-name="T3634">t</text:span>ego i sformułowal<text:span text:style-name="T3635">iś</text:span>my pewien zespół propozycji, które nie tylko wynikają z naszej opozycyjności wobec projektu, tylko rzeczy zasadniczych dla ustroju państwa<text:span text:style-name="T3636">.</text:span><text:s/>I są<text:s/><text:span text:style-name="T3637">p</text:span>ewne rzeczy - ja już nie chc<text:span text:style-name="T3638">ę</text:span><text:s/>ich wyliczać, przypominać, ale tak jak ratyfikacja umów międzynarodowych, propozycja, żeby by<text:span text:style-name="T3639">ł</text:span>a opinia Senatu w tej dziedzinie, nie wiążąca nikogo, jest absolutnie nie do przyjęcia, po prostu<text:span text:style-name="T3640">.</text:span><text:s/>Nie ma na świecie takiego kraju, chyba że chcemy funkcję dyktatora powoła<text:span text:style-name="T3641">ć</text:span>,<text:s/><text:span text:style-name="T3642">a</text:span><text:s/>tego nie chcemy przecież robić<text:span text:style-name="T3643">.</text:span></text:p>
      <text:p text:style-name="P3644"><text:span text:style-name="T3645">/</text:span>Głos z sali:<text:s/><text:span text:style-name="T3646">A</text:span><text:s/>z Senatu zrobić radę konsultacyjną<text:span text:style-name="T3647">/</text:span>.</text:p>
      <text:p text:style-name="P3648">Właśnie, a z Senatu zrobić radę konsultacyjną<text:span text:style-name="T3649">.<text:s/></text:span>Co do tego, że Senat opiniuje NIK itd. są to propozycje kosmetyczne i naprawdę nie w pełni politycznie i konstytucyjnie poważne<text:span text:style-name="T3650">.</text:span></text:p>
      <text:p text:style-name="P3651">To, jak ja powiedziałem poprzednio, nie jest żadna ani próba handryczenia się, tylko jakiegoś sensu<text:span text:style-name="T3652">.</text:span><text:s/>I wreszcie tytułem przykładu, a nie dyskusji, której rzeczywiście dziś nie pociągniemy, bo by trwała grubo za długo, nie można mówić - sprzeczności, panie profesorze<text:span text:style-name="T3653">.</text:span><text:s/>Albo budżet jest ustawą i wtedy przechodzi normalnie przez S<text:span text:style-name="T3654">ej</text:span>m, przez Senat albo nie jest ustawą i wtedy pozostaje zdanie, że Senat rozpatruje budżet<text:span text:style-name="T3655">.</text:span><text:s/>Rozpatruje - to nic nie znaczy<text:span text:style-name="T3656">.<text:s/></text:span>Więc jeżeli przechodzi jako ustawa, to w ogóle nie potrzeba tego zdania, że Senat rozpatruje, bo ono jest wtedy zbędne najzwyczajn<text:span text:style-name="T3657">ie</text:span>j w świecie. Po prostu jest do niczego niepotrzebne<text:span text:style-name="T3658">.</text:span><text:s/>To zdanie, Senat rozpatruje projekty i przedstawia swoje stanowisko Sejmowi<text:span text:style-name="T3659">.</text:span><text:s/>Nie rozpatruje, po prostu jest to ustawa, no to wobec tego przechodzi, głosuje albo zgłasza wotum, albo nie i już<text:span text:style-name="T3660">.</text:span></text:p>
      <text:p text:style-name="P3661">Ale tego rodzaju rzeczy myśmy proponowali bardzo w<text:span text:style-name="T3662">i</text:span>ele, które dotyczą albo spraw politycznych, albo spraw<text:s/>praktycznych. Podobnie nic<text:s/><text:span text:style-name="T3663">m</text:span>a żadnej odpowiedzi na sprawę<text:s/><text:span text:style-name="T3664">-</text:span><text:span text:style-name="T3665"><text:s/></text:span>zwracam tylko na jeszcze dwie rzeczy zasadnicze - dekrety z mocą ustawy<text:span text:style-name="T3666">.</text:span><text:s/>To nie jest taki stan rzeczy, jaki jest zaproponowany<text:span text:style-name="T3667">.</text:span><text:s/>To nie jest do przyjęcia w żadnym wypadku.<text:s/><text:span text:style-name="T3668">I</text:span><text:s/>podobnie, rozwiązywanie Sejmu<text:span text:style-name="T3669">.</text:span><text:s/><text:span text:style-name="T3670">W</text:span><text:s/>dodatku naprawdę prawnie i konstytucyjnie w pewnym sensie obra<text:span text:style-name="T3671">ź</text:span>liwą dla Sejmu<text:s/>formułą<text:s/>o tym, że rozwiązuje wt<text:span text:style-name="T3672">e</text:span>dy, kiedy Sejm nie wykonuje swoich obowiązków konstytucyjnych<text:span text:style-name="T3673">.</text:span><text:s/>To jest prawnie i konstytucyjnie pewien rodzaj hor<text:span text:style-name="T3674">rend</text:span>um<text:span text:style-name="T3675">.</text:span><text:s/>Sejm jest władzą, która uchwala<text:s/>Konstytucję. Nie może nie wykonywać obowiązków kon<text:span text:style-name="T3676">st</text:span>ytucyjnych<text:span text:style-name="T3677">.</text:span></text:p>
      <text:p text:style-name="P3678">Ale przepraszam za ten ton polemiki, nie o to mi chodzi. Nie chcemy teraz polemizować<text:span text:style-name="T3679">.</text:span><text:s/>Apeluję tylko o to, żeby po to, żebyśmy szybciej działali, jak rozumiem sprawa pośpiechu jest z punktu widzenia wszystkich nas, proszę o jeszcze pomyślenie i wyjście naprzeciwko niektórym zasadniczym sprawom<text:span text:style-name="T3680">.</text:span><text:s/>Nie chodzi o kosmetyczne już spory itd<text:span text:style-name="T3681">.<text:s/></text:span>Pewnym naprawdę istotnym, zasadniczym sprawom<text:span text:style-name="T3682">.</text:span><text:s/>I<text:s/>nieuczynienie<text:s/>z Senatu rady konsultacyjn<text:span text:style-name="T3683">ej</text:span><text:s/>pewnego rodzaju, bo to jest propozycja zaiste niezadowalająca<text:span text:style-name="T3684">.</text:span></text:p>
      <text:p text:style-name="P3685">Dziękuję<text:span text:style-name="T3686">.</text:span></text:p>
      <text:p text:style-name="P3687"><text:span text:style-name="T3688">Przewodniczący</text:span>:</text:p>
      <text:soft-page-break/>
      <text:p text:style-name="P3689">Jak panie współprzewodniczący postępujemy?</text:p>
      <text:p text:style-name="P3690"><text:span text:style-name="T3691">Prof. Bronisław Geremek</text:span>:</text:p>
      <text:p text:style-name="P3692">Więc jest tu problem. Jesteśmy zaskoczeni jednak brakiem odpowiedzi na nasze postulaty<text:span text:style-name="T3693">.</text:span><text:s/><text:span text:style-name="T3694">I</text:span><text:s/><text:span text:style-name="T3695">ź</text:span>le to wróży dalszemu tokowi prac<text:span text:style-name="T3696">.</text:span><text:s/><text:span text:style-name="T3697">W</text:span><text:s/>każdym wypadku wymaga to jakiegoś przysp<text:span text:style-name="T3698">ie</text:span>szenia naszych prac<text:span text:style-name="T3699">.<text:s/></text:span>Więc zapytuję, czy nie należałoby jutro kontynuować tych zacytuję - czy nie należałoby jutro kontynuować tych obra<text:span text:style-name="T3700">d</text:span>.<text:span text:style-name="T3701"><text:s/></text:span>Jeżeli je<text:span text:style-name="T3702">s</text:span>t szansa dalej idąc<text:span text:style-name="T3703">ej</text:span><text:s/>odpowiedzi na postulaty przez nas przekazane, czy też pozostać przy tej dacie środowej, ale to oczywiście oznacza przedłużanie się naszych dalszych prac, bo trzeba kilka dni jeszcze liczyć pracy przed dobą, bo to jest tydzień świąteczny.</text:p>
      <text:p text:style-name="P3704"><text:span text:style-name="T3705">Ob. <text:s text:c="20"/></text:span>:</text:p>
      <text:p text:style-name="P3706"><text:span text:style-name="T3707">A</text:span><text:s/>czy nie można byłoby przyjąć tamtego podejścia, by jutro pracowały zespoły robocze, bo tam jest kilka spraw tyczących i ordynacji jednej i drugiej, próbować powiedzmy te sprawy podokręcać i ewentualnie nawet jeszcze i w tej sprawie prowadzić dyskusję w ramach zes<text:span text:style-name="T3708">p</text:span>ołów roboczych, a przełożyć już naszą tę debatę na środę, zasadniczą debatę.</text:p>
      <text:p text:style-name="P3709"><text:span text:style-name="T3710">Ob.<text:s/></text:span><text:span text:style-name="T3711">B</text:span><text:span text:style-name="T3712">ronisław Geremek</text:span>:</text:p>
      <text:p text:style-name="P3713">Ot<text:span text:style-name="T3714">óż</text:span><text:s/>my możemy przyjąć wła<text:span text:style-name="T3715">ś</text:span>ciwie taką zasadę. Wydaje mi si<text:span text:style-name="T3716">ę</text:span>, że ona na pewno może być owocna, jeśli chodzi o ustawę ordynację wyborczą do Sejmu, ponieważ tutaj większość już ustaleń uzyskaliśmy, jest kilka spraw, które pozostają do decyzji, byłoby bardzo dobrze, żeby te ustalenia dzisiejsze zostały już wprow<text:span text:style-name="T3717">a</text:span>dzone do tekstu. A zatem na pewno ta grupa robocza wie co ma robić jutro.</text:p>
      <text:p text:style-name="P3718">Natomiast druga grupa robocza jeżeli rzeczy<text:span text:style-name="T3719">w</text:span>iśc<text:span text:style-name="T3720">i</text:span>e jest możliwość uzyskania zbliżenia stanowisk, to jak najbardziej tylko, że chcę powiedzieć, jasno i wyra<text:span text:style-name="T3721">ź</text:span>nie, że to jest kierowane w drugą stronę w tej chwili.</text:p>
      <text:p text:style-name="P3722">Pytanie czy jest taka możliwość. Jeżeli jest to wówczas rozumiem, że moi koledzy gotowi są przystąpić do ponownych prac.</text:p>
      <text:p text:style-name="P3723"><text:span text:style-name="T3724">Przewodni</text:span><text:span text:style-name="T3725">cz</text:span><text:span text:style-name="T3726">ący</text:span>:</text:p>
      <text:p text:style-name="P3727">Mam następującą propozycję w drugiej sprawie<text:span text:style-name="T3728">.</text:span><text:s/>Niech się spotkają jednak zespoły, chociaż nie wszystko jest jasne i niech jak gdyby sporządzą listę na jutro spraw rozbieżnych, abyśmy mieli ją jutro na godziny wieczorne, co się nie udało w tym gronie dojść do porozumienia, co będzie pomocne chyba w przyjściu już na środę z pewnymi podejściami. Myślę, że mimo wszystko coś się da rozwiązać.</text:p>
      <text:p text:style-name="P3729">Zgoda tak?</text:p>
      <text:p text:style-name="P3730"><text:span text:style-name="T3731">Ob. Jerzy Bafia</text:span>:</text:p>
      <text:p text:style-name="P3732">To znaczyłoby, że jutro dwa odrębne zespoły się spotykają. Jeden do ordynacji, a drugi kontynuowaliśmy samą tylko zmianę<text:s/>Konstytuc<text:span text:style-name="T3733">ji</text:span>?</text:p>
      <text:p text:style-name="P3734"><text:span text:style-name="T3735">Przewodniczący</text:span>:</text:p>
      <text:p text:style-name="P3736"><text:span text:style-name="T3737">T</text:span>ak. To w ten sposób b<text:span text:style-name="T3738">yś</text:span>my w<text:span text:style-name="T3739">yc</text:span>zerpali się i jeżeli wszyscy są zgodni, no to b<text:span text:style-name="T3740">y</text:span>śmy zaproponowali rozejść się dzisiaj już i powiedzieć do zobaczenia w środę. O godzinie 11-tej.</text:p>
      <text:p text:style-name="P3741">Dziękuję bardz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10:44:00Z</meta:creation-date>
    <dc:date>2023-07-03T10:44:00Z</dc:date>
    <meta:template xlink:href="Normal.dotm" xlink:type="simple"/>
    <meta:editing-cycles>2</meta:editing-cycles>
    <meta:editing-duration>PT60S</meta:editing-duration>
    <meta:document-statistic meta:page-count="76" meta:paragraph-count="455" meta:word-count="32570" meta:character-count="227539" meta:row-count="1628" meta:non-whitespace-character-count="195424"/>
  </office:meta>
</office:document-meta>
</file>